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 fo:font-weight="bold" style:font-weight-asian="bold" style:font-weight-complex="bold"/>
    </style:style>
    <style:style style:name="ce3" style:family="table-cell" style:parent-style-name="Default" style:data-style-name="N15"/>
    <style:style style:name="co1" style:family="table-column">
      <style:table-column-properties fo:break-before="auto" style:column-width="3.13266666666667cm" style:use-optimal-column-width="true"/>
    </style:style>
    <style:style style:name="co2" style:family="table-column">
      <style:table-column-properties fo:break-before="auto" style:column-width="1.03716666666667cm" style:use-optimal-column-width="true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1.62983333333333cm"/>
    </style:style>
    <style:style style:name="co6" style:family="table-column">
      <style:table-column-properties fo:break-before="auto" style:column-width="1.75683333333333cm"/>
    </style:style>
    <style:style style:name="co7" style:family="table-column">
      <style:table-column-properties fo:break-before="auto" style:column-width="1.7145cm"/>
    </style:style>
    <style:style style:name="co8" style:family="table-column">
      <style:table-column-properties fo:break-before="auto" style:column-width="1.3335cm" style:use-optimal-column-width="true"/>
    </style:style>
    <style:style style:name="co9" style:family="table-column">
      <style:table-column-properties fo:break-before="auto" style:column-width="0.9525cm"/>
    </style:style>
    <style:style style:name="co10" style:family="table-column">
      <style:table-column-properties fo:break-before="auto" style:column-width="1.37583333333333cm" style:use-optimal-column-width="true"/>
    </style:style>
    <style:style style:name="co11" style:family="table-column">
      <style:table-column-properties fo:break-before="auto" style:column-width="1.4605cm" style:use-optimal-column-width="true"/>
    </style:style>
    <style:style style:name="co12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9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4" table:number-columns-repeated="6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5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hecker larg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blur1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88409405898899995" table:style-name="ce1">
            <text:p>0.884094059</text:p>
          </table:table-cell>
          <table:table-cell office:value-type="float" office:value="0.79226575152699996" table:style-name="ce1">
            <text:p>0.792265752</text:p>
          </table:table-cell>
          <table:table-cell office:value-type="float" office:value="0.81429445232800002" table:style-name="ce1">
            <text:p>0.814294452</text:p>
          </table:table-cell>
          <table:table-cell office:value-type="float" office:value="0.836982773402" table:style-name="ce1">
            <text:p>0.836982773</text:p>
          </table:table-cell>
          <table:table-cell office:value-type="float" office:value="1.0066712738200001" table:style-name="ce1">
            <text:p>1.006671274</text:p>
          </table:table-cell>
          <table:table-cell office:value-type="float" office:value="1.16089663662" table:style-name="ce1">
            <text:p>1.160896637</text:p>
          </table:table-cell>
          <table:table-cell office:value-type="float" office:value="0.62810969564800001" table:style-name="ce1">
            <text:p>0.628109696</text:p>
          </table:table-cell>
          <table:table-cell office:value-type="float" office:value="0.99936949213600001" table:style-name="ce1">
            <text:p>0.999369492</text:p>
          </table:table-cell>
          <table:table-cell office:value-type="float" office:value="0.28313053573899999" table:style-name="ce1">
            <text:p>0.283130536</text:p>
          </table:table-cell>
          <table:table-cell office:value-type="float" office:value="1.41421356237309" table:style-name="ce1">
            <text:p>1.414213562</text:p>
          </table:table-cell>
          <table:table-cell office:value-type="float" office:value="0.11594773949635501" table:style-name="ce1">
            <text:p>0.115947739</text:p>
          </table:table-cell>
          <table:table-cell office:value-type="float" office:value="1.22391209805" table:style-name="ce1">
            <text:p>1.223912098</text:p>
          </table:table-cell>
          <table:table-cell office:value-type="float" office:value="3.3844184133104299E-3" table:style-name="ce1">
            <text:p>0.003384418</text:p>
          </table:table-cell>
          <table:table-cell office:value-type="float" office:value="-0.130785228847" table:style-name="ce1">
            <text:p>-0.130785229</text:p>
          </table:table-cell>
          <table:table-cell office:value-type="float" office:value="0.131101368494" table:style-name="ce1">
            <text:p>0.131101368</text:p>
          </table:table-cell>
          <table:table-cell office:value-type="float" office:value="0.88353698197399999" table:style-name="ce1">
            <text:p>0.883536982</text:p>
          </table:table-cell>
          <table:table-cell office:value-type="float" office:value="0.74505192268099996" table:style-name="ce1">
            <text:p>0.745051923</text:p>
          </table:table-cell>
          <table:table-cell office:value-type="float" office:value="0.88465183892999999" table:style-name="ce1">
            <text:p>0.884651839</text:p>
          </table:table-cell>
          <table:table-cell office:value-type="float" office:value="0.88409405898899995" table:style-name="ce1">
            <text:p>0.884094059</text:p>
          </table:table-cell>
          <table:table-cell office:value-type="float" office:value="0.84043599999999996" table:style-name="ce1">
            <text:p>0.840436</text:p>
          </table:table-cell>
          <table:table-cell office:value-type="float" office:value="0.25494807731899999" table:style-name="ce1">
            <text:p>0.254948077</text:p>
          </table:table-cell>
          <table:table-cell office:value-type="float" office:value="152138" table:style-name="ce1">
            <text:p>152138</text:p>
          </table:table-cell>
          <table:table-cell office:value-type="float" office:value="19837" table:style-name="ce1">
            <text:p>19837</text:p>
          </table:table-cell>
          <table:table-cell office:value-type="float" office:value="57971" table:style-name="ce1">
            <text:p>57971</text:p>
          </table:table-cell>
          <table:table-cell office:value-type="float" office:value="20054" table:style-name="ce1">
            <text:p>20054</text:p>
          </table:table-cell>
          <table:table-cell office:value-type="float" office:value="172192" table:style-name="ce1">
            <text:p>172192</text:p>
          </table:table-cell>
          <table:table-cell office:value-type="float" office:value="171975" table:style-name="ce1">
            <text:p>171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744014425699" table:style-name="ce1">
            <text:p>0.744014426</text:p>
          </table:table-cell>
          <table:table-cell office:value-type="float" office:value="0.59237497700800001" table:style-name="ce1">
            <text:p>0.592374977</text:p>
          </table:table-cell>
          <table:table-cell office:value-type="float" office:value="0.81429445232800002" table:style-name="ce1">
            <text:p>0.814294452</text:p>
          </table:table-cell>
          <table:table-cell office:value-type="float" office:value="0.836982773402" table:style-name="ce1">
            <text:p>0.836982773</text:p>
          </table:table-cell>
          <table:table-cell office:value-type="float" office:value="1.0066712738200001" table:style-name="ce1">
            <text:p>1.006671274</text:p>
          </table:table-cell>
          <table:table-cell office:value-type="float" office:value="1.16089663662" table:style-name="ce1">
            <text:p>1.160896637</text:p>
          </table:table-cell>
          <table:table-cell office:value-type="float" office:value="0.62810969564800001" table:style-name="ce1">
            <text:p>0.628109696</text:p>
          </table:table-cell>
          <table:table-cell office:value-type="float" office:value="0.99860748365200003" table:style-name="ce1">
            <text:p>0.998607484</text:p>
          </table:table-cell>
          <table:table-cell office:value-type="float" office:value="0.28313053573899999" table:style-name="ce1">
            <text:p>0.283130536</text:p>
          </table:table-cell>
          <table:table-cell office:value-type="float" office:value="1.41421356237309" table:style-name="ce1">
            <text:p>1.414213562</text:p>
          </table:table-cell>
          <table:table-cell office:value-type="float" office:value="0.25632419373436199" table:style-name="ce1">
            <text:p>0.256324194</text:p>
          </table:table-cell>
          <table:table-cell office:value-type="float" office:value="1.22391209805" table:style-name="ce1">
            <text:p>1.223912098</text:p>
          </table:table-cell>
          <table:table-cell office:value-type="float" office:value="1.02243078310679E-2" table:style-name="ce1">
            <text:p>0.010224308</text:p>
          </table:table-cell>
          <table:table-cell office:value-type="float" office:value="-0.130785228847" table:style-name="ce1">
            <text:p>-0.130785229</text:p>
          </table:table-cell>
          <table:table-cell office:value-type="float" office:value="0.34405996101500003" table:style-name="ce1">
            <text:p>0.344059961</text:p>
          </table:table-cell>
          <table:table-cell office:value-type="float" office:value="0.74505192268099996" table:style-name="ce1">
            <text:p>0.745051923</text:p>
          </table:table-cell>
          <table:table-cell office:value-type="float" office:value="0.88353698197399999" table:style-name="ce1">
            <text:p>0.883536982</text:p>
          </table:table-cell>
          <table:table-cell office:value-type="float" office:value="0.74297981416199999" table:style-name="ce1">
            <text:p>0.742979814</text:p>
          </table:table-cell>
          <table:table-cell office:value-type="float" office:value="0.744014425699" table:style-name="ce1">
            <text:p>0.744014426</text:p>
          </table:table-cell>
          <table:table-cell office:value-type="float" office:value="0.84043599999999996" table:style-name="ce1">
            <text:p>0.840436</text:p>
          </table:table-cell>
          <table:table-cell office:value-type="float" office:value="0.116463018026" table:style-name="ce1">
            <text:p>0.116463018</text:p>
          </table:table-cell>
          <table:table-cell office:value-type="float" office:value="57971" table:style-name="ce1">
            <text:p>57971</text:p>
          </table:table-cell>
          <table:table-cell office:value-type="float" office:value="20054" table:style-name="ce1">
            <text:p>20054</text:p>
          </table:table-cell>
          <table:table-cell office:value-type="float" office:value="152138" table:style-name="ce1">
            <text:p>152138</text:p>
          </table:table-cell>
          <table:table-cell office:value-type="float" office:value="19837" table:style-name="ce1">
            <text:p>19837</text:p>
          </table:table-cell>
          <table:table-cell office:value-type="float" office:value="77808" table:style-name="ce1">
            <text:p>77808</text:p>
          </table:table-cell>
          <table:table-cell office:value-type="float" office:value="78025" table:style-name="ce1">
            <text:p>78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<text:s/>blur2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88452340081299996" table:style-name="ce1">
            <text:p>0.884523401</text:p>
          </table:table-cell>
          <table:table-cell office:value-type="float" office:value="0.79295558639099994" table:style-name="ce1">
            <text:p>0.792955586</text:p>
          </table:table-cell>
          <table:table-cell office:value-type="float" office:value="0.81502219600299997" table:style-name="ce1">
            <text:p>0.815022196</text:p>
          </table:table-cell>
          <table:table-cell office:value-type="float" office:value="0.83791892219700004" table:style-name="ce1">
            <text:p>0.837918922</text:p>
          </table:table-cell>
          <table:table-cell office:value-type="float" office:value="1.0077674132100001" table:style-name="ce1">
            <text:p>1.007767413</text:p>
          </table:table-cell>
          <table:table-cell office:value-type="float" office:value="1.1935305598199999" table:style-name="ce1">
            <text:p>1.19353056</text:p>
          </table:table-cell>
          <table:table-cell office:value-type="float" office:value="0.63058011632300004" table:style-name="ce1">
            <text:p>0.630580116</text:p>
          </table:table-cell>
          <table:table-cell office:value-type="float" office:value="0.99929009094999999" table:style-name="ce1">
            <text:p>0.999290091</text:p>
          </table:table-cell>
          <table:table-cell office:value-type="float" office:value="0.28575573712399999" table:style-name="ce1">
            <text:p>0.285755737</text:p>
          </table:table-cell>
          <table:table-cell office:value-type="float" office:value="1.41421356237309" table:style-name="ce1">
            <text:p>1.414213562</text:p>
          </table:table-cell>
          <table:table-cell office:value-type="float" office:value="0.11553757190821699" table:style-name="ce1">
            <text:p>0.115537572</text:p>
          </table:table-cell>
          <table:table-cell office:value-type="float" office:value="1.2207635405299999" table:style-name="ce1">
            <text:p>1.220763541</text:p>
          </table:table-cell>
          <table:table-cell office:value-type="float" office:value="3.1962802154472999E-3" table:style-name="ce1">
            <text:p>0.00319628</text:p>
          </table:table-cell>
          <table:table-cell office:value-type="float" office:value="-0.131674281531" table:style-name="ce1">
            <text:p>-0.131674282</text:p>
          </table:table-cell>
          <table:table-cell office:value-type="float" office:value="0.130552339351" table:style-name="ce1">
            <text:p>0.130552339</text:p>
          </table:table-cell>
          <table:table-cell office:value-type="float" office:value="0.88515177807199996" table:style-name="ce1">
            <text:p>0.885151778</text:p>
          </table:table-cell>
          <table:table-cell office:value-type="float" office:value="0.74489261393399997" table:style-name="ce1">
            <text:p>0.744892614</text:p>
          </table:table-cell>
          <table:table-cell office:value-type="float" office:value="0.88389591510400001" table:style-name="ce1">
            <text:p>0.883895915</text:p>
          </table:table-cell>
          <table:table-cell office:value-type="float" office:value="0.88452340081299996" table:style-name="ce1">
            <text:p>0.884523401</text:p>
          </table:table-cell>
          <table:table-cell office:value-type="float" office:value="0.84123999999999999" table:style-name="ce1">
            <text:p>0.84124</text:p>
          </table:table-cell>
          <table:table-cell office:value-type="float" office:value="0.25510738606599997" table:style-name="ce1">
            <text:p>0.255107386</text:p>
          </table:table-cell>
          <table:table-cell office:value-type="float" office:value="152008" table:style-name="ce1">
            <text:p>152008</text:p>
          </table:table-cell>
          <table:table-cell office:value-type="float" office:value="19967" table:style-name="ce1">
            <text:p>19967</text:p>
          </table:table-cell>
          <table:table-cell office:value-type="float" office:value="58302" table:style-name="ce1">
            <text:p>58302</text:p>
          </table:table-cell>
          <table:table-cell office:value-type="float" office:value="19723" table:style-name="ce1">
            <text:p>19723</text:p>
          </table:table-cell>
          <table:table-cell office:value-type="float" office:value="171731" table:style-name="ce1">
            <text:p>171731</text:p>
          </table:table-cell>
          <table:table-cell office:value-type="float" office:value="171975" table:style-name="ce1">
            <text:p>171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74605551076800003" table:style-name="ce1">
            <text:p>0.746055511</text:p>
          </table:table-cell>
          <table:table-cell office:value-type="float" office:value="0.59496693607600004" table:style-name="ce1">
            <text:p>0.594966936</text:p>
          </table:table-cell>
          <table:table-cell office:value-type="float" office:value="0.81502219600299997" table:style-name="ce1">
            <text:p>0.815022196</text:p>
          </table:table-cell>
          <table:table-cell office:value-type="float" office:value="0.83791892219700004" table:style-name="ce1">
            <text:p>0.837918922</text:p>
          </table:table-cell>
          <table:table-cell office:value-type="float" office:value="1.0077674132100001" table:style-name="ce1">
            <text:p>1.007767413</text:p>
          </table:table-cell>
          <table:table-cell office:value-type="float" office:value="1.1935305598199999" table:style-name="ce1">
            <text:p>1.19353056</text:p>
          </table:table-cell>
          <table:table-cell office:value-type="float" office:value="0.63058011632300004" table:style-name="ce1">
            <text:p>0.630580116</text:p>
          </table:table-cell>
          <table:table-cell office:value-type="float" office:value="0.99843883962299995" table:style-name="ce1">
            <text:p>0.99843884</text:p>
          </table:table-cell>
          <table:table-cell office:value-type="float" office:value="0.28575573712399999" table:style-name="ce1">
            <text:p>0.285755737</text:p>
          </table:table-cell>
          <table:table-cell office:value-type="float" office:value="1.41421356237309" table:style-name="ce1">
            <text:p>1.414213562</text:p>
          </table:table-cell>
          <table:table-cell office:value-type="float" office:value="0.254271448014737" table:style-name="ce1">
            <text:p>0.254271448</text:p>
          </table:table-cell>
          <table:table-cell office:value-type="float" office:value="1.2207635405299999" table:style-name="ce1">
            <text:p>1.220763541</text:p>
          </table:table-cell>
          <table:table-cell office:value-type="float" office:value="9.6267049567830398E-3" table:style-name="ce1">
            <text:p>0.009626705</text:p>
          </table:table-cell>
          <table:table-cell office:value-type="float" office:value="-0.131674281531" table:style-name="ce1">
            <text:p>-0.131674282</text:p>
          </table:table-cell>
          <table:table-cell office:value-type="float" office:value="0.34038283420799997" table:style-name="ce1">
            <text:p>0.340382834</text:p>
          </table:table-cell>
          <table:table-cell office:value-type="float" office:value="0.74489261393399997" table:style-name="ce1">
            <text:p>0.744892614</text:p>
          </table:table-cell>
          <table:table-cell office:value-type="float" office:value="0.88515177807199996" table:style-name="ce1">
            <text:p>0.885151778</text:p>
          </table:table-cell>
          <table:table-cell office:value-type="float" office:value="0.747222044217" table:style-name="ce1">
            <text:p>0.747222044</text:p>
          </table:table-cell>
          <table:table-cell office:value-type="float" office:value="0.74605551076800003" table:style-name="ce1">
            <text:p>0.746055511</text:p>
          </table:table-cell>
          <table:table-cell office:value-type="float" office:value="0.84123999999999999" table:style-name="ce1">
            <text:p>0.84124</text:p>
          </table:table-cell>
          <table:table-cell office:value-type="float" office:value="0.114848221928" table:style-name="ce1">
            <text:p>0.114848222</text:p>
          </table:table-cell>
          <table:table-cell office:value-type="float" office:value="58302" table:style-name="ce1">
            <text:p>58302</text:p>
          </table:table-cell>
          <table:table-cell office:value-type="float" office:value="19723" table:style-name="ce1">
            <text:p>19723</text:p>
          </table:table-cell>
          <table:table-cell office:value-type="float" office:value="152008" table:style-name="ce1">
            <text:p>152008</text:p>
          </table:table-cell>
          <table:table-cell office:value-type="float" office:value="19967" table:style-name="ce1">
            <text:p>19967</text:p>
          </table:table-cell>
          <table:table-cell office:value-type="float" office:value="78269" table:style-name="ce1">
            <text:p>78269</text:p>
          </table:table-cell>
          <table:table-cell office:value-type="float" office:value="78025" table:style-name="ce1">
            <text:p>78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<text:s/>blur3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2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87834476981099996" table:style-name="ce1">
            <text:p>0.87834477</text:p>
          </table:table-cell>
          <table:table-cell office:value-type="float" office:value="0.78307910146600002" table:style-name="ce1">
            <text:p>0.783079101</text:p>
          </table:table-cell>
          <table:table-cell office:value-type="float" office:value="0.805132961295" table:style-name="ce1">
            <text:p>0.805132961</text:p>
          </table:table-cell>
          <table:table-cell office:value-type="float" office:value="0.82918825807800001" table:style-name="ce1">
            <text:p>0.829188258</text:p>
          </table:table-cell>
          <table:table-cell office:value-type="float" office:value="0.99626711854000005" table:style-name="ce1">
            <text:p>0.996267119</text:p>
          </table:table-cell>
          <table:table-cell office:value-type="float" office:value="0.907501661771" table:style-name="ce1">
            <text:p>0.907501662</text:p>
          </table:table-cell>
          <table:table-cell office:value-type="float" office:value="0.61062228084199999" table:style-name="ce1">
            <text:p>0.610622281</text:p>
          </table:table-cell>
          <table:table-cell office:value-type="float" office:value="0.999514228452" table:style-name="ce1">
            <text:p>0.999514228</text:p>
          </table:table-cell>
          <table:table-cell office:value-type="float" office:value="0.26685949785700003" table:style-name="ce1">
            <text:p>0.266859498</text:p>
          </table:table-cell>
          <table:table-cell office:value-type="float" office:value="2" table:style-name="ce1">
            <text:p>2</text:p>
          </table:table-cell>
          <table:table-cell office:value-type="float" office:value="0.12674210527525701" table:style-name="ce1">
            <text:p>0.126742105</text:p>
          </table:table-cell>
          <table:table-cell office:value-type="float" office:value="1.25820654044" table:style-name="ce1">
            <text:p>1.25820654</text:p>
          </table:table-cell>
          <table:table-cell office:value-type="float" office:value="2.4048842334827899E-3" table:style-name="ce1">
            <text:p>0.002404884</text:p>
          </table:table-cell>
          <table:table-cell office:value-type="float" office:value="-0.117886855203" table:style-name="ce1">
            <text:p>-0.117886855</text:p>
          </table:table-cell>
          <table:table-cell office:value-type="float" office:value="0.13850510001300001" table:style-name="ce1">
            <text:p>0.1385051</text:p>
          </table:table-cell>
          <table:table-cell office:value-type="float" office:value="0.87877165207700003" table:style-name="ce1">
            <text:p>0.878771652</text:p>
          </table:table-cell>
          <table:table-cell office:value-type="float" office:value="0.73149427051399996" table:style-name="ce1">
            <text:p>0.731494271</text:p>
          </table:table-cell>
          <table:table-cell office:value-type="float" office:value="0.87791830207900001" table:style-name="ce1">
            <text:p>0.877918302</text:p>
          </table:table-cell>
          <table:table-cell office:value-type="float" office:value="0.87834476981099996" table:style-name="ce1">
            <text:p>0.87834477</text:p>
          </table:table-cell>
          <table:table-cell office:value-type="float" office:value="0.832708" table:style-name="ce1">
            <text:p>0.832708</text:p>
          </table:table-cell>
          <table:table-cell office:value-type="float" office:value="0.26850572948599999" table:style-name="ce1">
            <text:p>0.268505729</text:p>
          </table:table-cell>
          <table:table-cell office:value-type="float" office:value="150980" table:style-name="ce1">
            <text:p>150980</text:p>
          </table:table-cell>
          <table:table-cell office:value-type="float" office:value="20995" table:style-name="ce1">
            <text:p>20995</text:p>
          </table:table-cell>
          <table:table-cell office:value-type="float" office:value="57197" table:style-name="ce1">
            <text:p>57197</text:p>
          </table:table-cell>
          <table:table-cell office:value-type="float" office:value="20828" table:style-name="ce1">
            <text:p>20828</text:p>
          </table:table-cell>
          <table:table-cell office:value-type="float" office:value="171808" table:style-name="ce1">
            <text:p>171808</text:p>
          </table:table-cell>
          <table:table-cell office:value-type="float" office:value="171975" table:style-name="ce1">
            <text:p>171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73227625674499996" table:style-name="ce1">
            <text:p>0.732276257</text:p>
          </table:table-cell>
          <table:table-cell office:value-type="float" office:value="0.57763078166000004" table:style-name="ce1">
            <text:p>0.577630782</text:p>
          </table:table-cell>
          <table:table-cell office:value-type="float" office:value="0.805132961295" table:style-name="ce1">
            <text:p>0.805132961</text:p>
          </table:table-cell>
          <table:table-cell office:value-type="float" office:value="0.82918825807800001" table:style-name="ce1">
            <text:p>0.829188258</text:p>
          </table:table-cell>
          <table:table-cell office:value-type="float" office:value="0.99626711854000005" table:style-name="ce1">
            <text:p>0.996267119</text:p>
          </table:table-cell>
          <table:table-cell office:value-type="float" office:value="0.907501661771" table:style-name="ce1">
            <text:p>0.907501662</text:p>
          </table:table-cell>
          <table:table-cell office:value-type="float" office:value="0.61062228084199999" table:style-name="ce1">
            <text:p>0.610622281</text:p>
          </table:table-cell>
          <table:table-cell office:value-type="float" office:value="0.99893097422199995" table:style-name="ce1">
            <text:p>0.998930974</text:p>
          </table:table-cell>
          <table:table-cell office:value-type="float" office:value="0.26685949785700003" table:style-name="ce1">
            <text:p>0.266859498</text:p>
          </table:table-cell>
          <table:table-cell office:value-type="float" office:value="2.8284271247461898" table:style-name="ce1">
            <text:p>2.828427125</text:p>
          </table:table-cell>
          <table:table-cell office:value-type="float" office:value="0.27953315516448501" table:style-name="ce1">
            <text:p>0.279533155</text:p>
          </table:table-cell>
          <table:table-cell office:value-type="float" office:value="1.25820654044" table:style-name="ce1">
            <text:p>1.25820654</text:p>
          </table:table-cell>
          <table:table-cell office:value-type="float" office:value="7.2515778843125897E-3" table:style-name="ce1">
            <text:p>0.007251578</text:p>
          </table:table-cell>
          <table:table-cell office:value-type="float" office:value="-0.117886855203" table:style-name="ce1">
            <text:p>-0.117886855</text:p>
          </table:table-cell>
          <table:table-cell office:value-type="float" office:value="0.36560483941499999" table:style-name="ce1">
            <text:p>0.365604839</text:p>
          </table:table-cell>
          <table:table-cell office:value-type="float" office:value="0.73149427051399996" table:style-name="ce1">
            <text:p>0.731494271</text:p>
          </table:table-cell>
          <table:table-cell office:value-type="float" office:value="0.87877165207700003" table:style-name="ce1">
            <text:p>0.878771652</text:p>
          </table:table-cell>
          <table:table-cell office:value-type="float" office:value="0.73305991669299997" table:style-name="ce1">
            <text:p>0.733059917</text:p>
          </table:table-cell>
          <table:table-cell office:value-type="float" office:value="0.73227625674499996" table:style-name="ce1">
            <text:p>0.732276257</text:p>
          </table:table-cell>
          <table:table-cell office:value-type="float" office:value="0.832708" table:style-name="ce1">
            <text:p>0.832708</text:p>
          </table:table-cell>
          <table:table-cell office:value-type="float" office:value="0.121228347923" table:style-name="ce1">
            <text:p>0.121228348</text:p>
          </table:table-cell>
          <table:table-cell office:value-type="float" office:value="57197" table:style-name="ce1">
            <text:p>57197</text:p>
          </table:table-cell>
          <table:table-cell office:value-type="float" office:value="20828" table:style-name="ce1">
            <text:p>20828</text:p>
          </table:table-cell>
          <table:table-cell office:value-type="float" office:value="150980" table:style-name="ce1">
            <text:p>150980</text:p>
          </table:table-cell>
          <table:table-cell office:value-type="float" office:value="20995" table:style-name="ce1">
            <text:p>20995</text:p>
          </table:table-cell>
          <table:table-cell office:value-type="float" office:value="78192" table:style-name="ce1">
            <text:p>78192</text:p>
          </table:table-cell>
          <table:table-cell office:value-type="float" office:value="78025" table:style-name="ce1">
            <text:p>78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blur 4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3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87804012691199995" table:style-name="ce1">
            <text:p>0.878040127</text:p>
          </table:table-cell>
          <table:table-cell office:value-type="float" office:value="0.78259494655200001" table:style-name="ce1">
            <text:p>0.782594947</text:p>
          </table:table-cell>
          <table:table-cell office:value-type="float" office:value="0.80463118296799996" table:style-name="ce1">
            <text:p>0.804631183</text:p>
          </table:table-cell>
          <table:table-cell office:value-type="float" office:value="0.82870268277299997" table:style-name="ce1">
            <text:p>0.828702683</text:p>
          </table:table-cell>
          <table:table-cell office:value-type="float" office:value="0.99566067259500002" table:style-name="ce1">
            <text:p>0.995660673</text:p>
          </table:table-cell>
          <table:table-cell office:value-type="float" office:value="0.89305299346699996" table:style-name="ce1">
            <text:p>0.893052993</text:p>
          </table:table-cell>
          <table:table-cell office:value-type="float" office:value="0.60945721972699995" table:style-name="ce1">
            <text:p>0.60945722</text:p>
          </table:table-cell>
          <table:table-cell office:value-type="float" office:value="0.99973535664299995" table:style-name="ce1">
            <text:p>0.999735357</text:p>
          </table:table-cell>
          <table:table-cell office:value-type="float" office:value="0.26574556196799998" table:style-name="ce1">
            <text:p>0.265745562</text:p>
          </table:table-cell>
          <table:table-cell office:value-type="float" office:value="2" table:style-name="ce1">
            <text:p>2</text:p>
          </table:table-cell>
          <table:table-cell office:value-type="float" office:value="0.12729786851727901" table:style-name="ce1">
            <text:p>0.127297869</text:p>
          </table:table-cell>
          <table:table-cell office:value-type="float" office:value="1.2600888479100001" table:style-name="ce1">
            <text:p>1.260088848</text:p>
          </table:table-cell>
          <table:table-cell office:value-type="float" office:value="1.61481389647023E-3" table:style-name="ce1">
            <text:p>0.001614814</text:p>
          </table:table-cell>
          <table:table-cell office:value-type="float" office:value="-0.117196757153" table:style-name="ce1">
            <text:p>-0.117196757</text:p>
          </table:table-cell>
          <table:table-cell office:value-type="float" office:value="0.13890011327400001" table:style-name="ce1">
            <text:p>0.138900113</text:p>
          </table:table-cell>
          <table:table-cell office:value-type="float" office:value="0.87827255590999997" table:style-name="ce1">
            <text:p>0.878272556</text:p>
          </table:table-cell>
          <table:table-cell office:value-type="float" office:value="0.73098981002600005" table:style-name="ce1">
            <text:p>0.73098981</text:p>
          </table:table-cell>
          <table:table-cell office:value-type="float" office:value="0.877807820904" table:style-name="ce1">
            <text:p>0.877807821</text:p>
          </table:table-cell>
          <table:table-cell office:value-type="float" office:value="0.87804012691199995" table:style-name="ce1">
            <text:p>0.878040127</text:p>
          </table:table-cell>
          <table:table-cell office:value-type="float" office:value="0.83225199999999999" table:style-name="ce1">
            <text:p>0.832252</text:p>
          </table:table-cell>
          <table:table-cell office:value-type="float" office:value="0.269010189974" table:style-name="ce1">
            <text:p>0.26901019</text:p>
          </table:table-cell>
          <table:table-cell office:value-type="float" office:value="150961" table:style-name="ce1">
            <text:p>150961</text:p>
          </table:table-cell>
          <table:table-cell office:value-type="float" office:value="21014" table:style-name="ce1">
            <text:p>21014</text:p>
          </table:table-cell>
          <table:table-cell office:value-type="float" office:value="57102" table:style-name="ce1">
            <text:p>57102</text:p>
          </table:table-cell>
          <table:table-cell office:value-type="float" office:value="20923" table:style-name="ce1">
            <text:p>20923</text:p>
          </table:table-cell>
          <table:table-cell office:value-type="float" office:value="171884" table:style-name="ce1">
            <text:p>171884</text:p>
          </table:table-cell>
          <table:table-cell office:value-type="float" office:value="171975" table:style-name="ce1">
            <text:p>171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73141583568699997" table:style-name="ce1">
            <text:p>0.731415836</text:p>
          </table:table-cell>
          <table:table-cell office:value-type="float" office:value="0.57656074879600006" table:style-name="ce1">
            <text:p>0.576560749</text:p>
          </table:table-cell>
          <table:table-cell office:value-type="float" office:value="0.80463118296799996" table:style-name="ce1">
            <text:p>0.804631183</text:p>
          </table:table-cell>
          <table:table-cell office:value-type="float" office:value="0.82870268277299997" table:style-name="ce1">
            <text:p>0.828702683</text:p>
          </table:table-cell>
          <table:table-cell office:value-type="float" office:value="0.99566067259500002" table:style-name="ce1">
            <text:p>0.995660673</text:p>
          </table:table-cell>
          <table:table-cell office:value-type="float" office:value="0.89305299346699996" table:style-name="ce1">
            <text:p>0.893052993</text:p>
          </table:table-cell>
          <table:table-cell office:value-type="float" office:value="0.60945721972699995" table:style-name="ce1">
            <text:p>0.60945722</text:p>
          </table:table-cell>
          <table:table-cell office:value-type="float" office:value="0.99941719343400004" table:style-name="ce1">
            <text:p>0.999417193</text:p>
          </table:table-cell>
          <table:table-cell office:value-type="float" office:value="0.26574556196799998" table:style-name="ce1">
            <text:p>0.265745562</text:p>
          </table:table-cell>
          <table:table-cell office:value-type="float" office:value="2.2360679774997898" table:style-name="ce1">
            <text:p>2.236067977</text:p>
          </table:table-cell>
          <table:table-cell office:value-type="float" office:value="0.28077609990389901" table:style-name="ce1">
            <text:p>0.2807761</text:p>
          </table:table-cell>
          <table:table-cell office:value-type="float" office:value="1.2600888479100001" table:style-name="ce1">
            <text:p>1.260088848</text:p>
          </table:table-cell>
          <table:table-cell office:value-type="float" office:value="4.8711489190850299E-3" table:style-name="ce1">
            <text:p>0.004871149</text:p>
          </table:table-cell>
          <table:table-cell office:value-type="float" office:value="-0.117196757153" table:style-name="ce1">
            <text:p>-0.117196757</text:p>
          </table:table-cell>
          <table:table-cell office:value-type="float" office:value="0.36721130608399999" table:style-name="ce1">
            <text:p>0.367211306</text:p>
          </table:table-cell>
          <table:table-cell office:value-type="float" office:value="0.73098981002600005" table:style-name="ce1">
            <text:p>0.73098981</text:p>
          </table:table-cell>
          <table:table-cell office:value-type="float" office:value="0.87827255590999997" table:style-name="ce1">
            <text:p>0.878272556</text:p>
          </table:table-cell>
          <table:table-cell office:value-type="float" office:value="0.73184235821900001" table:style-name="ce1">
            <text:p>0.731842358</text:p>
          </table:table-cell>
          <table:table-cell office:value-type="float" office:value="0.73141583568699997" table:style-name="ce1">
            <text:p>0.731415836</text:p>
          </table:table-cell>
          <table:table-cell office:value-type="float" office:value="0.83225199999999999" table:style-name="ce1">
            <text:p>0.832252</text:p>
          </table:table-cell>
          <table:table-cell office:value-type="float" office:value="0.12172744409" table:style-name="ce1">
            <text:p>0.121727444</text:p>
          </table:table-cell>
          <table:table-cell office:value-type="float" office:value="57102" table:style-name="ce1">
            <text:p>57102</text:p>
          </table:table-cell>
          <table:table-cell office:value-type="float" office:value="20923" table:style-name="ce1">
            <text:p>20923</text:p>
          </table:table-cell>
          <table:table-cell office:value-type="float" office:value="150961" table:style-name="ce1">
            <text:p>150961</text:p>
          </table:table-cell>
          <table:table-cell office:value-type="float" office:value="21014" table:style-name="ce1">
            <text:p>21014</text:p>
          </table:table-cell>
          <table:table-cell office:value-type="float" office:value="78116" table:style-name="ce1">
            <text:p>78116</text:p>
          </table:table-cell>
          <table:table-cell office:value-type="float" office:value="78025" table:style-name="ce1">
            <text:p>78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blur5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4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85043575393000004" table:style-name="ce1">
            <text:p>0.850435754</text:p>
          </table:table-cell>
          <table:table-cell office:value-type="float" office:value="0.739789669727" table:style-name="ce1">
            <text:p>0.73978967</text:p>
          </table:table-cell>
          <table:table-cell office:value-type="float" office:value="0.76050203471199995" table:style-name="ce1">
            <text:p>0.760502035</text:p>
          </table:table-cell>
          <table:table-cell office:value-type="float" office:value="0.79001247518999995" table:style-name="ce1">
            <text:p>0.790012475</text:p>
          </table:table-cell>
          <table:table-cell office:value-type="float" office:value="0.94814506131599996" table:style-name="ce1">
            <text:p>0.948145061</text:p>
          </table:table-cell>
          <table:table-cell office:value-type="float" office:value="-0.28593727182000001" table:style-name="ce1">
            <text:p>-0.285937272</text:p>
          </table:table-cell>
          <table:table-cell office:value-type="float" office:value="0.52132847185700004" table:style-name="ce1">
            <text:p>0.521328472</text:p>
          </table:table-cell>
          <table:table-cell office:value-type="float" office:value="0.99948221495599998" table:style-name="ce1">
            <text:p>0.999482215</text:p>
          </table:table-cell>
          <table:table-cell office:value-type="float" office:value="0.191858645711" table:style-name="ce1">
            <text:p>0.191858646</text:p>
          </table:table-cell>
          <table:table-cell office:value-type="float" office:value="3" table:style-name="ce1">
            <text:p>3</text:p>
          </table:table-cell>
          <table:table-cell office:value-type="float" office:value="0.16498799499782901" table:style-name="ce1">
            <text:p>0.164987995</text:p>
          </table:table-cell>
          <table:table-cell office:value-type="float" office:value="1.40825820923" table:style-name="ce1">
            <text:p>1.408258209</text:p>
          </table:table-cell>
          <table:table-cell office:value-type="float" office:value="3.5905103136204398E-3" table:style-name="ce1">
            <text:p>0.00359051</text:p>
          </table:table-cell>
          <table:table-cell office:value-type="float" office:value="-5.7777098425100003E-2" table:style-name="ce1">
            <text:p>-0.057777098</text:p>
          </table:table-cell>
          <table:table-cell office:value-type="float" office:value="0.17586777764100001" table:style-name="ce1">
            <text:p>0.175867778</text:p>
          </table:table-cell>
          <table:table-cell office:value-type="float" office:value="0.85087632496499999" table:style-name="ce1">
            <text:p>0.850876325</text:p>
          </table:table-cell>
          <table:table-cell office:value-type="float" office:value="0.67012774446000001" table:style-name="ce1">
            <text:p>0.670127744</text:p>
          </table:table-cell>
          <table:table-cell office:value-type="float" office:value="0.84999563890100005" table:style-name="ce1">
            <text:p>0.849995639</text:p>
          </table:table-cell>
          <table:table-cell office:value-type="float" office:value="0.85043575393000004" table:style-name="ce1">
            <text:p>0.850435754</text:p>
          </table:table-cell>
          <table:table-cell office:value-type="float" office:value="0.79433600000000004" table:style-name="ce1">
            <text:p>0.794336</text:p>
          </table:table-cell>
          <table:table-cell office:value-type="float" office:value="0.32987225553999999" table:style-name="ce1">
            <text:p>0.329872256</text:p>
          </table:table-cell>
          <table:table-cell office:value-type="float" office:value="146178" table:style-name="ce1">
            <text:p>146178</text:p>
          </table:table-cell>
          <table:table-cell office:value-type="float" office:value="25797" table:style-name="ce1">
            <text:p>25797</text:p>
          </table:table-cell>
          <table:table-cell office:value-type="float" office:value="52406" table:style-name="ce1">
            <text:p>52406</text:p>
          </table:table-cell>
          <table:table-cell office:value-type="float" office:value="25619" table:style-name="ce1">
            <text:p>25619</text:p>
          </table:table-cell>
          <table:table-cell office:value-type="float" office:value="171797" table:style-name="ce1">
            <text:p>171797</text:p>
          </table:table-cell>
          <table:table-cell office:value-type="float" office:value="171975" table:style-name="ce1">
            <text:p>171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67089126149" table:style-name="ce1">
            <text:p>0.670891261</text:p>
          </table:table-cell>
          <table:table-cell office:value-type="float" office:value="0.50476777561599995" table:style-name="ce1">
            <text:p>0.504767776</text:p>
          </table:table-cell>
          <table:table-cell office:value-type="float" office:value="0.76050203471199995" table:style-name="ce1">
            <text:p>0.760502035</text:p>
          </table:table-cell>
          <table:table-cell office:value-type="float" office:value="0.79001247518999995" table:style-name="ce1">
            <text:p>0.790012475</text:p>
          </table:table-cell>
          <table:table-cell office:value-type="float" office:value="0.94814506131599996" table:style-name="ce1">
            <text:p>0.948145061</text:p>
          </table:table-cell>
          <table:table-cell office:value-type="float" office:value="-0.28593727182000001" table:style-name="ce1">
            <text:p>-0.285937272</text:p>
          </table:table-cell>
          <table:table-cell office:value-type="float" office:value="0.52132847185700004" table:style-name="ce1">
            <text:p>0.521328472</text:p>
          </table:table-cell>
          <table:table-cell office:value-type="float" office:value="0.99886063957799998" table:style-name="ce1">
            <text:p>0.99886064</text:p>
          </table:table-cell>
          <table:table-cell office:value-type="float" office:value="0.191858645711" table:style-name="ce1">
            <text:p>0.191858646</text:p>
          </table:table-cell>
          <table:table-cell office:value-type="float" office:value="3.6055512754639798" table:style-name="ce1">
            <text:p>3.605551275</text:p>
          </table:table-cell>
          <table:table-cell office:value-type="float" office:value="0.36487250351068601" table:style-name="ce1">
            <text:p>0.364872504</text:p>
          </table:table-cell>
          <table:table-cell office:value-type="float" office:value="1.40825820923" table:style-name="ce1">
            <text:p>1.408258209</text:p>
          </table:table-cell>
          <table:table-cell office:value-type="float" office:value="1.08123283567488E-2" table:style-name="ce1">
            <text:p>0.010812328</text:p>
          </table:table-cell>
          <table:table-cell office:value-type="float" office:value="-5.7777098425100003E-2" table:style-name="ce1">
            <text:p>-0.057777098</text:p>
          </table:table-cell>
          <table:table-cell office:value-type="float" office:value="0.49055451665799998" table:style-name="ce1">
            <text:p>0.490554517</text:p>
          </table:table-cell>
          <table:table-cell office:value-type="float" office:value="0.67012774446000001" table:style-name="ce1">
            <text:p>0.670127744</text:p>
          </table:table-cell>
          <table:table-cell office:value-type="float" office:value="0.85087632496499999" table:style-name="ce1">
            <text:p>0.850876325</text:p>
          </table:table-cell>
          <table:table-cell office:value-type="float" office:value="0.67165652034599999" table:style-name="ce1">
            <text:p>0.67165652</text:p>
          </table:table-cell>
          <table:table-cell office:value-type="float" office:value="0.67089126149" table:style-name="ce1">
            <text:p>0.670891261</text:p>
          </table:table-cell>
          <table:table-cell office:value-type="float" office:value="0.79433600000000004" table:style-name="ce1">
            <text:p>0.794336</text:p>
          </table:table-cell>
          <table:table-cell office:value-type="float" office:value="0.14912367503499999" table:style-name="ce1">
            <text:p>0.149123675</text:p>
          </table:table-cell>
          <table:table-cell office:value-type="float" office:value="52406" table:style-name="ce1">
            <text:p>52406</text:p>
          </table:table-cell>
          <table:table-cell office:value-type="float" office:value="25619" table:style-name="ce1">
            <text:p>25619</text:p>
          </table:table-cell>
          <table:table-cell office:value-type="float" office:value="146178" table:style-name="ce1">
            <text:p>146178</text:p>
          </table:table-cell>
          <table:table-cell office:value-type="float" office:value="25797" table:style-name="ce1">
            <text:p>25797</text:p>
          </table:table-cell>
          <table:table-cell office:value-type="float" office:value="78203" table:style-name="ce1">
            <text:p>78203</text:p>
          </table:table-cell>
          <table:table-cell office:value-type="float" office:value="78025" table:style-name="ce1">
            <text:p>78025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gr1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5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78634103794200005" table:style-name="ce1">
            <text:p>0.786341038</text:p>
          </table:table-cell>
          <table:table-cell office:value-type="float" office:value="0.647909390137" table:style-name="ce1">
            <text:p>0.64790939</text:p>
          </table:table-cell>
          <table:table-cell office:value-type="float" office:value="0.65770752633999996" table:style-name="ce1">
            <text:p>0.657707526</text:p>
          </table:table-cell>
          <table:table-cell office:value-type="float" office:value="0.69978644402800005" table:style-name="ce1">
            <text:p>0.699786444</text:p>
          </table:table-cell>
          <table:table-cell office:value-type="float" office:value="0.997228405938" table:style-name="ce1">
            <text:p>0.997228406</text:p>
          </table:table-cell>
          <table:table-cell office:value-type="float" office:value="0.93212945118699997" table:style-name="ce1">
            <text:p>0.932129451</text:p>
          </table:table-cell>
          <table:table-cell office:value-type="float" office:value="0.31541685371" table:style-name="ce1">
            <text:p>0.315416854</text:p>
          </table:table-cell>
          <table:table-cell office:value-type="float" office:value="1" table:style-name="ce1">
            <text:p>1</text:p>
          </table:table-cell>
          <table:table-cell office:value-type="float" office:value="6.9407085103800004E-2" table:style-name="ce1">
            <text:p>0.069407085</text:p>
          </table:table-cell>
          <table:table-cell office:value-type="float" office:value="3" table:style-name="ce1">
            <text:p>3</text:p>
          </table:table-cell>
          <table:table-cell office:value-type="float" office:value="0.29377087719851502" table:style-name="ce1">
            <text:p>0.293770877</text:p>
          </table:table-cell>
          <table:table-cell office:value-type="float" office:value="1.6523512173799999" table:style-name="ce1">
            <text:p>1.652351217</text:p>
          </table:table-cell>
          <table:table-cell office:value-type="float" office:value="4.1208516910347503E-3" table:style-name="ce1">
            <text:p>0.004120852</text:p>
          </table:table-cell>
          <table:table-cell office:value-type="float" office:value="-3.2590159563000001E-2" table:style-name="ce1">
            <text:p>-0.03259016</text:p>
          </table:table-cell>
          <table:table-cell office:value-type="float" office:value="0.27171284690600001" table:style-name="ce1">
            <text:p>0.271712847</text:p>
          </table:table-cell>
          <table:table-cell office:value-type="float" office:value="0.78634103794200005" table:style-name="ce1">
            <text:p>0.786341038</text:p>
          </table:table-cell>
          <table:table-cell office:value-type="float" office:value="0.52907401473899995" table:style-name="ce1">
            <text:p>0.529074015</text:p>
          </table:table-cell>
          <table:table-cell office:value-type="float" office:value="0.78634103794200005" table:style-name="ce1">
            <text:p>0.786341038</text:p>
          </table:table-cell>
          <table:table-cell office:value-type="float" office:value="0.78634103794200005" table:style-name="ce1">
            <text:p>0.786341038</text:p>
          </table:table-cell>
          <table:table-cell office:value-type="float" office:value="0.70604800000000001" table:style-name="ce1">
            <text:p>0.706048</text:p>
          </table:table-cell>
          <table:table-cell office:value-type="float" office:value="0.47092598526099999" table:style-name="ce1">
            <text:p>0.470925985</text:p>
          </table:table-cell>
          <table:table-cell office:value-type="float" office:value="135231" table:style-name="ce1">
            <text:p>135231</text:p>
          </table:table-cell>
          <table:table-cell office:value-type="float" office:value="36744" table:style-name="ce1">
            <text:p>36744</text:p>
          </table:table-cell>
          <table:table-cell office:value-type="float" office:value="41281" table:style-name="ce1">
            <text:p>41281</text:p>
          </table:table-cell>
          <table:table-cell office:value-type="float" office:value="36744" table:style-name="ce1">
            <text:p>36744</text:p>
          </table:table-cell>
          <table:table-cell office:value-type="float" office:value="171975" table:style-name="ce1">
            <text:p>171975</text:p>
          </table:table-cell>
          <table:table-cell office:value-type="float" office:value="171975" table:style-name="ce1">
            <text:p>171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52907401473899995" table:style-name="ce1">
            <text:p>0.529074015</text:p>
          </table:table-cell>
          <table:table-cell office:value-type="float" office:value="0.35968772055199999" table:style-name="ce1">
            <text:p>0.359687721</text:p>
          </table:table-cell>
          <table:table-cell office:value-type="float" office:value="0.65770752633999996" table:style-name="ce1">
            <text:p>0.657707526</text:p>
          </table:table-cell>
          <table:table-cell office:value-type="float" office:value="0.69978644402800005" table:style-name="ce1">
            <text:p>0.699786444</text:p>
          </table:table-cell>
          <table:table-cell office:value-type="float" office:value="0.997228405938" table:style-name="ce1">
            <text:p>0.997228406</text:p>
          </table:table-cell>
          <table:table-cell office:value-type="float" office:value="0.93212945118699997" table:style-name="ce1">
            <text:p>0.932129451</text:p>
          </table:table-cell>
          <table:table-cell office:value-type="float" office:value="0.31541685371" table:style-name="ce1">
            <text:p>0.315416854</text:p>
          </table:table-cell>
          <table:table-cell office:value-type="float" office:value="1" table:style-name="ce1">
            <text:p>1</text:p>
          </table:table-cell>
          <table:table-cell office:value-type="float" office:value="6.9407085103800004E-2" table:style-name="ce1">
            <text:p>0.069407085</text:p>
          </table:table-cell>
          <table:table-cell office:value-type="float" office:value="5" table:style-name="ce1">
            <text:p>5</text:p>
          </table:table-cell>
          <table:table-cell office:value-type="float" office:value="0.66059705823800596" table:style-name="ce1">
            <text:p>0.660597058</text:p>
          </table:table-cell>
          <table:table-cell office:value-type="float" office:value="1.6523512173799999" table:style-name="ce1">
            <text:p>1.652351217</text:p>
          </table:table-cell>
          <table:table-cell office:value-type="float" office:value="1.24358650195142E-2" table:style-name="ce1">
            <text:p>0.012435865</text:p>
          </table:table-cell>
          <table:table-cell office:value-type="float" office:value="-3.2590159563000001E-2" table:style-name="ce1">
            <text:p>-0.03259016</text:p>
          </table:table-cell>
          <table:table-cell office:value-type="float" office:value="0.890094716698" table:style-name="ce1">
            <text:p>0.890094717</text:p>
          </table:table-cell>
          <table:table-cell office:value-type="float" office:value="0.52907401473899995" table:style-name="ce1">
            <text:p>0.529074015</text:p>
          </table:table-cell>
          <table:table-cell office:value-type="float" office:value="0.78634103794200005" table:style-name="ce1">
            <text:p>0.786341038</text:p>
          </table:table-cell>
          <table:table-cell office:value-type="float" office:value="0.52907401473899995" table:style-name="ce1">
            <text:p>0.529074015</text:p>
          </table:table-cell>
          <table:table-cell office:value-type="float" office:value="0.52907401473899995" table:style-name="ce1">
            <text:p>0.529074015</text:p>
          </table:table-cell>
          <table:table-cell office:value-type="float" office:value="0.70604800000000001" table:style-name="ce1">
            <text:p>0.706048</text:p>
          </table:table-cell>
          <table:table-cell office:value-type="float" office:value="0.213658962058" table:style-name="ce1">
            <text:p>0.213658962</text:p>
          </table:table-cell>
          <table:table-cell office:value-type="float" office:value="41281" table:style-name="ce1">
            <text:p>41281</text:p>
          </table:table-cell>
          <table:table-cell office:value-type="float" office:value="36744" table:style-name="ce1">
            <text:p>36744</text:p>
          </table:table-cell>
          <table:table-cell office:value-type="float" office:value="135231" table:style-name="ce1">
            <text:p>135231</text:p>
          </table:table-cell>
          <table:table-cell office:value-type="float" office:value="36744" table:style-name="ce1">
            <text:p>36744</text:p>
          </table:table-cell>
          <table:table-cell office:value-type="float" office:value="78025" table:style-name="ce1">
            <text:p>78025</text:p>
          </table:table-cell>
          <table:table-cell office:value-type="float" office:value="78025" table:style-name="ce1">
            <text:p>78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gr2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6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77313616830700005" table:style-name="ce1">
            <text:p>0.773136168</text:p>
          </table:table-cell>
          <table:table-cell office:value-type="float" office:value="0.63017276109700004" table:style-name="ce1">
            <text:p>0.630172761</text:p>
          </table:table-cell>
          <table:table-cell office:value-type="float" office:value="0.63656746451599999" table:style-name="ce1">
            <text:p>0.636567465</text:p>
          </table:table-cell>
          <table:table-cell office:value-type="float" office:value="0.68124352754399997" table:style-name="ce1">
            <text:p>0.681243528</text:p>
          </table:table-cell>
          <table:table-cell office:value-type="float" office:value="0.982920593186" table:style-name="ce1">
            <text:p>0.982920593</text:p>
          </table:table-cell>
          <table:table-cell office:value-type="float" office:value="0.58152483717900005" table:style-name="ce1">
            <text:p>0.581524837</text:p>
          </table:table-cell>
          <table:table-cell office:value-type="float" office:value="0.27314442697000002" table:style-name="ce1">
            <text:p>0.273144427</text:p>
          </table:table-cell>
          <table:table-cell office:value-type="float" office:value="0.99997674026399996" table:style-name="ce1">
            <text:p>0.99997674</text:p>
          </table:table-cell>
          <table:table-cell office:value-type="float" office:value="5.2091748423000003E-2" table:style-name="ce1">
            <text:p>0.052091748</text:p>
          </table:table-cell>
          <table:table-cell office:value-type="float" office:value="3" table:style-name="ce1">
            <text:p>3</text:p>
          </table:table-cell>
          <table:table-cell office:value-type="float" office:value="0.31487833822864097" table:style-name="ce1">
            <text:p>0.314878338</text:p>
          </table:table-cell>
          <table:table-cell office:value-type="float" office:value="1.6870183733999999" table:style-name="ce1">
            <text:p>1.687018373</text:p>
          </table:table-cell>
          <table:table-cell office:value-type="float" office:value="4.1651963429476602E-3" table:style-name="ce1">
            <text:p>0.004165196</text:p>
          </table:table-cell>
          <table:table-cell office:value-type="float" office:value="-9.0799970523099995E-3" table:style-name="ce1">
            <text:p>-0.009079997</text:p>
          </table:table-cell>
          <table:table-cell office:value-type="float" office:value="0.29343321524999999" table:style-name="ce1">
            <text:p>0.293433215</text:p>
          </table:table-cell>
          <table:table-cell office:value-type="float" office:value="0.77315415166900003" table:style-name="ce1">
            <text:p>0.773154152</text:p>
          </table:table-cell>
          <table:table-cell office:value-type="float" office:value="0.49998077736300001" table:style-name="ce1">
            <text:p>0.499980777</text:p>
          </table:table-cell>
          <table:table-cell office:value-type="float" office:value="0.77311818578299996" table:style-name="ce1">
            <text:p>0.773118186</text:p>
          </table:table-cell>
          <table:table-cell office:value-type="float" office:value="0.77313616830700005" table:style-name="ce1">
            <text:p>0.773136168</text:p>
          </table:table-cell>
          <table:table-cell office:value-type="float" office:value="0.68788800000000005" table:style-name="ce1">
            <text:p>0.687888</text:p>
          </table:table-cell>
          <table:table-cell office:value-type="float" office:value="0.50001922263700005" table:style-name="ce1">
            <text:p>0.500019223</text:p>
          </table:table-cell>
          <table:table-cell office:value-type="float" office:value="132957" table:style-name="ce1">
            <text:p>132957</text:p>
          </table:table-cell>
          <table:table-cell office:value-type="float" office:value="39018" table:style-name="ce1">
            <text:p>39018</text:p>
          </table:table-cell>
          <table:table-cell office:value-type="float" office:value="39015" table:style-name="ce1">
            <text:p>39015</text:p>
          </table:table-cell>
          <table:table-cell office:value-type="float" office:value="39010" table:style-name="ce1">
            <text:p>39010</text:p>
          </table:table-cell>
          <table:table-cell office:value-type="float" office:value="171967" table:style-name="ce1">
            <text:p>171967</text:p>
          </table:table-cell>
          <table:table-cell office:value-type="float" office:value="171975" table:style-name="ce1">
            <text:p>171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50000640787399997" table:style-name="ce1">
            <text:p>0.500006408</text:p>
          </table:table-cell>
          <table:table-cell office:value-type="float" office:value="0.33333902924600001" table:style-name="ce1">
            <text:p>0.333339029</text:p>
          </table:table-cell>
          <table:table-cell office:value-type="float" office:value="0.63656746451599999" table:style-name="ce1">
            <text:p>0.636567465</text:p>
          </table:table-cell>
          <table:table-cell office:value-type="float" office:value="0.68124352754399997" table:style-name="ce1">
            <text:p>0.681243528</text:p>
          </table:table-cell>
          <table:table-cell office:value-type="float" office:value="0.982920593186" table:style-name="ce1">
            <text:p>0.982920593</text:p>
          </table:table-cell>
          <table:table-cell office:value-type="float" office:value="0.58152483717900005" table:style-name="ce1">
            <text:p>0.581524837</text:p>
          </table:table-cell>
          <table:table-cell office:value-type="float" office:value="0.27314442697000002" table:style-name="ce1">
            <text:p>0.273144427</text:p>
          </table:table-cell>
          <table:table-cell office:value-type="float" office:value="0.99994873700800002" table:style-name="ce1">
            <text:p>0.999948737</text:p>
          </table:table-cell>
          <table:table-cell office:value-type="float" office:value="5.2091748423000003E-2" table:style-name="ce1">
            <text:p>0.052091748</text:p>
          </table:table-cell>
          <table:table-cell office:value-type="float" office:value="8.5440037453175304" table:style-name="ce1">
            <text:p>8.544003745</text:p>
          </table:table-cell>
          <table:table-cell office:value-type="float" office:value="0.73039899022961896" table:style-name="ce1">
            <text:p>0.73039899</text:p>
          </table:table-cell>
          <table:table-cell office:value-type="float" office:value="1.6870183733999999" table:style-name="ce1">
            <text:p>1.687018373</text:p>
          </table:table-cell>
          <table:table-cell office:value-type="float" office:value="1.2568601212294901E-2" table:style-name="ce1">
            <text:p>0.012568601</text:p>
          </table:table-cell>
          <table:table-cell office:value-type="float" office:value="-9.0799970523099995E-3" table:style-name="ce1">
            <text:p>-0.009079997</text:p>
          </table:table-cell>
          <table:table-cell office:value-type="float" office:value="0.99997436883299995" table:style-name="ce1">
            <text:p>0.999974369</text:p>
          </table:table-cell>
          <table:table-cell office:value-type="float" office:value="0.49998077736300001" table:style-name="ce1">
            <text:p>0.499980777</text:p>
          </table:table-cell>
          <table:table-cell office:value-type="float" office:value="0.77315415166900003" table:style-name="ce1">
            <text:p>0.773154152</text:p>
          </table:table-cell>
          <table:table-cell office:value-type="float" office:value="0.50003204101200005" table:style-name="ce1">
            <text:p>0.500032041</text:p>
          </table:table-cell>
          <table:table-cell office:value-type="float" office:value="0.50000640787399997" table:style-name="ce1">
            <text:p>0.500006408</text:p>
          </table:table-cell>
          <table:table-cell office:value-type="float" office:value="0.68788800000000005" table:style-name="ce1">
            <text:p>0.687888</text:p>
          </table:table-cell>
          <table:table-cell office:value-type="float" office:value="0.22684584833099999" table:style-name="ce1">
            <text:p>0.226845848</text:p>
          </table:table-cell>
          <table:table-cell office:value-type="float" office:value="39015" table:style-name="ce1">
            <text:p>39015</text:p>
          </table:table-cell>
          <table:table-cell office:value-type="float" office:value="39010" table:style-name="ce1">
            <text:p>39010</text:p>
          </table:table-cell>
          <table:table-cell office:value-type="float" office:value="132957" table:style-name="ce1">
            <text:p>132957</text:p>
          </table:table-cell>
          <table:table-cell office:value-type="float" office:value="39018" table:style-name="ce1">
            <text:p>39018</text:p>
          </table:table-cell>
          <table:table-cell office:value-type="float" office:value="78033" table:style-name="ce1">
            <text:p>78033</text:p>
          </table:table-cell>
          <table:table-cell office:value-type="float" office:value="78025" table:style-name="ce1">
            <text:p>78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gr3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7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76786295762199996" table:style-name="ce1">
            <text:p>0.767862958</text:p>
          </table:table-cell>
          <table:table-cell office:value-type="float" office:value="0.62319606603199995" table:style-name="ce1">
            <text:p>0.623196066</text:p>
          </table:table-cell>
          <table:table-cell office:value-type="float" office:value="0.62810083678100004" table:style-name="ce1">
            <text:p>0.628100837</text:p>
          </table:table-cell>
          <table:table-cell office:value-type="float" office:value="0.67381987858600001" table:style-name="ce1">
            <text:p>0.673819879</text:p>
          </table:table-cell>
          <table:table-cell office:value-type="float" office:value="0.97756682943499995" table:style-name="ce1">
            <text:p>0.977566829</text:p>
          </table:table-cell>
          <table:table-cell office:value-type="float" office:value="0.450736018209" table:style-name="ce1">
            <text:p>0.450736018</text:p>
          </table:table-cell>
          <table:table-cell office:value-type="float" office:value="0.25620174832100001" table:style-name="ce1">
            <text:p>0.256201748</text:p>
          </table:table-cell>
          <table:table-cell office:value-type="float" office:value="0.99999418523500005" table:style-name="ce1">
            <text:p>0.999994185</text:p>
          </table:table-cell>
          <table:table-cell office:value-type="float" office:value="4.5857640504100003E-2" table:style-name="ce1">
            <text:p>0.045857641</text:p>
          </table:table-cell>
          <table:table-cell office:value-type="float" office:value="3" table:style-name="ce1">
            <text:p>3</text:p>
          </table:table-cell>
          <table:table-cell office:value-type="float" office:value="0.32250182302011599" table:style-name="ce1">
            <text:p>0.322501823</text:p>
          </table:table-cell>
          <table:table-cell office:value-type="float" office:value="1.6994409848400001" table:style-name="ce1">
            <text:p>1.699440985</text:p>
          </table:table-cell>
          <table:table-cell office:value-type="float" office:value="4.1213322044652799E-3" table:style-name="ce1">
            <text:p>0.004121332</text:p>
          </table:table-cell>
          <table:table-cell office:value-type="float" office:value="9.8039438744300007E-5" table:style-name="ce3">
            <text:p>9.80E-05</text:p>
          </table:table-cell>
          <table:table-cell office:value-type="float" office:value="0.30231571932700002" table:style-name="ce1">
            <text:p>0.302315719</text:p>
          </table:table-cell>
          <table:table-cell office:value-type="float" office:value="0.76785849270499995" table:style-name="ce1">
            <text:p>0.767858493</text:p>
          </table:table-cell>
          <table:table-cell office:value-type="float" office:value="0.48834318085700001" table:style-name="ce1">
            <text:p>0.488343181</text:p>
          </table:table-cell>
          <table:table-cell office:value-type="float" office:value="0.76786742258999996" table:style-name="ce1">
            <text:p>0.767867423</text:p>
          </table:table-cell>
          <table:table-cell office:value-type="float" office:value="0.76786295762199996" table:style-name="ce1">
            <text:p>0.767862958</text:p>
          </table:table-cell>
          <table:table-cell office:value-type="float" office:value="0.68062400000000001" table:style-name="ce1">
            <text:p>0.680624</text:p>
          </table:table-cell>
          <table:table-cell office:value-type="float" office:value="0.51165681914299999" table:style-name="ce1">
            <text:p>0.511656819</text:p>
          </table:table-cell>
          <table:table-cell office:value-type="float" office:value="132054" table:style-name="ce1">
            <text:p>132054</text:p>
          </table:table-cell>
          <table:table-cell office:value-type="float" office:value="39921" table:style-name="ce1">
            <text:p>39921</text:p>
          </table:table-cell>
          <table:table-cell office:value-type="float" office:value="38102" table:style-name="ce1">
            <text:p>38102</text:p>
          </table:table-cell>
          <table:table-cell office:value-type="float" office:value="39923" table:style-name="ce1">
            <text:p>39923</text:p>
          </table:table-cell>
          <table:table-cell office:value-type="float" office:value="171977" table:style-name="ce1">
            <text:p>171977</text:p>
          </table:table-cell>
          <table:table-cell office:value-type="float" office:value="171975" table:style-name="ce1">
            <text:p>171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48833692197299999" table:style-name="ce1">
            <text:p>0.488336922</text:p>
          </table:table-cell>
          <table:table-cell office:value-type="float" office:value="0.32304613975899998" table:style-name="ce1">
            <text:p>0.32304614</text:p>
          </table:table-cell>
          <table:table-cell office:value-type="float" office:value="0.62810083678100004" table:style-name="ce1">
            <text:p>0.628100837</text:p>
          </table:table-cell>
          <table:table-cell office:value-type="float" office:value="0.67381987858600001" table:style-name="ce1">
            <text:p>0.673819879</text:p>
          </table:table-cell>
          <table:table-cell office:value-type="float" office:value="0.97756682943499995" table:style-name="ce1">
            <text:p>0.977566829</text:p>
          </table:table-cell>
          <table:table-cell office:value-type="float" office:value="0.450736018209" table:style-name="ce1">
            <text:p>0.450736018</text:p>
          </table:table-cell>
          <table:table-cell office:value-type="float" office:value="0.25620174832100001" table:style-name="ce1">
            <text:p>0.256201748</text:p>
          </table:table-cell>
          <table:table-cell office:value-type="float" office:value="0.99998718343100002" table:style-name="ce1">
            <text:p>0.999987183</text:p>
          </table:table-cell>
          <table:table-cell office:value-type="float" office:value="4.5857640504100003E-2" table:style-name="ce1">
            <text:p>0.045857641</text:p>
          </table:table-cell>
          <table:table-cell office:value-type="float" office:value="11.180339887498899" table:style-name="ce1">
            <text:p>11.18033989</text:p>
          </table:table-cell>
          <table:table-cell office:value-type="float" office:value="0.78330971108079095" table:style-name="ce1">
            <text:p>0.783309711</text:p>
          </table:table-cell>
          <table:table-cell office:value-type="float" office:value="1.6994409848400001" table:style-name="ce1">
            <text:p>1.699440985</text:p>
          </table:table-cell>
          <table:table-cell office:value-type="float" office:value="1.24384140243349E-2" table:style-name="ce1">
            <text:p>0.012438414</text:p>
          </table:table-cell>
          <table:table-cell office:value-type="float" office:value="9.8039438744300007E-5" table:style-name="ce3">
            <text:p>9.80E-05</text:p>
          </table:table-cell>
          <table:table-cell office:value-type="float" office:value="1.04776652144" table:style-name="ce1">
            <text:p>1.047766521</text:p>
          </table:table-cell>
          <table:table-cell office:value-type="float" office:value="0.48834318085700001" table:style-name="ce1">
            <text:p>0.488343181</text:p>
          </table:table-cell>
          <table:table-cell office:value-type="float" office:value="0.76785849270499995" table:style-name="ce1">
            <text:p>0.767858493</text:p>
          </table:table-cell>
          <table:table-cell office:value-type="float" office:value="0.48833066324899999" table:style-name="ce1">
            <text:p>0.488330663</text:p>
          </table:table-cell>
          <table:table-cell office:value-type="float" office:value="0.48833692197299999" table:style-name="ce1">
            <text:p>0.488336922</text:p>
          </table:table-cell>
          <table:table-cell office:value-type="float" office:value="0.68062400000000001" table:style-name="ce1">
            <text:p>0.680624</text:p>
          </table:table-cell>
          <table:table-cell office:value-type="float" office:value="0.23214150729499999" table:style-name="ce1">
            <text:p>0.232141507</text:p>
          </table:table-cell>
          <table:table-cell office:value-type="float" office:value="38102" table:style-name="ce1">
            <text:p>38102</text:p>
          </table:table-cell>
          <table:table-cell office:value-type="float" office:value="39923" table:style-name="ce1">
            <text:p>39923</text:p>
          </table:table-cell>
          <table:table-cell office:value-type="float" office:value="132054" table:style-name="ce1">
            <text:p>132054</text:p>
          </table:table-cell>
          <table:table-cell office:value-type="float" office:value="39921" table:style-name="ce1">
            <text:p>39921</text:p>
          </table:table-cell>
          <table:table-cell office:value-type="float" office:value="78023" table:style-name="ce1">
            <text:p>78023</text:p>
          </table:table-cell>
          <table:table-cell office:value-type="float" office:value="78025" table:style-name="ce1">
            <text:p>78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gr4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8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76635345559400003" table:style-name="ce1">
            <text:p>0.766353456</text:p>
          </table:table-cell>
          <table:table-cell office:value-type="float" office:value="0.62120990738299997" table:style-name="ce1">
            <text:p>0.621209907</text:p>
          </table:table-cell>
          <table:table-cell office:value-type="float" office:value="0.62565898526499997" table:style-name="ce1">
            <text:p>0.625658985</text:p>
          </table:table-cell>
          <table:table-cell office:value-type="float" office:value="0.67168134643599997" table:style-name="ce1">
            <text:p>0.671681346</text:p>
          </table:table-cell>
          <table:table-cell office:value-type="float" office:value="0.97606697127599995" table:style-name="ce1">
            <text:p>0.976066971</text:p>
          </table:table-cell>
          <table:table-cell office:value-type="float" office:value="0.41450850057299998" table:style-name="ce1">
            <text:p>0.414508501</text:p>
          </table:table-cell>
          <table:table-cell office:value-type="float" office:value="0.25130751980799998" table:style-name="ce1">
            <text:p>0.25130752</text:p>
          </table:table-cell>
          <table:table-cell office:value-type="float" office:value="0.99995929806600004" table:style-name="ce1">
            <text:p>0.999959298</text:p>
          </table:table-cell>
          <table:table-cell office:value-type="float" office:value="4.4131071777900002E-2" table:style-name="ce1">
            <text:p>0.044131072</text:p>
          </table:table-cell>
          <table:table-cell office:value-type="float" office:value="3" table:style-name="ce1">
            <text:p>3</text:p>
          </table:table-cell>
          <table:table-cell office:value-type="float" office:value="0.32362455098032" table:style-name="ce1">
            <text:p>0.323624551</text:p>
          </table:table-cell>
          <table:table-cell office:value-type="float" office:value="1.7028393828199999" table:style-name="ce1">
            <text:p>1.702839383</text:p>
          </table:table-cell>
          <table:table-cell office:value-type="float" office:value="4.0942063737001901E-3" table:style-name="ce1">
            <text:p>0.004094206</text:p>
          </table:table-cell>
          <table:table-cell office:value-type="float" office:value="2.7023961736100002E-3" table:style-name="ce1">
            <text:p>0.002702396</text:p>
          </table:table-cell>
          <table:table-cell office:value-type="float" office:value="0.30488091715400001" table:style-name="ce1">
            <text:p>0.304880917</text:p>
          </table:table-cell>
          <table:table-cell office:value-type="float" office:value="0.76632226479599996" table:style-name="ce1">
            <text:p>0.766322265</text:p>
          </table:table-cell>
          <table:table-cell office:value-type="float" office:value="0.48499570573400003" table:style-name="ce1">
            <text:p>0.484995706</text:p>
          </table:table-cell>
          <table:table-cell office:value-type="float" office:value="0.76638464893199998" table:style-name="ce1">
            <text:p>0.766384649</text:p>
          </table:table-cell>
          <table:table-cell office:value-type="float" office:value="0.76635345559400003" table:style-name="ce1">
            <text:p>0.766353456</text:p>
          </table:table-cell>
          <table:table-cell office:value-type="float" office:value="0.67853600000000003" table:style-name="ce1">
            <text:p>0.678536</text:p>
          </table:table-cell>
          <table:table-cell office:value-type="float" office:value="0.51500429426600003" table:style-name="ce1">
            <text:p>0.515004294</text:p>
          </table:table-cell>
          <table:table-cell office:value-type="float" office:value="131799" table:style-name="ce1">
            <text:p>131799</text:p>
          </table:table-cell>
          <table:table-cell office:value-type="float" office:value="40176" table:style-name="ce1">
            <text:p>40176</text:p>
          </table:table-cell>
          <table:table-cell office:value-type="float" office:value="37835" table:style-name="ce1">
            <text:p>37835</text:p>
          </table:table-cell>
          <table:table-cell office:value-type="float" office:value="40190" table:style-name="ce1">
            <text:p>40190</text:p>
          </table:table-cell>
          <table:table-cell office:value-type="float" office:value="171989" table:style-name="ce1">
            <text:p>171989</text:p>
          </table:table-cell>
          <table:table-cell office:value-type="float" office:value="171975" table:style-name="ce1">
            <text:p>171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48495219051999999" table:style-name="ce1">
            <text:p>0.484952191</text:p>
          </table:table-cell>
          <table:table-cell office:value-type="float" office:value="0.32009035456599999" table:style-name="ce1">
            <text:p>0.320090355</text:p>
          </table:table-cell>
          <table:table-cell office:value-type="float" office:value="0.62565898526499997" table:style-name="ce1">
            <text:p>0.625658985</text:p>
          </table:table-cell>
          <table:table-cell office:value-type="float" office:value="0.67168134643599997" table:style-name="ce1">
            <text:p>0.671681346</text:p>
          </table:table-cell>
          <table:table-cell office:value-type="float" office:value="0.97606697127599995" table:style-name="ce1">
            <text:p>0.976066971</text:p>
          </table:table-cell>
          <table:table-cell office:value-type="float" office:value="0.41450850057299998" table:style-name="ce1">
            <text:p>0.414508501</text:p>
          </table:table-cell>
          <table:table-cell office:value-type="float" office:value="0.25130751980799998" table:style-name="ce1">
            <text:p>0.25130752</text:p>
          </table:table-cell>
          <table:table-cell office:value-type="float" office:value="0.999910277116" table:style-name="ce1">
            <text:p>0.999910277</text:p>
          </table:table-cell>
          <table:table-cell office:value-type="float" office:value="4.4131071777900002E-2" table:style-name="ce1">
            <text:p>0.044131072</text:p>
          </table:table-cell>
          <table:table-cell office:value-type="float" office:value="14.3178210632763" table:style-name="ce1">
            <text:p>14.31782106</text:p>
          </table:table-cell>
          <table:table-cell office:value-type="float" office:value="0.84509168275885105" table:style-name="ce1">
            <text:p>0.845091683</text:p>
          </table:table-cell>
          <table:table-cell office:value-type="float" office:value="1.7028393828199999" table:style-name="ce1">
            <text:p>1.702839383</text:p>
          </table:table-cell>
          <table:table-cell office:value-type="float" office:value="1.23579445460049E-2" table:style-name="ce1">
            <text:p>0.012357945</text:p>
          </table:table-cell>
          <table:table-cell office:value-type="float" office:value="2.7023961736100002E-3" table:style-name="ce1">
            <text:p>0.002702396</text:p>
          </table:table-cell>
          <table:table-cell office:value-type="float" office:value="1.06205894013" table:style-name="ce1">
            <text:p>1.06205894</text:p>
          </table:table-cell>
          <table:table-cell office:value-type="float" office:value="0.48499570573400003" table:style-name="ce1">
            <text:p>0.484995706</text:p>
          </table:table-cell>
          <table:table-cell office:value-type="float" office:value="0.76632226479599996" table:style-name="ce1">
            <text:p>0.766322265</text:p>
          </table:table-cell>
          <table:table-cell office:value-type="float" office:value="0.48490868311399998" table:style-name="ce1">
            <text:p>0.484908683</text:p>
          </table:table-cell>
          <table:table-cell office:value-type="float" office:value="0.48495219051999999" table:style-name="ce1">
            <text:p>0.484952191</text:p>
          </table:table-cell>
          <table:table-cell office:value-type="float" office:value="0.67853600000000003" table:style-name="ce1">
            <text:p>0.678536</text:p>
          </table:table-cell>
          <table:table-cell office:value-type="float" office:value="0.23367773520400001" table:style-name="ce1">
            <text:p>0.233677735</text:p>
          </table:table-cell>
          <table:table-cell office:value-type="float" office:value="37835" table:style-name="ce1">
            <text:p>37835</text:p>
          </table:table-cell>
          <table:table-cell office:value-type="float" office:value="40190" table:style-name="ce1">
            <text:p>40190</text:p>
          </table:table-cell>
          <table:table-cell office:value-type="float" office:value="131799" table:style-name="ce1">
            <text:p>131799</text:p>
          </table:table-cell>
          <table:table-cell office:value-type="float" office:value="40176" table:style-name="ce1">
            <text:p>40176</text:p>
          </table:table-cell>
          <table:table-cell office:value-type="float" office:value="78011" table:style-name="ce1">
            <text:p>78011</text:p>
          </table:table-cell>
          <table:table-cell office:value-type="float" office:value="78025" table:style-name="ce1">
            <text:p>78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gr5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9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76430035618199998" table:style-name="ce1">
            <text:p>0.764300356</text:p>
          </table:table-cell>
          <table:table-cell office:value-type="float" office:value="0.61851628751900001" table:style-name="ce1">
            <text:p>0.618516288</text:p>
          </table:table-cell>
          <table:table-cell office:value-type="float" office:value="0.62244701700500005" table:style-name="ce1">
            <text:p>0.622447017</text:p>
          </table:table-cell>
          <table:table-cell office:value-type="float" office:value="0.66885372458699999" table:style-name="ce1">
            <text:p>0.668853725</text:p>
          </table:table-cell>
          <table:table-cell office:value-type="float" office:value="0.97409147578999999" table:style-name="ce1">
            <text:p>0.974091476</text:p>
          </table:table-cell>
          <table:table-cell office:value-type="float" office:value="0.36443367746700001" table:style-name="ce1">
            <text:p>0.364433677</text:p>
          </table:table-cell>
          <table:table-cell office:value-type="float" office:value="0.24491732511799999" table:style-name="ce1">
            <text:p>0.244917325</text:p>
          </table:table-cell>
          <table:table-cell office:value-type="float" office:value="0.99992730973300004" table:style-name="ce1">
            <text:p>0.99992731</text:p>
          </table:table-cell>
          <table:table-cell office:value-type="float" office:value="4.1929344309900002E-2" table:style-name="ce1">
            <text:p>0.041929344</text:p>
          </table:table-cell>
          <table:table-cell office:value-type="float" office:value="3" table:style-name="ce1">
            <text:p>3</text:p>
          </table:table-cell>
          <table:table-cell office:value-type="float" office:value="0.32526003487626798" table:style-name="ce1">
            <text:p>0.325260035</text:p>
          </table:table-cell>
          <table:table-cell office:value-type="float" office:value="1.7074206844199999" table:style-name="ce1">
            <text:p>1.707420684</text:p>
          </table:table-cell>
          <table:table-cell office:value-type="float" office:value="4.1243517057494797E-3" table:style-name="ce1">
            <text:p>0.004124352</text:p>
          </table:table-cell>
          <table:table-cell office:value-type="float" office:value="6.2178509449800001E-3" table:style-name="ce1">
            <text:p>0.006217851</text:p>
          </table:table-cell>
          <table:table-cell office:value-type="float" office:value="0.30838614938600001" table:style-name="ce1">
            <text:p>0.308386149</text:p>
          </table:table-cell>
          <table:table-cell office:value-type="float" office:value="0.76435591741800002" table:style-name="ce1">
            <text:p>0.764355917</text:p>
          </table:table-cell>
          <table:table-cell office:value-type="float" office:value="0.48053811659200002" table:style-name="ce1">
            <text:p>0.480538117</text:p>
          </table:table-cell>
          <table:table-cell office:value-type="float" office:value="0.764244803024" table:style-name="ce1">
            <text:p>0.764244803</text:p>
          </table:table-cell>
          <table:table-cell office:value-type="float" office:value="0.76430035618199998" table:style-name="ce1">
            <text:p>0.764300356</text:p>
          </table:table-cell>
          <table:table-cell office:value-type="float" office:value="0.67574800000000002" table:style-name="ce1">
            <text:p>0.675748</text:p>
          </table:table-cell>
          <table:table-cell office:value-type="float" office:value="0.51946188340800004" table:style-name="ce1">
            <text:p>0.519461883</text:p>
          </table:table-cell>
          <table:table-cell office:value-type="float" office:value="131431" table:style-name="ce1">
            <text:p>131431</text:p>
          </table:table-cell>
          <table:table-cell office:value-type="float" office:value="40544" table:style-name="ce1">
            <text:p>40544</text:p>
          </table:table-cell>
          <table:table-cell office:value-type="float" office:value="37506" table:style-name="ce1">
            <text:p>37506</text:p>
          </table:table-cell>
          <table:table-cell office:value-type="float" office:value="40519" table:style-name="ce1">
            <text:p>40519</text:p>
          </table:table-cell>
          <table:table-cell office:value-type="float" office:value="171950" table:style-name="ce1">
            <text:p>171950</text:p>
          </table:table-cell>
          <table:table-cell office:value-type="float" office:value="171975" table:style-name="ce1">
            <text:p>171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48061508889999999" table:style-name="ce1">
            <text:p>0.480615089</text:p>
          </table:table-cell>
          <table:table-cell office:value-type="float" office:value="0.31632214153799998" table:style-name="ce1">
            <text:p>0.316322142</text:p>
          </table:table-cell>
          <table:table-cell office:value-type="float" office:value="0.62244701700500005" table:style-name="ce1">
            <text:p>0.622447017</text:p>
          </table:table-cell>
          <table:table-cell office:value-type="float" office:value="0.66885372458699999" table:style-name="ce1">
            <text:p>0.668853725</text:p>
          </table:table-cell>
          <table:table-cell office:value-type="float" office:value="0.97409147578999999" table:style-name="ce1">
            <text:p>0.974091476</text:p>
          </table:table-cell>
          <table:table-cell office:value-type="float" office:value="0.36443367746700001" table:style-name="ce1">
            <text:p>0.364433677</text:p>
          </table:table-cell>
          <table:table-cell office:value-type="float" office:value="0.24491732511799999" table:style-name="ce1">
            <text:p>0.244917325</text:p>
          </table:table-cell>
          <table:table-cell office:value-type="float" office:value="0.99983982059900001" table:style-name="ce1">
            <text:p>0.999839821</text:p>
          </table:table-cell>
          <table:table-cell office:value-type="float" office:value="4.1929344309900002E-2" table:style-name="ce1">
            <text:p>0.041929344</text:p>
          </table:table-cell>
          <table:table-cell office:value-type="float" office:value="17.7200451466693" table:style-name="ce1">
            <text:p>17.72004515</text:p>
          </table:table-cell>
          <table:table-cell office:value-type="float" office:value="0.915495570683448" table:style-name="ce1">
            <text:p>0.915495571</text:p>
          </table:table-cell>
          <table:table-cell office:value-type="float" office:value="1.7074206844199999" table:style-name="ce1">
            <text:p>1.707420684</text:p>
          </table:table-cell>
          <table:table-cell office:value-type="float" office:value="1.2442946259026399E-2" table:style-name="ce1">
            <text:p>0.012442946</text:p>
          </table:table-cell>
          <table:table-cell office:value-type="float" office:value="6.2178509449800001E-3" table:style-name="ce1">
            <text:p>0.006217851</text:p>
          </table:table-cell>
          <table:table-cell office:value-type="float" office:value="1.08066709327" table:style-name="ce1">
            <text:p>1.080667093</text:p>
          </table:table-cell>
          <table:table-cell office:value-type="float" office:value="0.48053811659200002" table:style-name="ce1">
            <text:p>0.480538117</text:p>
          </table:table-cell>
          <table:table-cell office:value-type="float" office:value="0.76435591741800002" table:style-name="ce1">
            <text:p>0.764355917</text:p>
          </table:table-cell>
          <table:table-cell office:value-type="float" office:value="0.48069208587000001" table:style-name="ce1">
            <text:p>0.480692086</text:p>
          </table:table-cell>
          <table:table-cell office:value-type="float" office:value="0.48061508889999999" table:style-name="ce1">
            <text:p>0.480615089</text:p>
          </table:table-cell>
          <table:table-cell office:value-type="float" office:value="0.67574800000000002" table:style-name="ce1">
            <text:p>0.675748</text:p>
          </table:table-cell>
          <table:table-cell office:value-type="float" office:value="0.23564408258200001" table:style-name="ce1">
            <text:p>0.235644083</text:p>
          </table:table-cell>
          <table:table-cell office:value-type="float" office:value="37506" table:style-name="ce1">
            <text:p>37506</text:p>
          </table:table-cell>
          <table:table-cell office:value-type="float" office:value="40519" table:style-name="ce1">
            <text:p>40519</text:p>
          </table:table-cell>
          <table:table-cell office:value-type="float" office:value="131431" table:style-name="ce1">
            <text:p>131431</text:p>
          </table:table-cell>
          <table:table-cell office:value-type="float" office:value="40544" table:style-name="ce1">
            <text:p>40544</text:p>
          </table:table-cell>
          <table:table-cell office:value-type="float" office:value="78050" table:style-name="ce1">
            <text:p>78050</text:p>
          </table:table-cell>
          <table:table-cell office:value-type="float" office:value="78025" table:style-name="ce1">
            <text:p>78025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scl1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0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85598546554599997" table:style-name="ce1">
            <text:p>0.855985466</text:p>
          </table:table-cell>
          <table:table-cell office:value-type="float" office:value="0.74822953709600004" table:style-name="ce1">
            <text:p>0.748229537</text:p>
          </table:table-cell>
          <table:table-cell office:value-type="float" office:value="0.76868148600099995" table:style-name="ce1">
            <text:p>0.768681486</text:p>
          </table:table-cell>
          <table:table-cell office:value-type="float" office:value="0.79659867831200004" table:style-name="ce1">
            <text:p>0.796598678</text:p>
          </table:table-cell>
          <table:table-cell office:value-type="float" office:value="0.95631579303900005" table:style-name="ce1">
            <text:p>0.956315793</text:p>
          </table:table-cell>
          <table:table-cell office:value-type="float" office:value="1.21764520685E-2" table:style-name="ce1">
            <text:p>0.012176452</text:p>
          </table:table-cell>
          <table:table-cell office:value-type="float" office:value="0.53510548748099995" table:style-name="ce1">
            <text:p>0.535105487</text:p>
          </table:table-cell>
          <table:table-cell office:value-type="float" office:value="0.99663586498300005" table:style-name="ce1">
            <text:p>0.996635865</text:p>
          </table:table-cell>
          <table:table-cell office:value-type="float" office:value="0.202060159499" table:style-name="ce1">
            <text:p>0.202060159</text:p>
          </table:table-cell>
          <table:table-cell office:value-type="float" office:value="2" table:style-name="ce1">
            <text:p>2</text:p>
          </table:table-cell>
          <table:table-cell office:value-type="float" office:value="0.168484479912244" table:style-name="ce1">
            <text:p>0.16848448</text:p>
          </table:table-cell>
          <table:table-cell office:value-type="float" office:value="1.3816773636099999" table:style-name="ce1">
            <text:p>1.381677364</text:p>
          </table:table-cell>
          <table:table-cell office:value-type="float" office:value="2.05424066842822E-3" table:style-name="ce1">
            <text:p>0.002054241</text:p>
          </table:table-cell>
          <table:table-cell office:value-type="float" office:value="-6.9952082893499995E-2" table:style-name="ce1">
            <text:p>-0.069952083</text:p>
          </table:table-cell>
          <table:table-cell office:value-type="float" office:value="0.16824413527000001" table:style-name="ce1">
            <text:p>0.168244135</text:p>
          </table:table-cell>
          <table:table-cell office:value-type="float" office:value="0.85311546991999998" table:style-name="ce1">
            <text:p>0.85311547</text:p>
          </table:table-cell>
          <table:table-cell office:value-type="float" office:value="0.68424750208200003" table:style-name="ce1">
            <text:p>0.684247502</text:p>
          </table:table-cell>
          <table:table-cell office:value-type="float" office:value="0.85887483645899998" table:style-name="ce1">
            <text:p>0.858874836</text:p>
          </table:table-cell>
          <table:table-cell office:value-type="float" office:value="0.85598546554599997" table:style-name="ce1">
            <text:p>0.855985466</text:p>
          </table:table-cell>
          <table:table-cell office:value-type="float" office:value="0.80119600000000002" table:style-name="ce1">
            <text:p>0.801196</text:p>
          </table:table-cell>
          <table:table-cell office:value-type="float" office:value="0.31575249791799997" table:style-name="ce1">
            <text:p>0.315752498</text:p>
          </table:table-cell>
          <table:table-cell office:value-type="float" office:value="147705" table:style-name="ce1">
            <text:p>147705</text:p>
          </table:table-cell>
          <table:table-cell office:value-type="float" office:value="24270" table:style-name="ce1">
            <text:p>24270</text:p>
          </table:table-cell>
          <table:table-cell office:value-type="float" office:value="52594" table:style-name="ce1">
            <text:p>52594</text:p>
          </table:table-cell>
          <table:table-cell office:value-type="float" office:value="25431" table:style-name="ce1">
            <text:p>25431</text:p>
          </table:table-cell>
          <table:table-cell office:value-type="float" office:value="173136" table:style-name="ce1">
            <text:p>173136</text:p>
          </table:table-cell>
          <table:table-cell office:value-type="float" office:value="171975" table:style-name="ce1">
            <text:p>171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67911859460599999" table:style-name="ce1">
            <text:p>0.679118595</text:p>
          </table:table-cell>
          <table:table-cell office:value-type="float" office:value="0.51414047607400004" table:style-name="ce1">
            <text:p>0.514140476</text:p>
          </table:table-cell>
          <table:table-cell office:value-type="float" office:value="0.76868148600099995" table:style-name="ce1">
            <text:p>0.768681486</text:p>
          </table:table-cell>
          <table:table-cell office:value-type="float" office:value="0.79659867831200004" table:style-name="ce1">
            <text:p>0.796598678</text:p>
          </table:table-cell>
          <table:table-cell office:value-type="float" office:value="0.95631579303900005" table:style-name="ce1">
            <text:p>0.956315793</text:p>
          </table:table-cell>
          <table:table-cell office:value-type="float" office:value="1.21764520685E-2" table:style-name="ce1">
            <text:p>0.012176452</text:p>
          </table:table-cell>
          <table:table-cell office:value-type="float" office:value="0.53510548748099995" table:style-name="ce1">
            <text:p>0.535105487</text:p>
          </table:table-cell>
          <table:table-cell office:value-type="float" office:value="0.99250430953799995" table:style-name="ce1">
            <text:p>0.99250431</text:p>
          </table:table-cell>
          <table:table-cell office:value-type="float" office:value="0.202060159499" table:style-name="ce1">
            <text:p>0.202060159</text:p>
          </table:table-cell>
          <table:table-cell office:value-type="float" office:value="2.8284271247461898" table:style-name="ce1">
            <text:p>2.828427125</text:p>
          </table:table-cell>
          <table:table-cell office:value-type="float" office:value="0.37740058728294001" table:style-name="ce1">
            <text:p>0.377400587</text:p>
          </table:table-cell>
          <table:table-cell office:value-type="float" office:value="1.3816773636099999" table:style-name="ce1">
            <text:p>1.381677364</text:p>
          </table:table-cell>
          <table:table-cell office:value-type="float" office:value="6.2234495806522397E-3" table:style-name="ce1">
            <text:p>0.00622345</text:p>
          </table:table-cell>
          <table:table-cell office:value-type="float" office:value="-6.9952082893499995E-2" table:style-name="ce1">
            <text:p>-0.069952083</text:p>
          </table:table-cell>
          <table:table-cell office:value-type="float" office:value="0.47249686276000002" table:style-name="ce1">
            <text:p>0.472496863</text:p>
          </table:table-cell>
          <table:table-cell office:value-type="float" office:value="0.68424750208200003" table:style-name="ce1">
            <text:p>0.684247502</text:p>
          </table:table-cell>
          <table:table-cell office:value-type="float" office:value="0.85311546991999998" table:style-name="ce1">
            <text:p>0.85311547</text:p>
          </table:table-cell>
          <table:table-cell office:value-type="float" office:value="0.67406600448599996" table:style-name="ce1">
            <text:p>0.674066004</text:p>
          </table:table-cell>
          <table:table-cell office:value-type="float" office:value="0.67911859460599999" table:style-name="ce1">
            <text:p>0.679118595</text:p>
          </table:table-cell>
          <table:table-cell office:value-type="float" office:value="0.80119600000000002" table:style-name="ce1">
            <text:p>0.801196</text:p>
          </table:table-cell>
          <table:table-cell office:value-type="float" office:value="0.14688453007999999" table:style-name="ce1">
            <text:p>0.14688453</text:p>
          </table:table-cell>
          <table:table-cell office:value-type="float" office:value="52594" table:style-name="ce1">
            <text:p>52594</text:p>
          </table:table-cell>
          <table:table-cell office:value-type="float" office:value="25431" table:style-name="ce1">
            <text:p>25431</text:p>
          </table:table-cell>
          <table:table-cell office:value-type="float" office:value="147705" table:style-name="ce1">
            <text:p>147705</text:p>
          </table:table-cell>
          <table:table-cell office:value-type="float" office:value="24270" table:style-name="ce1">
            <text:p>24270</text:p>
          </table:table-cell>
          <table:table-cell office:value-type="float" office:value="76864" table:style-name="ce1">
            <text:p>76864</text:p>
          </table:table-cell>
          <table:table-cell office:value-type="float" office:value="78025" table:style-name="ce1">
            <text:p>78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scl2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1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78093037460500003" table:style-name="ce1">
            <text:p>0.780930375</text:p>
          </table:table-cell>
          <table:table-cell office:value-type="float" office:value="0.64059538383699999" table:style-name="ce1">
            <text:p>0.640595384</text:p>
          </table:table-cell>
          <table:table-cell office:value-type="float" office:value="0.64360866385299997" table:style-name="ce1">
            <text:p>0.643608664</text:p>
          </table:table-cell>
          <table:table-cell office:value-type="float" office:value="0.68787462924999998" table:style-name="ce1">
            <text:p>0.687874629</text:p>
          </table:table-cell>
          <table:table-cell office:value-type="float" office:value="0.98903596203199995" table:style-name="ce1">
            <text:p>0.989035962</text:p>
          </table:table-cell>
          <table:table-cell office:value-type="float" office:value="0.78147513602999996" table:style-name="ce1">
            <text:p>0.781475136</text:p>
          </table:table-cell>
          <table:table-cell office:value-type="float" office:value="0.283685395181" table:style-name="ce1">
            <text:p>0.283685395</text:p>
          </table:table-cell>
          <table:table-cell office:value-type="float" office:value="0.99096477530100002" table:style-name="ce1">
            <text:p>0.990964775</text:p>
          </table:table-cell>
          <table:table-cell office:value-type="float" office:value="5.6078224835099999E-2" table:style-name="ce1">
            <text:p>0.056078225</text:p>
          </table:table-cell>
          <table:table-cell office:value-type="float" office:value="3" table:style-name="ce1">
            <text:p>3</text:p>
          </table:table-cell>
          <table:table-cell office:value-type="float" office:value="0.30288352684841002" table:style-name="ce1">
            <text:p>0.302883527</text:p>
          </table:table-cell>
          <table:table-cell office:value-type="float" office:value="1.6641737237700001" table:style-name="ce1">
            <text:p>1.664173724</text:p>
          </table:table-cell>
          <table:table-cell office:value-type="float" office:value="3.9901359471118097E-3" table:style-name="ce1">
            <text:p>0.003990136</text:p>
          </table:table-cell>
          <table:table-cell office:value-type="float" office:value="-2.2826687884E-2" table:style-name="ce1">
            <text:p>-0.022826688</text:p>
          </table:table-cell>
          <table:table-cell office:value-type="float" office:value="0.28052388858100002" table:style-name="ce1">
            <text:p>0.280523889</text:p>
          </table:table-cell>
          <table:table-cell office:value-type="float" office:value="0.77393767381800005" table:style-name="ce1">
            <text:p>0.773937674</text:p>
          </table:table-cell>
          <table:table-cell office:value-type="float" office:value="0.51327965388800001" table:style-name="ce1">
            <text:p>0.513279654</text:p>
          </table:table-cell>
          <table:table-cell office:value-type="float" office:value="0.78805058874800005" table:style-name="ce1">
            <text:p>0.788050589</text:p>
          </table:table-cell>
          <table:table-cell office:value-type="float" office:value="0.78093037460500003" table:style-name="ce1">
            <text:p>0.780930375</text:p>
          </table:table-cell>
          <table:table-cell office:value-type="float" office:value="0.69585600000000003" table:style-name="ce1">
            <text:p>0.695856</text:p>
          </table:table-cell>
          <table:table-cell office:value-type="float" office:value="0.48672034611199999" table:style-name="ce1">
            <text:p>0.486720346</text:p>
          </table:table-cell>
          <table:table-cell office:value-type="float" office:value="135525" table:style-name="ce1">
            <text:p>135525</text:p>
          </table:table-cell>
          <table:table-cell office:value-type="float" office:value="36450" table:style-name="ce1">
            <text:p>36450</text:p>
          </table:table-cell>
          <table:table-cell office:value-type="float" office:value="38439" table:style-name="ce1">
            <text:p>38439</text:p>
          </table:table-cell>
          <table:table-cell office:value-type="float" office:value="39586" table:style-name="ce1">
            <text:p>39586</text:p>
          </table:table-cell>
          <table:table-cell office:value-type="float" office:value="175111" table:style-name="ce1">
            <text:p>175111</text:p>
          </table:table-cell>
          <table:table-cell office:value-type="float" office:value="171975" table:style-name="ce1">
            <text:p>171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50275318152699999" table:style-name="ce1">
            <text:p>0.502753182</text:p>
          </table:table-cell>
          <table:table-cell office:value-type="float" office:value="0.33578510591799998" table:style-name="ce1">
            <text:p>0.335785106</text:p>
          </table:table-cell>
          <table:table-cell office:value-type="float" office:value="0.64360866385299997" table:style-name="ce1">
            <text:p>0.643608664</text:p>
          </table:table-cell>
          <table:table-cell office:value-type="float" office:value="0.68787462924999998" table:style-name="ce1">
            <text:p>0.687874629</text:p>
          </table:table-cell>
          <table:table-cell office:value-type="float" office:value="0.98903596203199995" table:style-name="ce1">
            <text:p>0.989035962</text:p>
          </table:table-cell>
          <table:table-cell office:value-type="float" office:value="0.78147513602999996" table:style-name="ce1">
            <text:p>0.781475136</text:p>
          </table:table-cell>
          <table:table-cell office:value-type="float" office:value="0.283685395181" table:style-name="ce1">
            <text:p>0.283685395</text:p>
          </table:table-cell>
          <table:table-cell office:value-type="float" office:value="0.97949174045499998" table:style-name="ce1">
            <text:p>0.97949174</text:p>
          </table:table-cell>
          <table:table-cell office:value-type="float" office:value="5.6078224835099999E-2" table:style-name="ce1">
            <text:p>0.056078225</text:p>
          </table:table-cell>
          <table:table-cell office:value-type="float" office:value="7.0710678118654702" table:style-name="ce1">
            <text:p>7.071067812</text:p>
          </table:table-cell>
          <table:table-cell office:value-type="float" office:value="0.719905256281827" table:style-name="ce1">
            <text:p>0.719905256</text:p>
          </table:table-cell>
          <table:table-cell office:value-type="float" office:value="1.6641737237700001" table:style-name="ce1">
            <text:p>1.664173724</text:p>
          </table:table-cell>
          <table:table-cell office:value-type="float" office:value="1.25255879301526E-2" table:style-name="ce1">
            <text:p>0.012525588</text:p>
          </table:table-cell>
          <table:table-cell office:value-type="float" office:value="-2.2826687884E-2" table:style-name="ce1">
            <text:p>-0.022826688</text:p>
          </table:table-cell>
          <table:table-cell office:value-type="float" office:value="0.98904758188300002" table:style-name="ce1">
            <text:p>0.989047582</text:p>
          </table:table-cell>
          <table:table-cell office:value-type="float" office:value="0.51327965388800001" table:style-name="ce1">
            <text:p>0.513279654</text:p>
          </table:table-cell>
          <table:table-cell office:value-type="float" office:value="0.77393767381800005" table:style-name="ce1">
            <text:p>0.773937674</text:p>
          </table:table-cell>
          <table:table-cell office:value-type="float" office:value="0.492649791733" table:style-name="ce1">
            <text:p>0.492649792</text:p>
          </table:table-cell>
          <table:table-cell office:value-type="float" office:value="0.50275318152699999" table:style-name="ce1">
            <text:p>0.502753182</text:p>
          </table:table-cell>
          <table:table-cell office:value-type="float" office:value="0.69585600000000003" table:style-name="ce1">
            <text:p>0.695856</text:p>
          </table:table-cell>
          <table:table-cell office:value-type="float" office:value="0.22606232618200001" table:style-name="ce1">
            <text:p>0.226062326</text:p>
          </table:table-cell>
          <table:table-cell office:value-type="float" office:value="38439" table:style-name="ce1">
            <text:p>38439</text:p>
          </table:table-cell>
          <table:table-cell office:value-type="float" office:value="39586" table:style-name="ce1">
            <text:p>39586</text:p>
          </table:table-cell>
          <table:table-cell office:value-type="float" office:value="135525" table:style-name="ce1">
            <text:p>135525</text:p>
          </table:table-cell>
          <table:table-cell office:value-type="float" office:value="36450" table:style-name="ce1">
            <text:p>36450</text:p>
          </table:table-cell>
          <table:table-cell office:value-type="float" office:value="74889" table:style-name="ce1">
            <text:p>74889</text:p>
          </table:table-cell>
          <table:table-cell office:value-type="float" office:value="78025" table:style-name="ce1">
            <text:p>78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scl3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2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77928022352000004" table:style-name="ce1">
            <text:p>0.779280224</text:p>
          </table:table-cell>
          <table:table-cell office:value-type="float" office:value="0.63837765106599997" table:style-name="ce1">
            <text:p>0.638377651</text:p>
          </table:table-cell>
          <table:table-cell office:value-type="float" office:value="0.63882434070100003" table:style-name="ce1">
            <text:p>0.638824341</text:p>
          </table:table-cell>
          <table:table-cell office:value-type="float" office:value="0.68390548103799997" table:style-name="ce1">
            <text:p>0.683905481</text:p>
          </table:table-cell>
          <table:table-cell office:value-type="float" office:value="0.98733073799500004" table:style-name="ce1">
            <text:p>0.987330738</text:p>
          </table:table-cell>
          <table:table-cell office:value-type="float" office:value="0.74867771419999996" table:style-name="ce1">
            <text:p>0.748677714</text:p>
          </table:table-cell>
          <table:table-cell office:value-type="float" office:value="0.272768200199" table:style-name="ce1">
            <text:p>0.2727682</text:p>
          </table:table-cell>
          <table:table-cell office:value-type="float" office:value="0.98766105666399995" table:style-name="ce1">
            <text:p>0.987661057</text:p>
          </table:table-cell>
          <table:table-cell office:value-type="float" office:value="5.1889021176300003E-2" table:style-name="ce1">
            <text:p>0.051889021</text:p>
          </table:table-cell>
          <table:table-cell office:value-type="float" office:value="3" table:style-name="ce1">
            <text:p>3</text:p>
          </table:table-cell>
          <table:table-cell office:value-type="float" office:value="0.30543892821588298" table:style-name="ce1">
            <text:p>0.305438928</text:p>
          </table:table-cell>
          <table:table-cell office:value-type="float" office:value="1.66678680342" table:style-name="ce1">
            <text:p>1.666786803</text:p>
          </table:table-cell>
          <table:table-cell office:value-type="float" office:value="2.05396859481122E-3" table:style-name="ce1">
            <text:p>0.002053969</text:p>
          </table:table-cell>
          <table:table-cell office:value-type="float" office:value="-2.0003121899500001E-2" table:style-name="ce1">
            <text:p>-0.020003122</text:p>
          </table:table-cell>
          <table:table-cell office:value-type="float" office:value="0.28323543934399997" table:style-name="ce1">
            <text:p>0.283235439</text:p>
          </table:table-cell>
          <table:table-cell office:value-type="float" office:value="0.76978192793" table:style-name="ce1">
            <text:p>0.769781928</text:p>
          </table:table-cell>
          <table:table-cell office:value-type="float" office:value="0.50786675347200005" table:style-name="ce1">
            <text:p>0.507866753</text:p>
          </table:table-cell>
          <table:table-cell office:value-type="float" office:value="0.789015845326" table:style-name="ce1">
            <text:p>0.789015845</text:p>
          </table:table-cell>
          <table:table-cell office:value-type="float" office:value="0.77928022352000004" table:style-name="ce1">
            <text:p>0.779280224</text:p>
          </table:table-cell>
          <table:table-cell office:value-type="float" office:value="0.69254000000000004" table:style-name="ce1">
            <text:p>0.69254</text:p>
          </table:table-cell>
          <table:table-cell office:value-type="float" office:value="0.492133246528" table:style-name="ce1">
            <text:p>0.492133247</text:p>
          </table:table-cell>
          <table:table-cell office:value-type="float" office:value="135691" table:style-name="ce1">
            <text:p>135691</text:p>
          </table:table-cell>
          <table:table-cell office:value-type="float" office:value="36284" table:style-name="ce1">
            <text:p>36284</text:p>
          </table:table-cell>
          <table:table-cell office:value-type="float" office:value="37444" table:style-name="ce1">
            <text:p>37444</text:p>
          </table:table-cell>
          <table:table-cell office:value-type="float" office:value="40581" table:style-name="ce1">
            <text:p>40581</text:p>
          </table:table-cell>
          <table:table-cell office:value-type="float" office:value="176272" table:style-name="ce1">
            <text:p>176272</text:p>
          </table:table-cell>
          <table:table-cell office:value-type="float" office:value="171975" table:style-name="ce1">
            <text:p>171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49348612547999998" table:style-name="ce1">
            <text:p>0.493486125</text:p>
          </table:table-cell>
          <table:table-cell office:value-type="float" office:value="0.32756825796700001" table:style-name="ce1">
            <text:p>0.327568258</text:p>
          </table:table-cell>
          <table:table-cell office:value-type="float" office:value="0.63882434070100003" table:style-name="ce1">
            <text:p>0.638824341</text:p>
          </table:table-cell>
          <table:table-cell office:value-type="float" office:value="0.68390548103799997" table:style-name="ce1">
            <text:p>0.683905481</text:p>
          </table:table-cell>
          <table:table-cell office:value-type="float" office:value="0.98733073799500004" table:style-name="ce1">
            <text:p>0.987330738</text:p>
          </table:table-cell>
          <table:table-cell office:value-type="float" office:value="0.74867771419999996" table:style-name="ce1">
            <text:p>0.748677714</text:p>
          </table:table-cell>
          <table:table-cell office:value-type="float" office:value="0.272768200199" table:style-name="ce1">
            <text:p>0.2727682</text:p>
          </table:table-cell>
          <table:table-cell office:value-type="float" office:value="0.97168425006400005" table:style-name="ce1">
            <text:p>0.97168425</text:p>
          </table:table-cell>
          <table:table-cell office:value-type="float" office:value="5.1889021176300003E-2" table:style-name="ce1">
            <text:p>0.051889021</text:p>
          </table:table-cell>
          <table:table-cell office:value-type="float" office:value="8.4852813742385695" table:style-name="ce1">
            <text:p>8.485281374</text:p>
          </table:table-cell>
          <table:table-cell office:value-type="float" office:value="0.76535152828378605" table:style-name="ce1">
            <text:p>0.765351528</text:p>
          </table:table-cell>
          <table:table-cell office:value-type="float" office:value="1.66678680342" table:style-name="ce1">
            <text:p>1.666786803</text:p>
          </table:table-cell>
          <table:table-cell office:value-type="float" office:value="6.28511389216311E-3" table:style-name="ce1">
            <text:p>0.006285114</text:p>
          </table:table-cell>
          <table:table-cell office:value-type="float" office:value="-2.0003121899500001E-2" table:style-name="ce1">
            <text:p>-0.020003122</text:p>
          </table:table-cell>
          <table:table-cell office:value-type="float" office:value="1.02639942314" table:style-name="ce1">
            <text:p>1.026399423</text:p>
          </table:table-cell>
          <table:table-cell office:value-type="float" office:value="0.50786675347200005" table:style-name="ce1">
            <text:p>0.507866753</text:p>
          </table:table-cell>
          <table:table-cell office:value-type="float" office:value="0.76978192793" table:style-name="ce1">
            <text:p>0.769781928</text:p>
          </table:table-cell>
          <table:table-cell office:value-type="float" office:value="0.47989746876" table:style-name="ce1">
            <text:p>0.479897469</text:p>
          </table:table-cell>
          <table:table-cell office:value-type="float" office:value="0.49348612547999998" table:style-name="ce1">
            <text:p>0.493486125</text:p>
          </table:table-cell>
          <table:table-cell office:value-type="float" office:value="0.69254000000000004" table:style-name="ce1">
            <text:p>0.69254</text:p>
          </table:table-cell>
          <table:table-cell office:value-type="float" office:value="0.23021807207" table:style-name="ce1">
            <text:p>0.230218072</text:p>
          </table:table-cell>
          <table:table-cell office:value-type="float" office:value="37444" table:style-name="ce1">
            <text:p>37444</text:p>
          </table:table-cell>
          <table:table-cell office:value-type="float" office:value="40581" table:style-name="ce1">
            <text:p>40581</text:p>
          </table:table-cell>
          <table:table-cell office:value-type="float" office:value="135691" table:style-name="ce1">
            <text:p>135691</text:p>
          </table:table-cell>
          <table:table-cell office:value-type="float" office:value="36284" table:style-name="ce1">
            <text:p>36284</text:p>
          </table:table-cell>
          <table:table-cell office:value-type="float" office:value="73728" table:style-name="ce1">
            <text:p>73728</text:p>
          </table:table-cell>
          <table:table-cell office:value-type="float" office:value="78025" table:style-name="ce1">
            <text:p>78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scl4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3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78117449491900004" table:style-name="ce1">
            <text:p>0.781174495</text:p>
          </table:table-cell>
          <table:table-cell office:value-type="float" office:value="0.64092398104799997" table:style-name="ce1">
            <text:p>0.640923981</text:p>
          </table:table-cell>
          <table:table-cell office:value-type="float" office:value="0.63868984418200003" table:style-name="ce1">
            <text:p>0.638689844</text:p>
          </table:table-cell>
          <table:table-cell office:value-type="float" office:value="0.683987540891" table:style-name="ce1">
            <text:p>0.683987541</text:p>
          </table:table-cell>
          <table:table-cell office:value-type="float" office:value="0.988038763298" table:style-name="ce1">
            <text:p>0.988038763</text:p>
          </table:table-cell>
          <table:table-cell office:value-type="float" office:value="0.78680674669200001" table:style-name="ce1">
            <text:p>0.786806747</text:p>
          </table:table-cell>
          <table:table-cell office:value-type="float" office:value="0.26989233370499999" table:style-name="ce1">
            <text:p>0.269892334</text:p>
          </table:table-cell>
          <table:table-cell office:value-type="float" office:value="0.98231574618299999" table:style-name="ce1">
            <text:p>0.982315746</text:p>
          </table:table-cell>
          <table:table-cell office:value-type="float" office:value="5.0901368858500003E-2" table:style-name="ce1">
            <text:p>0.050901369</text:p>
          </table:table-cell>
          <table:table-cell office:value-type="float" office:value="3" table:style-name="ce1">
            <text:p>3</text:p>
          </table:table-cell>
          <table:table-cell office:value-type="float" office:value="0.30152516169951799" table:style-name="ce1">
            <text:p>0.301525162</text:p>
          </table:table-cell>
          <table:table-cell office:value-type="float" office:value="1.6590297869899999" table:style-name="ce1">
            <text:p>1.659029787</text:p>
          </table:table-cell>
          <table:table-cell office:value-type="float" office:value="3.8549318371043401E-3" table:style-name="ce1">
            <text:p>0.003854932</text:p>
          </table:table-cell>
          <table:table-cell office:value-type="float" office:value="-2.3651296356199999E-2" table:style-name="ce1">
            <text:p>-0.023651296</text:p>
          </table:table-cell>
          <table:table-cell office:value-type="float" office:value="0.28012371948100001" table:style-name="ce1">
            <text:p>0.280123719</text:p>
          </table:table-cell>
          <table:table-cell office:value-type="float" office:value="0.76760006061700004" table:style-name="ce1">
            <text:p>0.767600061</text:p>
          </table:table-cell>
          <table:table-cell office:value-type="float" office:value="0.50977962774800001" table:style-name="ce1">
            <text:p>0.509779628</text:p>
          </table:table-cell>
          <table:table-cell office:value-type="float" office:value="0.79523767989500005" table:style-name="ce1">
            <text:p>0.79523768</text:p>
          </table:table-cell>
          <table:table-cell office:value-type="float" office:value="0.78117449491900004" table:style-name="ce1">
            <text:p>0.781174495</text:p>
          </table:table-cell>
          <table:table-cell office:value-type="float" office:value="0.69352000000000003" table:style-name="ce1">
            <text:p>0.69352</text:p>
          </table:table-cell>
          <table:table-cell office:value-type="float" office:value="0.49022037225199999" table:style-name="ce1">
            <text:p>0.490220372</text:p>
          </table:table-cell>
          <table:table-cell office:value-type="float" office:value="136761" table:style-name="ce1">
            <text:p>136761</text:p>
          </table:table-cell>
          <table:table-cell office:value-type="float" office:value="35214" table:style-name="ce1">
            <text:p>35214</text:p>
          </table:table-cell>
          <table:table-cell office:value-type="float" office:value="36619" table:style-name="ce1">
            <text:p>36619</text:p>
          </table:table-cell>
          <table:table-cell office:value-type="float" office:value="41406" table:style-name="ce1">
            <text:p>41406</text:p>
          </table:table-cell>
          <table:table-cell office:value-type="float" office:value="178167" table:style-name="ce1">
            <text:p>178167</text:p>
          </table:table-cell>
          <table:table-cell office:value-type="float" office:value="171975" table:style-name="ce1">
            <text:p>171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48871598446499998" table:style-name="ce1">
            <text:p>0.488715984</text:p>
          </table:table-cell>
          <table:table-cell office:value-type="float" office:value="0.32337798814899998" table:style-name="ce1">
            <text:p>0.323377988</text:p>
          </table:table-cell>
          <table:table-cell office:value-type="float" office:value="0.63868984418200003" table:style-name="ce1">
            <text:p>0.638689844</text:p>
          </table:table-cell>
          <table:table-cell office:value-type="float" office:value="0.683987540891" table:style-name="ce1">
            <text:p>0.683987541</text:p>
          </table:table-cell>
          <table:table-cell office:value-type="float" office:value="0.988038763298" table:style-name="ce1">
            <text:p>0.988038763</text:p>
          </table:table-cell>
          <table:table-cell office:value-type="float" office:value="0.78680674669200001" table:style-name="ce1">
            <text:p>0.786806747</text:p>
          </table:table-cell>
          <table:table-cell office:value-type="float" office:value="0.26989233370499999" table:style-name="ce1">
            <text:p>0.269892334</text:p>
          </table:table-cell>
          <table:table-cell office:value-type="float" office:value="0.95868088457099998" table:style-name="ce1">
            <text:p>0.958680885</text:p>
          </table:table-cell>
          <table:table-cell office:value-type="float" office:value="5.0901368858500003E-2" table:style-name="ce1">
            <text:p>0.050901369</text:p>
          </table:table-cell>
          <table:table-cell office:value-type="float" office:value="12.7279220613578" table:style-name="ce1">
            <text:p>12.72792206</text:p>
          </table:table-cell>
          <table:table-cell office:value-type="float" office:value="0.84289841516399999" table:style-name="ce1">
            <text:p>0.842898415</text:p>
          </table:table-cell>
          <table:table-cell office:value-type="float" office:value="1.6590297869899999" table:style-name="ce1">
            <text:p>1.659029787</text:p>
          </table:table-cell>
          <table:table-cell office:value-type="float" office:value="1.25586651118455E-2" table:style-name="ce1">
            <text:p>0.012558665</text:p>
          </table:table-cell>
          <table:table-cell office:value-type="float" office:value="-2.3651296356199999E-2" table:style-name="ce1">
            <text:p>-0.023651296</text:p>
          </table:table-cell>
          <table:table-cell office:value-type="float" office:value="1.0461782135" table:style-name="ce1">
            <text:p>1.046178214</text:p>
          </table:table-cell>
          <table:table-cell office:value-type="float" office:value="0.50977962774800001" table:style-name="ce1">
            <text:p>0.509779628</text:p>
          </table:table-cell>
          <table:table-cell office:value-type="float" office:value="0.76760006061700004" table:style-name="ce1">
            <text:p>0.767600061</text:p>
          </table:table-cell>
          <table:table-cell office:value-type="float" office:value="0.46932393463599997" table:style-name="ce1">
            <text:p>0.469323935</text:p>
          </table:table-cell>
          <table:table-cell office:value-type="float" office:value="0.48871598446499998" table:style-name="ce1">
            <text:p>0.488715984</text:p>
          </table:table-cell>
          <table:table-cell office:value-type="float" office:value="0.69352000000000003" table:style-name="ce1">
            <text:p>0.69352</text:p>
          </table:table-cell>
          <table:table-cell office:value-type="float" office:value="0.23239993938299999" table:style-name="ce1">
            <text:p>0.232399939</text:p>
          </table:table-cell>
          <table:table-cell office:value-type="float" office:value="36619" table:style-name="ce1">
            <text:p>36619</text:p>
          </table:table-cell>
          <table:table-cell office:value-type="float" office:value="41406" table:style-name="ce1">
            <text:p>41406</text:p>
          </table:table-cell>
          <table:table-cell office:value-type="float" office:value="136761" table:style-name="ce1">
            <text:p>136761</text:p>
          </table:table-cell>
          <table:table-cell office:value-type="float" office:value="35214" table:style-name="ce1">
            <text:p>35214</text:p>
          </table:table-cell>
          <table:table-cell office:value-type="float" office:value="71833" table:style-name="ce1">
            <text:p>71833</text:p>
          </table:table-cell>
          <table:table-cell office:value-type="float" office:value="78025" table:style-name="ce1">
            <text:p>78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scl5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4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77775150356599998" table:style-name="ce1">
            <text:p>0.777751504</text:p>
          </table:table-cell>
          <table:table-cell office:value-type="float" office:value="0.63632846007499999" table:style-name="ce1">
            <text:p>0.63632846</text:p>
          </table:table-cell>
          <table:table-cell office:value-type="float" office:value="0.63127619352499997" table:style-name="ce1">
            <text:p>0.631276194</text:p>
          </table:table-cell>
          <table:table-cell office:value-type="float" office:value="0.67783079162100002" table:style-name="ce1">
            <text:p>0.677830792</text:p>
          </table:table-cell>
          <table:table-cell office:value-type="float" office:value="0.98407227240299999" table:style-name="ce1">
            <text:p>0.984072272</text:p>
          </table:table-cell>
          <table:table-cell office:value-type="float" office:value="0.72888233153399995" table:style-name="ce1">
            <text:p>0.728882332</text:p>
          </table:table-cell>
          <table:table-cell office:value-type="float" office:value="0.25420655249500002" table:style-name="ce1">
            <text:p>0.254206552</text:p>
          </table:table-cell>
          <table:table-cell office:value-type="float" office:value="0.97991732170199997" table:style-name="ce1">
            <text:p>0.979917322</text:p>
          </table:table-cell>
          <table:table-cell office:value-type="float" office:value="4.5275701983400002E-2" table:style-name="ce1">
            <text:p>0.045275702</text:p>
          </table:table-cell>
          <table:table-cell office:value-type="float" office:value="3" table:style-name="ce1">
            <text:p>3</text:p>
          </table:table-cell>
          <table:table-cell office:value-type="float" office:value="0.30743398439498998" table:style-name="ce1">
            <text:p>0.307433984</text:p>
          </table:table-cell>
          <table:table-cell office:value-type="float" office:value="1.66574719274" table:style-name="ce1">
            <text:p>1.665747193</text:p>
          </table:table-cell>
          <table:table-cell office:value-type="float" office:value="2.05379538222229E-3" table:style-name="ce1">
            <text:p>0.002053795</text:p>
          </table:table-cell>
          <table:table-cell office:value-type="float" office:value="-1.7808922632299998E-2" table:style-name="ce1">
            <text:p>-0.017808923</text:p>
          </table:table-cell>
          <table:table-cell office:value-type="float" office:value="0.28575772006299999" table:style-name="ce1">
            <text:p>0.28575772</text:p>
          </table:table-cell>
          <table:table-cell office:value-type="float" office:value="0.76243967289299996" table:style-name="ce1">
            <text:p>0.762439673</text:p>
          </table:table-cell>
          <table:table-cell office:value-type="float" office:value="0.50011271415699998" table:style-name="ce1">
            <text:p>0.500112714</text:p>
          </table:table-cell>
          <table:table-cell office:value-type="float" office:value="0.793690943451" table:style-name="ce1">
            <text:p>0.793690943</text:p>
          </table:table-cell>
          <table:table-cell office:value-type="float" office:value="0.77775150356599998" table:style-name="ce1">
            <text:p>0.777751504</text:p>
          </table:table-cell>
          <table:table-cell office:value-type="float" office:value="0.68796400000000002" table:style-name="ce1">
            <text:p>0.687964</text:p>
          </table:table-cell>
          <table:table-cell office:value-type="float" office:value="0.49988728584300002" table:style-name="ce1">
            <text:p>0.499887286</text:p>
          </table:table-cell>
          <table:table-cell office:value-type="float" office:value="136495" table:style-name="ce1">
            <text:p>136495</text:p>
          </table:table-cell>
          <table:table-cell office:value-type="float" office:value="35480" table:style-name="ce1">
            <text:p>35480</text:p>
          </table:table-cell>
          <table:table-cell office:value-type="float" office:value="35496" table:style-name="ce1">
            <text:p>35496</text:p>
          </table:table-cell>
          <table:table-cell office:value-type="float" office:value="42529" table:style-name="ce1">
            <text:p>42529</text:p>
          </table:table-cell>
          <table:table-cell office:value-type="float" office:value="179024" table:style-name="ce1">
            <text:p>179024</text:p>
          </table:table-cell>
          <table:table-cell office:value-type="float" office:value="171975" table:style-name="ce1">
            <text:p>171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476453178167" table:style-name="ce1">
            <text:p>0.476453178</text:p>
          </table:table-cell>
          <table:table-cell office:value-type="float" office:value="0.31272631161600001" table:style-name="ce1">
            <text:p>0.312726312</text:p>
          </table:table-cell>
          <table:table-cell office:value-type="float" office:value="0.63127619352499997" table:style-name="ce1">
            <text:p>0.631276194</text:p>
          </table:table-cell>
          <table:table-cell office:value-type="float" office:value="0.67783079162100002" table:style-name="ce1">
            <text:p>0.677830792</text:p>
          </table:table-cell>
          <table:table-cell office:value-type="float" office:value="0.98407227240299999" table:style-name="ce1">
            <text:p>0.984072272</text:p>
          </table:table-cell>
          <table:table-cell office:value-type="float" office:value="0.72888233153399995" table:style-name="ce1">
            <text:p>0.728882332</text:p>
          </table:table-cell>
          <table:table-cell office:value-type="float" office:value="0.25420655249500002" table:style-name="ce1">
            <text:p>0.254206552</text:p>
          </table:table-cell>
          <table:table-cell office:value-type="float" office:value="0.95269159267400005" table:style-name="ce1">
            <text:p>0.952691593</text:p>
          </table:table-cell>
          <table:table-cell office:value-type="float" office:value="4.5275701983400002E-2" table:style-name="ce1">
            <text:p>0.045275702</text:p>
          </table:table-cell>
          <table:table-cell office:value-type="float" office:value="14.142135623730899" table:style-name="ce1">
            <text:p>14.14213562</text:p>
          </table:table-cell>
          <table:table-cell office:value-type="float" office:value="0.91685446431201101" table:style-name="ce1">
            <text:p>0.916854464</text:p>
          </table:table-cell>
          <table:table-cell office:value-type="float" office:value="1.66574719274" table:style-name="ce1">
            <text:p>1.665747193</text:p>
          </table:table-cell>
          <table:table-cell office:value-type="float" office:value="6.3421168668655603E-3" table:style-name="ce1">
            <text:p>0.006342117</text:p>
          </table:table-cell>
          <table:table-cell office:value-type="float" office:value="-1.7808922632299998E-2" table:style-name="ce1">
            <text:p>-0.017808923</text:p>
          </table:table-cell>
          <table:table-cell office:value-type="float" office:value="1.0988421230600001" table:style-name="ce1">
            <text:p>1.098842123</text:p>
          </table:table-cell>
          <table:table-cell office:value-type="float" office:value="0.50011271415699998" table:style-name="ce1">
            <text:p>0.500112714</text:p>
          </table:table-cell>
          <table:table-cell office:value-type="float" office:value="0.76243967289299996" table:style-name="ce1">
            <text:p>0.762439673</text:p>
          </table:table-cell>
          <table:table-cell office:value-type="float" office:value="0.454931111823" table:style-name="ce1">
            <text:p>0.454931112</text:p>
          </table:table-cell>
          <table:table-cell office:value-type="float" office:value="0.476453178167" table:style-name="ce1">
            <text:p>0.476453178</text:p>
          </table:table-cell>
          <table:table-cell office:value-type="float" office:value="0.68796400000000002" table:style-name="ce1">
            <text:p>0.687964</text:p>
          </table:table-cell>
          <table:table-cell office:value-type="float" office:value="0.23756032710700001" table:style-name="ce1">
            <text:p>0.237560327</text:p>
          </table:table-cell>
          <table:table-cell office:value-type="float" office:value="35496" table:style-name="ce1">
            <text:p>35496</text:p>
          </table:table-cell>
          <table:table-cell office:value-type="float" office:value="42529" table:style-name="ce1">
            <text:p>42529</text:p>
          </table:table-cell>
          <table:table-cell office:value-type="float" office:value="136495" table:style-name="ce1">
            <text:p>136495</text:p>
          </table:table-cell>
          <table:table-cell office:value-type="float" office:value="35480" table:style-name="ce1">
            <text:p>35480</text:p>
          </table:table-cell>
          <table:table-cell office:value-type="float" office:value="70976" table:style-name="ce1">
            <text:p>70976</text:p>
          </table:table-cell>
          <table:table-cell office:value-type="float" office:value="78025" table:style-name="ce1">
            <text:p>78025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ise20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5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85124661499700005" table:style-name="ce1">
            <text:p>0.851246615</text:p>
          </table:table-cell>
          <table:table-cell office:value-type="float" office:value="0.74101772069600003" table:style-name="ce1">
            <text:p>0.741017721</text:p>
          </table:table-cell>
          <table:table-cell office:value-type="float" office:value="0.76248477940600001" table:style-name="ce1">
            <text:p>0.762484779</text:p>
          </table:table-cell>
          <table:table-cell office:value-type="float" office:value="0.79215527064199998" table:style-name="ce1">
            <text:p>0.792155271</text:p>
          </table:table-cell>
          <table:table-cell office:value-type="float" office:value="0.95022339027000002" table:style-name="ce1">
            <text:p>0.95022339</text:p>
          </table:table-cell>
          <table:table-cell office:value-type="float" office:value="-0.336304170698" table:style-name="ce1">
            <text:p>-0.336304171</text:p>
          </table:table-cell>
          <table:table-cell office:value-type="float" office:value="0.52720412095199998" table:style-name="ce1">
            <text:p>0.527204121</text:p>
          </table:table-cell>
          <table:table-cell office:value-type="float" office:value="0.99631734989300003" table:style-name="ce1">
            <text:p>0.99631735</text:p>
          </table:table-cell>
          <table:table-cell office:value-type="float" office:value="0.19675427037599999" table:style-name="ce1">
            <text:p>0.19675427</text:p>
          </table:table-cell>
          <table:table-cell office:value-type="float" office:value="1.41421356237309" table:style-name="ce1">
            <text:p>1.414213562</text:p>
          </table:table-cell>
          <table:table-cell office:value-type="float" office:value="0.14890080583409801" table:style-name="ce1">
            <text:p>0.148900806</text:p>
          </table:table-cell>
          <table:table-cell office:value-type="float" office:value="1.4033271600399999" table:style-name="ce1">
            <text:p>1.40332716</text:p>
          </table:table-cell>
          <table:table-cell office:value-type="float" office:value="3.5637859047700999E-3" table:style-name="ce1">
            <text:p>0.003563786</text:p>
          </table:table-cell>
          <table:table-cell office:value-type="float" office:value="-5.9714106488399997E-2" table:style-name="ce1">
            <text:p>-0.059714106</text:p>
          </table:table-cell>
          <table:table-cell office:value-type="float" office:value="0.174747696358" table:style-name="ce1">
            <text:p>0.174747696</text:p>
          </table:table-cell>
          <table:table-cell office:value-type="float" office:value="0.854393045638" table:style-name="ce1">
            <text:p>0.854393046</text:p>
          </table:table-cell>
          <table:table-cell office:value-type="float" office:value="0.67057651317400002" table:style-name="ce1">
            <text:p>0.670576513</text:p>
          </table:table-cell>
          <table:table-cell office:value-type="float" office:value="0.84812327373200003" table:style-name="ce1">
            <text:p>0.848123274</text:p>
          </table:table-cell>
          <table:table-cell office:value-type="float" office:value="0.85124661499700005" table:style-name="ce1">
            <text:p>0.851246615</text:p>
          </table:table-cell>
          <table:table-cell office:value-type="float" office:value="0.79609600000000003" table:style-name="ce1">
            <text:p>0.796096</text:p>
          </table:table-cell>
          <table:table-cell office:value-type="float" office:value="0.32942348682599998" table:style-name="ce1">
            <text:p>0.329423487</text:p>
          </table:table-cell>
          <table:table-cell office:value-type="float" office:value="145856" table:style-name="ce1">
            <text:p>145856</text:p>
          </table:table-cell>
          <table:table-cell office:value-type="float" office:value="26119" table:style-name="ce1">
            <text:p>26119</text:p>
          </table:table-cell>
          <table:table-cell office:value-type="float" office:value="53168" table:style-name="ce1">
            <text:p>53168</text:p>
          </table:table-cell>
          <table:table-cell office:value-type="float" office:value="24857" table:style-name="ce1">
            <text:p>24857</text:p>
          </table:table-cell>
          <table:table-cell office:value-type="float" office:value="170713" table:style-name="ce1">
            <text:p>170713</text:p>
          </table:table-cell>
          <table:table-cell office:value-type="float" office:value="171975" table:style-name="ce1">
            <text:p>171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67595606183900003" table:style-name="ce1">
            <text:p>0.675956062</text:p>
          </table:table-cell>
          <table:table-cell office:value-type="float" office:value="0.51052388999800002" table:style-name="ce1">
            <text:p>0.51052389</text:p>
          </table:table-cell>
          <table:table-cell office:value-type="float" office:value="0.76248477940600001" table:style-name="ce1">
            <text:p>0.762484779</text:p>
          </table:table-cell>
          <table:table-cell office:value-type="float" office:value="0.79215527064199998" table:style-name="ce1">
            <text:p>0.792155271</text:p>
          </table:table-cell>
          <table:table-cell office:value-type="float" office:value="0.95022339027000002" table:style-name="ce1">
            <text:p>0.95022339</text:p>
          </table:table-cell>
          <table:table-cell office:value-type="float" office:value="-0.336304170698" table:style-name="ce1">
            <text:p>-0.336304171</text:p>
          </table:table-cell>
          <table:table-cell office:value-type="float" office:value="0.52720412095199998" table:style-name="ce1">
            <text:p>0.527204121</text:p>
          </table:table-cell>
          <table:table-cell office:value-type="float" office:value="0.99197772579300003" table:style-name="ce1">
            <text:p>0.991977726</text:p>
          </table:table-cell>
          <table:table-cell office:value-type="float" office:value="0.19675427037599999" table:style-name="ce1">
            <text:p>0.19675427</text:p>
          </table:table-cell>
          <table:table-cell office:value-type="float" office:value="72.124891681027805" table:style-name="ce1">
            <text:p>72.12489168</text:p>
          </table:table-cell>
          <table:table-cell office:value-type="float" office:value="0.452740611072111" table:style-name="ce1">
            <text:p>0.452740611</text:p>
          </table:table-cell>
          <table:table-cell office:value-type="float" office:value="1.4033271600399999" table:style-name="ce1">
            <text:p>1.40332716</text:p>
          </table:table-cell>
          <table:table-cell office:value-type="float" office:value="1.06119060986429E-2" table:style-name="ce1">
            <text:p>0.010611906</text:p>
          </table:table-cell>
          <table:table-cell office:value-type="float" office:value="-5.9714106488399997E-2" table:style-name="ce1">
            <text:p>-0.059714106</text:p>
          </table:table-cell>
          <table:table-cell office:value-type="float" office:value="0.4793860969" table:style-name="ce1">
            <text:p>0.479386097</text:p>
          </table:table-cell>
          <table:table-cell office:value-type="float" office:value="0.67057651317400002" table:style-name="ce1">
            <text:p>0.670576513</text:p>
          </table:table-cell>
          <table:table-cell office:value-type="float" office:value="0.854393045638" table:style-name="ce1">
            <text:p>0.854393046</text:p>
          </table:table-cell>
          <table:table-cell office:value-type="float" office:value="0.68142262095499995" table:style-name="ce1">
            <text:p>0.681422621</text:p>
          </table:table-cell>
          <table:table-cell office:value-type="float" office:value="0.67595606183900003" table:style-name="ce1">
            <text:p>0.675956062</text:p>
          </table:table-cell>
          <table:table-cell office:value-type="float" office:value="0.79609600000000003" table:style-name="ce1">
            <text:p>0.796096</text:p>
          </table:table-cell>
          <table:table-cell office:value-type="float" office:value="0.145606954362" table:style-name="ce1">
            <text:p>0.145606954</text:p>
          </table:table-cell>
          <table:table-cell office:value-type="float" office:value="53168" table:style-name="ce1">
            <text:p>53168</text:p>
          </table:table-cell>
          <table:table-cell office:value-type="float" office:value="24857" table:style-name="ce1">
            <text:p>24857</text:p>
          </table:table-cell>
          <table:table-cell office:value-type="float" office:value="145856" table:style-name="ce1">
            <text:p>145856</text:p>
          </table:table-cell>
          <table:table-cell office:value-type="float" office:value="26119" table:style-name="ce1">
            <text:p>26119</text:p>
          </table:table-cell>
          <table:table-cell office:value-type="float" office:value="79287" table:style-name="ce1">
            <text:p>79287</text:p>
          </table:table-cell>
          <table:table-cell office:value-type="float" office:value="78025" table:style-name="ce1">
            <text:p>78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Noise40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6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84885408619500002" table:style-name="ce1">
            <text:p>0.848854086</text:p>
          </table:table-cell>
          <table:table-cell office:value-type="float" office:value="0.73739920892400002" table:style-name="ce1">
            <text:p>0.737399209</text:p>
          </table:table-cell>
          <table:table-cell office:value-type="float" office:value="0.75936484484300004" table:style-name="ce1">
            <text:p>0.759364845</text:p>
          </table:table-cell>
          <table:table-cell office:value-type="float" office:value="0.78970576897199996" table:style-name="ce1">
            <text:p>0.789705769</text:p>
          </table:table-cell>
          <table:table-cell office:value-type="float" office:value="0.94703542641399996" table:style-name="ce1">
            <text:p>0.947035426</text:p>
          </table:table-cell>
          <table:table-cell office:value-type="float" office:value="-0.53040529024299998" table:style-name="ce1">
            <text:p>-0.53040529</text:p>
          </table:table-cell>
          <table:table-cell office:value-type="float" office:value="0.52248946832900001" table:style-name="ce1">
            <text:p>0.522489468</text:p>
          </table:table-cell>
          <table:table-cell office:value-type="float" office:value="0.99352131469899996" table:style-name="ce1">
            <text:p>0.993521315</text:p>
          </table:table-cell>
          <table:table-cell office:value-type="float" office:value="0.19353427692899999" table:style-name="ce1">
            <text:p>0.193534277</text:p>
          </table:table-cell>
          <table:table-cell office:value-type="float" office:value="1.41421356237309" table:style-name="ce1">
            <text:p>1.414213562</text:p>
          </table:table-cell>
          <table:table-cell office:value-type="float" office:value="0.151389676990725" table:style-name="ce1">
            <text:p>0.151389677</text:p>
          </table:table-cell>
          <table:table-cell office:value-type="float" office:value="1.4139321840200001" table:style-name="ce1">
            <text:p>1.413932184</text:p>
          </table:table-cell>
          <table:table-cell office:value-type="float" office:value="4.04043178136045E-3" table:style-name="ce1">
            <text:p>0.004040432</text:p>
          </table:table-cell>
          <table:table-cell office:value-type="float" office:value="-5.4959806055199997E-2" table:style-name="ce1">
            <text:p>-0.054959806</text:p>
          </table:table-cell>
          <table:table-cell office:value-type="float" office:value="0.17805876918399999" table:style-name="ce1">
            <text:p>0.178058769</text:p>
          </table:table-cell>
          <table:table-cell office:value-type="float" office:value="0.85438940628299997" table:style-name="ce1">
            <text:p>0.854389406</text:p>
          </table:table-cell>
          <table:table-cell office:value-type="float" office:value="0.664340283403" table:style-name="ce1">
            <text:p>0.664340283</text:p>
          </table:table-cell>
          <table:table-cell office:value-type="float" office:value="0.84339002762000004" table:style-name="ce1">
            <text:p>0.843390028</text:p>
          </table:table-cell>
          <table:table-cell office:value-type="float" office:value="0.84885408619500002" table:style-name="ce1">
            <text:p>0.848854086</text:p>
          </table:table-cell>
          <table:table-cell office:value-type="float" office:value="0.79339199999999999" table:style-name="ce1">
            <text:p>0.793392</text:p>
          </table:table-cell>
          <table:table-cell office:value-type="float" office:value="0.335659716597" table:style-name="ce1">
            <text:p>0.335659717</text:p>
          </table:table-cell>
          <table:table-cell office:value-type="float" office:value="145042" table:style-name="ce1">
            <text:p>145042</text:p>
          </table:table-cell>
          <table:table-cell office:value-type="float" office:value="26933" table:style-name="ce1">
            <text:p>26933</text:p>
          </table:table-cell>
          <table:table-cell office:value-type="float" office:value="53306" table:style-name="ce1">
            <text:p>53306</text:p>
          </table:table-cell>
          <table:table-cell office:value-type="float" office:value="24719" table:style-name="ce1">
            <text:p>24719</text:p>
          </table:table-cell>
          <table:table-cell office:value-type="float" office:value="169761" table:style-name="ce1">
            <text:p>169761</text:p>
          </table:table-cell>
          <table:table-cell office:value-type="float" office:value="171975" table:style-name="ce1">
            <text:p>171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67363392812" table:style-name="ce1">
            <text:p>0.673633928</text:p>
          </table:table-cell>
          <table:table-cell office:value-type="float" office:value="0.50787934221300002" table:style-name="ce1">
            <text:p>0.507879342</text:p>
          </table:table-cell>
          <table:table-cell office:value-type="float" office:value="0.75936484484300004" table:style-name="ce1">
            <text:p>0.759364845</text:p>
          </table:table-cell>
          <table:table-cell office:value-type="float" office:value="0.78970576897199996" table:style-name="ce1">
            <text:p>0.789705769</text:p>
          </table:table-cell>
          <table:table-cell office:value-type="float" office:value="0.94703542641399996" table:style-name="ce1">
            <text:p>0.947035426</text:p>
          </table:table-cell>
          <table:table-cell office:value-type="float" office:value="-0.53040529024299998" table:style-name="ce1">
            <text:p>-0.53040529</text:p>
          </table:table-cell>
          <table:table-cell office:value-type="float" office:value="0.52248946832900001" table:style-name="ce1">
            <text:p>0.522489468</text:p>
          </table:table-cell>
          <table:table-cell office:value-type="float" office:value="0.98601071627199999" table:style-name="ce1">
            <text:p>0.986010716</text:p>
          </table:table-cell>
          <table:table-cell office:value-type="float" office:value="0.19353427692899999" table:style-name="ce1">
            <text:p>0.193534277</text:p>
          </table:table-cell>
          <table:table-cell office:value-type="float" office:value="68.014704292527796" table:style-name="ce1">
            <text:p>68.01470429</text:p>
          </table:table-cell>
          <table:table-cell office:value-type="float" office:value="0.52967974180579502" table:style-name="ce1">
            <text:p>0.529679742</text:p>
          </table:table-cell>
          <table:table-cell office:value-type="float" office:value="1.4139321840200001" table:style-name="ce1">
            <text:p>1.413932184</text:p>
          </table:table-cell>
          <table:table-cell office:value-type="float" office:value="1.1874552514973E-2" table:style-name="ce1">
            <text:p>0.011874553</text:p>
          </table:table-cell>
          <table:table-cell office:value-type="float" office:value="-5.4959806055199997E-2" table:style-name="ce1">
            <text:p>-0.054959806</text:p>
          </table:table-cell>
          <table:table-cell office:value-type="float" office:value="0.484485798972" table:style-name="ce1">
            <text:p>0.484485799</text:p>
          </table:table-cell>
          <table:table-cell office:value-type="float" office:value="0.664340283403" table:style-name="ce1">
            <text:p>0.664340283</text:p>
          </table:table-cell>
          <table:table-cell office:value-type="float" office:value="0.85438940628299997" table:style-name="ce1">
            <text:p>0.854389406</text:p>
          </table:table-cell>
          <table:table-cell office:value-type="float" office:value="0.68319128484500002" table:style-name="ce1">
            <text:p>0.683191285</text:p>
          </table:table-cell>
          <table:table-cell office:value-type="float" office:value="0.67363392812" table:style-name="ce1">
            <text:p>0.673633928</text:p>
          </table:table-cell>
          <table:table-cell office:value-type="float" office:value="0.79339199999999999" table:style-name="ce1">
            <text:p>0.793392</text:p>
          </table:table-cell>
          <table:table-cell office:value-type="float" office:value="0.145610593717" table:style-name="ce1">
            <text:p>0.145610594</text:p>
          </table:table-cell>
          <table:table-cell office:value-type="float" office:value="53306" table:style-name="ce1">
            <text:p>53306</text:p>
          </table:table-cell>
          <table:table-cell office:value-type="float" office:value="24719" table:style-name="ce1">
            <text:p>24719</text:p>
          </table:table-cell>
          <table:table-cell office:value-type="float" office:value="145042" table:style-name="ce1">
            <text:p>145042</text:p>
          </table:table-cell>
          <table:table-cell office:value-type="float" office:value="26933" table:style-name="ce1">
            <text:p>26933</text:p>
          </table:table-cell>
          <table:table-cell office:value-type="float" office:value="80239" table:style-name="ce1">
            <text:p>80239</text:p>
          </table:table-cell>
          <table:table-cell office:value-type="float" office:value="78025" table:style-name="ce1">
            <text:p>78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Noise60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7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84648525544700004" table:style-name="ce1">
            <text:p>0.846485255</text:p>
          </table:table-cell>
          <table:table-cell office:value-type="float" office:value="0.733831326773" table:style-name="ce1">
            <text:p>0.733831327</text:p>
          </table:table-cell>
          <table:table-cell office:value-type="float" office:value="0.75641283397900005" table:style-name="ce1">
            <text:p>0.756412834</text:p>
          </table:table-cell>
          <table:table-cell office:value-type="float" office:value="0.78736029535300001" table:style-name="ce1">
            <text:p>0.787360295</text:p>
          </table:table-cell>
          <table:table-cell office:value-type="float" office:value="0.94396974247099996" table:style-name="ce1">
            <text:p>0.943969742</text:p>
          </table:table-cell>
          <table:table-cell office:value-type="float" office:value="-0.75678536588800005" table:style-name="ce1">
            <text:p>-0.756785366</text:p>
          </table:table-cell>
          <table:table-cell office:value-type="float" office:value="0.51805091399600001" table:style-name="ce1">
            <text:p>0.518050914</text:p>
          </table:table-cell>
          <table:table-cell office:value-type="float" office:value="0.99056747746100005" table:style-name="ce1">
            <text:p>0.990567477</text:p>
          </table:table-cell>
          <table:table-cell office:value-type="float" office:value="0.190615228755" table:style-name="ce1">
            <text:p>0.190615229</text:p>
          </table:table-cell>
          <table:table-cell office:value-type="float" office:value="1.41421356237309" table:style-name="ce1">
            <text:p>1.414213562</text:p>
          </table:table-cell>
          <table:table-cell office:value-type="float" office:value="0.153889826261426" table:style-name="ce1">
            <text:p>0.153889826</text:p>
          </table:table-cell>
          <table:table-cell office:value-type="float" office:value="1.42404195675" table:style-name="ce1">
            <text:p>1.424041957</text:p>
          </table:table-cell>
          <table:table-cell office:value-type="float" office:value="3.6051060286400099E-3" table:style-name="ce1">
            <text:p>0.003605106</text:p>
          </table:table-cell>
          <table:table-cell office:value-type="float" office:value="-5.0330724494000001E-2" table:style-name="ce1">
            <text:p>-0.050330724</text:p>
          </table:table-cell>
          <table:table-cell office:value-type="float" office:value="0.18135548559799999" table:style-name="ce1">
            <text:p>0.181355486</text:p>
          </table:table-cell>
          <table:table-cell office:value-type="float" office:value="0.85454577775700002" table:style-name="ce1">
            <text:p>0.854545778</text:p>
          </table:table-cell>
          <table:table-cell office:value-type="float" office:value="0.65827989020099997" table:style-name="ce1">
            <text:p>0.65827989</text:p>
          </table:table-cell>
          <table:table-cell office:value-type="float" office:value="0.838575374328" table:style-name="ce1">
            <text:p>0.838575374</text:p>
          </table:table-cell>
          <table:table-cell office:value-type="float" office:value="0.84648525544700004" table:style-name="ce1">
            <text:p>0.846485255</text:p>
          </table:table-cell>
          <table:table-cell office:value-type="float" office:value="0.79076800000000003" table:style-name="ce1">
            <text:p>0.790768</text:p>
          </table:table-cell>
          <table:table-cell office:value-type="float" office:value="0.34172010979900003" table:style-name="ce1">
            <text:p>0.34172011</text:p>
          </table:table-cell>
          <table:table-cell office:value-type="float" office:value="144214" table:style-name="ce1">
            <text:p>144214</text:p>
          </table:table-cell>
          <table:table-cell office:value-type="float" office:value="27761" table:style-name="ce1">
            <text:p>27761</text:p>
          </table:table-cell>
          <table:table-cell office:value-type="float" office:value="53478" table:style-name="ce1">
            <text:p>53478</text:p>
          </table:table-cell>
          <table:table-cell office:value-type="float" office:value="24547" table:style-name="ce1">
            <text:p>24547</text:p>
          </table:table-cell>
          <table:table-cell office:value-type="float" office:value="168761" table:style-name="ce1">
            <text:p>168761</text:p>
          </table:table-cell>
          <table:table-cell office:value-type="float" office:value="171975" table:style-name="ce1">
            <text:p>171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67156419529800004" table:style-name="ce1">
            <text:p>0.671564195</text:p>
          </table:table-cell>
          <table:table-cell office:value-type="float" office:value="0.50553003232899996" table:style-name="ce1">
            <text:p>0.505530032</text:p>
          </table:table-cell>
          <table:table-cell office:value-type="float" office:value="0.75641283397900005" table:style-name="ce1">
            <text:p>0.756412834</text:p>
          </table:table-cell>
          <table:table-cell office:value-type="float" office:value="0.78736029535300001" table:style-name="ce1">
            <text:p>0.787360295</text:p>
          </table:table-cell>
          <table:table-cell office:value-type="float" office:value="0.94396974247099996" table:style-name="ce1">
            <text:p>0.943969742</text:p>
          </table:table-cell>
          <table:table-cell office:value-type="float" office:value="-0.75678536588800005" table:style-name="ce1">
            <text:p>-0.756785366</text:p>
          </table:table-cell>
          <table:table-cell office:value-type="float" office:value="0.51805091399600001" table:style-name="ce1">
            <text:p>0.518050914</text:p>
          </table:table-cell>
          <table:table-cell office:value-type="float" office:value="0.97981967048399998" table:style-name="ce1">
            <text:p>0.97981967</text:p>
          </table:table-cell>
          <table:table-cell office:value-type="float" office:value="0.190615228755" table:style-name="ce1">
            <text:p>0.190615229</text:p>
          </table:table-cell>
          <table:table-cell office:value-type="float" office:value="68.680419334771102" table:style-name="ce1">
            <text:p>68.68041933</text:p>
          </table:table-cell>
          <table:table-cell office:value-type="float" office:value="0.62220792677746894" table:style-name="ce1">
            <text:p>0.622207927</text:p>
          </table:table-cell>
          <table:table-cell office:value-type="float" office:value="1.42404195675" table:style-name="ce1">
            <text:p>1.424041957</text:p>
          </table:table-cell>
          <table:table-cell office:value-type="float" office:value="1.0521511614316499E-2" table:style-name="ce1">
            <text:p>0.010521512</text:p>
          </table:table-cell>
          <table:table-cell office:value-type="float" office:value="-5.0330724494000001E-2" table:style-name="ce1">
            <text:p>-0.050330724</text:p>
          </table:table-cell>
          <table:table-cell office:value-type="float" office:value="0.48906092224800002" table:style-name="ce1">
            <text:p>0.489060922</text:p>
          </table:table-cell>
          <table:table-cell office:value-type="float" office:value="0.65827989020099997" table:style-name="ce1">
            <text:p>0.65827989</text:p>
          </table:table-cell>
          <table:table-cell office:value-type="float" office:value="0.85454577775700002" table:style-name="ce1">
            <text:p>0.854545778</text:p>
          </table:table-cell>
          <table:table-cell office:value-type="float" office:value="0.68539570650399995" table:style-name="ce1">
            <text:p>0.685395707</text:p>
          </table:table-cell>
          <table:table-cell office:value-type="float" office:value="0.67156419529800004" table:style-name="ce1">
            <text:p>0.671564195</text:p>
          </table:table-cell>
          <table:table-cell office:value-type="float" office:value="0.79076800000000003" table:style-name="ce1">
            <text:p>0.790768</text:p>
          </table:table-cell>
          <table:table-cell office:value-type="float" office:value="0.145454222243" table:style-name="ce1">
            <text:p>0.145454222</text:p>
          </table:table-cell>
          <table:table-cell office:value-type="float" office:value="53478" table:style-name="ce1">
            <text:p>53478</text:p>
          </table:table-cell>
          <table:table-cell office:value-type="float" office:value="24547" table:style-name="ce1">
            <text:p>24547</text:p>
          </table:table-cell>
          <table:table-cell office:value-type="float" office:value="144214" table:style-name="ce1">
            <text:p>144214</text:p>
          </table:table-cell>
          <table:table-cell office:value-type="float" office:value="27761" table:style-name="ce1">
            <text:p>27761</text:p>
          </table:table-cell>
          <table:table-cell office:value-type="float" office:value="81239" table:style-name="ce1">
            <text:p>81239</text:p>
          </table:table-cell>
          <table:table-cell office:value-type="float" office:value="78025" table:style-name="ce1">
            <text:p>78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Noise80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8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84415160192000005" table:style-name="ce1">
            <text:p>0.844151602</text:p>
          </table:table-cell>
          <table:table-cell office:value-type="float" office:value="0.73033072790700004" table:style-name="ce1">
            <text:p>0.730330728</text:p>
          </table:table-cell>
          <table:table-cell office:value-type="float" office:value="0.75354839741900004" table:style-name="ce1">
            <text:p>0.753548397</text:p>
          </table:table-cell>
          <table:table-cell office:value-type="float" office:value="0.785017677533" table:style-name="ce1">
            <text:p>0.785017678</text:p>
          </table:table-cell>
          <table:table-cell office:value-type="float" office:value="1.0103882845000001" table:style-name="ce1">
            <text:p>1.010388285</text:p>
          </table:table-cell>
          <table:table-cell office:value-type="float" office:value="0.74533047906600003" table:style-name="ce1">
            <text:p>0.745330479</text:p>
          </table:table-cell>
          <table:table-cell office:value-type="float" office:value="0.513549849517" table:style-name="ce1">
            <text:p>0.51354985</text:p>
          </table:table-cell>
          <table:table-cell office:value-type="float" office:value="0.98781969977399997" table:style-name="ce1">
            <text:p>0.9878197</text:p>
          </table:table-cell>
          <table:table-cell office:value-type="float" office:value="0.18767549795300001" table:style-name="ce1">
            <text:p>0.187675498</text:p>
          </table:table-cell>
          <table:table-cell office:value-type="float" office:value="1.41421356237309" table:style-name="ce1">
            <text:p>1.414213562</text:p>
          </table:table-cell>
          <table:table-cell office:value-type="float" office:value="0.15622773650133301" table:style-name="ce1">
            <text:p>0.156227737</text:p>
          </table:table-cell>
          <table:table-cell office:value-type="float" office:value="1.4337790151800001" table:style-name="ce1">
            <text:p>1.433779015</text:p>
          </table:table-cell>
          <table:table-cell office:value-type="float" office:value="3.2151779441994799E-3" table:style-name="ce1">
            <text:p>0.003215178</text:p>
          </table:table-cell>
          <table:table-cell office:value-type="float" office:value="-4.58109438903E-2" table:style-name="ce1">
            <text:p>-0.045810944</text:p>
          </table:table-cell>
          <table:table-cell office:value-type="float" office:value="0.184621337833" table:style-name="ce1">
            <text:p>0.184621338</text:p>
          </table:table-cell>
          <table:table-cell office:value-type="float" office:value="0.85456040420400003" table:style-name="ce1">
            <text:p>0.854560404</text:p>
          </table:table-cell>
          <table:table-cell office:value-type="float" office:value="0.65253639063299995" table:style-name="ce1">
            <text:p>0.652536391</text:p>
          </table:table-cell>
          <table:table-cell office:value-type="float" office:value="0.83399331298199997" table:style-name="ce1">
            <text:p>0.833993313</text:p>
          </table:table-cell>
          <table:table-cell office:value-type="float" office:value="0.84415160192000005" table:style-name="ce1">
            <text:p>0.844151602</text:p>
          </table:table-cell>
          <table:table-cell office:value-type="float" office:value="0.78816399999999998" table:style-name="ce1">
            <text:p>0.788164</text:p>
          </table:table-cell>
          <table:table-cell office:value-type="float" office:value="0.34746360936699999" table:style-name="ce1">
            <text:p>0.347463609</text:p>
          </table:table-cell>
          <table:table-cell office:value-type="float" office:value="143426" table:style-name="ce1">
            <text:p>143426</text:p>
          </table:table-cell>
          <table:table-cell office:value-type="float" office:value="28549" table:style-name="ce1">
            <text:p>28549</text:p>
          </table:table-cell>
          <table:table-cell office:value-type="float" office:value="53615" table:style-name="ce1">
            <text:p>53615</text:p>
          </table:table-cell>
          <table:table-cell office:value-type="float" office:value="24410" table:style-name="ce1">
            <text:p>24410</text:p>
          </table:table-cell>
          <table:table-cell office:value-type="float" office:value="167836" table:style-name="ce1">
            <text:p>167836</text:p>
          </table:table-cell>
          <table:table-cell office:value-type="float" office:value="171975" table:style-name="ce1">
            <text:p>171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66939677505899997" table:style-name="ce1">
            <text:p>0.669396775</text:p>
          </table:table-cell>
          <table:table-cell office:value-type="float" office:value="0.50307767372900003" table:style-name="ce1">
            <text:p>0.503077674</text:p>
          </table:table-cell>
          <table:table-cell office:value-type="float" office:value="0.75354839741900004" table:style-name="ce1">
            <text:p>0.753548397</text:p>
          </table:table-cell>
          <table:table-cell office:value-type="float" office:value="0.785017677533" table:style-name="ce1">
            <text:p>0.785017678</text:p>
          </table:table-cell>
          <table:table-cell office:value-type="float" office:value="1.0103882845000001" table:style-name="ce1">
            <text:p>1.010388285</text:p>
          </table:table-cell>
          <table:table-cell office:value-type="float" office:value="0.74533047906600003" table:style-name="ce1">
            <text:p>0.745330479</text:p>
          </table:table-cell>
          <table:table-cell office:value-type="float" office:value="0.513549849517" table:style-name="ce1">
            <text:p>0.51354985</text:p>
          </table:table-cell>
          <table:table-cell office:value-type="float" office:value="0.97416177140799998" table:style-name="ce1">
            <text:p>0.974161771</text:p>
          </table:table-cell>
          <table:table-cell office:value-type="float" office:value="0.18767549795300001" table:style-name="ce1">
            <text:p>0.187675498</text:p>
          </table:table-cell>
          <table:table-cell office:value-type="float" office:value="72.1387551874857" table:style-name="ce1">
            <text:p>72.13875519</text:p>
          </table:table-cell>
          <table:table-cell office:value-type="float" office:value="0.71552957639710002" table:style-name="ce1">
            <text:p>0.715529576</text:p>
          </table:table-cell>
          <table:table-cell office:value-type="float" office:value="1.4337790151800001" table:style-name="ce1">
            <text:p>1.433779015</text:p>
          </table:table-cell>
          <table:table-cell office:value-type="float" office:value="9.3449669542457793E-3" table:style-name="ce1">
            <text:p>0.009344967</text:p>
          </table:table-cell>
          <table:table-cell office:value-type="float" office:value="-4.58109438903E-2" table:style-name="ce1">
            <text:p>-0.045810944</text:p>
          </table:table-cell>
          <table:table-cell office:value-type="float" office:value="0.49388230905500002" table:style-name="ce1">
            <text:p>0.493882309</text:p>
          </table:table-cell>
          <table:table-cell office:value-type="float" office:value="0.65253639063299995" table:style-name="ce1">
            <text:p>0.652536391</text:p>
          </table:table-cell>
          <table:table-cell office:value-type="float" office:value="0.85456040420400003" table:style-name="ce1">
            <text:p>0.854560404</text:p>
          </table:table-cell>
          <table:table-cell office:value-type="float" office:value="0.68715155398899996" table:style-name="ce1">
            <text:p>0.687151554</text:p>
          </table:table-cell>
          <table:table-cell office:value-type="float" office:value="0.66939677505899997" table:style-name="ce1">
            <text:p>0.669396775</text:p>
          </table:table-cell>
          <table:table-cell office:value-type="float" office:value="0.78816399999999998" table:style-name="ce1">
            <text:p>0.788164</text:p>
          </table:table-cell>
          <table:table-cell office:value-type="float" office:value="0.14543959579599999" table:style-name="ce1">
            <text:p>0.145439596</text:p>
          </table:table-cell>
          <table:table-cell office:value-type="float" office:value="53615" table:style-name="ce1">
            <text:p>53615</text:p>
          </table:table-cell>
          <table:table-cell office:value-type="float" office:value="24410" table:style-name="ce1">
            <text:p>24410</text:p>
          </table:table-cell>
          <table:table-cell office:value-type="float" office:value="143426" table:style-name="ce1">
            <text:p>143426</text:p>
          </table:table-cell>
          <table:table-cell office:value-type="float" office:value="28549" table:style-name="ce1">
            <text:p>28549</text:p>
          </table:table-cell>
          <table:table-cell office:value-type="float" office:value="82164" table:style-name="ce1">
            <text:p>82164</text:p>
          </table:table-cell>
          <table:table-cell office:value-type="float" office:value="78025" table:style-name="ce1">
            <text:p>78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Noise100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9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84135875339400001" table:style-name="ce1">
            <text:p>0.841358753</text:p>
          </table:table-cell>
          <table:table-cell office:value-type="float" office:value="0.726159849616" table:style-name="ce1">
            <text:p>0.72615985</text:p>
          </table:table-cell>
          <table:table-cell office:value-type="float" office:value="0.75010743470200003" table:style-name="ce1">
            <text:p>0.750107435</text:p>
          </table:table-cell>
          <table:table-cell office:value-type="float" office:value="0.78211319887300002" table:style-name="ce1">
            <text:p>0.782113199</text:p>
          </table:table-cell>
          <table:table-cell office:value-type="float" office:value="1.0064740644100001" table:style-name="ce1">
            <text:p>1.006474064</text:p>
          </table:table-cell>
          <table:table-cell office:value-type="float" office:value="0.85255317598199998" table:style-name="ce1">
            <text:p>0.852553176</text:p>
          </table:table-cell>
          <table:table-cell office:value-type="float" office:value="0.50781593384699997" table:style-name="ce1">
            <text:p>0.507815934</text:p>
          </table:table-cell>
          <table:table-cell office:value-type="float" office:value="0.98491913587500002" table:style-name="ce1">
            <text:p>0.984919136</text:p>
          </table:table-cell>
          <table:table-cell office:value-type="float" office:value="0.18389796570899999" table:style-name="ce1">
            <text:p>0.183897966</text:p>
          </table:table-cell>
          <table:table-cell office:value-type="float" office:value="1.41421356237309" table:style-name="ce1">
            <text:p>1.414213562</text:p>
          </table:table-cell>
          <table:table-cell office:value-type="float" office:value="0.15913027137546201" table:style-name="ce1">
            <text:p>0.159130271</text:p>
          </table:table-cell>
          <table:table-cell office:value-type="float" office:value="1.4452872192799999" table:style-name="ce1">
            <text:p>1.445287219</text:p>
          </table:table-cell>
          <table:table-cell office:value-type="float" office:value="4.2945416112155797E-3" table:style-name="ce1">
            <text:p>0.004294542</text:p>
          </table:table-cell>
          <table:table-cell office:value-type="float" office:value="-4.0421901760600003E-2" table:style-name="ce1">
            <text:p>-0.040421902</text:p>
          </table:table-cell>
          <table:table-cell office:value-type="float" office:value="0.18855362943100001" table:style-name="ce1">
            <text:p>0.188553629</text:p>
          </table:table-cell>
          <table:table-cell office:value-type="float" office:value="0.85424145267100005" table:style-name="ce1">
            <text:p>0.854241453</text:p>
          </table:table-cell>
          <table:table-cell office:value-type="float" office:value="0.64597341673200004" table:style-name="ce1">
            <text:p>0.645973417</text:p>
          </table:table-cell>
          <table:table-cell office:value-type="float" office:value="0.82885884576199997" table:style-name="ce1">
            <text:p>0.828858846</text:p>
          </table:table-cell>
          <table:table-cell office:value-type="float" office:value="0.84135875339400001" table:style-name="ce1">
            <text:p>0.841358753</text:p>
          </table:table-cell>
          <table:table-cell office:value-type="float" office:value="0.78498400000000002" table:style-name="ce1">
            <text:p>0.784984</text:p>
          </table:table-cell>
          <table:table-cell office:value-type="float" office:value="0.35402658326800002" table:style-name="ce1">
            <text:p>0.354026583</text:p>
          </table:table-cell>
          <table:table-cell office:value-type="float" office:value="142543" table:style-name="ce1">
            <text:p>142543</text:p>
          </table:table-cell>
          <table:table-cell office:value-type="float" office:value="29432" table:style-name="ce1">
            <text:p>29432</text:p>
          </table:table-cell>
          <table:table-cell office:value-type="float" office:value="53703" table:style-name="ce1">
            <text:p>53703</text:p>
          </table:table-cell>
          <table:table-cell office:value-type="float" office:value="24322" table:style-name="ce1">
            <text:p>24322</text:p>
          </table:table-cell>
          <table:table-cell office:value-type="float" office:value="166865" table:style-name="ce1">
            <text:p>166865</text:p>
          </table:table-cell>
          <table:table-cell office:value-type="float" office:value="171975" table:style-name="ce1">
            <text:p>171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66645569620300005" table:style-name="ce1">
            <text:p>0.666455696</text:p>
          </table:table-cell>
          <table:table-cell office:value-type="float" office:value="0.49976269577600002" table:style-name="ce1">
            <text:p>0.499762696</text:p>
          </table:table-cell>
          <table:table-cell office:value-type="float" office:value="0.75010743470200003" table:style-name="ce1">
            <text:p>0.750107435</text:p>
          </table:table-cell>
          <table:table-cell office:value-type="float" office:value="0.78211319887300002" table:style-name="ce1">
            <text:p>0.782113199</text:p>
          </table:table-cell>
          <table:table-cell office:value-type="float" office:value="1.0064740644100001" table:style-name="ce1">
            <text:p>1.006474064</text:p>
          </table:table-cell>
          <table:table-cell office:value-type="float" office:value="0.85255317598199998" table:style-name="ce1">
            <text:p>0.852553176</text:p>
          </table:table-cell>
          <table:table-cell office:value-type="float" office:value="0.50781593384699997" table:style-name="ce1">
            <text:p>0.507815934</text:p>
          </table:table-cell>
          <table:table-cell office:value-type="float" office:value="0.96829238024300002" table:style-name="ce1">
            <text:p>0.96829238</text:p>
          </table:table-cell>
          <table:table-cell office:value-type="float" office:value="0.18389796570899999" table:style-name="ce1">
            <text:p>0.183897966</text:p>
          </table:table-cell>
          <table:table-cell office:value-type="float" office:value="71.505244562898994" table:style-name="ce1">
            <text:p>71.50524456</text:p>
          </table:table-cell>
          <table:table-cell office:value-type="float" office:value="0.80231904957895706" table:style-name="ce1">
            <text:p>0.80231905</text:p>
          </table:table-cell>
          <table:table-cell office:value-type="float" office:value="1.4452872192799999" table:style-name="ce1">
            <text:p>1.445287219</text:p>
          </table:table-cell>
          <table:table-cell office:value-type="float" office:value="1.21856806961913E-2" table:style-name="ce1">
            <text:p>0.012185681</text:p>
          </table:table-cell>
          <table:table-cell office:value-type="float" office:value="-4.0421901760600003E-2" table:style-name="ce1">
            <text:p>-0.040421902</text:p>
          </table:table-cell>
          <table:table-cell office:value-type="float" office:value="0.50047483380799995" table:style-name="ce1">
            <text:p>0.500474834</text:p>
          </table:table-cell>
          <table:table-cell office:value-type="float" office:value="0.64597341673200004" table:style-name="ce1">
            <text:p>0.645973417</text:p>
          </table:table-cell>
          <table:table-cell office:value-type="float" office:value="0.85424145267100005" table:style-name="ce1">
            <text:p>0.854241453</text:p>
          </table:table-cell>
          <table:table-cell office:value-type="float" office:value="0.68827939762900003" table:style-name="ce1">
            <text:p>0.688279398</text:p>
          </table:table-cell>
          <table:table-cell office:value-type="float" office:value="0.66645569620300005" table:style-name="ce1">
            <text:p>0.666455696</text:p>
          </table:table-cell>
          <table:table-cell office:value-type="float" office:value="0.78498400000000002" table:style-name="ce1">
            <text:p>0.784984</text:p>
          </table:table-cell>
          <table:table-cell office:value-type="float" office:value="0.14575854732900001" table:style-name="ce1">
            <text:p>0.145758547</text:p>
          </table:table-cell>
          <table:table-cell office:value-type="float" office:value="53703" table:style-name="ce1">
            <text:p>53703</text:p>
          </table:table-cell>
          <table:table-cell office:value-type="float" office:value="24322" table:style-name="ce1">
            <text:p>24322</text:p>
          </table:table-cell>
          <table:table-cell office:value-type="float" office:value="142543" table:style-name="ce1">
            <text:p>142543</text:p>
          </table:table-cell>
          <table:table-cell office:value-type="float" office:value="29432" table:style-name="ce1">
            <text:p>29432</text:p>
          </table:table-cell>
          <table:table-cell office:value-type="float" office:value="83135" table:style-name="ce1">
            <text:p>83135</text:p>
          </table:table-cell>
          <table:table-cell office:value-type="float" office:value="78025" table:style-name="ce1">
            <text:p>78025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here1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20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84726682719400004" table:style-name="ce1">
            <text:p>0.847266827</text:p>
          </table:table-cell>
          <table:table-cell office:value-type="float" office:value="0.73500689247200002" table:style-name="ce1">
            <text:p>0.735006892</text:p>
          </table:table-cell>
          <table:table-cell office:value-type="float" office:value="0.76903086770600004" table:style-name="ce1">
            <text:p>0.769030868</text:p>
          </table:table-cell>
          <table:table-cell office:value-type="float" office:value="0.79978170261399995" table:style-name="ce1">
            <text:p>0.799781703</text:p>
          </table:table-cell>
          <table:table-cell office:value-type="float" office:value="1.0244480998300001" table:style-name="ce1">
            <text:p>1.0244481</text:p>
          </table:table-cell>
          <table:table-cell office:value-type="float" office:value="0.66353267747300004" table:style-name="ce1">
            <text:p>0.663532677</text:p>
          </table:table-cell>
          <table:table-cell office:value-type="float" office:value="0.55471257006200003" table:style-name="ce1">
            <text:p>0.55471257</text:p>
          </table:table-cell>
          <table:table-cell office:value-type="float" office:value="0.95297122383199995" table:style-name="ce1">
            <text:p>0.952971224</text:p>
          </table:table-cell>
          <table:table-cell office:value-type="float" office:value="0.231265323774" table:style-name="ce1">
            <text:p>0.231265324</text:p>
          </table:table-cell>
          <table:table-cell office:value-type="float" office:value="2" table:style-name="ce1">
            <text:p>2</text:p>
          </table:table-cell>
          <table:table-cell office:value-type="float" office:value="0.164296021255981" table:style-name="ce1">
            <text:p>0.164296021</text:p>
          </table:table-cell>
          <table:table-cell office:value-type="float" office:value="1.38666868647" table:style-name="ce1">
            <text:p>1.386668686</text:p>
          </table:table-cell>
          <table:table-cell office:value-type="float" office:value="4.7145067290512701E-3" table:style-name="ce1">
            <text:p>0.004714507</text:p>
          </table:table-cell>
          <table:table-cell office:value-type="float" office:value="-5.9088540093900001E-2" table:style-name="ce1">
            <text:p>-0.05908854</text:p>
          </table:table-cell>
          <table:table-cell office:value-type="float" office:value="0.180265729643" table:style-name="ce1">
            <text:p>0.18026573</text:p>
          </table:table-cell>
          <table:table-cell office:value-type="float" office:value="0.88907913062400001" table:style-name="ce1">
            <text:p>0.889079131</text:p>
          </table:table-cell>
          <table:table-cell office:value-type="float" office:value="0.64898260478799996" table:style-name="ce1">
            <text:p>0.648982605</text:p>
          </table:table-cell>
          <table:table-cell office:value-type="float" office:value="0.80921064108200003" table:style-name="ce1">
            <text:p>0.809210641</text:p>
          </table:table-cell>
          <table:table-cell office:value-type="float" office:value="0.84726682719400004" table:style-name="ce1">
            <text:p>0.847266827</text:p>
          </table:table-cell>
          <table:table-cell office:value-type="float" office:value="0.79930800000000002" table:style-name="ce1">
            <text:p>0.799308</text:p>
          </table:table-cell>
          <table:table-cell office:value-type="float" office:value="0.35101739521199998" table:style-name="ce1">
            <text:p>0.351017395</text:p>
          </table:table-cell>
          <table:table-cell office:value-type="float" office:value="139164" table:style-name="ce1">
            <text:p>139164</text:p>
          </table:table-cell>
          <table:table-cell office:value-type="float" office:value="32811" table:style-name="ce1">
            <text:p>32811</text:p>
          </table:table-cell>
          <table:table-cell office:value-type="float" office:value="60663" table:style-name="ce1">
            <text:p>60663</text:p>
          </table:table-cell>
          <table:table-cell office:value-type="float" office:value="17362" table:style-name="ce1">
            <text:p>17362</text:p>
          </table:table-cell>
          <table:table-cell office:value-type="float" office:value="156526" table:style-name="ce1">
            <text:p>156526</text:p>
          </table:table-cell>
          <table:table-cell office:value-type="float" office:value="171975" table:style-name="ce1">
            <text:p>171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70744435827600005" table:style-name="ce1">
            <text:p>0.707444358</text:p>
          </table:table-cell>
          <table:table-cell office:value-type="float" office:value="0.54732216969199998" table:style-name="ce1">
            <text:p>0.54732217</text:p>
          </table:table-cell>
          <table:table-cell office:value-type="float" office:value="0.76903086770600004" table:style-name="ce1">
            <text:p>0.769030868</text:p>
          </table:table-cell>
          <table:table-cell office:value-type="float" office:value="0.79978170261399995" table:style-name="ce1">
            <text:p>0.799781703</text:p>
          </table:table-cell>
          <table:table-cell office:value-type="float" office:value="1.0244480998300001" table:style-name="ce1">
            <text:p>1.0244481</text:p>
          </table:table-cell>
          <table:table-cell office:value-type="float" office:value="0.66353267747300004" table:style-name="ce1">
            <text:p>0.663532677</text:p>
          </table:table-cell>
          <table:table-cell office:value-type="float" office:value="0.55471257006200003" table:style-name="ce1">
            <text:p>0.55471257</text:p>
          </table:table-cell>
          <table:table-cell office:value-type="float" office:value="0.909917842087" table:style-name="ce1">
            <text:p>0.909917842</text:p>
          </table:table-cell>
          <table:table-cell office:value-type="float" office:value="0.231265323774" table:style-name="ce1">
            <text:p>0.231265324</text:p>
          </table:table-cell>
          <table:table-cell office:value-type="float" office:value="2.2360679774997898" table:style-name="ce1">
            <text:p>2.236067977</text:p>
          </table:table-cell>
          <table:table-cell office:value-type="float" office:value="0.31243052918610598" table:style-name="ce1">
            <text:p>0.312430529</text:p>
          </table:table-cell>
          <table:table-cell office:value-type="float" office:value="1.38666868647" table:style-name="ce1">
            <text:p>1.386668686</text:p>
          </table:table-cell>
          <table:table-cell office:value-type="float" office:value="1.23975176720324E-2" table:style-name="ce1">
            <text:p>0.012397518</text:p>
          </table:table-cell>
          <table:table-cell office:value-type="float" office:value="-5.9088540093900001E-2" table:style-name="ce1">
            <text:p>-0.05908854</text:p>
          </table:table-cell>
          <table:table-cell office:value-type="float" office:value="0.41353873036299998" table:style-name="ce1">
            <text:p>0.41353873</text:p>
          </table:table-cell>
          <table:table-cell office:value-type="float" office:value="0.64898260478799996" table:style-name="ce1">
            <text:p>0.648982605</text:p>
          </table:table-cell>
          <table:table-cell office:value-type="float" office:value="0.88907913062400001" table:style-name="ce1">
            <text:p>0.889079131</text:p>
          </table:table-cell>
          <table:table-cell office:value-type="float" office:value="0.77748157641799998" table:style-name="ce1">
            <text:p>0.777481576</text:p>
          </table:table-cell>
          <table:table-cell office:value-type="float" office:value="0.70744435827600005" table:style-name="ce1">
            <text:p>0.707444358</text:p>
          </table:table-cell>
          <table:table-cell office:value-type="float" office:value="0.79930800000000002" table:style-name="ce1">
            <text:p>0.799308</text:p>
          </table:table-cell>
          <table:table-cell office:value-type="float" office:value="0.110920869376" table:style-name="ce1">
            <text:p>0.110920869</text:p>
          </table:table-cell>
          <table:table-cell office:value-type="float" office:value="60663" table:style-name="ce1">
            <text:p>60663</text:p>
          </table:table-cell>
          <table:table-cell office:value-type="float" office:value="17362" table:style-name="ce1">
            <text:p>17362</text:p>
          </table:table-cell>
          <table:table-cell office:value-type="float" office:value="139164" table:style-name="ce1">
            <text:p>139164</text:p>
          </table:table-cell>
          <table:table-cell office:value-type="float" office:value="32811" table:style-name="ce1">
            <text:p>32811</text:p>
          </table:table-cell>
          <table:table-cell office:value-type="float" office:value="93474" table:style-name="ce1">
            <text:p>93474</text:p>
          </table:table-cell>
          <table:table-cell office:value-type="float" office:value="78025" table:style-name="ce1">
            <text:p>78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here2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21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84723055327999996" table:style-name="ce1">
            <text:p>0.847230553</text:p>
          </table:table-cell>
          <table:table-cell office:value-type="float" office:value="0.73495229743599999" table:style-name="ce1">
            <text:p>0.734952297</text:p>
          </table:table-cell>
          <table:table-cell office:value-type="float" office:value="0.76906575101399999" table:style-name="ce1">
            <text:p>0.769065751</text:p>
          </table:table-cell>
          <table:table-cell office:value-type="float" office:value="0.79980511998000003" table:style-name="ce1">
            <text:p>0.79980512</text:p>
          </table:table-cell>
          <table:table-cell office:value-type="float" office:value="1.0244480998300001" table:style-name="ce1">
            <text:p>1.0244481</text:p>
          </table:table-cell>
          <table:table-cell office:value-type="float" office:value="0.66439238866500006" table:style-name="ce1">
            <text:p>0.664392389</text:p>
          </table:table-cell>
          <table:table-cell office:value-type="float" office:value="0.55480929359700004" table:style-name="ce1">
            <text:p>0.554809294</text:p>
          </table:table-cell>
          <table:table-cell office:value-type="float" office:value="0.95272255597199995" table:style-name="ce1">
            <text:p>0.952722556</text:p>
          </table:table-cell>
          <table:table-cell office:value-type="float" office:value="0.23145394361800001" table:style-name="ce1">
            <text:p>0.231453944</text:p>
          </table:table-cell>
          <table:table-cell office:value-type="float" office:value="2" table:style-name="ce1">
            <text:p>2</text:p>
          </table:table-cell>
          <table:table-cell office:value-type="float" office:value="0.16435938567133801" table:style-name="ce1">
            <text:p>0.164359386</text:p>
          </table:table-cell>
          <table:table-cell office:value-type="float" office:value="1.38652320162" table:style-name="ce1">
            <text:p>1.386523202</text:p>
          </table:table-cell>
          <table:table-cell office:value-type="float" office:value="4.7165436681893998E-3" table:style-name="ce1">
            <text:p>0.004716544</text:p>
          </table:table-cell>
          <table:table-cell office:value-type="float" office:value="-5.9078753977900002E-2" table:style-name="ce1">
            <text:p>-0.059078754</text:p>
          </table:table-cell>
          <table:table-cell office:value-type="float" office:value="0.180316262354" table:style-name="ce1">
            <text:p>0.180316262</text:p>
          </table:table-cell>
          <table:table-cell office:value-type="float" office:value="0.88927311311099999" table:style-name="ce1">
            <text:p>0.889273113</text:p>
          </table:table-cell>
          <table:table-cell office:value-type="float" office:value="0.64885838891699998" table:style-name="ce1">
            <text:p>0.648858389</text:p>
          </table:table-cell>
          <table:table-cell office:value-type="float" office:value="0.80898386393400001" table:style-name="ce1">
            <text:p>0.808983864</text:p>
          </table:table-cell>
          <table:table-cell office:value-type="float" office:value="0.84723055327999996" table:style-name="ce1">
            <text:p>0.847230553</text:p>
          </table:table-cell>
          <table:table-cell office:value-type="float" office:value="0.79930800000000002" table:style-name="ce1">
            <text:p>0.799308</text:p>
          </table:table-cell>
          <table:table-cell office:value-type="float" office:value="0.35114161108300002" table:style-name="ce1">
            <text:p>0.351141611</text:p>
          </table:table-cell>
          <table:table-cell office:value-type="float" office:value="139125" table:style-name="ce1">
            <text:p>139125</text:p>
          </table:table-cell>
          <table:table-cell office:value-type="float" office:value="32850" table:style-name="ce1">
            <text:p>32850</text:p>
          </table:table-cell>
          <table:table-cell office:value-type="float" office:value="60702" table:style-name="ce1">
            <text:p>60702</text:p>
          </table:table-cell>
          <table:table-cell office:value-type="float" office:value="17323" table:style-name="ce1">
            <text:p>17323</text:p>
          </table:table-cell>
          <table:table-cell office:value-type="float" office:value="156448" table:style-name="ce1">
            <text:p>156448</text:p>
          </table:table-cell>
          <table:table-cell office:value-type="float" office:value="171975" table:style-name="ce1">
            <text:p>171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70757735593899995" table:style-name="ce1">
            <text:p>0.707577356</text:p>
          </table:table-cell>
          <table:table-cell office:value-type="float" office:value="0.54748139797100004" table:style-name="ce1">
            <text:p>0.547481398</text:p>
          </table:table-cell>
          <table:table-cell office:value-type="float" office:value="0.76906575101399999" table:style-name="ce1">
            <text:p>0.769065751</text:p>
          </table:table-cell>
          <table:table-cell office:value-type="float" office:value="0.79980511998000003" table:style-name="ce1">
            <text:p>0.79980512</text:p>
          </table:table-cell>
          <table:table-cell office:value-type="float" office:value="1.0244480998300001" table:style-name="ce1">
            <text:p>1.0244481</text:p>
          </table:table-cell>
          <table:table-cell office:value-type="float" office:value="0.66439238866500006" table:style-name="ce1">
            <text:p>0.664392389</text:p>
          </table:table-cell>
          <table:table-cell office:value-type="float" office:value="0.55480929359700004" table:style-name="ce1">
            <text:p>0.554809294</text:p>
          </table:table-cell>
          <table:table-cell office:value-type="float" office:value="0.90950418762399998" table:style-name="ce1">
            <text:p>0.909504188</text:p>
          </table:table-cell>
          <table:table-cell office:value-type="float" office:value="0.23145394361800001" table:style-name="ce1">
            <text:p>0.231453944</text:p>
          </table:table-cell>
          <table:table-cell office:value-type="float" office:value="2.2360679774997898" table:style-name="ce1">
            <text:p>2.236067977</text:p>
          </table:table-cell>
          <table:table-cell office:value-type="float" office:value="0.31222136499724501" table:style-name="ce1">
            <text:p>0.312221365</text:p>
          </table:table-cell>
          <table:table-cell office:value-type="float" office:value="1.38652320162" table:style-name="ce1">
            <text:p>1.386523202</text:p>
          </table:table-cell>
          <table:table-cell office:value-type="float" office:value="1.23963724053116E-2" table:style-name="ce1">
            <text:p>0.012396372</text:p>
          </table:table-cell>
          <table:table-cell office:value-type="float" office:value="-5.9078753977900002E-2" table:style-name="ce1">
            <text:p>-0.059078754</text:p>
          </table:table-cell>
          <table:table-cell office:value-type="float" office:value="0.41327303877999999" table:style-name="ce1">
            <text:p>0.413273039</text:p>
          </table:table-cell>
          <table:table-cell office:value-type="float" office:value="0.64885838891699998" table:style-name="ce1">
            <text:p>0.648858389</text:p>
          </table:table-cell>
          <table:table-cell office:value-type="float" office:value="0.88927311311099999" table:style-name="ce1">
            <text:p>0.889273113</text:p>
          </table:table-cell>
          <table:table-cell office:value-type="float" office:value="0.77798141621299999" table:style-name="ce1">
            <text:p>0.777981416</text:p>
          </table:table-cell>
          <table:table-cell office:value-type="float" office:value="0.70757735593899995" table:style-name="ce1">
            <text:p>0.707577356</text:p>
          </table:table-cell>
          <table:table-cell office:value-type="float" office:value="0.79930800000000002" table:style-name="ce1">
            <text:p>0.799308</text:p>
          </table:table-cell>
          <table:table-cell office:value-type="float" office:value="0.110726886889" table:style-name="ce1">
            <text:p>0.110726887</text:p>
          </table:table-cell>
          <table:table-cell office:value-type="float" office:value="60702" table:style-name="ce1">
            <text:p>60702</text:p>
          </table:table-cell>
          <table:table-cell office:value-type="float" office:value="17323" table:style-name="ce1">
            <text:p>17323</text:p>
          </table:table-cell>
          <table:table-cell office:value-type="float" office:value="139125" table:style-name="ce1">
            <text:p>139125</text:p>
          </table:table-cell>
          <table:table-cell office:value-type="float" office:value="32850" table:style-name="ce1">
            <text:p>32850</text:p>
          </table:table-cell>
          <table:table-cell office:value-type="float" office:value="93552" table:style-name="ce1">
            <text:p>93552</text:p>
          </table:table-cell>
          <table:table-cell office:value-type="float" office:value="78025" table:style-name="ce1">
            <text:p>78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here3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22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84292076480300004" table:style-name="ce1">
            <text:p>0.842920765</text:p>
          </table:table-cell>
          <table:table-cell office:value-type="float" office:value="0.728490097447" table:style-name="ce1">
            <text:p>0.728490097</text:p>
          </table:table-cell>
          <table:table-cell office:value-type="float" office:value="0.76292990821899997" table:style-name="ce1">
            <text:p>0.762929908</text:p>
          </table:table-cell>
          <table:table-cell office:value-type="float" office:value="0.79408256730299998" table:style-name="ce1">
            <text:p>0.794082567</text:p>
          </table:table-cell>
          <table:table-cell office:value-type="float" office:value="1.0171749267900001" table:style-name="ce1">
            <text:p>1.017174927</text:p>
          </table:table-cell>
          <table:table-cell office:value-type="float" office:value="0.76361427870900001" table:style-name="ce1">
            <text:p>0.763614279</text:p>
          </table:table-cell>
          <table:table-cell office:value-type="float" office:value="0.54203644742099999" table:style-name="ce1">
            <text:p>0.542036447</text:p>
          </table:table-cell>
          <table:table-cell office:value-type="float" office:value="0.952977598378" table:style-name="ce1">
            <text:p>0.952977598</text:p>
          </table:table-cell>
          <table:table-cell office:value-type="float" office:value="0.220315487112" table:style-name="ce1">
            <text:p>0.220315487</text:p>
          </table:table-cell>
          <table:table-cell office:value-type="float" office:value="3" table:style-name="ce1">
            <text:p>3</text:p>
          </table:table-cell>
          <table:table-cell office:value-type="float" office:value="0.17372656557159399" table:style-name="ce1">
            <text:p>0.173726566</text:p>
          </table:table-cell>
          <table:table-cell office:value-type="float" office:value="1.40856240947" table:style-name="ce1">
            <text:p>1.408562409</text:p>
          </table:table-cell>
          <table:table-cell office:value-type="float" office:value="4.7217770851913097E-3" table:style-name="ce1">
            <text:p>0.004721777</text:p>
          </table:table-cell>
          <table:table-cell office:value-type="float" office:value="-5.0063640500100003E-2" table:style-name="ce1">
            <text:p>-0.050063641</text:p>
          </table:table-cell>
          <table:table-cell office:value-type="float" office:value="0.186351127836" table:style-name="ce1">
            <text:p>0.186351128</text:p>
          </table:table-cell>
          <table:table-cell office:value-type="float" office:value="0.884512675049" table:style-name="ce1">
            <text:p>0.884512675</text:p>
          </table:table-cell>
          <table:table-cell office:value-type="float" office:value="0.64134714139000004" table:style-name="ce1">
            <text:p>0.641347141</text:p>
          </table:table-cell>
          <table:table-cell office:value-type="float" office:value="0.805064689635" table:style-name="ce1">
            <text:p>0.80506469</text:p>
          </table:table-cell>
          <table:table-cell office:value-type="float" office:value="0.84292076480300004" table:style-name="ce1">
            <text:p>0.842920765</text:p>
          </table:table-cell>
          <table:table-cell office:value-type="float" office:value="0.79359599999999997" table:style-name="ce1">
            <text:p>0.793596</text:p>
          </table:table-cell>
          <table:table-cell office:value-type="float" office:value="0.35865285861000001" table:style-name="ce1">
            <text:p>0.358652859</text:p>
          </table:table-cell>
          <table:table-cell office:value-type="float" office:value="138451" table:style-name="ce1">
            <text:p>138451</text:p>
          </table:table-cell>
          <table:table-cell office:value-type="float" office:value="33524" table:style-name="ce1">
            <text:p>33524</text:p>
          </table:table-cell>
          <table:table-cell office:value-type="float" office:value="59948" table:style-name="ce1">
            <text:p>59948</text:p>
          </table:table-cell>
          <table:table-cell office:value-type="float" office:value="18077" table:style-name="ce1">
            <text:p>18077</text:p>
          </table:table-cell>
          <table:table-cell office:value-type="float" office:value="156528" table:style-name="ce1">
            <text:p>156528</text:p>
          </table:table-cell>
          <table:table-cell office:value-type="float" office:value="171975" table:style-name="ce1">
            <text:p>171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69911427021999994" table:style-name="ce1">
            <text:p>0.69911427</text:p>
          </table:table-cell>
          <table:table-cell office:value-type="float" office:value="0.53741405122399999" table:style-name="ce1">
            <text:p>0.537414051</text:p>
          </table:table-cell>
          <table:table-cell office:value-type="float" office:value="0.76292990821899997" table:style-name="ce1">
            <text:p>0.762929908</text:p>
          </table:table-cell>
          <table:table-cell office:value-type="float" office:value="0.79408256730299998" table:style-name="ce1">
            <text:p>0.794082567</text:p>
          </table:table-cell>
          <table:table-cell office:value-type="float" office:value="1.0171749267900001" table:style-name="ce1">
            <text:p>1.017174927</text:p>
          </table:table-cell>
          <table:table-cell office:value-type="float" office:value="0.76361427870900001" table:style-name="ce1">
            <text:p>0.763614279</text:p>
          </table:table-cell>
          <table:table-cell office:value-type="float" office:value="0.54203644742099999" table:style-name="ce1">
            <text:p>0.542036447</text:p>
          </table:table-cell>
          <table:table-cell office:value-type="float" office:value="0.90992845355899998" table:style-name="ce1">
            <text:p>0.909928454</text:p>
          </table:table-cell>
          <table:table-cell office:value-type="float" office:value="0.220315487112" table:style-name="ce1">
            <text:p>0.220315487</text:p>
          </table:table-cell>
          <table:table-cell office:value-type="float" office:value="3.1622776601683702" table:style-name="ce1">
            <text:p>3.16227766</text:p>
          </table:table-cell>
          <table:table-cell office:value-type="float" office:value="0.331794508421697" table:style-name="ce1">
            <text:p>0.331794508</text:p>
          </table:table-cell>
          <table:table-cell office:value-type="float" office:value="1.40856240947" table:style-name="ce1">
            <text:p>1.408562409</text:p>
          </table:table-cell>
          <table:table-cell office:value-type="float" office:value="1.24091783633355E-2" table:style-name="ce1">
            <text:p>0.012409178</text:p>
          </table:table-cell>
          <table:table-cell office:value-type="float" office:value="-5.0063640500100003E-2" table:style-name="ce1">
            <text:p>-0.050063641</text:p>
          </table:table-cell>
          <table:table-cell office:value-type="float" office:value="0.43038133048600002" table:style-name="ce1">
            <text:p>0.43038133</text:p>
          </table:table-cell>
          <table:table-cell office:value-type="float" office:value="0.64134714139000004" table:style-name="ce1">
            <text:p>0.641347141</text:p>
          </table:table-cell>
          <table:table-cell office:value-type="float" office:value="0.884512675049" table:style-name="ce1">
            <text:p>0.884512675</text:p>
          </table:table-cell>
          <table:table-cell office:value-type="float" office:value="0.76831784684399995" table:style-name="ce1">
            <text:p>0.768317847</text:p>
          </table:table-cell>
          <table:table-cell office:value-type="float" office:value="0.69911427021999994" table:style-name="ce1">
            <text:p>0.69911427</text:p>
          </table:table-cell>
          <table:table-cell office:value-type="float" office:value="0.79359599999999997" table:style-name="ce1">
            <text:p>0.793596</text:p>
          </table:table-cell>
          <table:table-cell office:value-type="float" office:value="0.115487324951" table:style-name="ce1">
            <text:p>0.115487325</text:p>
          </table:table-cell>
          <table:table-cell office:value-type="float" office:value="59948" table:style-name="ce1">
            <text:p>59948</text:p>
          </table:table-cell>
          <table:table-cell office:value-type="float" office:value="18077" table:style-name="ce1">
            <text:p>18077</text:p>
          </table:table-cell>
          <table:table-cell office:value-type="float" office:value="138451" table:style-name="ce1">
            <text:p>138451</text:p>
          </table:table-cell>
          <table:table-cell office:value-type="float" office:value="33524" table:style-name="ce1">
            <text:p>33524</text:p>
          </table:table-cell>
          <table:table-cell office:value-type="float" office:value="93472" table:style-name="ce1">
            <text:p>93472</text:p>
          </table:table-cell>
          <table:table-cell office:value-type="float" office:value="78025" table:style-name="ce1">
            <text:p>78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here4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23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83655910703699998" table:style-name="ce1">
            <text:p>0.836559107</text:p>
          </table:table-cell>
          <table:table-cell office:value-type="float" office:value="0.71903876861899996" table:style-name="ce1">
            <text:p>0.719038769</text:p>
          </table:table-cell>
          <table:table-cell office:value-type="float" office:value="0.754193987605" table:style-name="ce1">
            <text:p>0.754193988</text:p>
          </table:table-cell>
          <table:table-cell office:value-type="float" office:value="0.78589676046300005" table:style-name="ce1">
            <text:p>0.78589676</text:p>
          </table:table-cell>
          <table:table-cell office:value-type="float" office:value="1.0069101010499999" table:style-name="ce1">
            <text:p>1.006910101</text:p>
          </table:table-cell>
          <table:table-cell office:value-type="float" office:value="0.90538378372499995" table:style-name="ce1">
            <text:p>0.905383784</text:p>
          </table:table-cell>
          <table:table-cell office:value-type="float" office:value="0.52392766065899998" table:style-name="ce1">
            <text:p>0.523927661</text:p>
          </table:table-cell>
          <table:table-cell office:value-type="float" office:value="0.95247376996800004" table:style-name="ce1">
            <text:p>0.95247377</text:p>
          </table:table-cell>
          <table:table-cell office:value-type="float" office:value="0.20541567461599999" table:style-name="ce1">
            <text:p>0.205415675</text:p>
          </table:table-cell>
          <table:table-cell office:value-type="float" office:value="3" table:style-name="ce1">
            <text:p>3</text:p>
          </table:table-cell>
          <table:table-cell office:value-type="float" office:value="0.18720402253006299" table:style-name="ce1">
            <text:p>0.187204023</text:p>
          </table:table-cell>
          <table:table-cell office:value-type="float" office:value="1.4388308947699999" table:style-name="ce1">
            <text:p>1.438830895</text:p>
          </table:table-cell>
          <table:table-cell office:value-type="float" office:value="4.7270814586940803E-3" table:style-name="ce1">
            <text:p>0.004727081</text:p>
          </table:table-cell>
          <table:table-cell office:value-type="float" office:value="-3.71258394842E-2" table:style-name="ce1">
            <text:p>-0.037125839</text:p>
          </table:table-cell>
          <table:table-cell office:value-type="float" office:value="0.19537279743700001" table:style-name="ce1">
            <text:p>0.195372797</text:p>
          </table:table-cell>
          <table:table-cell office:value-type="float" office:value="0.87830146447500002" table:style-name="ce1">
            <text:p>0.878301464</text:p>
          </table:table-cell>
          <table:table-cell office:value-type="float" office:value="0.63008651073400002" table:style-name="ce1">
            <text:p>0.630086511</text:p>
          </table:table-cell>
          <table:table-cell office:value-type="float" office:value="0.79860444832099997" table:style-name="ce1">
            <text:p>0.798604448</text:p>
          </table:table-cell>
          <table:table-cell office:value-type="float" office:value="0.83655910703699998" table:style-name="ce1">
            <text:p>0.836559107</text:p>
          </table:table-cell>
          <table:table-cell office:value-type="float" office:value="0.78534000000000004" table:style-name="ce1">
            <text:p>0.78534</text:p>
          </table:table-cell>
          <table:table-cell office:value-type="float" office:value="0.36991348926599998" table:style-name="ce1">
            <text:p>0.369913489</text:p>
          </table:table-cell>
          <table:table-cell office:value-type="float" office:value="137340" table:style-name="ce1">
            <text:p>137340</text:p>
          </table:table-cell>
          <table:table-cell office:value-type="float" office:value="34635" table:style-name="ce1">
            <text:p>34635</text:p>
          </table:table-cell>
          <table:table-cell office:value-type="float" office:value="58995" table:style-name="ce1">
            <text:p>58995</text:p>
          </table:table-cell>
          <table:table-cell office:value-type="float" office:value="19030" table:style-name="ce1">
            <text:p>19030</text:p>
          </table:table-cell>
          <table:table-cell office:value-type="float" office:value="156370" table:style-name="ce1">
            <text:p>156370</text:p>
          </table:table-cell>
          <table:table-cell office:value-type="float" office:value="171975" table:style-name="ce1">
            <text:p>171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68736710261900003" table:style-name="ce1">
            <text:p>0.687367103</text:p>
          </table:table-cell>
          <table:table-cell office:value-type="float" office:value="0.52365524587300005" table:style-name="ce1">
            <text:p>0.523655246</text:p>
          </table:table-cell>
          <table:table-cell office:value-type="float" office:value="0.754193987605" table:style-name="ce1">
            <text:p>0.754193988</text:p>
          </table:table-cell>
          <table:table-cell office:value-type="float" office:value="0.78589676046300005" table:style-name="ce1">
            <text:p>0.78589676</text:p>
          </table:table-cell>
          <table:table-cell office:value-type="float" office:value="1.0069101010499999" table:style-name="ce1">
            <text:p>1.006910101</text:p>
          </table:table-cell>
          <table:table-cell office:value-type="float" office:value="0.90538378372499995" table:style-name="ce1">
            <text:p>0.905383784</text:p>
          </table:table-cell>
          <table:table-cell office:value-type="float" office:value="0.52392766065899998" table:style-name="ce1">
            <text:p>0.523927661</text:p>
          </table:table-cell>
          <table:table-cell office:value-type="float" office:value="0.90909090909099999" table:style-name="ce1">
            <text:p>0.909090909</text:p>
          </table:table-cell>
          <table:table-cell office:value-type="float" office:value="0.20541567461599999" table:style-name="ce1">
            <text:p>0.205415675</text:p>
          </table:table-cell>
          <table:table-cell office:value-type="float" office:value="3.1622776601683702" table:style-name="ce1">
            <text:p>3.16227766</text:p>
          </table:table-cell>
          <table:table-cell office:value-type="float" office:value="0.35718618113654599" table:style-name="ce1">
            <text:p>0.357186181</text:p>
          </table:table-cell>
          <table:table-cell office:value-type="float" office:value="1.4388308947699999" table:style-name="ce1">
            <text:p>1.438830895</text:p>
          </table:table-cell>
          <table:table-cell office:value-type="float" office:value="1.23956819454786E-2" table:style-name="ce1">
            <text:p>0.012395682</text:p>
          </table:table-cell>
          <table:table-cell office:value-type="float" office:value="-3.71258394842E-2" table:style-name="ce1">
            <text:p>-0.037125839</text:p>
          </table:table-cell>
          <table:table-cell office:value-type="float" office:value="0.45482668022700001" table:style-name="ce1">
            <text:p>0.45482668</text:p>
          </table:table-cell>
          <table:table-cell office:value-type="float" office:value="0.63008651073400002" table:style-name="ce1">
            <text:p>0.630086511</text:p>
          </table:table-cell>
          <table:table-cell office:value-type="float" office:value="0.87830146447500002" table:style-name="ce1">
            <text:p>0.878301464</text:p>
          </table:table-cell>
          <table:table-cell office:value-type="float" office:value="0.75610381287999995" table:style-name="ce1">
            <text:p>0.756103813</text:p>
          </table:table-cell>
          <table:table-cell office:value-type="float" office:value="0.68736710261900003" table:style-name="ce1">
            <text:p>0.687367103</text:p>
          </table:table-cell>
          <table:table-cell office:value-type="float" office:value="0.78534000000000004" table:style-name="ce1">
            <text:p>0.78534</text:p>
          </table:table-cell>
          <table:table-cell office:value-type="float" office:value="0.121698535525" table:style-name="ce1">
            <text:p>0.121698536</text:p>
          </table:table-cell>
          <table:table-cell office:value-type="float" office:value="58995" table:style-name="ce1">
            <text:p>58995</text:p>
          </table:table-cell>
          <table:table-cell office:value-type="float" office:value="19030" table:style-name="ce1">
            <text:p>19030</text:p>
          </table:table-cell>
          <table:table-cell office:value-type="float" office:value="137340" table:style-name="ce1">
            <text:p>137340</text:p>
          </table:table-cell>
          <table:table-cell office:value-type="float" office:value="34635" table:style-name="ce1">
            <text:p>34635</text:p>
          </table:table-cell>
          <table:table-cell office:value-type="float" office:value="93630" table:style-name="ce1">
            <text:p>93630</text:p>
          </table:table-cell>
          <table:table-cell office:value-type="float" office:value="78025" table:style-name="ce1">
            <text:p>78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here5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24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83293487033500002" table:style-name="ce1">
            <text:p>0.83293487</text:p>
          </table:table-cell>
          <table:table-cell office:value-type="float" office:value="0.71370041753699998" table:style-name="ce1">
            <text:p>0.713700418</text:p>
          </table:table-cell>
          <table:table-cell office:value-type="float" office:value="0.74911404834799999" table:style-name="ce1">
            <text:p>0.749114048</text:p>
          </table:table-cell>
          <table:table-cell office:value-type="float" office:value="0.78114910640500002" table:style-name="ce1">
            <text:p>0.781149106</text:p>
          </table:table-cell>
          <table:table-cell office:value-type="float" office:value="1.0011249682100001" table:style-name="ce1">
            <text:p>1.001124968</text:p>
          </table:table-cell>
          <table:table-cell office:value-type="float" office:value="0.98459642856700003" table:style-name="ce1">
            <text:p>0.984596429</text:p>
          </table:table-cell>
          <table:table-cell office:value-type="float" office:value="0.513370935882" table:style-name="ce1">
            <text:p>0.513370936</text:p>
          </table:table-cell>
          <table:table-cell office:value-type="float" office:value="0.95247376996800004" table:style-name="ce1">
            <text:p>0.95247377</text:p>
          </table:table-cell>
          <table:table-cell office:value-type="float" office:value="0.196907905991" table:style-name="ce1">
            <text:p>0.196907906</text:p>
          </table:table-cell>
          <table:table-cell office:value-type="float" office:value="3" table:style-name="ce1">
            <text:p>3</text:p>
          </table:table-cell>
          <table:table-cell office:value-type="float" office:value="0.195030469986882" table:style-name="ce1">
            <text:p>0.19503047</text:p>
          </table:table-cell>
          <table:table-cell office:value-type="float" office:value="1.45584643202" table:style-name="ce1">
            <text:p>1.455846432</text:p>
          </table:table-cell>
          <table:table-cell office:value-type="float" office:value="4.72729809856958E-3" table:style-name="ce1">
            <text:p>0.004727298</text:p>
          </table:table-cell>
          <table:table-cell office:value-type="float" office:value="-0.129649292163" table:style-name="ce1">
            <text:p>-0.129649292</text:p>
          </table:table-cell>
          <table:table-cell office:value-type="float" office:value="0.20057406120900001" table:style-name="ce1">
            <text:p>0.200574061</text:p>
          </table:table-cell>
          <table:table-cell office:value-type="float" office:value="0.87449638677499997" table:style-name="ce1">
            <text:p>0.874496387</text:p>
          </table:table-cell>
          <table:table-cell office:value-type="float" office:value="0.623731709922" table:style-name="ce1">
            <text:p>0.62373171</text:p>
          </table:table-cell>
          <table:table-cell office:value-type="float" office:value="0.79514464311699995" table:style-name="ce1">
            <text:p>0.795144643</text:p>
          </table:table-cell>
          <table:table-cell office:value-type="float" office:value="0.83293487033500002" table:style-name="ce1">
            <text:p>0.83293487</text:p>
          </table:table-cell>
          <table:table-cell office:value-type="float" office:value="0.78058000000000005" table:style-name="ce1">
            <text:p>0.78058</text:p>
          </table:table-cell>
          <table:table-cell office:value-type="float" office:value="0.376268290078" table:style-name="ce1">
            <text:p>0.37626829</text:p>
          </table:table-cell>
          <table:table-cell office:value-type="float" office:value="136745" table:style-name="ce1">
            <text:p>136745</text:p>
          </table:table-cell>
          <table:table-cell office:value-type="float" office:value="35230" table:style-name="ce1">
            <text:p>35230</text:p>
          </table:table-cell>
          <table:table-cell office:value-type="float" office:value="58400" table:style-name="ce1">
            <text:p>58400</text:p>
          </table:table-cell>
          <table:table-cell office:value-type="float" office:value="19625" table:style-name="ce1">
            <text:p>19625</text:p>
          </table:table-cell>
          <table:table-cell office:value-type="float" office:value="156370" table:style-name="ce1">
            <text:p>156370</text:p>
          </table:table-cell>
          <table:table-cell office:value-type="float" office:value="171975" table:style-name="ce1">
            <text:p>171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68043459264200001" table:style-name="ce1">
            <text:p>0.680434593</text:p>
          </table:table-cell>
          <table:table-cell office:value-type="float" office:value="0.51565052315600002" table:style-name="ce1">
            <text:p>0.515650523</text:p>
          </table:table-cell>
          <table:table-cell office:value-type="float" office:value="0.74911404834799999" table:style-name="ce1">
            <text:p>0.749114048</text:p>
          </table:table-cell>
          <table:table-cell office:value-type="float" office:value="0.78114910640500002" table:style-name="ce1">
            <text:p>0.781149106</text:p>
          </table:table-cell>
          <table:table-cell office:value-type="float" office:value="1.0011249682100001" table:style-name="ce1">
            <text:p>1.001124968</text:p>
          </table:table-cell>
          <table:table-cell office:value-type="float" office:value="0.98459642856700003" table:style-name="ce1">
            <text:p>0.984596429</text:p>
          </table:table-cell>
          <table:table-cell office:value-type="float" office:value="0.513370935882" table:style-name="ce1">
            <text:p>0.513370936</text:p>
          </table:table-cell>
          <table:table-cell office:value-type="float" office:value="0.90909090909099999" table:style-name="ce1">
            <text:p>0.909090909</text:p>
          </table:table-cell>
          <table:table-cell office:value-type="float" office:value="0.196907905991" table:style-name="ce1">
            <text:p>0.196907906</text:p>
          </table:table-cell>
          <table:table-cell office:value-type="float" office:value="3.1622776601683702" table:style-name="ce1">
            <text:p>3.16227766</text:p>
          </table:table-cell>
          <table:table-cell office:value-type="float" office:value="0.37231208813090999" table:style-name="ce1">
            <text:p>0.372312088</text:p>
          </table:table-cell>
          <table:table-cell office:value-type="float" office:value="1.45584643202" table:style-name="ce1">
            <text:p>1.455846432</text:p>
          </table:table-cell>
          <table:table-cell office:value-type="float" office:value="1.23915696776282E-2" table:style-name="ce1">
            <text:p>0.01239157</text:p>
          </table:table-cell>
          <table:table-cell office:value-type="float" office:value="-0.129649292163" table:style-name="ce1">
            <text:p>-0.129649292</text:p>
          </table:table-cell>
          <table:table-cell office:value-type="float" office:value="0.46964897260299998" table:style-name="ce1">
            <text:p>0.469648973</text:p>
          </table:table-cell>
          <table:table-cell office:value-type="float" office:value="0.623731709922" table:style-name="ce1">
            <text:p>0.62373171</text:p>
          </table:table-cell>
          <table:table-cell office:value-type="float" office:value="0.87449638677499997" table:style-name="ce1">
            <text:p>0.874496387</text:p>
          </table:table-cell>
          <table:table-cell office:value-type="float" office:value="0.74847805190600003" table:style-name="ce1">
            <text:p>0.748478052</text:p>
          </table:table-cell>
          <table:table-cell office:value-type="float" office:value="0.68043459264200001" table:style-name="ce1">
            <text:p>0.680434593</text:p>
          </table:table-cell>
          <table:table-cell office:value-type="float" office:value="0.78058000000000005" table:style-name="ce1">
            <text:p>0.78058</text:p>
          </table:table-cell>
          <table:table-cell office:value-type="float" office:value="0.125503613225" table:style-name="ce1">
            <text:p>0.125503613</text:p>
          </table:table-cell>
          <table:table-cell office:value-type="float" office:value="58400" table:style-name="ce1">
            <text:p>58400</text:p>
          </table:table-cell>
          <table:table-cell office:value-type="float" office:value="19625" table:style-name="ce1">
            <text:p>19625</text:p>
          </table:table-cell>
          <table:table-cell office:value-type="float" office:value="136745" table:style-name="ce1">
            <text:p>136745</text:p>
          </table:table-cell>
          <table:table-cell office:value-type="float" office:value="35230" table:style-name="ce1">
            <text:p>35230</text:p>
          </table:table-cell>
          <table:table-cell office:value-type="float" office:value="93630" table:style-name="ce1">
            <text:p>93630</text:p>
          </table:table-cell>
          <table:table-cell office:value-type="float" office:value="78025" table:style-name="ce1">
            <text:p>78025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hift1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25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0926006687000005" table:style-name="ce1">
            <text:p>0.909260067</text:p>
          </table:table-cell>
          <table:table-cell office:value-type="float" office:value="0.83361765646700003" table:style-name="ce1">
            <text:p>0.833617656</text:p>
          </table:table-cell>
          <table:table-cell office:value-type="float" office:value="0.85463003343499999" table:style-name="ce1">
            <text:p>0.854630033</text:p>
          </table:table-cell>
          <table:table-cell office:value-type="float" office:value="0.872500747307" table:style-name="ce1">
            <text:p>0.872500747</text:p>
          </table:table-cell>
          <table:table-cell office:value-type="float" office:value="1.0653498320699999" table:style-name="ce1">
            <text:p>1.065349832</text:p>
          </table:table-cell>
          <table:table-cell office:value-type="float" office:value="0.442152795376" table:style-name="ce1">
            <text:p>0.442152795</text:p>
          </table:table-cell>
          <table:table-cell office:value-type="float" office:value="0.70926106077100004" table:style-name="ce1">
            <text:p>0.709261061</text:p>
          </table:table-cell>
          <table:table-cell office:value-type="float" office:value="1" table:style-name="ce1">
            <text:p>1</text:p>
          </table:table-cell>
          <table:table-cell office:value-type="float" office:value="0.36832568161000001" table:style-name="ce1">
            <text:p>0.368325682</text:p>
          </table:table-cell>
          <table:table-cell office:value-type="float" office:value="1" table:style-name="ce1">
            <text:p>1</text:p>
          </table:table-cell>
          <table:table-cell office:value-type="float" office:value="9.0739933129815306E-2" table:style-name="ce1">
            <text:p>0.090739933</text:p>
          </table:table-cell>
          <table:table-cell office:value-type="float" office:value="1.05451402436" table:style-name="ce1">
            <text:p>1.054514024</text:p>
          </table:table-cell>
          <table:table-cell office:value-type="float" office:value="2.9054450508969E-3" table:style-name="ce1">
            <text:p>0.002905445</text:p>
          </table:table-cell>
          <table:table-cell office:value-type="float" office:value="-8.8549628262300006E-2" table:style-name="ce1">
            <text:p>-0.088549628</text:p>
          </table:table-cell>
          <table:table-cell office:value-type="float" office:value="9.9795357165699997E-2" table:style-name="ce1">
            <text:p>0.099795357</text:p>
          </table:table-cell>
          <table:table-cell office:value-type="float" office:value="0.90926006687000005" table:style-name="ce1">
            <text:p>0.909260067</text:p>
          </table:table-cell>
          <table:table-cell office:value-type="float" office:value="0.8" table:style-name="ce1">
            <text:p>0.8</text:p>
          </table:table-cell>
          <table:table-cell office:value-type="float" office:value="0.90926006687000005" table:style-name="ce1">
            <text:p>0.909260067</text:p>
          </table:table-cell>
          <table:table-cell office:value-type="float" office:value="0.90926006687000005" table:style-name="ce1">
            <text:p>0.909260067</text:p>
          </table:table-cell>
          <table:table-cell office:value-type="float" office:value="0.87516000000000005" table:style-name="ce1">
            <text:p>0.87516</text:p>
          </table:table-cell>
          <table:table-cell office:value-type="float" office:value="0.2" table:style-name="ce1">
            <text:p>0.2</text:p>
          </table:table-cell>
          <table:table-cell office:value-type="float" office:value="156370" table:style-name="ce1">
            <text:p>156370</text:p>
          </table:table-cell>
          <table:table-cell office:value-type="float" office:value="15605" table:style-name="ce1">
            <text:p>15605</text:p>
          </table:table-cell>
          <table:table-cell office:value-type="float" office:value="62420" table:style-name="ce1">
            <text:p>62420</text:p>
          </table:table-cell>
          <table:table-cell office:value-type="float" office:value="15605" table:style-name="ce1">
            <text:p>15605</text:p>
          </table:table-cell>
          <table:table-cell office:value-type="float" office:value="171975" table:style-name="ce1">
            <text:p>171975</text:p>
          </table:table-cell>
          <table:table-cell office:value-type="float" office:value="171975" table:style-name="ce1">
            <text:p>171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8" table:style-name="ce1">
            <text:p>0.8</text:p>
          </table:table-cell>
          <table:table-cell office:value-type="float" office:value="0.66666666666700003" table:style-name="ce1">
            <text:p>0.666666667</text:p>
          </table:table-cell>
          <table:table-cell office:value-type="float" office:value="0.85463003343499999" table:style-name="ce1">
            <text:p>0.854630033</text:p>
          </table:table-cell>
          <table:table-cell office:value-type="float" office:value="0.872500747307" table:style-name="ce1">
            <text:p>0.872500747</text:p>
          </table:table-cell>
          <table:table-cell office:value-type="float" office:value="1.0653498320699999" table:style-name="ce1">
            <text:p>1.065349832</text:p>
          </table:table-cell>
          <table:table-cell office:value-type="float" office:value="0.442152795376" table:style-name="ce1">
            <text:p>0.442152795</text:p>
          </table:table-cell>
          <table:table-cell office:value-type="float" office:value="0.70926106077100004" table:style-name="ce1">
            <text:p>0.709261061</text:p>
          </table:table-cell>
          <table:table-cell office:value-type="float" office:value="1" table:style-name="ce1">
            <text:p>1</text:p>
          </table:table-cell>
          <table:table-cell office:value-type="float" office:value="0.36832568161000001" table:style-name="ce1">
            <text:p>0.368325682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.05451402436" table:style-name="ce1">
            <text:p>1.054514024</text:p>
          </table:table-cell>
          <table:table-cell office:value-type="float" office:value="8.7684449906555093E-3" table:style-name="ce1">
            <text:p>0.008768445</text:p>
          </table:table-cell>
          <table:table-cell office:value-type="float" office:value="-8.8549628262300006E-2" table:style-name="ce1">
            <text:p>-0.088549628</text:p>
          </table:table-cell>
          <table:table-cell office:value-type="float" office:value="0.25" table:style-name="ce1">
            <text:p>0.25</text:p>
          </table:table-cell>
          <table:table-cell office:value-type="float" office:value="0.8" table:style-name="ce1">
            <text:p>0.8</text:p>
          </table:table-cell>
          <table:table-cell office:value-type="float" office:value="0.90926006687000005" table:style-name="ce1">
            <text:p>0.909260067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office:value-type="float" office:value="0.87516000000000005" table:style-name="ce1">
            <text:p>0.87516</text:p>
          </table:table-cell>
          <table:table-cell office:value-type="float" office:value="9.0739933129799999E-2" table:style-name="ce1">
            <text:p>0.090739933</text:p>
          </table:table-cell>
          <table:table-cell office:value-type="float" office:value="62420" table:style-name="ce1">
            <text:p>62420</text:p>
          </table:table-cell>
          <table:table-cell office:value-type="float" office:value="15605" table:style-name="ce1">
            <text:p>15605</text:p>
          </table:table-cell>
          <table:table-cell office:value-type="float" office:value="156370" table:style-name="ce1">
            <text:p>156370</text:p>
          </table:table-cell>
          <table:table-cell office:value-type="float" office:value="15605" table:style-name="ce1">
            <text:p>15605</text:p>
          </table:table-cell>
          <table:table-cell office:value-type="float" office:value="78025" table:style-name="ce1">
            <text:p>78025</text:p>
          </table:table-cell>
          <table:table-cell office:value-type="float" office:value="78025" table:style-name="ce1">
            <text:p>78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hift2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26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85435673789800004" table:style-name="ce1">
            <text:p>0.854356738</text:p>
          </table:table-cell>
          <table:table-cell office:value-type="float" office:value="0.74574413009700002" table:style-name="ce1">
            <text:p>0.74574413</text:p>
          </table:table-cell>
          <table:table-cell office:value-type="float" office:value="0.76667212095199999" table:style-name="ce1">
            <text:p>0.766672121</text:p>
          </table:table-cell>
          <table:table-cell office:value-type="float" office:value="0.79535573327800002" table:style-name="ce1">
            <text:p>0.795355733</text:p>
          </table:table-cell>
          <table:table-cell office:value-type="float" office:value="0.95442680740300001" table:style-name="ce1">
            <text:p>0.954426807</text:p>
          </table:table-cell>
          <table:table-cell office:value-type="float" office:value="-0.115992285704" table:style-name="ce1">
            <text:p>-0.115992286</text:p>
          </table:table-cell>
          <table:table-cell office:value-type="float" office:value="0.53334567299199998" table:style-name="ce1">
            <text:p>0.533345673</text:p>
          </table:table-cell>
          <table:table-cell office:value-type="float" office:value="1" table:style-name="ce1">
            <text:p>1</text:p>
          </table:table-cell>
          <table:table-cell office:value-type="float" office:value="0.201047981013" table:style-name="ce1">
            <text:p>0.201047981</text:p>
          </table:table-cell>
          <table:table-cell office:value-type="float" office:value="1" table:style-name="ce1">
            <text:p>1</text:p>
          </table:table-cell>
          <table:table-cell office:value-type="float" office:value="0.145643262102049" table:style-name="ce1">
            <text:p>0.145643262</text:p>
          </table:table-cell>
          <table:table-cell office:value-type="float" office:value="1.38906942556" table:style-name="ce1">
            <text:p>1.389069426</text:p>
          </table:table-cell>
          <table:table-cell office:value-type="float" office:value="4.1089614733889899E-3" table:style-name="ce1">
            <text:p>0.004108961</text:p>
          </table:table-cell>
          <table:table-cell office:value-type="float" office:value="-6.5980429083299999E-2" table:style-name="ce1">
            <text:p>-0.065980429</text:p>
          </table:table-cell>
          <table:table-cell office:value-type="float" office:value="0.17047125122500001" table:style-name="ce1">
            <text:p>0.170471251</text:p>
          </table:table-cell>
          <table:table-cell office:value-type="float" office:value="0.85435673789800004" table:style-name="ce1">
            <text:p>0.854356738</text:p>
          </table:table-cell>
          <table:table-cell office:value-type="float" office:value="0.67898750400499996" table:style-name="ce1">
            <text:p>0.678987504</text:p>
          </table:table-cell>
          <table:table-cell office:value-type="float" office:value="0.85435673789800004" table:style-name="ce1">
            <text:p>0.854356738</text:p>
          </table:table-cell>
          <table:table-cell office:value-type="float" office:value="0.85435673789800004" table:style-name="ce1">
            <text:p>0.854356738</text:p>
          </table:table-cell>
          <table:table-cell office:value-type="float" office:value="0.799624" table:style-name="ce1">
            <text:p>0.799624</text:p>
          </table:table-cell>
          <table:table-cell office:value-type="float" office:value="0.32101249599499998" table:style-name="ce1">
            <text:p>0.321012496</text:p>
          </table:table-cell>
          <table:table-cell office:value-type="float" office:value="146928" table:style-name="ce1">
            <text:p>146928</text:p>
          </table:table-cell>
          <table:table-cell office:value-type="float" office:value="25047" table:style-name="ce1">
            <text:p>25047</text:p>
          </table:table-cell>
          <table:table-cell office:value-type="float" office:value="52978" table:style-name="ce1">
            <text:p>52978</text:p>
          </table:table-cell>
          <table:table-cell office:value-type="float" office:value="25047" table:style-name="ce1">
            <text:p>25047</text:p>
          </table:table-cell>
          <table:table-cell office:value-type="float" office:value="171975" table:style-name="ce1">
            <text:p>171975</text:p>
          </table:table-cell>
          <table:table-cell office:value-type="float" office:value="171975" table:style-name="ce1">
            <text:p>171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67898750400499996" table:style-name="ce1">
            <text:p>0.678987504</text:p>
          </table:table-cell>
          <table:table-cell office:value-type="float" office:value="0.51399022042800002" table:style-name="ce1">
            <text:p>0.51399022</text:p>
          </table:table-cell>
          <table:table-cell office:value-type="float" office:value="0.76667212095199999" table:style-name="ce1">
            <text:p>0.766672121</text:p>
          </table:table-cell>
          <table:table-cell office:value-type="float" office:value="0.79535573327800002" table:style-name="ce1">
            <text:p>0.795355733</text:p>
          </table:table-cell>
          <table:table-cell office:value-type="float" office:value="0.95442680740300001" table:style-name="ce1">
            <text:p>0.954426807</text:p>
          </table:table-cell>
          <table:table-cell office:value-type="float" office:value="-0.115992285704" table:style-name="ce1">
            <text:p>-0.115992286</text:p>
          </table:table-cell>
          <table:table-cell office:value-type="float" office:value="0.53334567299199998" table:style-name="ce1">
            <text:p>0.533345673</text:p>
          </table:table-cell>
          <table:table-cell office:value-type="float" office:value="1" table:style-name="ce1">
            <text:p>1</text:p>
          </table:table-cell>
          <table:table-cell office:value-type="float" office:value="0.201047981013" table:style-name="ce1">
            <text:p>0.201047981</text:p>
          </table:table-cell>
          <table:table-cell office:value-type="float" office:value="1.41421356237309" table:style-name="ce1">
            <text:p>1.414213562</text:p>
          </table:table-cell>
          <table:table-cell office:value-type="float" office:value="0.321431885567798" table:style-name="ce1">
            <text:p>0.321431886</text:p>
          </table:table-cell>
          <table:table-cell office:value-type="float" office:value="1.38906942556" table:style-name="ce1">
            <text:p>1.389069426</text:p>
          </table:table-cell>
          <table:table-cell office:value-type="float" office:value="1.2400453826707399E-2" table:style-name="ce1">
            <text:p>0.012400454</text:p>
          </table:table-cell>
          <table:table-cell office:value-type="float" office:value="-6.5980429083299999E-2" table:style-name="ce1">
            <text:p>-0.065980429</text:p>
          </table:table-cell>
          <table:table-cell office:value-type="float" office:value="0.472781154441" table:style-name="ce1">
            <text:p>0.472781154</text:p>
          </table:table-cell>
          <table:table-cell office:value-type="float" office:value="0.67898750400499996" table:style-name="ce1">
            <text:p>0.678987504</text:p>
          </table:table-cell>
          <table:table-cell office:value-type="float" office:value="0.85435673789800004" table:style-name="ce1">
            <text:p>0.854356738</text:p>
          </table:table-cell>
          <table:table-cell office:value-type="float" office:value="0.67898750400499996" table:style-name="ce1">
            <text:p>0.678987504</text:p>
          </table:table-cell>
          <table:table-cell office:value-type="float" office:value="0.67898750400499996" table:style-name="ce1">
            <text:p>0.678987504</text:p>
          </table:table-cell>
          <table:table-cell office:value-type="float" office:value="0.799624" table:style-name="ce1">
            <text:p>0.799624</text:p>
          </table:table-cell>
          <table:table-cell office:value-type="float" office:value="0.14564326210199999" table:style-name="ce1">
            <text:p>0.145643262</text:p>
          </table:table-cell>
          <table:table-cell office:value-type="float" office:value="52978" table:style-name="ce1">
            <text:p>52978</text:p>
          </table:table-cell>
          <table:table-cell office:value-type="float" office:value="25047" table:style-name="ce1">
            <text:p>25047</text:p>
          </table:table-cell>
          <table:table-cell office:value-type="float" office:value="146928" table:style-name="ce1">
            <text:p>146928</text:p>
          </table:table-cell>
          <table:table-cell office:value-type="float" office:value="25047" table:style-name="ce1">
            <text:p>25047</text:p>
          </table:table-cell>
          <table:table-cell office:value-type="float" office:value="78025" table:style-name="ce1">
            <text:p>78025</text:p>
          </table:table-cell>
          <table:table-cell office:value-type="float" office:value="78025" table:style-name="ce1">
            <text:p>78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hift3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27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79945340892600003" table:style-name="ce1">
            <text:p>0.799453409</text:p>
          </table:table-cell>
          <table:table-cell office:value-type="float" office:value="0.66590785802899999" table:style-name="ce1">
            <text:p>0.665907858</text:p>
          </table:table-cell>
          <table:table-cell office:value-type="float" office:value="0.67871420846800001" table:style-name="ce1">
            <text:p>0.678714208</text:p>
          </table:table-cell>
          <table:table-cell office:value-type="float" office:value="0.71821071924900004" table:style-name="ce1">
            <text:p>0.718210719</text:p>
          </table:table-cell>
          <table:table-cell office:value-type="float" office:value="1.0127477749" table:style-name="ce1">
            <text:p>1.012747775</text:p>
          </table:table-cell>
          <table:table-cell office:value-type="float" office:value="1.3121663774700001" table:style-name="ce1">
            <text:p>1.312166377</text:p>
          </table:table-cell>
          <table:table-cell office:value-type="float" office:value="0.35743016142799999" table:style-name="ce1">
            <text:p>0.357430161</text:p>
          </table:table-cell>
          <table:table-cell office:value-type="float" office:value="1" table:style-name="ce1">
            <text:p>1</text:p>
          </table:table-cell>
          <table:table-cell office:value-type="float" office:value="8.9150875788299999E-2" table:style-name="ce1">
            <text:p>0.089150876</text:p>
          </table:table-cell>
          <table:table-cell office:value-type="float" office:value="2" table:style-name="ce1">
            <text:p>2</text:p>
          </table:table-cell>
          <table:table-cell office:value-type="float" office:value="0.25499055095217299" table:style-name="ce1">
            <text:p>0.254990551</text:p>
          </table:table-cell>
          <table:table-cell office:value-type="float" office:value="1.6128636360099999" table:style-name="ce1">
            <text:p>1.612863636</text:p>
          </table:table-cell>
          <table:table-cell office:value-type="float" office:value="6.49701866857905E-3" table:style-name="ce1">
            <text:p>0.006497019</text:p>
          </table:table-cell>
          <table:table-cell office:value-type="float" office:value="4.3198272695799997E-2" table:style-name="ce1">
            <text:p>0.043198273</text:p>
          </table:table-cell>
          <table:table-cell office:value-type="float" office:value="0.25085463247200002" table:style-name="ce1">
            <text:p>0.250854632</text:p>
          </table:table-cell>
          <table:table-cell office:value-type="float" office:value="0.79945340892600003" table:style-name="ce1">
            <text:p>0.799453409</text:p>
          </table:table-cell>
          <table:table-cell office:value-type="float" office:value="0.55797500801" table:style-name="ce1">
            <text:p>0.557975008</text:p>
          </table:table-cell>
          <table:table-cell office:value-type="float" office:value="0.79945340892600003" table:style-name="ce1">
            <text:p>0.799453409</text:p>
          </table:table-cell>
          <table:table-cell office:value-type="float" office:value="0.79945340892600003" table:style-name="ce1">
            <text:p>0.799453409</text:p>
          </table:table-cell>
          <table:table-cell office:value-type="float" office:value="0.72408799999999995" table:style-name="ce1">
            <text:p>0.724088</text:p>
          </table:table-cell>
          <table:table-cell office:value-type="float" office:value="0.44202499199" table:style-name="ce1">
            <text:p>0.442024992</text:p>
          </table:table-cell>
          <table:table-cell office:value-type="float" office:value="137486" table:style-name="ce1">
            <text:p>137486</text:p>
          </table:table-cell>
          <table:table-cell office:value-type="float" office:value="34489" table:style-name="ce1">
            <text:p>34489</text:p>
          </table:table-cell>
          <table:table-cell office:value-type="float" office:value="43536" table:style-name="ce1">
            <text:p>43536</text:p>
          </table:table-cell>
          <table:table-cell office:value-type="float" office:value="34489" table:style-name="ce1">
            <text:p>34489</text:p>
          </table:table-cell>
          <table:table-cell office:value-type="float" office:value="171975" table:style-name="ce1">
            <text:p>171975</text:p>
          </table:table-cell>
          <table:table-cell office:value-type="float" office:value="171975" table:style-name="ce1">
            <text:p>171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55797500801" table:style-name="ce1">
            <text:p>0.557975008</text:p>
          </table:table-cell>
          <table:table-cell office:value-type="float" office:value="0.38693851431800003" table:style-name="ce1">
            <text:p>0.386938514</text:p>
          </table:table-cell>
          <table:table-cell office:value-type="float" office:value="0.67871420846800001" table:style-name="ce1">
            <text:p>0.678714208</text:p>
          </table:table-cell>
          <table:table-cell office:value-type="float" office:value="0.71821071924900004" table:style-name="ce1">
            <text:p>0.718210719</text:p>
          </table:table-cell>
          <table:table-cell office:value-type="float" office:value="1.0127477749" table:style-name="ce1">
            <text:p>1.012747775</text:p>
          </table:table-cell>
          <table:table-cell office:value-type="float" office:value="1.3121663774700001" table:style-name="ce1">
            <text:p>1.312166377</text:p>
          </table:table-cell>
          <table:table-cell office:value-type="float" office:value="0.35743016142799999" table:style-name="ce1">
            <text:p>0.357430161</text:p>
          </table:table-cell>
          <table:table-cell office:value-type="float" office:value="1" table:style-name="ce1">
            <text:p>1</text:p>
          </table:table-cell>
          <table:table-cell office:value-type="float" office:value="8.9150875788299999E-2" table:style-name="ce1">
            <text:p>0.089150876</text:p>
          </table:table-cell>
          <table:table-cell office:value-type="float" office:value="2.2360679774997898" table:style-name="ce1">
            <text:p>2.236067977</text:p>
          </table:table-cell>
          <table:table-cell office:value-type="float" office:value="0.56470839143415497" table:style-name="ce1">
            <text:p>0.564708391</text:p>
          </table:table-cell>
          <table:table-cell office:value-type="float" office:value="1.6128636360099999" table:style-name="ce1">
            <text:p>1.612863636</text:p>
          </table:table-cell>
          <table:table-cell office:value-type="float" office:value="1.9606839056073199E-2" table:style-name="ce1">
            <text:p>0.019606839</text:p>
          </table:table-cell>
          <table:table-cell office:value-type="float" office:value="4.3198272695799997E-2" table:style-name="ce1">
            <text:p>0.043198273</text:p>
          </table:table-cell>
          <table:table-cell office:value-type="float" office:value="0.79219496508599996" table:style-name="ce1">
            <text:p>0.792194965</text:p>
          </table:table-cell>
          <table:table-cell office:value-type="float" office:value="0.55797500801" table:style-name="ce1">
            <text:p>0.557975008</text:p>
          </table:table-cell>
          <table:table-cell office:value-type="float" office:value="0.79945340892600003" table:style-name="ce1">
            <text:p>0.799453409</text:p>
          </table:table-cell>
          <table:table-cell office:value-type="float" office:value="0.55797500801" table:style-name="ce1">
            <text:p>0.557975008</text:p>
          </table:table-cell>
          <table:table-cell office:value-type="float" office:value="0.55797500801" table:style-name="ce1">
            <text:p>0.557975008</text:p>
          </table:table-cell>
          <table:table-cell office:value-type="float" office:value="0.72408799999999995" table:style-name="ce1">
            <text:p>0.724088</text:p>
          </table:table-cell>
          <table:table-cell office:value-type="float" office:value="0.200546591074" table:style-name="ce1">
            <text:p>0.200546591</text:p>
          </table:table-cell>
          <table:table-cell office:value-type="float" office:value="43536" table:style-name="ce1">
            <text:p>43536</text:p>
          </table:table-cell>
          <table:table-cell office:value-type="float" office:value="34489" table:style-name="ce1">
            <text:p>34489</text:p>
          </table:table-cell>
          <table:table-cell office:value-type="float" office:value="137486" table:style-name="ce1">
            <text:p>137486</text:p>
          </table:table-cell>
          <table:table-cell office:value-type="float" office:value="34489" table:style-name="ce1">
            <text:p>34489</text:p>
          </table:table-cell>
          <table:table-cell office:value-type="float" office:value="78025" table:style-name="ce1">
            <text:p>78025</text:p>
          </table:table-cell>
          <table:table-cell office:value-type="float" office:value="78025" table:style-name="ce1">
            <text:p>78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hift4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28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74455007995300004" table:style-name="ce1">
            <text:p>0.74455008</text:p>
          </table:table-cell>
          <table:table-cell office:value-type="float" office:value="0.59305438477899997" table:style-name="ce1">
            <text:p>0.593054385</text:p>
          </table:table-cell>
          <table:table-cell office:value-type="float" office:value="0.59075629598400003" table:style-name="ce1">
            <text:p>0.590756296</text:p>
          </table:table-cell>
          <table:table-cell office:value-type="float" office:value="0.64106570521999995" table:style-name="ce1">
            <text:p>0.641065705</text:p>
          </table:table-cell>
          <table:table-cell office:value-type="float" office:value="0.95645207963199996" table:style-name="ce1">
            <text:p>0.95645208</text:p>
          </table:table-cell>
          <table:table-cell office:value-type="float" office:value="-6.6397599544699995E-2" table:style-name="ce1">
            <text:p>-0.0663976</text:p>
          </table:table-cell>
          <table:table-cell office:value-type="float" office:value="0.181514526078" table:style-name="ce1">
            <text:p>0.181514526</text:p>
          </table:table-cell>
          <table:table-cell office:value-type="float" office:value="1" table:style-name="ce1">
            <text:p>1</text:p>
          </table:table-cell>
          <table:table-cell office:value-type="float" office:value="2.31286764283E-2" table:style-name="ce1">
            <text:p>0.023128676</text:p>
          </table:table-cell>
          <table:table-cell office:value-type="float" office:value="3" table:style-name="ce1">
            <text:p>3</text:p>
          </table:table-cell>
          <table:table-cell office:value-type="float" office:value="0.38248582642825901" table:style-name="ce1">
            <text:p>0.382485826</text:p>
          </table:table-cell>
          <table:table-cell office:value-type="float" office:value="1.7449080347299999" table:style-name="ce1">
            <text:p>1.744908035</text:p>
          </table:table-cell>
          <table:table-cell office:value-type="float" office:value="9.1885509649935696E-3" table:style-name="ce1">
            <text:p>0.009188551</text:p>
          </table:table-cell>
          <table:table-cell office:value-type="float" office:value="3.9191516365399998E-2" table:style-name="ce1">
            <text:p>0.039191516</text:p>
          </table:table-cell>
          <table:table-cell office:value-type="float" office:value="0.34309299928100001" table:style-name="ce1">
            <text:p>0.343092999</text:p>
          </table:table-cell>
          <table:table-cell office:value-type="float" office:value="0.74455007995300004" table:style-name="ce1">
            <text:p>0.74455008</text:p>
          </table:table-cell>
          <table:table-cell office:value-type="float" office:value="0.43696251201500003" table:style-name="ce1">
            <text:p>0.436962512</text:p>
          </table:table-cell>
          <table:table-cell office:value-type="float" office:value="0.74455007995300004" table:style-name="ce1">
            <text:p>0.74455008</text:p>
          </table:table-cell>
          <table:table-cell office:value-type="float" office:value="0.74455007995300004" table:style-name="ce1">
            <text:p>0.74455008</text:p>
          </table:table-cell>
          <table:table-cell office:value-type="float" office:value="0.64855200000000002" table:style-name="ce1">
            <text:p>0.648552</text:p>
          </table:table-cell>
          <table:table-cell office:value-type="float" office:value="0.56303748798499997" table:style-name="ce1">
            <text:p>0.563037488</text:p>
          </table:table-cell>
          <table:table-cell office:value-type="float" office:value="128044" table:style-name="ce1">
            <text:p>128044</text:p>
          </table:table-cell>
          <table:table-cell office:value-type="float" office:value="43931" table:style-name="ce1">
            <text:p>43931</text:p>
          </table:table-cell>
          <table:table-cell office:value-type="float" office:value="34094" table:style-name="ce1">
            <text:p>34094</text:p>
          </table:table-cell>
          <table:table-cell office:value-type="float" office:value="43931" table:style-name="ce1">
            <text:p>43931</text:p>
          </table:table-cell>
          <table:table-cell office:value-type="float" office:value="171975" table:style-name="ce1">
            <text:p>171975</text:p>
          </table:table-cell>
          <table:table-cell office:value-type="float" office:value="171975" table:style-name="ce1">
            <text:p>171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43696251201500003" table:style-name="ce1">
            <text:p>0.436962512</text:p>
          </table:table-cell>
          <table:table-cell office:value-type="float" office:value="0.27955984125400002" table:style-name="ce1">
            <text:p>0.279559841</text:p>
          </table:table-cell>
          <table:table-cell office:value-type="float" office:value="0.59075629598400003" table:style-name="ce1">
            <text:p>0.590756296</text:p>
          </table:table-cell>
          <table:table-cell office:value-type="float" office:value="0.64106570521999995" table:style-name="ce1">
            <text:p>0.641065705</text:p>
          </table:table-cell>
          <table:table-cell office:value-type="float" office:value="0.95645207963199996" table:style-name="ce1">
            <text:p>0.95645208</text:p>
          </table:table-cell>
          <table:table-cell office:value-type="float" office:value="-6.6397599544699995E-2" table:style-name="ce1">
            <text:p>-0.0663976</text:p>
          </table:table-cell>
          <table:table-cell office:value-type="float" office:value="0.181514526078" table:style-name="ce1">
            <text:p>0.181514526</text:p>
          </table:table-cell>
          <table:table-cell office:value-type="float" office:value="1" table:style-name="ce1">
            <text:p>1</text:p>
          </table:table-cell>
          <table:table-cell office:value-type="float" office:value="2.31286764283E-2" table:style-name="ce1">
            <text:p>0.023128676</text:p>
          </table:table-cell>
          <table:table-cell office:value-type="float" office:value="3.1622776601683702" table:style-name="ce1">
            <text:p>3.16227766</text:p>
          </table:table-cell>
          <table:table-cell office:value-type="float" office:value="0.85196016887924697" table:style-name="ce1">
            <text:p>0.851960169</text:p>
          </table:table-cell>
          <table:table-cell office:value-type="float" office:value="1.7449080347299999" table:style-name="ce1">
            <text:p>1.744908035</text:p>
          </table:table-cell>
          <table:table-cell office:value-type="float" office:value="2.7728257708365199E-2" table:style-name="ce1">
            <text:p>0.027728258</text:p>
          </table:table-cell>
          <table:table-cell office:value-type="float" office:value="3.9191516365399998E-2" table:style-name="ce1">
            <text:p>0.039191516</text:p>
          </table:table-cell>
          <table:table-cell office:value-type="float" office:value="1.2885258403199999" table:style-name="ce1">
            <text:p>1.28852584</text:p>
          </table:table-cell>
          <table:table-cell office:value-type="float" office:value="0.43696251201500003" table:style-name="ce1">
            <text:p>0.436962512</text:p>
          </table:table-cell>
          <table:table-cell office:value-type="float" office:value="0.74455007995300004" table:style-name="ce1">
            <text:p>0.74455008</text:p>
          </table:table-cell>
          <table:table-cell office:value-type="float" office:value="0.43696251201500003" table:style-name="ce1">
            <text:p>0.436962512</text:p>
          </table:table-cell>
          <table:table-cell office:value-type="float" office:value="0.43696251201500003" table:style-name="ce1">
            <text:p>0.436962512</text:p>
          </table:table-cell>
          <table:table-cell office:value-type="float" office:value="0.64855200000000002" table:style-name="ce1">
            <text:p>0.648552</text:p>
          </table:table-cell>
          <table:table-cell office:value-type="float" office:value="0.25544992004700001" table:style-name="ce1">
            <text:p>0.25544992</text:p>
          </table:table-cell>
          <table:table-cell office:value-type="float" office:value="34094" table:style-name="ce1">
            <text:p>34094</text:p>
          </table:table-cell>
          <table:table-cell office:value-type="float" office:value="43931" table:style-name="ce1">
            <text:p>43931</text:p>
          </table:table-cell>
          <table:table-cell office:value-type="float" office:value="128044" table:style-name="ce1">
            <text:p>128044</text:p>
          </table:table-cell>
          <table:table-cell office:value-type="float" office:value="43931" table:style-name="ce1">
            <text:p>43931</text:p>
          </table:table-cell>
          <table:table-cell office:value-type="float" office:value="78025" table:style-name="ce1">
            <text:p>78025</text:p>
          </table:table-cell>
          <table:table-cell office:value-type="float" office:value="78025" table:style-name="ce1">
            <text:p>78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hift5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29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68964675098100003" table:style-name="ce1">
            <text:p>0.689646751</text:p>
          </table:table-cell>
          <table:table-cell office:value-type="float" office:value="0.52630598008399998" table:style-name="ce1">
            <text:p>0.52630598</text:p>
          </table:table-cell>
          <table:table-cell office:value-type="float" office:value="0.50279838350100003" table:style-name="ce1">
            <text:p>0.502798384</text:p>
          </table:table-cell>
          <table:table-cell office:value-type="float" office:value="0.56392069119099997" table:style-name="ce1">
            <text:p>0.563920691</text:p>
          </table:table-cell>
          <table:table-cell office:value-type="float" office:value="1.0700457861199999" table:style-name="ce1">
            <text:p>1.070045786</text:p>
          </table:table-cell>
          <table:table-cell office:value-type="float" office:value="0.40206661983800002" table:style-name="ce1">
            <text:p>0.40206662</text:p>
          </table:table-cell>
          <table:table-cell office:value-type="float" office:value="5.5987669430800002E-3" table:style-name="ce1">
            <text:p>0.005598767</text:p>
          </table:table-cell>
          <table:table-cell office:value-type="float" office:value="1" table:style-name="ce1">
            <text:p>1</text:p>
          </table:table-cell>
          <table:table-cell office:value-type="float" office:value="2.2567939765799999E-5" table:style-name="ce3">
            <text:p>2.26E-05</text:p>
          </table:table-cell>
          <table:table-cell office:value-type="float" office:value="3" table:style-name="ce1">
            <text:p>3</text:p>
          </table:table-cell>
          <table:table-cell office:value-type="float" office:value="0.49183311527838303" table:style-name="ce1">
            <text:p>0.491833115</text:p>
          </table:table-cell>
          <table:table-cell office:value-type="float" office:value="1.79112025171" table:style-name="ce1">
            <text:p>1.791120252</text:p>
          </table:table-cell>
          <table:table-cell office:value-type="float" office:value="1.1981058202575201E-2" table:style-name="ce1">
            <text:p>0.011981058</text:p>
          </table:table-cell>
          <table:table-cell office:value-type="float" office:value="2.1896782280299999E-2" table:style-name="ce1">
            <text:p>0.021896782</text:p>
          </table:table-cell>
          <table:table-cell office:value-type="float" office:value="0.45001770627799997" table:style-name="ce1">
            <text:p>0.450017706</text:p>
          </table:table-cell>
          <table:table-cell office:value-type="float" office:value="0.68964675098100003" table:style-name="ce1">
            <text:p>0.689646751</text:p>
          </table:table-cell>
          <table:table-cell office:value-type="float" office:value="0.31595001602099998" table:style-name="ce1">
            <text:p>0.315950016</text:p>
          </table:table-cell>
          <table:table-cell office:value-type="float" office:value="0.68964675098100003" table:style-name="ce1">
            <text:p>0.689646751</text:p>
          </table:table-cell>
          <table:table-cell office:value-type="float" office:value="0.68964675098100003" table:style-name="ce1">
            <text:p>0.689646751</text:p>
          </table:table-cell>
          <table:table-cell office:value-type="float" office:value="0.57301599999999997" table:style-name="ce1">
            <text:p>0.573016</text:p>
          </table:table-cell>
          <table:table-cell office:value-type="float" office:value="0.68404998397899996" table:style-name="ce1">
            <text:p>0.684049984</text:p>
          </table:table-cell>
          <table:table-cell office:value-type="float" office:value="118602" table:style-name="ce1">
            <text:p>118602</text:p>
          </table:table-cell>
          <table:table-cell office:value-type="float" office:value="53373" table:style-name="ce1">
            <text:p>53373</text:p>
          </table:table-cell>
          <table:table-cell office:value-type="float" office:value="24652" table:style-name="ce1">
            <text:p>24652</text:p>
          </table:table-cell>
          <table:table-cell office:value-type="float" office:value="53373" table:style-name="ce1">
            <text:p>53373</text:p>
          </table:table-cell>
          <table:table-cell office:value-type="float" office:value="171975" table:style-name="ce1">
            <text:p>171975</text:p>
          </table:table-cell>
          <table:table-cell office:value-type="float" office:value="171975" table:style-name="ce1">
            <text:p>171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31595001602099998" table:style-name="ce1">
            <text:p>0.315950016</text:p>
          </table:table-cell>
          <table:table-cell office:value-type="float" office:value="0.18761320568000001" table:style-name="ce1">
            <text:p>0.187613206</text:p>
          </table:table-cell>
          <table:table-cell office:value-type="float" office:value="0.50279838350100003" table:style-name="ce1">
            <text:p>0.502798384</text:p>
          </table:table-cell>
          <table:table-cell office:value-type="float" office:value="0.56392069119099997" table:style-name="ce1">
            <text:p>0.563920691</text:p>
          </table:table-cell>
          <table:table-cell office:value-type="float" office:value="1.0700457861199999" table:style-name="ce1">
            <text:p>1.070045786</text:p>
          </table:table-cell>
          <table:table-cell office:value-type="float" office:value="0.40206661983800002" table:style-name="ce1">
            <text:p>0.40206662</text:p>
          </table:table-cell>
          <table:table-cell office:value-type="float" office:value="5.5987669430800002E-3" table:style-name="ce1">
            <text:p>0.005598767</text:p>
          </table:table-cell>
          <table:table-cell office:value-type="float" office:value="1" table:style-name="ce1">
            <text:p>1</text:p>
          </table:table-cell>
          <table:table-cell office:value-type="float" office:value="2.2567939765799999E-5" table:style-name="ce3">
            <text:p>2.26E-05</text:p>
          </table:table-cell>
          <table:table-cell office:value-type="float" office:value="4.1231056256176597" table:style-name="ce1">
            <text:p>4.123105626</text:p>
          </table:table-cell>
          <table:table-cell office:value-type="float" office:value="1.1008051656898401" table:style-name="ce1">
            <text:p>1.100805166</text:p>
          </table:table-cell>
          <table:table-cell office:value-type="float" office:value="1.79112025171" table:style-name="ce1">
            <text:p>1.791120252</text:p>
          </table:table-cell>
          <table:table-cell office:value-type="float" office:value="3.61532248688907E-2" table:style-name="ce1">
            <text:p>0.036153225</text:p>
          </table:table-cell>
          <table:table-cell office:value-type="float" office:value="2.1896782280299999E-2" table:style-name="ce1">
            <text:p>0.021896782</text:p>
          </table:table-cell>
          <table:table-cell office:value-type="float" office:value="2.1650576018200001" table:style-name="ce1">
            <text:p>2.165057602</text:p>
          </table:table-cell>
          <table:table-cell office:value-type="float" office:value="0.31595001602099998" table:style-name="ce1">
            <text:p>0.315950016</text:p>
          </table:table-cell>
          <table:table-cell office:value-type="float" office:value="0.68964675098100003" table:style-name="ce1">
            <text:p>0.689646751</text:p>
          </table:table-cell>
          <table:table-cell office:value-type="float" office:value="0.31595001602099998" table:style-name="ce1">
            <text:p>0.315950016</text:p>
          </table:table-cell>
          <table:table-cell office:value-type="float" office:value="0.31595001602099998" table:style-name="ce1">
            <text:p>0.315950016</text:p>
          </table:table-cell>
          <table:table-cell office:value-type="float" office:value="0.57301599999999997" table:style-name="ce1">
            <text:p>0.573016</text:p>
          </table:table-cell>
          <table:table-cell office:value-type="float" office:value="0.31035324901900002" table:style-name="ce1">
            <text:p>0.310353249</text:p>
          </table:table-cell>
          <table:table-cell office:value-type="float" office:value="24652" table:style-name="ce1">
            <text:p>24652</text:p>
          </table:table-cell>
          <table:table-cell office:value-type="float" office:value="53373" table:style-name="ce1">
            <text:p>53373</text:p>
          </table:table-cell>
          <table:table-cell office:value-type="float" office:value="118602" table:style-name="ce1">
            <text:p>118602</text:p>
          </table:table-cell>
          <table:table-cell office:value-type="float" office:value="53373" table:style-name="ce1">
            <text:p>53373</text:p>
          </table:table-cell>
          <table:table-cell office:value-type="float" office:value="78025" table:style-name="ce1">
            <text:p>78025</text:p>
          </table:table-cell>
          <table:table-cell office:value-type="float" office:value="78025" table:style-name="ce1">
            <text:p>78025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Uscl1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30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85365448068799998" table:style-name="ce1">
            <text:p>0.853654481</text:p>
          </table:table-cell>
          <table:table-cell office:value-type="float" office:value="0.74467467818999999" table:style-name="ce1">
            <text:p>0.744674678</text:p>
          </table:table-cell>
          <table:table-cell office:value-type="float" office:value="0.766244219299" table:style-name="ce1">
            <text:p>0.766244219</text:p>
          </table:table-cell>
          <table:table-cell office:value-type="float" office:value="0.79544410530200005" table:style-name="ce1">
            <text:p>0.795444105</text:p>
          </table:table-cell>
          <table:table-cell office:value-type="float" office:value="0.95409617353700005" table:style-name="ce1">
            <text:p>0.954096174</text:p>
          </table:table-cell>
          <table:table-cell office:value-type="float" office:value="-0.224677703944" table:style-name="ce1">
            <text:p>-0.224677704</text:p>
          </table:table-cell>
          <table:table-cell office:value-type="float" office:value="0.534611712392" table:style-name="ce1">
            <text:p>0.534611712</text:p>
          </table:table-cell>
          <table:table-cell office:value-type="float" office:value="0.99656038579700001" table:style-name="ce1">
            <text:p>0.996560386</text:p>
          </table:table-cell>
          <table:table-cell office:value-type="float" office:value="0.202483696997" table:style-name="ce1">
            <text:p>0.202483697</text:p>
          </table:table-cell>
          <table:table-cell office:value-type="float" office:value="2" table:style-name="ce1">
            <text:p>2</text:p>
          </table:table-cell>
          <table:table-cell office:value-type="float" office:value="0.171314648946749" table:style-name="ce1">
            <text:p>0.171314649</text:p>
          </table:table-cell>
          <table:table-cell office:value-type="float" office:value="1.39150060925" table:style-name="ce1">
            <text:p>1.391500609</text:p>
          </table:table-cell>
          <table:table-cell office:value-type="float" office:value="2.0547190924466601E-3" table:style-name="ce1">
            <text:p>0.002054719</text:p>
          </table:table-cell>
          <table:table-cell office:value-type="float" office:value="-6.4755032430200005E-2" table:style-name="ce1">
            <text:p>-0.064755032</text:p>
          </table:table-cell>
          <table:table-cell office:value-type="float" office:value="0.17143413713899999" table:style-name="ce1">
            <text:p>0.171434137</text:p>
          </table:table-cell>
          <table:table-cell office:value-type="float" office:value="0.85660085716300005" table:style-name="ce1">
            <text:p>0.856600857</text:p>
          </table:table-cell>
          <table:table-cell office:value-type="float" office:value="0.67588758143500005" table:style-name="ce1">
            <text:p>0.675887581</text:p>
          </table:table-cell>
          <table:table-cell office:value-type="float" office:value="0.85072830353200002" table:style-name="ce1">
            <text:p>0.850728304</text:p>
          </table:table-cell>
          <table:table-cell office:value-type="float" office:value="0.85365448068799998" table:style-name="ce1">
            <text:p>0.853654481</text:p>
          </table:table-cell>
          <table:table-cell office:value-type="float" office:value="0.79934799999999995" table:style-name="ce1">
            <text:p>0.799348</text:p>
          </table:table-cell>
          <table:table-cell office:value-type="float" office:value="0.324112418565" table:style-name="ce1">
            <text:p>0.324112419</text:p>
          </table:table-cell>
          <table:table-cell office:value-type="float" office:value="146304" table:style-name="ce1">
            <text:p>146304</text:p>
          </table:table-cell>
          <table:table-cell office:value-type="float" office:value="25671" table:style-name="ce1">
            <text:p>25671</text:p>
          </table:table-cell>
          <table:table-cell office:value-type="float" office:value="53533" table:style-name="ce1">
            <text:p>53533</text:p>
          </table:table-cell>
          <table:table-cell office:value-type="float" office:value="24492" table:style-name="ce1">
            <text:p>24492</text:p>
          </table:table-cell>
          <table:table-cell office:value-type="float" office:value="170796" table:style-name="ce1">
            <text:p>170796</text:p>
          </table:table-cell>
          <table:table-cell office:value-type="float" office:value="171975" table:style-name="ce1">
            <text:p>171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68095580331899996" table:style-name="ce1">
            <text:p>0.680955803</text:p>
          </table:table-cell>
          <table:table-cell office:value-type="float" office:value="0.51624942138600005" table:style-name="ce1">
            <text:p>0.516249421</text:p>
          </table:table-cell>
          <table:table-cell office:value-type="float" office:value="0.766244219299" table:style-name="ce1">
            <text:p>0.766244219</text:p>
          </table:table-cell>
          <table:table-cell office:value-type="float" office:value="0.79544410530200005" table:style-name="ce1">
            <text:p>0.795444105</text:p>
          </table:table-cell>
          <table:table-cell office:value-type="float" office:value="0.95409617353700005" table:style-name="ce1">
            <text:p>0.954096174</text:p>
          </table:table-cell>
          <table:table-cell office:value-type="float" office:value="-0.224677703944" table:style-name="ce1">
            <text:p>-0.224677704</text:p>
          </table:table-cell>
          <table:table-cell office:value-type="float" office:value="0.534611712392" table:style-name="ce1">
            <text:p>0.534611712</text:p>
          </table:table-cell>
          <table:table-cell office:value-type="float" office:value="0.99250138333299998" table:style-name="ce1">
            <text:p>0.992501383</text:p>
          </table:table-cell>
          <table:table-cell office:value-type="float" office:value="0.202483696997" table:style-name="ce1">
            <text:p>0.202483697</text:p>
          </table:table-cell>
          <table:table-cell office:value-type="float" office:value="2.8284271247461898" table:style-name="ce1">
            <text:p>2.828427125</text:p>
          </table:table-cell>
          <table:table-cell office:value-type="float" office:value="0.37544632127251099" table:style-name="ce1">
            <text:p>0.375446321</text:p>
          </table:table-cell>
          <table:table-cell office:value-type="float" office:value="1.39150060925" table:style-name="ce1">
            <text:p>1.391500609</text:p>
          </table:table-cell>
          <table:table-cell office:value-type="float" office:value="6.17682694726337E-3" table:style-name="ce1">
            <text:p>0.006176827</text:p>
          </table:table-cell>
          <table:table-cell office:value-type="float" office:value="-6.4755032430200005E-2" table:style-name="ce1">
            <text:p>-0.064755032</text:p>
          </table:table-cell>
          <table:table-cell office:value-type="float" office:value="0.46852408794599998" table:style-name="ce1">
            <text:p>0.468524088</text:p>
          </table:table-cell>
          <table:table-cell office:value-type="float" office:value="0.67588758143500005" table:style-name="ce1">
            <text:p>0.675887581</text:p>
          </table:table-cell>
          <table:table-cell office:value-type="float" office:value="0.85660085716300005" table:style-name="ce1">
            <text:p>0.856600857</text:p>
          </table:table-cell>
          <table:table-cell office:value-type="float" office:value="0.68610060877900003" table:style-name="ce1">
            <text:p>0.686100609</text:p>
          </table:table-cell>
          <table:table-cell office:value-type="float" office:value="0.68095580331899996" table:style-name="ce1">
            <text:p>0.680955803</text:p>
          </table:table-cell>
          <table:table-cell office:value-type="float" office:value="0.79934799999999995" table:style-name="ce1">
            <text:p>0.799348</text:p>
          </table:table-cell>
          <table:table-cell office:value-type="float" office:value="0.143399142837" table:style-name="ce1">
            <text:p>0.143399143</text:p>
          </table:table-cell>
          <table:table-cell office:value-type="float" office:value="53533" table:style-name="ce1">
            <text:p>53533</text:p>
          </table:table-cell>
          <table:table-cell office:value-type="float" office:value="24492" table:style-name="ce1">
            <text:p>24492</text:p>
          </table:table-cell>
          <table:table-cell office:value-type="float" office:value="146304" table:style-name="ce1">
            <text:p>146304</text:p>
          </table:table-cell>
          <table:table-cell office:value-type="float" office:value="25671" table:style-name="ce1">
            <text:p>25671</text:p>
          </table:table-cell>
          <table:table-cell office:value-type="float" office:value="79204" table:style-name="ce1">
            <text:p>79204</text:p>
          </table:table-cell>
          <table:table-cell office:value-type="float" office:value="78025" table:style-name="ce1">
            <text:p>78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Uscl2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31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76883112308699997" table:style-name="ce1">
            <text:p>0.768831123</text:p>
          </table:table-cell>
          <table:table-cell office:value-type="float" office:value="0.62447251348199995" table:style-name="ce1">
            <text:p>0.624472513</text:p>
          </table:table-cell>
          <table:table-cell office:value-type="float" office:value="0.63588599490200004" table:style-name="ce1">
            <text:p>0.635885995</text:p>
          </table:table-cell>
          <table:table-cell office:value-type="float" office:value="0.67986974270300005" table:style-name="ce1">
            <text:p>0.679869743</text:p>
          </table:table-cell>
          <table:table-cell office:value-type="float" office:value="0.98074902456400004" table:style-name="ce1">
            <text:p>0.980749025</text:p>
          </table:table-cell>
          <table:table-cell office:value-type="float" office:value="0.39385159375500001" table:style-name="ce1">
            <text:p>0.393851594</text:p>
          </table:table-cell>
          <table:table-cell office:value-type="float" office:value="0.27448847035099999" table:style-name="ce1">
            <text:p>0.27448847</text:p>
          </table:table-cell>
          <table:table-cell office:value-type="float" office:value="0.99041933040999997" table:style-name="ce1">
            <text:p>0.99041933</text:p>
          </table:table-cell>
          <table:table-cell office:value-type="float" office:value="5.2892150338899997E-2" table:style-name="ce1">
            <text:p>0.05289215</text:p>
          </table:table-cell>
          <table:table-cell office:value-type="float" office:value="3" table:style-name="ce1">
            <text:p>3</text:p>
          </table:table-cell>
          <table:table-cell office:value-type="float" office:value="0.32299707551671802" table:style-name="ce1">
            <text:p>0.322997076</text:p>
          </table:table-cell>
          <table:table-cell office:value-type="float" office:value="1.69969892949" table:style-name="ce1">
            <text:p>1.699698929</text:p>
          </table:table-cell>
          <table:table-cell office:value-type="float" office:value="4.2379862604921001E-3" table:style-name="ce1">
            <text:p>0.004237986</text:p>
          </table:table-cell>
          <table:table-cell office:value-type="float" office:value="-3.3230795960899999E-3" table:style-name="ce1">
            <text:p>-0.00332308</text:p>
          </table:table-cell>
          <table:table-cell office:value-type="float" office:value="0.30067575306400002" table:style-name="ce1">
            <text:p>0.300675753</text:p>
          </table:table-cell>
          <table:table-cell office:value-type="float" office:value="0.77626829311699996" table:style-name="ce1">
            <text:p>0.776268293</text:p>
          </table:table-cell>
          <table:table-cell office:value-type="float" office:value="0.49550369668700001" table:style-name="ce1">
            <text:p>0.495503697</text:p>
          </table:table-cell>
          <table:table-cell office:value-type="float" office:value="0.76153510684699999" table:style-name="ce1">
            <text:p>0.761535107</text:p>
          </table:table-cell>
          <table:table-cell office:value-type="float" office:value="0.76883112308699997" table:style-name="ce1">
            <text:p>0.768831123</text:p>
          </table:table-cell>
          <table:table-cell office:value-type="float" office:value="0.68497600000000003" table:style-name="ce1">
            <text:p>0.684976</text:p>
          </table:table-cell>
          <table:table-cell office:value-type="float" office:value="0.50449630331299999" table:style-name="ce1">
            <text:p>0.504496303</text:p>
          </table:table-cell>
          <table:table-cell office:value-type="float" office:value="130965" table:style-name="ce1">
            <text:p>130965</text:p>
          </table:table-cell>
          <table:table-cell office:value-type="float" office:value="41010" table:style-name="ce1">
            <text:p>41010</text:p>
          </table:table-cell>
          <table:table-cell office:value-type="float" office:value="40279" table:style-name="ce1">
            <text:p>40279</text:p>
          </table:table-cell>
          <table:table-cell office:value-type="float" office:value="37746" table:style-name="ce1">
            <text:p>37746</text:p>
          </table:table-cell>
          <table:table-cell office:value-type="float" office:value="168711" table:style-name="ce1">
            <text:p>168711</text:p>
          </table:table-cell>
          <table:table-cell office:value-type="float" office:value="171975" table:style-name="ce1">
            <text:p>171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50565549794700004" table:style-name="ce1">
            <text:p>0.505655498</text:p>
          </table:table-cell>
          <table:table-cell office:value-type="float" office:value="0.338379468224" table:style-name="ce1">
            <text:p>0.338379468</text:p>
          </table:table-cell>
          <table:table-cell office:value-type="float" office:value="0.63588599490200004" table:style-name="ce1">
            <text:p>0.635885995</text:p>
          </table:table-cell>
          <table:table-cell office:value-type="float" office:value="0.67986974270300005" table:style-name="ce1">
            <text:p>0.679869743</text:p>
          </table:table-cell>
          <table:table-cell office:value-type="float" office:value="0.98074902456400004" table:style-name="ce1">
            <text:p>0.980749025</text:p>
          </table:table-cell>
          <table:table-cell office:value-type="float" office:value="0.39385159375500001" table:style-name="ce1">
            <text:p>0.393851594</text:p>
          </table:table-cell>
          <table:table-cell office:value-type="float" office:value="0.27448847035099999" table:style-name="ce1">
            <text:p>0.27448847</text:p>
          </table:table-cell>
          <table:table-cell office:value-type="float" office:value="0.97951215837899996" table:style-name="ce1">
            <text:p>0.979512158</text:p>
          </table:table-cell>
          <table:table-cell office:value-type="float" office:value="5.2892150338899997E-2" table:style-name="ce1">
            <text:p>0.05289215</text:p>
          </table:table-cell>
          <table:table-cell office:value-type="float" office:value="7.0710678118654702" table:style-name="ce1">
            <text:p>7.071067812</text:p>
          </table:table-cell>
          <table:table-cell office:value-type="float" office:value="0.72241549555350704" table:style-name="ce1">
            <text:p>0.722415496</text:p>
          </table:table-cell>
          <table:table-cell office:value-type="float" office:value="1.69969892949" table:style-name="ce1">
            <text:p>1.699698929</text:p>
          </table:table-cell>
          <table:table-cell office:value-type="float" office:value="1.22714559884569E-2" table:style-name="ce1">
            <text:p>0.012271456</text:p>
          </table:table-cell>
          <table:table-cell office:value-type="float" office:value="-3.3230795960899999E-3" table:style-name="ce1">
            <text:p>-0.00332308</text:p>
          </table:table-cell>
          <table:table-cell office:value-type="float" office:value="0.97763102360999998" table:style-name="ce1">
            <text:p>0.977631024</text:p>
          </table:table-cell>
          <table:table-cell office:value-type="float" office:value="0.49550369668700001" table:style-name="ce1">
            <text:p>0.495503697</text:p>
          </table:table-cell>
          <table:table-cell office:value-type="float" office:value="0.77626829311699996" table:style-name="ce1">
            <text:p>0.776268293</text:p>
          </table:table-cell>
          <table:table-cell office:value-type="float" office:value="0.51623197693" table:style-name="ce1">
            <text:p>0.516231977</text:p>
          </table:table-cell>
          <table:table-cell office:value-type="float" office:value="0.50565549794700004" table:style-name="ce1">
            <text:p>0.505655498</text:p>
          </table:table-cell>
          <table:table-cell office:value-type="float" office:value="0.68497600000000003" table:style-name="ce1">
            <text:p>0.684976</text:p>
          </table:table-cell>
          <table:table-cell office:value-type="float" office:value="0.22373170688300001" table:style-name="ce1">
            <text:p>0.223731707</text:p>
          </table:table-cell>
          <table:table-cell office:value-type="float" office:value="40279" table:style-name="ce1">
            <text:p>40279</text:p>
          </table:table-cell>
          <table:table-cell office:value-type="float" office:value="37746" table:style-name="ce1">
            <text:p>37746</text:p>
          </table:table-cell>
          <table:table-cell office:value-type="float" office:value="130965" table:style-name="ce1">
            <text:p>130965</text:p>
          </table:table-cell>
          <table:table-cell office:value-type="float" office:value="41010" table:style-name="ce1">
            <text:p>41010</text:p>
          </table:table-cell>
          <table:table-cell office:value-type="float" office:value="81289" table:style-name="ce1">
            <text:p>81289</text:p>
          </table:table-cell>
          <table:table-cell office:value-type="float" office:value="78025" table:style-name="ce1">
            <text:p>78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Uscl3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32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75957196758800005" table:style-name="ce1">
            <text:p>0.759571968</text:p>
          </table:table-cell>
          <table:table-cell office:value-type="float" office:value="0.612346664007" table:style-name="ce1">
            <text:p>0.612346664</text:p>
          </table:table-cell>
          <table:table-cell office:value-type="float" office:value="0.62390261724100005" table:style-name="ce1">
            <text:p>0.623902617</text:p>
          </table:table-cell>
          <table:table-cell office:value-type="float" office:value="0.66879609548499996" table:style-name="ce1">
            <text:p>0.668796095</text:p>
          </table:table-cell>
          <table:table-cell office:value-type="float" office:value="0.97251569860700005" table:style-name="ce1">
            <text:p>0.972515699</text:p>
          </table:table-cell>
          <table:table-cell office:value-type="float" office:value="4.0400271482899999E-2" table:style-name="ce1">
            <text:p>0.040400271</text:p>
          </table:table-cell>
          <table:table-cell office:value-type="float" office:value="0.25097222036400002" table:style-name="ce1">
            <text:p>0.25097222</text:p>
          </table:table-cell>
          <table:table-cell office:value-type="float" office:value="0.986913377338" table:style-name="ce1">
            <text:p>0.986913377</text:p>
          </table:table-cell>
          <table:table-cell office:value-type="float" office:value="4.4382109942899997E-2" table:style-name="ce1">
            <text:p>0.04438211</text:p>
          </table:table-cell>
          <table:table-cell office:value-type="float" office:value="3" table:style-name="ce1">
            <text:p>3</text:p>
          </table:table-cell>
          <table:table-cell office:value-type="float" office:value="0.33833154252653502" table:style-name="ce1">
            <text:p>0.338331543</text:p>
          </table:table-cell>
          <table:table-cell office:value-type="float" office:value="1.72161401626" table:style-name="ce1">
            <text:p>1.721614016</text:p>
          </table:table-cell>
          <table:table-cell office:value-type="float" office:value="2.0557555950591602E-3" table:style-name="ce1">
            <text:p>0.002055756</text:p>
          </table:table-cell>
          <table:table-cell office:value-type="float" office:value="1.16650611307E-2" table:style-name="ce1">
            <text:p>0.011665061</text:p>
          </table:table-cell>
          <table:table-cell office:value-type="float" office:value="0.31653094462499998" table:style-name="ce1">
            <text:p>0.316530945</text:p>
          </table:table-cell>
          <table:table-cell office:value-type="float" office:value="0.76964400830900004" table:style-name="ce1">
            <text:p>0.769644008</text:p>
          </table:table-cell>
          <table:table-cell office:value-type="float" office:value="0.478161226173" table:style-name="ce1">
            <text:p>0.478161226</text:p>
          </table:table-cell>
          <table:table-cell office:value-type="float" office:value="0.74976013955499998" table:style-name="ce1">
            <text:p>0.74976014</text:p>
          </table:table-cell>
          <table:table-cell office:value-type="float" office:value="0.75957196758800005" table:style-name="ce1">
            <text:p>0.759571968</text:p>
          </table:table-cell>
          <table:table-cell office:value-type="float" office:value="0.67349199999999998" table:style-name="ce1">
            <text:p>0.673492</text:p>
          </table:table-cell>
          <table:table-cell office:value-type="float" office:value="0.52183877382699995" table:style-name="ce1">
            <text:p>0.521838774</text:p>
          </table:table-cell>
          <table:table-cell office:value-type="float" office:value="128940" table:style-name="ce1">
            <text:p>128940</text:p>
          </table:table-cell>
          <table:table-cell office:value-type="float" office:value="43035" table:style-name="ce1">
            <text:p>43035</text:p>
          </table:table-cell>
          <table:table-cell office:value-type="float" office:value="39433" table:style-name="ce1">
            <text:p>39433</text:p>
          </table:table-cell>
          <table:table-cell office:value-type="float" office:value="38592" table:style-name="ce1">
            <text:p>38592</text:p>
          </table:table-cell>
          <table:table-cell office:value-type="float" office:value="167532" table:style-name="ce1">
            <text:p>167532</text:p>
          </table:table-cell>
          <table:table-cell office:value-type="float" office:value="171975" table:style-name="ce1">
            <text:p>171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49139837874499998" table:style-name="ce1">
            <text:p>0.491398379</text:p>
          </table:table-cell>
          <table:table-cell office:value-type="float" office:value="0.325731042458" table:style-name="ce1">
            <text:p>0.325731042</text:p>
          </table:table-cell>
          <table:table-cell office:value-type="float" office:value="0.62390261724100005" table:style-name="ce1">
            <text:p>0.623902617</text:p>
          </table:table-cell>
          <table:table-cell office:value-type="float" office:value="0.66879609548499996" table:style-name="ce1">
            <text:p>0.668796095</text:p>
          </table:table-cell>
          <table:table-cell office:value-type="float" office:value="0.97251569860700005" table:style-name="ce1">
            <text:p>0.972515699</text:p>
          </table:table-cell>
          <table:table-cell office:value-type="float" office:value="4.0400271482899999E-2" table:style-name="ce1">
            <text:p>0.040400271</text:p>
          </table:table-cell>
          <table:table-cell office:value-type="float" office:value="0.25097222036400002" table:style-name="ce1">
            <text:p>0.25097222</text:p>
          </table:table-cell>
          <table:table-cell office:value-type="float" office:value="0.972316549631" table:style-name="ce1">
            <text:p>0.97231655</text:p>
          </table:table-cell>
          <table:table-cell office:value-type="float" office:value="4.4382109942899997E-2" table:style-name="ce1">
            <text:p>0.04438211</text:p>
          </table:table-cell>
          <table:table-cell office:value-type="float" office:value="8.4852813742385695" table:style-name="ce1">
            <text:p>8.485281374</text:p>
          </table:table-cell>
          <table:table-cell office:value-type="float" office:value="0.77867527627748201" table:style-name="ce1">
            <text:p>0.778675276</text:p>
          </table:table-cell>
          <table:table-cell office:value-type="float" office:value="1.72161401626" table:style-name="ce1">
            <text:p>1.721614016</text:p>
          </table:table-cell>
          <table:table-cell office:value-type="float" office:value="6.1115921918385996E-3" table:style-name="ce1">
            <text:p>0.006111592</text:p>
          </table:table-cell>
          <table:table-cell office:value-type="float" office:value="1.16650611307E-2" table:style-name="ce1">
            <text:p>0.011665061</text:p>
          </table:table-cell>
          <table:table-cell office:value-type="float" office:value="1.03500874902" table:style-name="ce1">
            <text:p>1.035008749</text:p>
          </table:table-cell>
          <table:table-cell office:value-type="float" office:value="0.478161226173" table:style-name="ce1">
            <text:p>0.478161226</text:p>
          </table:table-cell>
          <table:table-cell office:value-type="float" office:value="0.76964400830900004" table:style-name="ce1">
            <text:p>0.769644008</text:p>
          </table:table-cell>
          <table:table-cell office:value-type="float" office:value="0.50538929830199997" table:style-name="ce1">
            <text:p>0.505389298</text:p>
          </table:table-cell>
          <table:table-cell office:value-type="float" office:value="0.49139837874499998" table:style-name="ce1">
            <text:p>0.491398379</text:p>
          </table:table-cell>
          <table:table-cell office:value-type="float" office:value="0.67349199999999998" table:style-name="ce1">
            <text:p>0.673492</text:p>
          </table:table-cell>
          <table:table-cell office:value-type="float" office:value="0.23035599169099999" table:style-name="ce1">
            <text:p>0.230355992</text:p>
          </table:table-cell>
          <table:table-cell office:value-type="float" office:value="39433" table:style-name="ce1">
            <text:p>39433</text:p>
          </table:table-cell>
          <table:table-cell office:value-type="float" office:value="38592" table:style-name="ce1">
            <text:p>38592</text:p>
          </table:table-cell>
          <table:table-cell office:value-type="float" office:value="128940" table:style-name="ce1">
            <text:p>128940</text:p>
          </table:table-cell>
          <table:table-cell office:value-type="float" office:value="43035" table:style-name="ce1">
            <text:p>43035</text:p>
          </table:table-cell>
          <table:table-cell office:value-type="float" office:value="82468" table:style-name="ce1">
            <text:p>82468</text:p>
          </table:table-cell>
          <table:table-cell office:value-type="float" office:value="78025" table:style-name="ce1">
            <text:p>78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Uscl4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33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75452589910599999" table:style-name="ce1">
            <text:p>0.754525899</text:p>
          </table:table-cell>
          <table:table-cell office:value-type="float" office:value="0.60581420244999995" table:style-name="ce1">
            <text:p>0.605814202</text:p>
          </table:table-cell>
          <table:table-cell office:value-type="float" office:value="0.62033717818599998" table:style-name="ce1">
            <text:p>0.620337178</text:p>
          </table:table-cell>
          <table:table-cell office:value-type="float" office:value="0.66486644414100005" table:style-name="ce1">
            <text:p>0.664866444</text:p>
          </table:table-cell>
          <table:table-cell office:value-type="float" office:value="0.96917405243999999" table:style-name="ce1">
            <text:p>0.969174052</text:p>
          </table:table-cell>
          <table:table-cell office:value-type="float" office:value="-0.30981441737100002" table:style-name="ce1">
            <text:p>-0.309814417</text:p>
          </table:table-cell>
          <table:table-cell office:value-type="float" office:value="0.24468765825700001" table:style-name="ce1">
            <text:p>0.244687658</text:p>
          </table:table-cell>
          <table:table-cell office:value-type="float" office:value="0.98089492803" table:style-name="ce1">
            <text:p>0.980894928</text:p>
          </table:table-cell>
          <table:table-cell office:value-type="float" office:value="4.2461759447400001E-2" table:style-name="ce1">
            <text:p>0.042461759</text:p>
          </table:table-cell>
          <table:table-cell office:value-type="float" office:value="3" table:style-name="ce1">
            <text:p>3</text:p>
          </table:table-cell>
          <table:table-cell office:value-type="float" office:value="0.34589623075033599" table:style-name="ce1">
            <text:p>0.345896231</text:p>
          </table:table-cell>
          <table:table-cell office:value-type="float" office:value="1.73344636992" table:style-name="ce1">
            <text:p>1.73344637</text:p>
          </table:table-cell>
          <table:table-cell office:value-type="float" office:value="4.3984738858187803E-3" table:style-name="ce1">
            <text:p>0.004398474</text:p>
          </table:table-cell>
          <table:table-cell office:value-type="float" office:value="1.8382925361700001E-2" table:style-name="ce1">
            <text:p>0.018382925</text:p>
          </table:table-cell>
          <table:table-cell office:value-type="float" office:value="0.32533555333899999" table:style-name="ce1">
            <text:p>0.325335553</text:p>
          </table:table-cell>
          <table:table-cell office:value-type="float" office:value="0.76922193962300001" table:style-name="ce1">
            <text:p>0.76922194</text:p>
          </table:table-cell>
          <table:table-cell office:value-type="float" office:value="0.47145241674900001" table:style-name="ce1">
            <text:p>0.471452417</text:p>
          </table:table-cell>
          <table:table-cell office:value-type="float" office:value="0.74038086931199998" table:style-name="ce1">
            <text:p>0.740380869</text:p>
          </table:table-cell>
          <table:table-cell office:value-type="float" office:value="0.75452589910599999" table:style-name="ce1">
            <text:p>0.754525899</text:p>
          </table:table-cell>
          <table:table-cell office:value-type="float" office:value="0.66860799999999998" table:style-name="ce1">
            <text:p>0.668608</text:p>
          </table:table-cell>
          <table:table-cell office:value-type="float" office:value="0.52854758325100004" table:style-name="ce1">
            <text:p>0.528547583</text:p>
          </table:table-cell>
          <table:table-cell office:value-type="float" office:value="127327" table:style-name="ce1">
            <text:p>127327</text:p>
          </table:table-cell>
          <table:table-cell office:value-type="float" office:value="44648" table:style-name="ce1">
            <text:p>44648</text:p>
          </table:table-cell>
          <table:table-cell office:value-type="float" office:value="39825" table:style-name="ce1">
            <text:p>39825</text:p>
          </table:table-cell>
          <table:table-cell office:value-type="float" office:value="38200" table:style-name="ce1">
            <text:p>38200</text:p>
          </table:table-cell>
          <table:table-cell office:value-type="float" office:value="165527" table:style-name="ce1">
            <text:p>165527</text:p>
          </table:table-cell>
          <table:table-cell office:value-type="float" office:value="171975" table:style-name="ce1">
            <text:p>171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49015987889099999" table:style-name="ce1">
            <text:p>0.490159879</text:p>
          </table:table-cell>
          <table:table-cell office:value-type="float" office:value="0.32464356459900001" table:style-name="ce1">
            <text:p>0.324643565</text:p>
          </table:table-cell>
          <table:table-cell office:value-type="float" office:value="0.62033717818599998" table:style-name="ce1">
            <text:p>0.620337178</text:p>
          </table:table-cell>
          <table:table-cell office:value-type="float" office:value="0.66486644414100005" table:style-name="ce1">
            <text:p>0.664866444</text:p>
          </table:table-cell>
          <table:table-cell office:value-type="float" office:value="0.96917405243999999" table:style-name="ce1">
            <text:p>0.969174052</text:p>
          </table:table-cell>
          <table:table-cell office:value-type="float" office:value="-0.30981441737100002" table:style-name="ce1">
            <text:p>-0.309814417</text:p>
          </table:table-cell>
          <table:table-cell office:value-type="float" office:value="0.24468765825700001" table:style-name="ce1">
            <text:p>0.244687658</text:p>
          </table:table-cell>
          <table:table-cell office:value-type="float" office:value="0.96031951162499996" table:style-name="ce1">
            <text:p>0.960319512</text:p>
          </table:table-cell>
          <table:table-cell office:value-type="float" office:value="4.2461759447400001E-2" table:style-name="ce1">
            <text:p>0.042461759</text:p>
          </table:table-cell>
          <table:table-cell office:value-type="float" office:value="12.7279220613578" table:style-name="ce1">
            <text:p>12.72792206</text:p>
          </table:table-cell>
          <table:table-cell office:value-type="float" office:value="0.85159897266916096" table:style-name="ce1">
            <text:p>0.851598973</text:p>
          </table:table-cell>
          <table:table-cell office:value-type="float" office:value="1.73344636992" table:style-name="ce1">
            <text:p>1.73344637</text:p>
          </table:table-cell>
          <table:table-cell office:value-type="float" office:value="1.22171152935453E-2" table:style-name="ce1">
            <text:p>0.012217115</text:p>
          </table:table-cell>
          <table:table-cell office:value-type="float" office:value="1.8382925361700001E-2" table:style-name="ce1">
            <text:p>0.018382925</text:p>
          </table:table-cell>
          <table:table-cell office:value-type="float" office:value="1.04015065913" table:style-name="ce1">
            <text:p>1.040150659</text:p>
          </table:table-cell>
          <table:table-cell office:value-type="float" office:value="0.47145241674900001" table:style-name="ce1">
            <text:p>0.471452417</text:p>
          </table:table-cell>
          <table:table-cell office:value-type="float" office:value="0.76922193962300001" table:style-name="ce1">
            <text:p>0.76922194</text:p>
          </table:table-cell>
          <table:table-cell office:value-type="float" office:value="0.51041332906100001" table:style-name="ce1">
            <text:p>0.510413329</text:p>
          </table:table-cell>
          <table:table-cell office:value-type="float" office:value="0.49015987889099999" table:style-name="ce1">
            <text:p>0.490159879</text:p>
          </table:table-cell>
          <table:table-cell office:value-type="float" office:value="0.66860799999999998" table:style-name="ce1">
            <text:p>0.668608</text:p>
          </table:table-cell>
          <table:table-cell office:value-type="float" office:value="0.23077806037699999" table:style-name="ce1">
            <text:p>0.23077806</text:p>
          </table:table-cell>
          <table:table-cell office:value-type="float" office:value="39825" table:style-name="ce1">
            <text:p>39825</text:p>
          </table:table-cell>
          <table:table-cell office:value-type="float" office:value="38200" table:style-name="ce1">
            <text:p>38200</text:p>
          </table:table-cell>
          <table:table-cell office:value-type="float" office:value="127327" table:style-name="ce1">
            <text:p>127327</text:p>
          </table:table-cell>
          <table:table-cell office:value-type="float" office:value="44648" table:style-name="ce1">
            <text:p>44648</text:p>
          </table:table-cell>
          <table:table-cell office:value-type="float" office:value="84473" table:style-name="ce1">
            <text:p>84473</text:p>
          </table:table-cell>
          <table:table-cell office:value-type="float" office:value="78025" table:style-name="ce1">
            <text:p>78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Uscl5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34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74578126533800004" table:style-name="ce1">
            <text:p>0.745781265</text:p>
          </table:table-cell>
          <table:table-cell office:value-type="float" office:value="0.59461818319799997" table:style-name="ce1">
            <text:p>0.594618183</text:p>
          </table:table-cell>
          <table:table-cell office:value-type="float" office:value="0.61004070456199999" table:style-name="ce1">
            <text:p>0.610040705</text:p>
          </table:table-cell>
          <table:table-cell office:value-type="float" office:value="0.65498224163100005" table:style-name="ce1">
            <text:p>0.654982242</text:p>
          </table:table-cell>
          <table:table-cell office:value-type="float" office:value="0.96233828957699996" table:style-name="ce1">
            <text:p>0.96233829</text:p>
          </table:table-cell>
          <table:table-cell office:value-type="float" office:value="-0.85526891433800001" table:style-name="ce1">
            <text:p>-0.855268914</text:p>
          </table:table-cell>
          <table:table-cell office:value-type="float" office:value="0.224097910875" table:style-name="ce1">
            <text:p>0.224097911</text:p>
          </table:table-cell>
          <table:table-cell office:value-type="float" office:value="0.97688433840300004" table:style-name="ce1">
            <text:p>0.976884338</text:p>
          </table:table-cell>
          <table:table-cell office:value-type="float" office:value="3.5841804863800002E-2" table:style-name="ce1">
            <text:p>0.035841805</text:p>
          </table:table-cell>
          <table:table-cell office:value-type="float" office:value="3" table:style-name="ce1">
            <text:p>3</text:p>
          </table:table-cell>
          <table:table-cell office:value-type="float" office:value="0.36080792580528798" table:style-name="ce1">
            <text:p>0.360807926</text:p>
          </table:table-cell>
          <table:table-cell office:value-type="float" office:value="1.7517321184400001" table:style-name="ce1">
            <text:p>1.751732118</text:p>
          </table:table-cell>
          <table:table-cell office:value-type="float" office:value="2.0569681383256302E-3" table:style-name="ce1">
            <text:p>0.002056968</text:p>
          </table:table-cell>
          <table:table-cell office:value-type="float" office:value="3.1511351184600002E-2" table:style-name="ce1">
            <text:p>0.031511351</text:p>
          </table:table-cell>
          <table:table-cell office:value-type="float" office:value="0.340875731904" table:style-name="ce1">
            <text:p>0.340875732</text:p>
          </table:table-cell>
          <table:table-cell office:value-type="float" office:value="0.76342841830899999" table:style-name="ce1">
            <text:p>0.763428418</text:p>
          </table:table-cell>
          <table:table-cell office:value-type="float" office:value="0.45665299081499999" table:style-name="ce1">
            <text:p>0.456652991</text:p>
          </table:table-cell>
          <table:table-cell office:value-type="float" office:value="0.72893153074600003" table:style-name="ce1">
            <text:p>0.728931531</text:p>
          </table:table-cell>
          <table:table-cell office:value-type="float" office:value="0.74578126533800004" table:style-name="ce1">
            <text:p>0.745781265</text:p>
          </table:table-cell>
          <table:table-cell office:value-type="float" office:value="0.65814799999999996" table:style-name="ce1">
            <text:p>0.658148</text:p>
          </table:table-cell>
          <table:table-cell office:value-type="float" office:value="0.54334700918500001" table:style-name="ce1">
            <text:p>0.543347009</text:p>
          </table:table-cell>
          <table:table-cell office:value-type="float" office:value="125358" table:style-name="ce1">
            <text:p>125358</text:p>
          </table:table-cell>
          <table:table-cell office:value-type="float" office:value="46617" table:style-name="ce1">
            <text:p>46617</text:p>
          </table:table-cell>
          <table:table-cell office:value-type="float" office:value="39179" table:style-name="ce1">
            <text:p>39179</text:p>
          </table:table-cell>
          <table:table-cell office:value-type="float" office:value="38846" table:style-name="ce1">
            <text:p>38846</text:p>
          </table:table-cell>
          <table:table-cell office:value-type="float" office:value="164204" table:style-name="ce1">
            <text:p>164204</text:p>
          </table:table-cell>
          <table:table-cell office:value-type="float" office:value="171975" table:style-name="ce1">
            <text:p>171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478314745973" table:style-name="ce1">
            <text:p>0.478314746</text:p>
          </table:table-cell>
          <table:table-cell office:value-type="float" office:value="0.31433224755700001" table:style-name="ce1">
            <text:p>0.314332248</text:p>
          </table:table-cell>
          <table:table-cell office:value-type="float" office:value="0.61004070456199999" table:style-name="ce1">
            <text:p>0.610040705</text:p>
          </table:table-cell>
          <table:table-cell office:value-type="float" office:value="0.65498224163100005" table:style-name="ce1">
            <text:p>0.654982242</text:p>
          </table:table-cell>
          <table:table-cell office:value-type="float" office:value="0.96233828957699996" table:style-name="ce1">
            <text:p>0.96233829</text:p>
          </table:table-cell>
          <table:table-cell office:value-type="float" office:value="-0.85526891433800001" table:style-name="ce1">
            <text:p>-0.855268914</text:p>
          </table:table-cell>
          <table:table-cell office:value-type="float" office:value="0.224097910875" table:style-name="ce1">
            <text:p>0.224097911</text:p>
          </table:table-cell>
          <table:table-cell office:value-type="float" office:value="0.95256407908600005" table:style-name="ce1">
            <text:p>0.952564079</text:p>
          </table:table-cell>
          <table:table-cell office:value-type="float" office:value="3.5841804863800002E-2" table:style-name="ce1">
            <text:p>0.035841805</text:p>
          </table:table-cell>
          <table:table-cell office:value-type="float" office:value="14.142135623730899" table:style-name="ce1">
            <text:p>14.14213562</text:p>
          </table:table-cell>
          <table:table-cell office:value-type="float" office:value="0.92073472795896705" table:style-name="ce1">
            <text:p>0.920734728</text:p>
          </table:table-cell>
          <table:table-cell office:value-type="float" office:value="1.7517321184400001" table:style-name="ce1">
            <text:p>1.751732118</text:p>
          </table:table-cell>
          <table:table-cell office:value-type="float" office:value="6.0482827028991003E-3" table:style-name="ce1">
            <text:p>0.006048283</text:p>
          </table:table-cell>
          <table:table-cell office:value-type="float" office:value="3.1511351184600002E-2" table:style-name="ce1">
            <text:p>0.031511351</text:p>
          </table:table-cell>
          <table:table-cell office:value-type="float" office:value="1.0906735751300001" table:style-name="ce1">
            <text:p>1.090673575</text:p>
          </table:table-cell>
          <table:table-cell office:value-type="float" office:value="0.45665299081499999" table:style-name="ce1">
            <text:p>0.456652991</text:p>
          </table:table-cell>
          <table:table-cell office:value-type="float" office:value="0.76342841830899999" table:style-name="ce1">
            <text:p>0.763428418</text:p>
          </table:table-cell>
          <table:table-cell office:value-type="float" office:value="0.50213393143200002" table:style-name="ce1">
            <text:p>0.502133931</text:p>
          </table:table-cell>
          <table:table-cell office:value-type="float" office:value="0.478314745973" table:style-name="ce1">
            <text:p>0.478314746</text:p>
          </table:table-cell>
          <table:table-cell office:value-type="float" office:value="0.65814799999999996" table:style-name="ce1">
            <text:p>0.658148</text:p>
          </table:table-cell>
          <table:table-cell office:value-type="float" office:value="0.23657158169100001" table:style-name="ce1">
            <text:p>0.236571582</text:p>
          </table:table-cell>
          <table:table-cell office:value-type="float" office:value="39179" table:style-name="ce1">
            <text:p>39179</text:p>
          </table:table-cell>
          <table:table-cell office:value-type="float" office:value="38846" table:style-name="ce1">
            <text:p>38846</text:p>
          </table:table-cell>
          <table:table-cell office:value-type="float" office:value="125358" table:style-name="ce1">
            <text:p>125358</text:p>
          </table:table-cell>
          <table:table-cell office:value-type="float" office:value="46617" table:style-name="ce1">
            <text:p>46617</text:p>
          </table:table-cell>
          <table:table-cell office:value-type="float" office:value="85796" table:style-name="ce1">
            <text:p>85796</text:p>
          </table:table-cell>
          <table:table-cell office:value-type="float" office:value="78025" table:style-name="ce1">
            <text:p>78025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hecker smal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lur1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35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7894319837400001" table:style-name="ce1">
            <text:p>0.978943198</text:p>
          </table:table-cell>
          <table:table-cell office:value-type="float" office:value="0.95875488691199995" table:style-name="ce1">
            <text:p>0.958754887</text:p>
          </table:table-cell>
          <table:table-cell office:value-type="float" office:value="0.86160470410300005" table:style-name="ce1">
            <text:p>0.861604704</text:p>
          </table:table-cell>
          <table:table-cell office:value-type="float" office:value="0.96237142055699998" table:style-name="ce1">
            <text:p>0.962371421</text:p>
          </table:table-cell>
          <table:table-cell office:value-type="float" office:value="1.0626508690000001" table:style-name="ce1">
            <text:p>1.062650869</text:p>
          </table:table-cell>
          <table:table-cell office:value-type="float" office:value="0.10910610268199999" table:style-name="ce1">
            <text:p>0.109106103</text:p>
          </table:table-cell>
          <table:table-cell office:value-type="float" office:value="0.72336728436099995" table:style-name="ce1">
            <text:p>0.723367284</text:p>
          </table:table-cell>
          <table:table-cell office:value-type="float" office:value="0.99998051699199997" table:style-name="ce1">
            <text:p>0.999980517</text:p>
          </table:table-cell>
          <table:table-cell office:value-type="float" office:value="0.18981516969699999" table:style-name="ce1">
            <text:p>0.18981517</text:p>
          </table:table-cell>
          <table:table-cell office:value-type="float" office:value="1.41421356237309" table:style-name="ce1">
            <text:p>1.414213562</text:p>
          </table:table-cell>
          <table:table-cell office:value-type="float" office:value="2.1067561212912499E-2" table:style-name="ce1">
            <text:p>0.021067561</text:p>
          </table:table-cell>
          <table:table-cell office:value-type="float" office:value="0.39707122866200001" table:style-name="ce1">
            <text:p>0.397071229</text:p>
          </table:table-cell>
          <table:table-cell office:value-type="float" office:value="5.7196109273444497E-4" table:style-name="ce1">
            <text:p>0.000571961</text:p>
          </table:table-cell>
          <table:table-cell office:value-type="float" office:value="-1.9555852139800001E-3" table:style-name="ce1">
            <text:p>-0.001955585</text:p>
          </table:table-cell>
          <table:table-cell office:value-type="float" office:value="2.1509727695300001E-2" table:style-name="ce1">
            <text:p>0.021509728</text:p>
          </table:table-cell>
          <table:table-cell office:value-type="float" office:value="0.97896227150299997" table:style-name="ce1">
            <text:p>0.978962272</text:p>
          </table:table-cell>
          <table:table-cell office:value-type="float" office:value="0.74424713670300002" table:style-name="ce1">
            <text:p>0.744247137</text:p>
          </table:table-cell>
          <table:table-cell office:value-type="float" office:value="0.97892412598800005" table:style-name="ce1">
            <text:p>0.978924126</text:p>
          </table:table-cell>
          <table:table-cell office:value-type="float" office:value="0.97894319837400001" table:style-name="ce1">
            <text:p>0.978943198</text:p>
          </table:table-cell>
          <table:table-cell office:value-type="float" office:value="0.96109199999999995" table:style-name="ce1">
            <text:p>0.961092</text:p>
          </table:table-cell>
          <table:table-cell office:value-type="float" office:value="0.25575286329699998" table:style-name="ce1">
            <text:p>0.255752863</text:p>
          </table:table-cell>
          <table:table-cell office:value-type="float" office:value="226107" table:style-name="ce1">
            <text:p>226107</text:p>
          </table:table-cell>
          <table:table-cell office:value-type="float" office:value="4868" table:style-name="ce1">
            <text:p>4868</text:p>
          </table:table-cell>
          <table:table-cell office:value-type="float" office:value="14166" table:style-name="ce1">
            <text:p>14166</text:p>
          </table:table-cell>
          <table:table-cell office:value-type="float" office:value="4859" table:style-name="ce1">
            <text:p>4859</text:p>
          </table:table-cell>
          <table:table-cell office:value-type="float" office:value="230966" table:style-name="ce1">
            <text:p>230966</text:p>
          </table:table-cell>
          <table:table-cell office:value-type="float" office:value="230975" table:style-name="ce1">
            <text:p>230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74442313250500003" table:style-name="ce1">
            <text:p>0.744423133</text:p>
          </table:table-cell>
          <table:table-cell office:value-type="float" office:value="0.59289331603399997" table:style-name="ce1">
            <text:p>0.592893316</text:p>
          </table:table-cell>
          <table:table-cell office:value-type="float" office:value="0.86160470410300005" table:style-name="ce1">
            <text:p>0.861604704</text:p>
          </table:table-cell>
          <table:table-cell office:value-type="float" office:value="0.96237142055699998" table:style-name="ce1">
            <text:p>0.962371421</text:p>
          </table:table-cell>
          <table:table-cell office:value-type="float" office:value="1.0626508690000001" table:style-name="ce1">
            <text:p>1.062650869</text:p>
          </table:table-cell>
          <table:table-cell office:value-type="float" office:value="0.10910610268199999" table:style-name="ce1">
            <text:p>0.109106103</text:p>
          </table:table-cell>
          <table:table-cell office:value-type="float" office:value="0.72336728436099995" table:style-name="ce1">
            <text:p>0.723367284</text:p>
          </table:table-cell>
          <table:table-cell office:value-type="float" office:value="0.99976352505300004" table:style-name="ce1">
            <text:p>0.999763525</text:p>
          </table:table-cell>
          <table:table-cell office:value-type="float" office:value="0.18981516969699999" table:style-name="ce1">
            <text:p>0.18981517</text:p>
          </table:table-cell>
          <table:table-cell office:value-type="float" office:value="1.41421356237309" table:style-name="ce1">
            <text:p>1.414213562</text:p>
          </table:table-cell>
          <table:table-cell office:value-type="float" office:value="0.25609924736529199" table:style-name="ce1">
            <text:p>0.256099247</text:p>
          </table:table-cell>
          <table:table-cell office:value-type="float" office:value="0.39707122866200001" table:style-name="ce1">
            <text:p>0.397071229</text:p>
          </table:table-cell>
          <table:table-cell office:value-type="float" office:value="1.83978220884191E-2" table:style-name="ce1">
            <text:p>0.018397822</text:p>
          </table:table-cell>
          <table:table-cell office:value-type="float" office:value="-1.9555852139800001E-3" table:style-name="ce1">
            <text:p>-0.001955585</text:p>
          </table:table-cell>
          <table:table-cell office:value-type="float" office:value="0.34332203868400002" table:style-name="ce1">
            <text:p>0.343322039</text:p>
          </table:table-cell>
          <table:table-cell office:value-type="float" office:value="0.74424713670300002" table:style-name="ce1">
            <text:p>0.744247137</text:p>
          </table:table-cell>
          <table:table-cell office:value-type="float" office:value="0.97896227150299997" table:style-name="ce1">
            <text:p>0.978962272</text:p>
          </table:table-cell>
          <table:table-cell office:value-type="float" office:value="0.744599211564" table:style-name="ce1">
            <text:p>0.744599212</text:p>
          </table:table-cell>
          <table:table-cell office:value-type="float" office:value="0.74442313250500003" table:style-name="ce1">
            <text:p>0.744423133</text:p>
          </table:table-cell>
          <table:table-cell office:value-type="float" office:value="0.96109199999999995" table:style-name="ce1">
            <text:p>0.961092</text:p>
          </table:table-cell>
          <table:table-cell office:value-type="float" office:value="2.1037728496799999E-2" table:style-name="ce1">
            <text:p>0.021037728</text:p>
          </table:table-cell>
          <table:table-cell office:value-type="float" office:value="14166" table:style-name="ce1">
            <text:p>14166</text:p>
          </table:table-cell>
          <table:table-cell office:value-type="float" office:value="4859" table:style-name="ce1">
            <text:p>4859</text:p>
          </table:table-cell>
          <table:table-cell office:value-type="float" office:value="226107" table:style-name="ce1">
            <text:p>226107</text:p>
          </table:table-cell>
          <table:table-cell office:value-type="float" office:value="4868" table:style-name="ce1">
            <text:p>4868</text:p>
          </table:table-cell>
          <table:table-cell office:value-type="float" office:value="19034" table:style-name="ce1">
            <text:p>19034</text:p>
          </table:table-cell>
          <table:table-cell office:value-type="float" office:value="19025" table:style-name="ce1">
            <text:p>19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blur2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36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7888147128299996" table:style-name="ce1">
            <text:p>0.978881471</text:p>
          </table:table-cell>
          <table:table-cell office:value-type="float" office:value="0.95863647926700002" table:style-name="ce1">
            <text:p>0.958636479</text:p>
          </table:table-cell>
          <table:table-cell office:value-type="float" office:value="0.86131586184300002" table:style-name="ce1">
            <text:p>0.861315862</text:p>
          </table:table-cell>
          <table:table-cell office:value-type="float" office:value="0.96225638790500001" table:style-name="ce1">
            <text:p>0.962256388</text:p>
          </table:table-cell>
          <table:table-cell office:value-type="float" office:value="1.06243694837" table:style-name="ce1">
            <text:p>1.062436948</text:p>
          </table:table-cell>
          <table:table-cell office:value-type="float" office:value="0.110039694807" table:style-name="ce1">
            <text:p>0.110039695</text:p>
          </table:table-cell>
          <table:table-cell office:value-type="float" office:value="0.72238857966299996" table:style-name="ce1">
            <text:p>0.72238858</text:p>
          </table:table-cell>
          <table:table-cell office:value-type="float" office:value="0.999969694608" table:style-name="ce1">
            <text:p>0.999969695</text:p>
          </table:table-cell>
          <table:table-cell office:value-type="float" office:value="0.189257336749" table:style-name="ce1">
            <text:p>0.189257337</text:p>
          </table:table-cell>
          <table:table-cell office:value-type="float" office:value="1.41421356237309" table:style-name="ce1">
            <text:p>1.414213562</text:p>
          </table:table-cell>
          <table:table-cell office:value-type="float" office:value="2.1123907796664902E-2" table:style-name="ce1">
            <text:p>0.021123908</text:p>
          </table:table-cell>
          <table:table-cell office:value-type="float" office:value="0.39785551298400001" table:style-name="ce1">
            <text:p>0.397855513</text:p>
          </table:table-cell>
          <table:table-cell office:value-type="float" office:value="4.9032427910129296E-4" table:style-name="ce1">
            <text:p>0.000490324</text:p>
          </table:table-cell>
          <table:table-cell office:value-type="float" office:value="-1.75990844119E-3" table:style-name="ce1">
            <text:p>-0.001759908</text:p>
          </table:table-cell>
          <table:table-cell office:value-type="float" office:value="2.1574142872300001E-2" table:style-name="ce1">
            <text:p>0.021574143</text:p>
          </table:table-cell>
          <table:table-cell office:value-type="float" office:value="0.97885180679600003" table:style-name="ce1">
            <text:p>0.978851807</text:p>
          </table:table-cell>
          <table:table-cell office:value-type="float" office:value="0.74377991689" table:style-name="ce1">
            <text:p>0.743779917</text:p>
          </table:table-cell>
          <table:table-cell office:value-type="float" office:value="0.97891113756899995" table:style-name="ce1">
            <text:p>0.978911138</text:p>
          </table:table-cell>
          <table:table-cell office:value-type="float" office:value="0.97888147128299996" table:style-name="ce1">
            <text:p>0.978881471</text:p>
          </table:table-cell>
          <table:table-cell office:value-type="float" office:value="0.96097600000000005" table:style-name="ce1">
            <text:p>0.960976</text:p>
          </table:table-cell>
          <table:table-cell office:value-type="float" office:value="0.25622008311" table:style-name="ce1">
            <text:p>0.256220083</text:p>
          </table:table-cell>
          <table:table-cell office:value-type="float" office:value="226104" table:style-name="ce1">
            <text:p>226104</text:p>
          </table:table-cell>
          <table:table-cell office:value-type="float" office:value="4871" table:style-name="ce1">
            <text:p>4871</text:p>
          </table:table-cell>
          <table:table-cell office:value-type="float" office:value="14140" table:style-name="ce1">
            <text:p>14140</text:p>
          </table:table-cell>
          <table:table-cell office:value-type="float" office:value="4885" table:style-name="ce1">
            <text:p>4885</text:p>
          </table:table-cell>
          <table:table-cell office:value-type="float" office:value="230989" table:style-name="ce1">
            <text:p>230989</text:p>
          </table:table-cell>
          <table:table-cell office:value-type="float" office:value="230975" table:style-name="ce1">
            <text:p>230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74350615206600001" table:style-name="ce1">
            <text:p>0.743506152</text:p>
          </table:table-cell>
          <table:table-cell office:value-type="float" office:value="0.59173083361199996" table:style-name="ce1">
            <text:p>0.591730834</text:p>
          </table:table-cell>
          <table:table-cell office:value-type="float" office:value="0.86131586184300002" table:style-name="ce1">
            <text:p>0.861315862</text:p>
          </table:table-cell>
          <table:table-cell office:value-type="float" office:value="0.96225638790500001" table:style-name="ce1">
            <text:p>0.962256388</text:p>
          </table:table-cell>
          <table:table-cell office:value-type="float" office:value="1.06243694837" table:style-name="ce1">
            <text:p>1.062436948</text:p>
          </table:table-cell>
          <table:table-cell office:value-type="float" office:value="0.110039694807" table:style-name="ce1">
            <text:p>0.110039695</text:p>
          </table:table-cell>
          <table:table-cell office:value-type="float" office:value="0.72238857966299996" table:style-name="ce1">
            <text:p>0.72238858</text:p>
          </table:table-cell>
          <table:table-cell office:value-type="float" office:value="0.99963192764700004" table:style-name="ce1">
            <text:p>0.999631928</text:p>
          </table:table-cell>
          <table:table-cell office:value-type="float" office:value="0.189257336749" table:style-name="ce1">
            <text:p>0.189257337</text:p>
          </table:table-cell>
          <table:table-cell office:value-type="float" office:value="1.41421356237309" table:style-name="ce1">
            <text:p>1.414213562</text:p>
          </table:table-cell>
          <table:table-cell office:value-type="float" office:value="0.257125337545757" table:style-name="ce1">
            <text:p>0.257125338</text:p>
          </table:table-cell>
          <table:table-cell office:value-type="float" office:value="0.39785551298400001" table:style-name="ce1">
            <text:p>0.397855513</text:p>
          </table:table-cell>
          <table:table-cell office:value-type="float" office:value="1.5772855010296599E-2" table:style-name="ce1">
            <text:p>0.015772855</text:p>
          </table:table-cell>
          <table:table-cell office:value-type="float" office:value="-1.75990844119E-3" table:style-name="ce1">
            <text:p>-0.001759908</text:p>
          </table:table-cell>
          <table:table-cell office:value-type="float" office:value="0.34497878359299999" table:style-name="ce1">
            <text:p>0.344978784</text:p>
          </table:table-cell>
          <table:table-cell office:value-type="float" office:value="0.74377991689" table:style-name="ce1">
            <text:p>0.743779917</text:p>
          </table:table-cell>
          <table:table-cell office:value-type="float" office:value="0.97885180679600003" table:style-name="ce1">
            <text:p>0.978851807</text:p>
          </table:table-cell>
          <table:table-cell office:value-type="float" office:value="0.743232588699" table:style-name="ce1">
            <text:p>0.743232589</text:p>
          </table:table-cell>
          <table:table-cell office:value-type="float" office:value="0.74350615206600001" table:style-name="ce1">
            <text:p>0.743506152</text:p>
          </table:table-cell>
          <table:table-cell office:value-type="float" office:value="0.96097600000000005" table:style-name="ce1">
            <text:p>0.960976</text:p>
          </table:table-cell>
          <table:table-cell office:value-type="float" office:value="2.1148193204E-2" table:style-name="ce1">
            <text:p>0.021148193</text:p>
          </table:table-cell>
          <table:table-cell office:value-type="float" office:value="14140" table:style-name="ce1">
            <text:p>14140</text:p>
          </table:table-cell>
          <table:table-cell office:value-type="float" office:value="4885" table:style-name="ce1">
            <text:p>4885</text:p>
          </table:table-cell>
          <table:table-cell office:value-type="float" office:value="226104" table:style-name="ce1">
            <text:p>226104</text:p>
          </table:table-cell>
          <table:table-cell office:value-type="float" office:value="4871" table:style-name="ce1">
            <text:p>4871</text:p>
          </table:table-cell>
          <table:table-cell office:value-type="float" office:value="19011" table:style-name="ce1">
            <text:p>19011</text:p>
          </table:table-cell>
          <table:table-cell office:value-type="float" office:value="19025" table:style-name="ce1">
            <text:p>19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blur3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37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7773813570099999" table:style-name="ce1">
            <text:p>0.977738136</text:p>
          </table:table-cell>
          <table:table-cell office:value-type="float" office:value="0.95644586758799999" table:style-name="ce1">
            <text:p>0.956445868</text:p>
          </table:table-cell>
          <table:table-cell office:value-type="float" office:value="0.85355050691800005" table:style-name="ce1">
            <text:p>0.853550507</text:p>
          </table:table-cell>
          <table:table-cell office:value-type="float" office:value="0.96022446639000003" table:style-name="ce1">
            <text:p>0.960224466</text:p>
          </table:table-cell>
          <table:table-cell office:value-type="float" office:value="1.05855887056" table:style-name="ce1">
            <text:p>1.058558871</text:p>
          </table:table-cell>
          <table:table-cell office:value-type="float" office:value="0.16985876684699999" table:style-name="ce1">
            <text:p>0.169858767</text:p>
          </table:table-cell>
          <table:table-cell office:value-type="float" office:value="0.70776617576699996" table:style-name="ce1">
            <text:p>0.707766176</text:p>
          </table:table-cell>
          <table:table-cell office:value-type="float" office:value="0.99991556815100002" table:style-name="ce1">
            <text:p>0.999915568</text:p>
          </table:table-cell>
          <table:table-cell office:value-type="float" office:value="0.18223870269600001" table:style-name="ce1">
            <text:p>0.182238703</text:p>
          </table:table-cell>
          <table:table-cell office:value-type="float" office:value="2" table:style-name="ce1">
            <text:p>2</text:p>
          </table:table-cell>
          <table:table-cell office:value-type="float" office:value="2.3245600224507199E-2" table:style-name="ce1">
            <text:p>0.0232456</text:p>
          </table:table-cell>
          <table:table-cell office:value-type="float" office:value="0.41265613863700001" table:style-name="ce1">
            <text:p>0.412656139</text:p>
          </table:table-cell>
          <table:table-cell office:value-type="float" office:value="4.7486180096760998E-4" table:style-name="ce1">
            <text:p>0.000474862</text:p>
          </table:table-cell>
          <table:table-cell office:value-type="float" office:value="1.8285143675099999E-3" table:style-name="ce1">
            <text:p>0.001828514</text:p>
          </table:table-cell>
          <table:table-cell office:value-type="float" office:value="2.2768738873600002E-2" table:style-name="ce1">
            <text:p>0.022768739</text:p>
          </table:table-cell>
          <table:table-cell office:value-type="float" office:value="0.97782069491099999" table:style-name="ce1">
            <text:p>0.977820695</text:p>
          </table:table-cell>
          <table:table-cell office:value-type="float" office:value="0.72928031892599998" table:style-name="ce1">
            <text:p>0.729280319</text:p>
          </table:table-cell>
          <table:table-cell office:value-type="float" office:value="0.97765559043200001" table:style-name="ce1">
            <text:p>0.97765559</text:p>
          </table:table-cell>
          <table:table-cell office:value-type="float" office:value="0.97773813570099999" table:style-name="ce1">
            <text:p>0.977738136</text:p>
          </table:table-cell>
          <table:table-cell office:value-type="float" office:value="0.95886800000000005" table:style-name="ce1">
            <text:p>0.958868</text:p>
          </table:table-cell>
          <table:table-cell office:value-type="float" office:value="0.27071968107400002" table:style-name="ce1">
            <text:p>0.270719681</text:p>
          </table:table-cell>
          <table:table-cell office:value-type="float" office:value="225814" table:style-name="ce1">
            <text:p>225814</text:p>
          </table:table-cell>
          <table:table-cell office:value-type="float" office:value="5161" table:style-name="ce1">
            <text:p>5161</text:p>
          </table:table-cell>
          <table:table-cell office:value-type="float" office:value="13903" table:style-name="ce1">
            <text:p>13903</text:p>
          </table:table-cell>
          <table:table-cell office:value-type="float" office:value="5122" table:style-name="ce1">
            <text:p>5122</text:p>
          </table:table-cell>
          <table:table-cell office:value-type="float" office:value="230936" table:style-name="ce1">
            <text:p>230936</text:p>
          </table:table-cell>
          <table:table-cell office:value-type="float" office:value="230975" table:style-name="ce1">
            <text:p>230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73002704192800005" table:style-name="ce1">
            <text:p>0.730027042</text:p>
          </table:table-cell>
          <table:table-cell office:value-type="float" office:value="0.57483668237800001" table:style-name="ce1">
            <text:p>0.574836682</text:p>
          </table:table-cell>
          <table:table-cell office:value-type="float" office:value="0.85355050691800005" table:style-name="ce1">
            <text:p>0.853550507</text:p>
          </table:table-cell>
          <table:table-cell office:value-type="float" office:value="0.96022446639000003" table:style-name="ce1">
            <text:p>0.960224466</text:p>
          </table:table-cell>
          <table:table-cell office:value-type="float" office:value="1.05855887056" table:style-name="ce1">
            <text:p>1.058558871</text:p>
          </table:table-cell>
          <table:table-cell office:value-type="float" office:value="0.16985876684699999" table:style-name="ce1">
            <text:p>0.169858767</text:p>
          </table:table-cell>
          <table:table-cell office:value-type="float" office:value="0.70776617576699996" table:style-name="ce1">
            <text:p>0.707766176</text:p>
          </table:table-cell>
          <table:table-cell office:value-type="float" office:value="0.99897608233299995" table:style-name="ce1">
            <text:p>0.998976082</text:p>
          </table:table-cell>
          <table:table-cell office:value-type="float" office:value="0.18223870269600001" table:style-name="ce1">
            <text:p>0.182238703</text:p>
          </table:table-cell>
          <table:table-cell office:value-type="float" office:value="2.2360679774997898" table:style-name="ce1">
            <text:p>2.236067977</text:p>
          </table:table-cell>
          <table:table-cell office:value-type="float" office:value="0.282230870403062" table:style-name="ce1">
            <text:p>0.28223087</text:p>
          </table:table-cell>
          <table:table-cell office:value-type="float" office:value="0.41265613863700001" table:style-name="ce1">
            <text:p>0.412656139</text:p>
          </table:table-cell>
          <table:table-cell office:value-type="float" office:value="1.5274078503349201E-2" table:style-name="ce1">
            <text:p>0.015274079</text:p>
          </table:table-cell>
          <table:table-cell office:value-type="float" office:value="1.8285143675099999E-3" table:style-name="ce1">
            <text:p>0.001828514</text:p>
          </table:table-cell>
          <table:table-cell office:value-type="float" office:value="0.36981227073299999" table:style-name="ce1">
            <text:p>0.369812271</text:p>
          </table:table-cell>
          <table:table-cell office:value-type="float" office:value="0.72928031892599998" table:style-name="ce1">
            <text:p>0.729280319</text:p>
          </table:table-cell>
          <table:table-cell office:value-type="float" office:value="0.97782069491099999" table:style-name="ce1">
            <text:p>0.977820695</text:p>
          </table:table-cell>
          <table:table-cell office:value-type="float" office:value="0.73077529566400001" table:style-name="ce1">
            <text:p>0.730775296</text:p>
          </table:table-cell>
          <table:table-cell office:value-type="float" office:value="0.73002704192800005" table:style-name="ce1">
            <text:p>0.730027042</text:p>
          </table:table-cell>
          <table:table-cell office:value-type="float" office:value="0.95886800000000005" table:style-name="ce1">
            <text:p>0.958868</text:p>
          </table:table-cell>
          <table:table-cell office:value-type="float" office:value="2.2179305088899998E-2" table:style-name="ce1">
            <text:p>0.022179305</text:p>
          </table:table-cell>
          <table:table-cell office:value-type="float" office:value="13903" table:style-name="ce1">
            <text:p>13903</text:p>
          </table:table-cell>
          <table:table-cell office:value-type="float" office:value="5122" table:style-name="ce1">
            <text:p>5122</text:p>
          </table:table-cell>
          <table:table-cell office:value-type="float" office:value="225814" table:style-name="ce1">
            <text:p>225814</text:p>
          </table:table-cell>
          <table:table-cell office:value-type="float" office:value="5161" table:style-name="ce1">
            <text:p>5161</text:p>
          </table:table-cell>
          <table:table-cell office:value-type="float" office:value="19064" table:style-name="ce1">
            <text:p>19064</text:p>
          </table:table-cell>
          <table:table-cell office:value-type="float" office:value="19025" table:style-name="ce1">
            <text:p>19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blur4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38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7784118215000004" table:style-name="ce1">
            <text:p>0.977841182</text:p>
          </table:table-cell>
          <table:table-cell office:value-type="float" office:value="0.95664310190699997" table:style-name="ce1">
            <text:p>0.956643102</text:p>
          </table:table-cell>
          <table:table-cell office:value-type="float" office:value="0.85435326398" table:style-name="ce1">
            <text:p>0.854353264</text:p>
          </table:table-cell>
          <table:table-cell office:value-type="float" office:value="0.96040276040500006" table:style-name="ce1">
            <text:p>0.96040276</text:p>
          </table:table-cell>
          <table:table-cell office:value-type="float" office:value="1.0589040113599999" table:style-name="ce1">
            <text:p>1.058904011</text:p>
          </table:table-cell>
          <table:table-cell office:value-type="float" office:value="0.16264504670300001" table:style-name="ce1">
            <text:p>0.162645047</text:p>
          </table:table-cell>
          <table:table-cell office:value-type="float" office:value="0.70891253592799996" table:style-name="ce1">
            <text:p>0.708912536</text:p>
          </table:table-cell>
          <table:table-cell office:value-type="float" office:value="0.99997402248800005" table:style-name="ce1">
            <text:p>0.999974022</text:p>
          </table:table-cell>
          <table:table-cell office:value-type="float" office:value="0.182715222501" table:style-name="ce1">
            <text:p>0.182715223</text:p>
          </table:table-cell>
          <table:table-cell office:value-type="float" office:value="2" table:style-name="ce1">
            <text:p>2</text:p>
          </table:table-cell>
          <table:table-cell office:value-type="float" office:value="2.3093939132828301E-2" table:style-name="ce1">
            <text:p>0.023093939</text:p>
          </table:table-cell>
          <table:table-cell office:value-type="float" office:value="0.41131433393599998" table:style-name="ce1">
            <text:p>0.411314334</text:p>
          </table:table-cell>
          <table:table-cell office:value-type="float" office:value="4.5391657808300498E-4" table:style-name="ce1">
            <text:p>0.000453917</text:p>
          </table:table-cell>
          <table:table-cell office:value-type="float" office:value="1.53506906867E-3" table:style-name="ce1">
            <text:p>0.001535069</text:p>
          </table:table-cell>
          <table:table-cell office:value-type="float" office:value="2.2660957888199999E-2" table:style-name="ce1">
            <text:p>0.022660958</text:p>
          </table:table-cell>
          <table:table-cell office:value-type="float" office:value="0.97786658469099996" table:style-name="ce1">
            <text:p>0.977866585</text:p>
          </table:table-cell>
          <table:table-cell office:value-type="float" office:value="0.73083994326799995" table:style-name="ce1">
            <text:p>0.730839943</text:p>
          </table:table-cell>
          <table:table-cell office:value-type="float" office:value="0.97781578092900001" table:style-name="ce1">
            <text:p>0.977815781</text:p>
          </table:table-cell>
          <table:table-cell office:value-type="float" office:value="0.97784118215000004" table:style-name="ce1">
            <text:p>0.977841182</text:p>
          </table:table-cell>
          <table:table-cell office:value-type="float" office:value="0.95905600000000002" table:style-name="ce1">
            <text:p>0.959056</text:p>
          </table:table-cell>
          <table:table-cell office:value-type="float" office:value="0.269160056732" table:style-name="ce1">
            <text:p>0.269160057</text:p>
          </table:table-cell>
          <table:table-cell office:value-type="float" office:value="225851" table:style-name="ce1">
            <text:p>225851</text:p>
          </table:table-cell>
          <table:table-cell office:value-type="float" office:value="5124" table:style-name="ce1">
            <text:p>5124</text:p>
          </table:table-cell>
          <table:table-cell office:value-type="float" office:value="13913" table:style-name="ce1">
            <text:p>13913</text:p>
          </table:table-cell>
          <table:table-cell office:value-type="float" office:value="5112" table:style-name="ce1">
            <text:p>5112</text:p>
          </table:table-cell>
          <table:table-cell office:value-type="float" office:value="230963" table:style-name="ce1">
            <text:p>230963</text:p>
          </table:table-cell>
          <table:table-cell office:value-type="float" office:value="230975" table:style-name="ce1">
            <text:p>230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73107035888799998" table:style-name="ce1">
            <text:p>0.731070359</text:p>
          </table:table-cell>
          <table:table-cell office:value-type="float" office:value="0.57613151683300001" table:style-name="ce1">
            <text:p>0.576131517</text:p>
          </table:table-cell>
          <table:table-cell office:value-type="float" office:value="0.85435326398" table:style-name="ce1">
            <text:p>0.854353264</text:p>
          </table:table-cell>
          <table:table-cell office:value-type="float" office:value="0.96040276040500006" table:style-name="ce1">
            <text:p>0.96040276</text:p>
          </table:table-cell>
          <table:table-cell office:value-type="float" office:value="1.0589040113599999" table:style-name="ce1">
            <text:p>1.058904011</text:p>
          </table:table-cell>
          <table:table-cell office:value-type="float" office:value="0.16264504670300001" table:style-name="ce1">
            <text:p>0.162645047</text:p>
          </table:table-cell>
          <table:table-cell office:value-type="float" office:value="0.70891253592799996" table:style-name="ce1">
            <text:p>0.708912536</text:p>
          </table:table-cell>
          <table:table-cell office:value-type="float" office:value="0.999684724922" table:style-name="ce1">
            <text:p>0.999684725</text:p>
          </table:table-cell>
          <table:table-cell office:value-type="float" office:value="0.182715222501" table:style-name="ce1">
            <text:p>0.182715223</text:p>
          </table:table-cell>
          <table:table-cell office:value-type="float" office:value="2.2360679774997898" table:style-name="ce1">
            <text:p>2.236067977</text:p>
          </table:table-cell>
          <table:table-cell office:value-type="float" office:value="0.281535790015986" table:style-name="ce1">
            <text:p>0.28153579</text:p>
          </table:table-cell>
          <table:table-cell office:value-type="float" office:value="0.41131433393599998" table:style-name="ce1">
            <text:p>0.411314334</text:p>
          </table:table-cell>
          <table:table-cell office:value-type="float" office:value="1.46089213116156E-2" table:style-name="ce1">
            <text:p>0.014608921</text:p>
          </table:table-cell>
          <table:table-cell office:value-type="float" office:value="1.53506906867E-3" table:style-name="ce1">
            <text:p>0.001535069</text:p>
          </table:table-cell>
          <table:table-cell office:value-type="float" office:value="0.36785739955399999" table:style-name="ce1">
            <text:p>0.3678574</text:p>
          </table:table-cell>
          <table:table-cell office:value-type="float" office:value="0.73083994326799995" table:style-name="ce1">
            <text:p>0.730839943</text:p>
          </table:table-cell>
          <table:table-cell office:value-type="float" office:value="0.97786658469099996" table:style-name="ce1">
            <text:p>0.977866585</text:p>
          </table:table-cell>
          <table:table-cell office:value-type="float" office:value="0.73130091984199996" table:style-name="ce1">
            <text:p>0.73130092</text:p>
          </table:table-cell>
          <table:table-cell office:value-type="float" office:value="0.73107035888799998" table:style-name="ce1">
            <text:p>0.731070359</text:p>
          </table:table-cell>
          <table:table-cell office:value-type="float" office:value="0.95905600000000002" table:style-name="ce1">
            <text:p>0.959056</text:p>
          </table:table-cell>
          <table:table-cell office:value-type="float" office:value="2.2133415308899999E-2" table:style-name="ce1">
            <text:p>0.022133415</text:p>
          </table:table-cell>
          <table:table-cell office:value-type="float" office:value="13913" table:style-name="ce1">
            <text:p>13913</text:p>
          </table:table-cell>
          <table:table-cell office:value-type="float" office:value="5112" table:style-name="ce1">
            <text:p>5112</text:p>
          </table:table-cell>
          <table:table-cell office:value-type="float" office:value="225851" table:style-name="ce1">
            <text:p>225851</text:p>
          </table:table-cell>
          <table:table-cell office:value-type="float" office:value="5124" table:style-name="ce1">
            <text:p>5124</text:p>
          </table:table-cell>
          <table:table-cell office:value-type="float" office:value="19037" table:style-name="ce1">
            <text:p>19037</text:p>
          </table:table-cell>
          <table:table-cell office:value-type="float" office:value="19025" table:style-name="ce1">
            <text:p>19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blur5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39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7235359178199998" table:style-name="ce1">
            <text:p>0.972353592</text:p>
          </table:table-cell>
          <table:table-cell office:value-type="float" office:value="0.94619470666799999" table:style-name="ce1">
            <text:p>0.946194707</text:p>
          </table:table-cell>
          <table:table-cell office:value-type="float" office:value="0.81853852388199999" table:style-name="ce1">
            <text:p>0.818538524</text:p>
          </table:table-cell>
          <table:table-cell office:value-type="float" office:value="0.950576399021" table:style-name="ce1">
            <text:p>0.950576399</text:p>
          </table:table-cell>
          <table:table-cell office:value-type="float" office:value="1.0404759002999999" table:style-name="ce1">
            <text:p>1.0404759</text:p>
          </table:table-cell>
          <table:table-cell office:value-type="float" office:value="0.420132269472" table:style-name="ce1">
            <text:p>0.420132269</text:p>
          </table:table-cell>
          <table:table-cell office:value-type="float" office:value="0.63610817183599999" table:style-name="ce1">
            <text:p>0.636108172</text:p>
          </table:table-cell>
          <table:table-cell office:value-type="float" office:value="0.99986364020100005" table:style-name="ce1">
            <text:p>0.99986364</text:p>
          </table:table-cell>
          <table:table-cell office:value-type="float" office:value="0.14926020470000001" table:style-name="ce1">
            <text:p>0.149260205</text:p>
          </table:table-cell>
          <table:table-cell office:value-type="float" office:value="3" table:style-name="ce1">
            <text:p>3</text:p>
          </table:table-cell>
          <table:table-cell office:value-type="float" office:value="3.0529209350220202E-2" table:style-name="ce1">
            <text:p>0.030529209</text:p>
          </table:table-cell>
          <table:table-cell office:value-type="float" office:value="0.47714321047300001" table:style-name="ce1">
            <text:p>0.47714321</text:p>
          </table:table-cell>
          <table:table-cell office:value-type="float" office:value="6.6331403591712596E-4" table:style-name="ce1">
            <text:p>0.000663314</text:p>
          </table:table-cell>
          <table:table-cell office:value-type="float" office:value="1.84444851811E-2" table:style-name="ce1">
            <text:p>0.018444485</text:p>
          </table:table-cell>
          <table:table-cell office:value-type="float" office:value="2.84324637165E-2" table:style-name="ce1">
            <text:p>0.028432464</text:p>
          </table:table-cell>
          <table:table-cell office:value-type="float" office:value="0.97222101991900001" table:style-name="ce1">
            <text:p>0.97222102</text:p>
          </table:table-cell>
          <table:table-cell office:value-type="float" office:value="0.66485602784499997" table:style-name="ce1">
            <text:p>0.664856028</text:p>
          </table:table-cell>
          <table:table-cell office:value-type="float" office:value="0.97248619980499995" table:style-name="ce1">
            <text:p>0.9724862</text:p>
          </table:table-cell>
          <table:table-cell office:value-type="float" office:value="0.97235359178199998" table:style-name="ce1">
            <text:p>0.972353592</text:p>
          </table:table-cell>
          <table:table-cell office:value-type="float" office:value="0.94890799999999997" table:style-name="ce1">
            <text:p>0.948908</text:p>
          </table:table-cell>
          <table:table-cell office:value-type="float" office:value="0.33514397215500003" table:style-name="ce1">
            <text:p>0.335143972</text:p>
          </table:table-cell>
          <table:table-cell office:value-type="float" office:value="224620" table:style-name="ce1">
            <text:p>224620</text:p>
          </table:table-cell>
          <table:table-cell office:value-type="float" office:value="6355" table:style-name="ce1">
            <text:p>6355</text:p>
          </table:table-cell>
          <table:table-cell office:value-type="float" office:value="12607" table:style-name="ce1">
            <text:p>12607</text:p>
          </table:table-cell>
          <table:table-cell office:value-type="float" office:value="6418" table:style-name="ce1">
            <text:p>6418</text:p>
          </table:table-cell>
          <table:table-cell office:value-type="float" office:value="231038" table:style-name="ce1">
            <text:p>231038</text:p>
          </table:table-cell>
          <table:table-cell office:value-type="float" office:value="230975" table:style-name="ce1">
            <text:p>230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66375338931700001" table:style-name="ce1">
            <text:p>0.663753389</text:p>
          </table:table-cell>
          <table:table-cell office:value-type="float" office:value="0.49672970843199998" table:style-name="ce1">
            <text:p>0.496729708</text:p>
          </table:table-cell>
          <table:table-cell office:value-type="float" office:value="0.81853852388199999" table:style-name="ce1">
            <text:p>0.818538524</text:p>
          </table:table-cell>
          <table:table-cell office:value-type="float" office:value="0.950576399021" table:style-name="ce1">
            <text:p>0.950576399</text:p>
          </table:table-cell>
          <table:table-cell office:value-type="float" office:value="1.0404759002999999" table:style-name="ce1">
            <text:p>1.0404759</text:p>
          </table:table-cell>
          <table:table-cell office:value-type="float" office:value="0.420132269472" table:style-name="ce1">
            <text:p>0.420132269</text:p>
          </table:table-cell>
          <table:table-cell office:value-type="float" office:value="0.63610817183599999" table:style-name="ce1">
            <text:p>0.636108172</text:p>
          </table:table-cell>
          <table:table-cell office:value-type="float" office:value="0.99834153789500002" table:style-name="ce1">
            <text:p>0.998341538</text:p>
          </table:table-cell>
          <table:table-cell office:value-type="float" office:value="0.14926020470000001" table:style-name="ce1">
            <text:p>0.149260205</text:p>
          </table:table-cell>
          <table:table-cell office:value-type="float" office:value="3.1622776601683702" table:style-name="ce1">
            <text:p>3.16227766</text:p>
          </table:table-cell>
          <table:table-cell office:value-type="float" office:value="0.37244554440732502" table:style-name="ce1">
            <text:p>0.372445544</text:p>
          </table:table-cell>
          <table:table-cell office:value-type="float" office:value="0.47714321047300001" table:style-name="ce1">
            <text:p>0.47714321</text:p>
          </table:table-cell>
          <table:table-cell office:value-type="float" office:value="2.13802608322795E-2" table:style-name="ce1">
            <text:p>0.021380261</text:p>
          </table:table-cell>
          <table:table-cell office:value-type="float" office:value="1.84444851811E-2" table:style-name="ce1">
            <text:p>0.018444485</text:p>
          </table:table-cell>
          <table:table-cell office:value-type="float" office:value="0.50658364400699996" table:style-name="ce1">
            <text:p>0.506583644</text:p>
          </table:table-cell>
          <table:table-cell office:value-type="float" office:value="0.66485602784499997" table:style-name="ce1">
            <text:p>0.664856028</text:p>
          </table:table-cell>
          <table:table-cell office:value-type="float" office:value="0.97222101991900001" table:style-name="ce1">
            <text:p>0.97222102</text:p>
          </table:table-cell>
          <table:table-cell office:value-type="float" office:value="0.662654402102" table:style-name="ce1">
            <text:p>0.662654402</text:p>
          </table:table-cell>
          <table:table-cell office:value-type="float" office:value="0.66375338931700001" table:style-name="ce1">
            <text:p>0.663753389</text:p>
          </table:table-cell>
          <table:table-cell office:value-type="float" office:value="0.94890799999999997" table:style-name="ce1">
            <text:p>0.948908</text:p>
          </table:table-cell>
          <table:table-cell office:value-type="float" office:value="2.77789800812E-2" table:style-name="ce1">
            <text:p>0.02777898</text:p>
          </table:table-cell>
          <table:table-cell office:value-type="float" office:value="12607" table:style-name="ce1">
            <text:p>12607</text:p>
          </table:table-cell>
          <table:table-cell office:value-type="float" office:value="6418" table:style-name="ce1">
            <text:p>6418</text:p>
          </table:table-cell>
          <table:table-cell office:value-type="float" office:value="224620" table:style-name="ce1">
            <text:p>224620</text:p>
          </table:table-cell>
          <table:table-cell office:value-type="float" office:value="6355" table:style-name="ce1">
            <text:p>6355</text:p>
          </table:table-cell>
          <table:table-cell office:value-type="float" office:value="18962" table:style-name="ce1">
            <text:p>18962</text:p>
          </table:table-cell>
          <table:table-cell office:value-type="float" office:value="19025" table:style-name="ce1">
            <text:p>19025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gr1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40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7115086967300002" table:style-name="ce1">
            <text:p>0.97115087</text:p>
          </table:table-cell>
          <table:table-cell office:value-type="float" office:value="0.94391960983199996" table:style-name="ce1">
            <text:p>0.94391961</text:p>
          </table:table-cell>
          <table:table-cell office:value-type="float" office:value="0.81046502676499999" table:style-name="ce1">
            <text:p>0.810465027</text:p>
          </table:table-cell>
          <table:table-cell office:value-type="float" office:value="0.94844257172000002" table:style-name="ce1">
            <text:p>0.948442572</text:p>
          </table:table-cell>
          <table:table-cell office:value-type="float" office:value="1.0365065852299999" table:style-name="ce1">
            <text:p>1.036506585</text:p>
          </table:table-cell>
          <table:table-cell office:value-type="float" office:value="0.48012757093800001" table:style-name="ce1">
            <text:p>0.480127571</text:p>
          </table:table-cell>
          <table:table-cell office:value-type="float" office:value="0.62085639629400002" table:style-name="ce1">
            <text:p>0.620856396</text:p>
          </table:table-cell>
          <table:table-cell office:value-type="float" office:value="0.99998917643499996" table:style-name="ce1">
            <text:p>0.999989176</text:p>
          </table:table-cell>
          <table:table-cell office:value-type="float" office:value="0.14291916473300001" table:style-name="ce1">
            <text:p>0.142919165</text:p>
          </table:table-cell>
          <table:table-cell office:value-type="float" office:value="3" table:style-name="ce1">
            <text:p>3</text:p>
          </table:table-cell>
          <table:table-cell office:value-type="float" office:value="3.62134624421473E-2" table:style-name="ce1">
            <text:p>0.036213462</text:p>
          </table:table-cell>
          <table:table-cell office:value-type="float" office:value="0.490661548753" table:style-name="ce1">
            <text:p>0.490661549</text:p>
          </table:table-cell>
          <table:table-cell office:value-type="float" office:value="7.8157272770124899E-4" table:style-name="ce1">
            <text:p>0.000781573</text:p>
          </table:table-cell>
          <table:table-cell office:value-type="float" office:value="2.2125284958100001E-2" table:style-name="ce1">
            <text:p>0.022125285</text:p>
          </table:table-cell>
          <table:table-cell office:value-type="float" office:value="2.97061262338E-2" table:style-name="ce1">
            <text:p>0.029706126</text:p>
          </table:table-cell>
          <table:table-cell office:value-type="float" office:value="0.97114035847299995" table:style-name="ce1">
            <text:p>0.971140358</text:p>
          </table:table-cell>
          <table:table-cell office:value-type="float" office:value="0.64978969505799999" table:style-name="ce1">
            <text:p>0.649789695</text:p>
          </table:table-cell>
          <table:table-cell office:value-type="float" office:value="0.97116138110200001" table:style-name="ce1">
            <text:p>0.971161381</text:p>
          </table:table-cell>
          <table:table-cell office:value-type="float" office:value="0.97115086967300002" table:style-name="ce1">
            <text:p>0.97115087</text:p>
          </table:table-cell>
          <table:table-cell office:value-type="float" office:value="0.94669199999999998" table:style-name="ce1">
            <text:p>0.946692</text:p>
          </table:table-cell>
          <table:table-cell office:value-type="float" office:value="0.35021030494200001" table:style-name="ce1">
            <text:p>0.350210305</text:p>
          </table:table-cell>
          <table:table-cell office:value-type="float" office:value="224314" table:style-name="ce1">
            <text:p>224314</text:p>
          </table:table-cell>
          <table:table-cell office:value-type="float" office:value="6661" table:style-name="ce1">
            <text:p>6661</text:p>
          </table:table-cell>
          <table:table-cell office:value-type="float" office:value="12359" table:style-name="ce1">
            <text:p>12359</text:p>
          </table:table-cell>
          <table:table-cell office:value-type="float" office:value="6666" table:style-name="ce1">
            <text:p>6666</text:p>
          </table:table-cell>
          <table:table-cell office:value-type="float" office:value="230980" table:style-name="ce1">
            <text:p>230980</text:p>
          </table:table-cell>
          <table:table-cell office:value-type="float" office:value="230975" table:style-name="ce1">
            <text:p>230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64970429754199999" table:style-name="ce1">
            <text:p>0.649704298</text:p>
          </table:table-cell>
          <table:table-cell office:value-type="float" office:value="0.48115705053300001" table:style-name="ce1">
            <text:p>0.481157051</text:p>
          </table:table-cell>
          <table:table-cell office:value-type="float" office:value="0.81046502676499999" table:style-name="ce1">
            <text:p>0.810465027</text:p>
          </table:table-cell>
          <table:table-cell office:value-type="float" office:value="0.94844257172000002" table:style-name="ce1">
            <text:p>0.948442572</text:p>
          </table:table-cell>
          <table:table-cell office:value-type="float" office:value="1.0365065852299999" table:style-name="ce1">
            <text:p>1.036506585</text:p>
          </table:table-cell>
          <table:table-cell office:value-type="float" office:value="0.48012757093800001" table:style-name="ce1">
            <text:p>0.480127571</text:p>
          </table:table-cell>
          <table:table-cell office:value-type="float" office:value="0.62085639629400002" table:style-name="ce1">
            <text:p>0.620856396</text:p>
          </table:table-cell>
          <table:table-cell office:value-type="float" office:value="0.99986857668600004" table:style-name="ce1">
            <text:p>0.999868577</text:p>
          </table:table-cell>
          <table:table-cell office:value-type="float" office:value="0.14291916473300001" table:style-name="ce1">
            <text:p>0.142919165</text:p>
          </table:table-cell>
          <table:table-cell office:value-type="float" office:value="4.2426406871192803" table:style-name="ce1">
            <text:p>4.242640687</text:p>
          </table:table-cell>
          <table:table-cell office:value-type="float" office:value="0.45166136642353899" table:style-name="ce1">
            <text:p>0.451661366</text:p>
          </table:table-cell>
          <table:table-cell office:value-type="float" office:value="0.490661548753" table:style-name="ce1">
            <text:p>0.490661549</text:p>
          </table:table-cell>
          <table:table-cell office:value-type="float" office:value="2.5151383056957102E-2" table:style-name="ce1">
            <text:p>0.025151383</text:p>
          </table:table-cell>
          <table:table-cell office:value-type="float" office:value="2.2125284958100001E-2" table:style-name="ce1">
            <text:p>0.022125285</text:p>
          </table:table-cell>
          <table:table-cell office:value-type="float" office:value="0.53916174447800003" table:style-name="ce1">
            <text:p>0.539161744</text:p>
          </table:table-cell>
          <table:table-cell office:value-type="float" office:value="0.64978969505799999" table:style-name="ce1">
            <text:p>0.649789695</text:p>
          </table:table-cell>
          <table:table-cell office:value-type="float" office:value="0.97114035847299995" table:style-name="ce1">
            <text:p>0.971140358</text:p>
          </table:table-cell>
          <table:table-cell office:value-type="float" office:value="0.64961892246999997" table:style-name="ce1">
            <text:p>0.649618922</text:p>
          </table:table-cell>
          <table:table-cell office:value-type="float" office:value="0.64970429754199999" table:style-name="ce1">
            <text:p>0.649704298</text:p>
          </table:table-cell>
          <table:table-cell office:value-type="float" office:value="0.94669199999999998" table:style-name="ce1">
            <text:p>0.946692</text:p>
          </table:table-cell>
          <table:table-cell office:value-type="float" office:value="2.8859641527400001E-2" table:style-name="ce1">
            <text:p>0.028859642</text:p>
          </table:table-cell>
          <table:table-cell office:value-type="float" office:value="12359" table:style-name="ce1">
            <text:p>12359</text:p>
          </table:table-cell>
          <table:table-cell office:value-type="float" office:value="6666" table:style-name="ce1">
            <text:p>6666</text:p>
          </table:table-cell>
          <table:table-cell office:value-type="float" office:value="224314" table:style-name="ce1">
            <text:p>224314</text:p>
          </table:table-cell>
          <table:table-cell office:value-type="float" office:value="6661" table:style-name="ce1">
            <text:p>6661</text:p>
          </table:table-cell>
          <table:table-cell office:value-type="float" office:value="19020" table:style-name="ce1">
            <text:p>19020</text:p>
          </table:table-cell>
          <table:table-cell office:value-type="float" office:value="19025" table:style-name="ce1">
            <text:p>19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gr2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41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6094314870700004" table:style-name="ce1">
            <text:p>0.960943149</text:p>
          </table:table-cell>
          <table:table-cell office:value-type="float" office:value="0.92482249408299999" table:style-name="ce1">
            <text:p>0.924822494</text:p>
          </table:table-cell>
          <table:table-cell office:value-type="float" office:value="0.74339168019099999" table:style-name="ce1">
            <text:p>0.74339168</text:p>
          </table:table-cell>
          <table:table-cell office:value-type="float" office:value="0.93020488774700005" table:style-name="ce1">
            <text:p>0.930204888</text:p>
          </table:table-cell>
          <table:table-cell office:value-type="float" office:value="1.0035194080000001" table:style-name="ce1">
            <text:p>1.003519408</text:p>
          </table:table-cell>
          <table:table-cell office:value-type="float" office:value="0.94994894546700004" table:style-name="ce1">
            <text:p>0.949948945</text:p>
          </table:table-cell>
          <table:table-cell office:value-type="float" office:value="0.48687877519299999" table:style-name="ce1">
            <text:p>0.486878775</text:p>
          </table:table-cell>
          <table:table-cell office:value-type="float" office:value="0.99998268180899996" table:style-name="ce1">
            <text:p>0.999982682</text:p>
          </table:table-cell>
          <table:table-cell office:value-type="float" office:value="9.25362019959E-2" table:style-name="ce1">
            <text:p>0.092536202</text:p>
          </table:table-cell>
          <table:table-cell office:value-type="float" office:value="3" table:style-name="ce1">
            <text:p>3</text:p>
          </table:table-cell>
          <table:table-cell office:value-type="float" office:value="5.3497512569793702E-2" table:style-name="ce1">
            <text:p>0.053497513</text:p>
          </table:table-cell>
          <table:table-cell office:value-type="float" office:value="0.59161475978099998" table:style-name="ce1">
            <text:p>0.59161476</text:p>
          </table:table-cell>
          <table:table-cell office:value-type="float" office:value="7.8459027206033601E-4" table:style-name="ce1">
            <text:p>0.00078459</text:p>
          </table:table-cell>
          <table:table-cell office:value-type="float" office:value="5.1427774476599998E-2" table:style-name="ce1">
            <text:p>0.051427774</text:p>
          </table:table-cell>
          <table:table-cell office:value-type="float" office:value="4.0644289254299998E-2" table:style-name="ce1">
            <text:p>0.040644289</text:p>
          </table:table-cell>
          <table:table-cell office:value-type="float" office:value="0.96095979079299998" table:style-name="ce1">
            <text:p>0.960959791</text:p>
          </table:table-cell>
          <table:table-cell office:value-type="float" office:value="0.52582356958999998" table:style-name="ce1">
            <text:p>0.52582357</text:p>
          </table:table-cell>
          <table:table-cell office:value-type="float" office:value="0.96092650719799999" table:style-name="ce1">
            <text:p>0.960926507</text:p>
          </table:table-cell>
          <table:table-cell office:value-type="float" office:value="0.96094314870700004" table:style-name="ce1">
            <text:p>0.960943149</text:p>
          </table:table-cell>
          <table:table-cell office:value-type="float" office:value="0.92783199999999999" table:style-name="ce1">
            <text:p>0.927832</text:p>
          </table:table-cell>
          <table:table-cell office:value-type="float" office:value="0.47417643041000002" table:style-name="ce1">
            <text:p>0.47417643</text:p>
          </table:table-cell>
          <table:table-cell office:value-type="float" office:value="221950" table:style-name="ce1">
            <text:p>221950</text:p>
          </table:table-cell>
          <table:table-cell office:value-type="float" office:value="9025" table:style-name="ce1">
            <text:p>9025</text:p>
          </table:table-cell>
          <table:table-cell office:value-type="float" office:value="10008" table:style-name="ce1">
            <text:p>10008</text:p>
          </table:table-cell>
          <table:table-cell office:value-type="float" office:value="9017" table:style-name="ce1">
            <text:p>9017</text:p>
          </table:table-cell>
          <table:table-cell office:value-type="float" office:value="230967" table:style-name="ce1">
            <text:p>230967</text:p>
          </table:table-cell>
          <table:table-cell office:value-type="float" office:value="230975" table:style-name="ce1">
            <text:p>230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52593410058300005" table:style-name="ce1">
            <text:p>0.525934101</text:p>
          </table:table-cell>
          <table:table-cell office:value-type="float" office:value="0.35679144385" table:style-name="ce1">
            <text:p>0.356791444</text:p>
          </table:table-cell>
          <table:table-cell office:value-type="float" office:value="0.74339168019099999" table:style-name="ce1">
            <text:p>0.74339168</text:p>
          </table:table-cell>
          <table:table-cell office:value-type="float" office:value="0.93020488774700005" table:style-name="ce1">
            <text:p>0.930204888</text:p>
          </table:table-cell>
          <table:table-cell office:value-type="float" office:value="1.0035194080000001" table:style-name="ce1">
            <text:p>1.003519408</text:p>
          </table:table-cell>
          <table:table-cell office:value-type="float" office:value="0.94994894546700004" table:style-name="ce1">
            <text:p>0.949948945</text:p>
          </table:table-cell>
          <table:table-cell office:value-type="float" office:value="0.48687877519299999" table:style-name="ce1">
            <text:p>0.486878775</text:p>
          </table:table-cell>
          <table:table-cell office:value-type="float" office:value="0.99978979452399996" table:style-name="ce1">
            <text:p>0.999789795</text:p>
          </table:table-cell>
          <table:table-cell office:value-type="float" office:value="9.25362019959E-2" table:style-name="ce1">
            <text:p>0.092536202</text:p>
          </table:table-cell>
          <table:table-cell office:value-type="float" office:value="5" table:style-name="ce1">
            <text:p>5</text:p>
          </table:table-cell>
          <table:table-cell office:value-type="float" office:value="0.67604303866665905" table:style-name="ce1">
            <text:p>0.676043039</text:p>
          </table:table-cell>
          <table:table-cell office:value-type="float" office:value="0.59161475978099998" table:style-name="ce1">
            <text:p>0.59161476</text:p>
          </table:table-cell>
          <table:table-cell office:value-type="float" office:value="2.5236096288724402E-2" table:style-name="ce1">
            <text:p>0.025236096</text:p>
          </table:table-cell>
          <table:table-cell office:value-type="float" office:value="5.1427774476599998E-2" table:style-name="ce1">
            <text:p>0.051427774</text:p>
          </table:table-cell>
          <table:table-cell office:value-type="float" office:value="0.90137889688200001" table:style-name="ce1">
            <text:p>0.901378897</text:p>
          </table:table-cell>
          <table:table-cell office:value-type="float" office:value="0.52582356958999998" table:style-name="ce1">
            <text:p>0.52582357</text:p>
          </table:table-cell>
          <table:table-cell office:value-type="float" office:value="0.96095979079299998" table:style-name="ce1">
            <text:p>0.960959791</text:p>
          </table:table-cell>
          <table:table-cell office:value-type="float" office:value="0.52604467805499999" table:style-name="ce1">
            <text:p>0.526044678</text:p>
          </table:table-cell>
          <table:table-cell office:value-type="float" office:value="0.52593410058300005" table:style-name="ce1">
            <text:p>0.525934101</text:p>
          </table:table-cell>
          <table:table-cell office:value-type="float" office:value="0.92783199999999999" table:style-name="ce1">
            <text:p>0.927832</text:p>
          </table:table-cell>
          <table:table-cell office:value-type="float" office:value="3.9040209207399999E-2" table:style-name="ce1">
            <text:p>0.039040209</text:p>
          </table:table-cell>
          <table:table-cell office:value-type="float" office:value="10008" table:style-name="ce1">
            <text:p>10008</text:p>
          </table:table-cell>
          <table:table-cell office:value-type="float" office:value="9017" table:style-name="ce1">
            <text:p>9017</text:p>
          </table:table-cell>
          <table:table-cell office:value-type="float" office:value="221950" table:style-name="ce1">
            <text:p>221950</text:p>
          </table:table-cell>
          <table:table-cell office:value-type="float" office:value="9025" table:style-name="ce1">
            <text:p>9025</text:p>
          </table:table-cell>
          <table:table-cell office:value-type="float" office:value="19033" table:style-name="ce1">
            <text:p>19033</text:p>
          </table:table-cell>
          <table:table-cell office:value-type="float" office:value="19025" table:style-name="ce1">
            <text:p>19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gr3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42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5695903293100004" table:style-name="ce1">
            <text:p>0.956959033</text:p>
          </table:table-cell>
          <table:table-cell office:value-type="float" office:value="0.91747022710000004" table:style-name="ce1">
            <text:p>0.917470227</text:p>
          </table:table-cell>
          <table:table-cell office:value-type="float" office:value="0.71724730866399999" table:style-name="ce1">
            <text:p>0.717247309</text:p>
          </table:table-cell>
          <table:table-cell office:value-type="float" office:value="0.92308940738" table:style-name="ce1">
            <text:p>0.923089407</text:p>
          </table:table-cell>
          <table:table-cell office:value-type="float" office:value="0.99211590875400002" table:style-name="ce1">
            <text:p>0.992115909</text:p>
          </table:table-cell>
          <table:table-cell office:value-type="float" office:value="0.86665638816000001" table:style-name="ce1">
            <text:p>0.866656388</text:p>
          </table:table-cell>
          <table:table-cell office:value-type="float" office:value="0.43468472774599998" table:style-name="ce1">
            <text:p>0.434684728</text:p>
          </table:table-cell>
          <table:table-cell office:value-type="float" office:value="0.99996103322600005" table:style-name="ce1">
            <text:p>0.999961033</text:p>
          </table:table-cell>
          <table:table-cell office:value-type="float" office:value="7.5819200928299996E-2" table:style-name="ce1">
            <text:p>0.075819201</text:p>
          </table:table-cell>
          <table:table-cell office:value-type="float" office:value="3" table:style-name="ce1">
            <text:p>3</text:p>
          </table:table-cell>
          <table:table-cell office:value-type="float" office:value="6.0021260337696801E-2" table:style-name="ce1">
            <text:p>0.06002126</text:p>
          </table:table-cell>
          <table:table-cell office:value-type="float" office:value="0.62519278998399996" table:style-name="ce1">
            <text:p>0.62519279</text:p>
          </table:table-cell>
          <table:table-cell office:value-type="float" office:value="7.6880518489150999E-4" table:style-name="ce1">
            <text:p>0.000768805</text:p>
          </table:table-cell>
          <table:table-cell office:value-type="float" office:value="6.2166407299599998E-2" table:style-name="ce1">
            <text:p>0.062166407</text:p>
          </table:table-cell>
          <table:table-cell office:value-type="float" office:value="4.49768125778E-2" table:style-name="ce1">
            <text:p>0.044976813</text:p>
          </table:table-cell>
          <table:table-cell office:value-type="float" office:value="0.95699632399099999" table:style-name="ce1">
            <text:p>0.956996324</text:p>
          </table:table-cell>
          <table:table-cell office:value-type="float" office:value="0.47749829333600002" table:style-name="ce1">
            <text:p>0.477498293</text:p>
          </table:table-cell>
          <table:table-cell office:value-type="float" office:value="0.95692174477799996" table:style-name="ce1">
            <text:p>0.956921745</text:p>
          </table:table-cell>
          <table:table-cell office:value-type="float" office:value="0.95695903293100004" table:style-name="ce1">
            <text:p>0.956959033</text:p>
          </table:table-cell>
          <table:table-cell office:value-type="float" office:value="0.92047199999999996" table:style-name="ce1">
            <text:p>0.920472</text:p>
          </table:table-cell>
          <table:table-cell office:value-type="float" office:value="0.52250170666399998" table:style-name="ce1">
            <text:p>0.522501707</text:p>
          </table:table-cell>
          <table:table-cell office:value-type="float" office:value="221025" table:style-name="ce1">
            <text:p>221025</text:p>
          </table:table-cell>
          <table:table-cell office:value-type="float" office:value="9950" table:style-name="ce1">
            <text:p>9950</text:p>
          </table:table-cell>
          <table:table-cell office:value-type="float" office:value="9093" table:style-name="ce1">
            <text:p>9093</text:p>
          </table:table-cell>
          <table:table-cell office:value-type="float" office:value="9932" table:style-name="ce1">
            <text:p>9932</text:p>
          </table:table-cell>
          <table:table-cell office:value-type="float" office:value="230957" table:style-name="ce1">
            <text:p>230957</text:p>
          </table:table-cell>
          <table:table-cell office:value-type="float" office:value="230975" table:style-name="ce1">
            <text:p>230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47772407271200001" table:style-name="ce1">
            <text:p>0.477724073</text:p>
          </table:table-cell>
          <table:table-cell office:value-type="float" office:value="0.31382226056899998" table:style-name="ce1">
            <text:p>0.313822261</text:p>
          </table:table-cell>
          <table:table-cell office:value-type="float" office:value="0.71724730866399999" table:style-name="ce1">
            <text:p>0.717247309</text:p>
          </table:table-cell>
          <table:table-cell office:value-type="float" office:value="0.92308940738" table:style-name="ce1">
            <text:p>0.923089407</text:p>
          </table:table-cell>
          <table:table-cell office:value-type="float" office:value="0.99211590875400002" table:style-name="ce1">
            <text:p>0.992115909</text:p>
          </table:table-cell>
          <table:table-cell office:value-type="float" office:value="0.86665638816000001" table:style-name="ce1">
            <text:p>0.866656388</text:p>
          </table:table-cell>
          <table:table-cell office:value-type="float" office:value="0.43468472774599998" table:style-name="ce1">
            <text:p>0.434684728</text:p>
          </table:table-cell>
          <table:table-cell office:value-type="float" office:value="0.999527161921" table:style-name="ce1">
            <text:p>0.999527162</text:p>
          </table:table-cell>
          <table:table-cell office:value-type="float" office:value="7.5819200928299996E-2" table:style-name="ce1">
            <text:p>0.075819201</text:p>
          </table:table-cell>
          <table:table-cell office:value-type="float" office:value="6.7082039324993596" table:style-name="ce1">
            <text:p>6.708203932</text:p>
          </table:table-cell>
          <table:table-cell office:value-type="float" office:value="0.78322592502152899" table:style-name="ce1">
            <text:p>0.783225925</text:p>
          </table:table-cell>
          <table:table-cell office:value-type="float" office:value="0.62519278998399996" table:style-name="ce1">
            <text:p>0.62519279</text:p>
          </table:table-cell>
          <table:table-cell office:value-type="float" office:value="2.47206238910661E-2" table:style-name="ce1">
            <text:p>0.024720624</text:p>
          </table:table-cell>
          <table:table-cell office:value-type="float" office:value="6.2166407299599998E-2" table:style-name="ce1">
            <text:p>0.062166407</text:p>
          </table:table-cell>
          <table:table-cell office:value-type="float" office:value="1.0932585505300001" table:style-name="ce1">
            <text:p>1.093258551</text:p>
          </table:table-cell>
          <table:table-cell office:value-type="float" office:value="0.47749829333600002" table:style-name="ce1">
            <text:p>0.477498293</text:p>
          </table:table-cell>
          <table:table-cell office:value-type="float" office:value="0.95699632399099999" table:style-name="ce1">
            <text:p>0.956996324</text:p>
          </table:table-cell>
          <table:table-cell office:value-type="float" office:value="0.47795006570300003" table:style-name="ce1">
            <text:p>0.477950066</text:p>
          </table:table-cell>
          <table:table-cell office:value-type="float" office:value="0.47772407271200001" table:style-name="ce1">
            <text:p>0.477724073</text:p>
          </table:table-cell>
          <table:table-cell office:value-type="float" office:value="0.92047199999999996" table:style-name="ce1">
            <text:p>0.920472</text:p>
          </table:table-cell>
          <table:table-cell office:value-type="float" office:value="4.3003676009E-2" table:style-name="ce1">
            <text:p>0.043003676</text:p>
          </table:table-cell>
          <table:table-cell office:value-type="float" office:value="9093" table:style-name="ce1">
            <text:p>9093</text:p>
          </table:table-cell>
          <table:table-cell office:value-type="float" office:value="9932" table:style-name="ce1">
            <text:p>9932</text:p>
          </table:table-cell>
          <table:table-cell office:value-type="float" office:value="221025" table:style-name="ce1">
            <text:p>221025</text:p>
          </table:table-cell>
          <table:table-cell office:value-type="float" office:value="9950" table:style-name="ce1">
            <text:p>9950</text:p>
          </table:table-cell>
          <table:table-cell office:value-type="float" office:value="19043" table:style-name="ce1">
            <text:p>19043</text:p>
          </table:table-cell>
          <table:table-cell office:value-type="float" office:value="19025" table:style-name="ce1">
            <text:p>19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gr4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43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5859778853400002" table:style-name="ce1">
            <text:p>0.958597789</text:p>
          </table:table-cell>
          <table:table-cell office:value-type="float" office:value="0.92048756760799999" table:style-name="ce1">
            <text:p>0.920487568</text:p>
          </table:table-cell>
          <table:table-cell office:value-type="float" office:value="0.72796504934499995" table:style-name="ce1">
            <text:p>0.727965049</text:p>
          </table:table-cell>
          <table:table-cell office:value-type="float" office:value="0.92600805826599997" table:style-name="ce1">
            <text:p>0.926008058</text:p>
          </table:table-cell>
          <table:table-cell office:value-type="float" office:value="0.99660347830499996" table:style-name="ce1">
            <text:p>0.996603478</text:p>
          </table:table-cell>
          <table:table-cell office:value-type="float" office:value="0.94268488207800005" table:style-name="ce1">
            <text:p>0.942684882</text:p>
          </table:table-cell>
          <table:table-cell office:value-type="float" office:value="0.45586569611599997" table:style-name="ce1">
            <text:p>0.455865696</text:p>
          </table:table-cell>
          <table:table-cell office:value-type="float" office:value="0.99998701175000004" table:style-name="ce1">
            <text:p>0.999987012</text:p>
          </table:table-cell>
          <table:table-cell office:value-type="float" office:value="8.2393556960199996E-2" table:style-name="ce1">
            <text:p>0.082393557</text:p>
          </table:table-cell>
          <table:table-cell office:value-type="float" office:value="3" table:style-name="ce1">
            <text:p>3</text:p>
          </table:table-cell>
          <table:table-cell office:value-type="float" office:value="5.6958535159371999E-2" table:style-name="ce1">
            <text:p>0.056958535</text:p>
          </table:table-cell>
          <table:table-cell office:value-type="float" office:value="0.61169835541899997" table:style-name="ce1">
            <text:p>0.611698355</text:p>
          </table:table-cell>
          <table:table-cell office:value-type="float" office:value="7.7998208147011898E-4" table:style-name="ce1">
            <text:p>0.000779982</text:p>
          </table:table-cell>
          <table:table-cell office:value-type="float" office:value="5.7805875931199999E-2" table:style-name="ce1">
            <text:p>0.057805876</text:p>
          </table:table-cell>
          <table:table-cell office:value-type="float" office:value="4.3190389088399998E-2" table:style-name="ce1">
            <text:p>0.043190389</text:p>
          </table:table-cell>
          <table:table-cell office:value-type="float" office:value="0.95858533818799996" table:style-name="ce1">
            <text:p>0.958585338</text:p>
          </table:table-cell>
          <table:table-cell office:value-type="float" office:value="0.49734476050300003" table:style-name="ce1">
            <text:p>0.497344761</text:p>
          </table:table-cell>
          <table:table-cell office:value-type="float" office:value="0.95861023920300004" table:style-name="ce1">
            <text:p>0.958610239</text:p>
          </table:table-cell>
          <table:table-cell office:value-type="float" office:value="0.95859778853400002" table:style-name="ce1">
            <text:p>0.958597789</text:p>
          </table:table-cell>
          <table:table-cell office:value-type="float" office:value="0.92349599999999998" table:style-name="ce1">
            <text:p>0.923496</text:p>
          </table:table-cell>
          <table:table-cell office:value-type="float" office:value="0.50265523949699997" table:style-name="ce1">
            <text:p>0.502655239</text:p>
          </table:table-cell>
          <table:table-cell office:value-type="float" office:value="221415" table:style-name="ce1">
            <text:p>221415</text:p>
          </table:table-cell>
          <table:table-cell office:value-type="float" office:value="9560" table:style-name="ce1">
            <text:p>9560</text:p>
          </table:table-cell>
          <table:table-cell office:value-type="float" office:value="9459" table:style-name="ce1">
            <text:p>9459</text:p>
          </table:table-cell>
          <table:table-cell office:value-type="float" office:value="9566" table:style-name="ce1">
            <text:p>9566</text:p>
          </table:table-cell>
          <table:table-cell office:value-type="float" office:value="230981" table:style-name="ce1">
            <text:p>230981</text:p>
          </table:table-cell>
          <table:table-cell office:value-type="float" office:value="230975" table:style-name="ce1">
            <text:p>230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49726632320500003" table:style-name="ce1">
            <text:p>0.497266323</text:p>
          </table:table-cell>
          <table:table-cell office:value-type="float" office:value="0.33090781878600001" table:style-name="ce1">
            <text:p>0.330907819</text:p>
          </table:table-cell>
          <table:table-cell office:value-type="float" office:value="0.72796504934499995" table:style-name="ce1">
            <text:p>0.727965049</text:p>
          </table:table-cell>
          <table:table-cell office:value-type="float" office:value="0.92600805826599997" table:style-name="ce1">
            <text:p>0.926008058</text:p>
          </table:table-cell>
          <table:table-cell office:value-type="float" office:value="0.99660347830499996" table:style-name="ce1">
            <text:p>0.996603478</text:p>
          </table:table-cell>
          <table:table-cell office:value-type="float" office:value="0.94268488207800005" table:style-name="ce1">
            <text:p>0.942684882</text:p>
          </table:table-cell>
          <table:table-cell office:value-type="float" office:value="0.45586569611599997" table:style-name="ce1">
            <text:p>0.455865696</text:p>
          </table:table-cell>
          <table:table-cell office:value-type="float" office:value="0.99984228787700002" table:style-name="ce1">
            <text:p>0.999842288</text:p>
          </table:table-cell>
          <table:table-cell office:value-type="float" office:value="8.2393556960199996E-2" table:style-name="ce1">
            <text:p>0.082393557</text:p>
          </table:table-cell>
          <table:table-cell office:value-type="float" office:value="8.2462112512353194" table:style-name="ce1">
            <text:p>8.246211251</text:p>
          </table:table-cell>
          <table:table-cell office:value-type="float" office:value="0.76126236597142904" table:style-name="ce1">
            <text:p>0.761262366</text:p>
          </table:table-cell>
          <table:table-cell office:value-type="float" office:value="0.61169835541899997" table:style-name="ce1">
            <text:p>0.611698355</text:p>
          </table:table-cell>
          <table:table-cell office:value-type="float" office:value="2.5105837470000801E-2" table:style-name="ce1">
            <text:p>0.025105837</text:p>
          </table:table-cell>
          <table:table-cell office:value-type="float" office:value="5.7805875931199999E-2" table:style-name="ce1">
            <text:p>0.057805876</text:p>
          </table:table-cell>
          <table:table-cell office:value-type="float" office:value="1.0109948197500001" table:style-name="ce1">
            <text:p>1.01099482</text:p>
          </table:table-cell>
          <table:table-cell office:value-type="float" office:value="0.49734476050300003" table:style-name="ce1">
            <text:p>0.497344761</text:p>
          </table:table-cell>
          <table:table-cell office:value-type="float" office:value="0.95858533818799996" table:style-name="ce1">
            <text:p>0.958585338</text:p>
          </table:table-cell>
          <table:table-cell office:value-type="float" office:value="0.49718791064399998" table:style-name="ce1">
            <text:p>0.497187911</text:p>
          </table:table-cell>
          <table:table-cell office:value-type="float" office:value="0.49726632320500003" table:style-name="ce1">
            <text:p>0.497266323</text:p>
          </table:table-cell>
          <table:table-cell office:value-type="float" office:value="0.92349599999999998" table:style-name="ce1">
            <text:p>0.923496</text:p>
          </table:table-cell>
          <table:table-cell office:value-type="float" office:value="4.1414661812E-2" table:style-name="ce1">
            <text:p>0.041414662</text:p>
          </table:table-cell>
          <table:table-cell office:value-type="float" office:value="9459" table:style-name="ce1">
            <text:p>9459</text:p>
          </table:table-cell>
          <table:table-cell office:value-type="float" office:value="9566" table:style-name="ce1">
            <text:p>9566</text:p>
          </table:table-cell>
          <table:table-cell office:value-type="float" office:value="221415" table:style-name="ce1">
            <text:p>221415</text:p>
          </table:table-cell>
          <table:table-cell office:value-type="float" office:value="9560" table:style-name="ce1">
            <text:p>9560</text:p>
          </table:table-cell>
          <table:table-cell office:value-type="float" office:value="19019" table:style-name="ce1">
            <text:p>19019</text:p>
          </table:table-cell>
          <table:table-cell office:value-type="float" office:value="19025" table:style-name="ce1">
            <text:p>19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gr5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44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5749604400400001" table:style-name="ce1">
            <text:p>0.957496044</text:p>
          </table:table-cell>
          <table:table-cell office:value-type="float" office:value="0.91845794780599999" table:style-name="ce1">
            <text:p>0.918457948</text:p>
          </table:table-cell>
          <table:table-cell office:value-type="float" office:value="0.72072204857099997" table:style-name="ce1">
            <text:p>0.720722049</text:p>
          </table:table-cell>
          <table:table-cell office:value-type="float" office:value="0.92403866249900002" table:style-name="ce1">
            <text:p>0.924038662</text:p>
          </table:table-cell>
          <table:table-cell office:value-type="float" office:value="0.99357854855299998" table:style-name="ce1">
            <text:p>0.993578549</text:p>
          </table:table-cell>
          <table:table-cell office:value-type="float" office:value="0.89165048535400004" table:style-name="ce1">
            <text:p>0.891650485</text:p>
          </table:table-cell>
          <table:table-cell office:value-type="float" office:value="0.441371165944" table:style-name="ce1">
            <text:p>0.441371166</text:p>
          </table:table-cell>
          <table:table-cell office:value-type="float" office:value="0.99998484707500002" table:style-name="ce1">
            <text:p>0.999984847</text:p>
          </table:table-cell>
          <table:table-cell office:value-type="float" office:value="7.7849164861700001E-2" table:style-name="ce1">
            <text:p>0.077849165</text:p>
          </table:table-cell>
          <table:table-cell office:value-type="float" office:value="3" table:style-name="ce1">
            <text:p>3</text:p>
          </table:table-cell>
          <table:table-cell office:value-type="float" office:value="5.8525121196669597E-2" table:style-name="ce1">
            <text:p>0.058525121</text:p>
          </table:table-cell>
          <table:table-cell office:value-type="float" office:value="0.62077273040900005" table:style-name="ce1">
            <text:p>0.62077273</text:p>
          </table:table-cell>
          <table:table-cell office:value-type="float" office:value="7.7713642127723802E-4" table:style-name="ce1">
            <text:p>0.000777136</text:p>
          </table:table-cell>
          <table:table-cell office:value-type="float" office:value="6.0753246508999999E-2" table:style-name="ce1">
            <text:p>0.060753247</text:p>
          </table:table-cell>
          <table:table-cell office:value-type="float" office:value="4.4390737969199998E-2" table:style-name="ce1">
            <text:p>0.044390738</text:p>
          </table:table-cell>
          <table:table-cell office:value-type="float" office:value="0.95748153535799996" table:style-name="ce1">
            <text:p>0.957481535</text:p>
          </table:table-cell>
          <table:table-cell office:value-type="float" office:value="0.48396256178399999" table:style-name="ce1">
            <text:p>0.483962562</text:p>
          </table:table-cell>
          <table:table-cell office:value-type="float" office:value="0.95751055308999999" table:style-name="ce1">
            <text:p>0.957510553</text:p>
          </table:table-cell>
          <table:table-cell office:value-type="float" office:value="0.95749604400400001" table:style-name="ce1">
            <text:p>0.957496044</text:p>
          </table:table-cell>
          <table:table-cell office:value-type="float" office:value="0.92145999999999995" table:style-name="ce1">
            <text:p>0.92146</text:p>
          </table:table-cell>
          <table:table-cell office:value-type="float" office:value="0.51603743821600001" table:style-name="ce1">
            <text:p>0.516037438</text:p>
          </table:table-cell>
          <table:table-cell office:value-type="float" office:value="221161" table:style-name="ce1">
            <text:p>221161</text:p>
          </table:table-cell>
          <table:table-cell office:value-type="float" office:value="9814" table:style-name="ce1">
            <text:p>9814</text:p>
          </table:table-cell>
          <table:table-cell office:value-type="float" office:value="9204" table:style-name="ce1">
            <text:p>9204</text:p>
          </table:table-cell>
          <table:table-cell office:value-type="float" office:value="9821" table:style-name="ce1">
            <text:p>9821</text:p>
          </table:table-cell>
          <table:table-cell office:value-type="float" office:value="230982" table:style-name="ce1">
            <text:p>230982</text:p>
          </table:table-cell>
          <table:table-cell office:value-type="float" office:value="230975" table:style-name="ce1">
            <text:p>230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48387351155300001" table:style-name="ce1">
            <text:p>0.483873512</text:p>
          </table:table-cell>
          <table:table-cell office:value-type="float" office:value="0.31915114948500001" table:style-name="ce1">
            <text:p>0.319151149</text:p>
          </table:table-cell>
          <table:table-cell office:value-type="float" office:value="0.72072204857099997" table:style-name="ce1">
            <text:p>0.720722049</text:p>
          </table:table-cell>
          <table:table-cell office:value-type="float" office:value="0.92403866249900002" table:style-name="ce1">
            <text:p>0.924038662</text:p>
          </table:table-cell>
          <table:table-cell office:value-type="float" office:value="0.99357854855299998" table:style-name="ce1">
            <text:p>0.993578549</text:p>
          </table:table-cell>
          <table:table-cell office:value-type="float" office:value="0.89165048535400004" table:style-name="ce1">
            <text:p>0.891650485</text:p>
          </table:table-cell>
          <table:table-cell office:value-type="float" office:value="0.441371165944" table:style-name="ce1">
            <text:p>0.441371166</text:p>
          </table:table-cell>
          <table:table-cell office:value-type="float" office:value="0.99981599768700002" table:style-name="ce1">
            <text:p>0.999815998</text:p>
          </table:table-cell>
          <table:table-cell office:value-type="float" office:value="7.7849164861700001E-2" table:style-name="ce1">
            <text:p>0.077849165</text:p>
          </table:table-cell>
          <table:table-cell office:value-type="float" office:value="9.4868329805051292" table:style-name="ce1">
            <text:p>9.486832981</text:p>
          </table:table-cell>
          <table:table-cell office:value-type="float" office:value="0.80858735192780595" table:style-name="ce1">
            <text:p>0.808587352</text:p>
          </table:table-cell>
          <table:table-cell office:value-type="float" office:value="0.62077273040900005" table:style-name="ce1">
            <text:p>0.62077273</text:p>
          </table:table-cell>
          <table:table-cell office:value-type="float" office:value="2.5014427390847801E-2" table:style-name="ce1">
            <text:p>0.025014427</text:p>
          </table:table-cell>
          <table:table-cell office:value-type="float" office:value="6.0753246508999999E-2" table:style-name="ce1">
            <text:p>0.060753247</text:p>
          </table:table-cell>
          <table:table-cell office:value-type="float" office:value="1.0666558018300001" table:style-name="ce1">
            <text:p>1.066655802</text:p>
          </table:table-cell>
          <table:table-cell office:value-type="float" office:value="0.48396256178399999" table:style-name="ce1">
            <text:p>0.483962562</text:p>
          </table:table-cell>
          <table:table-cell office:value-type="float" office:value="0.95748153535799996" table:style-name="ce1">
            <text:p>0.957481535</text:p>
          </table:table-cell>
          <table:table-cell office:value-type="float" office:value="0.48378449408700003" table:style-name="ce1">
            <text:p>0.483784494</text:p>
          </table:table-cell>
          <table:table-cell office:value-type="float" office:value="0.48387351155300001" table:style-name="ce1">
            <text:p>0.483873512</text:p>
          </table:table-cell>
          <table:table-cell office:value-type="float" office:value="0.92145999999999995" table:style-name="ce1">
            <text:p>0.92146</text:p>
          </table:table-cell>
          <table:table-cell office:value-type="float" office:value="4.2518464642299997E-2" table:style-name="ce1">
            <text:p>0.042518465</text:p>
          </table:table-cell>
          <table:table-cell office:value-type="float" office:value="9204" table:style-name="ce1">
            <text:p>9204</text:p>
          </table:table-cell>
          <table:table-cell office:value-type="float" office:value="9821" table:style-name="ce1">
            <text:p>9821</text:p>
          </table:table-cell>
          <table:table-cell office:value-type="float" office:value="221161" table:style-name="ce1">
            <text:p>221161</text:p>
          </table:table-cell>
          <table:table-cell office:value-type="float" office:value="9814" table:style-name="ce1">
            <text:p>9814</text:p>
          </table:table-cell>
          <table:table-cell office:value-type="float" office:value="19018" table:style-name="ce1">
            <text:p>19018</text:p>
          </table:table-cell>
          <table:table-cell office:value-type="float" office:value="19025" table:style-name="ce1">
            <text:p>19025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scl1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45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8517978357199998" table:style-name="ce1">
            <text:p>0.985179784</text:p>
          </table:table-cell>
          <table:table-cell office:value-type="float" office:value="0.97079242965699997" table:style-name="ce1">
            <text:p>0.97079243</text:p>
          </table:table-cell>
          <table:table-cell office:value-type="float" office:value="0.90399395710200003" table:style-name="ce1">
            <text:p>0.903993957</text:p>
          </table:table-cell>
          <table:table-cell office:value-type="float" office:value="0.97348765232599999" table:style-name="ce1">
            <text:p>0.973487652</text:p>
          </table:table-cell>
          <table:table-cell office:value-type="float" office:value="0.95314816183100004" table:style-name="ce1">
            <text:p>0.953148162</text:p>
          </table:table-cell>
          <table:table-cell office:value-type="float" office:value="0.22284012222300001" table:style-name="ce1">
            <text:p>0.222840122</text:p>
          </table:table-cell>
          <table:table-cell office:value-type="float" office:value="0.80428193987600005" table:style-name="ce1">
            <text:p>0.80428194</text:p>
          </table:table-cell>
          <table:table-cell office:value-type="float" office:value="0.999591032135" table:style-name="ce1">
            <text:p>0.999591032</text:p>
          </table:table-cell>
          <table:table-cell office:value-type="float" office:value="0.23244190081499999" table:style-name="ce1">
            <text:p>0.232441901</text:p>
          </table:table-cell>
          <table:table-cell office:value-type="float" office:value="1" table:style-name="ce1">
            <text:p>1</text:p>
          </table:table-cell>
          <table:table-cell office:value-type="float" office:value="1.4820051652399699E-2" table:style-name="ce1">
            <text:p>0.014820052</text:p>
          </table:table-cell>
          <table:table-cell office:value-type="float" office:value="0.30895929749000001" table:style-name="ce1">
            <text:p>0.308959297</text:p>
          </table:table-cell>
          <table:table-cell office:value-type="float" office:value="3.9018696071463799E-4" table:style-name="ce1">
            <text:p>0.000390187</text:p>
          </table:table-cell>
          <table:table-cell office:value-type="float" office:value="5.1996366050300002E-2" table:style-name="ce1">
            <text:p>0.051996366</text:p>
          </table:table-cell>
          <table:table-cell office:value-type="float" office:value="1.5043159305099999E-2" table:style-name="ce1">
            <text:p>0.015043159</text:p>
          </table:table-cell>
          <table:table-cell office:value-type="float" office:value="0.98477704140800004" table:style-name="ce1">
            <text:p>0.984777041</text:p>
          </table:table-cell>
          <table:table-cell office:value-type="float" office:value="0.823210872797" table:style-name="ce1">
            <text:p>0.823210873</text:p>
          </table:table-cell>
          <table:table-cell office:value-type="float" office:value="0.98558285528699996" table:style-name="ce1">
            <text:p>0.985582855</text:p>
          </table:table-cell>
          <table:table-cell office:value-type="float" office:value="0.98517978357199998" table:style-name="ce1">
            <text:p>0.985179784</text:p>
          </table:table-cell>
          <table:table-cell office:value-type="float" office:value="0.97260400000000002" table:style-name="ce1">
            <text:p>0.972604</text:p>
          </table:table-cell>
          <table:table-cell office:value-type="float" office:value="0.176789127203" table:style-name="ce1">
            <text:p>0.176789127</text:p>
          </table:table-cell>
          <table:table-cell office:value-type="float" office:value="227645" table:style-name="ce1">
            <text:p>227645</text:p>
          </table:table-cell>
          <table:table-cell office:value-type="float" office:value="3330" table:style-name="ce1">
            <text:p>3330</text:p>
          </table:table-cell>
          <table:table-cell office:value-type="float" office:value="15506" table:style-name="ce1">
            <text:p>15506</text:p>
          </table:table-cell>
          <table:table-cell office:value-type="float" office:value="3519" table:style-name="ce1">
            <text:p>3519</text:p>
          </table:table-cell>
          <table:table-cell office:value-type="float" office:value="231164" table:style-name="ce1">
            <text:p>231164</text:p>
          </table:table-cell>
          <table:table-cell office:value-type="float" office:value="230975" table:style-name="ce1">
            <text:p>230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81910145004099999" table:style-name="ce1">
            <text:p>0.81910145</text:p>
          </table:table-cell>
          <table:table-cell office:value-type="float" office:value="0.69362558711699995" table:style-name="ce1">
            <text:p>0.693625587</text:p>
          </table:table-cell>
          <table:table-cell office:value-type="float" office:value="0.90399395710200003" table:style-name="ce1">
            <text:p>0.903993957</text:p>
          </table:table-cell>
          <table:table-cell office:value-type="float" office:value="0.97348765232599999" table:style-name="ce1">
            <text:p>0.973487652</text:p>
          </table:table-cell>
          <table:table-cell office:value-type="float" office:value="0.95314816183100004" table:style-name="ce1">
            <text:p>0.953148162</text:p>
          </table:table-cell>
          <table:table-cell office:value-type="float" office:value="0.22284012222300001" table:style-name="ce1">
            <text:p>0.222840122</text:p>
          </table:table-cell>
          <table:table-cell office:value-type="float" office:value="0.80428193987600005" table:style-name="ce1">
            <text:p>0.80428194</text:p>
          </table:table-cell>
          <table:table-cell office:value-type="float" office:value="0.995008055783" table:style-name="ce1">
            <text:p>0.995008056</text:p>
          </table:table-cell>
          <table:table-cell office:value-type="float" office:value="0.23244190081499999" table:style-name="ce1">
            <text:p>0.232441901</text:p>
          </table:table-cell>
          <table:table-cell office:value-type="float" office:value="1.41421356237309" table:style-name="ce1">
            <text:p>1.414213562</text:p>
          </table:table-cell>
          <table:table-cell office:value-type="float" office:value="0.181084972476386" table:style-name="ce1">
            <text:p>0.181084972</text:p>
          </table:table-cell>
          <table:table-cell office:value-type="float" office:value="0.30895929749000001" table:style-name="ce1">
            <text:p>0.308959297</text:p>
          </table:table-cell>
          <table:table-cell office:value-type="float" office:value="1.2584777624431999E-2" table:style-name="ce1">
            <text:p>0.012584778</text:p>
          </table:table-cell>
          <table:table-cell office:value-type="float" office:value="5.1996366050300002E-2" table:style-name="ce1">
            <text:p>0.051996366</text:p>
          </table:table-cell>
          <table:table-cell office:value-type="float" office:value="0.22084999355099999" table:style-name="ce1">
            <text:p>0.220849994</text:p>
          </table:table-cell>
          <table:table-cell office:value-type="float" office:value="0.823210872797" table:style-name="ce1">
            <text:p>0.823210873</text:p>
          </table:table-cell>
          <table:table-cell office:value-type="float" office:value="0.98477704140800004" table:style-name="ce1">
            <text:p>0.984777041</text:p>
          </table:table-cell>
          <table:table-cell office:value-type="float" office:value="0.81503285151100002" table:style-name="ce1">
            <text:p>0.815032852</text:p>
          </table:table-cell>
          <table:table-cell office:value-type="float" office:value="0.81910145004099999" table:style-name="ce1">
            <text:p>0.81910145</text:p>
          </table:table-cell>
          <table:table-cell office:value-type="float" office:value="0.97260400000000002" table:style-name="ce1">
            <text:p>0.972604</text:p>
          </table:table-cell>
          <table:table-cell office:value-type="float" office:value="1.5222958592200001E-2" table:style-name="ce1">
            <text:p>0.015222959</text:p>
          </table:table-cell>
          <table:table-cell office:value-type="float" office:value="15506" table:style-name="ce1">
            <text:p>15506</text:p>
          </table:table-cell>
          <table:table-cell office:value-type="float" office:value="3519" table:style-name="ce1">
            <text:p>3519</text:p>
          </table:table-cell>
          <table:table-cell office:value-type="float" office:value="227645" table:style-name="ce1">
            <text:p>227645</text:p>
          </table:table-cell>
          <table:table-cell office:value-type="float" office:value="3330" table:style-name="ce1">
            <text:p>3330</text:p>
          </table:table-cell>
          <table:table-cell office:value-type="float" office:value="18836" table:style-name="ce1">
            <text:p>18836</text:p>
          </table:table-cell>
          <table:table-cell office:value-type="float" office:value="19025" table:style-name="ce1">
            <text:p>19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scl2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46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69477064577" table:style-name="ce1">
            <text:p>0.969477065</text:p>
          </table:table-cell>
          <table:table-cell office:value-type="float" office:value="0.94076223949299997" table:style-name="ce1">
            <text:p>0.940762239</text:p>
          </table:table-cell>
          <table:table-cell office:value-type="float" office:value="0.801088750909" table:style-name="ce1">
            <text:p>0.801088751</text:p>
          </table:table-cell>
          <table:table-cell office:value-type="float" office:value="0.94521929756" table:style-name="ce1">
            <text:p>0.945219298</text:p>
          </table:table-cell>
          <table:table-cell office:value-type="float" office:value="1.0308306728300001" table:style-name="ce1">
            <text:p>1.030830673</text:p>
          </table:table-cell>
          <table:table-cell office:value-type="float" office:value="0.52243946752299997" table:style-name="ce1">
            <text:p>0.522439468</text:p>
          </table:table-cell>
          <table:table-cell office:value-type="float" office:value="0.59047337611899997" table:style-name="ce1">
            <text:p>0.590473376</text:p>
          </table:table-cell>
          <table:table-cell office:value-type="float" office:value="0.99830572207799995" table:style-name="ce1">
            <text:p>0.998305722</text:p>
          </table:table-cell>
          <table:table-cell office:value-type="float" office:value="0.129010780223" table:style-name="ce1">
            <text:p>0.12901078</text:p>
          </table:table-cell>
          <table:table-cell office:value-type="float" office:value="3" table:style-name="ce1">
            <text:p>3</text:p>
          </table:table-cell>
          <table:table-cell office:value-type="float" office:value="3.9143820055626201E-2" table:style-name="ce1">
            <text:p>0.03914382</text:p>
          </table:table-cell>
          <table:table-cell office:value-type="float" office:value="0.50715301377499999" table:style-name="ce1">
            <text:p>0.507153014</text:p>
          </table:table-cell>
          <table:table-cell office:value-type="float" office:value="7.63383788088519E-4" table:style-name="ce1">
            <text:p>0.000763384</text:p>
          </table:table-cell>
          <table:table-cell office:value-type="float" office:value="2.6159851590000002E-2" table:style-name="ce1">
            <text:p>0.026159852</text:p>
          </table:table-cell>
          <table:table-cell office:value-type="float" office:value="3.1483916988000002E-2" table:style-name="ce1">
            <text:p>0.031483917</text:p>
          </table:table-cell>
          <table:table-cell office:value-type="float" office:value="0.967837279243" table:style-name="ce1">
            <text:p>0.967837279</text:p>
          </table:table-cell>
          <table:table-cell office:value-type="float" office:value="0.63434022257599998" table:style-name="ce1">
            <text:p>0.634340223</text:p>
          </table:table-cell>
          <table:table-cell office:value-type="float" office:value="0.97112241584600001" table:style-name="ce1">
            <text:p>0.971122416</text:p>
          </table:table-cell>
          <table:table-cell office:value-type="float" office:value="0.969477064577" table:style-name="ce1">
            <text:p>0.969477065</text:p>
          </table:table-cell>
          <table:table-cell office:value-type="float" office:value="0.94350400000000001" table:style-name="ce1">
            <text:p>0.943504</text:p>
          </table:table-cell>
          <table:table-cell office:value-type="float" office:value="0.36565977742400002" table:style-name="ce1">
            <text:p>0.365659777</text:p>
          </table:table-cell>
          <table:table-cell office:value-type="float" office:value="224305" table:style-name="ce1">
            <text:p>224305</text:p>
          </table:table-cell>
          <table:table-cell office:value-type="float" office:value="6670" table:style-name="ce1">
            <text:p>6670</text:p>
          </table:table-cell>
          <table:table-cell office:value-type="float" office:value="11571" table:style-name="ce1">
            <text:p>11571</text:p>
          </table:table-cell>
          <table:table-cell office:value-type="float" office:value="7454" table:style-name="ce1">
            <text:p>7454</text:p>
          </table:table-cell>
          <table:table-cell office:value-type="float" office:value="231759" table:style-name="ce1">
            <text:p>231759</text:p>
          </table:table-cell>
          <table:table-cell office:value-type="float" office:value="230975" table:style-name="ce1">
            <text:p>230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62099500885500003" table:style-name="ce1">
            <text:p>0.620995009</text:p>
          </table:table-cell>
          <table:table-cell office:value-type="float" office:value="0.45032107413900002" table:style-name="ce1">
            <text:p>0.450321074</text:p>
          </table:table-cell>
          <table:table-cell office:value-type="float" office:value="0.801088750909" table:style-name="ce1">
            <text:p>0.801088751</text:p>
          </table:table-cell>
          <table:table-cell office:value-type="float" office:value="0.94521929756" table:style-name="ce1">
            <text:p>0.945219298</text:p>
          </table:table-cell>
          <table:table-cell office:value-type="float" office:value="1.0308306728300001" table:style-name="ce1">
            <text:p>1.030830673</text:p>
          </table:table-cell>
          <table:table-cell office:value-type="float" office:value="0.52243946752299997" table:style-name="ce1">
            <text:p>0.522439468</text:p>
          </table:table-cell>
          <table:table-cell office:value-type="float" office:value="0.59047337611899997" table:style-name="ce1">
            <text:p>0.590473376</text:p>
          </table:table-cell>
          <table:table-cell office:value-type="float" office:value="0.97896205656599999" table:style-name="ce1">
            <text:p>0.978962057</text:p>
          </table:table-cell>
          <table:table-cell office:value-type="float" office:value="0.129010780223" table:style-name="ce1">
            <text:p>0.12901078</text:p>
          </table:table-cell>
          <table:table-cell office:value-type="float" office:value="4.2426406871192803" table:style-name="ce1">
            <text:p>4.242640687</text:p>
          </table:table-cell>
          <table:table-cell office:value-type="float" office:value="0.49889609377902899" table:style-name="ce1">
            <text:p>0.498896094</text:p>
          </table:table-cell>
          <table:table-cell office:value-type="float" office:value="0.50715301377499999" table:style-name="ce1">
            <text:p>0.507153014</text:p>
          </table:table-cell>
          <table:table-cell office:value-type="float" office:value="2.53657315545084E-2" table:style-name="ce1">
            <text:p>0.025365732</text:p>
          </table:table-cell>
          <table:table-cell office:value-type="float" office:value="2.6159851590000002E-2" table:style-name="ce1">
            <text:p>0.026159852</text:p>
          </table:table-cell>
          <table:table-cell office:value-type="float" office:value="0.61031890070000006" table:style-name="ce1">
            <text:p>0.610318901</text:p>
          </table:table-cell>
          <table:table-cell office:value-type="float" office:value="0.63434022257599998" table:style-name="ce1">
            <text:p>0.634340223</text:p>
          </table:table-cell>
          <table:table-cell office:value-type="float" office:value="0.967837279243" table:style-name="ce1">
            <text:p>0.967837279</text:p>
          </table:table-cell>
          <table:table-cell office:value-type="float" office:value="0.60819973718800002" table:style-name="ce1">
            <text:p>0.608199737</text:p>
          </table:table-cell>
          <table:table-cell office:value-type="float" office:value="0.62099500885500003" table:style-name="ce1">
            <text:p>0.620995009</text:p>
          </table:table-cell>
          <table:table-cell office:value-type="float" office:value="0.94350400000000001" table:style-name="ce1">
            <text:p>0.943504</text:p>
          </table:table-cell>
          <table:table-cell office:value-type="float" office:value="3.2162720757299999E-2" table:style-name="ce1">
            <text:p>0.032162721</text:p>
          </table:table-cell>
          <table:table-cell office:value-type="float" office:value="11571" table:style-name="ce1">
            <text:p>11571</text:p>
          </table:table-cell>
          <table:table-cell office:value-type="float" office:value="7454" table:style-name="ce1">
            <text:p>7454</text:p>
          </table:table-cell>
          <table:table-cell office:value-type="float" office:value="224305" table:style-name="ce1">
            <text:p>224305</text:p>
          </table:table-cell>
          <table:table-cell office:value-type="float" office:value="6670" table:style-name="ce1">
            <text:p>6670</text:p>
          </table:table-cell>
          <table:table-cell office:value-type="float" office:value="18241" table:style-name="ce1">
            <text:p>18241</text:p>
          </table:table-cell>
          <table:table-cell office:value-type="float" office:value="19025" table:style-name="ce1">
            <text:p>19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scl3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47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6581504915500005" table:style-name="ce1">
            <text:p>0.965815049</text:p>
          </table:table-cell>
          <table:table-cell office:value-type="float" office:value="0.93389006324799995" table:style-name="ce1">
            <text:p>0.933890063</text:p>
          </table:table-cell>
          <table:table-cell office:value-type="float" office:value="0.77621106803399997" table:style-name="ce1">
            <text:p>0.776211068</text:p>
          </table:table-cell>
          <table:table-cell office:value-type="float" office:value="0.93858370769800004" table:style-name="ce1">
            <text:p>0.938583708</text:p>
          </table:table-cell>
          <table:table-cell office:value-type="float" office:value="1.01885280888" table:style-name="ce1">
            <text:p>1.018852809</text:p>
          </table:table-cell>
          <table:table-cell office:value-type="float" office:value="0.70159378894500002" table:style-name="ce1">
            <text:p>0.701593789</text:p>
          </table:table-cell>
          <table:table-cell office:value-type="float" office:value="0.53900200092299999" table:style-name="ce1">
            <text:p>0.539002001</text:p>
          </table:table-cell>
          <table:table-cell office:value-type="float" office:value="0.99789813856700005" table:style-name="ce1">
            <text:p>0.997898139</text:p>
          </table:table-cell>
          <table:table-cell office:value-type="float" office:value="0.109304093112" table:style-name="ce1">
            <text:p>0.109304093</text:p>
          </table:table-cell>
          <table:table-cell office:value-type="float" office:value="3" table:style-name="ce1">
            <text:p>3</text:p>
          </table:table-cell>
          <table:table-cell office:value-type="float" office:value="4.5027090713251297E-2" table:style-name="ce1">
            <text:p>0.045027091</text:p>
          </table:table-cell>
          <table:table-cell office:value-type="float" office:value="0.54378774268200003" table:style-name="ce1">
            <text:p>0.543787743</text:p>
          </table:table-cell>
          <table:table-cell office:value-type="float" office:value="3.9042632382200098E-4" table:style-name="ce1">
            <text:p>0.000390426</text:p>
          </table:table-cell>
          <table:table-cell office:value-type="float" office:value="3.6433533962799997E-2" table:style-name="ce1">
            <text:p>0.036433534</text:p>
          </table:table-cell>
          <table:table-cell office:value-type="float" office:value="3.5394924602700002E-2" table:style-name="ce1">
            <text:p>0.035394925</text:p>
          </table:table-cell>
          <table:table-cell office:value-type="float" office:value="0.96378929760099996" table:style-name="ce1">
            <text:p>0.963789298</text:p>
          </table:table-cell>
          <table:table-cell office:value-type="float" office:value="0.58863283846699999" table:style-name="ce1">
            <text:p>0.588632838</text:p>
          </table:table-cell>
          <table:table-cell office:value-type="float" office:value="0.967849334344" table:style-name="ce1">
            <text:p>0.967849334</text:p>
          </table:table-cell>
          <table:table-cell office:value-type="float" office:value="0.96581504915500005" table:style-name="ce1">
            <text:p>0.965815049</text:p>
          </table:table-cell>
          <table:table-cell office:value-type="float" office:value="0.93669999999999998" table:style-name="ce1">
            <text:p>0.9367</text:p>
          </table:table-cell>
          <table:table-cell office:value-type="float" office:value="0.41136716153300001" table:style-name="ce1">
            <text:p>0.411367162</text:p>
          </table:table-cell>
          <table:table-cell office:value-type="float" office:value="223549" table:style-name="ce1">
            <text:p>223549</text:p>
          </table:table-cell>
          <table:table-cell office:value-type="float" office:value="7426" table:style-name="ce1">
            <text:p>7426</text:p>
          </table:table-cell>
          <table:table-cell office:value-type="float" office:value="10626" table:style-name="ce1">
            <text:p>10626</text:p>
          </table:table-cell>
          <table:table-cell office:value-type="float" office:value="8399" table:style-name="ce1">
            <text:p>8399</text:p>
          </table:table-cell>
          <table:table-cell office:value-type="float" office:value="231948" table:style-name="ce1">
            <text:p>231948</text:p>
          </table:table-cell>
          <table:table-cell office:value-type="float" office:value="230975" table:style-name="ce1">
            <text:p>230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57318553280999995" table:style-name="ce1">
            <text:p>0.573185533</text:p>
          </table:table-cell>
          <table:table-cell office:value-type="float" office:value="0.401723942384" table:style-name="ce1">
            <text:p>0.401723942</text:p>
          </table:table-cell>
          <table:table-cell office:value-type="float" office:value="0.77621106803399997" table:style-name="ce1">
            <text:p>0.776211068</text:p>
          </table:table-cell>
          <table:table-cell office:value-type="float" office:value="0.93858370769800004" table:style-name="ce1">
            <text:p>0.938583708</text:p>
          </table:table-cell>
          <table:table-cell office:value-type="float" office:value="1.01885280888" table:style-name="ce1">
            <text:p>1.018852809</text:p>
          </table:table-cell>
          <table:table-cell office:value-type="float" office:value="0.70159378894500002" table:style-name="ce1">
            <text:p>0.701593789</text:p>
          </table:table-cell>
          <table:table-cell office:value-type="float" office:value="0.53900200092299999" table:style-name="ce1">
            <text:p>0.539002001</text:p>
          </table:table-cell>
          <table:table-cell office:value-type="float" office:value="0.97375731585600001" table:style-name="ce1">
            <text:p>0.973757316</text:p>
          </table:table-cell>
          <table:table-cell office:value-type="float" office:value="0.109304093112" table:style-name="ce1">
            <text:p>0.109304093</text:p>
          </table:table-cell>
          <table:table-cell office:value-type="float" office:value="4.2426406871192803" table:style-name="ce1">
            <text:p>4.242640687</text:p>
          </table:table-cell>
          <table:table-cell office:value-type="float" office:value="0.57921110398276499" table:style-name="ce1">
            <text:p>0.579211104</text:p>
          </table:table-cell>
          <table:table-cell office:value-type="float" office:value="0.54378774268200003" table:style-name="ce1">
            <text:p>0.543787743</text:p>
          </table:table-cell>
          <table:table-cell office:value-type="float" office:value="1.2713053456803401E-2" table:style-name="ce1">
            <text:p>0.012713053</text:p>
          </table:table-cell>
          <table:table-cell office:value-type="float" office:value="3.6433533962799997E-2" table:style-name="ce1">
            <text:p>0.036433534</text:p>
          </table:table-cell>
          <table:table-cell office:value-type="float" office:value="0.74463579898400001" table:style-name="ce1">
            <text:p>0.744635799</text:p>
          </table:table-cell>
          <table:table-cell office:value-type="float" office:value="0.58863283846699999" table:style-name="ce1">
            <text:p>0.588632838</text:p>
          </table:table-cell>
          <table:table-cell office:value-type="float" office:value="0.96378929760099996" table:style-name="ce1">
            <text:p>0.963789298</text:p>
          </table:table-cell>
          <table:table-cell office:value-type="float" office:value="0.55852825230000003" table:style-name="ce1">
            <text:p>0.558528252</text:p>
          </table:table-cell>
          <table:table-cell office:value-type="float" office:value="0.57318553280999995" table:style-name="ce1">
            <text:p>0.573185533</text:p>
          </table:table-cell>
          <table:table-cell office:value-type="float" office:value="0.93669999999999998" table:style-name="ce1">
            <text:p>0.9367</text:p>
          </table:table-cell>
          <table:table-cell office:value-type="float" office:value="3.6210702398799997E-2" table:style-name="ce1">
            <text:p>0.036210702</text:p>
          </table:table-cell>
          <table:table-cell office:value-type="float" office:value="10626" table:style-name="ce1">
            <text:p>10626</text:p>
          </table:table-cell>
          <table:table-cell office:value-type="float" office:value="8399" table:style-name="ce1">
            <text:p>8399</text:p>
          </table:table-cell>
          <table:table-cell office:value-type="float" office:value="223549" table:style-name="ce1">
            <text:p>223549</text:p>
          </table:table-cell>
          <table:table-cell office:value-type="float" office:value="7426" table:style-name="ce1">
            <text:p>7426</text:p>
          </table:table-cell>
          <table:table-cell office:value-type="float" office:value="18052" table:style-name="ce1">
            <text:p>18052</text:p>
          </table:table-cell>
          <table:table-cell office:value-type="float" office:value="19025" table:style-name="ce1">
            <text:p>19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scl4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48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60282904474" table:style-name="ce1">
            <text:p>0.960282904</text:p>
          </table:table-cell>
          <table:table-cell office:value-type="float" office:value="0.92360018759600004" table:style-name="ce1">
            <text:p>0.923600188</text:p>
          </table:table-cell>
          <table:table-cell office:value-type="float" office:value="0.73737951445100003" table:style-name="ce1">
            <text:p>0.737379514</text:p>
          </table:table-cell>
          <table:table-cell office:value-type="float" office:value="0.92842847436700005" table:style-name="ce1">
            <text:p>0.928428474</text:p>
          </table:table-cell>
          <table:table-cell office:value-type="float" office:value="1.0010183003899999" table:style-name="ce1">
            <text:p>1.0010183</text:p>
          </table:table-cell>
          <table:table-cell office:value-type="float" office:value="0.98277304521300002" table:style-name="ce1">
            <text:p>0.982773045</text:p>
          </table:table-cell>
          <table:table-cell office:value-type="float" office:value="0.45625951688299998" table:style-name="ce1">
            <text:p>0.456259517</text:p>
          </table:table-cell>
          <table:table-cell office:value-type="float" office:value="0.99670318763800003" table:style-name="ce1">
            <text:p>0.996703188</text:p>
          </table:table-cell>
          <table:table-cell office:value-type="float" office:value="8.0918253968099998E-2" table:style-name="ce1">
            <text:p>0.080918254</text:p>
          </table:table-cell>
          <table:table-cell office:value-type="float" office:value="3" table:style-name="ce1">
            <text:p>3</text:p>
          </table:table-cell>
          <table:table-cell office:value-type="float" office:value="5.4611625430568599E-2" table:style-name="ce1">
            <text:p>0.054611625</text:p>
          </table:table-cell>
          <table:table-cell office:value-type="float" office:value="0.59232831856699997" table:style-name="ce1">
            <text:p>0.592328319</text:p>
          </table:table-cell>
          <table:table-cell office:value-type="float" office:value="7.3767508641192495E-4" table:style-name="ce1">
            <text:p>0.000737675</text:p>
          </table:table-cell>
          <table:table-cell office:value-type="float" office:value="5.0759983757500002E-2" table:style-name="ce1">
            <text:p>0.050759984</text:p>
          </table:table-cell>
          <table:table-cell office:value-type="float" office:value="4.1359786101099999E-2" table:style-name="ce1">
            <text:p>0.041359786</text:p>
          </table:table-cell>
          <table:table-cell office:value-type="float" office:value="0.95712743491499996" table:style-name="ce1">
            <text:p>0.957127435</text:p>
          </table:table-cell>
          <table:table-cell office:value-type="float" office:value="0.51763159398799996" table:style-name="ce1">
            <text:p>0.517631594</text:p>
          </table:table-cell>
          <table:table-cell office:value-type="float" office:value="0.96345924883599998" table:style-name="ce1">
            <text:p>0.963459249</text:p>
          </table:table-cell>
          <table:table-cell office:value-type="float" office:value="0.960282904474" table:style-name="ce1">
            <text:p>0.960282904</text:p>
          </table:table-cell>
          <table:table-cell office:value-type="float" office:value="0.92636799999999997" table:style-name="ce1">
            <text:p>0.926368</text:p>
          </table:table-cell>
          <table:table-cell office:value-type="float" office:value="0.48236840601199998" table:style-name="ce1">
            <text:p>0.482368406</text:p>
          </table:table-cell>
          <table:table-cell office:value-type="float" office:value="222535" table:style-name="ce1">
            <text:p>222535</text:p>
          </table:table-cell>
          <table:table-cell office:value-type="float" office:value="8440" table:style-name="ce1">
            <text:p>8440</text:p>
          </table:table-cell>
          <table:table-cell office:value-type="float" office:value="9057" table:style-name="ce1">
            <text:p>9057</text:p>
          </table:table-cell>
          <table:table-cell office:value-type="float" office:value="9968" table:style-name="ce1">
            <text:p>9968</text:p>
          </table:table-cell>
          <table:table-cell office:value-type="float" office:value="232503" table:style-name="ce1">
            <text:p>232503</text:p>
          </table:table-cell>
          <table:table-cell office:value-type="float" office:value="230975" table:style-name="ce1">
            <text:p>230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49597502874999999" table:style-name="ce1">
            <text:p>0.495975029</text:p>
          </table:table-cell>
          <table:table-cell office:value-type="float" office:value="0.32976515565300002" table:style-name="ce1">
            <text:p>0.329765156</text:p>
          </table:table-cell>
          <table:table-cell office:value-type="float" office:value="0.73737951445100003" table:style-name="ce1">
            <text:p>0.737379514</text:p>
          </table:table-cell>
          <table:table-cell office:value-type="float" office:value="0.92842847436700005" table:style-name="ce1">
            <text:p>0.928428474</text:p>
          </table:table-cell>
          <table:table-cell office:value-type="float" office:value="1.0010183003899999" table:style-name="ce1">
            <text:p>1.0010183</text:p>
          </table:table-cell>
          <table:table-cell office:value-type="float" office:value="0.98277304521300002" table:style-name="ce1">
            <text:p>0.982773045</text:p>
          </table:table-cell>
          <table:table-cell office:value-type="float" office:value="0.45625951688299998" table:style-name="ce1">
            <text:p>0.456259517</text:p>
          </table:table-cell>
          <table:table-cell office:value-type="float" office:value="0.95816220360299997" table:style-name="ce1">
            <text:p>0.958162204</text:p>
          </table:table-cell>
          <table:table-cell office:value-type="float" office:value="8.0918253968099998E-2" table:style-name="ce1">
            <text:p>0.080918254</text:p>
          </table:table-cell>
          <table:table-cell office:value-type="float" office:value="7.0710678118654702" table:style-name="ce1">
            <text:p>7.071067812</text:p>
          </table:table-cell>
          <table:table-cell office:value-type="float" office:value="0.756611139529481" table:style-name="ce1">
            <text:p>0.75661114</text:p>
          </table:table-cell>
          <table:table-cell office:value-type="float" office:value="0.59232831856699997" table:style-name="ce1">
            <text:p>0.592328319</text:p>
          </table:table-cell>
          <table:table-cell office:value-type="float" office:value="2.5251380089783101E-2" table:style-name="ce1">
            <text:p>0.02525138</text:p>
          </table:table-cell>
          <table:table-cell office:value-type="float" office:value="5.0759983757500002E-2" table:style-name="ce1">
            <text:p>0.050759984</text:p>
          </table:table-cell>
          <table:table-cell office:value-type="float" office:value="1.01623053991" table:style-name="ce1">
            <text:p>1.01623054</text:p>
          </table:table-cell>
          <table:table-cell office:value-type="float" office:value="0.51763159398799996" table:style-name="ce1">
            <text:p>0.517631594</text:p>
          </table:table-cell>
          <table:table-cell office:value-type="float" office:value="0.95712743491499996" table:style-name="ce1">
            <text:p>0.957127435</text:p>
          </table:table-cell>
          <table:table-cell office:value-type="float" office:value="0.47605781866000002" table:style-name="ce1">
            <text:p>0.476057819</text:p>
          </table:table-cell>
          <table:table-cell office:value-type="float" office:value="0.49597502874999999" table:style-name="ce1">
            <text:p>0.495975029</text:p>
          </table:table-cell>
          <table:table-cell office:value-type="float" office:value="0.92636799999999997" table:style-name="ce1">
            <text:p>0.926368</text:p>
          </table:table-cell>
          <table:table-cell office:value-type="float" office:value="4.2872565085200001E-2" table:style-name="ce1">
            <text:p>0.042872565</text:p>
          </table:table-cell>
          <table:table-cell office:value-type="float" office:value="9057" table:style-name="ce1">
            <text:p>9057</text:p>
          </table:table-cell>
          <table:table-cell office:value-type="float" office:value="9968" table:style-name="ce1">
            <text:p>9968</text:p>
          </table:table-cell>
          <table:table-cell office:value-type="float" office:value="222535" table:style-name="ce1">
            <text:p>222535</text:p>
          </table:table-cell>
          <table:table-cell office:value-type="float" office:value="8440" table:style-name="ce1">
            <text:p>8440</text:p>
          </table:table-cell>
          <table:table-cell office:value-type="float" office:value="17497" table:style-name="ce1">
            <text:p>17497</text:p>
          </table:table-cell>
          <table:table-cell office:value-type="float" office:value="19025" table:style-name="ce1">
            <text:p>19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scl5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49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5899512272999998" table:style-name="ce1">
            <text:p>0.958995123</text:p>
          </table:table-cell>
          <table:table-cell office:value-type="float" office:value="0.92122058567599996" table:style-name="ce1">
            <text:p>0.921220586</text:p>
          </table:table-cell>
          <table:table-cell office:value-type="float" office:value="0.72804846210399998" table:style-name="ce1">
            <text:p>0.728048462</text:p>
          </table:table-cell>
          <table:table-cell office:value-type="float" office:value="0.92606713226600001" table:style-name="ce1">
            <text:p>0.926067132</text:p>
          </table:table-cell>
          <table:table-cell office:value-type="float" office:value="0.99692988778400005" table:style-name="ce1">
            <text:p>0.996929888</text:p>
          </table:table-cell>
          <table:table-cell office:value-type="float" office:value="1.0525988693799999" table:style-name="ce1">
            <text:p>1.052598869</text:p>
          </table:table-cell>
          <table:table-cell office:value-type="float" office:value="0.43707257603900002" table:style-name="ce1">
            <text:p>0.437072576</text:p>
          </table:table-cell>
          <table:table-cell office:value-type="float" office:value="0.99648603582100004" table:style-name="ce1">
            <text:p>0.996486036</text:p>
          </table:table-cell>
          <table:table-cell office:value-type="float" office:value="7.4979159840099993E-2" table:style-name="ce1">
            <text:p>0.07497916</text:p>
          </table:table-cell>
          <table:table-cell office:value-type="float" office:value="3" table:style-name="ce1">
            <text:p>3</text:p>
          </table:table-cell>
          <table:table-cell office:value-type="float" office:value="5.6862428715203001E-2" table:style-name="ce1">
            <text:p>0.056862429</text:p>
          </table:table-cell>
          <table:table-cell office:value-type="float" office:value="0.60269693855899997" table:style-name="ce1">
            <text:p>0.602696939</text:p>
          </table:table-cell>
          <table:table-cell office:value-type="float" office:value="3.9062681761749301E-4" table:style-name="ce1">
            <text:p>0.000390627</text:p>
          </table:table-cell>
          <table:table-cell office:value-type="float" office:value="5.3996687272E-2" table:style-name="ce1">
            <text:p>0.053996687</text:p>
          </table:table-cell>
          <table:table-cell office:value-type="float" office:value="4.2758170816699997E-2" table:style-name="ce1">
            <text:p>0.042758171</text:p>
          </table:table-cell>
          <table:table-cell office:value-type="float" office:value="0.95563704837399999" table:style-name="ce1">
            <text:p>0.955637048</text:p>
          </table:table-cell>
          <table:table-cell office:value-type="float" office:value="0.50045987583399998" table:style-name="ce1">
            <text:p>0.500459876</text:p>
          </table:table-cell>
          <table:table-cell office:value-type="float" office:value="0.96237688061500004" table:style-name="ce1">
            <text:p>0.962376881</text:p>
          </table:table-cell>
          <table:table-cell office:value-type="float" office:value="0.95899512272999998" table:style-name="ce1">
            <text:p>0.958995123</text:p>
          </table:table-cell>
          <table:table-cell office:value-type="float" office:value="0.92396400000000001" table:style-name="ce1">
            <text:p>0.923964</text:p>
          </table:table-cell>
          <table:table-cell office:value-type="float" office:value="0.49954012416600002" table:style-name="ce1">
            <text:p>0.499540124</text:p>
          </table:table-cell>
          <table:table-cell office:value-type="float" office:value="222285" table:style-name="ce1">
            <text:p>222285</text:p>
          </table:table-cell>
          <table:table-cell office:value-type="float" office:value="8690" table:style-name="ce1">
            <text:p>8690</text:p>
          </table:table-cell>
          <table:table-cell office:value-type="float" office:value="8706" table:style-name="ce1">
            <text:p>8706</text:p>
          </table:table-cell>
          <table:table-cell office:value-type="float" office:value="10319" table:style-name="ce1">
            <text:p>10319</text:p>
          </table:table-cell>
          <table:table-cell office:value-type="float" office:value="232604" table:style-name="ce1">
            <text:p>232604</text:p>
          </table:table-cell>
          <table:table-cell office:value-type="float" office:value="230975" table:style-name="ce1">
            <text:p>230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47807583536999998" table:style-name="ce1">
            <text:p>0.478075835</text:p>
          </table:table-cell>
          <table:table-cell office:value-type="float" office:value="0.31412592458999999" table:style-name="ce1">
            <text:p>0.314125925</text:p>
          </table:table-cell>
          <table:table-cell office:value-type="float" office:value="0.72804846210399998" table:style-name="ce1">
            <text:p>0.728048462</text:p>
          </table:table-cell>
          <table:table-cell office:value-type="float" office:value="0.92606713226600001" table:style-name="ce1">
            <text:p>0.926067132</text:p>
          </table:table-cell>
          <table:table-cell office:value-type="float" office:value="0.99692988778400005" table:style-name="ce1">
            <text:p>0.996929888</text:p>
          </table:table-cell>
          <table:table-cell office:value-type="float" office:value="1.0525988693799999" table:style-name="ce1">
            <text:p>1.052598869</text:p>
          </table:table-cell>
          <table:table-cell office:value-type="float" office:value="0.43707257603900002" table:style-name="ce1">
            <text:p>0.437072576</text:p>
          </table:table-cell>
          <table:table-cell office:value-type="float" office:value="0.955273056753" table:style-name="ce1">
            <text:p>0.955273057</text:p>
          </table:table-cell>
          <table:table-cell office:value-type="float" office:value="7.4979159840099993E-2" table:style-name="ce1">
            <text:p>0.07497916</text:p>
          </table:table-cell>
          <table:table-cell office:value-type="float" office:value="7.0710678118654702" table:style-name="ce1">
            <text:p>7.071067812</text:p>
          </table:table-cell>
          <table:table-cell office:value-type="float" office:value="0.79912589723514804" table:style-name="ce1">
            <text:p>0.799125897</text:p>
          </table:table-cell>
          <table:table-cell office:value-type="float" office:value="0.60269693855899997" table:style-name="ce1">
            <text:p>0.602696939</text:p>
          </table:table-cell>
          <table:table-cell office:value-type="float" office:value="1.28263651865522E-2" table:style-name="ce1">
            <text:p>0.012826365</text:p>
          </table:table-cell>
          <table:table-cell office:value-type="float" office:value="5.3996687272E-2" table:style-name="ce1">
            <text:p>0.053996687</text:p>
          </table:table-cell>
          <table:table-cell office:value-type="float" office:value="1.09171835516" table:style-name="ce1">
            <text:p>1.091718355</text:p>
          </table:table-cell>
          <table:table-cell office:value-type="float" office:value="0.50045987583399998" table:style-name="ce1">
            <text:p>0.500459876</text:p>
          </table:table-cell>
          <table:table-cell office:value-type="float" office:value="0.95563704837399999" table:style-name="ce1">
            <text:p>0.955637048</text:p>
          </table:table-cell>
          <table:table-cell office:value-type="float" office:value="0.45760840998699998" table:style-name="ce1">
            <text:p>0.45760841</text:p>
          </table:table-cell>
          <table:table-cell office:value-type="float" office:value="0.47807583536999998" table:style-name="ce1">
            <text:p>0.478075835</text:p>
          </table:table-cell>
          <table:table-cell office:value-type="float" office:value="0.92396400000000001" table:style-name="ce1">
            <text:p>0.923964</text:p>
          </table:table-cell>
          <table:table-cell office:value-type="float" office:value="4.4362951625900003E-2" table:style-name="ce1">
            <text:p>0.044362952</text:p>
          </table:table-cell>
          <table:table-cell office:value-type="float" office:value="8706" table:style-name="ce1">
            <text:p>8706</text:p>
          </table:table-cell>
          <table:table-cell office:value-type="float" office:value="10319" table:style-name="ce1">
            <text:p>10319</text:p>
          </table:table-cell>
          <table:table-cell office:value-type="float" office:value="222285" table:style-name="ce1">
            <text:p>222285</text:p>
          </table:table-cell>
          <table:table-cell office:value-type="float" office:value="8690" table:style-name="ce1">
            <text:p>8690</text:p>
          </table:table-cell>
          <table:table-cell office:value-type="float" office:value="17396" table:style-name="ce1">
            <text:p>17396</text:p>
          </table:table-cell>
          <table:table-cell office:value-type="float" office:value="19025" table:style-name="ce1">
            <text:p>19025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ise20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50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70030870702" table:style-name="ce1">
            <text:p>0.970030871</text:p>
          </table:table-cell>
          <table:table-cell office:value-type="float" office:value="0.94180577175400004" table:style-name="ce1">
            <text:p>0.941805772</text:p>
          </table:table-cell>
          <table:table-cell office:value-type="float" office:value="0.80001487756800005" table:style-name="ce1">
            <text:p>0.800014878</text:p>
          </table:table-cell>
          <table:table-cell office:value-type="float" office:value="0.94316162926900005" table:style-name="ce1">
            <text:p>0.943161629</text:p>
          </table:table-cell>
          <table:table-cell office:value-type="float" office:value="1.03561629381" table:style-name="ce1">
            <text:p>1.035616294</text:p>
          </table:table-cell>
          <table:table-cell office:value-type="float" office:value="0.59694169012599996" table:style-name="ce1">
            <text:p>0.59694169</text:p>
          </table:table-cell>
          <table:table-cell office:value-type="float" office:value="0.62248970789199998" table:style-name="ce1">
            <text:p>0.622489708</text:p>
          </table:table-cell>
          <table:table-cell office:value-type="float" office:value="0.99643064302700002" table:style-name="ce1">
            <text:p>0.996430643</text:p>
          </table:table-cell>
          <table:table-cell office:value-type="float" office:value="0.147571293809" table:style-name="ce1">
            <text:p>0.147571294</text:p>
          </table:table-cell>
          <table:table-cell office:value-type="float" office:value="1.41421356237309" table:style-name="ce1">
            <text:p>1.414213562</text:p>
          </table:table-cell>
          <table:table-cell office:value-type="float" office:value="2.9980980554044901E-2" table:style-name="ce1">
            <text:p>0.029980981</text:p>
          </table:table-cell>
          <table:table-cell office:value-type="float" office:value="0.50466824406699995" table:style-name="ce1">
            <text:p>0.504668244</text:p>
          </table:table-cell>
          <table:table-cell office:value-type="float" office:value="1.07139343297388E-3" table:style-name="ce1">
            <text:p>0.001071393</text:p>
          </table:table-cell>
          <table:table-cell office:value-type="float" office:value="2.3271983704799999E-2" table:style-name="ce1">
            <text:p>0.023271984</text:p>
          </table:table-cell>
          <table:table-cell office:value-type="float" office:value="3.0895026337499999E-2" table:style-name="ce1">
            <text:p>0.030895026</text:p>
          </table:table-cell>
          <table:table-cell office:value-type="float" office:value="0.973505659917" table:style-name="ce1">
            <text:p>0.97350566</text:p>
          </table:table-cell>
          <table:table-cell office:value-type="float" office:value="0.62652409521999997" table:style-name="ce1">
            <text:p>0.626524095</text:p>
          </table:table-cell>
          <table:table-cell office:value-type="float" office:value="0.96658079878799996" table:style-name="ce1">
            <text:p>0.966580799</text:p>
          </table:table-cell>
          <table:table-cell office:value-type="float" office:value="0.970030870702" table:style-name="ce1">
            <text:p>0.970030871</text:p>
          </table:table-cell>
          <table:table-cell office:value-type="float" office:value="0.94481999999999999" table:style-name="ce1">
            <text:p>0.94482</text:p>
          </table:table-cell>
          <table:table-cell office:value-type="float" office:value="0.37347590477999998" table:style-name="ce1">
            <text:p>0.373475905</text:p>
          </table:table-cell>
          <table:table-cell office:value-type="float" office:value="223256" table:style-name="ce1">
            <text:p>223256</text:p>
          </table:table-cell>
          <table:table-cell office:value-type="float" office:value="7719" table:style-name="ce1">
            <text:p>7719</text:p>
          </table:table-cell>
          <table:table-cell office:value-type="float" office:value="12949" table:style-name="ce1">
            <text:p>12949</text:p>
          </table:table-cell>
          <table:table-cell office:value-type="float" office:value="6076" table:style-name="ce1">
            <text:p>6076</text:p>
          </table:table-cell>
          <table:table-cell office:value-type="float" office:value="229332" table:style-name="ce1">
            <text:p>229332</text:p>
          </table:table-cell>
          <table:table-cell office:value-type="float" office:value="230975" table:style-name="ce1">
            <text:p>230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65245761217300002" table:style-name="ce1">
            <text:p>0.652457612</text:p>
          </table:table-cell>
          <table:table-cell office:value-type="float" office:value="0.48418336823199998" table:style-name="ce1">
            <text:p>0.484183368</text:p>
          </table:table-cell>
          <table:table-cell office:value-type="float" office:value="0.80001487756800005" table:style-name="ce1">
            <text:p>0.800014878</text:p>
          </table:table-cell>
          <table:table-cell office:value-type="float" office:value="0.94316162926900005" table:style-name="ce1">
            <text:p>0.943161629</text:p>
          </table:table-cell>
          <table:table-cell office:value-type="float" office:value="1.03561629381" table:style-name="ce1">
            <text:p>1.035616294</text:p>
          </table:table-cell>
          <table:table-cell office:value-type="float" office:value="0.59694169012599996" table:style-name="ce1">
            <text:p>0.59694169</text:p>
          </table:table-cell>
          <table:table-cell office:value-type="float" office:value="0.62248970789199998" table:style-name="ce1">
            <text:p>0.622489708</text:p>
          </table:table-cell>
          <table:table-cell office:value-type="float" office:value="0.95860731111300002" table:style-name="ce1">
            <text:p>0.958607311</text:p>
          </table:table-cell>
          <table:table-cell office:value-type="float" office:value="0.147571293809" table:style-name="ce1">
            <text:p>0.147571294</text:p>
          </table:table-cell>
          <table:table-cell office:value-type="float" office:value="211.435569382258" table:style-name="ce1">
            <text:p>211.4355694</text:p>
          </table:table-cell>
          <table:table-cell office:value-type="float" office:value="3.6423242114364398" table:style-name="ce1">
            <text:p>3.642324211</text:p>
          </table:table-cell>
          <table:table-cell office:value-type="float" office:value="0.50466824406699995" table:style-name="ce1">
            <text:p>0.504668244</text:p>
          </table:table-cell>
          <table:table-cell office:value-type="float" office:value="2.9179828686307301E-2" table:style-name="ce1">
            <text:p>0.029179829</text:p>
          </table:table-cell>
          <table:table-cell office:value-type="float" office:value="2.3271983704799999E-2" table:style-name="ce1">
            <text:p>0.023271984</text:p>
          </table:table-cell>
          <table:table-cell office:value-type="float" office:value="0.53266661518299996" table:style-name="ce1">
            <text:p>0.532666615</text:p>
          </table:table-cell>
          <table:table-cell office:value-type="float" office:value="0.62652409521999997" table:style-name="ce1">
            <text:p>0.626524095</text:p>
          </table:table-cell>
          <table:table-cell office:value-type="float" office:value="0.973505659917" table:style-name="ce1">
            <text:p>0.97350566</text:p>
          </table:table-cell>
          <table:table-cell office:value-type="float" office:value="0.680630749014" table:style-name="ce1">
            <text:p>0.680630749</text:p>
          </table:table-cell>
          <table:table-cell office:value-type="float" office:value="0.65245761217300002" table:style-name="ce1">
            <text:p>0.652457612</text:p>
          </table:table-cell>
          <table:table-cell office:value-type="float" office:value="0.94481999999999999" table:style-name="ce1">
            <text:p>0.94482</text:p>
          </table:table-cell>
          <table:table-cell office:value-type="float" office:value="2.64943400834E-2" table:style-name="ce1">
            <text:p>0.02649434</text:p>
          </table:table-cell>
          <table:table-cell office:value-type="float" office:value="12949" table:style-name="ce1">
            <text:p>12949</text:p>
          </table:table-cell>
          <table:table-cell office:value-type="float" office:value="6076" table:style-name="ce1">
            <text:p>6076</text:p>
          </table:table-cell>
          <table:table-cell office:value-type="float" office:value="223256" table:style-name="ce1">
            <text:p>223256</text:p>
          </table:table-cell>
          <table:table-cell office:value-type="float" office:value="7719" table:style-name="ce1">
            <text:p>7719</text:p>
          </table:table-cell>
          <table:table-cell office:value-type="float" office:value="20668" table:style-name="ce1">
            <text:p>20668</text:p>
          </table:table-cell>
          <table:table-cell office:value-type="float" office:value="19025" table:style-name="ce1">
            <text:p>19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Noise40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51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67050112332" table:style-name="ce1">
            <text:p>0.967050112</text:p>
          </table:table-cell>
          <table:table-cell office:value-type="float" office:value="0.93620235006200003" table:style-name="ce1">
            <text:p>0.93620235</text:p>
          </table:table-cell>
          <table:table-cell office:value-type="float" office:value="0.78098149413100004" table:style-name="ce1">
            <text:p>0.780981494</text:p>
          </table:table-cell>
          <table:table-cell office:value-type="float" office:value="0.93800098843500002" table:style-name="ce1">
            <text:p>0.938000988</text:p>
          </table:table-cell>
          <table:table-cell office:value-type="float" office:value="1.0255429846999999" table:style-name="ce1">
            <text:p>1.025542985</text:p>
          </table:table-cell>
          <table:table-cell office:value-type="float" office:value="0.74211528741599997" table:style-name="ce1">
            <text:p>0.742115287</text:p>
          </table:table-cell>
          <table:table-cell office:value-type="float" office:value="0.59906327066200005" table:style-name="ce1">
            <text:p>0.599063271</text:p>
          </table:table-cell>
          <table:table-cell office:value-type="float" office:value="0.99337341390099998" table:style-name="ce1">
            <text:p>0.993373414</text:p>
          </table:table-cell>
          <table:table-cell office:value-type="float" office:value="0.14108765727600001" table:style-name="ce1">
            <text:p>0.141087657</text:p>
          </table:table-cell>
          <table:table-cell office:value-type="float" office:value="1.41421356237309" table:style-name="ce1">
            <text:p>1.414213562</text:p>
          </table:table-cell>
          <table:table-cell office:value-type="float" office:value="3.29648074883752E-2" table:style-name="ce1">
            <text:p>0.032964807</text:p>
          </table:table-cell>
          <table:table-cell office:value-type="float" office:value="0.53675922074500004" table:style-name="ce1">
            <text:p>0.536759221</text:p>
          </table:table-cell>
          <table:table-cell office:value-type="float" office:value="1.1653744229639001E-3" table:style-name="ce1">
            <text:p>0.001165374</text:p>
          </table:table-cell>
          <table:table-cell office:value-type="float" office:value="3.0006954506300001E-2" table:style-name="ce1">
            <text:p>0.030006955</text:p>
          </table:table-cell>
          <table:table-cell office:value-type="float" office:value="3.4072575193599998E-2" table:style-name="ce1">
            <text:p>0.034072575</text:p>
          </table:table-cell>
          <table:table-cell office:value-type="float" office:value="0.97350110119599997" table:style-name="ce1">
            <text:p>0.973501101</text:p>
          </table:table-cell>
          <table:table-cell office:value-type="float" office:value="0.588461887066" table:style-name="ce1">
            <text:p>0.588461887</text:p>
          </table:table-cell>
          <table:table-cell office:value-type="float" office:value="0.96068405671599999" table:style-name="ce1">
            <text:p>0.960684057</text:p>
          </table:table-cell>
          <table:table-cell office:value-type="float" office:value="0.967050112332" table:style-name="ce1">
            <text:p>0.967050112</text:p>
          </table:table-cell>
          <table:table-cell office:value-type="float" office:value="0.93951600000000002" table:style-name="ce1">
            <text:p>0.939516</text:p>
          </table:table-cell>
          <table:table-cell office:value-type="float" office:value="0.411538112934" table:style-name="ce1">
            <text:p>0.411538113</text:p>
          </table:table-cell>
          <table:table-cell office:value-type="float" office:value="221894" table:style-name="ce1">
            <text:p>221894</text:p>
          </table:table-cell>
          <table:table-cell office:value-type="float" office:value="9081" table:style-name="ce1">
            <text:p>9081</text:p>
          </table:table-cell>
          <table:table-cell office:value-type="float" office:value="12985" table:style-name="ce1">
            <text:p>12985</text:p>
          </table:table-cell>
          <table:table-cell office:value-type="float" office:value="6040" table:style-name="ce1">
            <text:p>6040</text:p>
          </table:table-cell>
          <table:table-cell office:value-type="float" office:value="227934" table:style-name="ce1">
            <text:p>227934</text:p>
          </table:table-cell>
          <table:table-cell office:value-type="float" office:value="230975" table:style-name="ce1">
            <text:p>230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63201187607999998" table:style-name="ce1">
            <text:p>0.632011876</text:p>
          </table:table-cell>
          <table:table-cell office:value-type="float" office:value="0.46200099622899998" table:style-name="ce1">
            <text:p>0.462000996</text:p>
          </table:table-cell>
          <table:table-cell office:value-type="float" office:value="0.78098149413100004" table:style-name="ce1">
            <text:p>0.780981494</text:p>
          </table:table-cell>
          <table:table-cell office:value-type="float" office:value="0.93800098843500002" table:style-name="ce1">
            <text:p>0.938000988</text:p>
          </table:table-cell>
          <table:table-cell office:value-type="float" office:value="1.0255429846999999" table:style-name="ce1">
            <text:p>1.025542985</text:p>
          </table:table-cell>
          <table:table-cell office:value-type="float" office:value="0.74211528741599997" table:style-name="ce1">
            <text:p>0.742115287</text:p>
          </table:table-cell>
          <table:table-cell office:value-type="float" office:value="0.59906327066200005" table:style-name="ce1">
            <text:p>0.599063271</text:p>
          </table:table-cell>
          <table:table-cell office:value-type="float" office:value="0.92599352656300005" table:style-name="ce1">
            <text:p>0.925993527</text:p>
          </table:table-cell>
          <table:table-cell office:value-type="float" office:value="0.14108765727600001" table:style-name="ce1">
            <text:p>0.141087657</text:p>
          </table:table-cell>
          <table:table-cell office:value-type="float" office:value="212.150889698817" table:style-name="ce1">
            <text:p>212.1508897</text:p>
          </table:table-cell>
          <table:table-cell office:value-type="float" office:value="6.2817068014881201" table:style-name="ce1">
            <text:p>6.281706801</text:p>
          </table:table-cell>
          <table:table-cell office:value-type="float" office:value="0.53675922074500004" table:style-name="ce1">
            <text:p>0.536759221</text:p>
          </table:table-cell>
          <table:table-cell office:value-type="float" office:value="2.8171557345891201E-2" table:style-name="ce1">
            <text:p>0.028171557</text:p>
          </table:table-cell>
          <table:table-cell office:value-type="float" office:value="3.0006954506300001E-2" table:style-name="ce1">
            <text:p>0.030006955</text:p>
          </table:table-cell>
          <table:table-cell office:value-type="float" office:value="0.58224874855599995" table:style-name="ce1">
            <text:p>0.582248749</text:p>
          </table:table-cell>
          <table:table-cell office:value-type="float" office:value="0.588461887066" table:style-name="ce1">
            <text:p>0.588461887</text:p>
          </table:table-cell>
          <table:table-cell office:value-type="float" office:value="0.97350110119599997" table:style-name="ce1">
            <text:p>0.973501101</text:p>
          </table:table-cell>
          <table:table-cell office:value-type="float" office:value="0.68252299605800004" table:style-name="ce1">
            <text:p>0.682522996</text:p>
          </table:table-cell>
          <table:table-cell office:value-type="float" office:value="0.63201187607999998" table:style-name="ce1">
            <text:p>0.632011876</text:p>
          </table:table-cell>
          <table:table-cell office:value-type="float" office:value="0.93951600000000002" table:style-name="ce1">
            <text:p>0.939516</text:p>
          </table:table-cell>
          <table:table-cell office:value-type="float" office:value="2.6498898803999998E-2" table:style-name="ce1">
            <text:p>0.026498899</text:p>
          </table:table-cell>
          <table:table-cell office:value-type="float" office:value="12985" table:style-name="ce1">
            <text:p>12985</text:p>
          </table:table-cell>
          <table:table-cell office:value-type="float" office:value="6040" table:style-name="ce1">
            <text:p>6040</text:p>
          </table:table-cell>
          <table:table-cell office:value-type="float" office:value="221894" table:style-name="ce1">
            <text:p>221894</text:p>
          </table:table-cell>
          <table:table-cell office:value-type="float" office:value="9081" table:style-name="ce1">
            <text:p>9081</text:p>
          </table:table-cell>
          <table:table-cell office:value-type="float" office:value="22066" table:style-name="ce1">
            <text:p>22066</text:p>
          </table:table-cell>
          <table:table-cell office:value-type="float" office:value="19025" table:style-name="ce1">
            <text:p>19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Nosie60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52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6428516795300001" table:style-name="ce1">
            <text:p>0.964285168</text:p>
          </table:table-cell>
          <table:table-cell office:value-type="float" office:value="0.93103346415199995" table:style-name="ce1">
            <text:p>0.931033464</text:p>
          </table:table-cell>
          <table:table-cell office:value-type="float" office:value="0.76545393984099996" table:style-name="ce1">
            <text:p>0.76545394</text:p>
          </table:table-cell>
          <table:table-cell office:value-type="float" office:value="0.93329477565100005" table:style-name="ce1">
            <text:p>0.933294776</text:p>
          </table:table-cell>
          <table:table-cell office:value-type="float" office:value="1.0142619345999999" table:style-name="ce1">
            <text:p>1.014261935</text:p>
          </table:table-cell>
          <table:table-cell office:value-type="float" office:value="1.37921836927" table:style-name="ce1">
            <text:p>1.379218369</text:p>
          </table:table-cell>
          <table:table-cell office:value-type="float" office:value="0.57886565492200004" table:style-name="ce1">
            <text:p>0.578865655</text:p>
          </table:table-cell>
          <table:table-cell office:value-type="float" office:value="0.99048726280999999" table:style-name="ce1">
            <text:p>0.990487263</text:p>
          </table:table-cell>
          <table:table-cell office:value-type="float" office:value="0.13586515560099999" table:style-name="ce1">
            <text:p>0.135865156</text:p>
          </table:table-cell>
          <table:table-cell office:value-type="float" office:value="1.41421356237309" table:style-name="ce1">
            <text:p>1.414213562</text:p>
          </table:table-cell>
          <table:table-cell office:value-type="float" office:value="3.5700193611914698E-2" table:style-name="ce1">
            <text:p>0.035700194</text:p>
          </table:table-cell>
          <table:table-cell office:value-type="float" office:value="0.56464067667100004" table:style-name="ce1">
            <text:p>0.564640677</text:p>
          </table:table-cell>
          <table:table-cell office:value-type="float" office:value="9.5338482267340601E-4" table:style-name="ce1">
            <text:p>0.000953385</text:p>
          </table:table-cell>
          <table:table-cell office:value-type="float" office:value="3.5979472270300003E-2" table:style-name="ce1">
            <text:p>0.035979472</text:p>
          </table:table-cell>
          <table:table-cell office:value-type="float" office:value="3.7037624588099997E-2" table:style-name="ce1">
            <text:p>0.037037625</text:p>
          </table:table-cell>
          <table:table-cell office:value-type="float" office:value="0.97354625764500002" table:style-name="ce1">
            <text:p>0.973546258</text:p>
          </table:table-cell>
          <table:table-cell office:value-type="float" office:value="0.55736162203799999" table:style-name="ce1">
            <text:p>0.557361622</text:p>
          </table:table-cell>
          <table:table-cell office:value-type="float" office:value="0.95519861456900002" table:style-name="ce1">
            <text:p>0.955198615</text:p>
          </table:table-cell>
          <table:table-cell office:value-type="float" office:value="0.96428516795300001" table:style-name="ce1">
            <text:p>0.964285168</text:p>
          </table:table-cell>
          <table:table-cell office:value-type="float" office:value="0.93462800000000001" table:style-name="ce1">
            <text:p>0.934628</text:p>
          </table:table-cell>
          <table:table-cell office:value-type="float" office:value="0.44263837796200001" table:style-name="ce1">
            <text:p>0.442638378</text:p>
          </table:table-cell>
          <table:table-cell office:value-type="float" office:value="220627" table:style-name="ce1">
            <text:p>220627</text:p>
          </table:table-cell>
          <table:table-cell office:value-type="float" office:value="10348" table:style-name="ce1">
            <text:p>10348</text:p>
          </table:table-cell>
          <table:table-cell office:value-type="float" office:value="13030" table:style-name="ce1">
            <text:p>13030</text:p>
          </table:table-cell>
          <table:table-cell office:value-type="float" office:value="5995" table:style-name="ce1">
            <text:p>5995</text:p>
          </table:table-cell>
          <table:table-cell office:value-type="float" office:value="226622" table:style-name="ce1">
            <text:p>226622</text:p>
          </table:table-cell>
          <table:table-cell office:value-type="float" office:value="230975" table:style-name="ce1">
            <text:p>230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614579157135" table:style-name="ce1">
            <text:p>0.614579157</text:p>
          </table:table-cell>
          <table:table-cell office:value-type="float" office:value="0.44360467095599998" table:style-name="ce1">
            <text:p>0.443604671</text:p>
          </table:table-cell>
          <table:table-cell office:value-type="float" office:value="0.76545393984099996" table:style-name="ce1">
            <text:p>0.76545394</text:p>
          </table:table-cell>
          <table:table-cell office:value-type="float" office:value="0.93329477565100005" table:style-name="ce1">
            <text:p>0.933294776</text:p>
          </table:table-cell>
          <table:table-cell office:value-type="float" office:value="1.0142619345999999" table:style-name="ce1">
            <text:p>1.014261935</text:p>
          </table:table-cell>
          <table:table-cell office:value-type="float" office:value="1.37921836927" table:style-name="ce1">
            <text:p>1.379218369</text:p>
          </table:table-cell>
          <table:table-cell office:value-type="float" office:value="0.57886565492200004" table:style-name="ce1">
            <text:p>0.578865655</text:p>
          </table:table-cell>
          <table:table-cell office:value-type="float" office:value="0.89734216918599996" table:style-name="ce1">
            <text:p>0.897342169</text:p>
          </table:table-cell>
          <table:table-cell office:value-type="float" office:value="0.13586515560099999" table:style-name="ce1">
            <text:p>0.135865156</text:p>
          </table:table-cell>
          <table:table-cell office:value-type="float" office:value="211.48285982556601" table:style-name="ce1">
            <text:p>211.4828598</text:p>
          </table:table-cell>
          <table:table-cell office:value-type="float" office:value="8.3339471842826001" table:style-name="ce1">
            <text:p>8.333947184</text:p>
          </table:table-cell>
          <table:table-cell office:value-type="float" office:value="0.56464067667100004" table:style-name="ce1">
            <text:p>0.564640677</text:p>
          </table:table-cell>
          <table:table-cell office:value-type="float" office:value="2.1136642984977499E-2" table:style-name="ce1">
            <text:p>0.021136643</text:p>
          </table:table-cell>
          <table:table-cell office:value-type="float" office:value="3.5979472270300003E-2" table:style-name="ce1">
            <text:p>0.035979472</text:p>
          </table:table-cell>
          <table:table-cell office:value-type="float" office:value="0.62712970069100005" table:style-name="ce1">
            <text:p>0.627129701</text:p>
          </table:table-cell>
          <table:table-cell office:value-type="float" office:value="0.55736162203799999" table:style-name="ce1">
            <text:p>0.557361622</text:p>
          </table:table-cell>
          <table:table-cell office:value-type="float" office:value="0.97354625764500002" table:style-name="ce1">
            <text:p>0.973546258</text:p>
          </table:table-cell>
          <table:table-cell office:value-type="float" office:value="0.68488830486200003" table:style-name="ce1">
            <text:p>0.684888305</text:p>
          </table:table-cell>
          <table:table-cell office:value-type="float" office:value="0.614579157135" table:style-name="ce1">
            <text:p>0.614579157</text:p>
          </table:table-cell>
          <table:table-cell office:value-type="float" office:value="0.93462800000000001" table:style-name="ce1">
            <text:p>0.934628</text:p>
          </table:table-cell>
          <table:table-cell office:value-type="float" office:value="2.64537423551E-2" table:style-name="ce1">
            <text:p>0.026453742</text:p>
          </table:table-cell>
          <table:table-cell office:value-type="float" office:value="13030" table:style-name="ce1">
            <text:p>13030</text:p>
          </table:table-cell>
          <table:table-cell office:value-type="float" office:value="5995" table:style-name="ce1">
            <text:p>5995</text:p>
          </table:table-cell>
          <table:table-cell office:value-type="float" office:value="220627" table:style-name="ce1">
            <text:p>220627</text:p>
          </table:table-cell>
          <table:table-cell office:value-type="float" office:value="10348" table:style-name="ce1">
            <text:p>10348</text:p>
          </table:table-cell>
          <table:table-cell office:value-type="float" office:value="23378" table:style-name="ce1">
            <text:p>23378</text:p>
          </table:table-cell>
          <table:table-cell office:value-type="float" office:value="19025" table:style-name="ce1">
            <text:p>19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Noise80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53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6151570532599995" table:style-name="ce1">
            <text:p>0.961515705</text:p>
          </table:table-cell>
          <table:table-cell office:value-type="float" office:value="0.92588372328599999" table:style-name="ce1">
            <text:p>0.925883723</text:p>
          </table:table-cell>
          <table:table-cell office:value-type="float" office:value="0.75158737545099996" table:style-name="ce1">
            <text:p>0.751587375</text:p>
          </table:table-cell>
          <table:table-cell office:value-type="float" office:value="0.92862927790700001" table:style-name="ce1">
            <text:p>0.928629278</text:p>
          </table:table-cell>
          <table:table-cell office:value-type="float" office:value="1.00637449034" table:style-name="ce1">
            <text:p>1.00637449</text:p>
          </table:table-cell>
          <table:table-cell office:value-type="float" office:value="1.20891754768" table:style-name="ce1">
            <text:p>1.208917548</text:p>
          </table:table-cell>
          <table:table-cell office:value-type="float" office:value="0.55925403522700001" table:style-name="ce1">
            <text:p>0.559254035</text:p>
          </table:table-cell>
          <table:table-cell office:value-type="float" office:value="0.987710971158" table:style-name="ce1">
            <text:p>0.987710971</text:p>
          </table:table-cell>
          <table:table-cell office:value-type="float" office:value="0.13077506267899999" table:style-name="ce1">
            <text:p>0.130775063</text:p>
          </table:table-cell>
          <table:table-cell office:value-type="float" office:value="1.41421356237309" table:style-name="ce1">
            <text:p>1.414213562</text:p>
          </table:table-cell>
          <table:table-cell office:value-type="float" office:value="3.84529406437761E-2" table:style-name="ce1">
            <text:p>0.038452941</text:p>
          </table:table-cell>
          <table:table-cell office:value-type="float" office:value="0.59106062902199996" table:style-name="ce1">
            <text:p>0.591060629</text:p>
          </table:table-cell>
          <table:table-cell office:value-type="float" office:value="1.2081462380205501E-3" table:style-name="ce1">
            <text:p>0.001208146</text:p>
          </table:table-cell>
          <table:table-cell office:value-type="float" office:value="4.1837407670900002E-2" table:style-name="ce1">
            <text:p>0.041837408</text:p>
          </table:table-cell>
          <table:table-cell office:value-type="float" office:value="4.0024613701600001E-2" table:style-name="ce1">
            <text:p>0.040024614</text:p>
          </table:table-cell>
          <table:table-cell office:value-type="float" office:value="0.97347881455600005" table:style-name="ce1">
            <text:p>0.973478815</text:p>
          </table:table-cell>
          <table:table-cell office:value-type="float" office:value="0.52969593634599998" table:style-name="ce1">
            <text:p>0.529695936</text:p>
          </table:table-cell>
          <table:table-cell office:value-type="float" office:value="0.94984305660799995" table:style-name="ce1">
            <text:p>0.949843057</text:p>
          </table:table-cell>
          <table:table-cell office:value-type="float" office:value="0.96151570532599995" table:style-name="ce1">
            <text:p>0.961515705</text:p>
          </table:table-cell>
          <table:table-cell office:value-type="float" office:value="0.92975200000000002" table:style-name="ce1">
            <text:p>0.929752</text:p>
          </table:table-cell>
          <table:table-cell office:value-type="float" office:value="0.47030406365400002" table:style-name="ce1">
            <text:p>0.470304064</text:p>
          </table:table-cell>
          <table:table-cell office:value-type="float" office:value="219390" table:style-name="ce1">
            <text:p>219390</text:p>
          </table:table-cell>
          <table:table-cell office:value-type="float" office:value="11585" table:style-name="ce1">
            <text:p>11585</text:p>
          </table:table-cell>
          <table:table-cell office:value-type="float" office:value="13048" table:style-name="ce1">
            <text:p>13048</text:p>
          </table:table-cell>
          <table:table-cell office:value-type="float" office:value="5977" table:style-name="ce1">
            <text:p>5977</text:p>
          </table:table-cell>
          <table:table-cell office:value-type="float" office:value="225367" table:style-name="ce1">
            <text:p>225367</text:p>
          </table:table-cell>
          <table:table-cell office:value-type="float" office:value="230975" table:style-name="ce1">
            <text:p>230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59773695542600003" table:style-name="ce1">
            <text:p>0.597736955</text:p>
          </table:table-cell>
          <table:table-cell office:value-type="float" office:value="0.42626592616800002" table:style-name="ce1">
            <text:p>0.426265926</text:p>
          </table:table-cell>
          <table:table-cell office:value-type="float" office:value="0.75158737545099996" table:style-name="ce1">
            <text:p>0.751587375</text:p>
          </table:table-cell>
          <table:table-cell office:value-type="float" office:value="0.92862927790700001" table:style-name="ce1">
            <text:p>0.928629278</text:p>
          </table:table-cell>
          <table:table-cell office:value-type="float" office:value="1.00637449034" table:style-name="ce1">
            <text:p>1.00637449</text:p>
          </table:table-cell>
          <table:table-cell office:value-type="float" office:value="1.20891754768" table:style-name="ce1">
            <text:p>1.208917548</text:p>
          </table:table-cell>
          <table:table-cell office:value-type="float" office:value="0.55925403522700001" table:style-name="ce1">
            <text:p>0.559254035</text:p>
          </table:table-cell>
          <table:table-cell office:value-type="float" office:value="0.8715470246" table:style-name="ce1">
            <text:p>0.871547025</text:p>
          </table:table-cell>
          <table:table-cell office:value-type="float" office:value="0.13077506267899999" table:style-name="ce1">
            <text:p>0.130775063</text:p>
          </table:table-cell>
          <table:table-cell office:value-type="float" office:value="213.55093069335899" table:style-name="ce1">
            <text:p>213.5509307</text:p>
          </table:table-cell>
          <table:table-cell office:value-type="float" office:value="10.134415142149001" table:style-name="ce1">
            <text:p>10.13441514</text:p>
          </table:table-cell>
          <table:table-cell office:value-type="float" office:value="0.59106062902199996" table:style-name="ce1">
            <text:p>0.591060629</text:p>
          </table:table-cell>
          <table:table-cell office:value-type="float" office:value="2.4215480452022198E-2" table:style-name="ce1">
            <text:p>0.02421548</text:p>
          </table:table-cell>
          <table:table-cell office:value-type="float" office:value="4.1837407670900002E-2" table:style-name="ce1">
            <text:p>0.041837408</text:p>
          </table:table-cell>
          <table:table-cell office:value-type="float" office:value="0.67297670140999999" table:style-name="ce1">
            <text:p>0.672976701</text:p>
          </table:table-cell>
          <table:table-cell office:value-type="float" office:value="0.52969593634599998" table:style-name="ce1">
            <text:p>0.529695936</text:p>
          </table:table-cell>
          <table:table-cell office:value-type="float" office:value="0.97347881455600005" table:style-name="ce1">
            <text:p>0.973478815</text:p>
          </table:table-cell>
          <table:table-cell office:value-type="float" office:value="0.68583442838399999" table:style-name="ce1">
            <text:p>0.685834428</text:p>
          </table:table-cell>
          <table:table-cell office:value-type="float" office:value="0.59773695542600003" table:style-name="ce1">
            <text:p>0.597736955</text:p>
          </table:table-cell>
          <table:table-cell office:value-type="float" office:value="0.92975200000000002" table:style-name="ce1">
            <text:p>0.929752</text:p>
          </table:table-cell>
          <table:table-cell office:value-type="float" office:value="2.6521185444199999E-2" table:style-name="ce1">
            <text:p>0.026521185</text:p>
          </table:table-cell>
          <table:table-cell office:value-type="float" office:value="13048" table:style-name="ce1">
            <text:p>13048</text:p>
          </table:table-cell>
          <table:table-cell office:value-type="float" office:value="5977" table:style-name="ce1">
            <text:p>5977</text:p>
          </table:table-cell>
          <table:table-cell office:value-type="float" office:value="219390" table:style-name="ce1">
            <text:p>219390</text:p>
          </table:table-cell>
          <table:table-cell office:value-type="float" office:value="11585" table:style-name="ce1">
            <text:p>11585</text:p>
          </table:table-cell>
          <table:table-cell office:value-type="float" office:value="24633" table:style-name="ce1">
            <text:p>24633</text:p>
          </table:table-cell>
          <table:table-cell office:value-type="float" office:value="19025" table:style-name="ce1">
            <text:p>19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Noise100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54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5879502982800002" table:style-name="ce1">
            <text:p>0.95879503</text:p>
          </table:table-cell>
          <table:table-cell office:value-type="float" office:value="0.92085137633299996" table:style-name="ce1">
            <text:p>0.920851376</text:p>
          </table:table-cell>
          <table:table-cell office:value-type="float" office:value="0.73933651255599997" table:style-name="ce1">
            <text:p>0.739336513</text:p>
          </table:table-cell>
          <table:table-cell office:value-type="float" office:value="0.92410996388099997" table:style-name="ce1">
            <text:p>0.924109964</text:p>
          </table:table-cell>
          <table:table-cell office:value-type="float" office:value="0.99875416210500001" table:style-name="ce1">
            <text:p>0.998754162</text:p>
          </table:table-cell>
          <table:table-cell office:value-type="float" office:value="0.94734147967399995" table:style-name="ce1">
            <text:p>0.94734148</text:p>
          </table:table-cell>
          <table:table-cell office:value-type="float" office:value="0.54099539736000002" table:style-name="ce1">
            <text:p>0.540995397</text:p>
          </table:table-cell>
          <table:table-cell office:value-type="float" office:value="0.984981817782" table:style-name="ce1">
            <text:p>0.984981818</text:p>
          </table:table-cell>
          <table:table-cell office:value-type="float" office:value="0.12618913915400001" table:style-name="ce1">
            <text:p>0.126189139</text:p>
          </table:table-cell>
          <table:table-cell office:value-type="float" office:value="2" table:style-name="ce1">
            <text:p>2</text:p>
          </table:table-cell>
          <table:table-cell office:value-type="float" office:value="4.1113676791310699E-2" table:style-name="ce1">
            <text:p>0.041113677</text:p>
          </table:table-cell>
          <table:table-cell office:value-type="float" office:value="0.61571392036100003" table:style-name="ce1">
            <text:p>0.61571392</text:p>
          </table:table-cell>
          <table:table-cell office:value-type="float" office:value="6.39165992086782E-4" table:style-name="ce1">
            <text:p>0.000639166</text:p>
          </table:table-cell>
          <table:table-cell office:value-type="float" office:value="4.7423494066700003E-2" table:style-name="ce1">
            <text:p>0.047423494</text:p>
          </table:table-cell>
          <table:table-cell office:value-type="float" office:value="4.2975786159200002E-2" table:style-name="ce1">
            <text:p>0.042975786</text:p>
          </table:table-cell>
          <table:table-cell office:value-type="float" office:value="0.97341393771700002" table:style-name="ce1">
            <text:p>0.973413938</text:p>
          </table:table-cell>
          <table:table-cell office:value-type="float" office:value="0.50525908739400005" table:style-name="ce1">
            <text:p>0.505259087</text:p>
          </table:table-cell>
          <table:table-cell office:value-type="float" office:value="0.94460872388799999" table:style-name="ce1">
            <text:p>0.944608724</text:p>
          </table:table-cell>
          <table:table-cell office:value-type="float" office:value="0.95879502982800002" table:style-name="ce1">
            <text:p>0.95879503</text:p>
          </table:table-cell>
          <table:table-cell office:value-type="float" office:value="0.92498800000000003" table:style-name="ce1">
            <text:p>0.924988</text:p>
          </table:table-cell>
          <table:table-cell office:value-type="float" office:value="0.49474091260600001" table:style-name="ce1">
            <text:p>0.494740913</text:p>
          </table:table-cell>
          <table:table-cell office:value-type="float" office:value="218181" table:style-name="ce1">
            <text:p>218181</text:p>
          </table:table-cell>
          <table:table-cell office:value-type="float" office:value="12794" table:style-name="ce1">
            <text:p>12794</text:p>
          </table:table-cell>
          <table:table-cell office:value-type="float" office:value="13066" table:style-name="ce1">
            <text:p>13066</text:p>
          </table:table-cell>
          <table:table-cell office:value-type="float" office:value="5959" table:style-name="ce1">
            <text:p>5959</text:p>
          </table:table-cell>
          <table:table-cell office:value-type="float" office:value="224140" table:style-name="ce1">
            <text:p>224140</text:p>
          </table:table-cell>
          <table:table-cell office:value-type="float" office:value="230975" table:style-name="ce1">
            <text:p>230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58219895288000001" table:style-name="ce1">
            <text:p>0.582198953</text:p>
          </table:table-cell>
          <table:table-cell office:value-type="float" office:value="0.41063515509600002" table:style-name="ce1">
            <text:p>0.410635155</text:p>
          </table:table-cell>
          <table:table-cell office:value-type="float" office:value="0.73933651255599997" table:style-name="ce1">
            <text:p>0.739336513</text:p>
          </table:table-cell>
          <table:table-cell office:value-type="float" office:value="0.92410996388099997" table:style-name="ce1">
            <text:p>0.924109964</text:p>
          </table:table-cell>
          <table:table-cell office:value-type="float" office:value="0.99875416210500001" table:style-name="ce1">
            <text:p>0.998754162</text:p>
          </table:table-cell>
          <table:table-cell office:value-type="float" office:value="0.94734147967399995" table:style-name="ce1">
            <text:p>0.94734148</text:p>
          </table:table-cell>
          <table:table-cell office:value-type="float" office:value="0.54099539736000002" table:style-name="ce1">
            <text:p>0.540995397</text:p>
          </table:table-cell>
          <table:table-cell office:value-type="float" office:value="0.84772195611000001" table:style-name="ce1">
            <text:p>0.847721956</text:p>
          </table:table-cell>
          <table:table-cell office:value-type="float" office:value="0.12618913915400001" table:style-name="ce1">
            <text:p>0.126189139</text:p>
          </table:table-cell>
          <table:table-cell office:value-type="float" office:value="215.66872745022599" table:style-name="ce1">
            <text:p>215.6687275</text:p>
          </table:table-cell>
          <table:table-cell office:value-type="float" office:value="11.6928903363569" table:style-name="ce1">
            <text:p>11.69289034</text:p>
          </table:table-cell>
          <table:table-cell office:value-type="float" office:value="0.61571392036100003" table:style-name="ce1">
            <text:p>0.61571392</text:p>
          </table:table-cell>
          <table:table-cell office:value-type="float" office:value="1.29818948413919E-2" table:style-name="ce1">
            <text:p>0.012981895</text:p>
          </table:table-cell>
          <table:table-cell office:value-type="float" office:value="4.7423494066700003E-2" table:style-name="ce1">
            <text:p>0.047423494</text:p>
          </table:table-cell>
          <table:table-cell office:value-type="float" office:value="0.71762589928099996" table:style-name="ce1">
            <text:p>0.717625899</text:p>
          </table:table-cell>
          <table:table-cell office:value-type="float" office:value="0.50525908739400005" table:style-name="ce1">
            <text:p>0.505259087</text:p>
          </table:table-cell>
          <table:table-cell office:value-type="float" office:value="0.97341393771700002" table:style-name="ce1">
            <text:p>0.973413938</text:p>
          </table:table-cell>
          <table:table-cell office:value-type="float" office:value="0.68678055190499998" table:style-name="ce1">
            <text:p>0.686780552</text:p>
          </table:table-cell>
          <table:table-cell office:value-type="float" office:value="0.58219895288000001" table:style-name="ce1">
            <text:p>0.582198953</text:p>
          </table:table-cell>
          <table:table-cell office:value-type="float" office:value="0.92498800000000003" table:style-name="ce1">
            <text:p>0.924988</text:p>
          </table:table-cell>
          <table:table-cell office:value-type="float" office:value="2.65860622825E-2" table:style-name="ce1">
            <text:p>0.026586062</text:p>
          </table:table-cell>
          <table:table-cell office:value-type="float" office:value="13066" table:style-name="ce1">
            <text:p>13066</text:p>
          </table:table-cell>
          <table:table-cell office:value-type="float" office:value="5959" table:style-name="ce1">
            <text:p>5959</text:p>
          </table:table-cell>
          <table:table-cell office:value-type="float" office:value="218181" table:style-name="ce1">
            <text:p>218181</text:p>
          </table:table-cell>
          <table:table-cell office:value-type="float" office:value="12794" table:style-name="ce1">
            <text:p>12794</text:p>
          </table:table-cell>
          <table:table-cell office:value-type="float" office:value="25860" table:style-name="ce1">
            <text:p>25860</text:p>
          </table:table-cell>
          <table:table-cell office:value-type="float" office:value="19025" table:style-name="ce1">
            <text:p>19025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here1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55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7317233387400004" table:style-name="ce1">
            <text:p>0.973172334</text:p>
          </table:table-cell>
          <table:table-cell office:value-type="float" office:value="0.94774650701100005" table:style-name="ce1">
            <text:p>0.947746507</text:p>
          </table:table-cell>
          <table:table-cell office:value-type="float" office:value="0.81454350917100005" table:style-name="ce1">
            <text:p>0.814543509</text:p>
          </table:table-cell>
          <table:table-cell office:value-type="float" office:value="0.94971659009700005" table:style-name="ce1">
            <text:p>0.94971659</text:p>
          </table:table-cell>
          <table:table-cell office:value-type="float" office:value="0.97521114874899995" table:style-name="ce1">
            <text:p>0.975211149</text:p>
          </table:table-cell>
          <table:table-cell office:value-type="float" office:value="2.05916282498" table:style-name="ce1">
            <text:p>2.059162825</text:p>
          </table:table-cell>
          <table:table-cell office:value-type="float" office:value="0.67893467959499998" table:style-name="ce1">
            <text:p>0.67893468</text:p>
          </table:table-cell>
          <table:table-cell office:value-type="float" office:value="0.99186200545199998" table:style-name="ce1">
            <text:p>0.991862005</text:p>
          </table:table-cell>
          <table:table-cell office:value-type="float" office:value="0.180487139736" table:style-name="ce1">
            <text:p>0.18048714</text:p>
          </table:table-cell>
          <table:table-cell office:value-type="float" office:value="2" table:style-name="ce1">
            <text:p>2</text:p>
          </table:table-cell>
          <table:table-cell office:value-type="float" office:value="2.9172563278353301E-2" table:style-name="ce1">
            <text:p>0.029172563</text:p>
          </table:table-cell>
          <table:table-cell office:value-type="float" office:value="0.467163710881" table:style-name="ce1">
            <text:p>0.467163711</text:p>
          </table:table-cell>
          <table:table-cell office:value-type="float" office:value="8.6338636197411795E-4" table:style-name="ce1">
            <text:p>0.000863386</text:p>
          </table:table-cell>
          <table:table-cell office:value-type="float" office:value="1.8997789170400001E-2" table:style-name="ce1">
            <text:p>0.018997789</text:p>
          </table:table-cell>
          <table:table-cell office:value-type="float" office:value="2.7567230584299999E-2" table:style-name="ce1">
            <text:p>0.027567231</text:p>
          </table:table-cell>
          <table:table-cell office:value-type="float" office:value="0.98115698406100005" table:style-name="ce1">
            <text:p>0.981156984</text:p>
          </table:table-cell>
          <table:table-cell office:value-type="float" office:value="0.64793003427999996" table:style-name="ce1">
            <text:p>0.647930034</text:p>
          </table:table-cell>
          <table:table-cell office:value-type="float" office:value="0.96531659270500003" table:style-name="ce1">
            <text:p>0.965316593</text:p>
          </table:table-cell>
          <table:table-cell office:value-type="float" office:value="0.97317233387400004" table:style-name="ce1">
            <text:p>0.973172334</text:p>
          </table:table-cell>
          <table:table-cell office:value-type="float" office:value="0.95082800000000001" table:style-name="ce1">
            <text:p>0.950828</text:p>
          </table:table-cell>
          <table:table-cell office:value-type="float" office:value="0.35206996571999999" table:style-name="ce1">
            <text:p>0.352069966</text:p>
          </table:table-cell>
          <table:table-cell office:value-type="float" office:value="222964" table:style-name="ce1">
            <text:p>222964</text:p>
          </table:table-cell>
          <table:table-cell office:value-type="float" office:value="8011" table:style-name="ce1">
            <text:p>8011</text:p>
          </table:table-cell>
          <table:table-cell office:value-type="float" office:value="14743" table:style-name="ce1">
            <text:p>14743</text:p>
          </table:table-cell>
          <table:table-cell office:value-type="float" office:value="4282" table:style-name="ce1">
            <text:p>4282</text:p>
          </table:table-cell>
          <table:table-cell office:value-type="float" office:value="227246" table:style-name="ce1">
            <text:p>227246</text:p>
          </table:table-cell>
          <table:table-cell office:value-type="float" office:value="230975" table:style-name="ce1">
            <text:p>230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70576126762199998" table:style-name="ce1">
            <text:p>0.705761268</text:p>
          </table:table-cell>
          <table:table-cell office:value-type="float" office:value="0.54530995709399999" table:style-name="ce1">
            <text:p>0.545309957</text:p>
          </table:table-cell>
          <table:table-cell office:value-type="float" office:value="0.81454350917100005" table:style-name="ce1">
            <text:p>0.814543509</text:p>
          </table:table-cell>
          <table:table-cell office:value-type="float" office:value="0.94971659009700005" table:style-name="ce1">
            <text:p>0.94971659</text:p>
          </table:table-cell>
          <table:table-cell office:value-type="float" office:value="0.97521114874899995" table:style-name="ce1">
            <text:p>0.975211149</text:p>
          </table:table-cell>
          <table:table-cell office:value-type="float" office:value="2.05916282498" table:style-name="ce1">
            <text:p>2.059162825</text:p>
          </table:table-cell>
          <table:table-cell office:value-type="float" office:value="0.67893467959499998" table:style-name="ce1">
            <text:p>0.67893468</text:p>
          </table:table-cell>
          <table:table-cell office:value-type="float" office:value="0.91074463247100002" table:style-name="ce1">
            <text:p>0.910744632</text:p>
          </table:table-cell>
          <table:table-cell office:value-type="float" office:value="0.180487139736" table:style-name="ce1">
            <text:p>0.18048714</text:p>
          </table:table-cell>
          <table:table-cell office:value-type="float" office:value="2.2360679774997898" table:style-name="ce1">
            <text:p>2.236067977</text:p>
          </table:table-cell>
          <table:table-cell office:value-type="float" office:value="0.31491713156995299" table:style-name="ce1">
            <text:p>0.314917132</text:p>
          </table:table-cell>
          <table:table-cell office:value-type="float" office:value="0.467163710881" table:style-name="ce1">
            <text:p>0.467163711</text:p>
          </table:table-cell>
          <table:table-cell office:value-type="float" office:value="2.5092796906037801E-2" table:style-name="ce1">
            <text:p>0.025092797</text:p>
          </table:table-cell>
          <table:table-cell office:value-type="float" office:value="1.8997789170400001E-2" table:style-name="ce1">
            <text:p>0.018997789</text:p>
          </table:table-cell>
          <table:table-cell office:value-type="float" office:value="0.41690971986699998" table:style-name="ce1">
            <text:p>0.41690972</text:p>
          </table:table-cell>
          <table:table-cell office:value-type="float" office:value="0.64793003427999996" table:style-name="ce1">
            <text:p>0.647930034</text:p>
          </table:table-cell>
          <table:table-cell office:value-type="float" office:value="0.98115698406100005" table:style-name="ce1">
            <text:p>0.981156984</text:p>
          </table:table-cell>
          <table:table-cell office:value-type="float" office:value="0.77492772667499998" table:style-name="ce1">
            <text:p>0.774927727</text:p>
          </table:table-cell>
          <table:table-cell office:value-type="float" office:value="0.70576126762199998" table:style-name="ce1">
            <text:p>0.705761268</text:p>
          </table:table-cell>
          <table:table-cell office:value-type="float" office:value="0.95082800000000001" table:style-name="ce1">
            <text:p>0.950828</text:p>
          </table:table-cell>
          <table:table-cell office:value-type="float" office:value="1.8843015938700001E-2" table:style-name="ce1">
            <text:p>0.018843016</text:p>
          </table:table-cell>
          <table:table-cell office:value-type="float" office:value="14743" table:style-name="ce1">
            <text:p>14743</text:p>
          </table:table-cell>
          <table:table-cell office:value-type="float" office:value="4282" table:style-name="ce1">
            <text:p>4282</text:p>
          </table:table-cell>
          <table:table-cell office:value-type="float" office:value="222964" table:style-name="ce1">
            <text:p>222964</text:p>
          </table:table-cell>
          <table:table-cell office:value-type="float" office:value="8011" table:style-name="ce1">
            <text:p>8011</text:p>
          </table:table-cell>
          <table:table-cell office:value-type="float" office:value="22754" table:style-name="ce1">
            <text:p>22754</text:p>
          </table:table-cell>
          <table:table-cell office:value-type="float" office:value="19025" table:style-name="ce1">
            <text:p>19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here2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56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7317010888699995" table:style-name="ce1">
            <text:p>0.973170109</text:p>
          </table:table-cell>
          <table:table-cell office:value-type="float" office:value="0.94774228653500003" table:style-name="ce1">
            <text:p>0.947742287</text:p>
          </table:table-cell>
          <table:table-cell office:value-type="float" office:value="0.81446042705499999" table:style-name="ce1">
            <text:p>0.814460427</text:p>
          </table:table-cell>
          <table:table-cell office:value-type="float" office:value="0.94972321548500005" table:style-name="ce1">
            <text:p>0.949723215</text:p>
          </table:table-cell>
          <table:table-cell office:value-type="float" office:value="0.97521114874899995" table:style-name="ce1">
            <text:p>0.975211149</text:p>
          </table:table-cell>
          <table:table-cell office:value-type="float" office:value="2.0472818609100001" table:style-name="ce1">
            <text:p>2.047281861</text:p>
          </table:table-cell>
          <table:table-cell office:value-type="float" office:value="0.679199834901" table:style-name="ce1">
            <text:p>0.679199835</text:p>
          </table:table-cell>
          <table:table-cell office:value-type="float" office:value="0.99177839422199998" table:style-name="ce1">
            <text:p>0.991778394</text:p>
          </table:table-cell>
          <table:table-cell office:value-type="float" office:value="0.18076289591899999" table:style-name="ce1">
            <text:p>0.180762896</text:p>
          </table:table-cell>
          <table:table-cell office:value-type="float" office:value="2" table:style-name="ce1">
            <text:p>2</text:p>
          </table:table-cell>
          <table:table-cell office:value-type="float" office:value="2.91904936883263E-2" table:style-name="ce1">
            <text:p>0.029190494</text:p>
          </table:table-cell>
          <table:table-cell office:value-type="float" office:value="0.46711664671800002" table:style-name="ce1">
            <text:p>0.467116647</text:p>
          </table:table-cell>
          <table:table-cell office:value-type="float" office:value="8.6382731366966095E-4" table:style-name="ce1">
            <text:p>0.000863827</text:p>
          </table:table-cell>
          <table:table-cell office:value-type="float" office:value="1.90266461261E-2" table:style-name="ce1">
            <text:p>0.019026646</text:p>
          </table:table-cell>
          <table:table-cell office:value-type="float" office:value="2.75695799412E-2" table:style-name="ce1">
            <text:p>0.02756958</text:p>
          </table:table-cell>
          <table:table-cell office:value-type="float" office:value="0.98123745642799998" table:style-name="ce1">
            <text:p>0.981237456</text:p>
          </table:table-cell>
          <table:table-cell office:value-type="float" office:value="0.64768339768299998" table:style-name="ce1">
            <text:p>0.647683398</text:p>
          </table:table-cell>
          <table:table-cell office:value-type="float" office:value="0.96523433272000003" table:style-name="ce1">
            <text:p>0.965234333</text:p>
          </table:table-cell>
          <table:table-cell office:value-type="float" office:value="0.97317010888699995" table:style-name="ce1">
            <text:p>0.973170109</text:p>
          </table:table-cell>
          <table:table-cell office:value-type="float" office:value="0.95082800000000001" table:style-name="ce1">
            <text:p>0.950828</text:p>
          </table:table-cell>
          <table:table-cell office:value-type="float" office:value="0.35231660231700002" table:style-name="ce1">
            <text:p>0.352316602</text:p>
          </table:table-cell>
          <table:table-cell office:value-type="float" office:value="222945" table:style-name="ce1">
            <text:p>222945</text:p>
          </table:table-cell>
          <table:table-cell office:value-type="float" office:value="8030" table:style-name="ce1">
            <text:p>8030</text:p>
          </table:table-cell>
          <table:table-cell office:value-type="float" office:value="14762" table:style-name="ce1">
            <text:p>14762</text:p>
          </table:table-cell>
          <table:table-cell office:value-type="float" office:value="4263" table:style-name="ce1">
            <text:p>4263</text:p>
          </table:table-cell>
          <table:table-cell office:value-type="float" office:value="227208" table:style-name="ce1">
            <text:p>227208</text:p>
          </table:table-cell>
          <table:table-cell office:value-type="float" office:value="230975" table:style-name="ce1">
            <text:p>230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70602864863600001" table:style-name="ce1">
            <text:p>0.706028649</text:p>
          </table:table-cell>
          <table:table-cell office:value-type="float" office:value="0.54562927370199998" table:style-name="ce1">
            <text:p>0.545629274</text:p>
          </table:table-cell>
          <table:table-cell office:value-type="float" office:value="0.81446042705499999" table:style-name="ce1">
            <text:p>0.814460427</text:p>
          </table:table-cell>
          <table:table-cell office:value-type="float" office:value="0.94972321548500005" table:style-name="ce1">
            <text:p>0.949723215</text:p>
          </table:table-cell>
          <table:table-cell office:value-type="float" office:value="0.97521114874899995" table:style-name="ce1">
            <text:p>0.975211149</text:p>
          </table:table-cell>
          <table:table-cell office:value-type="float" office:value="2.0472818609100001" table:style-name="ce1">
            <text:p>2.047281861</text:p>
          </table:table-cell>
          <table:table-cell office:value-type="float" office:value="0.679199834901" table:style-name="ce1">
            <text:p>0.679199835</text:p>
          </table:table-cell>
          <table:table-cell office:value-type="float" office:value="0.90991701939400005" table:style-name="ce1">
            <text:p>0.909917019</text:p>
          </table:table-cell>
          <table:table-cell office:value-type="float" office:value="0.18076289591899999" table:style-name="ce1">
            <text:p>0.180762896</text:p>
          </table:table-cell>
          <table:table-cell office:value-type="float" office:value="2.2360679774997898" table:style-name="ce1">
            <text:p>2.236067977</text:p>
          </table:table-cell>
          <table:table-cell office:value-type="float" office:value="0.31449736296337899" table:style-name="ce1">
            <text:p>0.314497363</text:p>
          </table:table-cell>
          <table:table-cell office:value-type="float" office:value="0.46711664671800002" table:style-name="ce1">
            <text:p>0.467116647</text:p>
          </table:table-cell>
          <table:table-cell office:value-type="float" office:value="2.5088274951067802E-2" table:style-name="ce1">
            <text:p>0.025088275</text:p>
          </table:table-cell>
          <table:table-cell office:value-type="float" office:value="1.90266461261E-2" table:style-name="ce1">
            <text:p>0.019026646</text:p>
          </table:table-cell>
          <table:table-cell office:value-type="float" office:value="0.41637312017299999" table:style-name="ce1">
            <text:p>0.41637312</text:p>
          </table:table-cell>
          <table:table-cell office:value-type="float" office:value="0.64768339768299998" table:style-name="ce1">
            <text:p>0.647683398</text:p>
          </table:table-cell>
          <table:table-cell office:value-type="float" office:value="0.98123745642799998" table:style-name="ce1">
            <text:p>0.981237456</text:p>
          </table:table-cell>
          <table:table-cell office:value-type="float" office:value="0.77592641261499995" table:style-name="ce1">
            <text:p>0.775926413</text:p>
          </table:table-cell>
          <table:table-cell office:value-type="float" office:value="0.70602864863600001" table:style-name="ce1">
            <text:p>0.706028649</text:p>
          </table:table-cell>
          <table:table-cell office:value-type="float" office:value="0.95082800000000001" table:style-name="ce1">
            <text:p>0.950828</text:p>
          </table:table-cell>
          <table:table-cell office:value-type="float" office:value="1.8762543572399999E-2" table:style-name="ce1">
            <text:p>0.018762544</text:p>
          </table:table-cell>
          <table:table-cell office:value-type="float" office:value="14762" table:style-name="ce1">
            <text:p>14762</text:p>
          </table:table-cell>
          <table:table-cell office:value-type="float" office:value="4263" table:style-name="ce1">
            <text:p>4263</text:p>
          </table:table-cell>
          <table:table-cell office:value-type="float" office:value="222945" table:style-name="ce1">
            <text:p>222945</text:p>
          </table:table-cell>
          <table:table-cell office:value-type="float" office:value="8030" table:style-name="ce1">
            <text:p>8030</text:p>
          </table:table-cell>
          <table:table-cell office:value-type="float" office:value="22792" table:style-name="ce1">
            <text:p>22792</text:p>
          </table:table-cell>
          <table:table-cell office:value-type="float" office:value="19025" table:style-name="ce1">
            <text:p>19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here3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57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7317010888699995" table:style-name="ce1">
            <text:p>0.973170109</text:p>
          </table:table-cell>
          <table:table-cell office:value-type="float" office:value="0.94774228653500003" table:style-name="ce1">
            <text:p>0.947742287</text:p>
          </table:table-cell>
          <table:table-cell office:value-type="float" office:value="0.81446042705499999" table:style-name="ce1">
            <text:p>0.814460427</text:p>
          </table:table-cell>
          <table:table-cell office:value-type="float" office:value="0.94972321548500005" table:style-name="ce1">
            <text:p>0.949723215</text:p>
          </table:table-cell>
          <table:table-cell office:value-type="float" office:value="0.97521114874899995" table:style-name="ce1">
            <text:p>0.975211149</text:p>
          </table:table-cell>
          <table:table-cell office:value-type="float" office:value="2.0472818609100001" table:style-name="ce1">
            <text:p>2.047281861</text:p>
          </table:table-cell>
          <table:table-cell office:value-type="float" office:value="0.679199834901" table:style-name="ce1">
            <text:p>0.679199835</text:p>
          </table:table-cell>
          <table:table-cell office:value-type="float" office:value="0.99177839422199998" table:style-name="ce1">
            <text:p>0.991778394</text:p>
          </table:table-cell>
          <table:table-cell office:value-type="float" office:value="0.18076289591899999" table:style-name="ce1">
            <text:p>0.180762896</text:p>
          </table:table-cell>
          <table:table-cell office:value-type="float" office:value="2" table:style-name="ce1">
            <text:p>2</text:p>
          </table:table-cell>
          <table:table-cell office:value-type="float" office:value="2.91904936883263E-2" table:style-name="ce1">
            <text:p>0.029190494</text:p>
          </table:table-cell>
          <table:table-cell office:value-type="float" office:value="0.46711664671800002" table:style-name="ce1">
            <text:p>0.467116647</text:p>
          </table:table-cell>
          <table:table-cell office:value-type="float" office:value="8.6382731366966095E-4" table:style-name="ce1">
            <text:p>0.000863827</text:p>
          </table:table-cell>
          <table:table-cell office:value-type="float" office:value="1.90266461261E-2" table:style-name="ce1">
            <text:p>0.019026646</text:p>
          </table:table-cell>
          <table:table-cell office:value-type="float" office:value="2.75695799412E-2" table:style-name="ce1">
            <text:p>0.02756958</text:p>
          </table:table-cell>
          <table:table-cell office:value-type="float" office:value="0.98123745642799998" table:style-name="ce1">
            <text:p>0.981237456</text:p>
          </table:table-cell>
          <table:table-cell office:value-type="float" office:value="0.64768339768299998" table:style-name="ce1">
            <text:p>0.647683398</text:p>
          </table:table-cell>
          <table:table-cell office:value-type="float" office:value="0.96523433272000003" table:style-name="ce1">
            <text:p>0.965234333</text:p>
          </table:table-cell>
          <table:table-cell office:value-type="float" office:value="0.97317010888699995" table:style-name="ce1">
            <text:p>0.973170109</text:p>
          </table:table-cell>
          <table:table-cell office:value-type="float" office:value="0.95082800000000001" table:style-name="ce1">
            <text:p>0.950828</text:p>
          </table:table-cell>
          <table:table-cell office:value-type="float" office:value="0.35231660231700002" table:style-name="ce1">
            <text:p>0.352316602</text:p>
          </table:table-cell>
          <table:table-cell office:value-type="float" office:value="222945" table:style-name="ce1">
            <text:p>222945</text:p>
          </table:table-cell>
          <table:table-cell office:value-type="float" office:value="8030" table:style-name="ce1">
            <text:p>8030</text:p>
          </table:table-cell>
          <table:table-cell office:value-type="float" office:value="14762" table:style-name="ce1">
            <text:p>14762</text:p>
          </table:table-cell>
          <table:table-cell office:value-type="float" office:value="4263" table:style-name="ce1">
            <text:p>4263</text:p>
          </table:table-cell>
          <table:table-cell office:value-type="float" office:value="227208" table:style-name="ce1">
            <text:p>227208</text:p>
          </table:table-cell>
          <table:table-cell office:value-type="float" office:value="230975" table:style-name="ce1">
            <text:p>230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70602864863600001" table:style-name="ce1">
            <text:p>0.706028649</text:p>
          </table:table-cell>
          <table:table-cell office:value-type="float" office:value="0.54562927370199998" table:style-name="ce1">
            <text:p>0.545629274</text:p>
          </table:table-cell>
          <table:table-cell office:value-type="float" office:value="0.81446042705499999" table:style-name="ce1">
            <text:p>0.814460427</text:p>
          </table:table-cell>
          <table:table-cell office:value-type="float" office:value="0.94972321548500005" table:style-name="ce1">
            <text:p>0.949723215</text:p>
          </table:table-cell>
          <table:table-cell office:value-type="float" office:value="0.97521114874899995" table:style-name="ce1">
            <text:p>0.975211149</text:p>
          </table:table-cell>
          <table:table-cell office:value-type="float" office:value="2.0472818609100001" table:style-name="ce1">
            <text:p>2.047281861</text:p>
          </table:table-cell>
          <table:table-cell office:value-type="float" office:value="0.679199834901" table:style-name="ce1">
            <text:p>0.679199835</text:p>
          </table:table-cell>
          <table:table-cell office:value-type="float" office:value="0.90991701939400005" table:style-name="ce1">
            <text:p>0.909917019</text:p>
          </table:table-cell>
          <table:table-cell office:value-type="float" office:value="0.18076289591899999" table:style-name="ce1">
            <text:p>0.180762896</text:p>
          </table:table-cell>
          <table:table-cell office:value-type="float" office:value="2.2360679774997898" table:style-name="ce1">
            <text:p>2.236067977</text:p>
          </table:table-cell>
          <table:table-cell office:value-type="float" office:value="0.31449736296337899" table:style-name="ce1">
            <text:p>0.314497363</text:p>
          </table:table-cell>
          <table:table-cell office:value-type="float" office:value="0.46711664671800002" table:style-name="ce1">
            <text:p>0.467116647</text:p>
          </table:table-cell>
          <table:table-cell office:value-type="float" office:value="2.5088274951067802E-2" table:style-name="ce1">
            <text:p>0.025088275</text:p>
          </table:table-cell>
          <table:table-cell office:value-type="float" office:value="1.90266461261E-2" table:style-name="ce1">
            <text:p>0.019026646</text:p>
          </table:table-cell>
          <table:table-cell office:value-type="float" office:value="0.41637312017299999" table:style-name="ce1">
            <text:p>0.41637312</text:p>
          </table:table-cell>
          <table:table-cell office:value-type="float" office:value="0.64768339768299998" table:style-name="ce1">
            <text:p>0.647683398</text:p>
          </table:table-cell>
          <table:table-cell office:value-type="float" office:value="0.98123745642799998" table:style-name="ce1">
            <text:p>0.981237456</text:p>
          </table:table-cell>
          <table:table-cell office:value-type="float" office:value="0.77592641261499995" table:style-name="ce1">
            <text:p>0.775926413</text:p>
          </table:table-cell>
          <table:table-cell office:value-type="float" office:value="0.70602864863600001" table:style-name="ce1">
            <text:p>0.706028649</text:p>
          </table:table-cell>
          <table:table-cell office:value-type="float" office:value="0.95082800000000001" table:style-name="ce1">
            <text:p>0.950828</text:p>
          </table:table-cell>
          <table:table-cell office:value-type="float" office:value="1.8762543572399999E-2" table:style-name="ce1">
            <text:p>0.018762544</text:p>
          </table:table-cell>
          <table:table-cell office:value-type="float" office:value="14762" table:style-name="ce1">
            <text:p>14762</text:p>
          </table:table-cell>
          <table:table-cell office:value-type="float" office:value="4263" table:style-name="ce1">
            <text:p>4263</text:p>
          </table:table-cell>
          <table:table-cell office:value-type="float" office:value="222945" table:style-name="ce1">
            <text:p>222945</text:p>
          </table:table-cell>
          <table:table-cell office:value-type="float" office:value="8030" table:style-name="ce1">
            <text:p>8030</text:p>
          </table:table-cell>
          <table:table-cell office:value-type="float" office:value="22792" table:style-name="ce1">
            <text:p>22792</text:p>
          </table:table-cell>
          <table:table-cell office:value-type="float" office:value="19025" table:style-name="ce1">
            <text:p>19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here4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58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7316788353000006" table:style-name="ce1">
            <text:p>0.973167884</text:p>
          </table:table-cell>
          <table:table-cell office:value-type="float" office:value="0.94773806537700001" table:style-name="ce1">
            <text:p>0.947738065</text:p>
          </table:table-cell>
          <table:table-cell office:value-type="float" office:value="0.81437776892199998" table:style-name="ce1">
            <text:p>0.814377769</text:p>
          </table:table-cell>
          <table:table-cell office:value-type="float" office:value="0.94972983912800002" table:style-name="ce1">
            <text:p>0.949729839</text:p>
          </table:table-cell>
          <table:table-cell office:value-type="float" office:value="0.97521114874899995" table:style-name="ce1">
            <text:p>0.975211149</text:p>
          </table:table-cell>
          <table:table-cell office:value-type="float" office:value="2.0356687556700002" table:style-name="ce1">
            <text:p>2.035668756</text:p>
          </table:table-cell>
          <table:table-cell office:value-type="float" office:value="0.67946450433000005" table:style-name="ce1">
            <text:p>0.679464504</text:p>
          </table:table-cell>
          <table:table-cell office:value-type="float" office:value="0.99169476912300003" table:style-name="ce1">
            <text:p>0.991694769</text:p>
          </table:table-cell>
          <table:table-cell office:value-type="float" office:value="0.18103914839999999" table:style-name="ce1">
            <text:p>0.181039148</text:p>
          </table:table-cell>
          <table:table-cell office:value-type="float" office:value="2" table:style-name="ce1">
            <text:p>2</text:p>
          </table:table-cell>
          <table:table-cell office:value-type="float" office:value="2.9232504028976598E-2" table:style-name="ce1">
            <text:p>0.029232504</text:p>
          </table:table-cell>
          <table:table-cell office:value-type="float" office:value="0.46706818767199998" table:style-name="ce1">
            <text:p>0.467068188</text:p>
          </table:table-cell>
          <table:table-cell office:value-type="float" office:value="8.6426856379700101E-4" table:style-name="ce1">
            <text:p>0.000864269</text:p>
          </table:table-cell>
          <table:table-cell office:value-type="float" office:value="1.9055338778099999E-2" table:style-name="ce1">
            <text:p>0.019055339</text:p>
          </table:table-cell>
          <table:table-cell office:value-type="float" office:value="2.7571929698599999E-2" table:style-name="ce1">
            <text:p>0.02757193</text:p>
          </table:table-cell>
          <table:table-cell office:value-type="float" office:value="0.981317955716" table:style-name="ce1">
            <text:p>0.981317956</text:p>
          </table:table-cell>
          <table:table-cell office:value-type="float" office:value="0.64743758212900004" table:style-name="ce1">
            <text:p>0.647437582</text:p>
          </table:table-cell>
          <table:table-cell office:value-type="float" office:value="0.96515207273500003" table:style-name="ce1">
            <text:p>0.965152073</text:p>
          </table:table-cell>
          <table:table-cell office:value-type="float" office:value="0.97316788353000006" table:style-name="ce1">
            <text:p>0.973167884</text:p>
          </table:table-cell>
          <table:table-cell office:value-type="float" office:value="0.95082800000000001" table:style-name="ce1">
            <text:p>0.950828</text:p>
          </table:table-cell>
          <table:table-cell office:value-type="float" office:value="0.35256241787100001" table:style-name="ce1">
            <text:p>0.352562418</text:p>
          </table:table-cell>
          <table:table-cell office:value-type="float" office:value="222926" table:style-name="ce1">
            <text:p>222926</text:p>
          </table:table-cell>
          <table:table-cell office:value-type="float" office:value="8049" table:style-name="ce1">
            <text:p>8049</text:p>
          </table:table-cell>
          <table:table-cell office:value-type="float" office:value="14781" table:style-name="ce1">
            <text:p>14781</text:p>
          </table:table-cell>
          <table:table-cell office:value-type="float" office:value="4244" table:style-name="ce1">
            <text:p>4244</text:p>
          </table:table-cell>
          <table:table-cell office:value-type="float" office:value="227170" table:style-name="ce1">
            <text:p>227170</text:p>
          </table:table-cell>
          <table:table-cell office:value-type="float" office:value="230975" table:style-name="ce1">
            <text:p>230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70629554413999995" table:style-name="ce1">
            <text:p>0.706295544</text:p>
          </table:table-cell>
          <table:table-cell office:value-type="float" office:value="0.545948142129" table:style-name="ce1">
            <text:p>0.545948142</text:p>
          </table:table-cell>
          <table:table-cell office:value-type="float" office:value="0.81437776892199998" table:style-name="ce1">
            <text:p>0.814377769</text:p>
          </table:table-cell>
          <table:table-cell office:value-type="float" office:value="0.94972983912800002" table:style-name="ce1">
            <text:p>0.949729839</text:p>
          </table:table-cell>
          <table:table-cell office:value-type="float" office:value="0.97521114874899995" table:style-name="ce1">
            <text:p>0.975211149</text:p>
          </table:table-cell>
          <table:table-cell office:value-type="float" office:value="2.0356687556700002" table:style-name="ce1">
            <text:p>2.035668756</text:p>
          </table:table-cell>
          <table:table-cell office:value-type="float" office:value="0.67946450433000005" table:style-name="ce1">
            <text:p>0.679464504</text:p>
          </table:table-cell>
          <table:table-cell office:value-type="float" office:value="0.90909090909099999" table:style-name="ce1">
            <text:p>0.909090909</text:p>
          </table:table-cell>
          <table:table-cell office:value-type="float" office:value="0.18103914839999999" table:style-name="ce1">
            <text:p>0.181039148</text:p>
          </table:table-cell>
          <table:table-cell office:value-type="float" office:value="2.2360679774997898" table:style-name="ce1">
            <text:p>2.236067977</text:p>
          </table:table-cell>
          <table:table-cell office:value-type="float" office:value="0.31449344859896" table:style-name="ce1">
            <text:p>0.314493449</text:p>
          </table:table-cell>
          <table:table-cell office:value-type="float" office:value="0.46706818767199998" table:style-name="ce1">
            <text:p>0.467068188</text:p>
          </table:table-cell>
          <table:table-cell office:value-type="float" office:value="2.5083790685010598E-2" table:style-name="ce1">
            <text:p>0.025083791</text:p>
          </table:table-cell>
          <table:table-cell office:value-type="float" office:value="1.9055338778099999E-2" table:style-name="ce1">
            <text:p>0.019055339</text:p>
          </table:table-cell>
          <table:table-cell office:value-type="float" office:value="0.41583790000699999" table:style-name="ce1">
            <text:p>0.4158379</text:p>
          </table:table-cell>
          <table:table-cell office:value-type="float" office:value="0.64743758212900004" table:style-name="ce1">
            <text:p>0.647437582</text:p>
          </table:table-cell>
          <table:table-cell office:value-type="float" office:value="0.981317955716" table:style-name="ce1">
            <text:p>0.981317956</text:p>
          </table:table-cell>
          <table:table-cell office:value-type="float" office:value="0.77692509855500003" table:style-name="ce1">
            <text:p>0.776925099</text:p>
          </table:table-cell>
          <table:table-cell office:value-type="float" office:value="0.70629554413999995" table:style-name="ce1">
            <text:p>0.706295544</text:p>
          </table:table-cell>
          <table:table-cell office:value-type="float" office:value="0.95082800000000001" table:style-name="ce1">
            <text:p>0.950828</text:p>
          </table:table-cell>
          <table:table-cell office:value-type="float" office:value="1.8682044283999999E-2" table:style-name="ce1">
            <text:p>0.018682044</text:p>
          </table:table-cell>
          <table:table-cell office:value-type="float" office:value="14781" table:style-name="ce1">
            <text:p>14781</text:p>
          </table:table-cell>
          <table:table-cell office:value-type="float" office:value="4244" table:style-name="ce1">
            <text:p>4244</text:p>
          </table:table-cell>
          <table:table-cell office:value-type="float" office:value="222926" table:style-name="ce1">
            <text:p>222926</text:p>
          </table:table-cell>
          <table:table-cell office:value-type="float" office:value="8049" table:style-name="ce1">
            <text:p>8049</text:p>
          </table:table-cell>
          <table:table-cell office:value-type="float" office:value="22830" table:style-name="ce1">
            <text:p>22830</text:p>
          </table:table-cell>
          <table:table-cell office:value-type="float" office:value="19025" table:style-name="ce1">
            <text:p>19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here5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59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7316788353000006" table:style-name="ce1">
            <text:p>0.973167884</text:p>
          </table:table-cell>
          <table:table-cell office:value-type="float" office:value="0.94773806537700001" table:style-name="ce1">
            <text:p>0.947738065</text:p>
          </table:table-cell>
          <table:table-cell office:value-type="float" office:value="0.81437776892199998" table:style-name="ce1">
            <text:p>0.814377769</text:p>
          </table:table-cell>
          <table:table-cell office:value-type="float" office:value="0.94972983912800002" table:style-name="ce1">
            <text:p>0.949729839</text:p>
          </table:table-cell>
          <table:table-cell office:value-type="float" office:value="0.97521114874899995" table:style-name="ce1">
            <text:p>0.975211149</text:p>
          </table:table-cell>
          <table:table-cell office:value-type="float" office:value="2.0356687556700002" table:style-name="ce1">
            <text:p>2.035668756</text:p>
          </table:table-cell>
          <table:table-cell office:value-type="float" office:value="0.67946450433000005" table:style-name="ce1">
            <text:p>0.679464504</text:p>
          </table:table-cell>
          <table:table-cell office:value-type="float" office:value="0.99169476912300003" table:style-name="ce1">
            <text:p>0.991694769</text:p>
          </table:table-cell>
          <table:table-cell office:value-type="float" office:value="0.18103914839999999" table:style-name="ce1">
            <text:p>0.181039148</text:p>
          </table:table-cell>
          <table:table-cell office:value-type="float" office:value="2" table:style-name="ce1">
            <text:p>2</text:p>
          </table:table-cell>
          <table:table-cell office:value-type="float" office:value="2.9232504028976598E-2" table:style-name="ce1">
            <text:p>0.029232504</text:p>
          </table:table-cell>
          <table:table-cell office:value-type="float" office:value="0.46706818767199998" table:style-name="ce1">
            <text:p>0.467068188</text:p>
          </table:table-cell>
          <table:table-cell office:value-type="float" office:value="8.6426856379700101E-4" table:style-name="ce1">
            <text:p>0.000864269</text:p>
          </table:table-cell>
          <table:table-cell office:value-type="float" office:value="1.9055338778099999E-2" table:style-name="ce1">
            <text:p>0.019055339</text:p>
          </table:table-cell>
          <table:table-cell office:value-type="float" office:value="2.7571929698599999E-2" table:style-name="ce1">
            <text:p>0.02757193</text:p>
          </table:table-cell>
          <table:table-cell office:value-type="float" office:value="0.981317955716" table:style-name="ce1">
            <text:p>0.981317956</text:p>
          </table:table-cell>
          <table:table-cell office:value-type="float" office:value="0.64743758212900004" table:style-name="ce1">
            <text:p>0.647437582</text:p>
          </table:table-cell>
          <table:table-cell office:value-type="float" office:value="0.96515207273500003" table:style-name="ce1">
            <text:p>0.965152073</text:p>
          </table:table-cell>
          <table:table-cell office:value-type="float" office:value="0.97316788353000006" table:style-name="ce1">
            <text:p>0.973167884</text:p>
          </table:table-cell>
          <table:table-cell office:value-type="float" office:value="0.95082800000000001" table:style-name="ce1">
            <text:p>0.950828</text:p>
          </table:table-cell>
          <table:table-cell office:value-type="float" office:value="0.35256241787100001" table:style-name="ce1">
            <text:p>0.352562418</text:p>
          </table:table-cell>
          <table:table-cell office:value-type="float" office:value="222926" table:style-name="ce1">
            <text:p>222926</text:p>
          </table:table-cell>
          <table:table-cell office:value-type="float" office:value="8049" table:style-name="ce1">
            <text:p>8049</text:p>
          </table:table-cell>
          <table:table-cell office:value-type="float" office:value="14781" table:style-name="ce1">
            <text:p>14781</text:p>
          </table:table-cell>
          <table:table-cell office:value-type="float" office:value="4244" table:style-name="ce1">
            <text:p>4244</text:p>
          </table:table-cell>
          <table:table-cell office:value-type="float" office:value="227170" table:style-name="ce1">
            <text:p>227170</text:p>
          </table:table-cell>
          <table:table-cell office:value-type="float" office:value="230975" table:style-name="ce1">
            <text:p>230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70629554413999995" table:style-name="ce1">
            <text:p>0.706295544</text:p>
          </table:table-cell>
          <table:table-cell office:value-type="float" office:value="0.545948142129" table:style-name="ce1">
            <text:p>0.545948142</text:p>
          </table:table-cell>
          <table:table-cell office:value-type="float" office:value="0.81437776892199998" table:style-name="ce1">
            <text:p>0.814377769</text:p>
          </table:table-cell>
          <table:table-cell office:value-type="float" office:value="0.94972983912800002" table:style-name="ce1">
            <text:p>0.949729839</text:p>
          </table:table-cell>
          <table:table-cell office:value-type="float" office:value="0.97521114874899995" table:style-name="ce1">
            <text:p>0.975211149</text:p>
          </table:table-cell>
          <table:table-cell office:value-type="float" office:value="2.0356687556700002" table:style-name="ce1">
            <text:p>2.035668756</text:p>
          </table:table-cell>
          <table:table-cell office:value-type="float" office:value="0.67946450433000005" table:style-name="ce1">
            <text:p>0.679464504</text:p>
          </table:table-cell>
          <table:table-cell office:value-type="float" office:value="0.90909090909099999" table:style-name="ce1">
            <text:p>0.909090909</text:p>
          </table:table-cell>
          <table:table-cell office:value-type="float" office:value="0.18103914839999999" table:style-name="ce1">
            <text:p>0.181039148</text:p>
          </table:table-cell>
          <table:table-cell office:value-type="float" office:value="2.2360679774997898" table:style-name="ce1">
            <text:p>2.236067977</text:p>
          </table:table-cell>
          <table:table-cell office:value-type="float" office:value="0.31449344859896" table:style-name="ce1">
            <text:p>0.314493449</text:p>
          </table:table-cell>
          <table:table-cell office:value-type="float" office:value="0.46706818767199998" table:style-name="ce1">
            <text:p>0.467068188</text:p>
          </table:table-cell>
          <table:table-cell office:value-type="float" office:value="2.5083790685010598E-2" table:style-name="ce1">
            <text:p>0.025083791</text:p>
          </table:table-cell>
          <table:table-cell office:value-type="float" office:value="1.9055338778099999E-2" table:style-name="ce1">
            <text:p>0.019055339</text:p>
          </table:table-cell>
          <table:table-cell office:value-type="float" office:value="0.41583790000699999" table:style-name="ce1">
            <text:p>0.4158379</text:p>
          </table:table-cell>
          <table:table-cell office:value-type="float" office:value="0.64743758212900004" table:style-name="ce1">
            <text:p>0.647437582</text:p>
          </table:table-cell>
          <table:table-cell office:value-type="float" office:value="0.981317955716" table:style-name="ce1">
            <text:p>0.981317956</text:p>
          </table:table-cell>
          <table:table-cell office:value-type="float" office:value="0.77692509855500003" table:style-name="ce1">
            <text:p>0.776925099</text:p>
          </table:table-cell>
          <table:table-cell office:value-type="float" office:value="0.70629554413999995" table:style-name="ce1">
            <text:p>0.706295544</text:p>
          </table:table-cell>
          <table:table-cell office:value-type="float" office:value="0.95082800000000001" table:style-name="ce1">
            <text:p>0.950828</text:p>
          </table:table-cell>
          <table:table-cell office:value-type="float" office:value="1.8682044283999999E-2" table:style-name="ce1">
            <text:p>0.018682044</text:p>
          </table:table-cell>
          <table:table-cell office:value-type="float" office:value="14781" table:style-name="ce1">
            <text:p>14781</text:p>
          </table:table-cell>
          <table:table-cell office:value-type="float" office:value="4244" table:style-name="ce1">
            <text:p>4244</text:p>
          </table:table-cell>
          <table:table-cell office:value-type="float" office:value="222926" table:style-name="ce1">
            <text:p>222926</text:p>
          </table:table-cell>
          <table:table-cell office:value-type="float" office:value="8049" table:style-name="ce1">
            <text:p>8049</text:p>
          </table:table-cell>
          <table:table-cell office:value-type="float" office:value="22830" table:style-name="ce1">
            <text:p>22830</text:p>
          </table:table-cell>
          <table:table-cell office:value-type="float" office:value="19025" table:style-name="ce1">
            <text:p>19025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hift1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60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83526355666" table:style-name="ce1">
            <text:p>0.983526356</text:p>
          </table:table-cell>
          <table:table-cell office:value-type="float" office:value="0.96758667688900002" table:style-name="ce1">
            <text:p>0.967586677</text:p>
          </table:table-cell>
          <table:table-cell office:value-type="float" office:value="0.89176317783299996" table:style-name="ce1">
            <text:p>0.891763178</text:p>
          </table:table-cell>
          <table:table-cell office:value-type="float" office:value="0.97056009641600005" table:style-name="ce1">
            <text:p>0.970560096</text:p>
          </table:table-cell>
          <table:table-cell office:value-type="float" office:value="0.94810532890699994" table:style-name="ce1">
            <text:p>0.948105329</text:p>
          </table:table-cell>
          <table:table-cell office:value-type="float" office:value="0.12379885547199999" table:style-name="ce1">
            <text:p>0.123798855</text:p>
          </table:table-cell>
          <table:table-cell office:value-type="float" office:value="0.78352712783900003" table:style-name="ce1">
            <text:p>0.783527128</text:p>
          </table:table-cell>
          <table:table-cell office:value-type="float" office:value="1" table:style-name="ce1">
            <text:p>1</text:p>
          </table:table-cell>
          <table:table-cell office:value-type="float" office:value="0.221412616497" table:style-name="ce1">
            <text:p>0.221412616</text:p>
          </table:table-cell>
          <table:table-cell office:value-type="float" office:value="1" table:style-name="ce1">
            <text:p>1</text:p>
          </table:table-cell>
          <table:table-cell office:value-type="float" office:value="1.6473644333802301E-2" table:style-name="ce1">
            <text:p>0.016473644</text:p>
          </table:table-cell>
          <table:table-cell office:value-type="float" office:value="0.333746684696" table:style-name="ce1">
            <text:p>0.333746685</text:p>
          </table:table-cell>
          <table:table-cell office:value-type="float" office:value="5.5172710169748801E-4" table:style-name="ce1">
            <text:p>0.000551727</text:p>
          </table:table-cell>
          <table:table-cell office:value-type="float" office:value="5.75852711332E-2" table:style-name="ce1">
            <text:p>0.057585271</text:p>
          </table:table-cell>
          <table:table-cell office:value-type="float" office:value="1.6749570806000001E-2" table:style-name="ce1">
            <text:p>0.016749571</text:p>
          </table:table-cell>
          <table:table-cell office:value-type="float" office:value="0.983526355666" table:style-name="ce1">
            <text:p>0.983526356</text:p>
          </table:table-cell>
          <table:table-cell office:value-type="float" office:value="0.8" table:style-name="ce1">
            <text:p>0.8</text:p>
          </table:table-cell>
          <table:table-cell office:value-type="float" office:value="0.983526355666" table:style-name="ce1">
            <text:p>0.983526356</text:p>
          </table:table-cell>
          <table:table-cell office:value-type="float" office:value="0.983526355666" table:style-name="ce1">
            <text:p>0.983526356</text:p>
          </table:table-cell>
          <table:table-cell office:value-type="float" office:value="0.96955999999999998" table:style-name="ce1">
            <text:p>0.96956</text:p>
          </table:table-cell>
          <table:table-cell office:value-type="float" office:value="0.2" table:style-name="ce1">
            <text:p>0.2</text:p>
          </table:table-cell>
          <table:table-cell office:value-type="float" office:value="227170" table:style-name="ce1">
            <text:p>227170</text:p>
          </table:table-cell>
          <table:table-cell office:value-type="float" office:value="3805" table:style-name="ce1">
            <text:p>3805</text:p>
          </table:table-cell>
          <table:table-cell office:value-type="float" office:value="15220" table:style-name="ce1">
            <text:p>15220</text:p>
          </table:table-cell>
          <table:table-cell office:value-type="float" office:value="3805" table:style-name="ce1">
            <text:p>3805</text:p>
          </table:table-cell>
          <table:table-cell office:value-type="float" office:value="230975" table:style-name="ce1">
            <text:p>230975</text:p>
          </table:table-cell>
          <table:table-cell office:value-type="float" office:value="230975" table:style-name="ce1">
            <text:p>230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8" table:style-name="ce1">
            <text:p>0.8</text:p>
          </table:table-cell>
          <table:table-cell office:value-type="float" office:value="0.66666666666700003" table:style-name="ce1">
            <text:p>0.666666667</text:p>
          </table:table-cell>
          <table:table-cell office:value-type="float" office:value="0.89176317783299996" table:style-name="ce1">
            <text:p>0.891763178</text:p>
          </table:table-cell>
          <table:table-cell office:value-type="float" office:value="0.97056009641600005" table:style-name="ce1">
            <text:p>0.970560096</text:p>
          </table:table-cell>
          <table:table-cell office:value-type="float" office:value="0.94810532890699994" table:style-name="ce1">
            <text:p>0.948105329</text:p>
          </table:table-cell>
          <table:table-cell office:value-type="float" office:value="0.12379885547199999" table:style-name="ce1">
            <text:p>0.123798855</text:p>
          </table:table-cell>
          <table:table-cell office:value-type="float" office:value="0.78352712783900003" table:style-name="ce1">
            <text:p>0.783527128</text:p>
          </table:table-cell>
          <table:table-cell office:value-type="float" office:value="1" table:style-name="ce1">
            <text:p>1</text:p>
          </table:table-cell>
          <table:table-cell office:value-type="float" office:value="0.221412616497" table:style-name="ce1">
            <text:p>0.221412616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0.333746684696" table:style-name="ce1">
            <text:p>0.333746685</text:p>
          </table:table-cell>
          <table:table-cell office:value-type="float" office:value="1.77527374768419E-2" table:style-name="ce1">
            <text:p>0.017752737</text:p>
          </table:table-cell>
          <table:table-cell office:value-type="float" office:value="5.75852711332E-2" table:style-name="ce1">
            <text:p>0.057585271</text:p>
          </table:table-cell>
          <table:table-cell office:value-type="float" office:value="0.25" table:style-name="ce1">
            <text:p>0.25</text:p>
          </table:table-cell>
          <table:table-cell office:value-type="float" office:value="0.8" table:style-name="ce1">
            <text:p>0.8</text:p>
          </table:table-cell>
          <table:table-cell office:value-type="float" office:value="0.983526355666" table:style-name="ce1">
            <text:p>0.983526356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office:value-type="float" office:value="0.96955999999999998" table:style-name="ce1">
            <text:p>0.96956</text:p>
          </table:table-cell>
          <table:table-cell office:value-type="float" office:value="1.6473644333800001E-2" table:style-name="ce1">
            <text:p>0.016473644</text:p>
          </table:table-cell>
          <table:table-cell office:value-type="float" office:value="15220" table:style-name="ce1">
            <text:p>15220</text:p>
          </table:table-cell>
          <table:table-cell office:value-type="float" office:value="3805" table:style-name="ce1">
            <text:p>3805</text:p>
          </table:table-cell>
          <table:table-cell office:value-type="float" office:value="227170" table:style-name="ce1">
            <text:p>227170</text:p>
          </table:table-cell>
          <table:table-cell office:value-type="float" office:value="3805" table:style-name="ce1">
            <text:p>3805</text:p>
          </table:table-cell>
          <table:table-cell office:value-type="float" office:value="19025" table:style-name="ce1">
            <text:p>19025</text:p>
          </table:table-cell>
          <table:table-cell office:value-type="float" office:value="19025" table:style-name="ce1">
            <text:p>19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hift2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61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7347331962299999" table:style-name="ce1">
            <text:p>0.97347332</text:p>
          </table:table-cell>
          <table:table-cell office:value-type="float" office:value="0.94831760170699997" table:style-name="ce1">
            <text:p>0.948317602</text:p>
          </table:table-cell>
          <table:table-cell office:value-type="float" office:value="0.82571169266300004" table:style-name="ce1">
            <text:p>0.825711693</text:p>
          </table:table-cell>
          <table:table-cell office:value-type="float" office:value="0.952594404926" table:style-name="ce1">
            <text:p>0.952594405</text:p>
          </table:table-cell>
          <table:table-cell office:value-type="float" office:value="1.04421226683" table:style-name="ce1">
            <text:p>1.044212267</text:p>
          </table:table-cell>
          <table:table-cell office:value-type="float" office:value="0.37071928058800002" table:style-name="ce1">
            <text:p>0.370719281</text:p>
          </table:table-cell>
          <table:table-cell office:value-type="float" office:value="0.65142453662199995" table:style-name="ce1">
            <text:p>0.651424537</text:p>
          </table:table-cell>
          <table:table-cell office:value-type="float" office:value="1" table:style-name="ce1">
            <text:p>1</text:p>
          </table:table-cell>
          <table:table-cell office:value-type="float" office:value="0.15607555015899999" table:style-name="ce1">
            <text:p>0.15607555</text:p>
          </table:table-cell>
          <table:table-cell office:value-type="float" office:value="1" table:style-name="ce1">
            <text:p>1</text:p>
          </table:table-cell>
          <table:table-cell office:value-type="float" office:value="2.65266803766641E-2" table:style-name="ce1">
            <text:p>0.02652668</text:p>
          </table:table-cell>
          <table:table-cell office:value-type="float" office:value="0.46442081737300001" table:style-name="ce1">
            <text:p>0.464420817</text:p>
          </table:table-cell>
          <table:table-cell office:value-type="float" office:value="7.8026112035932003E-4" table:style-name="ce1">
            <text:p>0.000780261</text:p>
          </table:table-cell>
          <table:table-cell office:value-type="float" office:value="1.5109306498800001E-2" table:style-name="ce1">
            <text:p>0.015109306</text:p>
          </table:table-cell>
          <table:table-cell office:value-type="float" office:value="2.72495196755E-2" table:style-name="ce1">
            <text:p>0.02724952</text:p>
          </table:table-cell>
          <table:table-cell office:value-type="float" office:value="0.97347331962299999" table:style-name="ce1">
            <text:p>0.97347332</text:p>
          </table:table-cell>
          <table:table-cell office:value-type="float" office:value="0.67795006570299998" table:style-name="ce1">
            <text:p>0.677950066</text:p>
          </table:table-cell>
          <table:table-cell office:value-type="float" office:value="0.97347331962299999" table:style-name="ce1">
            <text:p>0.97347332</text:p>
          </table:table-cell>
          <table:table-cell office:value-type="float" office:value="0.97347331962299999" table:style-name="ce1">
            <text:p>0.97347332</text:p>
          </table:table-cell>
          <table:table-cell office:value-type="float" office:value="0.95098400000000005" table:style-name="ce1">
            <text:p>0.950984</text:p>
          </table:table-cell>
          <table:table-cell office:value-type="float" office:value="0.32204993429700002" table:style-name="ce1">
            <text:p>0.322049934</text:p>
          </table:table-cell>
          <table:table-cell office:value-type="float" office:value="224848" table:style-name="ce1">
            <text:p>224848</text:p>
          </table:table-cell>
          <table:table-cell office:value-type="float" office:value="6127" table:style-name="ce1">
            <text:p>6127</text:p>
          </table:table-cell>
          <table:table-cell office:value-type="float" office:value="12898" table:style-name="ce1">
            <text:p>12898</text:p>
          </table:table-cell>
          <table:table-cell office:value-type="float" office:value="6127" table:style-name="ce1">
            <text:p>6127</text:p>
          </table:table-cell>
          <table:table-cell office:value-type="float" office:value="230975" table:style-name="ce1">
            <text:p>230975</text:p>
          </table:table-cell>
          <table:table-cell office:value-type="float" office:value="230975" table:style-name="ce1">
            <text:p>230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67795006570299998" table:style-name="ce1">
            <text:p>0.677950066</text:p>
          </table:table-cell>
          <table:table-cell office:value-type="float" office:value="0.51280216285000002" table:style-name="ce1">
            <text:p>0.512802163</text:p>
          </table:table-cell>
          <table:table-cell office:value-type="float" office:value="0.82571169266300004" table:style-name="ce1">
            <text:p>0.825711693</text:p>
          </table:table-cell>
          <table:table-cell office:value-type="float" office:value="0.952594404926" table:style-name="ce1">
            <text:p>0.952594405</text:p>
          </table:table-cell>
          <table:table-cell office:value-type="float" office:value="1.04421226683" table:style-name="ce1">
            <text:p>1.044212267</text:p>
          </table:table-cell>
          <table:table-cell office:value-type="float" office:value="0.37071928058800002" table:style-name="ce1">
            <text:p>0.370719281</text:p>
          </table:table-cell>
          <table:table-cell office:value-type="float" office:value="0.65142453662199995" table:style-name="ce1">
            <text:p>0.651424537</text:p>
          </table:table-cell>
          <table:table-cell office:value-type="float" office:value="1" table:style-name="ce1">
            <text:p>1</text:p>
          </table:table-cell>
          <table:table-cell office:value-type="float" office:value="0.15607555015899999" table:style-name="ce1">
            <text:p>0.15607555</text:p>
          </table:table-cell>
          <table:table-cell office:value-type="float" office:value="1.41421356237309" table:style-name="ce1">
            <text:p>1.414213562</text:p>
          </table:table-cell>
          <table:table-cell office:value-type="float" office:value="0.32289904488475901" table:style-name="ce1">
            <text:p>0.322899045</text:p>
          </table:table-cell>
          <table:table-cell office:value-type="float" office:value="0.46442081737300001" table:style-name="ce1">
            <text:p>0.464420817</text:p>
          </table:table-cell>
          <table:table-cell office:value-type="float" office:value="2.5106162108998901E-2" table:style-name="ce1">
            <text:p>0.025106162</text:p>
          </table:table-cell>
          <table:table-cell office:value-type="float" office:value="1.5109306498800001E-2" table:style-name="ce1">
            <text:p>0.015109306</text:p>
          </table:table-cell>
          <table:table-cell office:value-type="float" office:value="0.47503488913000003" table:style-name="ce1">
            <text:p>0.475034889</text:p>
          </table:table-cell>
          <table:table-cell office:value-type="float" office:value="0.67795006570299998" table:style-name="ce1">
            <text:p>0.677950066</text:p>
          </table:table-cell>
          <table:table-cell office:value-type="float" office:value="0.97347331962299999" table:style-name="ce1">
            <text:p>0.97347332</text:p>
          </table:table-cell>
          <table:table-cell office:value-type="float" office:value="0.67795006570299998" table:style-name="ce1">
            <text:p>0.677950066</text:p>
          </table:table-cell>
          <table:table-cell office:value-type="float" office:value="0.67795006570299998" table:style-name="ce1">
            <text:p>0.677950066</text:p>
          </table:table-cell>
          <table:table-cell office:value-type="float" office:value="0.95098400000000005" table:style-name="ce1">
            <text:p>0.950984</text:p>
          </table:table-cell>
          <table:table-cell office:value-type="float" office:value="2.6526680376700001E-2" table:style-name="ce1">
            <text:p>0.02652668</text:p>
          </table:table-cell>
          <table:table-cell office:value-type="float" office:value="12898" table:style-name="ce1">
            <text:p>12898</text:p>
          </table:table-cell>
          <table:table-cell office:value-type="float" office:value="6127" table:style-name="ce1">
            <text:p>6127</text:p>
          </table:table-cell>
          <table:table-cell office:value-type="float" office:value="224848" table:style-name="ce1">
            <text:p>224848</text:p>
          </table:table-cell>
          <table:table-cell office:value-type="float" office:value="6127" table:style-name="ce1">
            <text:p>6127</text:p>
          </table:table-cell>
          <table:table-cell office:value-type="float" office:value="19025" table:style-name="ce1">
            <text:p>19025</text:p>
          </table:table-cell>
          <table:table-cell office:value-type="float" office:value="19025" table:style-name="ce1">
            <text:p>19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hift3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62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6342028357999998" table:style-name="ce1">
            <text:p>0.963420284</text:p>
          </table:table-cell>
          <table:table-cell office:value-type="float" office:value="0.92942228013899997" table:style-name="ce1">
            <text:p>0.92942228</text:p>
          </table:table-cell>
          <table:table-cell office:value-type="float" office:value="0.75966020749300001" table:style-name="ce1">
            <text:p>0.759660207</text:p>
          </table:table-cell>
          <table:table-cell office:value-type="float" office:value="0.93462871343499998" table:style-name="ce1">
            <text:p>0.934628713</text:p>
          </table:table-cell>
          <table:table-cell office:value-type="float" office:value="1.01139235597" table:style-name="ce1">
            <text:p>1.011392356</text:p>
          </table:table-cell>
          <table:table-cell office:value-type="float" office:value="0.83785065834100003" table:style-name="ce1">
            <text:p>0.837850658</text:p>
          </table:table-cell>
          <table:table-cell office:value-type="float" office:value="0.51932187560099996" table:style-name="ce1">
            <text:p>0.519321876</text:p>
          </table:table-cell>
          <table:table-cell office:value-type="float" office:value="1" table:style-name="ce1">
            <text:p>1</text:p>
          </table:table-cell>
          <table:table-cell office:value-type="float" office:value="0.10371709404600001" table:style-name="ce1">
            <text:p>0.103717094</text:p>
          </table:table-cell>
          <table:table-cell office:value-type="float" office:value="2" table:style-name="ce1">
            <text:p>2</text:p>
          </table:table-cell>
          <table:table-cell office:value-type="float" office:value="4.6463903019807302E-2" table:style-name="ce1">
            <text:p>0.046463903</text:p>
          </table:table-cell>
          <table:table-cell office:value-type="float" office:value="0.56913772959700004" table:style-name="ce1">
            <text:p>0.56913773</text:p>
          </table:table-cell>
          <table:table-cell office:value-type="float" office:value="1.2337062133000001E-3" table:style-name="ce1">
            <text:p>0.001233706</text:p>
          </table:table-cell>
          <table:table-cell office:value-type="float" office:value="4.4559174916100001E-2" table:style-name="ce1">
            <text:p>0.044559175</text:p>
          </table:table-cell>
          <table:table-cell office:value-type="float" office:value="3.7968596927999997E-2" table:style-name="ce1">
            <text:p>0.037968597</text:p>
          </table:table-cell>
          <table:table-cell office:value-type="float" office:value="0.96342028357999998" table:style-name="ce1">
            <text:p>0.963420284</text:p>
          </table:table-cell>
          <table:table-cell office:value-type="float" office:value="0.55590013140600003" table:style-name="ce1">
            <text:p>0.555900131</text:p>
          </table:table-cell>
          <table:table-cell office:value-type="float" office:value="0.96342028357999998" table:style-name="ce1">
            <text:p>0.963420284</text:p>
          </table:table-cell>
          <table:table-cell office:value-type="float" office:value="0.96342028357999998" table:style-name="ce1">
            <text:p>0.963420284</text:p>
          </table:table-cell>
          <table:table-cell office:value-type="float" office:value="0.93240800000000001" table:style-name="ce1">
            <text:p>0.932408</text:p>
          </table:table-cell>
          <table:table-cell office:value-type="float" office:value="0.44409986859400002" table:style-name="ce1">
            <text:p>0.444099869</text:p>
          </table:table-cell>
          <table:table-cell office:value-type="float" office:value="222526" table:style-name="ce1">
            <text:p>222526</text:p>
          </table:table-cell>
          <table:table-cell office:value-type="float" office:value="8449" table:style-name="ce1">
            <text:p>8449</text:p>
          </table:table-cell>
          <table:table-cell office:value-type="float" office:value="10576" table:style-name="ce1">
            <text:p>10576</text:p>
          </table:table-cell>
          <table:table-cell office:value-type="float" office:value="8449" table:style-name="ce1">
            <text:p>8449</text:p>
          </table:table-cell>
          <table:table-cell office:value-type="float" office:value="230975" table:style-name="ce1">
            <text:p>230975</text:p>
          </table:table-cell>
          <table:table-cell office:value-type="float" office:value="230975" table:style-name="ce1">
            <text:p>230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55590013140600003" table:style-name="ce1">
            <text:p>0.555900131</text:p>
          </table:table-cell>
          <table:table-cell office:value-type="float" office:value="0.384945766907" table:style-name="ce1">
            <text:p>0.384945767</text:p>
          </table:table-cell>
          <table:table-cell office:value-type="float" office:value="0.75966020749300001" table:style-name="ce1">
            <text:p>0.759660207</text:p>
          </table:table-cell>
          <table:table-cell office:value-type="float" office:value="0.93462871343499998" table:style-name="ce1">
            <text:p>0.934628713</text:p>
          </table:table-cell>
          <table:table-cell office:value-type="float" office:value="1.01139235597" table:style-name="ce1">
            <text:p>1.011392356</text:p>
          </table:table-cell>
          <table:table-cell office:value-type="float" office:value="0.83785065834100003" table:style-name="ce1">
            <text:p>0.837850658</text:p>
          </table:table-cell>
          <table:table-cell office:value-type="float" office:value="0.51932187560099996" table:style-name="ce1">
            <text:p>0.519321876</text:p>
          </table:table-cell>
          <table:table-cell office:value-type="float" office:value="1" table:style-name="ce1">
            <text:p>1</text:p>
          </table:table-cell>
          <table:table-cell office:value-type="float" office:value="0.10371709404600001" table:style-name="ce1">
            <text:p>0.103717094</text:p>
          </table:table-cell>
          <table:table-cell office:value-type="float" office:value="2.2360679774997898" table:style-name="ce1">
            <text:p>2.236067977</text:p>
          </table:table-cell>
          <table:table-cell office:value-type="float" office:value="0.56953277161918703" table:style-name="ce1">
            <text:p>0.569532772</text:p>
          </table:table-cell>
          <table:table-cell office:value-type="float" office:value="0.56913772959700004" table:style-name="ce1">
            <text:p>0.56913773</text:p>
          </table:table-cell>
          <table:table-cell office:value-type="float" office:value="3.9696327784926599E-2" table:style-name="ce1">
            <text:p>0.039696328</text:p>
          </table:table-cell>
          <table:table-cell office:value-type="float" office:value="4.4559174916100001E-2" table:style-name="ce1">
            <text:p>0.044559175</text:p>
          </table:table-cell>
          <table:table-cell office:value-type="float" office:value="0.79888426626300002" table:style-name="ce1">
            <text:p>0.798884266</text:p>
          </table:table-cell>
          <table:table-cell office:value-type="float" office:value="0.55590013140600003" table:style-name="ce1">
            <text:p>0.555900131</text:p>
          </table:table-cell>
          <table:table-cell office:value-type="float" office:value="0.96342028357999998" table:style-name="ce1">
            <text:p>0.963420284</text:p>
          </table:table-cell>
          <table:table-cell office:value-type="float" office:value="0.55590013140600003" table:style-name="ce1">
            <text:p>0.555900131</text:p>
          </table:table-cell>
          <table:table-cell office:value-type="float" office:value="0.55590013140600003" table:style-name="ce1">
            <text:p>0.555900131</text:p>
          </table:table-cell>
          <table:table-cell office:value-type="float" office:value="0.93240800000000001" table:style-name="ce1">
            <text:p>0.932408</text:p>
          </table:table-cell>
          <table:table-cell office:value-type="float" office:value="3.6579716419500002E-2" table:style-name="ce1">
            <text:p>0.036579716</text:p>
          </table:table-cell>
          <table:table-cell office:value-type="float" office:value="10576" table:style-name="ce1">
            <text:p>10576</text:p>
          </table:table-cell>
          <table:table-cell office:value-type="float" office:value="8449" table:style-name="ce1">
            <text:p>8449</text:p>
          </table:table-cell>
          <table:table-cell office:value-type="float" office:value="222526" table:style-name="ce1">
            <text:p>222526</text:p>
          </table:table-cell>
          <table:table-cell office:value-type="float" office:value="8449" table:style-name="ce1">
            <text:p>8449</text:p>
          </table:table-cell>
          <table:table-cell office:value-type="float" office:value="19025" table:style-name="ce1">
            <text:p>19025</text:p>
          </table:table-cell>
          <table:table-cell office:value-type="float" office:value="19025" table:style-name="ce1">
            <text:p>19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hift4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63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5336724753799995" table:style-name="ce1">
            <text:p>0.953367248</text:p>
          </table:table-cell>
          <table:table-cell office:value-type="float" office:value="0.91088994233599996" table:style-name="ce1">
            <text:p>0.910889942</text:p>
          </table:table-cell>
          <table:table-cell office:value-type="float" office:value="0.69360872232299997" table:style-name="ce1">
            <text:p>0.693608722</text:p>
          </table:table-cell>
          <table:table-cell office:value-type="float" office:value="0.91666302194500004" table:style-name="ce1">
            <text:p>0.916663022</text:p>
          </table:table-cell>
          <table:table-cell office:value-type="float" office:value="0.98237508174099997" table:style-name="ce1">
            <text:p>0.982375082</text:p>
          </table:table-cell>
          <table:table-cell office:value-type="float" office:value="0.70241696834" table:style-name="ce1">
            <text:p>0.702416968</text:p>
          </table:table-cell>
          <table:table-cell office:value-type="float" office:value="0.38721914477399999" table:style-name="ce1">
            <text:p>0.387219145</text:p>
          </table:table-cell>
          <table:table-cell office:value-type="float" office:value="1" table:style-name="ce1">
            <text:p>1</text:p>
          </table:table-cell>
          <table:table-cell office:value-type="float" office:value="6.1925350944300003E-2" table:style-name="ce1">
            <text:p>0.061925351</text:p>
          </table:table-cell>
          <table:table-cell office:value-type="float" office:value="3" table:style-name="ce1">
            <text:p>3</text:p>
          </table:table-cell>
          <table:table-cell office:value-type="float" office:value="6.9695854529710999E-2" table:style-name="ce1">
            <text:p>0.069695855</text:p>
          </table:table-cell>
          <table:table-cell office:value-type="float" office:value="0.65272121580200004" table:style-name="ce1">
            <text:p>0.652721216</text:p>
          </table:table-cell>
          <table:table-cell office:value-type="float" office:value="1.7447347020187499E-3" table:style-name="ce1">
            <text:p>0.001744735</text:p>
          </table:table-cell>
          <table:table-cell office:value-type="float" office:value="7.1555098556399993E-2" table:style-name="ce1">
            <text:p>0.071555099</text:p>
          </table:table-cell>
          <table:table-cell office:value-type="float" office:value="4.8913734537099997E-2" table:style-name="ce1">
            <text:p>0.048913735</text:p>
          </table:table-cell>
          <table:table-cell office:value-type="float" office:value="0.95336724753799995" table:style-name="ce1">
            <text:p>0.953367248</text:p>
          </table:table-cell>
          <table:table-cell office:value-type="float" office:value="0.43385019710900002" table:style-name="ce1">
            <text:p>0.433850197</text:p>
          </table:table-cell>
          <table:table-cell office:value-type="float" office:value="0.95336724753799995" table:style-name="ce1">
            <text:p>0.953367248</text:p>
          </table:table-cell>
          <table:table-cell office:value-type="float" office:value="0.95336724753799995" table:style-name="ce1">
            <text:p>0.953367248</text:p>
          </table:table-cell>
          <table:table-cell office:value-type="float" office:value="0.91383199999999998" table:style-name="ce1">
            <text:p>0.913832</text:p>
          </table:table-cell>
          <table:table-cell office:value-type="float" office:value="0.56614980289100003" table:style-name="ce1">
            <text:p>0.566149803</text:p>
          </table:table-cell>
          <table:table-cell office:value-type="float" office:value="220204" table:style-name="ce1">
            <text:p>220204</text:p>
          </table:table-cell>
          <table:table-cell office:value-type="float" office:value="10771" table:style-name="ce1">
            <text:p>10771</text:p>
          </table:table-cell>
          <table:table-cell office:value-type="float" office:value="8254" table:style-name="ce1">
            <text:p>8254</text:p>
          </table:table-cell>
          <table:table-cell office:value-type="float" office:value="10771" table:style-name="ce1">
            <text:p>10771</text:p>
          </table:table-cell>
          <table:table-cell office:value-type="float" office:value="230975" table:style-name="ce1">
            <text:p>230975</text:p>
          </table:table-cell>
          <table:table-cell office:value-type="float" office:value="230975" table:style-name="ce1">
            <text:p>230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43385019710900002" table:style-name="ce1">
            <text:p>0.433850197</text:p>
          </table:table-cell>
          <table:table-cell office:value-type="float" office:value="0.27701704926800003" table:style-name="ce1">
            <text:p>0.277017049</text:p>
          </table:table-cell>
          <table:table-cell office:value-type="float" office:value="0.69360872232299997" table:style-name="ce1">
            <text:p>0.693608722</text:p>
          </table:table-cell>
          <table:table-cell office:value-type="float" office:value="0.91666302194500004" table:style-name="ce1">
            <text:p>0.916663022</text:p>
          </table:table-cell>
          <table:table-cell office:value-type="float" office:value="0.98237508174099997" table:style-name="ce1">
            <text:p>0.982375082</text:p>
          </table:table-cell>
          <table:table-cell office:value-type="float" office:value="0.70241696834" table:style-name="ce1">
            <text:p>0.702416968</text:p>
          </table:table-cell>
          <table:table-cell office:value-type="float" office:value="0.38721914477399999" table:style-name="ce1">
            <text:p>0.387219145</text:p>
          </table:table-cell>
          <table:table-cell office:value-type="float" office:value="1" table:style-name="ce1">
            <text:p>1</text:p>
          </table:table-cell>
          <table:table-cell office:value-type="float" office:value="6.1925350944300003E-2" table:style-name="ce1">
            <text:p>0.061925351</text:p>
          </table:table-cell>
          <table:table-cell office:value-type="float" office:value="3.1622776601683702" table:style-name="ce1">
            <text:p>3.16227766</text:p>
          </table:table-cell>
          <table:table-cell office:value-type="float" office:value="0.86421497023924299" table:style-name="ce1">
            <text:p>0.86421497</text:p>
          </table:table-cell>
          <table:table-cell office:value-type="float" office:value="0.65272121580200004" table:style-name="ce1">
            <text:p>0.652721216</text:p>
          </table:table-cell>
          <table:table-cell office:value-type="float" office:value="5.61390851298511E-2" table:style-name="ce1">
            <text:p>0.056139085</text:p>
          </table:table-cell>
          <table:table-cell office:value-type="float" office:value="7.1555098556399993E-2" table:style-name="ce1">
            <text:p>0.071555099</text:p>
          </table:table-cell>
          <table:table-cell office:value-type="float" office:value="1.3049430579100001" table:style-name="ce1">
            <text:p>1.304943058</text:p>
          </table:table-cell>
          <table:table-cell office:value-type="float" office:value="0.43385019710900002" table:style-name="ce1">
            <text:p>0.433850197</text:p>
          </table:table-cell>
          <table:table-cell office:value-type="float" office:value="0.95336724753799995" table:style-name="ce1">
            <text:p>0.953367248</text:p>
          </table:table-cell>
          <table:table-cell office:value-type="float" office:value="0.43385019710900002" table:style-name="ce1">
            <text:p>0.433850197</text:p>
          </table:table-cell>
          <table:table-cell office:value-type="float" office:value="0.43385019710900002" table:style-name="ce1">
            <text:p>0.433850197</text:p>
          </table:table-cell>
          <table:table-cell office:value-type="float" office:value="0.91383199999999998" table:style-name="ce1">
            <text:p>0.913832</text:p>
          </table:table-cell>
          <table:table-cell office:value-type="float" office:value="4.66327524624E-2" table:style-name="ce1">
            <text:p>0.046632752</text:p>
          </table:table-cell>
          <table:table-cell office:value-type="float" office:value="8254" table:style-name="ce1">
            <text:p>8254</text:p>
          </table:table-cell>
          <table:table-cell office:value-type="float" office:value="10771" table:style-name="ce1">
            <text:p>10771</text:p>
          </table:table-cell>
          <table:table-cell office:value-type="float" office:value="220204" table:style-name="ce1">
            <text:p>220204</text:p>
          </table:table-cell>
          <table:table-cell office:value-type="float" office:value="10771" table:style-name="ce1">
            <text:p>10771</text:p>
          </table:table-cell>
          <table:table-cell office:value-type="float" office:value="19025" table:style-name="ce1">
            <text:p>19025</text:p>
          </table:table-cell>
          <table:table-cell office:value-type="float" office:value="19025" table:style-name="ce1">
            <text:p>19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hift5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64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4331421149500005" table:style-name="ce1">
            <text:p>0.943314211</text:p>
          </table:table-cell>
          <table:table-cell office:value-type="float" office:value="0.89271022829699997" table:style-name="ce1">
            <text:p>0.892710228</text:p>
          </table:table-cell>
          <table:table-cell office:value-type="float" office:value="0.62755723715300005" table:style-name="ce1">
            <text:p>0.627557237</text:p>
          </table:table-cell>
          <table:table-cell office:value-type="float" office:value="0.89869733045400002" table:style-name="ce1">
            <text:p>0.89869733</text:p>
          </table:table-cell>
          <table:table-cell office:value-type="float" office:value="0.95594786734600001" table:style-name="ce1">
            <text:p>0.955947867</text:p>
          </table:table-cell>
          <table:table-cell office:value-type="float" office:value="0.25621401508699998" table:style-name="ce1">
            <text:p>0.256214015</text:p>
          </table:table-cell>
          <table:table-cell office:value-type="float" office:value="0.255116344143" table:style-name="ce1">
            <text:p>0.255116344</text:p>
          </table:table-cell>
          <table:table-cell office:value-type="float" office:value="1" table:style-name="ce1">
            <text:p>1</text:p>
          </table:table-cell>
          <table:table-cell office:value-type="float" office:value="2.99188759582E-2" table:style-name="ce1">
            <text:p>0.029918876</text:p>
          </table:table-cell>
          <table:table-cell office:value-type="float" office:value="3" table:style-name="ce1">
            <text:p>3</text:p>
          </table:table-cell>
          <table:table-cell office:value-type="float" office:value="8.9633077172854195E-2" table:style-name="ce1">
            <text:p>0.089633077</text:p>
          </table:table-cell>
          <table:table-cell office:value-type="float" office:value="0.71673416577399995" table:style-name="ce1">
            <text:p>0.716734166</text:p>
          </table:table-cell>
          <table:table-cell office:value-type="float" office:value="2.27487408012294E-3" table:style-name="ce1">
            <text:p>0.002274874</text:p>
          </table:table-cell>
          <table:table-cell office:value-type="float" office:value="9.6097077419599997E-2" table:style-name="ce1">
            <text:p>0.096097077</text:p>
          </table:table-cell>
          <table:table-cell office:value-type="float" office:value="6.0092159976499998E-2" table:style-name="ce1">
            <text:p>0.06009216</text:p>
          </table:table-cell>
          <table:table-cell office:value-type="float" office:value="0.94331421149500005" table:style-name="ce1">
            <text:p>0.943314211</text:p>
          </table:table-cell>
          <table:table-cell office:value-type="float" office:value="0.31180026281200002" table:style-name="ce1">
            <text:p>0.311800263</text:p>
          </table:table-cell>
          <table:table-cell office:value-type="float" office:value="0.94331421149500005" table:style-name="ce1">
            <text:p>0.943314211</text:p>
          </table:table-cell>
          <table:table-cell office:value-type="float" office:value="0.94331421149500005" table:style-name="ce1">
            <text:p>0.943314211</text:p>
          </table:table-cell>
          <table:table-cell office:value-type="float" office:value="0.89525600000000005" table:style-name="ce1">
            <text:p>0.895256</text:p>
          </table:table-cell>
          <table:table-cell office:value-type="float" office:value="0.68819973718799998" table:style-name="ce1">
            <text:p>0.688199737</text:p>
          </table:table-cell>
          <table:table-cell office:value-type="float" office:value="217882" table:style-name="ce1">
            <text:p>217882</text:p>
          </table:table-cell>
          <table:table-cell office:value-type="float" office:value="13093" table:style-name="ce1">
            <text:p>13093</text:p>
          </table:table-cell>
          <table:table-cell office:value-type="float" office:value="5932" table:style-name="ce1">
            <text:p>5932</text:p>
          </table:table-cell>
          <table:table-cell office:value-type="float" office:value="13093" table:style-name="ce1">
            <text:p>13093</text:p>
          </table:table-cell>
          <table:table-cell office:value-type="float" office:value="230975" table:style-name="ce1">
            <text:p>230975</text:p>
          </table:table-cell>
          <table:table-cell office:value-type="float" office:value="230975" table:style-name="ce1">
            <text:p>230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31180026281200002" table:style-name="ce1">
            <text:p>0.311800263</text:p>
          </table:table-cell>
          <table:table-cell office:value-type="float" office:value="0.18469394109199999" table:style-name="ce1">
            <text:p>0.184693941</text:p>
          </table:table-cell>
          <table:table-cell office:value-type="float" office:value="0.62755723715300005" table:style-name="ce1">
            <text:p>0.627557237</text:p>
          </table:table-cell>
          <table:table-cell office:value-type="float" office:value="0.89869733045400002" table:style-name="ce1">
            <text:p>0.89869733</text:p>
          </table:table-cell>
          <table:table-cell office:value-type="float" office:value="0.95594786734600001" table:style-name="ce1">
            <text:p>0.955947867</text:p>
          </table:table-cell>
          <table:table-cell office:value-type="float" office:value="0.25621401508699998" table:style-name="ce1">
            <text:p>0.256214015</text:p>
          </table:table-cell>
          <table:table-cell office:value-type="float" office:value="0.255116344143" table:style-name="ce1">
            <text:p>0.255116344</text:p>
          </table:table-cell>
          <table:table-cell office:value-type="float" office:value="1" table:style-name="ce1">
            <text:p>1</text:p>
          </table:table-cell>
          <table:table-cell office:value-type="float" office:value="2.99188759582E-2" table:style-name="ce1">
            <text:p>0.029918876</text:p>
          </table:table-cell>
          <table:table-cell office:value-type="float" office:value="4.1231056256176597" table:style-name="ce1">
            <text:p>4.123105626</text:p>
          </table:table-cell>
          <table:table-cell office:value-type="float" office:value="1.1222411150006" table:style-name="ce1">
            <text:p>1.122241115</text:p>
          </table:table-cell>
          <table:table-cell office:value-type="float" office:value="0.71673416577399995" table:style-name="ce1">
            <text:p>0.716734166</text:p>
          </table:table-cell>
          <table:table-cell office:value-type="float" office:value="7.3196411760880306E-2" table:style-name="ce1">
            <text:p>0.073196412</text:p>
          </table:table-cell>
          <table:table-cell office:value-type="float" office:value="9.6097077419599997E-2" table:style-name="ce1">
            <text:p>0.096097077</text:p>
          </table:table-cell>
          <table:table-cell office:value-type="float" office:value="2.2071813890800001" table:style-name="ce1">
            <text:p>2.207181389</text:p>
          </table:table-cell>
          <table:table-cell office:value-type="float" office:value="0.31180026281200002" table:style-name="ce1">
            <text:p>0.311800263</text:p>
          </table:table-cell>
          <table:table-cell office:value-type="float" office:value="0.94331421149500005" table:style-name="ce1">
            <text:p>0.943314211</text:p>
          </table:table-cell>
          <table:table-cell office:value-type="float" office:value="0.31180026281200002" table:style-name="ce1">
            <text:p>0.311800263</text:p>
          </table:table-cell>
          <table:table-cell office:value-type="float" office:value="0.31180026281200002" table:style-name="ce1">
            <text:p>0.311800263</text:p>
          </table:table-cell>
          <table:table-cell office:value-type="float" office:value="0.89525600000000005" table:style-name="ce1">
            <text:p>0.895256</text:p>
          </table:table-cell>
          <table:table-cell office:value-type="float" office:value="5.6685788505200001E-2" table:style-name="ce1">
            <text:p>0.056685789</text:p>
          </table:table-cell>
          <table:table-cell office:value-type="float" office:value="5932" table:style-name="ce1">
            <text:p>5932</text:p>
          </table:table-cell>
          <table:table-cell office:value-type="float" office:value="13093" table:style-name="ce1">
            <text:p>13093</text:p>
          </table:table-cell>
          <table:table-cell office:value-type="float" office:value="217882" table:style-name="ce1">
            <text:p>217882</text:p>
          </table:table-cell>
          <table:table-cell office:value-type="float" office:value="13093" table:style-name="ce1">
            <text:p>13093</text:p>
          </table:table-cell>
          <table:table-cell office:value-type="float" office:value="19025" table:style-name="ce1">
            <text:p>19025</text:p>
          </table:table-cell>
          <table:table-cell office:value-type="float" office:value="19025" table:style-name="ce1">
            <text:p>19025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Uscl1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65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8508529341100004" table:style-name="ce1">
            <text:p>0.985085293</text:p>
          </table:table-cell>
          <table:table-cell office:value-type="float" office:value="0.97060894577099999" table:style-name="ce1">
            <text:p>0.970608946</text:p>
          </table:table-cell>
          <table:table-cell office:value-type="float" office:value="0.90066174316100001" table:style-name="ce1">
            <text:p>0.900661743</text:p>
          </table:table-cell>
          <table:table-cell office:value-type="float" office:value="0.97147942028199996" table:style-name="ce1">
            <text:p>0.97147942</text:p>
          </table:table-cell>
          <table:table-cell office:value-type="float" office:value="0.94986671704600001" table:style-name="ce1">
            <text:p>0.949866717</text:p>
          </table:table-cell>
          <table:table-cell office:value-type="float" office:value="0.188456415071" table:style-name="ce1">
            <text:p>0.188456415</text:p>
          </table:table-cell>
          <table:table-cell office:value-type="float" office:value="0.80499133459500005" table:style-name="ce1">
            <text:p>0.804991335</text:p>
          </table:table-cell>
          <table:table-cell office:value-type="float" office:value="0.99958636431600001" table:style-name="ce1">
            <text:p>0.999586364</text:p>
          </table:table-cell>
          <table:table-cell office:value-type="float" office:value="0.23435188925600001" table:style-name="ce1">
            <text:p>0.234351889</text:p>
          </table:table-cell>
          <table:table-cell office:value-type="float" office:value="1" table:style-name="ce1">
            <text:p>1</text:p>
          </table:table-cell>
          <table:table-cell office:value-type="float" office:value="1.49145380466837E-2" table:style-name="ce1">
            <text:p>0.014914538</text:p>
          </table:table-cell>
          <table:table-cell office:value-type="float" office:value="0.31061391994499998" table:style-name="ce1">
            <text:p>0.31061392</text:p>
          </table:table-cell>
          <table:table-cell office:value-type="float" office:value="3.90072473783822E-4" table:style-name="ce1">
            <text:p>0.000390072</text:p>
          </table:table-cell>
          <table:table-cell office:value-type="float" office:value="5.2294618675000001E-2" table:style-name="ce1">
            <text:p>0.052294619</text:p>
          </table:table-cell>
          <table:table-cell office:value-type="float" office:value="1.5140523048200001E-2" table:style-name="ce1">
            <text:p>0.015140523</text:p>
          </table:table-cell>
          <table:table-cell office:value-type="float" office:value="0.98549292845299996" table:style-name="ce1">
            <text:p>0.985492928</text:p>
          </table:table-cell>
          <table:table-cell office:value-type="float" office:value="0.81583055786799996" table:style-name="ce1">
            <text:p>0.815830558</text:p>
          </table:table-cell>
          <table:table-cell office:value-type="float" office:value="0.98467799545400003" table:style-name="ce1">
            <text:p>0.984677995</text:p>
          </table:table-cell>
          <table:table-cell office:value-type="float" office:value="0.98508529341100004" table:style-name="ce1">
            <text:p>0.985085293</text:p>
          </table:table-cell>
          <table:table-cell office:value-type="float" office:value="0.97245199999999998" table:style-name="ce1">
            <text:p>0.972452</text:p>
          </table:table-cell>
          <table:table-cell office:value-type="float" office:value="0.18416944213200001" table:style-name="ce1">
            <text:p>0.184169442</text:p>
          </table:table-cell>
          <table:table-cell office:value-type="float" office:value="227436" table:style-name="ce1">
            <text:p>227436</text:p>
          </table:table-cell>
          <table:table-cell office:value-type="float" office:value="3539" table:style-name="ce1">
            <text:p>3539</text:p>
          </table:table-cell>
          <table:table-cell office:value-type="float" office:value="15677" table:style-name="ce1">
            <text:p>15677</text:p>
          </table:table-cell>
          <table:table-cell office:value-type="float" office:value="3348" table:style-name="ce1">
            <text:p>3348</text:p>
          </table:table-cell>
          <table:table-cell office:value-type="float" office:value="230784" table:style-name="ce1">
            <text:p>230784</text:p>
          </table:table-cell>
          <table:table-cell office:value-type="float" office:value="230975" table:style-name="ce1">
            <text:p>230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81990533720400005" table:style-name="ce1">
            <text:p>0.819905337</text:p>
          </table:table-cell>
          <table:table-cell office:value-type="float" office:value="0.69477929445099995" table:style-name="ce1">
            <text:p>0.694779294</text:p>
          </table:table-cell>
          <table:table-cell office:value-type="float" office:value="0.90066174316100001" table:style-name="ce1">
            <text:p>0.900661743</text:p>
          </table:table-cell>
          <table:table-cell office:value-type="float" office:value="0.97147942028199996" table:style-name="ce1">
            <text:p>0.97147942</text:p>
          </table:table-cell>
          <table:table-cell office:value-type="float" office:value="0.94986671704600001" table:style-name="ce1">
            <text:p>0.949866717</text:p>
          </table:table-cell>
          <table:table-cell office:value-type="float" office:value="0.188456415071" table:style-name="ce1">
            <text:p>0.188456415</text:p>
          </table:table-cell>
          <table:table-cell office:value-type="float" office:value="0.80499133459500005" table:style-name="ce1">
            <text:p>0.804991335</text:p>
          </table:table-cell>
          <table:table-cell office:value-type="float" office:value="0.99500536073800006" table:style-name="ce1">
            <text:p>0.995005361</text:p>
          </table:table-cell>
          <table:table-cell office:value-type="float" office:value="0.23435188925600001" table:style-name="ce1">
            <text:p>0.234351889</text:p>
          </table:table-cell>
          <table:table-cell office:value-type="float" office:value="1.41421356237309" table:style-name="ce1">
            <text:p>1.414213562</text:p>
          </table:table-cell>
          <table:table-cell office:value-type="float" office:value="0.18027898735211101" table:style-name="ce1">
            <text:p>0.180278987</text:p>
          </table:table-cell>
          <table:table-cell office:value-type="float" office:value="0.31061391994499998" table:style-name="ce1">
            <text:p>0.31061392</text:p>
          </table:table-cell>
          <table:table-cell office:value-type="float" office:value="1.2521308953745499E-2" table:style-name="ce1">
            <text:p>0.012521309</text:p>
          </table:table-cell>
          <table:table-cell office:value-type="float" office:value="5.2294618675000001E-2" table:style-name="ce1">
            <text:p>0.052294619</text:p>
          </table:table-cell>
          <table:table-cell office:value-type="float" office:value="0.21965299483299999" table:style-name="ce1">
            <text:p>0.219652995</text:p>
          </table:table-cell>
          <table:table-cell office:value-type="float" office:value="0.81583055786799996" table:style-name="ce1">
            <text:p>0.815830558</text:p>
          </table:table-cell>
          <table:table-cell office:value-type="float" office:value="0.98549292845299996" table:style-name="ce1">
            <text:p>0.985492928</text:p>
          </table:table-cell>
          <table:table-cell office:value-type="float" office:value="0.82402102496700003" table:style-name="ce1">
            <text:p>0.824021025</text:p>
          </table:table-cell>
          <table:table-cell office:value-type="float" office:value="0.81990533720400005" table:style-name="ce1">
            <text:p>0.819905337</text:p>
          </table:table-cell>
          <table:table-cell office:value-type="float" office:value="0.97245199999999998" table:style-name="ce1">
            <text:p>0.972452</text:p>
          </table:table-cell>
          <table:table-cell office:value-type="float" office:value="1.45070715474E-2" table:style-name="ce1">
            <text:p>0.014507072</text:p>
          </table:table-cell>
          <table:table-cell office:value-type="float" office:value="15677" table:style-name="ce1">
            <text:p>15677</text:p>
          </table:table-cell>
          <table:table-cell office:value-type="float" office:value="3348" table:style-name="ce1">
            <text:p>3348</text:p>
          </table:table-cell>
          <table:table-cell office:value-type="float" office:value="227436" table:style-name="ce1">
            <text:p>227436</text:p>
          </table:table-cell>
          <table:table-cell office:value-type="float" office:value="3539" table:style-name="ce1">
            <text:p>3539</text:p>
          </table:table-cell>
          <table:table-cell office:value-type="float" office:value="19216" table:style-name="ce1">
            <text:p>19216</text:p>
          </table:table-cell>
          <table:table-cell office:value-type="float" office:value="19025" table:style-name="ce1">
            <text:p>19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Uscl2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66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6850373210399998" table:style-name="ce1">
            <text:p>0.968503732</text:p>
          </table:table-cell>
          <table:table-cell office:value-type="float" office:value="0.93893091254600003" table:style-name="ce1">
            <text:p>0.938930913</text:p>
          </table:table-cell>
          <table:table-cell office:value-type="float" office:value="0.79182366462099996" table:style-name="ce1">
            <text:p>0.791823665</text:p>
          </table:table-cell>
          <table:table-cell office:value-type="float" office:value="0.93998461930499999" table:style-name="ce1">
            <text:p>0.939984619</text:p>
          </table:table-cell>
          <table:table-cell office:value-type="float" office:value="1.03006329828" table:style-name="ce1">
            <text:p>1.030063298</text:p>
          </table:table-cell>
          <table:table-cell office:value-type="float" office:value="0.63327453569699999" table:style-name="ce1">
            <text:p>0.633274536</text:p>
          </table:table-cell>
          <table:table-cell office:value-type="float" office:value="0.59481079304600004" table:style-name="ce1">
            <text:p>0.594810793</text:p>
          </table:table-cell>
          <table:table-cell office:value-type="float" office:value="0.99823044928399995" table:style-name="ce1">
            <text:p>0.998230449</text:p>
          </table:table-cell>
          <table:table-cell office:value-type="float" office:value="0.13394934838100001" table:style-name="ce1">
            <text:p>0.133949348</text:p>
          </table:table-cell>
          <table:table-cell office:value-type="float" office:value="3" table:style-name="ce1">
            <text:p>3</text:p>
          </table:table-cell>
          <table:table-cell office:value-type="float" office:value="4.0580396606448403E-2" table:style-name="ce1">
            <text:p>0.040580397</text:p>
          </table:table-cell>
          <table:table-cell office:value-type="float" office:value="0.520321492818" table:style-name="ce1">
            <text:p>0.520321493</text:p>
          </table:table-cell>
          <table:table-cell office:value-type="float" office:value="7.9793422431150701E-4" table:style-name="ce1">
            <text:p>0.000797934</text:p>
          </table:table-cell>
          <table:table-cell office:value-type="float" office:value="2.8872018021299999E-2" table:style-name="ce1">
            <text:p>0.028872018</text:p>
          </table:table-cell>
          <table:table-cell office:value-type="float" office:value="3.2520543651099999E-2" table:style-name="ce1">
            <text:p>0.032520544</text:p>
          </table:table-cell>
          <table:table-cell office:value-type="float" office:value="0.97022058663800004" table:style-name="ce1">
            <text:p>0.970220587</text:p>
          </table:table-cell>
          <table:table-cell office:value-type="float" office:value="0.61342674260399999" table:style-name="ce1">
            <text:p>0.613426743</text:p>
          </table:table-cell>
          <table:table-cell office:value-type="float" office:value="0.96679294295899998" table:style-name="ce1">
            <text:p>0.966792943</text:p>
          </table:table-cell>
          <table:table-cell office:value-type="float" office:value="0.96850373210399998" table:style-name="ce1">
            <text:p>0.968503732</text:p>
          </table:table-cell>
          <table:table-cell office:value-type="float" office:value="0.94190399999999996" table:style-name="ce1">
            <text:p>0.941904</text:p>
          </table:table-cell>
          <table:table-cell office:value-type="float" office:value="0.38657325739600001" table:style-name="ce1">
            <text:p>0.386573257</text:p>
          </table:table-cell>
          <table:table-cell office:value-type="float" office:value="223305" table:style-name="ce1">
            <text:p>223305</text:p>
          </table:table-cell>
          <table:table-cell office:value-type="float" office:value="7670" table:style-name="ce1">
            <text:p>7670</text:p>
          </table:table-cell>
          <table:table-cell office:value-type="float" office:value="12171" table:style-name="ce1">
            <text:p>12171</text:p>
          </table:table-cell>
          <table:table-cell office:value-type="float" office:value="6854" table:style-name="ce1">
            <text:p>6854</text:p>
          </table:table-cell>
          <table:table-cell office:value-type="float" office:value="230159" table:style-name="ce1">
            <text:p>230159</text:p>
          </table:table-cell>
          <table:table-cell office:value-type="float" office:value="230975" table:style-name="ce1">
            <text:p>230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62630576853800002" table:style-name="ce1">
            <text:p>0.626305769</text:p>
          </table:table-cell>
          <table:table-cell office:value-type="float" office:value="0.45592807641900002" table:style-name="ce1">
            <text:p>0.455928076</text:p>
          </table:table-cell>
          <table:table-cell office:value-type="float" office:value="0.79182366462099996" table:style-name="ce1">
            <text:p>0.791823665</text:p>
          </table:table-cell>
          <table:table-cell office:value-type="float" office:value="0.93998461930499999" table:style-name="ce1">
            <text:p>0.939984619</text:p>
          </table:table-cell>
          <table:table-cell office:value-type="float" office:value="1.03006329828" table:style-name="ce1">
            <text:p>1.030063298</text:p>
          </table:table-cell>
          <table:table-cell office:value-type="float" office:value="0.63327453569699999" table:style-name="ce1">
            <text:p>0.633274536</text:p>
          </table:table-cell>
          <table:table-cell office:value-type="float" office:value="0.59481079304600004" table:style-name="ce1">
            <text:p>0.594810793</text:p>
          </table:table-cell>
          <table:table-cell office:value-type="float" office:value="0.97900478567399996" table:style-name="ce1">
            <text:p>0.979004786</text:p>
          </table:table-cell>
          <table:table-cell office:value-type="float" office:value="0.13394934838100001" table:style-name="ce1">
            <text:p>0.133949348</text:p>
          </table:table-cell>
          <table:table-cell office:value-type="float" office:value="4.2426406871192803" table:style-name="ce1">
            <text:p>4.242640687</text:p>
          </table:table-cell>
          <table:table-cell office:value-type="float" office:value="0.49377299004557101" table:style-name="ce1">
            <text:p>0.49377299</text:p>
          </table:table-cell>
          <table:table-cell office:value-type="float" office:value="0.520321492818" table:style-name="ce1">
            <text:p>0.520321493</text:p>
          </table:table-cell>
          <table:table-cell office:value-type="float" office:value="2.4838650927011801E-2" table:style-name="ce1">
            <text:p>0.024838651</text:p>
          </table:table-cell>
          <table:table-cell office:value-type="float" office:value="2.8872018021299999E-2" table:style-name="ce1">
            <text:p>0.028872018</text:p>
          </table:table-cell>
          <table:table-cell office:value-type="float" office:value="0.59666420179099999" table:style-name="ce1">
            <text:p>0.596664202</text:p>
          </table:table-cell>
          <table:table-cell office:value-type="float" office:value="0.61342674260399999" table:style-name="ce1">
            <text:p>0.613426743</text:p>
          </table:table-cell>
          <table:table-cell office:value-type="float" office:value="0.97022058663800004" table:style-name="ce1">
            <text:p>0.970220587</text:p>
          </table:table-cell>
          <table:table-cell office:value-type="float" office:value="0.63973718791099998" table:style-name="ce1">
            <text:p>0.639737188</text:p>
          </table:table-cell>
          <table:table-cell office:value-type="float" office:value="0.62630576853800002" table:style-name="ce1">
            <text:p>0.626305769</text:p>
          </table:table-cell>
          <table:table-cell office:value-type="float" office:value="0.94190399999999996" table:style-name="ce1">
            <text:p>0.941904</text:p>
          </table:table-cell>
          <table:table-cell office:value-type="float" office:value="2.97794133621E-2" table:style-name="ce1">
            <text:p>0.029779413</text:p>
          </table:table-cell>
          <table:table-cell office:value-type="float" office:value="12171" table:style-name="ce1">
            <text:p>12171</text:p>
          </table:table-cell>
          <table:table-cell office:value-type="float" office:value="6854" table:style-name="ce1">
            <text:p>6854</text:p>
          </table:table-cell>
          <table:table-cell office:value-type="float" office:value="223305" table:style-name="ce1">
            <text:p>223305</text:p>
          </table:table-cell>
          <table:table-cell office:value-type="float" office:value="7670" table:style-name="ce1">
            <text:p>7670</text:p>
          </table:table-cell>
          <table:table-cell office:value-type="float" office:value="19841" table:style-name="ce1">
            <text:p>19841</text:p>
          </table:table-cell>
          <table:table-cell office:value-type="float" office:value="19025" table:style-name="ce1">
            <text:p>19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Uscl3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67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6438822153699999" table:style-name="ce1">
            <text:p>0.964388222</text:p>
          </table:table-cell>
          <table:table-cell office:value-type="float" office:value="0.93122562102200002" table:style-name="ce1">
            <text:p>0.931225621</text:p>
          </table:table-cell>
          <table:table-cell office:value-type="float" office:value="0.76582272684300001" table:style-name="ce1">
            <text:p>0.765822727</text:p>
          </table:table-cell>
          <table:table-cell office:value-type="float" office:value="0.93221607470099999" table:style-name="ce1">
            <text:p>0.932216075</text:p>
          </table:table-cell>
          <table:table-cell office:value-type="float" office:value="1.01582926693" table:style-name="ce1">
            <text:p>1.015829267</text:p>
          </table:table-cell>
          <table:table-cell office:value-type="float" office:value="0.81033108697300005" table:style-name="ce1">
            <text:p>0.810331087</text:p>
          </table:table-cell>
          <table:table-cell office:value-type="float" office:value="0.54410645356700005" table:style-name="ce1">
            <text:p>0.544106454</text:p>
          </table:table-cell>
          <table:table-cell office:value-type="float" office:value="0.99781534810200001" table:style-name="ce1">
            <text:p>0.997815348</text:p>
          </table:table-cell>
          <table:table-cell office:value-type="float" office:value="0.11444842126300001" table:style-name="ce1">
            <text:p>0.114448421</text:p>
          </table:table-cell>
          <table:table-cell office:value-type="float" office:value="3" table:style-name="ce1">
            <text:p>3</text:p>
          </table:table-cell>
          <table:table-cell office:value-type="float" office:value="4.7220208831324897E-2" table:style-name="ce1">
            <text:p>0.047220209</text:p>
          </table:table-cell>
          <table:table-cell office:value-type="float" office:value="0.56201916195099999" table:style-name="ce1">
            <text:p>0.562019162</text:p>
          </table:table-cell>
          <table:table-cell office:value-type="float" office:value="3.8982850400581597E-4" table:style-name="ce1">
            <text:p>0.000389829</text:p>
          </table:table-cell>
          <table:table-cell office:value-type="float" office:value="4.0430116235099997E-2" table:style-name="ce1">
            <text:p>0.040430116</text:p>
          </table:table-cell>
          <table:table-cell office:value-type="float" office:value="3.6926807760100003E-2" table:style-name="ce1">
            <text:p>0.036926808</text:p>
          </table:table-cell>
          <table:table-cell office:value-type="float" office:value="0.96649968691300003" table:style-name="ce1">
            <text:p>0.966499687</text:p>
          </table:table-cell>
          <table:table-cell office:value-type="float" office:value="0.56514576677299999" table:style-name="ce1">
            <text:p>0.565145767</text:p>
          </table:table-cell>
          <table:table-cell office:value-type="float" office:value="0.96228596168400005" table:style-name="ce1">
            <text:p>0.962285962</text:p>
          </table:table-cell>
          <table:table-cell office:value-type="float" office:value="0.96438822153699999" table:style-name="ce1">
            <text:p>0.964388222</text:p>
          </table:table-cell>
          <table:table-cell office:value-type="float" office:value="0.93433999999999995" table:style-name="ce1">
            <text:p>0.93434</text:p>
          </table:table-cell>
          <table:table-cell office:value-type="float" office:value="0.43485423322700001" table:style-name="ce1">
            <text:p>0.434854233</text:p>
          </table:table-cell>
          <table:table-cell office:value-type="float" office:value="222264" table:style-name="ce1">
            <text:p>222264</text:p>
          </table:table-cell>
          <table:table-cell office:value-type="float" office:value="8711" table:style-name="ce1">
            <text:p>8711</text:p>
          </table:table-cell>
          <table:table-cell office:value-type="float" office:value="11321" table:style-name="ce1">
            <text:p>11321</text:p>
          </table:table-cell>
          <table:table-cell office:value-type="float" office:value="7704" table:style-name="ce1">
            <text:p>7704</text:p>
          </table:table-cell>
          <table:table-cell office:value-type="float" office:value="229968" table:style-name="ce1">
            <text:p>229968</text:p>
          </table:table-cell>
          <table:table-cell office:value-type="float" office:value="230975" table:style-name="ce1">
            <text:p>230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57971682412900005" table:style-name="ce1">
            <text:p>0.579716824</text:p>
          </table:table-cell>
          <table:table-cell office:value-type="float" office:value="0.40816988751099997" table:style-name="ce1">
            <text:p>0.408169888</text:p>
          </table:table-cell>
          <table:table-cell office:value-type="float" office:value="0.76582272684300001" table:style-name="ce1">
            <text:p>0.765822727</text:p>
          </table:table-cell>
          <table:table-cell office:value-type="float" office:value="0.93221607470099999" table:style-name="ce1">
            <text:p>0.932216075</text:p>
          </table:table-cell>
          <table:table-cell office:value-type="float" office:value="1.01582926693" table:style-name="ce1">
            <text:p>1.015829267</text:p>
          </table:table-cell>
          <table:table-cell office:value-type="float" office:value="0.81033108697300005" table:style-name="ce1">
            <text:p>0.810331087</text:p>
          </table:table-cell>
          <table:table-cell office:value-type="float" office:value="0.54410645356700005" table:style-name="ce1">
            <text:p>0.544106454</text:p>
          </table:table-cell>
          <table:table-cell office:value-type="float" office:value="0.97421716977799999" table:style-name="ce1">
            <text:p>0.97421717</text:p>
          </table:table-cell>
          <table:table-cell office:value-type="float" office:value="0.11444842126300001" table:style-name="ce1">
            <text:p>0.114448421</text:p>
          </table:table-cell>
          <table:table-cell office:value-type="float" office:value="4.2426406871192803" table:style-name="ce1">
            <text:p>4.242640687</text:p>
          </table:table-cell>
          <table:table-cell office:value-type="float" office:value="0.57343642732219202" table:style-name="ce1">
            <text:p>0.573436427</text:p>
          </table:table-cell>
          <table:table-cell office:value-type="float" office:value="0.56201916195099999" table:style-name="ce1">
            <text:p>0.562019162</text:p>
          </table:table-cell>
          <table:table-cell office:value-type="float" office:value="1.2386630822074101E-2" table:style-name="ce1">
            <text:p>0.012386631</text:p>
          </table:table-cell>
          <table:table-cell office:value-type="float" office:value="4.0430116235099997E-2" table:style-name="ce1">
            <text:p>0.040430116</text:p>
          </table:table-cell>
          <table:table-cell office:value-type="float" office:value="0.72498012543099999" table:style-name="ce1">
            <text:p>0.724980125</text:p>
          </table:table-cell>
          <table:table-cell office:value-type="float" office:value="0.56514576677299999" table:style-name="ce1">
            <text:p>0.565145767</text:p>
          </table:table-cell>
          <table:table-cell office:value-type="float" office:value="0.96649968691300003" table:style-name="ce1">
            <text:p>0.966499687</text:p>
          </table:table-cell>
          <table:table-cell office:value-type="float" office:value="0.59505913271999999" table:style-name="ce1">
            <text:p>0.595059133</text:p>
          </table:table-cell>
          <table:table-cell office:value-type="float" office:value="0.57971682412900005" table:style-name="ce1">
            <text:p>0.579716824</text:p>
          </table:table-cell>
          <table:table-cell office:value-type="float" office:value="0.93433999999999995" table:style-name="ce1">
            <text:p>0.93434</text:p>
          </table:table-cell>
          <table:table-cell office:value-type="float" office:value="3.3500313087000001E-2" table:style-name="ce1">
            <text:p>0.033500313</text:p>
          </table:table-cell>
          <table:table-cell office:value-type="float" office:value="11321" table:style-name="ce1">
            <text:p>11321</text:p>
          </table:table-cell>
          <table:table-cell office:value-type="float" office:value="7704" table:style-name="ce1">
            <text:p>7704</text:p>
          </table:table-cell>
          <table:table-cell office:value-type="float" office:value="222264" table:style-name="ce1">
            <text:p>222264</text:p>
          </table:table-cell>
          <table:table-cell office:value-type="float" office:value="8711" table:style-name="ce1">
            <text:p>8711</text:p>
          </table:table-cell>
          <table:table-cell office:value-type="float" office:value="20032" table:style-name="ce1">
            <text:p>20032</text:p>
          </table:table-cell>
          <table:table-cell office:value-type="float" office:value="19025" table:style-name="ce1">
            <text:p>19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Uscl4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68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5687703917400002" table:style-name="ce1">
            <text:p>0.956877039</text:p>
          </table:table-cell>
          <table:table-cell office:value-type="float" office:value="0.91731950604900003" table:style-name="ce1">
            <text:p>0.917319506</text:p>
          </table:table-cell>
          <table:table-cell office:value-type="float" office:value="0.72007065462099995" table:style-name="ce1">
            <text:p>0.720070655</text:p>
          </table:table-cell>
          <table:table-cell office:value-type="float" office:value="0.91819091069199998" table:style-name="ce1">
            <text:p>0.918190911</text:p>
          </table:table-cell>
          <table:table-cell office:value-type="float" office:value="0.99179783039500002" table:style-name="ce1">
            <text:p>0.99179783</text:p>
          </table:table-cell>
          <table:table-cell office:value-type="float" office:value="0.84678031700699996" table:style-name="ce1">
            <text:p>0.846780317</text:p>
          </table:table-cell>
          <table:table-cell office:value-type="float" office:value="0.45609662424000003" table:style-name="ce1">
            <text:p>0.456096624</text:p>
          </table:table-cell>
          <table:table-cell office:value-type="float" office:value="0.99654182179999995" table:style-name="ce1">
            <text:p>0.996541822</text:p>
          </table:table-cell>
          <table:table-cell office:value-type="float" office:value="8.4434700793799999E-2" table:style-name="ce1">
            <text:p>0.084434701</text:p>
          </table:table-cell>
          <table:table-cell office:value-type="float" office:value="3" table:style-name="ce1">
            <text:p>3</text:p>
          </table:table-cell>
          <table:table-cell office:value-type="float" office:value="6.0527753049092199E-2" table:style-name="ce1">
            <text:p>0.060527753</text:p>
          </table:table-cell>
          <table:table-cell office:value-type="float" office:value="0.63023275269400003" table:style-name="ce1">
            <text:p>0.630232753</text:p>
          </table:table-cell>
          <table:table-cell office:value-type="float" office:value="8.25574256731537E-4" table:style-name="ce1">
            <text:p>0.000825574</text:p>
          </table:table-cell>
          <table:table-cell office:value-type="float" office:value="6.0162242253099997E-2" table:style-name="ce1">
            <text:p>0.060162242</text:p>
          </table:table-cell>
          <table:table-cell office:value-type="float" office:value="4.50663555093E-2" table:style-name="ce1">
            <text:p>0.045066356</text:p>
          </table:table-cell>
          <table:table-cell office:value-type="float" office:value="0.96019757349099999" table:style-name="ce1">
            <text:p>0.960197573</text:p>
          </table:table-cell>
          <table:table-cell office:value-type="float" office:value="0.479943735752" table:style-name="ce1">
            <text:p>0.479943736</text:p>
          </table:table-cell>
          <table:table-cell office:value-type="float" office:value="0.95357939170899997" table:style-name="ce1">
            <text:p>0.953579392</text:p>
          </table:table-cell>
          <table:table-cell office:value-type="float" office:value="0.95687703917400002" table:style-name="ce1">
            <text:p>0.956877039</text:p>
          </table:table-cell>
          <table:table-cell office:value-type="float" office:value="0.92059199999999997" table:style-name="ce1">
            <text:p>0.920592</text:p>
          </table:table-cell>
          <table:table-cell office:value-type="float" office:value="0.520056264248" table:style-name="ce1">
            <text:p>0.520056264</text:p>
          </table:table-cell>
          <table:table-cell office:value-type="float" office:value="220253" table:style-name="ce1">
            <text:p>220253</text:p>
          </table:table-cell>
          <table:table-cell office:value-type="float" office:value="10722" table:style-name="ce1">
            <text:p>10722</text:p>
          </table:table-cell>
          <table:table-cell office:value-type="float" office:value="9895" table:style-name="ce1">
            <text:p>9895</text:p>
          </table:table-cell>
          <table:table-cell office:value-type="float" office:value="9130" table:style-name="ce1">
            <text:p>9130</text:p>
          </table:table-cell>
          <table:table-cell office:value-type="float" office:value="229383" table:style-name="ce1">
            <text:p>229383</text:p>
          </table:table-cell>
          <table:table-cell office:value-type="float" office:value="230975" table:style-name="ce1">
            <text:p>230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49921800110999998" table:style-name="ce1">
            <text:p>0.499218001</text:p>
          </table:table-cell>
          <table:table-cell office:value-type="float" office:value="0.33263858540399999" table:style-name="ce1">
            <text:p>0.332638585</text:p>
          </table:table-cell>
          <table:table-cell office:value-type="float" office:value="0.72007065462099995" table:style-name="ce1">
            <text:p>0.720070655</text:p>
          </table:table-cell>
          <table:table-cell office:value-type="float" office:value="0.91819091069199998" table:style-name="ce1">
            <text:p>0.918190911</text:p>
          </table:table-cell>
          <table:table-cell office:value-type="float" office:value="0.99179783039500002" table:style-name="ce1">
            <text:p>0.99179783</text:p>
          </table:table-cell>
          <table:table-cell office:value-type="float" office:value="0.84678031700699996" table:style-name="ce1">
            <text:p>0.846780317</text:p>
          </table:table-cell>
          <table:table-cell office:value-type="float" office:value="0.45609662424000003" table:style-name="ce1">
            <text:p>0.456096624</text:p>
          </table:table-cell>
          <table:table-cell office:value-type="float" office:value="0.95984057313000004" table:style-name="ce1">
            <text:p>0.959840573</text:p>
          </table:table-cell>
          <table:table-cell office:value-type="float" office:value="8.4434700793799999E-2" table:style-name="ce1">
            <text:p>0.084434701</text:p>
          </table:table-cell>
          <table:table-cell office:value-type="float" office:value="7.0710678118654702" table:style-name="ce1">
            <text:p>7.071067812</text:p>
          </table:table-cell>
          <table:table-cell office:value-type="float" office:value="0.76391269688204799" table:style-name="ce1">
            <text:p>0.763912697</text:p>
          </table:table-cell>
          <table:table-cell office:value-type="float" office:value="0.63023275269400003" table:style-name="ce1">
            <text:p>0.630232753</text:p>
          </table:table-cell>
          <table:table-cell office:value-type="float" office:value="2.48869652488483E-2" table:style-name="ce1">
            <text:p>0.024886965</text:p>
          </table:table-cell>
          <table:table-cell office:value-type="float" office:value="6.0162242253099997E-2" table:style-name="ce1">
            <text:p>0.060162242</text:p>
          </table:table-cell>
          <table:table-cell office:value-type="float" office:value="1.0031328954000001" table:style-name="ce1">
            <text:p>1.003132895</text:p>
          </table:table-cell>
          <table:table-cell office:value-type="float" office:value="0.479943735752" table:style-name="ce1">
            <text:p>0.479943736</text:p>
          </table:table-cell>
          <table:table-cell office:value-type="float" office:value="0.96019757349099999" table:style-name="ce1">
            <text:p>0.960197573</text:p>
          </table:table-cell>
          <table:table-cell office:value-type="float" office:value="0.52010512483600002" table:style-name="ce1">
            <text:p>0.520105125</text:p>
          </table:table-cell>
          <table:table-cell office:value-type="float" office:value="0.49921800110999998" table:style-name="ce1">
            <text:p>0.499218001</text:p>
          </table:table-cell>
          <table:table-cell office:value-type="float" office:value="0.92059199999999997" table:style-name="ce1">
            <text:p>0.920592</text:p>
          </table:table-cell>
          <table:table-cell office:value-type="float" office:value="3.9802426509400003E-2" table:style-name="ce1">
            <text:p>0.039802427</text:p>
          </table:table-cell>
          <table:table-cell office:value-type="float" office:value="9895" table:style-name="ce1">
            <text:p>9895</text:p>
          </table:table-cell>
          <table:table-cell office:value-type="float" office:value="9130" table:style-name="ce1">
            <text:p>9130</text:p>
          </table:table-cell>
          <table:table-cell office:value-type="float" office:value="220253" table:style-name="ce1">
            <text:p>220253</text:p>
          </table:table-cell>
          <table:table-cell office:value-type="float" office:value="10722" table:style-name="ce1">
            <text:p>10722</text:p>
          </table:table-cell>
          <table:table-cell office:value-type="float" office:value="20617" table:style-name="ce1">
            <text:p>20617</text:p>
          </table:table-cell>
          <table:table-cell office:value-type="float" office:value="19025" table:style-name="ce1">
            <text:p>190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Uscl5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69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5513072655300002" table:style-name="ce1">
            <text:p>0.955130727</text:p>
          </table:table-cell>
          <table:table-cell office:value-type="float" office:value="0.914115048481" table:style-name="ce1">
            <text:p>0.914115048</text:p>
          </table:table-cell>
          <table:table-cell office:value-type="float" office:value="0.709951166385" table:style-name="ce1">
            <text:p>0.709951166</text:p>
          </table:table-cell>
          <table:table-cell office:value-type="float" office:value="0.91497387064199998" table:style-name="ce1">
            <text:p>0.914973871</text:p>
          </table:table-cell>
          <table:table-cell office:value-type="float" office:value="0.98681081040999996" table:style-name="ce1">
            <text:p>0.98681081</text:p>
          </table:table-cell>
          <table:table-cell office:value-type="float" office:value="0.74815437713900002" table:style-name="ce1">
            <text:p>0.748154377</text:p>
          </table:table-cell>
          <table:table-cell office:value-type="float" office:value="0.43689736073800001" table:style-name="ce1">
            <text:p>0.436897361</text:p>
          </table:table-cell>
          <table:table-cell office:value-type="float" office:value="0.99610786706300003" table:style-name="ce1">
            <text:p>0.996107867</text:p>
          </table:table-cell>
          <table:table-cell office:value-type="float" office:value="7.8511008669699997E-2" table:style-name="ce1">
            <text:p>0.078511009</text:p>
          </table:table-cell>
          <table:table-cell office:value-type="float" office:value="3" table:style-name="ce1">
            <text:p>3</text:p>
          </table:table-cell>
          <table:table-cell office:value-type="float" office:value="6.3708323458473798E-2" table:style-name="ce1">
            <text:p>0.063708323</text:p>
          </table:table-cell>
          <table:table-cell office:value-type="float" office:value="0.64484089247800003" table:style-name="ce1">
            <text:p>0.644840892</text:p>
          </table:table-cell>
          <table:table-cell office:value-type="float" office:value="3.8959526218881901E-4" table:style-name="ce1">
            <text:p>0.000389595</text:p>
          </table:table-cell>
          <table:table-cell office:value-type="float" office:value="6.4477212246000004E-2" table:style-name="ce1">
            <text:p>0.064477212</text:p>
          </table:table-cell>
          <table:table-cell office:value-type="float" office:value="4.6977101876600001E-2" table:style-name="ce1">
            <text:p>0.046977102</text:p>
          </table:table-cell>
          <table:table-cell office:value-type="float" office:value="0.95886274783600001" table:style-name="ce1">
            <text:p>0.958862748</text:p>
          </table:table-cell>
          <table:table-cell office:value-type="float" office:value="0.46103958493500002" table:style-name="ce1">
            <text:p>0.461039585</text:p>
          </table:table-cell>
          <table:table-cell office:value-type="float" office:value="0.95142764368400001" table:style-name="ce1">
            <text:p>0.951427644</text:p>
          </table:table-cell>
          <table:table-cell office:value-type="float" office:value="0.95513072655300002" table:style-name="ce1">
            <text:p>0.955130727</text:p>
          </table:table-cell>
          <table:table-cell office:value-type="float" office:value="0.91741200000000001" table:style-name="ce1">
            <text:p>0.917412</text:p>
          </table:table-cell>
          <table:table-cell office:value-type="float" office:value="0.53896041506500003" table:style-name="ce1">
            <text:p>0.538960415</text:p>
          </table:table-cell>
          <table:table-cell office:value-type="float" office:value="219756" table:style-name="ce1">
            <text:p>219756</text:p>
          </table:table-cell>
          <table:table-cell office:value-type="float" office:value="11219" table:style-name="ce1">
            <text:p>11219</text:p>
          </table:table-cell>
          <table:table-cell office:value-type="float" office:value="9597" table:style-name="ce1">
            <text:p>9597</text:p>
          </table:table-cell>
          <table:table-cell office:value-type="float" office:value="9428" table:style-name="ce1">
            <text:p>9428</text:p>
          </table:table-cell>
          <table:table-cell office:value-type="float" office:value="229184" table:style-name="ce1">
            <text:p>229184</text:p>
          </table:table-cell>
          <table:table-cell office:value-type="float" office:value="230975" table:style-name="ce1">
            <text:p>230975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48176501593799997" table:style-name="ce1">
            <text:p>0.481765016</text:p>
          </table:table-cell>
          <table:table-cell office:value-type="float" office:value="0.31731913767999997" table:style-name="ce1">
            <text:p>0.317319138</text:p>
          </table:table-cell>
          <table:table-cell office:value-type="float" office:value="0.709951166385" table:style-name="ce1">
            <text:p>0.709951166</text:p>
          </table:table-cell>
          <table:table-cell office:value-type="float" office:value="0.91497387064199998" table:style-name="ce1">
            <text:p>0.914973871</text:p>
          </table:table-cell>
          <table:table-cell office:value-type="float" office:value="0.98681081040999996" table:style-name="ce1">
            <text:p>0.98681081</text:p>
          </table:table-cell>
          <table:table-cell office:value-type="float" office:value="0.74815437713900002" table:style-name="ce1">
            <text:p>0.748154377</text:p>
          </table:table-cell>
          <table:table-cell office:value-type="float" office:value="0.43689736073800001" table:style-name="ce1">
            <text:p>0.436897361</text:p>
          </table:table-cell>
          <table:table-cell office:value-type="float" office:value="0.95504630907900001" table:style-name="ce1">
            <text:p>0.955046309</text:p>
          </table:table-cell>
          <table:table-cell office:value-type="float" office:value="7.8511008669699997E-2" table:style-name="ce1">
            <text:p>0.078511009</text:p>
          </table:table-cell>
          <table:table-cell office:value-type="float" office:value="7.0710678118654702" table:style-name="ce1">
            <text:p>7.071067812</text:p>
          </table:table-cell>
          <table:table-cell office:value-type="float" office:value="0.80714884695064704" table:style-name="ce1">
            <text:p>0.807148847</text:p>
          </table:table-cell>
          <table:table-cell office:value-type="float" office:value="0.64484089247800003" table:style-name="ce1">
            <text:p>0.644840892</text:p>
          </table:table-cell>
          <table:table-cell office:value-type="float" office:value="1.2262435861064E-2" table:style-name="ce1">
            <text:p>0.012262436</text:p>
          </table:table-cell>
          <table:table-cell office:value-type="float" office:value="6.4477212246000004E-2" table:style-name="ce1">
            <text:p>0.064477212</text:p>
          </table:table-cell>
          <table:table-cell office:value-type="float" office:value="1.07570073981" table:style-name="ce1">
            <text:p>1.07570074</text:p>
          </table:table-cell>
          <table:table-cell office:value-type="float" office:value="0.46103958493500002" table:style-name="ce1">
            <text:p>0.461039585</text:p>
          </table:table-cell>
          <table:table-cell office:value-type="float" office:value="0.95886274783600001" table:style-name="ce1">
            <text:p>0.958862748</text:p>
          </table:table-cell>
          <table:table-cell office:value-type="float" office:value="0.50444152431" table:style-name="ce1">
            <text:p>0.504441524</text:p>
          </table:table-cell>
          <table:table-cell office:value-type="float" office:value="0.48176501593799997" table:style-name="ce1">
            <text:p>0.481765016</text:p>
          </table:table-cell>
          <table:table-cell office:value-type="float" office:value="0.91741200000000001" table:style-name="ce1">
            <text:p>0.917412</text:p>
          </table:table-cell>
          <table:table-cell office:value-type="float" office:value="4.11372521642E-2" table:style-name="ce1">
            <text:p>0.041137252</text:p>
          </table:table-cell>
          <table:table-cell office:value-type="float" office:value="9597" table:style-name="ce1">
            <text:p>9597</text:p>
          </table:table-cell>
          <table:table-cell office:value-type="float" office:value="9428" table:style-name="ce1">
            <text:p>9428</text:p>
          </table:table-cell>
          <table:table-cell office:value-type="float" office:value="219756" table:style-name="ce1">
            <text:p>219756</text:p>
          </table:table-cell>
          <table:table-cell office:value-type="float" office:value="11219" table:style-name="ce1">
            <text:p>11219</text:p>
          </table:table-cell>
          <table:table-cell office:value-type="float" office:value="20816" table:style-name="ce1">
            <text:p>20816</text:p>
          </table:table-cell>
          <table:table-cell office:value-type="float" office:value="19025" table:style-name="ce1">
            <text:p>19025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quare.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gr1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70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965000000000004" table:style-name="ce1">
            <text:p>0.99965</text:p>
          </table:table-cell>
          <table:table-cell office:value-type="float" office:value="0.99930024491400005" table:style-name="ce1">
            <text:p>0.999300245</text:p>
          </table:table-cell>
          <table:table-cell office:value-type="float" office:value="0.99562499999999998" table:style-name="ce1">
            <text:p>0.995625</text:p>
          </table:table-cell>
          <table:table-cell office:value-type="float" office:value="0.99930732589299998" table:style-name="ce1">
            <text:p>0.999307326</text:p>
          </table:table-cell>
          <table:table-cell office:value-type="float" office:value="0.99865689779599998" table:style-name="ce1">
            <text:p>0.998656898</text:p>
          </table:table-cell>
          <table:table-cell office:value-type="float" office:value="0.97680493100599997" table:style-name="ce1">
            <text:p>0.976804931</text:p>
          </table:table-cell>
          <table:table-cell office:value-type="float" office:value="0.99125003484700003" table:style-name="ce1">
            <text:p>0.991250035</text:p>
          </table:table-cell>
          <table:table-cell office:value-type="float" office:value="1" table:style-name="ce1">
            <text:p>1</text:p>
          </table:table-cell>
          <table:table-cell office:value-type="float" office:value="0.23515057170000001" table:style-name="ce1">
            <text:p>0.235150572</text:p>
          </table:table-cell>
          <table:table-cell office:value-type="float" office:value="1" table:style-name="ce1">
            <text:p>1</text:p>
          </table:table-cell>
          <table:table-cell office:value-type="float" office:value="3.5E-4" table:style-name="ce1">
            <text:p>0.00035</text:p>
          </table:table-cell>
          <table:table-cell office:value-type="float" office:value="1.42832347648E-2" table:style-name="ce1">
            <text:p>0.014283235</text:p>
          </table:table-cell>
          <table:table-cell office:value-type="float" office:value="0" table:style-name="ce1">
            <text:p>0</text:p>
          </table:table-cell>
          <table:table-cell office:value-type="float" office:value="1.34106E-3" table:style-name="ce1">
            <text:p>0.00134106</text:p>
          </table:table-cell>
          <table:table-cell office:value-type="float" office:value="3.5012254289000001E-4" table:style-name="ce1">
            <text:p>0.000350123</text:p>
          </table:table-cell>
          <table:table-cell office:value-type="float" office:value="0.99965000000000004" table:style-name="ce1">
            <text:p>0.99965</text:p>
          </table:table-cell>
          <table:table-cell office:value-type="float" office:value="0.99160000000000004" table:style-name="ce1">
            <text:p>0.9916</text:p>
          </table:table-cell>
          <table:table-cell office:value-type="float" office:value="0.99965000000000004" table:style-name="ce1">
            <text:p>0.99965</text:p>
          </table:table-cell>
          <table:table-cell office:value-type="float" office:value="0.99965000000000004" table:style-name="ce1">
            <text:p>0.99965</text:p>
          </table:table-cell>
          <table:table-cell office:value-type="float" office:value="0.99932799999999999" table:style-name="ce1">
            <text:p>0.999328</text:p>
          </table:table-cell>
          <table:table-cell office:value-type="float" office:value="8.3999999999999995E-3" table:style-name="ce1">
            <text:p>0.0084</text:p>
          </table:table-cell>
          <table:table-cell office:value-type="float" office:value="239916" table:style-name="ce1">
            <text:p>239916</text:p>
          </table:table-cell>
          <table:table-cell office:value-type="float" office:value="84" table:style-name="ce1">
            <text:p>84</text:p>
          </table:table-cell>
          <table:table-cell office:value-type="float" office:value="9916" table:style-name="ce1">
            <text:p>9916</text:p>
          </table:table-cell>
          <table:table-cell office:value-type="float" office:value="84" table:style-name="ce1">
            <text:p>84</text:p>
          </table:table-cell>
          <table:table-cell office:value-type="float" office:value="240000" table:style-name="ce1">
            <text:p>240000</text:p>
          </table:table-cell>
          <table:table-cell office:value-type="float" office:value="240000" table:style-name="ce1">
            <text:p>24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9160000000000004" table:style-name="ce1">
            <text:p>0.9916</text:p>
          </table:table-cell>
          <table:table-cell office:value-type="float" office:value="0.98333994446600004" table:style-name="ce1">
            <text:p>0.983339944</text:p>
          </table:table-cell>
          <table:table-cell office:value-type="float" office:value="0.99562499999999998" table:style-name="ce1">
            <text:p>0.995625</text:p>
          </table:table-cell>
          <table:table-cell office:value-type="float" office:value="0.99930732589299998" table:style-name="ce1">
            <text:p>0.999307326</text:p>
          </table:table-cell>
          <table:table-cell office:value-type="float" office:value="0.99865689779599998" table:style-name="ce1">
            <text:p>0.998656898</text:p>
          </table:table-cell>
          <table:table-cell office:value-type="float" office:value="0.97680493100599997" table:style-name="ce1">
            <text:p>0.976804931</text:p>
          </table:table-cell>
          <table:table-cell office:value-type="float" office:value="0.99125003484700003" table:style-name="ce1">
            <text:p>0.991250035</text:p>
          </table:table-cell>
          <table:table-cell office:value-type="float" office:value="1" table:style-name="ce1">
            <text:p>1</text:p>
          </table:table-cell>
          <table:table-cell office:value-type="float" office:value="0.23515057170000001" table:style-name="ce1">
            <text:p>0.235150572</text:p>
          </table:table-cell>
          <table:table-cell office:value-type="float" office:value="1" table:style-name="ce1">
            <text:p>1</text:p>
          </table:table-cell>
          <table:table-cell office:value-type="float" office:value="8.3999999999999995E-3" table:style-name="ce1">
            <text:p>0.0084</text:p>
          </table:table-cell>
          <table:table-cell office:value-type="float" office:value="1.42832347648E-2" table:style-name="ce1">
            <text:p>0.014283235</text:p>
          </table:table-cell>
          <table:table-cell office:value-type="float" office:value="0" table:style-name="ce1">
            <text:p>0</text:p>
          </table:table-cell>
          <table:table-cell office:value-type="float" office:value="1.34106E-3" table:style-name="ce1">
            <text:p>0.00134106</text:p>
          </table:table-cell>
          <table:table-cell office:value-type="float" office:value="8.4711577248900004E-3" table:style-name="ce1">
            <text:p>0.008471158</text:p>
          </table:table-cell>
          <table:table-cell office:value-type="float" office:value="0.99160000000000004" table:style-name="ce1">
            <text:p>0.9916</text:p>
          </table:table-cell>
          <table:table-cell office:value-type="float" office:value="0.99965000000000004" table:style-name="ce1">
            <text:p>0.99965</text:p>
          </table:table-cell>
          <table:table-cell office:value-type="float" office:value="0.99160000000000004" table:style-name="ce1">
            <text:p>0.9916</text:p>
          </table:table-cell>
          <table:table-cell office:value-type="float" office:value="0.99160000000000004" table:style-name="ce1">
            <text:p>0.9916</text:p>
          </table:table-cell>
          <table:table-cell office:value-type="float" office:value="0.99932799999999999" table:style-name="ce1">
            <text:p>0.999328</text:p>
          </table:table-cell>
          <table:table-cell office:value-type="float" office:value="3.5E-4" table:style-name="ce1">
            <text:p>0.00035</text:p>
          </table:table-cell>
          <table:table-cell office:value-type="float" office:value="9916" table:style-name="ce1">
            <text:p>9916</text:p>
          </table:table-cell>
          <table:table-cell office:value-type="float" office:value="84" table:style-name="ce1">
            <text:p>84</text:p>
          </table:table-cell>
          <table:table-cell office:value-type="float" office:value="239916" table:style-name="ce1">
            <text:p>239916</text:p>
          </table:table-cell>
          <table:table-cell office:value-type="float" office:value="84" table:style-name="ce1">
            <text:p>84</text:p>
          </table:table-cell>
          <table:table-cell office:value-type="float" office:value="10000" table:style-name="ce1">
            <text:p>10000</text:p>
          </table:table-cell>
          <table:table-cell office:value-type="float" office:value="10000" table:style-name="ce1">
            <text:p>1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gr2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71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931666666700003" table:style-name="ce1">
            <text:p>0.999316667</text:p>
          </table:table-cell>
          <table:table-cell office:value-type="float" office:value="0.99863426658499999" table:style-name="ce1">
            <text:p>0.998634267</text:p>
          </table:table-cell>
          <table:table-cell office:value-type="float" office:value="0.99145833333300004" table:style-name="ce1">
            <text:p>0.991458333</text:p>
          </table:table-cell>
          <table:table-cell office:value-type="float" office:value="0.99864763626700004" table:style-name="ce1">
            <text:p>0.998647636</text:p>
          </table:table-cell>
          <table:table-cell office:value-type="float" office:value="0.99737943220600001" table:style-name="ce1">
            <text:p>0.997379432</text:p>
          </table:table-cell>
          <table:table-cell office:value-type="float" office:value="0.95474339138700004" table:style-name="ce1">
            <text:p>0.954743391</text:p>
          </table:table-cell>
          <table:table-cell office:value-type="float" office:value="0.98291673441600003" table:style-name="ce1">
            <text:p>0.982916734</text:p>
          </table:table-cell>
          <table:table-cell office:value-type="float" office:value="1" table:style-name="ce1">
            <text:p>1</text:p>
          </table:table-cell>
          <table:table-cell office:value-type="float" office:value="0.229619394127" table:style-name="ce1">
            <text:p>0.229619394</text:p>
          </table:table-cell>
          <table:table-cell office:value-type="float" office:value="2" table:style-name="ce1">
            <text:p>2</text:p>
          </table:table-cell>
          <table:table-cell office:value-type="float" office:value="7.6178511301977503E-4" table:style-name="ce1">
            <text:p>0.000761785</text:p>
          </table:table-cell>
          <table:table-cell office:value-type="float" office:value="2.5345589910999999E-2" table:style-name="ce1">
            <text:p>0.02534559</text:p>
          </table:table-cell>
          <table:table-cell office:value-type="float" office:value="0" table:style-name="ce1">
            <text:p>0</text:p>
          </table:table-cell>
          <table:table-cell office:value-type="float" office:value="2.6127933333299999E-3" table:style-name="ce1">
            <text:p>0.002612793</text:p>
          </table:table-cell>
          <table:table-cell office:value-type="float" office:value="6.8380059707500004E-4" table:style-name="ce1">
            <text:p>0.000683801</text:p>
          </table:table-cell>
          <table:table-cell office:value-type="float" office:value="0.99931666666700003" table:style-name="ce1">
            <text:p>0.999316667</text:p>
          </table:table-cell>
          <table:table-cell office:value-type="float" office:value="0.98360000000000003" table:style-name="ce1">
            <text:p>0.9836</text:p>
          </table:table-cell>
          <table:table-cell office:value-type="float" office:value="0.99931666666700003" table:style-name="ce1">
            <text:p>0.999316667</text:p>
          </table:table-cell>
          <table:table-cell office:value-type="float" office:value="0.99931666666700003" table:style-name="ce1">
            <text:p>0.999316667</text:p>
          </table:table-cell>
          <table:table-cell office:value-type="float" office:value="0.99868800000000002" table:style-name="ce1">
            <text:p>0.998688</text:p>
          </table:table-cell>
          <table:table-cell office:value-type="float" office:value="1.6400000000000001E-2" table:style-name="ce1">
            <text:p>0.0164</text:p>
          </table:table-cell>
          <table:table-cell office:value-type="float" office:value="239836" table:style-name="ce1">
            <text:p>239836</text:p>
          </table:table-cell>
          <table:table-cell office:value-type="float" office:value="164" table:style-name="ce1">
            <text:p>164</text:p>
          </table:table-cell>
          <table:table-cell office:value-type="float" office:value="9836" table:style-name="ce1">
            <text:p>9836</text:p>
          </table:table-cell>
          <table:table-cell office:value-type="float" office:value="164" table:style-name="ce1">
            <text:p>164</text:p>
          </table:table-cell>
          <table:table-cell office:value-type="float" office:value="240000" table:style-name="ce1">
            <text:p>240000</text:p>
          </table:table-cell>
          <table:table-cell office:value-type="float" office:value="240000" table:style-name="ce1">
            <text:p>24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8360000000000003" table:style-name="ce1">
            <text:p>0.9836</text:p>
          </table:table-cell>
          <table:table-cell office:value-type="float" office:value="0.96772924045700004" table:style-name="ce1">
            <text:p>0.96772924</text:p>
          </table:table-cell>
          <table:table-cell office:value-type="float" office:value="0.99145833333300004" table:style-name="ce1">
            <text:p>0.991458333</text:p>
          </table:table-cell>
          <table:table-cell office:value-type="float" office:value="0.99864763626700004" table:style-name="ce1">
            <text:p>0.998647636</text:p>
          </table:table-cell>
          <table:table-cell office:value-type="float" office:value="0.99737943220600001" table:style-name="ce1">
            <text:p>0.997379432</text:p>
          </table:table-cell>
          <table:table-cell office:value-type="float" office:value="0.95474339138700004" table:style-name="ce1">
            <text:p>0.954743391</text:p>
          </table:table-cell>
          <table:table-cell office:value-type="float" office:value="0.98291673441600003" table:style-name="ce1">
            <text:p>0.982916734</text:p>
          </table:table-cell>
          <table:table-cell office:value-type="float" office:value="1" table:style-name="ce1">
            <text:p>1</text:p>
          </table:table-cell>
          <table:table-cell office:value-type="float" office:value="0.229619394127" table:style-name="ce1">
            <text:p>0.229619394</text:p>
          </table:table-cell>
          <table:table-cell office:value-type="float" office:value="2" table:style-name="ce1">
            <text:p>2</text:p>
          </table:table-cell>
          <table:table-cell office:value-type="float" office:value="1.8682842712474598E-2" table:style-name="ce1">
            <text:p>0.018682843</text:p>
          </table:table-cell>
          <table:table-cell office:value-type="float" office:value="2.5345589910999999E-2" table:style-name="ce1">
            <text:p>0.02534559</text:p>
          </table:table-cell>
          <table:table-cell office:value-type="float" office:value="0" table:style-name="ce1">
            <text:p>0</text:p>
          </table:table-cell>
          <table:table-cell office:value-type="float" office:value="2.6127933333299999E-3" table:style-name="ce1">
            <text:p>0.002612793</text:p>
          </table:table-cell>
          <table:table-cell office:value-type="float" office:value="1.6673444489599999E-2" table:style-name="ce1">
            <text:p>0.016673444</text:p>
          </table:table-cell>
          <table:table-cell office:value-type="float" office:value="0.98360000000000003" table:style-name="ce1">
            <text:p>0.9836</text:p>
          </table:table-cell>
          <table:table-cell office:value-type="float" office:value="0.99931666666700003" table:style-name="ce1">
            <text:p>0.999316667</text:p>
          </table:table-cell>
          <table:table-cell office:value-type="float" office:value="0.98360000000000003" table:style-name="ce1">
            <text:p>0.9836</text:p>
          </table:table-cell>
          <table:table-cell office:value-type="float" office:value="0.98360000000000003" table:style-name="ce1">
            <text:p>0.9836</text:p>
          </table:table-cell>
          <table:table-cell office:value-type="float" office:value="0.99868800000000002" table:style-name="ce1">
            <text:p>0.998688</text:p>
          </table:table-cell>
          <table:table-cell office:value-type="float" office:value="6.8333333333300003E-4" table:style-name="ce1">
            <text:p>0.000683333</text:p>
          </table:table-cell>
          <table:table-cell office:value-type="float" office:value="9836" table:style-name="ce1">
            <text:p>9836</text:p>
          </table:table-cell>
          <table:table-cell office:value-type="float" office:value="164" table:style-name="ce1">
            <text:p>164</text:p>
          </table:table-cell>
          <table:table-cell office:value-type="float" office:value="239836" table:style-name="ce1">
            <text:p>239836</text:p>
          </table:table-cell>
          <table:table-cell office:value-type="float" office:value="164" table:style-name="ce1">
            <text:p>164</text:p>
          </table:table-cell>
          <table:table-cell office:value-type="float" office:value="10000" table:style-name="ce1">
            <text:p>10000</text:p>
          </table:table-cell>
          <table:table-cell office:value-type="float" office:value="10000" table:style-name="ce1">
            <text:p>1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gr3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72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9" table:style-name="ce1">
            <text:p>0.999</text:p>
          </table:table-cell>
          <table:table-cell office:value-type="float" office:value="0.99800199800199996" table:style-name="ce1">
            <text:p>0.998001998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0.99802093112199997" table:style-name="ce1">
            <text:p>0.998020931</text:p>
          </table:table-cell>
          <table:table-cell office:value-type="float" office:value="0.99616735746899998" table:style-name="ce1">
            <text:p>0.996167357</text:p>
          </table:table-cell>
          <table:table-cell office:value-type="float" office:value="0.93381113690700002" table:style-name="ce1">
            <text:p>0.933811137</text:p>
          </table:table-cell>
          <table:table-cell office:value-type="float" office:value="0.97500009875000004" table:style-name="ce1">
            <text:p>0.975000099</text:p>
          </table:table-cell>
          <table:table-cell office:value-type="float" office:value="1" table:style-name="ce1">
            <text:p>1</text:p>
          </table:table-cell>
          <table:table-cell office:value-type="float" office:value="0.224806919927" table:style-name="ce1">
            <text:p>0.22480692</text:p>
          </table:table-cell>
          <table:table-cell office:value-type="float" office:value="2" table:style-name="ce1">
            <text:p>2</text:p>
          </table:table-cell>
          <table:table-cell office:value-type="float" office:value="1.31178511301977E-3" table:style-name="ce1">
            <text:p>0.001311785</text:p>
          </table:table-cell>
          <table:table-cell office:value-type="float" office:value="3.49705383106E-2" table:style-name="ce1">
            <text:p>0.034970538</text:p>
          </table:table-cell>
          <table:table-cell office:value-type="float" office:value="0" table:style-name="ce1">
            <text:p>0</text:p>
          </table:table-cell>
          <table:table-cell office:value-type="float" office:value="3.8159999999999999E-3" table:style-name="ce1">
            <text:p>0.003816</text:p>
          </table:table-cell>
          <table:table-cell office:value-type="float" office:value="1.0010010010000001E-3" table:style-name="ce1">
            <text:p>0.001001001</text:p>
          </table:table-cell>
          <table:table-cell office:value-type="float" office:value="0.999" table:style-name="ce1">
            <text:p>0.999</text:p>
          </table:table-cell>
          <table:table-cell office:value-type="float" office:value="0.97599999999999998" table:style-name="ce1">
            <text:p>0.976</text:p>
          </table:table-cell>
          <table:table-cell office:value-type="float" office:value="0.999" table:style-name="ce1">
            <text:p>0.999</text:p>
          </table:table-cell>
          <table:table-cell office:value-type="float" office:value="0.999" table:style-name="ce1">
            <text:p>0.999</text:p>
          </table:table-cell>
          <table:table-cell office:value-type="float" office:value="0.99807999999999997" table:style-name="ce1">
            <text:p>0.99808</text:p>
          </table:table-cell>
          <table:table-cell office:value-type="float" office:value="2.4E-2" table:style-name="ce1">
            <text:p>0.024</text:p>
          </table:table-cell>
          <table:table-cell office:value-type="float" office:value="239760" table:style-name="ce1">
            <text:p>239760</text:p>
          </table:table-cell>
          <table:table-cell office:value-type="float" office:value="240" table:style-name="ce1">
            <text:p>240</text:p>
          </table:table-cell>
          <table:table-cell office:value-type="float" office:value="9760" table:style-name="ce1">
            <text:p>9760</text:p>
          </table:table-cell>
          <table:table-cell office:value-type="float" office:value="240" table:style-name="ce1">
            <text:p>240</text:p>
          </table:table-cell>
          <table:table-cell office:value-type="float" office:value="240000" table:style-name="ce1">
            <text:p>240000</text:p>
          </table:table-cell>
          <table:table-cell office:value-type="float" office:value="240000" table:style-name="ce1">
            <text:p>24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7599999999999998" table:style-name="ce1">
            <text:p>0.976</text:p>
          </table:table-cell>
          <table:table-cell office:value-type="float" office:value="0.953125" table:style-name="ce1">
            <text:p>0.953125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0.99802093112199997" table:style-name="ce1">
            <text:p>0.998020931</text:p>
          </table:table-cell>
          <table:table-cell office:value-type="float" office:value="0.99616735746899998" table:style-name="ce1">
            <text:p>0.996167357</text:p>
          </table:table-cell>
          <table:table-cell office:value-type="float" office:value="0.93381113690700002" table:style-name="ce1">
            <text:p>0.933811137</text:p>
          </table:table-cell>
          <table:table-cell office:value-type="float" office:value="0.97500009875000004" table:style-name="ce1">
            <text:p>0.975000099</text:p>
          </table:table-cell>
          <table:table-cell office:value-type="float" office:value="1" table:style-name="ce1">
            <text:p>1</text:p>
          </table:table-cell>
          <table:table-cell office:value-type="float" office:value="0.224806919927" table:style-name="ce1">
            <text:p>0.22480692</text:p>
          </table:table-cell>
          <table:table-cell office:value-type="float" office:value="3" table:style-name="ce1">
            <text:p>3</text:p>
          </table:table-cell>
          <table:table-cell office:value-type="float" office:value="3.24128990204492E-2" table:style-name="ce1">
            <text:p>0.032412899</text:p>
          </table:table-cell>
          <table:table-cell office:value-type="float" office:value="3.49705383106E-2" table:style-name="ce1">
            <text:p>0.034970538</text:p>
          </table:table-cell>
          <table:table-cell office:value-type="float" office:value="0" table:style-name="ce1">
            <text:p>0</text:p>
          </table:table-cell>
          <table:table-cell office:value-type="float" office:value="3.8159999999999999E-3" table:style-name="ce1">
            <text:p>0.003816</text:p>
          </table:table-cell>
          <table:table-cell office:value-type="float" office:value="2.45901639344E-2" table:style-name="ce1">
            <text:p>0.024590164</text:p>
          </table:table-cell>
          <table:table-cell office:value-type="float" office:value="0.97599999999999998" table:style-name="ce1">
            <text:p>0.976</text:p>
          </table:table-cell>
          <table:table-cell office:value-type="float" office:value="0.999" table:style-name="ce1">
            <text:p>0.999</text:p>
          </table:table-cell>
          <table:table-cell office:value-type="float" office:value="0.97599999999999998" table:style-name="ce1">
            <text:p>0.976</text:p>
          </table:table-cell>
          <table:table-cell office:value-type="float" office:value="0.97599999999999998" table:style-name="ce1">
            <text:p>0.976</text:p>
          </table:table-cell>
          <table:table-cell office:value-type="float" office:value="0.99807999999999997" table:style-name="ce1">
            <text:p>0.99808</text:p>
          </table:table-cell>
          <table:table-cell office:value-type="float" office:value="1E-3" table:style-name="ce1">
            <text:p>0.001</text:p>
          </table:table-cell>
          <table:table-cell office:value-type="float" office:value="9760" table:style-name="ce1">
            <text:p>9760</text:p>
          </table:table-cell>
          <table:table-cell office:value-type="float" office:value="240" table:style-name="ce1">
            <text:p>240</text:p>
          </table:table-cell>
          <table:table-cell office:value-type="float" office:value="239760" table:style-name="ce1">
            <text:p>239760</text:p>
          </table:table-cell>
          <table:table-cell office:value-type="float" office:value="240" table:style-name="ce1">
            <text:p>240</text:p>
          </table:table-cell>
          <table:table-cell office:value-type="float" office:value="10000" table:style-name="ce1">
            <text:p>10000</text:p>
          </table:table-cell>
          <table:table-cell office:value-type="float" office:value="10000" table:style-name="ce1">
            <text:p>1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gr4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73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865000000000004" table:style-name="ce1">
            <text:p>0.99865</text:p>
          </table:table-cell>
          <table:table-cell office:value-type="float" office:value="0.99730364008600003" table:style-name="ce1">
            <text:p>0.99730364</text:p>
          </table:table-cell>
          <table:table-cell office:value-type="float" office:value="0.98312500000000003" table:style-name="ce1">
            <text:p>0.983125</text:p>
          </table:table-cell>
          <table:table-cell office:value-type="float" office:value="0.99732825701500005" table:style-name="ce1">
            <text:p>0.997328257</text:p>
          </table:table-cell>
          <table:table-cell office:value-type="float" office:value="0.99482941624599996" table:style-name="ce1">
            <text:p>0.994829416</text:p>
          </table:table-cell>
          <table:table-cell office:value-type="float" office:value="0.910705196873" table:style-name="ce1">
            <text:p>0.910705197</text:p>
          </table:table-cell>
          <table:table-cell office:value-type="float" office:value="0.966250132722" table:style-name="ce1">
            <text:p>0.966250133</text:p>
          </table:table-cell>
          <table:table-cell office:value-type="float" office:value="1" table:style-name="ce1">
            <text:p>1</text:p>
          </table:table-cell>
          <table:table-cell office:value-type="float" office:value="0.219817637697" table:style-name="ce1">
            <text:p>0.219817638</text:p>
          </table:table-cell>
          <table:table-cell office:value-type="float" office:value="3" table:style-name="ce1">
            <text:p>3</text:p>
          </table:table-cell>
          <table:table-cell office:value-type="float" office:value="2.1427963576175898E-3" table:style-name="ce1">
            <text:p>0.002142796</text:p>
          </table:table-cell>
          <table:table-cell office:value-type="float" office:value="4.4949102770300002E-2" table:style-name="ce1">
            <text:p>0.044949103</text:p>
          </table:table-cell>
          <table:table-cell office:value-type="float" office:value="0" table:style-name="ce1">
            <text:p>0</text:p>
          </table:table-cell>
          <table:table-cell office:value-type="float" office:value="5.1402599999999998E-3" table:style-name="ce1">
            <text:p>0.00514026</text:p>
          </table:table-cell>
          <table:table-cell office:value-type="float" office:value="1.3518249637E-3" table:style-name="ce1">
            <text:p>0.001351825</text:p>
          </table:table-cell>
          <table:table-cell office:value-type="float" office:value="0.99865000000000004" table:style-name="ce1">
            <text:p>0.99865</text:p>
          </table:table-cell>
          <table:table-cell office:value-type="float" office:value="0.96760000000000002" table:style-name="ce1">
            <text:p>0.9676</text:p>
          </table:table-cell>
          <table:table-cell office:value-type="float" office:value="0.99865000000000004" table:style-name="ce1">
            <text:p>0.99865</text:p>
          </table:table-cell>
          <table:table-cell office:value-type="float" office:value="0.99865000000000004" table:style-name="ce1">
            <text:p>0.99865</text:p>
          </table:table-cell>
          <table:table-cell office:value-type="float" office:value="0.99740799999999996" table:style-name="ce1">
            <text:p>0.997408</text:p>
          </table:table-cell>
          <table:table-cell office:value-type="float" office:value="3.2399999999999998E-2" table:style-name="ce1">
            <text:p>0.0324</text:p>
          </table:table-cell>
          <table:table-cell office:value-type="float" office:value="239676" table:style-name="ce1">
            <text:p>239676</text:p>
          </table:table-cell>
          <table:table-cell office:value-type="float" office:value="324" table:style-name="ce1">
            <text:p>324</text:p>
          </table:table-cell>
          <table:table-cell office:value-type="float" office:value="9676" table:style-name="ce1">
            <text:p>9676</text:p>
          </table:table-cell>
          <table:table-cell office:value-type="float" office:value="324" table:style-name="ce1">
            <text:p>324</text:p>
          </table:table-cell>
          <table:table-cell office:value-type="float" office:value="240000" table:style-name="ce1">
            <text:p>240000</text:p>
          </table:table-cell>
          <table:table-cell office:value-type="float" office:value="240000" table:style-name="ce1">
            <text:p>24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6760000000000002" table:style-name="ce1">
            <text:p>0.9676</text:p>
          </table:table-cell>
          <table:table-cell office:value-type="float" office:value="0.93723363037600005" table:style-name="ce1">
            <text:p>0.93723363</text:p>
          </table:table-cell>
          <table:table-cell office:value-type="float" office:value="0.98312500000000003" table:style-name="ce1">
            <text:p>0.983125</text:p>
          </table:table-cell>
          <table:table-cell office:value-type="float" office:value="0.99732825701500005" table:style-name="ce1">
            <text:p>0.997328257</text:p>
          </table:table-cell>
          <table:table-cell office:value-type="float" office:value="0.99482941624599996" table:style-name="ce1">
            <text:p>0.994829416</text:p>
          </table:table-cell>
          <table:table-cell office:value-type="float" office:value="0.910705196873" table:style-name="ce1">
            <text:p>0.910705197</text:p>
          </table:table-cell>
          <table:table-cell office:value-type="float" office:value="0.966250132722" table:style-name="ce1">
            <text:p>0.966250133</text:p>
          </table:table-cell>
          <table:table-cell office:value-type="float" office:value="1" table:style-name="ce1">
            <text:p>1</text:p>
          </table:table-cell>
          <table:table-cell office:value-type="float" office:value="0.219817637697" table:style-name="ce1">
            <text:p>0.219817638</text:p>
          </table:table-cell>
          <table:table-cell office:value-type="float" office:value="3" table:style-name="ce1">
            <text:p>3</text:p>
          </table:table-cell>
          <table:table-cell office:value-type="float" office:value="5.2778584445398402E-2" table:style-name="ce1">
            <text:p>0.052778584</text:p>
          </table:table-cell>
          <table:table-cell office:value-type="float" office:value="4.4949102770300002E-2" table:style-name="ce1">
            <text:p>0.044949103</text:p>
          </table:table-cell>
          <table:table-cell office:value-type="float" office:value="0" table:style-name="ce1">
            <text:p>0</text:p>
          </table:table-cell>
          <table:table-cell office:value-type="float" office:value="5.1402599999999998E-3" table:style-name="ce1">
            <text:p>0.00514026</text:p>
          </table:table-cell>
          <table:table-cell office:value-type="float" office:value="3.3484911120299998E-2" table:style-name="ce1">
            <text:p>0.033484911</text:p>
          </table:table-cell>
          <table:table-cell office:value-type="float" office:value="0.96760000000000002" table:style-name="ce1">
            <text:p>0.9676</text:p>
          </table:table-cell>
          <table:table-cell office:value-type="float" office:value="0.99865000000000004" table:style-name="ce1">
            <text:p>0.99865</text:p>
          </table:table-cell>
          <table:table-cell office:value-type="float" office:value="0.96760000000000002" table:style-name="ce1">
            <text:p>0.9676</text:p>
          </table:table-cell>
          <table:table-cell office:value-type="float" office:value="0.96760000000000002" table:style-name="ce1">
            <text:p>0.9676</text:p>
          </table:table-cell>
          <table:table-cell office:value-type="float" office:value="0.99740799999999996" table:style-name="ce1">
            <text:p>0.997408</text:p>
          </table:table-cell>
          <table:table-cell office:value-type="float" office:value="1.3500000000000001E-3" table:style-name="ce1">
            <text:p>0.00135</text:p>
          </table:table-cell>
          <table:table-cell office:value-type="float" office:value="9676" table:style-name="ce1">
            <text:p>9676</text:p>
          </table:table-cell>
          <table:table-cell office:value-type="float" office:value="324" table:style-name="ce1">
            <text:p>324</text:p>
          </table:table-cell>
          <table:table-cell office:value-type="float" office:value="239676" table:style-name="ce1">
            <text:p>239676</text:p>
          </table:table-cell>
          <table:table-cell office:value-type="float" office:value="324" table:style-name="ce1">
            <text:p>324</text:p>
          </table:table-cell>
          <table:table-cell office:value-type="float" office:value="10000" table:style-name="ce1">
            <text:p>10000</text:p>
          </table:table-cell>
          <table:table-cell office:value-type="float" office:value="10000" table:style-name="ce1">
            <text:p>1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gr5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74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832498604200004" table:style-name="ce1">
            <text:p>0.998324986</text:p>
          </table:table-cell>
          <table:table-cell office:value-type="float" office:value="0.99665557404299998" table:style-name="ce1">
            <text:p>0.996655574</text:p>
          </table:table-cell>
          <table:table-cell office:value-type="float" office:value="0.97897472954700004" table:style-name="ce1">
            <text:p>0.97897473</text:p>
          </table:table-cell>
          <table:table-cell office:value-type="float" office:value="0.99668510992600001" table:style-name="ce1">
            <text:p>0.99668511</text:p>
          </table:table-cell>
          <table:table-cell office:value-type="float" office:value="0.99358865966700005" table:style-name="ce1">
            <text:p>0.99358866</text:p>
          </table:table-cell>
          <table:table-cell office:value-type="float" office:value="0.889224655127" table:style-name="ce1">
            <text:p>0.889224655</text:p>
          </table:table-cell>
          <table:table-cell office:value-type="float" office:value="0.95813318839600004" table:style-name="ce1">
            <text:p>0.958133188</text:p>
          </table:table-cell>
          <table:table-cell office:value-type="float" office:value="0.99999166659700001" table:style-name="ce1">
            <text:p>0.999991667</text:p>
          </table:table-cell>
          <table:table-cell office:value-type="float" office:value="0.215453851434" table:style-name="ce1">
            <text:p>0.215453851</text:p>
          </table:table-cell>
          <table:table-cell office:value-type="float" office:value="4" table:style-name="ce1">
            <text:p>4</text:p>
          </table:table-cell>
          <table:table-cell office:value-type="float" office:value="3.0345209156506401E-3" table:style-name="ce1">
            <text:p>0.003034521</text:p>
          </table:table-cell>
          <table:table-cell office:value-type="float" office:value="5.37500298887E-2" table:style-name="ce1">
            <text:p>0.05375003</text:p>
          </table:table-cell>
          <table:table-cell office:value-type="float" office:value="0" table:style-name="ce1">
            <text:p>0</text:p>
          </table:table-cell>
          <table:table-cell office:value-type="float" office:value="6.3640729930099999E-3" table:style-name="ce1">
            <text:p>0.006364073</text:p>
          </table:table-cell>
          <table:table-cell office:value-type="float" office:value="1.67782433764E-3" table:style-name="ce1">
            <text:p>0.001677824</text:p>
          </table:table-cell>
          <table:table-cell office:value-type="float" office:value="0.99833330555499999" table:style-name="ce1">
            <text:p>0.998333306</text:p>
          </table:table-cell>
          <table:table-cell office:value-type="float" office:value="0.95961615353899998" table:style-name="ce1">
            <text:p>0.959616154</text:p>
          </table:table-cell>
          <table:table-cell office:value-type="float" office:value="0.99831666666700003" table:style-name="ce1">
            <text:p>0.998316667</text:p>
          </table:table-cell>
          <table:table-cell office:value-type="float" office:value="0.99832498604200004" table:style-name="ce1">
            <text:p>0.998324986</text:p>
          </table:table-cell>
          <table:table-cell office:value-type="float" office:value="0.996784" table:style-name="ce1">
            <text:p>0.996784</text:p>
          </table:table-cell>
          <table:table-cell office:value-type="float" office:value="4.0383846461400003E-2" table:style-name="ce1">
            <text:p>0.040383846</text:p>
          </table:table-cell>
          <table:table-cell office:value-type="float" office:value="239596" table:style-name="ce1">
            <text:p>239596</text:p>
          </table:table-cell>
          <table:table-cell office:value-type="float" office:value="404" table:style-name="ce1">
            <text:p>404</text:p>
          </table:table-cell>
          <table:table-cell office:value-type="float" office:value="9600" table:style-name="ce1">
            <text:p>9600</text:p>
          </table:table-cell>
          <table:table-cell office:value-type="float" office:value="400" table:style-name="ce1">
            <text:p>400</text:p>
          </table:table-cell>
          <table:table-cell office:value-type="float" office:value="239996" table:style-name="ce1">
            <text:p>239996</text:p>
          </table:table-cell>
          <table:table-cell office:value-type="float" office:value="240000" table:style-name="ce1">
            <text:p>24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5980803839200002" table:style-name="ce1">
            <text:p>0.959808038</text:p>
          </table:table-cell>
          <table:table-cell office:value-type="float" office:value="0.92272202998800001" table:style-name="ce1">
            <text:p>0.92272203</text:p>
          </table:table-cell>
          <table:table-cell office:value-type="float" office:value="0.97897472954700004" table:style-name="ce1">
            <text:p>0.97897473</text:p>
          </table:table-cell>
          <table:table-cell office:value-type="float" office:value="0.99668510992600001" table:style-name="ce1">
            <text:p>0.99668511</text:p>
          </table:table-cell>
          <table:table-cell office:value-type="float" office:value="0.99358865966700005" table:style-name="ce1">
            <text:p>0.99358866</text:p>
          </table:table-cell>
          <table:table-cell office:value-type="float" office:value="0.889224655127" table:style-name="ce1">
            <text:p>0.889224655</text:p>
          </table:table-cell>
          <table:table-cell office:value-type="float" office:value="0.95813318839600004" table:style-name="ce1">
            <text:p>0.958133188</text:p>
          </table:table-cell>
          <table:table-cell office:value-type="float" office:value="0.99980003999199996" table:style-name="ce1">
            <text:p>0.99980004</text:p>
          </table:table-cell>
          <table:table-cell office:value-type="float" office:value="0.215453851434" table:style-name="ce1">
            <text:p>0.215453851</text:p>
          </table:table-cell>
          <table:table-cell office:value-type="float" office:value="4" table:style-name="ce1">
            <text:p>4</text:p>
          </table:table-cell>
          <table:table-cell office:value-type="float" office:value="7.6812218234940902E-2" table:style-name="ce1">
            <text:p>0.076812218</text:p>
          </table:table-cell>
          <table:table-cell office:value-type="float" office:value="5.37500298887E-2" table:style-name="ce1">
            <text:p>0.05375003</text:p>
          </table:table-cell>
          <table:table-cell office:value-type="float" office:value="0" table:style-name="ce1">
            <text:p>0</text:p>
          </table:table-cell>
          <table:table-cell office:value-type="float" office:value="6.3640729930099999E-3" table:style-name="ce1">
            <text:p>0.006364073</text:p>
          </table:table-cell>
          <table:table-cell office:value-type="float" office:value="4.1875000000000002E-2" table:style-name="ce1">
            <text:p>0.041875</text:p>
          </table:table-cell>
          <table:table-cell office:value-type="float" office:value="0.95961615353899998" table:style-name="ce1">
            <text:p>0.959616154</text:p>
          </table:table-cell>
          <table:table-cell office:value-type="float" office:value="0.99833330555499999" table:style-name="ce1">
            <text:p>0.998333306</text:p>
          </table:table-cell>
          <table:table-cell office:value-type="float" office:value="0.96" table:style-name="ce1">
            <text:p>0.96</text:p>
          </table:table-cell>
          <table:table-cell office:value-type="float" office:value="0.95980803839200002" table:style-name="ce1">
            <text:p>0.959808038</text:p>
          </table:table-cell>
          <table:table-cell office:value-type="float" office:value="0.996784" table:style-name="ce1">
            <text:p>0.996784</text:p>
          </table:table-cell>
          <table:table-cell office:value-type="float" office:value="1.6666944449099999E-3" table:style-name="ce1">
            <text:p>0.001666694</text:p>
          </table:table-cell>
          <table:table-cell office:value-type="float" office:value="9600" table:style-name="ce1">
            <text:p>9600</text:p>
          </table:table-cell>
          <table:table-cell office:value-type="float" office:value="400" table:style-name="ce1">
            <text:p>400</text:p>
          </table:table-cell>
          <table:table-cell office:value-type="float" office:value="239596" table:style-name="ce1">
            <text:p>239596</text:p>
          </table:table-cell>
          <table:table-cell office:value-type="float" office:value="404" table:style-name="ce1">
            <text:p>404</text:p>
          </table:table-cell>
          <table:table-cell office:value-type="float" office:value="10004" table:style-name="ce1">
            <text:p>10004</text:p>
          </table:table-cell>
          <table:table-cell office:value-type="float" office:value="10000" table:style-name="ce1">
            <text:p>10000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scl1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75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958558847500001" table:style-name="ce1">
            <text:p>0.999585588</text:p>
          </table:table-cell>
          <table:table-cell office:value-type="float" office:value="0.99917152028099998" table:style-name="ce1">
            <text:p>0.99917152</text:p>
          </table:table-cell>
          <table:table-cell office:value-type="float" office:value="0.99958576014099998" table:style-name="ce1">
            <text:p>0.99958576</text:p>
          </table:table-cell>
          <table:table-cell office:value-type="float" office:value="0.99917889121400005" table:style-name="ce1">
            <text:p>0.999178891</text:p>
          </table:table-cell>
          <table:table-cell office:value-type="float" office:value="0.99840926086899995" table:style-name="ce1">
            <text:p>0.998409261</text:p>
          </table:table-cell>
          <table:table-cell office:value-type="float" office:value="0.97316705540500004" table:style-name="ce1">
            <text:p>0.973167055</text:p>
          </table:table-cell>
          <table:table-cell office:value-type="float" office:value="0.98953563263900002" table:style-name="ce1">
            <text:p>0.989535633</text:p>
          </table:table-cell>
          <table:table-cell office:value-type="float" office:value="0.99958558847500001" table:style-name="ce1">
            <text:p>0.999585588</text:p>
          </table:table-cell>
          <table:table-cell office:value-type="float" office:value="0.23299543185300001" table:style-name="ce1">
            <text:p>0.232995432</text:p>
          </table:table-cell>
          <table:table-cell office:value-type="float" office:value="1" table:style-name="ce1">
            <text:p>1</text:p>
          </table:table-cell>
          <table:table-cell office:value-type="float" office:value="4.14239859449872E-4" table:style-name="ce1">
            <text:p>0.00041424</text:p>
          </table:table-cell>
          <table:table-cell office:value-type="float" office:value="1.4931905346E-2" table:style-name="ce1">
            <text:p>0.014931905</text:p>
          </table:table-cell>
          <table:table-cell office:value-type="float" office:value="1.96052025666112E-4" table:style-name="ce1">
            <text:p>0.000196052</text:p>
          </table:table-cell>
          <table:table-cell office:value-type="float" office:value="1.5761595999999999E-3" table:style-name="ce1">
            <text:p>0.00157616</text:p>
          </table:table-cell>
          <table:table-cell office:value-type="float" office:value="4.1458333333299998E-4" table:style-name="ce1">
            <text:p>0.000414583</text:p>
          </table:table-cell>
          <table:table-cell office:value-type="float" office:value="0.99917152028099998" table:style-name="ce1">
            <text:p>0.9991715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9958558847500001" table:style-name="ce1">
            <text:p>0.999585588</text:p>
          </table:table-cell>
          <table:table-cell office:value-type="float" office:value="0.99920399999999998" table:style-name="ce1">
            <text:p>0.999204</text:p>
          </table:table-cell>
          <table:table-cell office:value-type="float" office:value="0" table:style-name="ce1">
            <text:p>0</text:p>
          </table:table-cell>
          <table:table-cell office:value-type="float" office:value="240000" table:style-name="ce1">
            <text:p>240000</text:p>
          </table:table-cell>
          <table:table-cell office:value-type="float" office:value="0" table:style-name="ce1">
            <text:p>0</text:p>
          </table:table-cell>
          <table:table-cell office:value-type="float" office:value="9801" table:style-name="ce1">
            <text:p>9801</text:p>
          </table:table-cell>
          <table:table-cell office:value-type="float" office:value="199" table:style-name="ce1">
            <text:p>199</text:p>
          </table:table-cell>
          <table:table-cell office:value-type="float" office:value="240199" table:style-name="ce1">
            <text:p>240199</text:p>
          </table:table-cell>
          <table:table-cell office:value-type="float" office:value="240000" table:style-name="ce1">
            <text:p>24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8995000252499998" table:style-name="ce1">
            <text:p>0.989950003</text:p>
          </table:table-cell>
          <table:table-cell office:value-type="float" office:value="0.98009999999999997" table:style-name="ce1">
            <text:p>0.9801</text:p>
          </table:table-cell>
          <table:table-cell office:value-type="float" office:value="0.99958576014099998" table:style-name="ce1">
            <text:p>0.99958576</text:p>
          </table:table-cell>
          <table:table-cell office:value-type="float" office:value="0.99917889121400005" table:style-name="ce1">
            <text:p>0.999178891</text:p>
          </table:table-cell>
          <table:table-cell office:value-type="float" office:value="0.99840926086899995" table:style-name="ce1">
            <text:p>0.998409261</text:p>
          </table:table-cell>
          <table:table-cell office:value-type="float" office:value="0.97316705540500004" table:style-name="ce1">
            <text:p>0.973167055</text:p>
          </table:table-cell>
          <table:table-cell office:value-type="float" office:value="0.98953563263900002" table:style-name="ce1">
            <text:p>0.989535633</text:p>
          </table:table-cell>
          <table:table-cell office:value-type="float" office:value="0.98995000252499998" table:style-name="ce1">
            <text:p>0.989950003</text:p>
          </table:table-cell>
          <table:table-cell office:value-type="float" office:value="0.23299543185300001" table:style-name="ce1">
            <text:p>0.232995432</text:p>
          </table:table-cell>
          <table:table-cell office:value-type="float" office:value="1.41421356237309" table:style-name="ce1">
            <text:p>1.414213562</text:p>
          </table:table-cell>
          <table:table-cell office:value-type="float" office:value="9.9707106781186505E-3" table:style-name="ce1">
            <text:p>0.009970711</text:p>
          </table:table-cell>
          <table:table-cell office:value-type="float" office:value="1.4931905346E-2" table:style-name="ce1">
            <text:p>0.014931905</text:p>
          </table:table-cell>
          <table:table-cell office:value-type="float" office:value="2.4616433416572499E-2" table:style-name="ce1">
            <text:p>0.024616433</text:p>
          </table:table-cell>
          <table:table-cell office:value-type="float" office:value="1.5761595999999999E-3" table:style-name="ce1">
            <text:p>0.00157616</text:p>
          </table:table-cell>
          <table:table-cell office:value-type="float" office:value="1.01520253035E-2" table:style-name="ce1">
            <text:p>0.010152025</text:p>
          </table:table-cell>
          <table:table-cell office:value-type="float" office:value="1" table:style-name="ce1">
            <text:p>1</text:p>
          </table:table-cell>
          <table:table-cell office:value-type="float" office:value="0.99917152028099998" table:style-name="ce1">
            <text:p>0.99917152</text:p>
          </table:table-cell>
          <table:table-cell office:value-type="float" office:value="0.98009999999999997" table:style-name="ce1">
            <text:p>0.9801</text:p>
          </table:table-cell>
          <table:table-cell office:value-type="float" office:value="0.98995000252499998" table:style-name="ce1">
            <text:p>0.989950003</text:p>
          </table:table-cell>
          <table:table-cell office:value-type="float" office:value="0.99920399999999998" table:style-name="ce1">
            <text:p>0.999204</text:p>
          </table:table-cell>
          <table:table-cell office:value-type="float" office:value="8.2847971889999999E-4" table:style-name="ce1">
            <text:p>0.00082848</text:p>
          </table:table-cell>
          <table:table-cell office:value-type="float" office:value="9801" table:style-name="ce1">
            <text:p>9801</text:p>
          </table:table-cell>
          <table:table-cell office:value-type="float" office:value="199" table:style-name="ce1">
            <text:p>199</text:p>
          </table:table-cell>
          <table:table-cell office:value-type="float" office:value="240000" table:style-name="ce1">
            <text:p>240000</text:p>
          </table:table-cell>
          <table:table-cell office:value-type="float" office:value="0" table:style-name="ce1">
            <text:p>0</text:p>
          </table:table-cell>
          <table:table-cell office:value-type="float" office:value="9801" table:style-name="ce1">
            <text:p>9801</text:p>
          </table:table-cell>
          <table:table-cell office:value-type="float" office:value="10000" table:style-name="ce1">
            <text:p>1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scl2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76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917568006400004" table:style-name="ce1">
            <text:p>0.99917568</text:p>
          </table:table-cell>
          <table:table-cell office:value-type="float" office:value="0.99835271801500003" table:style-name="ce1">
            <text:p>0.998352718</text:p>
          </table:table-cell>
          <table:table-cell office:value-type="float" office:value="0.99917635900799995" table:style-name="ce1">
            <text:p>0.999176359</text:p>
          </table:table-cell>
          <table:table-cell office:value-type="float" office:value="0.99836481193799997" table:style-name="ce1">
            <text:p>0.998364812</text:p>
          </table:table-cell>
          <table:table-cell office:value-type="float" office:value="0.99683700545999998" table:style-name="ce1">
            <text:p>0.996837005</text:p>
          </table:table-cell>
          <table:table-cell office:value-type="float" office:value="0.94784837872200001" table:style-name="ce1">
            <text:p>0.947848379</text:p>
          </table:table-cell>
          <table:table-cell office:value-type="float" office:value="0.97897580408499996" table:style-name="ce1">
            <text:p>0.978975804</text:p>
          </table:table-cell>
          <table:table-cell office:value-type="float" office:value="0.99917568006400004" table:style-name="ce1">
            <text:p>0.99917568</text:p>
          </table:table-cell>
          <table:table-cell office:value-type="float" office:value="0.225363659736" table:style-name="ce1">
            <text:p>0.22536366</text:p>
          </table:table-cell>
          <table:table-cell office:value-type="float" office:value="1" table:style-name="ce1">
            <text:p>1</text:p>
          </table:table-cell>
          <table:table-cell office:value-type="float" office:value="8.23640992362601E-4" table:style-name="ce1">
            <text:p>0.000823641</text:p>
          </table:table-cell>
          <table:table-cell office:value-type="float" office:value="2.65467368994E-2" table:style-name="ce1">
            <text:p>0.026546737</text:p>
          </table:table-cell>
          <table:table-cell office:value-type="float" office:value="0" table:style-name="ce1">
            <text:p>0</text:p>
          </table:table-cell>
          <table:table-cell office:value-type="float" office:value="3.1052736000000002E-3" table:style-name="ce1">
            <text:p>0.003105274</text:p>
          </table:table-cell>
          <table:table-cell office:value-type="float" office:value="8.25E-4" table:style-name="ce1">
            <text:p>0.000825</text:p>
          </table:table-cell>
          <table:table-cell office:value-type="float" office:value="0.99835271801500003" table:style-name="ce1">
            <text:p>0.9983527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9917568006400004" table:style-name="ce1">
            <text:p>0.99917568</text:p>
          </table:table-cell>
          <table:table-cell office:value-type="float" office:value="0.99841599999999997" table:style-name="ce1">
            <text:p>0.998416</text:p>
          </table:table-cell>
          <table:table-cell office:value-type="float" office:value="0" table:style-name="ce1">
            <text:p>0</text:p>
          </table:table-cell>
          <table:table-cell office:value-type="float" office:value="240000" table:style-name="ce1">
            <text:p>240000</text:p>
          </table:table-cell>
          <table:table-cell office:value-type="float" office:value="0" table:style-name="ce1">
            <text:p>0</text:p>
          </table:table-cell>
          <table:table-cell office:value-type="float" office:value="9604" table:style-name="ce1">
            <text:p>9604</text:p>
          </table:table-cell>
          <table:table-cell office:value-type="float" office:value="396" table:style-name="ce1">
            <text:p>396</text:p>
          </table:table-cell>
          <table:table-cell office:value-type="float" office:value="240396" table:style-name="ce1">
            <text:p>240396</text:p>
          </table:table-cell>
          <table:table-cell office:value-type="float" office:value="240000" table:style-name="ce1">
            <text:p>24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7980004080799998" table:style-name="ce1">
            <text:p>0.979800041</text:p>
          </table:table-cell>
          <table:table-cell office:value-type="float" office:value="0.96040000000000003" table:style-name="ce1">
            <text:p>0.9604</text:p>
          </table:table-cell>
          <table:table-cell office:value-type="float" office:value="0.99917635900799995" table:style-name="ce1">
            <text:p>0.999176359</text:p>
          </table:table-cell>
          <table:table-cell office:value-type="float" office:value="0.99836481193799997" table:style-name="ce1">
            <text:p>0.998364812</text:p>
          </table:table-cell>
          <table:table-cell office:value-type="float" office:value="0.99683700545999998" table:style-name="ce1">
            <text:p>0.996837005</text:p>
          </table:table-cell>
          <table:table-cell office:value-type="float" office:value="0.94784837872200001" table:style-name="ce1">
            <text:p>0.947848379</text:p>
          </table:table-cell>
          <table:table-cell office:value-type="float" office:value="0.97897580408499996" table:style-name="ce1">
            <text:p>0.978975804</text:p>
          </table:table-cell>
          <table:table-cell office:value-type="float" office:value="0.97980004080799998" table:style-name="ce1">
            <text:p>0.979800041</text:p>
          </table:table-cell>
          <table:table-cell office:value-type="float" office:value="0.225363659736" table:style-name="ce1">
            <text:p>0.22536366</text:p>
          </table:table-cell>
          <table:table-cell office:value-type="float" office:value="1.41421356237309" table:style-name="ce1">
            <text:p>1.414213562</text:p>
          </table:table-cell>
          <table:table-cell office:value-type="float" office:value="1.9882842712474601E-2" table:style-name="ce1">
            <text:p>0.019882843</text:p>
          </table:table-cell>
          <table:table-cell office:value-type="float" office:value="2.65467368994E-2" table:style-name="ce1">
            <text:p>0.026546737</text:p>
          </table:table-cell>
          <table:table-cell office:value-type="float" office:value="0" table:style-name="ce1">
            <text:p>0</text:p>
          </table:table-cell>
          <table:table-cell office:value-type="float" office:value="3.1052736000000002E-3" table:style-name="ce1">
            <text:p>0.003105274</text:p>
          </table:table-cell>
          <table:table-cell office:value-type="float" office:value="2.0616409829199999E-2" table:style-name="ce1">
            <text:p>0.02061641</text:p>
          </table:table-cell>
          <table:table-cell office:value-type="float" office:value="1" table:style-name="ce1">
            <text:p>1</text:p>
          </table:table-cell>
          <table:table-cell office:value-type="float" office:value="0.99835271801500003" table:style-name="ce1">
            <text:p>0.998352718</text:p>
          </table:table-cell>
          <table:table-cell office:value-type="float" office:value="0.96040000000000003" table:style-name="ce1">
            <text:p>0.9604</text:p>
          </table:table-cell>
          <table:table-cell office:value-type="float" office:value="0.97980004080799998" table:style-name="ce1">
            <text:p>0.979800041</text:p>
          </table:table-cell>
          <table:table-cell office:value-type="float" office:value="0.99841599999999997" table:style-name="ce1">
            <text:p>0.998416</text:p>
          </table:table-cell>
          <table:table-cell office:value-type="float" office:value="1.64728198473E-3" table:style-name="ce1">
            <text:p>0.001647282</text:p>
          </table:table-cell>
          <table:table-cell office:value-type="float" office:value="9604" table:style-name="ce1">
            <text:p>9604</text:p>
          </table:table-cell>
          <table:table-cell office:value-type="float" office:value="396" table:style-name="ce1">
            <text:p>396</text:p>
          </table:table-cell>
          <table:table-cell office:value-type="float" office:value="240000" table:style-name="ce1">
            <text:p>240000</text:p>
          </table:table-cell>
          <table:table-cell office:value-type="float" office:value="0" table:style-name="ce1">
            <text:p>0</text:p>
          </table:table-cell>
          <table:table-cell office:value-type="float" office:value="9604" table:style-name="ce1">
            <text:p>9604</text:p>
          </table:table-cell>
          <table:table-cell office:value-type="float" office:value="10000" table:style-name="ce1">
            <text:p>1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scl3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77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877026411199998" table:style-name="ce1">
            <text:p>0.998770264</text:p>
          </table:table-cell>
          <table:table-cell office:value-type="float" office:value="0.99754354901099995" table:style-name="ce1">
            <text:p>0.997543549</text:p>
          </table:table-cell>
          <table:table-cell office:value-type="float" office:value="0.99877177450499999" table:style-name="ce1">
            <text:p>0.998771775</text:p>
          </table:table-cell>
          <table:table-cell office:value-type="float" office:value="0.99755779653599996" table:style-name="ce1">
            <text:p>0.997557797</text:p>
          </table:table-cell>
          <table:table-cell office:value-type="float" office:value="0.99528315812500001" table:style-name="ce1">
            <text:p>0.995283158</text:p>
          </table:table-cell>
          <table:table-cell office:value-type="float" office:value="0.92392842142300002" table:style-name="ce1">
            <text:p>0.923928421</text:p>
          </table:table-cell>
          <table:table-cell office:value-type="float" office:value="0.96832059748900001" table:style-name="ce1">
            <text:p>0.968320597</text:p>
          </table:table-cell>
          <table:table-cell office:value-type="float" office:value="0.99877026411199998" table:style-name="ce1">
            <text:p>0.998770264</text:p>
          </table:table-cell>
          <table:table-cell office:value-type="float" office:value="0.21839184066799999" table:style-name="ce1">
            <text:p>0.218391841</text:p>
          </table:table-cell>
          <table:table-cell office:value-type="float" office:value="2" table:style-name="ce1">
            <text:p>2</text:p>
          </table:table-cell>
          <table:table-cell office:value-type="float" office:value="1.6334775615047901E-3" table:style-name="ce1">
            <text:p>0.001633478</text:p>
          </table:table-cell>
          <table:table-cell office:value-type="float" office:value="3.68548222865E-2" table:style-name="ce1">
            <text:p>0.036854822</text:p>
          </table:table-cell>
          <table:table-cell office:value-type="float" office:value="1.8797509690119299E-4" table:style-name="ce1">
            <text:p>0.000187975</text:p>
          </table:table-cell>
          <table:table-cell office:value-type="float" office:value="4.5882876000000001E-3" table:style-name="ce1">
            <text:p>0.004588288</text:p>
          </table:table-cell>
          <table:table-cell office:value-type="float" office:value="1.2312499999999999E-3" table:style-name="ce1">
            <text:p>0.00123125</text:p>
          </table:table-cell>
          <table:table-cell office:value-type="float" office:value="0.99754354901099995" table:style-name="ce1">
            <text:p>0.99754354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9877026411199998" table:style-name="ce1">
            <text:p>0.998770264</text:p>
          </table:table-cell>
          <table:table-cell office:value-type="float" office:value="0.99763599999999997" table:style-name="ce1">
            <text:p>0.997636</text:p>
          </table:table-cell>
          <table:table-cell office:value-type="float" office:value="0" table:style-name="ce1">
            <text:p>0</text:p>
          </table:table-cell>
          <table:table-cell office:value-type="float" office:value="240000" table:style-name="ce1">
            <text:p>240000</text:p>
          </table:table-cell>
          <table:table-cell office:value-type="float" office:value="0" table:style-name="ce1">
            <text:p>0</text:p>
          </table:table-cell>
          <table:table-cell office:value-type="float" office:value="9409" table:style-name="ce1">
            <text:p>9409</text:p>
          </table:table-cell>
          <table:table-cell office:value-type="float" office:value="591" table:style-name="ce1">
            <text:p>591</text:p>
          </table:table-cell>
          <table:table-cell office:value-type="float" office:value="240591" table:style-name="ce1">
            <text:p>240591</text:p>
          </table:table-cell>
          <table:table-cell office:value-type="float" office:value="240000" table:style-name="ce1">
            <text:p>24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6955020866599995" table:style-name="ce1">
            <text:p>0.969550209</text:p>
          </table:table-cell>
          <table:table-cell office:value-type="float" office:value="0.94089999999999996" table:style-name="ce1">
            <text:p>0.9409</text:p>
          </table:table-cell>
          <table:table-cell office:value-type="float" office:value="0.99877177450499999" table:style-name="ce1">
            <text:p>0.998771775</text:p>
          </table:table-cell>
          <table:table-cell office:value-type="float" office:value="0.99755779653599996" table:style-name="ce1">
            <text:p>0.997557797</text:p>
          </table:table-cell>
          <table:table-cell office:value-type="float" office:value="0.99528315812500001" table:style-name="ce1">
            <text:p>0.995283158</text:p>
          </table:table-cell>
          <table:table-cell office:value-type="float" office:value="0.92392842142300002" table:style-name="ce1">
            <text:p>0.923928421</text:p>
          </table:table-cell>
          <table:table-cell office:value-type="float" office:value="0.96832059748900001" table:style-name="ce1">
            <text:p>0.968320597</text:p>
          </table:table-cell>
          <table:table-cell office:value-type="float" office:value="0.96955020866599995" table:style-name="ce1">
            <text:p>0.969550209</text:p>
          </table:table-cell>
          <table:table-cell office:value-type="float" office:value="0.21839184066799999" table:style-name="ce1">
            <text:p>0.218391841</text:p>
          </table:table-cell>
          <table:table-cell office:value-type="float" office:value="2.8284271247461898" table:style-name="ce1">
            <text:p>2.828427125</text:p>
          </table:table-cell>
          <table:table-cell office:value-type="float" office:value="3.96714776642118E-2" table:style-name="ce1">
            <text:p>0.039671478</text:p>
          </table:table-cell>
          <table:table-cell office:value-type="float" office:value="3.68548222865E-2" table:style-name="ce1">
            <text:p>0.036854822</text:p>
          </table:table-cell>
          <table:table-cell office:value-type="float" office:value="2.48535138824676E-2" table:style-name="ce1">
            <text:p>0.024853514</text:p>
          </table:table-cell>
          <table:table-cell office:value-type="float" office:value="4.5882876000000001E-3" table:style-name="ce1">
            <text:p>0.004588288</text:p>
          </table:table-cell>
          <table:table-cell office:value-type="float" office:value="3.1406100542E-2" table:style-name="ce1">
            <text:p>0.031406101</text:p>
          </table:table-cell>
          <table:table-cell office:value-type="float" office:value="1" table:style-name="ce1">
            <text:p>1</text:p>
          </table:table-cell>
          <table:table-cell office:value-type="float" office:value="0.99754354901099995" table:style-name="ce1">
            <text:p>0.997543549</text:p>
          </table:table-cell>
          <table:table-cell office:value-type="float" office:value="0.94089999999999996" table:style-name="ce1">
            <text:p>0.9409</text:p>
          </table:table-cell>
          <table:table-cell office:value-type="float" office:value="0.96955020866599995" table:style-name="ce1">
            <text:p>0.969550209</text:p>
          </table:table-cell>
          <table:table-cell office:value-type="float" office:value="0.99763599999999997" table:style-name="ce1">
            <text:p>0.997636</text:p>
          </table:table-cell>
          <table:table-cell office:value-type="float" office:value="2.4564509894400002E-3" table:style-name="ce1">
            <text:p>0.002456451</text:p>
          </table:table-cell>
          <table:table-cell office:value-type="float" office:value="9409" table:style-name="ce1">
            <text:p>9409</text:p>
          </table:table-cell>
          <table:table-cell office:value-type="float" office:value="591" table:style-name="ce1">
            <text:p>591</text:p>
          </table:table-cell>
          <table:table-cell office:value-type="float" office:value="240000" table:style-name="ce1">
            <text:p>240000</text:p>
          </table:table-cell>
          <table:table-cell office:value-type="float" office:value="0" table:style-name="ce1">
            <text:p>0</text:p>
          </table:table-cell>
          <table:table-cell office:value-type="float" office:value="9409" table:style-name="ce1">
            <text:p>9409</text:p>
          </table:table-cell>
          <table:table-cell office:value-type="float" office:value="10000" table:style-name="ce1">
            <text:p>1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scl4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78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836933009399997" table:style-name="ce1">
            <text:p>0.99836933</text:p>
          </table:table-cell>
          <table:table-cell office:value-type="float" office:value="0.99674396969900003" table:style-name="ce1">
            <text:p>0.99674397</text:p>
          </table:table-cell>
          <table:table-cell office:value-type="float" office:value="0.99837198484900003" table:style-name="ce1">
            <text:p>0.998371985</text:p>
          </table:table-cell>
          <table:table-cell office:value-type="float" office:value="0.99675787915199998" table:style-name="ce1">
            <text:p>0.996757879</text:p>
          </table:table-cell>
          <table:table-cell office:value-type="float" office:value="0.99414967674400001" table:style-name="ce1">
            <text:p>0.994149677</text:p>
          </table:table-cell>
          <table:table-cell office:value-type="float" office:value="0.901515603873" table:style-name="ce1">
            <text:p>0.901515604</text:p>
          </table:table-cell>
          <table:table-cell office:value-type="float" office:value="0.95757016232500003" table:style-name="ce1">
            <text:p>0.957570162</text:p>
          </table:table-cell>
          <table:table-cell office:value-type="float" office:value="0.99836933009399997" table:style-name="ce1">
            <text:p>0.99836933</text:p>
          </table:table-cell>
          <table:table-cell office:value-type="float" office:value="0.21186353743799999" table:style-name="ce1">
            <text:p>0.211863537</text:p>
          </table:table-cell>
          <table:table-cell office:value-type="float" office:value="2" table:style-name="ce1">
            <text:p>2</text:p>
          </table:table-cell>
          <table:table-cell office:value-type="float" office:value="2.43371652601501E-3" table:style-name="ce1">
            <text:p>0.002433717</text:p>
          </table:table-cell>
          <table:table-cell office:value-type="float" office:value="4.6289301502200002E-2" table:style-name="ce1">
            <text:p>0.046289302</text:p>
          </table:table-cell>
          <table:table-cell office:value-type="float" office:value="0" table:style-name="ce1">
            <text:p>0</text:p>
          </table:table-cell>
          <table:table-cell office:value-type="float" office:value="6.0261376000000002E-3" table:style-name="ce1">
            <text:p>0.006026138</text:p>
          </table:table-cell>
          <table:table-cell office:value-type="float" office:value="1.6333333333299999E-3" table:style-name="ce1">
            <text:p>0.001633333</text:p>
          </table:table-cell>
          <table:table-cell office:value-type="float" office:value="0.99674396969900003" table:style-name="ce1">
            <text:p>0.9967439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9836933009399997" table:style-name="ce1">
            <text:p>0.99836933</text:p>
          </table:table-cell>
          <table:table-cell office:value-type="float" office:value="0.99686399999999997" table:style-name="ce1">
            <text:p>0.996864</text:p>
          </table:table-cell>
          <table:table-cell office:value-type="float" office:value="0" table:style-name="ce1">
            <text:p>0</text:p>
          </table:table-cell>
          <table:table-cell office:value-type="float" office:value="240000" table:style-name="ce1">
            <text:p>240000</text:p>
          </table:table-cell>
          <table:table-cell office:value-type="float" office:value="0" table:style-name="ce1">
            <text:p>0</text:p>
          </table:table-cell>
          <table:table-cell office:value-type="float" office:value="9216" table:style-name="ce1">
            <text:p>9216</text:p>
          </table:table-cell>
          <table:table-cell office:value-type="float" office:value="784" table:style-name="ce1">
            <text:p>784</text:p>
          </table:table-cell>
          <table:table-cell office:value-type="float" office:value="240784" table:style-name="ce1">
            <text:p>240784</text:p>
          </table:table-cell>
          <table:table-cell office:value-type="float" office:value="240000" table:style-name="ce1">
            <text:p>24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5920066611200006" table:style-name="ce1">
            <text:p>0.959200666</text:p>
          </table:table-cell>
          <table:table-cell office:value-type="float" office:value="0.92159999999999997" table:style-name="ce1">
            <text:p>0.9216</text:p>
          </table:table-cell>
          <table:table-cell office:value-type="float" office:value="0.99837198484900003" table:style-name="ce1">
            <text:p>0.998371985</text:p>
          </table:table-cell>
          <table:table-cell office:value-type="float" office:value="0.99675787915199998" table:style-name="ce1">
            <text:p>0.996757879</text:p>
          </table:table-cell>
          <table:table-cell office:value-type="float" office:value="0.99414967674400001" table:style-name="ce1">
            <text:p>0.994149677</text:p>
          </table:table-cell>
          <table:table-cell office:value-type="float" office:value="0.901515603873" table:style-name="ce1">
            <text:p>0.901515604</text:p>
          </table:table-cell>
          <table:table-cell office:value-type="float" office:value="0.95757016232500003" table:style-name="ce1">
            <text:p>0.957570162</text:p>
          </table:table-cell>
          <table:table-cell office:value-type="float" office:value="0.95920066611200006" table:style-name="ce1">
            <text:p>0.959200666</text:p>
          </table:table-cell>
          <table:table-cell office:value-type="float" office:value="0.21186353743799999" table:style-name="ce1">
            <text:p>0.211863537</text:p>
          </table:table-cell>
          <table:table-cell office:value-type="float" office:value="2.8284271247461898" table:style-name="ce1">
            <text:p>2.828427125</text:p>
          </table:table-cell>
          <table:table-cell office:value-type="float" office:value="5.9342955328423701E-2" table:style-name="ce1">
            <text:p>0.059342955</text:p>
          </table:table-cell>
          <table:table-cell office:value-type="float" office:value="4.6289301502200002E-2" table:style-name="ce1">
            <text:p>0.046289302</text:p>
          </table:table-cell>
          <table:table-cell office:value-type="float" office:value="0" table:style-name="ce1">
            <text:p>0</text:p>
          </table:table-cell>
          <table:table-cell office:value-type="float" office:value="6.0261376000000002E-3" table:style-name="ce1">
            <text:p>0.006026138</text:p>
          </table:table-cell>
          <table:table-cell office:value-type="float" office:value="4.2534722222199998E-2" table:style-name="ce1">
            <text:p>0.042534722</text:p>
          </table:table-cell>
          <table:table-cell office:value-type="float" office:value="1" table:style-name="ce1">
            <text:p>1</text:p>
          </table:table-cell>
          <table:table-cell office:value-type="float" office:value="0.99674396969900003" table:style-name="ce1">
            <text:p>0.99674397</text:p>
          </table:table-cell>
          <table:table-cell office:value-type="float" office:value="0.92159999999999997" table:style-name="ce1">
            <text:p>0.9216</text:p>
          </table:table-cell>
          <table:table-cell office:value-type="float" office:value="0.95920066611200006" table:style-name="ce1">
            <text:p>0.959200666</text:p>
          </table:table-cell>
          <table:table-cell office:value-type="float" office:value="0.99686399999999997" table:style-name="ce1">
            <text:p>0.996864</text:p>
          </table:table-cell>
          <table:table-cell office:value-type="float" office:value="3.2560303010200002E-3" table:style-name="ce1">
            <text:p>0.00325603</text:p>
          </table:table-cell>
          <table:table-cell office:value-type="float" office:value="9216" table:style-name="ce1">
            <text:p>9216</text:p>
          </table:table-cell>
          <table:table-cell office:value-type="float" office:value="784" table:style-name="ce1">
            <text:p>784</text:p>
          </table:table-cell>
          <table:table-cell office:value-type="float" office:value="240000" table:style-name="ce1">
            <text:p>240000</text:p>
          </table:table-cell>
          <table:table-cell office:value-type="float" office:value="0" table:style-name="ce1">
            <text:p>0</text:p>
          </table:table-cell>
          <table:table-cell office:value-type="float" office:value="9216" table:style-name="ce1">
            <text:p>9216</text:p>
          </table:table-cell>
          <table:table-cell office:value-type="float" office:value="10000" table:style-name="ce1">
            <text:p>1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scl5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79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797286761299997" table:style-name="ce1">
            <text:p>0.997972868</text:p>
          </table:table-cell>
          <table:table-cell office:value-type="float" office:value="0.99595393713000002" table:style-name="ce1">
            <text:p>0.995953937</text:p>
          </table:table-cell>
          <table:table-cell office:value-type="float" office:value="0.99797696856499996" table:style-name="ce1">
            <text:p>0.997976969</text:p>
          </table:table-cell>
          <table:table-cell office:value-type="float" office:value="0.99596509370499997" table:style-name="ce1">
            <text:p>0.995965094</text:p>
          </table:table-cell>
          <table:table-cell office:value-type="float" office:value="0.99272998270400004" table:style-name="ce1">
            <text:p>0.992729983</text:p>
          </table:table-cell>
          <table:table-cell office:value-type="float" office:value="0.88014143239099996" table:style-name="ce1">
            <text:p>0.880141432</text:p>
          </table:table-cell>
          <table:table-cell office:value-type="float" office:value="0.94672471761400001" table:style-name="ce1">
            <text:p>0.946724718</text:p>
          </table:table-cell>
          <table:table-cell office:value-type="float" office:value="0.99797286761299997" table:style-name="ce1">
            <text:p>0.997972868</text:p>
          </table:table-cell>
          <table:table-cell office:value-type="float" office:value="0.205674940779" table:style-name="ce1">
            <text:p>0.205674941</text:p>
          </table:table-cell>
          <table:table-cell office:value-type="float" office:value="3" table:style-name="ce1">
            <text:p>3</text:p>
          </table:table-cell>
          <table:table-cell office:value-type="float" office:value="3.6207075422761601E-3" table:style-name="ce1">
            <text:p>0.003620708</text:p>
          </table:table-cell>
          <table:table-cell office:value-type="float" office:value="5.50580607702E-2" table:style-name="ce1">
            <text:p>0.055058061</text:p>
          </table:table-cell>
          <table:table-cell office:value-type="float" office:value="1.8008293679832801E-4" table:style-name="ce1">
            <text:p>0.000180083</text:p>
          </table:table-cell>
          <table:table-cell office:value-type="float" office:value="7.4197500000000001E-3" table:style-name="ce1">
            <text:p>0.00741975</text:p>
          </table:table-cell>
          <table:table-cell office:value-type="float" office:value="2.0312500000000001E-3" table:style-name="ce1">
            <text:p>0.00203125</text:p>
          </table:table-cell>
          <table:table-cell office:value-type="float" office:value="0.99595393713000002" table:style-name="ce1">
            <text:p>0.9959539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9797286761299997" table:style-name="ce1">
            <text:p>0.997972868</text:p>
          </table:table-cell>
          <table:table-cell office:value-type="float" office:value="0.99609999999999999" table:style-name="ce1">
            <text:p>0.9961</text:p>
          </table:table-cell>
          <table:table-cell office:value-type="float" office:value="0" table:style-name="ce1">
            <text:p>0</text:p>
          </table:table-cell>
          <table:table-cell office:value-type="float" office:value="240000" table:style-name="ce1">
            <text:p>240000</text:p>
          </table:table-cell>
          <table:table-cell office:value-type="float" office:value="0" table:style-name="ce1">
            <text:p>0</text:p>
          </table:table-cell>
          <table:table-cell office:value-type="float" office:value="9025" table:style-name="ce1">
            <text:p>9025</text:p>
          </table:table-cell>
          <table:table-cell office:value-type="float" office:value="975" table:style-name="ce1">
            <text:p>975</text:p>
          </table:table-cell>
          <table:table-cell office:value-type="float" office:value="240975" table:style-name="ce1">
            <text:p>240975</text:p>
          </table:table-cell>
          <table:table-cell office:value-type="float" office:value="240000" table:style-name="ce1">
            <text:p>24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4875164257599998" table:style-name="ce1">
            <text:p>0.948751643</text:p>
          </table:table-cell>
          <table:table-cell office:value-type="float" office:value="0.90249999999999997" table:style-name="ce1">
            <text:p>0.9025</text:p>
          </table:table-cell>
          <table:table-cell office:value-type="float" office:value="0.99797696856499996" table:style-name="ce1">
            <text:p>0.997976969</text:p>
          </table:table-cell>
          <table:table-cell office:value-type="float" office:value="0.99596509370499997" table:style-name="ce1">
            <text:p>0.995965094</text:p>
          </table:table-cell>
          <table:table-cell office:value-type="float" office:value="0.99272998270400004" table:style-name="ce1">
            <text:p>0.992729983</text:p>
          </table:table-cell>
          <table:table-cell office:value-type="float" office:value="0.88014143239099996" table:style-name="ce1">
            <text:p>0.880141432</text:p>
          </table:table-cell>
          <table:table-cell office:value-type="float" office:value="0.94672471761400001" table:style-name="ce1">
            <text:p>0.946724718</text:p>
          </table:table-cell>
          <table:table-cell office:value-type="float" office:value="0.94875164257599998" table:style-name="ce1">
            <text:p>0.948751643</text:p>
          </table:table-cell>
          <table:table-cell office:value-type="float" office:value="0.205674940779" table:style-name="ce1">
            <text:p>0.205674941</text:p>
          </table:table-cell>
          <table:table-cell office:value-type="float" office:value="4.2426406871192803" table:style-name="ce1">
            <text:p>4.242640687</text:p>
          </table:table-cell>
          <table:table-cell office:value-type="float" office:value="8.88086531499062E-2" table:style-name="ce1">
            <text:p>0.088808653</text:p>
          </table:table-cell>
          <table:table-cell office:value-type="float" office:value="5.50580607702E-2" table:style-name="ce1">
            <text:p>0.055058061</text:p>
          </table:table-cell>
          <table:table-cell office:value-type="float" office:value="2.5081801339132001E-2" table:style-name="ce1">
            <text:p>0.025081801</text:p>
          </table:table-cell>
          <table:table-cell office:value-type="float" office:value="7.4197500000000001E-3" table:style-name="ce1">
            <text:p>0.00741975</text:p>
          </table:table-cell>
          <table:table-cell office:value-type="float" office:value="5.4016620498600003E-2" table:style-name="ce1">
            <text:p>0.05401662</text:p>
          </table:table-cell>
          <table:table-cell office:value-type="float" office:value="1" table:style-name="ce1">
            <text:p>1</text:p>
          </table:table-cell>
          <table:table-cell office:value-type="float" office:value="0.99595393713000002" table:style-name="ce1">
            <text:p>0.995953937</text:p>
          </table:table-cell>
          <table:table-cell office:value-type="float" office:value="0.90249999999999997" table:style-name="ce1">
            <text:p>0.9025</text:p>
          </table:table-cell>
          <table:table-cell office:value-type="float" office:value="0.94875164257599998" table:style-name="ce1">
            <text:p>0.948751643</text:p>
          </table:table-cell>
          <table:table-cell office:value-type="float" office:value="0.99609999999999999" table:style-name="ce1">
            <text:p>0.9961</text:p>
          </table:table-cell>
          <table:table-cell office:value-type="float" office:value="4.0460628695900003E-3" table:style-name="ce1">
            <text:p>0.004046063</text:p>
          </table:table-cell>
          <table:table-cell office:value-type="float" office:value="9025" table:style-name="ce1">
            <text:p>9025</text:p>
          </table:table-cell>
          <table:table-cell office:value-type="float" office:value="975" table:style-name="ce1">
            <text:p>975</text:p>
          </table:table-cell>
          <table:table-cell office:value-type="float" office:value="240000" table:style-name="ce1">
            <text:p>240000</text:p>
          </table:table-cell>
          <table:table-cell office:value-type="float" office:value="0" table:style-name="ce1">
            <text:p>0</text:p>
          </table:table-cell>
          <table:table-cell office:value-type="float" office:value="9025" table:style-name="ce1">
            <text:p>9025</text:p>
          </table:table-cell>
          <table:table-cell office:value-type="float" office:value="10000" table:style-name="ce1">
            <text:p>10000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lr1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80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980625282500002" table:style-name="ce1">
            <text:p>0.999806253</text:p>
          </table:table-cell>
          <table:table-cell office:value-type="float" office:value="0.99961258071199999" table:style-name="ce1">
            <text:p>0.999612581</text:p>
          </table:table-cell>
          <table:table-cell office:value-type="float" office:value="0.99774433031700005" table:style-name="ce1">
            <text:p>0.99774433</text:p>
          </table:table-cell>
          <table:table-cell office:value-type="float" office:value="0.99961654522300003" table:style-name="ce1">
            <text:p>0.999616545</text:p>
          </table:table-cell>
          <table:table-cell office:value-type="float" office:value="0.99925627379299997" table:style-name="ce1">
            <text:p>0.999256274</text:p>
          </table:table-cell>
          <table:table-cell office:value-type="float" office:value="0.98716675498899997" table:style-name="ce1">
            <text:p>0.987166755</text:p>
          </table:table-cell>
          <table:table-cell office:value-type="float" office:value="0.99515464408999998" table:style-name="ce1">
            <text:p>0.995154644</text:p>
          </table:table-cell>
          <table:table-cell office:value-type="float" office:value="0.999985416879" table:style-name="ce1">
            <text:p>0.999985417</text:p>
          </table:table-cell>
          <table:table-cell office:value-type="float" office:value="0.23795830385" table:style-name="ce1">
            <text:p>0.237958304</text:p>
          </table:table-cell>
          <table:table-cell office:value-type="float" office:value="1" table:style-name="ce1">
            <text:p>1</text:p>
          </table:table-cell>
          <table:table-cell office:value-type="float" office:value="1.93746961894166E-4" table:style-name="ce1">
            <text:p>0.000193747</text:p>
          </table:table-cell>
          <table:table-cell office:value-type="float" office:value="8.5393767830799997E-3" table:style-name="ce1">
            <text:p>0.008539377</text:p>
          </table:table-cell>
          <table:table-cell office:value-type="float" office:value="8.6134117123602103E-5" table:style-name="ce3">
            <text:p>8.61E-05</text:p>
          </table:table-cell>
          <table:table-cell office:value-type="float" office:value="7.4296918333300005E-4" table:style-name="ce1">
            <text:p>0.000742969</text:p>
          </table:table-cell>
          <table:table-cell office:value-type="float" office:value="1.9378471976199999E-4" table:style-name="ce1">
            <text:p>0.000193785</text:p>
          </table:table-cell>
          <table:table-cell office:value-type="float" office:value="0.99979167274299996" table:style-name="ce1">
            <text:p>0.999791673</text:p>
          </table:table-cell>
          <table:table-cell office:value-type="float" office:value="0.99569698789200001" table:style-name="ce1">
            <text:p>0.995696988</text:p>
          </table:table-cell>
          <table:table-cell office:value-type="float" office:value="0.99982083333299998" table:style-name="ce1">
            <text:p>0.999820833</text:p>
          </table:table-cell>
          <table:table-cell office:value-type="float" office:value="0.99980625282500002" table:style-name="ce1">
            <text:p>0.999806253</text:p>
          </table:table-cell>
          <table:table-cell office:value-type="float" office:value="0.99962799999999996" table:style-name="ce1">
            <text:p>0.999628</text:p>
          </table:table-cell>
          <table:table-cell office:value-type="float" office:value="4.3030121084800003E-3" table:style-name="ce1">
            <text:p>0.004303012</text:p>
          </table:table-cell>
          <table:table-cell office:value-type="float" office:value="239957" table:style-name="ce1">
            <text:p>239957</text:p>
          </table:table-cell>
          <table:table-cell office:value-type="float" office:value="43" table:style-name="ce1">
            <text:p>43</text:p>
          </table:table-cell>
          <table:table-cell office:value-type="float" office:value="9950" table:style-name="ce1">
            <text:p>9950</text:p>
          </table:table-cell>
          <table:table-cell office:value-type="float" office:value="50" table:style-name="ce1">
            <text:p>50</text:p>
          </table:table-cell>
          <table:table-cell office:value-type="float" office:value="240007" table:style-name="ce1">
            <text:p>240007</text:p>
          </table:table-cell>
          <table:table-cell office:value-type="float" office:value="240000" table:style-name="ce1">
            <text:p>24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9534837193000003" table:style-name="ce1">
            <text:p>0.995348372</text:p>
          </table:table-cell>
          <table:table-cell office:value-type="float" office:value="0.99073981877899997" table:style-name="ce1">
            <text:p>0.990739819</text:p>
          </table:table-cell>
          <table:table-cell office:value-type="float" office:value="0.99774433031700005" table:style-name="ce1">
            <text:p>0.99774433</text:p>
          </table:table-cell>
          <table:table-cell office:value-type="float" office:value="0.99961654522300003" table:style-name="ce1">
            <text:p>0.999616545</text:p>
          </table:table-cell>
          <table:table-cell office:value-type="float" office:value="0.99925627379299997" table:style-name="ce1">
            <text:p>0.999256274</text:p>
          </table:table-cell>
          <table:table-cell office:value-type="float" office:value="0.98716675498899997" table:style-name="ce1">
            <text:p>0.987166755</text:p>
          </table:table-cell>
          <table:table-cell office:value-type="float" office:value="0.99515464408999998" table:style-name="ce1">
            <text:p>0.995154644</text:p>
          </table:table-cell>
          <table:table-cell office:value-type="float" office:value="0.99964987745699996" table:style-name="ce1">
            <text:p>0.999649877</text:p>
          </table:table-cell>
          <table:table-cell office:value-type="float" office:value="0.23795830385" table:style-name="ce1">
            <text:p>0.237958304</text:p>
          </table:table-cell>
          <table:table-cell office:value-type="float" office:value="1" table:style-name="ce1">
            <text:p>1</text:p>
          </table:table-cell>
          <table:table-cell office:value-type="float" office:value="4.6515060542379602E-3" table:style-name="ce1">
            <text:p>0.004651506</text:p>
          </table:table-cell>
          <table:table-cell office:value-type="float" office:value="8.5393767830799997E-3" table:style-name="ce1">
            <text:p>0.008539377</text:p>
          </table:table-cell>
          <table:table-cell office:value-type="float" office:value="1.0545780589709701E-2" table:style-name="ce1">
            <text:p>0.010545781</text:p>
          </table:table-cell>
          <table:table-cell office:value-type="float" office:value="7.4296918333300005E-4" table:style-name="ce1">
            <text:p>0.000742969</text:p>
          </table:table-cell>
          <table:table-cell office:value-type="float" office:value="4.6733668341700004E-3" table:style-name="ce1">
            <text:p>0.004673367</text:p>
          </table:table-cell>
          <table:table-cell office:value-type="float" office:value="0.99569698789200001" table:style-name="ce1">
            <text:p>0.995696988</text:p>
          </table:table-cell>
          <table:table-cell office:value-type="float" office:value="0.99979167274299996" table:style-name="ce1">
            <text:p>0.999791673</text:p>
          </table:table-cell>
          <table:table-cell office:value-type="float" office:value="0.995" table:style-name="ce1">
            <text:p>0.995</text:p>
          </table:table-cell>
          <table:table-cell office:value-type="float" office:value="0.99534837193000003" table:style-name="ce1">
            <text:p>0.995348372</text:p>
          </table:table-cell>
          <table:table-cell office:value-type="float" office:value="0.99962799999999996" table:style-name="ce1">
            <text:p>0.999628</text:p>
          </table:table-cell>
          <table:table-cell office:value-type="float" office:value="2.08327257122E-4" table:style-name="ce1">
            <text:p>0.000208327</text:p>
          </table:table-cell>
          <table:table-cell office:value-type="float" office:value="9950" table:style-name="ce1">
            <text:p>9950</text:p>
          </table:table-cell>
          <table:table-cell office:value-type="float" office:value="50" table:style-name="ce1">
            <text:p>50</text:p>
          </table:table-cell>
          <table:table-cell office:value-type="float" office:value="239957" table:style-name="ce1">
            <text:p>239957</text:p>
          </table:table-cell>
          <table:table-cell office:value-type="float" office:value="43" table:style-name="ce1">
            <text:p>43</text:p>
          </table:table-cell>
          <table:table-cell office:value-type="float" office:value="9993" table:style-name="ce1">
            <text:p>9993</text:p>
          </table:table-cell>
          <table:table-cell office:value-type="float" office:value="10000" table:style-name="ce1">
            <text:p>1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Blr2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81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978125410100005" table:style-name="ce1">
            <text:p>0.999781254</text:p>
          </table:table-cell>
          <table:table-cell office:value-type="float" office:value="0.99956260388200002" table:style-name="ce1">
            <text:p>0.999562604</text:p>
          </table:table-cell>
          <table:table-cell office:value-type="float" office:value="0.99747909250699995" table:style-name="ce1">
            <text:p>0.997479093</text:p>
          </table:table-cell>
          <table:table-cell office:value-type="float" office:value="0.99956706390299999" table:style-name="ce1">
            <text:p>0.999567064</text:p>
          </table:table-cell>
          <table:table-cell office:value-type="float" office:value="0.99916034944099996" table:style-name="ce1">
            <text:p>0.999160349</text:p>
          </table:table-cell>
          <table:table-cell office:value-type="float" office:value="0.98551500797199998" table:style-name="ce1">
            <text:p>0.985515008</text:p>
          </table:table-cell>
          <table:table-cell office:value-type="float" office:value="0.99452891236200003" table:style-name="ce1">
            <text:p>0.994528912</text:p>
          </table:table-cell>
          <table:table-cell office:value-type="float" office:value="0.99998125035200003" table:style-name="ce1">
            <text:p>0.99998125</text:p>
          </table:table-cell>
          <table:table-cell office:value-type="float" office:value="0.23746320083799999" table:style-name="ce1">
            <text:p>0.237463201</text:p>
          </table:table-cell>
          <table:table-cell office:value-type="float" office:value="1" table:style-name="ce1">
            <text:p>1</text:p>
          </table:table-cell>
          <table:table-cell office:value-type="float" office:value="2.1874554704198499E-4" table:style-name="ce1">
            <text:p>0.000218746</text:p>
          </table:table-cell>
          <table:table-cell office:value-type="float" office:value="9.4928934870100005E-3" table:style-name="ce1">
            <text:p>0.009492893</text:p>
          </table:table-cell>
          <table:table-cell office:value-type="float" office:value="1.17198489248858E-4" table:style-name="ce1">
            <text:p>0.000117198</text:p>
          </table:table-cell>
          <table:table-cell office:value-type="float" office:value="8.38662E-4" table:style-name="ce1">
            <text:p>0.000838662</text:p>
          </table:table-cell>
          <table:table-cell office:value-type="float" office:value="2.1879375875200001E-4" table:style-name="ce1">
            <text:p>0.000218794</text:p>
          </table:table-cell>
          <table:table-cell office:value-type="float" office:value="0.99976250890600005" table:style-name="ce1">
            <text:p>0.999762509</text:p>
          </table:table-cell>
          <table:table-cell office:value-type="float" office:value="0.99519567610799997" table:style-name="ce1">
            <text:p>0.995195676</text:p>
          </table:table-cell>
          <table:table-cell office:value-type="float" office:value="0.99980000000000002" table:style-name="ce1">
            <text:p>0.9998</text:p>
          </table:table-cell>
          <table:table-cell office:value-type="float" office:value="0.99978125410100005" table:style-name="ce1">
            <text:p>0.999781254</text:p>
          </table:table-cell>
          <table:table-cell office:value-type="float" office:value="0.99958000000000002" table:style-name="ce1">
            <text:p>0.99958</text:p>
          </table:table-cell>
          <table:table-cell office:value-type="float" office:value="4.8043238914999998E-3" table:style-name="ce1">
            <text:p>0.004804324</text:p>
          </table:table-cell>
          <table:table-cell office:value-type="float" office:value="239952" table:style-name="ce1">
            <text:p>239952</text:p>
          </table:table-cell>
          <table:table-cell office:value-type="float" office:value="48" table:style-name="ce1">
            <text:p>48</text:p>
          </table:table-cell>
          <table:table-cell office:value-type="float" office:value="9943" table:style-name="ce1">
            <text:p>9943</text:p>
          </table:table-cell>
          <table:table-cell office:value-type="float" office:value="57" table:style-name="ce1">
            <text:p>57</text:p>
          </table:table-cell>
          <table:table-cell office:value-type="float" office:value="240009" table:style-name="ce1">
            <text:p>240009</text:p>
          </table:table-cell>
          <table:table-cell office:value-type="float" office:value="240000" table:style-name="ce1">
            <text:p>24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9474763643599995" table:style-name="ce1">
            <text:p>0.994747636</text:p>
          </table:table-cell>
          <table:table-cell office:value-type="float" office:value="0.98955015923599998" table:style-name="ce1">
            <text:p>0.989550159</text:p>
          </table:table-cell>
          <table:table-cell office:value-type="float" office:value="0.99747909250699995" table:style-name="ce1">
            <text:p>0.997479093</text:p>
          </table:table-cell>
          <table:table-cell office:value-type="float" office:value="0.99956706390299999" table:style-name="ce1">
            <text:p>0.999567064</text:p>
          </table:table-cell>
          <table:table-cell office:value-type="float" office:value="0.99916034944099996" table:style-name="ce1">
            <text:p>0.999160349</text:p>
          </table:table-cell>
          <table:table-cell office:value-type="float" office:value="0.98551500797199998" table:style-name="ce1">
            <text:p>0.985515008</text:p>
          </table:table-cell>
          <table:table-cell office:value-type="float" office:value="0.99452891236200003" table:style-name="ce1">
            <text:p>0.994528912</text:p>
          </table:table-cell>
          <table:table-cell office:value-type="float" office:value="0.99954979740899996" table:style-name="ce1">
            <text:p>0.999549797</text:p>
          </table:table-cell>
          <table:table-cell office:value-type="float" office:value="0.23746320083799999" table:style-name="ce1">
            <text:p>0.237463201</text:p>
          </table:table-cell>
          <table:table-cell office:value-type="float" office:value="1" table:style-name="ce1">
            <text:p>1</text:p>
          </table:table-cell>
          <table:table-cell office:value-type="float" office:value="5.2521619457511701E-3" table:style-name="ce1">
            <text:p>0.005252162</text:p>
          </table:table-cell>
          <table:table-cell office:value-type="float" office:value="9.4928934870100005E-3" table:style-name="ce1">
            <text:p>0.009492893</text:p>
          </table:table-cell>
          <table:table-cell office:value-type="float" office:value="1.4371132912948999E-2" table:style-name="ce1">
            <text:p>0.014371133</text:p>
          </table:table-cell>
          <table:table-cell office:value-type="float" office:value="8.38662E-4" table:style-name="ce1">
            <text:p>0.000838662</text:p>
          </table:table-cell>
          <table:table-cell office:value-type="float" office:value="5.2800965503399999E-3" table:style-name="ce1">
            <text:p>0.005280097</text:p>
          </table:table-cell>
          <table:table-cell office:value-type="float" office:value="0.99519567610799997" table:style-name="ce1">
            <text:p>0.995195676</text:p>
          </table:table-cell>
          <table:table-cell office:value-type="float" office:value="0.99976250890600005" table:style-name="ce1">
            <text:p>0.999762509</text:p>
          </table:table-cell>
          <table:table-cell office:value-type="float" office:value="0.99429999999999996" table:style-name="ce1">
            <text:p>0.9943</text:p>
          </table:table-cell>
          <table:table-cell office:value-type="float" office:value="0.99474763643599995" table:style-name="ce1">
            <text:p>0.994747636</text:p>
          </table:table-cell>
          <table:table-cell office:value-type="float" office:value="0.99958000000000002" table:style-name="ce1">
            <text:p>0.99958</text:p>
          </table:table-cell>
          <table:table-cell office:value-type="float" office:value="2.37491094084E-4" table:style-name="ce1">
            <text:p>0.000237491</text:p>
          </table:table-cell>
          <table:table-cell office:value-type="float" office:value="9943" table:style-name="ce1">
            <text:p>9943</text:p>
          </table:table-cell>
          <table:table-cell office:value-type="float" office:value="57" table:style-name="ce1">
            <text:p>57</text:p>
          </table:table-cell>
          <table:table-cell office:value-type="float" office:value="239952" table:style-name="ce1">
            <text:p>239952</text:p>
          </table:table-cell>
          <table:table-cell office:value-type="float" office:value="48" table:style-name="ce1">
            <text:p>48</text:p>
          </table:table-cell>
          <table:table-cell office:value-type="float" office:value="9991" table:style-name="ce1">
            <text:p>9991</text:p>
          </table:table-cell>
          <table:table-cell office:value-type="float" office:value="10000" table:style-name="ce1">
            <text:p>1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Blr3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82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953960347600002" table:style-name="ce1">
            <text:p>0.999539603</text:p>
          </table:table-cell>
          <table:table-cell office:value-type="float" office:value="0.99907963068600003" table:style-name="ce1">
            <text:p>0.999079631</text:p>
          </table:table-cell>
          <table:table-cell office:value-type="float" office:value="0.99473741662600002" table:style-name="ce1">
            <text:p>0.994737417</text:p>
          </table:table-cell>
          <table:table-cell office:value-type="float" office:value="0.99908873111499996" table:style-name="ce1">
            <text:p>0.999088731</text:p>
          </table:table-cell>
          <table:table-cell office:value-type="float" office:value="0.99823355584600004" table:style-name="ce1">
            <text:p>0.998233556</text:p>
          </table:table-cell>
          <table:table-cell office:value-type="float" office:value="0.96957029485799995" table:style-name="ce1">
            <text:p>0.969570295</text:p>
          </table:table-cell>
          <table:table-cell office:value-type="float" office:value="0.98847803460299999" table:style-name="ce1">
            <text:p>0.988478035</text:p>
          </table:table-cell>
          <table:table-cell office:value-type="float" office:value="0.99995625191399995" table:style-name="ce1">
            <text:p>0.999956252</text:p>
          </table:table-cell>
          <table:table-cell office:value-type="float" office:value="0.233061888602" table:style-name="ce1">
            <text:p>0.233061889</text:p>
          </table:table-cell>
          <table:table-cell office:value-type="float" office:value="2" table:style-name="ce1">
            <text:p>2</text:p>
          </table:table-cell>
          <table:table-cell office:value-type="float" office:value="5.0292057737877003E-4" table:style-name="ce1">
            <text:p>0.000502921</text:p>
          </table:table-cell>
          <table:table-cell office:value-type="float" office:value="1.8075331473999999E-2" table:style-name="ce1">
            <text:p>0.018075331</text:p>
          </table:table-cell>
          <table:table-cell office:value-type="float" office:value="1.5631298347309599E-4" table:style-name="ce1">
            <text:p>0.000156313</text:p>
          </table:table-cell>
          <table:table-cell office:value-type="float" office:value="1.76197693333E-3" table:style-name="ce1">
            <text:p>0.001761977</text:p>
          </table:table-cell>
          <table:table-cell office:value-type="float" office:value="4.6060858691099999E-4" table:style-name="ce1">
            <text:p>0.000460609</text:p>
          </table:table-cell>
          <table:table-cell office:value-type="float" office:value="0.99949587744400004" table:style-name="ce1">
            <text:p>0.999495877</text:p>
          </table:table-cell>
          <table:table-cell office:value-type="float" office:value="0.98997895580700002" table:style-name="ce1">
            <text:p>0.989978956</text:p>
          </table:table-cell>
          <table:table-cell office:value-type="float" office:value="0.99958333333299998" table:style-name="ce1">
            <text:p>0.999583333</text:p>
          </table:table-cell>
          <table:table-cell office:value-type="float" office:value="0.99953960347600002" table:style-name="ce1">
            <text:p>0.999539603</text:p>
          </table:table-cell>
          <table:table-cell office:value-type="float" office:value="0.999116" table:style-name="ce1">
            <text:p>0.999116</text:p>
          </table:table-cell>
          <table:table-cell office:value-type="float" office:value="1.00210441928E-2" table:style-name="ce1">
            <text:p>0.010021044</text:p>
          </table:table-cell>
          <table:table-cell office:value-type="float" office:value="239900" table:style-name="ce1">
            <text:p>239900</text:p>
          </table:table-cell>
          <table:table-cell office:value-type="float" office:value="100" table:style-name="ce1">
            <text:p>100</text:p>
          </table:table-cell>
          <table:table-cell office:value-type="float" office:value="9879" table:style-name="ce1">
            <text:p>9879</text:p>
          </table:table-cell>
          <table:table-cell office:value-type="float" office:value="121" table:style-name="ce1">
            <text:p>121</text:p>
          </table:table-cell>
          <table:table-cell office:value-type="float" office:value="240021" table:style-name="ce1">
            <text:p>240021</text:p>
          </table:table-cell>
          <table:table-cell office:value-type="float" office:value="240000" table:style-name="ce1">
            <text:p>24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88938385305" table:style-name="ce1">
            <text:p>0.988938385</text:p>
          </table:table-cell>
          <table:table-cell office:value-type="float" office:value="0.97811881188100003" table:style-name="ce1">
            <text:p>0.978118812</text:p>
          </table:table-cell>
          <table:table-cell office:value-type="float" office:value="0.99473741662600002" table:style-name="ce1">
            <text:p>0.994737417</text:p>
          </table:table-cell>
          <table:table-cell office:value-type="float" office:value="0.99908873111499996" table:style-name="ce1">
            <text:p>0.999088731</text:p>
          </table:table-cell>
          <table:table-cell office:value-type="float" office:value="0.99823355584600004" table:style-name="ce1">
            <text:p>0.998233556</text:p>
          </table:table-cell>
          <table:table-cell office:value-type="float" office:value="0.96957029485799995" table:style-name="ce1">
            <text:p>0.969570295</text:p>
          </table:table-cell>
          <table:table-cell office:value-type="float" office:value="0.98847803460299999" table:style-name="ce1">
            <text:p>0.988478035</text:p>
          </table:table-cell>
          <table:table-cell office:value-type="float" office:value="0.99894889634100004" table:style-name="ce1">
            <text:p>0.998948896</text:p>
          </table:table-cell>
          <table:table-cell office:value-type="float" office:value="0.233061888602" table:style-name="ce1">
            <text:p>0.233061889</text:p>
          </table:table-cell>
          <table:table-cell office:value-type="float" office:value="2" table:style-name="ce1">
            <text:p>2</text:p>
          </table:table-cell>
          <table:table-cell office:value-type="float" office:value="1.15234958984706E-2" table:style-name="ce1">
            <text:p>0.011523496</text:p>
          </table:table-cell>
          <table:table-cell office:value-type="float" office:value="1.8075331473999999E-2" table:style-name="ce1">
            <text:p>0.018075331</text:p>
          </table:table-cell>
          <table:table-cell office:value-type="float" office:value="1.91752704395418E-2" table:style-name="ce1">
            <text:p>0.01917527</text:p>
          </table:table-cell>
          <table:table-cell office:value-type="float" office:value="1.76197693333E-3" table:style-name="ce1">
            <text:p>0.001761977</text:p>
          </table:table-cell>
          <table:table-cell office:value-type="float" office:value="1.1185342645999999E-2" table:style-name="ce1">
            <text:p>0.011185343</text:p>
          </table:table-cell>
          <table:table-cell office:value-type="float" office:value="0.98997895580700002" table:style-name="ce1">
            <text:p>0.989978956</text:p>
          </table:table-cell>
          <table:table-cell office:value-type="float" office:value="0.99949587744400004" table:style-name="ce1">
            <text:p>0.999495877</text:p>
          </table:table-cell>
          <table:table-cell office:value-type="float" office:value="0.9879" table:style-name="ce1">
            <text:p>0.9879</text:p>
          </table:table-cell>
          <table:table-cell office:value-type="float" office:value="0.988938385305" table:style-name="ce1">
            <text:p>0.988938385</text:p>
          </table:table-cell>
          <table:table-cell office:value-type="float" office:value="0.999116" table:style-name="ce1">
            <text:p>0.999116</text:p>
          </table:table-cell>
          <table:table-cell office:value-type="float" office:value="5.0412255594300005E-4" table:style-name="ce1">
            <text:p>0.000504123</text:p>
          </table:table-cell>
          <table:table-cell office:value-type="float" office:value="9879" table:style-name="ce1">
            <text:p>9879</text:p>
          </table:table-cell>
          <table:table-cell office:value-type="float" office:value="121" table:style-name="ce1">
            <text:p>121</text:p>
          </table:table-cell>
          <table:table-cell office:value-type="float" office:value="239900" table:style-name="ce1">
            <text:p>239900</text:p>
          </table:table-cell>
          <table:table-cell office:value-type="float" office:value="100" table:style-name="ce1">
            <text:p>100</text:p>
          </table:table-cell>
          <table:table-cell office:value-type="float" office:value="9979" table:style-name="ce1">
            <text:p>9979</text:p>
          </table:table-cell>
          <table:table-cell office:value-type="float" office:value="10000" table:style-name="ce1">
            <text:p>1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Blr4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83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959375592400002" table:style-name="ce1">
            <text:p>0.999593756</text:p>
          </table:table-cell>
          <table:table-cell office:value-type="float" office:value="0.99918784178300002" table:style-name="ce1">
            <text:p>0.999187842</text:p>
          </table:table-cell>
          <table:table-cell office:value-type="float" office:value="0.99508629716599994" table:style-name="ce1">
            <text:p>0.995086297</text:p>
          </table:table-cell>
          <table:table-cell office:value-type="float" office:value="0.99919598192000003" table:style-name="ce1">
            <text:p>0.999195982</text:p>
          </table:table-cell>
          <table:table-cell office:value-type="float" office:value="0.99844121056500001" table:style-name="ce1">
            <text:p>0.998441211</text:p>
          </table:table-cell>
          <table:table-cell office:value-type="float" office:value="0.97310256576200005" table:style-name="ce1">
            <text:p>0.973102566</text:p>
          </table:table-cell>
          <table:table-cell office:value-type="float" office:value="0.98984038266200003" table:style-name="ce1">
            <text:p>0.989840383</text:p>
          </table:table-cell>
          <table:table-cell office:value-type="float" office:value="0.999985416879" table:style-name="ce1">
            <text:p>0.999985417</text:p>
          </table:table-cell>
          <table:table-cell office:value-type="float" office:value="0.234107634151" table:style-name="ce1">
            <text:p>0.234107634</text:p>
          </table:table-cell>
          <table:table-cell office:value-type="float" office:value="2" table:style-name="ce1">
            <text:p>2</text:p>
          </table:table-cell>
          <table:table-cell office:value-type="float" office:value="4.3540967902325E-4" table:style-name="ce1">
            <text:p>0.00043541</text:p>
          </table:table-cell>
          <table:table-cell office:value-type="float" office:value="1.6240716181800001E-2" table:style-name="ce1">
            <text:p>0.016240716</text:p>
          </table:table-cell>
          <table:table-cell office:value-type="float" office:value="1.2481734679256699E-4" table:style-name="ce1">
            <text:p>0.000124817</text:p>
          </table:table-cell>
          <table:table-cell office:value-type="float" office:value="1.5557723333300001E-3" table:style-name="ce1">
            <text:p>0.001555772</text:p>
          </table:table-cell>
          <table:table-cell office:value-type="float" office:value="4.0640917692800002E-4" table:style-name="ce1">
            <text:p>0.000406409</text:p>
          </table:table-cell>
          <table:table-cell office:value-type="float" office:value="0.99957917894100001" table:style-name="ce1">
            <text:p>0.999579179</text:p>
          </table:table-cell>
          <table:table-cell office:value-type="float" office:value="0.99059341539099999" table:style-name="ce1">
            <text:p>0.990593415</text:p>
          </table:table-cell>
          <table:table-cell office:value-type="float" office:value="0.99960833333300003" table:style-name="ce1">
            <text:p>0.999608333</text:p>
          </table:table-cell>
          <table:table-cell office:value-type="float" office:value="0.99959375592400002" table:style-name="ce1">
            <text:p>0.999593756</text:p>
          </table:table-cell>
          <table:table-cell office:value-type="float" office:value="0.99922" table:style-name="ce1">
            <text:p>0.99922</text:p>
          </table:table-cell>
          <table:table-cell office:value-type="float" office:value="9.4065846092300006E-3" table:style-name="ce1">
            <text:p>0.009406585</text:p>
          </table:table-cell>
          <table:table-cell office:value-type="float" office:value="239906" table:style-name="ce1">
            <text:p>239906</text:p>
          </table:table-cell>
          <table:table-cell office:value-type="float" office:value="94" table:style-name="ce1">
            <text:p>94</text:p>
          </table:table-cell>
          <table:table-cell office:value-type="float" office:value="9899" table:style-name="ce1">
            <text:p>9899</text:p>
          </table:table-cell>
          <table:table-cell office:value-type="float" office:value="101" table:style-name="ce1">
            <text:p>101</text:p>
          </table:table-cell>
          <table:table-cell office:value-type="float" office:value="240007" table:style-name="ce1">
            <text:p>240007</text:p>
          </table:table-cell>
          <table:table-cell office:value-type="float" office:value="240000" table:style-name="ce1">
            <text:p>24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9024658630499995" table:style-name="ce1">
            <text:p>0.990246586</text:p>
          </table:table-cell>
          <table:table-cell office:value-type="float" office:value="0.980681593026" table:style-name="ce1">
            <text:p>0.980681593</text:p>
          </table:table-cell>
          <table:table-cell office:value-type="float" office:value="0.99508629716599994" table:style-name="ce1">
            <text:p>0.995086297</text:p>
          </table:table-cell>
          <table:table-cell office:value-type="float" office:value="0.99919598192000003" table:style-name="ce1">
            <text:p>0.999195982</text:p>
          </table:table-cell>
          <table:table-cell office:value-type="float" office:value="0.99844121056500001" table:style-name="ce1">
            <text:p>0.998441211</text:p>
          </table:table-cell>
          <table:table-cell office:value-type="float" office:value="0.97310256576200005" table:style-name="ce1">
            <text:p>0.973102566</text:p>
          </table:table-cell>
          <table:table-cell office:value-type="float" office:value="0.98984038266200003" table:style-name="ce1">
            <text:p>0.989840383</text:p>
          </table:table-cell>
          <table:table-cell office:value-type="float" office:value="0.99964987745699996" table:style-name="ce1">
            <text:p>0.999649877</text:p>
          </table:table-cell>
          <table:table-cell office:value-type="float" office:value="0.234107634151" table:style-name="ce1">
            <text:p>0.234107634</text:p>
          </table:table-cell>
          <table:table-cell office:value-type="float" office:value="2" table:style-name="ce1">
            <text:p>2</text:p>
          </table:table-cell>
          <table:table-cell office:value-type="float" office:value="1.07539927949564E-2" table:style-name="ce1">
            <text:p>0.010753993</text:p>
          </table:table-cell>
          <table:table-cell office:value-type="float" office:value="1.6240716181800001E-2" table:style-name="ce1">
            <text:p>0.016240716</text:p>
          </table:table-cell>
          <table:table-cell office:value-type="float" office:value="1.52697201276784E-2" table:style-name="ce1">
            <text:p>0.01526972</text:p>
          </table:table-cell>
          <table:table-cell office:value-type="float" office:value="1.5557723333300001E-3" table:style-name="ce1">
            <text:p>0.001555772</text:p>
          </table:table-cell>
          <table:table-cell office:value-type="float" office:value="9.8494797454300002E-3" table:style-name="ce1">
            <text:p>0.00984948</text:p>
          </table:table-cell>
          <table:table-cell office:value-type="float" office:value="0.99059341539099999" table:style-name="ce1">
            <text:p>0.990593415</text:p>
          </table:table-cell>
          <table:table-cell office:value-type="float" office:value="0.99957917894100001" table:style-name="ce1">
            <text:p>0.999579179</text:p>
          </table:table-cell>
          <table:table-cell office:value-type="float" office:value="0.9899" table:style-name="ce1">
            <text:p>0.9899</text:p>
          </table:table-cell>
          <table:table-cell office:value-type="float" office:value="0.99024658630499995" table:style-name="ce1">
            <text:p>0.990246586</text:p>
          </table:table-cell>
          <table:table-cell office:value-type="float" office:value="0.99922" table:style-name="ce1">
            <text:p>0.99922</text:p>
          </table:table-cell>
          <table:table-cell office:value-type="float" office:value="4.2082105938600001E-4" table:style-name="ce1">
            <text:p>0.000420821</text:p>
          </table:table-cell>
          <table:table-cell office:value-type="float" office:value="9899" table:style-name="ce1">
            <text:p>9899</text:p>
          </table:table-cell>
          <table:table-cell office:value-type="float" office:value="101" table:style-name="ce1">
            <text:p>101</text:p>
          </table:table-cell>
          <table:table-cell office:value-type="float" office:value="239906" table:style-name="ce1">
            <text:p>239906</text:p>
          </table:table-cell>
          <table:table-cell office:value-type="float" office:value="94" table:style-name="ce1">
            <text:p>94</text:p>
          </table:table-cell>
          <table:table-cell office:value-type="float" office:value="9993" table:style-name="ce1">
            <text:p>9993</text:p>
          </table:table-cell>
          <table:table-cell office:value-type="float" office:value="10000" table:style-name="ce1">
            <text:p>1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Blr5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84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926877589800001" table:style-name="ce1">
            <text:p>0.999268776</text:p>
          </table:table-cell>
          <table:table-cell office:value-type="float" office:value="0.99853862039100005" table:style-name="ce1">
            <text:p>0.99853862</text:p>
          </table:table-cell>
          <table:table-cell office:value-type="float" office:value="0.99125247464499999" table:style-name="ce1">
            <text:p>0.991252475</text:p>
          </table:table-cell>
          <table:table-cell office:value-type="float" office:value="0.998552712555" table:style-name="ce1">
            <text:p>0.998552713</text:p>
          </table:table-cell>
          <table:table-cell office:value-type="float" office:value="0.99719593121600003" table:style-name="ce1">
            <text:p>0.997195931</text:p>
          </table:table-cell>
          <table:table-cell office:value-type="float" office:value="0.95167257163899999" table:style-name="ce1">
            <text:p>0.951672572</text:p>
          </table:table-cell>
          <table:table-cell office:value-type="float" office:value="0.98170391822199998" table:style-name="ce1">
            <text:p>0.981703918</text:p>
          </table:table-cell>
          <table:table-cell office:value-type="float" office:value="0.99996458458799997" table:style-name="ce1">
            <text:p>0.999964585</text:p>
          </table:table-cell>
          <table:table-cell office:value-type="float" office:value="0.22871589844199999" table:style-name="ce1">
            <text:p>0.228715898</text:p>
          </table:table-cell>
          <table:table-cell office:value-type="float" office:value="3" table:style-name="ce1">
            <text:p>3</text:p>
          </table:table-cell>
          <table:table-cell office:value-type="float" office:value="8.6921875924240305E-4" table:style-name="ce1">
            <text:p>0.000869219</text:p>
          </table:table-cell>
          <table:table-cell office:value-type="float" office:value="2.68407169203E-2" table:style-name="ce1">
            <text:p>0.026840717</text:p>
          </table:table-cell>
          <table:table-cell office:value-type="float" office:value="1.5238450403818601E-4" table:style-name="ce1">
            <text:p>0.000152385</text:p>
          </table:table-cell>
          <table:table-cell office:value-type="float" office:value="2.7939927833300002E-3" table:style-name="ce1">
            <text:p>0.002793993</text:p>
          </table:table-cell>
          <table:table-cell office:value-type="float" office:value="7.3175918243100001E-4" table:style-name="ce1">
            <text:p>0.000731759</text:p>
          </table:table-cell>
          <table:table-cell office:value-type="float" office:value="0.99923338763500003" table:style-name="ce1">
            <text:p>0.999233388</text:p>
          </table:table-cell>
          <table:table-cell office:value-type="float" office:value="0.98327156165499996" table:style-name="ce1">
            <text:p>0.983271562</text:p>
          </table:table-cell>
          <table:table-cell office:value-type="float" office:value="0.99930416666699995" table:style-name="ce1">
            <text:p>0.999304167</text:p>
          </table:table-cell>
          <table:table-cell office:value-type="float" office:value="0.99926877589800001" table:style-name="ce1">
            <text:p>0.999268776</text:p>
          </table:table-cell>
          <table:table-cell office:value-type="float" office:value="0.99859600000000004" table:style-name="ce1">
            <text:p>0.998596</text:p>
          </table:table-cell>
          <table:table-cell office:value-type="float" office:value="1.6728438345199999E-2" table:style-name="ce1">
            <text:p>0.016728438</text:p>
          </table:table-cell>
          <table:table-cell office:value-type="float" office:value="239833" table:style-name="ce1">
            <text:p>239833</text:p>
          </table:table-cell>
          <table:table-cell office:value-type="float" office:value="167" table:style-name="ce1">
            <text:p>167</text:p>
          </table:table-cell>
          <table:table-cell office:value-type="float" office:value="9816" table:style-name="ce1">
            <text:p>9816</text:p>
          </table:table-cell>
          <table:table-cell office:value-type="float" office:value="184" table:style-name="ce1">
            <text:p>184</text:p>
          </table:table-cell>
          <table:table-cell office:value-type="float" office:value="240017" table:style-name="ce1">
            <text:p>240017</text:p>
          </table:table-cell>
          <table:table-cell office:value-type="float" office:value="240000" table:style-name="ce1">
            <text:p>24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8243506980899997" table:style-name="ce1">
            <text:p>0.98243507</text:p>
          </table:table-cell>
          <table:table-cell office:value-type="float" office:value="0.96547654175300002" table:style-name="ce1">
            <text:p>0.965476542</text:p>
          </table:table-cell>
          <table:table-cell office:value-type="float" office:value="0.99125247464499999" table:style-name="ce1">
            <text:p>0.991252475</text:p>
          </table:table-cell>
          <table:table-cell office:value-type="float" office:value="0.998552712555" table:style-name="ce1">
            <text:p>0.998552713</text:p>
          </table:table-cell>
          <table:table-cell office:value-type="float" office:value="0.99719593121600003" table:style-name="ce1">
            <text:p>0.997195931</text:p>
          </table:table-cell>
          <table:table-cell office:value-type="float" office:value="0.95167257163899999" table:style-name="ce1">
            <text:p>0.951672572</text:p>
          </table:table-cell>
          <table:table-cell office:value-type="float" office:value="0.98170391822199998" table:style-name="ce1">
            <text:p>0.981703918</text:p>
          </table:table-cell>
          <table:table-cell office:value-type="float" office:value="0.99914927688499999" table:style-name="ce1">
            <text:p>0.999149277</text:p>
          </table:table-cell>
          <table:table-cell office:value-type="float" office:value="0.22871589844199999" table:style-name="ce1">
            <text:p>0.228715898</text:p>
          </table:table-cell>
          <table:table-cell office:value-type="float" office:value="3" table:style-name="ce1">
            <text:p>3</text:p>
          </table:table-cell>
          <table:table-cell office:value-type="float" office:value="2.0180728857107401E-2" table:style-name="ce1">
            <text:p>0.020180729</text:p>
          </table:table-cell>
          <table:table-cell office:value-type="float" office:value="2.68407169203E-2" table:style-name="ce1">
            <text:p>0.026840717</text:p>
          </table:table-cell>
          <table:table-cell office:value-type="float" office:value="1.8684020880396099E-2" table:style-name="ce1">
            <text:p>0.018684021</text:p>
          </table:table-cell>
          <table:table-cell office:value-type="float" office:value="2.7939927833300002E-3" table:style-name="ce1">
            <text:p>0.002793993</text:p>
          </table:table-cell>
          <table:table-cell office:value-type="float" office:value="1.7878973105100001E-2" table:style-name="ce1">
            <text:p>0.017878973</text:p>
          </table:table-cell>
          <table:table-cell office:value-type="float" office:value="0.98327156165499996" table:style-name="ce1">
            <text:p>0.983271562</text:p>
          </table:table-cell>
          <table:table-cell office:value-type="float" office:value="0.99923338763500003" table:style-name="ce1">
            <text:p>0.999233388</text:p>
          </table:table-cell>
          <table:table-cell office:value-type="float" office:value="0.98160000000000003" table:style-name="ce1">
            <text:p>0.9816</text:p>
          </table:table-cell>
          <table:table-cell office:value-type="float" office:value="0.98243506980899997" table:style-name="ce1">
            <text:p>0.98243507</text:p>
          </table:table-cell>
          <table:table-cell office:value-type="float" office:value="0.99859600000000004" table:style-name="ce1">
            <text:p>0.998596</text:p>
          </table:table-cell>
          <table:table-cell office:value-type="float" office:value="7.6661236495700002E-4" table:style-name="ce1">
            <text:p>0.000766612</text:p>
          </table:table-cell>
          <table:table-cell office:value-type="float" office:value="9816" table:style-name="ce1">
            <text:p>9816</text:p>
          </table:table-cell>
          <table:table-cell office:value-type="float" office:value="184" table:style-name="ce1">
            <text:p>184</text:p>
          </table:table-cell>
          <table:table-cell office:value-type="float" office:value="239833" table:style-name="ce1">
            <text:p>239833</text:p>
          </table:table-cell>
          <table:table-cell office:value-type="float" office:value="167" table:style-name="ce1">
            <text:p>167</text:p>
          </table:table-cell>
          <table:table-cell office:value-type="float" office:value="9983" table:style-name="ce1">
            <text:p>9983</text:p>
          </table:table-cell>
          <table:table-cell office:value-type="float" office:value="10000" table:style-name="ce1">
            <text:p>10000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ise20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85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641846840899995" table:style-name="ce1">
            <text:p>0.996418468</text:p>
          </table:table-cell>
          <table:table-cell office:value-type="float" office:value="0.99286249999999998" table:style-name="ce1">
            <text:p>0.9928625</text:p>
          </table:table-cell>
          <table:table-cell office:value-type="float" office:value="0.92687612055000002" table:style-name="ce1">
            <text:p>0.926876121</text:p>
          </table:table-cell>
          <table:table-cell office:value-type="float" office:value="0.99298279418699997" table:style-name="ce1">
            <text:p>0.992982794</text:p>
          </table:table-cell>
          <table:table-cell office:value-type="float" office:value="0.98638984536700003" table:style-name="ce1">
            <text:p>0.986389845</text:p>
          </table:table-cell>
          <table:table-cell office:value-type="float" office:value="0.70501019515899999" table:style-name="ce1">
            <text:p>0.705010195</text:p>
          </table:table-cell>
          <table:table-cell office:value-type="float" office:value="0.917525955522" table:style-name="ce1">
            <text:p>0.917525956</text:p>
          </table:table-cell>
          <table:table-cell office:value-type="float" office:value="0.99641846840899995" table:style-name="ce1">
            <text:p>0.996418468</text:p>
          </table:table-cell>
          <table:table-cell office:value-type="float" office:value="0.21416364867099999" table:style-name="ce1">
            <text:p>0.214163649</text:p>
          </table:table-cell>
          <table:table-cell office:value-type="float" office:value="1" table:style-name="ce1">
            <text:p>1</text:p>
          </table:table-cell>
          <table:table-cell office:value-type="float" office:value="3.5687499999999999E-3" table:style-name="ce1">
            <text:p>0.00356875</text:p>
          </table:table-cell>
          <table:table-cell office:value-type="float" office:value="8.6835788291600005E-2" table:style-name="ce1">
            <text:p>0.086835788</text:p>
          </table:table-cell>
          <table:table-cell office:value-type="float" office:value="1.2549847771102301E-4" table:style-name="ce1">
            <text:p>0.000125498</text:p>
          </table:table-cell>
          <table:table-cell office:value-type="float" office:value="1.2701910356000001E-2" table:style-name="ce1">
            <text:p>0.01270191</text:p>
          </table:table-cell>
          <table:table-cell office:value-type="float" office:value="3.59440506616E-3" table:style-name="ce1">
            <text:p>0.003594405</text:p>
          </table:table-cell>
          <table:table-cell office:value-type="float" office:value="1" table:style-name="ce1">
            <text:p>1</text:p>
          </table:table-cell>
          <table:table-cell office:value-type="float" office:value="0.85375224110000003" table:style-name="ce1">
            <text:p>0.853752241</text:p>
          </table:table-cell>
          <table:table-cell office:value-type="float" office:value="0.99286249999999998" table:style-name="ce1">
            <text:p>0.9928625</text:p>
          </table:table-cell>
          <table:table-cell office:value-type="float" office:value="0.99641846840899995" table:style-name="ce1">
            <text:p>0.996418468</text:p>
          </table:table-cell>
          <table:table-cell office:value-type="float" office:value="0.99314800000000003" table:style-name="ce1">
            <text:p>0.993148</text:p>
          </table:table-cell>
          <table:table-cell office:value-type="float" office:value="0.1462477589" table:style-name="ce1">
            <text:p>0.146247759</text:p>
          </table:table-cell>
          <table:table-cell office:value-type="float" office:value="238287" table:style-name="ce1">
            <text:p>238287</text:p>
          </table:table-cell>
          <table:table-cell office:value-type="float" office:value="1713" table:style-name="ce1">
            <text:p>1713</text:p>
          </table:table-cell>
          <table:table-cell office:value-type="float" office:value="10000" table:style-name="ce1">
            <text:p>10000</text:p>
          </table:table-cell>
          <table:table-cell office:value-type="float" office:value="0" table:style-name="ce1">
            <text:p>0</text:p>
          </table:table-cell>
          <table:table-cell office:value-type="float" office:value="238287" table:style-name="ce1">
            <text:p>238287</text:p>
          </table:table-cell>
          <table:table-cell office:value-type="float" office:value="240000" table:style-name="ce1">
            <text:p>24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2110717081899995" table:style-name="ce1">
            <text:p>0.921107171</text:p>
          </table:table-cell>
          <table:table-cell office:value-type="float" office:value="0.85375224110000003" table:style-name="ce1">
            <text:p>0.853752241</text:p>
          </table:table-cell>
          <table:table-cell office:value-type="float" office:value="0.92687612055000002" table:style-name="ce1">
            <text:p>0.926876121</text:p>
          </table:table-cell>
          <table:table-cell office:value-type="float" office:value="0.99298279418699997" table:style-name="ce1">
            <text:p>0.992982794</text:p>
          </table:table-cell>
          <table:table-cell office:value-type="float" office:value="0.98638984536700003" table:style-name="ce1">
            <text:p>0.986389845</text:p>
          </table:table-cell>
          <table:table-cell office:value-type="float" office:value="0.70501019515899999" table:style-name="ce1">
            <text:p>0.705010195</text:p>
          </table:table-cell>
          <table:table-cell office:value-type="float" office:value="0.917525955522" table:style-name="ce1">
            <text:p>0.917525956</text:p>
          </table:table-cell>
          <table:table-cell office:value-type="float" office:value="0.92110717081899995" table:style-name="ce1">
            <text:p>0.921107171</text:p>
          </table:table-cell>
          <table:table-cell office:value-type="float" office:value="0.21416364867099999" table:style-name="ce1">
            <text:p>0.214163649</text:p>
          </table:table-cell>
          <table:table-cell office:value-type="float" office:value="278.61442891566099" table:style-name="ce1">
            <text:p>278.6144289</text:p>
          </table:table-cell>
          <table:table-cell office:value-type="float" office:value="10.0964259799318" table:style-name="ce1">
            <text:p>10.09642598</text:p>
          </table:table-cell>
          <table:table-cell office:value-type="float" office:value="8.6835788291600005E-2" table:style-name="ce1">
            <text:p>0.086835788</text:p>
          </table:table-cell>
          <table:table-cell office:value-type="float" office:value="7.5853578493822399E-3" table:style-name="ce1">
            <text:p>0.007585358</text:p>
          </table:table-cell>
          <table:table-cell office:value-type="float" office:value="1.2701910356000001E-2" table:style-name="ce1">
            <text:p>0.01270191</text:p>
          </table:table-cell>
          <table:table-cell office:value-type="float" office:value="8.5650000000000004E-2" table:style-name="ce1">
            <text:p>0.08565</text:p>
          </table:table-cell>
          <table:table-cell office:value-type="float" office:value="0.85375224110000003" table:style-name="ce1">
            <text:p>0.85375224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2110717081899995" table:style-name="ce1">
            <text:p>0.921107171</text:p>
          </table:table-cell>
          <table:table-cell office:value-type="float" office:value="0.99314800000000003" table:style-name="ce1">
            <text:p>0.993148</text:p>
          </table:table-cell>
          <table:table-cell office:value-type="float" office:value="0" table:style-name="ce1">
            <text:p>0</text:p>
          </table:table-cell>
          <table:table-cell office:value-type="float" office:value="10000" table:style-name="ce1">
            <text:p>10000</text:p>
          </table:table-cell>
          <table:table-cell office:value-type="float" office:value="0" table:style-name="ce1">
            <text:p>0</text:p>
          </table:table-cell>
          <table:table-cell office:value-type="float" office:value="238287" table:style-name="ce1">
            <text:p>238287</text:p>
          </table:table-cell>
          <table:table-cell office:value-type="float" office:value="1713" table:style-name="ce1">
            <text:p>1713</text:p>
          </table:table-cell>
          <table:table-cell office:value-type="float" office:value="11713" table:style-name="ce1">
            <text:p>11713</text:p>
          </table:table-cell>
          <table:table-cell office:value-type="float" office:value="10000" table:style-name="ce1">
            <text:p>1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noise40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86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341103640899997" table:style-name="ce1">
            <text:p>0.993411036</text:p>
          </table:table-cell>
          <table:table-cell office:value-type="float" office:value="0.98690833333299999" table:style-name="ce1">
            <text:p>0.986908333</text:p>
          </table:table-cell>
          <table:table-cell office:value-type="float" office:value="0.88045959519100003" table:style-name="ce1">
            <text:p>0.880459595</text:p>
          </table:table-cell>
          <table:table-cell office:value-type="float" office:value="0.98719792373399995" table:style-name="ce1">
            <text:p>0.987197924</text:p>
          </table:table-cell>
          <table:table-cell office:value-type="float" office:value="0.97517980996700004" table:style-name="ce1">
            <text:p>0.97517981</text:p>
          </table:table-cell>
          <table:table-cell office:value-type="float" office:value="0.31918778093900002" table:style-name="ce1">
            <text:p>0.319187781</text:p>
          </table:table-cell>
          <table:table-cell office:value-type="float" office:value="0.85764110467999999" table:style-name="ce1">
            <text:p>0.857641105</text:p>
          </table:table-cell>
          <table:table-cell office:value-type="float" office:value="0.99341103640899997" table:style-name="ce1">
            <text:p>0.993411036</text:p>
          </table:table-cell>
          <table:table-cell office:value-type="float" office:value="0.20057904195099999" table:style-name="ce1">
            <text:p>0.200579042</text:p>
          </table:table-cell>
          <table:table-cell office:value-type="float" office:value="1" table:style-name="ce1">
            <text:p>1</text:p>
          </table:table-cell>
          <table:table-cell office:value-type="float" office:value="6.5458333333333297E-3" table:style-name="ce1">
            <text:p>0.006545833</text:p>
          </table:table-cell>
          <table:table-cell office:value-type="float" office:value="0.138341176156" table:style-name="ce1">
            <text:p>0.138341176</text:p>
          </table:table-cell>
          <table:table-cell office:value-type="float" office:value="1.6259361271989101E-4" table:style-name="ce1">
            <text:p>0.000162594</text:p>
          </table:table-cell>
          <table:table-cell office:value-type="float" office:value="2.2131232384700002E-2" table:style-name="ce1">
            <text:p>0.022131232</text:p>
          </table:table-cell>
          <table:table-cell office:value-type="float" office:value="6.6326659855299999E-3" table:style-name="ce1">
            <text:p>0.006632666</text:p>
          </table:table-cell>
          <table:table-cell office:value-type="float" office:value="1" table:style-name="ce1">
            <text:p>1</text:p>
          </table:table-cell>
          <table:table-cell office:value-type="float" office:value="0.76091919038199995" table:style-name="ce1">
            <text:p>0.76091919</text:p>
          </table:table-cell>
          <table:table-cell office:value-type="float" office:value="0.98690833333299999" table:style-name="ce1">
            <text:p>0.986908333</text:p>
          </table:table-cell>
          <table:table-cell office:value-type="float" office:value="0.99341103640899997" table:style-name="ce1">
            <text:p>0.993411036</text:p>
          </table:table-cell>
          <table:table-cell office:value-type="float" office:value="0.98743199999999998" table:style-name="ce1">
            <text:p>0.987432</text:p>
          </table:table-cell>
          <table:table-cell office:value-type="float" office:value="0.23908080961799999" table:style-name="ce1">
            <text:p>0.23908081</text:p>
          </table:table-cell>
          <table:table-cell office:value-type="float" office:value="236858" table:style-name="ce1">
            <text:p>236858</text:p>
          </table:table-cell>
          <table:table-cell office:value-type="float" office:value="3142" table:style-name="ce1">
            <text:p>3142</text:p>
          </table:table-cell>
          <table:table-cell office:value-type="float" office:value="10000" table:style-name="ce1">
            <text:p>10000</text:p>
          </table:table-cell>
          <table:table-cell office:value-type="float" office:value="0" table:style-name="ce1">
            <text:p>0</text:p>
          </table:table-cell>
          <table:table-cell office:value-type="float" office:value="236858" table:style-name="ce1">
            <text:p>236858</text:p>
          </table:table-cell>
          <table:table-cell office:value-type="float" office:value="240000" table:style-name="ce1">
            <text:p>24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864229539366" table:style-name="ce1">
            <text:p>0.864229539</text:p>
          </table:table-cell>
          <table:table-cell office:value-type="float" office:value="0.76091919038199995" table:style-name="ce1">
            <text:p>0.76091919</text:p>
          </table:table-cell>
          <table:table-cell office:value-type="float" office:value="0.88045959519100003" table:style-name="ce1">
            <text:p>0.880459595</text:p>
          </table:table-cell>
          <table:table-cell office:value-type="float" office:value="0.98719792373399995" table:style-name="ce1">
            <text:p>0.987197924</text:p>
          </table:table-cell>
          <table:table-cell office:value-type="float" office:value="0.97517980996700004" table:style-name="ce1">
            <text:p>0.97517981</text:p>
          </table:table-cell>
          <table:table-cell office:value-type="float" office:value="0.31918778093900002" table:style-name="ce1">
            <text:p>0.319187781</text:p>
          </table:table-cell>
          <table:table-cell office:value-type="float" office:value="0.85764110467999999" table:style-name="ce1">
            <text:p>0.857641105</text:p>
          </table:table-cell>
          <table:table-cell office:value-type="float" office:value="0.864229539366" table:style-name="ce1">
            <text:p>0.864229539</text:p>
          </table:table-cell>
          <table:table-cell office:value-type="float" office:value="0.20057904195099999" table:style-name="ce1">
            <text:p>0.200579042</text:p>
          </table:table-cell>
          <table:table-cell office:value-type="float" office:value="278.60007178749902" table:style-name="ce1">
            <text:p>278.6000718</text:p>
          </table:table-cell>
          <table:table-cell office:value-type="float" office:value="16.154260690414301" table:style-name="ce1">
            <text:p>16.15426069</text:p>
          </table:table-cell>
          <table:table-cell office:value-type="float" office:value="0.138341176156" table:style-name="ce1">
            <text:p>0.138341176</text:p>
          </table:table-cell>
          <table:table-cell office:value-type="float" office:value="7.09994461889479E-3" table:style-name="ce1">
            <text:p>0.007099945</text:p>
          </table:table-cell>
          <table:table-cell office:value-type="float" office:value="2.2131232384700002E-2" table:style-name="ce1">
            <text:p>0.022131232</text:p>
          </table:table-cell>
          <table:table-cell office:value-type="float" office:value="0.15709999999999999" table:style-name="ce1">
            <text:p>0.1571</text:p>
          </table:table-cell>
          <table:table-cell office:value-type="float" office:value="0.76091919038199995" table:style-name="ce1">
            <text:p>0.760919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864229539366" table:style-name="ce1">
            <text:p>0.864229539</text:p>
          </table:table-cell>
          <table:table-cell office:value-type="float" office:value="0.98743199999999998" table:style-name="ce1">
            <text:p>0.987432</text:p>
          </table:table-cell>
          <table:table-cell office:value-type="float" office:value="0" table:style-name="ce1">
            <text:p>0</text:p>
          </table:table-cell>
          <table:table-cell office:value-type="float" office:value="10000" table:style-name="ce1">
            <text:p>10000</text:p>
          </table:table-cell>
          <table:table-cell office:value-type="float" office:value="0" table:style-name="ce1">
            <text:p>0</text:p>
          </table:table-cell>
          <table:table-cell office:value-type="float" office:value="236858" table:style-name="ce1">
            <text:p>236858</text:p>
          </table:table-cell>
          <table:table-cell office:value-type="float" office:value="3142" table:style-name="ce1">
            <text:p>3142</text:p>
          </table:table-cell>
          <table:table-cell office:value-type="float" office:value="13142" table:style-name="ce1">
            <text:p>13142</text:p>
          </table:table-cell>
          <table:table-cell office:value-type="float" office:value="10000" table:style-name="ce1">
            <text:p>1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noise60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87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062543371599998" table:style-name="ce1">
            <text:p>0.990625434</text:p>
          </table:table-cell>
          <table:table-cell office:value-type="float" office:value="0.98142499999999999" table:style-name="ce1">
            <text:p>0.981425</text:p>
          </table:table-cell>
          <table:table-cell office:value-type="float" office:value="0.84582929865800005" table:style-name="ce1">
            <text:p>0.845829299</text:p>
          </table:table-cell>
          <table:table-cell office:value-type="float" office:value="0.98192504801900005" table:style-name="ce1">
            <text:p>0.981925048</text:p>
          </table:table-cell>
          <table:table-cell office:value-type="float" office:value="0.96497182033499995" table:style-name="ce1">
            <text:p>0.96497182</text:p>
          </table:table-cell>
          <table:table-cell office:value-type="float" office:value="-0.26684238575699998" table:style-name="ce1">
            <text:p>-0.266842386</text:p>
          </table:table-cell>
          <table:table-cell office:value-type="float" office:value="0.80835447748599998" table:style-name="ce1">
            <text:p>0.808354477</text:p>
          </table:table-cell>
          <table:table-cell office:value-type="float" office:value="0.99062543371599998" table:style-name="ce1">
            <text:p>0.990625434</text:p>
          </table:table-cell>
          <table:table-cell office:value-type="float" office:value="0.19074944184000001" table:style-name="ce1">
            <text:p>0.190749442</text:p>
          </table:table-cell>
          <table:table-cell office:value-type="float" office:value="1" table:style-name="ce1">
            <text:p>1</text:p>
          </table:table-cell>
          <table:table-cell office:value-type="float" office:value="9.2875000000000006E-3" table:style-name="ce1">
            <text:p>0.0092875</text:p>
          </table:table-cell>
          <table:table-cell office:value-type="float" office:value="0.17957126906000001" table:style-name="ce1">
            <text:p>0.179571269</text:p>
          </table:table-cell>
          <table:table-cell office:value-type="float" office:value="1.03095605241736E-4" table:style-name="ce1">
            <text:p>0.000103096</text:p>
          </table:table-cell>
          <table:table-cell office:value-type="float" office:value="3.0165656107300001E-2" table:style-name="ce1">
            <text:p>0.030165656</text:p>
          </table:table-cell>
          <table:table-cell office:value-type="float" office:value="9.4632804340600007E-3" table:style-name="ce1">
            <text:p>0.00946328</text:p>
          </table:table-cell>
          <table:table-cell office:value-type="float" office:value="1" table:style-name="ce1">
            <text:p>1</text:p>
          </table:table-cell>
          <table:table-cell office:value-type="float" office:value="0.69165859731599999" table:style-name="ce1">
            <text:p>0.691658597</text:p>
          </table:table-cell>
          <table:table-cell office:value-type="float" office:value="0.98142499999999999" table:style-name="ce1">
            <text:p>0.981425</text:p>
          </table:table-cell>
          <table:table-cell office:value-type="float" office:value="0.99062543371599998" table:style-name="ce1">
            <text:p>0.990625434</text:p>
          </table:table-cell>
          <table:table-cell office:value-type="float" office:value="0.98216800000000004" table:style-name="ce1">
            <text:p>0.982168</text:p>
          </table:table-cell>
          <table:table-cell office:value-type="float" office:value="0.30834140268400001" table:style-name="ce1">
            <text:p>0.308341403</text:p>
          </table:table-cell>
          <table:table-cell office:value-type="float" office:value="235542" table:style-name="ce1">
            <text:p>235542</text:p>
          </table:table-cell>
          <table:table-cell office:value-type="float" office:value="4458" table:style-name="ce1">
            <text:p>4458</text:p>
          </table:table-cell>
          <table:table-cell office:value-type="float" office:value="10000" table:style-name="ce1">
            <text:p>10000</text:p>
          </table:table-cell>
          <table:table-cell office:value-type="float" office:value="0" table:style-name="ce1">
            <text:p>0</text:p>
          </table:table-cell>
          <table:table-cell office:value-type="float" office:value="235542" table:style-name="ce1">
            <text:p>235542</text:p>
          </table:table-cell>
          <table:table-cell office:value-type="float" office:value="240000" table:style-name="ce1">
            <text:p>24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817728350642" table:style-name="ce1">
            <text:p>0.817728351</text:p>
          </table:table-cell>
          <table:table-cell office:value-type="float" office:value="0.69165859731599999" table:style-name="ce1">
            <text:p>0.691658597</text:p>
          </table:table-cell>
          <table:table-cell office:value-type="float" office:value="0.84582929865800005" table:style-name="ce1">
            <text:p>0.845829299</text:p>
          </table:table-cell>
          <table:table-cell office:value-type="float" office:value="0.98192504801900005" table:style-name="ce1">
            <text:p>0.981925048</text:p>
          </table:table-cell>
          <table:table-cell office:value-type="float" office:value="0.96497182033499995" table:style-name="ce1">
            <text:p>0.96497182</text:p>
          </table:table-cell>
          <table:table-cell office:value-type="float" office:value="-0.26684238575699998" table:style-name="ce1">
            <text:p>-0.266842386</text:p>
          </table:table-cell>
          <table:table-cell office:value-type="float" office:value="0.80835447748599998" table:style-name="ce1">
            <text:p>0.808354477</text:p>
          </table:table-cell>
          <table:table-cell office:value-type="float" office:value="0.817728350642" table:style-name="ce1">
            <text:p>0.817728351</text:p>
          </table:table-cell>
          <table:table-cell office:value-type="float" office:value="0.19074944184000001" table:style-name="ce1">
            <text:p>0.190749442</text:p>
          </table:table-cell>
          <table:table-cell office:value-type="float" office:value="280.72228269234301" table:style-name="ce1">
            <text:p>280.7222827</text:p>
          </table:table-cell>
          <table:table-cell office:value-type="float" office:value="21.017869415033999" table:style-name="ce1">
            <text:p>21.01786942</text:p>
          </table:table-cell>
          <table:table-cell office:value-type="float" office:value="0.17957126906000001" table:style-name="ce1">
            <text:p>0.179571269</text:p>
          </table:table-cell>
          <table:table-cell office:value-type="float" office:value="3.65503327663767E-3" table:style-name="ce1">
            <text:p>0.003655033</text:p>
          </table:table-cell>
          <table:table-cell office:value-type="float" office:value="3.0165656107300001E-2" table:style-name="ce1">
            <text:p>0.030165656</text:p>
          </table:table-cell>
          <table:table-cell office:value-type="float" office:value="0.22289999999999999" table:style-name="ce1">
            <text:p>0.2229</text:p>
          </table:table-cell>
          <table:table-cell office:value-type="float" office:value="0.69165859731599999" table:style-name="ce1">
            <text:p>0.69165859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817728350642" table:style-name="ce1">
            <text:p>0.817728351</text:p>
          </table:table-cell>
          <table:table-cell office:value-type="float" office:value="0.98216800000000004" table:style-name="ce1">
            <text:p>0.982168</text:p>
          </table:table-cell>
          <table:table-cell office:value-type="float" office:value="0" table:style-name="ce1">
            <text:p>0</text:p>
          </table:table-cell>
          <table:table-cell office:value-type="float" office:value="10000" table:style-name="ce1">
            <text:p>10000</text:p>
          </table:table-cell>
          <table:table-cell office:value-type="float" office:value="0" table:style-name="ce1">
            <text:p>0</text:p>
          </table:table-cell>
          <table:table-cell office:value-type="float" office:value="235542" table:style-name="ce1">
            <text:p>235542</text:p>
          </table:table-cell>
          <table:table-cell office:value-type="float" office:value="4458" table:style-name="ce1">
            <text:p>4458</text:p>
          </table:table-cell>
          <table:table-cell office:value-type="float" office:value="14458" table:style-name="ce1">
            <text:p>14458</text:p>
          </table:table-cell>
          <table:table-cell office:value-type="float" office:value="10000" table:style-name="ce1">
            <text:p>1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noise80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88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8784357966000003" table:style-name="ce1">
            <text:p>0.98784358</text:p>
          </table:table-cell>
          <table:table-cell office:value-type="float" office:value="0.97597916666700002" table:style-name="ce1">
            <text:p>0.975979167</text:p>
          </table:table-cell>
          <table:table-cell office:value-type="float" office:value="0.81715826197300001" table:style-name="ce1">
            <text:p>0.817158262</text:p>
          </table:table-cell>
          <table:table-cell office:value-type="float" office:value="0.976739222214" table:style-name="ce1">
            <text:p>0.976739222</text:p>
          </table:table-cell>
          <table:table-cell office:value-type="float" office:value="1.0254092134199999" table:style-name="ce1">
            <text:p>1.025409213</text:p>
          </table:table-cell>
          <table:table-cell office:value-type="float" office:value="0.53929776642899996" table:style-name="ce1">
            <text:p>0.539297766</text:p>
          </table:table-cell>
          <table:table-cell office:value-type="float" office:value="0.76409125848899995" table:style-name="ce1">
            <text:p>0.764091258</text:p>
          </table:table-cell>
          <table:table-cell office:value-type="float" office:value="0.98784357966000003" table:style-name="ce1">
            <text:p>0.98784358</text:p>
          </table:table-cell>
          <table:table-cell office:value-type="float" office:value="0.18255545121" table:style-name="ce1">
            <text:p>0.182555451</text:p>
          </table:table-cell>
          <table:table-cell office:value-type="float" office:value="1" table:style-name="ce1">
            <text:p>1</text:p>
          </table:table-cell>
          <table:table-cell office:value-type="float" office:value="1.20104166666666E-2" table:style-name="ce1">
            <text:p>0.012010417</text:p>
          </table:table-cell>
          <table:table-cell office:value-type="float" office:value="0.216655361997" table:style-name="ce1">
            <text:p>0.216655362</text:p>
          </table:table-cell>
          <table:table-cell office:value-type="float" office:value="2.95276433505116E-4" table:style-name="ce1">
            <text:p>0.000295276</text:p>
          </table:table-cell>
          <table:table-cell office:value-type="float" office:value="-2.6016708683299999E-2" table:style-name="ce1">
            <text:p>-0.026016709</text:p>
          </table:table-cell>
          <table:table-cell office:value-type="float" office:value="1.2306017461099999E-2" table:style-name="ce1">
            <text:p>0.012306017</text:p>
          </table:table-cell>
          <table:table-cell office:value-type="float" office:value="1" table:style-name="ce1">
            <text:p>1</text:p>
          </table:table-cell>
          <table:table-cell office:value-type="float" office:value="0.63431652394500004" table:style-name="ce1">
            <text:p>0.634316524</text:p>
          </table:table-cell>
          <table:table-cell office:value-type="float" office:value="0.97597916666700002" table:style-name="ce1">
            <text:p>0.975979167</text:p>
          </table:table-cell>
          <table:table-cell office:value-type="float" office:value="0.98784357966000003" table:style-name="ce1">
            <text:p>0.98784358</text:p>
          </table:table-cell>
          <table:table-cell office:value-type="float" office:value="0.97694000000000003" table:style-name="ce1">
            <text:p>0.97694</text:p>
          </table:table-cell>
          <table:table-cell office:value-type="float" office:value="0.36568347605500001" table:style-name="ce1">
            <text:p>0.365683476</text:p>
          </table:table-cell>
          <table:table-cell office:value-type="float" office:value="234235" table:style-name="ce1">
            <text:p>234235</text:p>
          </table:table-cell>
          <table:table-cell office:value-type="float" office:value="5765" table:style-name="ce1">
            <text:p>5765</text:p>
          </table:table-cell>
          <table:table-cell office:value-type="float" office:value="10000" table:style-name="ce1">
            <text:p>10000</text:p>
          </table:table-cell>
          <table:table-cell office:value-type="float" office:value="0" table:style-name="ce1">
            <text:p>0</text:p>
          </table:table-cell>
          <table:table-cell office:value-type="float" office:value="234235" table:style-name="ce1">
            <text:p>234235</text:p>
          </table:table-cell>
          <table:table-cell office:value-type="float" office:value="240000" table:style-name="ce1">
            <text:p>24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77624684649700004" table:style-name="ce1">
            <text:p>0.776246846</text:p>
          </table:table-cell>
          <table:table-cell office:value-type="float" office:value="0.63431652394500004" table:style-name="ce1">
            <text:p>0.634316524</text:p>
          </table:table-cell>
          <table:table-cell office:value-type="float" office:value="0.81715826197300001" table:style-name="ce1">
            <text:p>0.817158262</text:p>
          </table:table-cell>
          <table:table-cell office:value-type="float" office:value="0.976739222214" table:style-name="ce1">
            <text:p>0.976739222</text:p>
          </table:table-cell>
          <table:table-cell office:value-type="float" office:value="1.0254092134199999" table:style-name="ce1">
            <text:p>1.025409213</text:p>
          </table:table-cell>
          <table:table-cell office:value-type="float" office:value="0.53929776642899996" table:style-name="ce1">
            <text:p>0.539297766</text:p>
          </table:table-cell>
          <table:table-cell office:value-type="float" office:value="0.76409125848899995" table:style-name="ce1">
            <text:p>0.764091258</text:p>
          </table:table-cell>
          <table:table-cell office:value-type="float" office:value="0.77624684649700004" table:style-name="ce1">
            <text:p>0.776246846</text:p>
          </table:table-cell>
          <table:table-cell office:value-type="float" office:value="0.18255545121" table:style-name="ce1">
            <text:p>0.182555451</text:p>
          </table:table-cell>
          <table:table-cell office:value-type="float" office:value="280.72940708091102" table:style-name="ce1">
            <text:p>280.7294071</text:p>
          </table:table-cell>
          <table:table-cell office:value-type="float" office:value="24.857866942786501" table:style-name="ce1">
            <text:p>24.85786694</text:p>
          </table:table-cell>
          <table:table-cell office:value-type="float" office:value="0.216655361997" table:style-name="ce1">
            <text:p>0.216655362</text:p>
          </table:table-cell>
          <table:table-cell office:value-type="float" office:value="8.7416783451553706E-3" table:style-name="ce1">
            <text:p>0.008741678</text:p>
          </table:table-cell>
          <table:table-cell office:value-type="float" office:value="-2.6016708683299999E-2" table:style-name="ce1">
            <text:p>-0.026016709</text:p>
          </table:table-cell>
          <table:table-cell office:value-type="float" office:value="0.28825000000000001" table:style-name="ce1">
            <text:p>0.28825</text:p>
          </table:table-cell>
          <table:table-cell office:value-type="float" office:value="0.63431652394500004" table:style-name="ce1">
            <text:p>0.6343165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77624684649700004" table:style-name="ce1">
            <text:p>0.776246846</text:p>
          </table:table-cell>
          <table:table-cell office:value-type="float" office:value="0.97694000000000003" table:style-name="ce1">
            <text:p>0.97694</text:p>
          </table:table-cell>
          <table:table-cell office:value-type="float" office:value="0" table:style-name="ce1">
            <text:p>0</text:p>
          </table:table-cell>
          <table:table-cell office:value-type="float" office:value="10000" table:style-name="ce1">
            <text:p>10000</text:p>
          </table:table-cell>
          <table:table-cell office:value-type="float" office:value="0" table:style-name="ce1">
            <text:p>0</text:p>
          </table:table-cell>
          <table:table-cell office:value-type="float" office:value="234235" table:style-name="ce1">
            <text:p>234235</text:p>
          </table:table-cell>
          <table:table-cell office:value-type="float" office:value="5765" table:style-name="ce1">
            <text:p>5765</text:p>
          </table:table-cell>
          <table:table-cell office:value-type="float" office:value="15765" table:style-name="ce1">
            <text:p>15765</text:p>
          </table:table-cell>
          <table:table-cell office:value-type="float" office:value="10000" table:style-name="ce1">
            <text:p>1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noise100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89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8512145770399995" table:style-name="ce1">
            <text:p>0.985121458</text:p>
          </table:table-cell>
          <table:table-cell office:value-type="float" office:value="0.97067916666700005" table:style-name="ce1">
            <text:p>0.970679167</text:p>
          </table:table-cell>
          <table:table-cell office:value-type="float" office:value="0.79347889886699996" table:style-name="ce1">
            <text:p>0.793478899</text:p>
          </table:table-cell>
          <table:table-cell office:value-type="float" office:value="0.97174035625199995" table:style-name="ce1">
            <text:p>0.971740356</text:p>
          </table:table-cell>
          <table:table-cell office:value-type="float" office:value="1.01504182291" table:style-name="ce1">
            <text:p>1.015041823</text:p>
          </table:table-cell>
          <table:table-cell office:value-type="float" office:value="0.77013999315000004" table:style-name="ce1">
            <text:p>0.770139993</text:p>
          </table:table-cell>
          <table:table-cell office:value-type="float" office:value="0.72484944761600001" table:style-name="ce1">
            <text:p>0.724849448</text:p>
          </table:table-cell>
          <table:table-cell office:value-type="float" office:value="0.98512145770399995" table:style-name="ce1">
            <text:p>0.985121458</text:p>
          </table:table-cell>
          <table:table-cell office:value-type="float" office:value="0.17563865263600001" table:style-name="ce1">
            <text:p>0.175638653</text:p>
          </table:table-cell>
          <table:table-cell office:value-type="float" office:value="1" table:style-name="ce1">
            <text:p>1</text:p>
          </table:table-cell>
          <table:table-cell office:value-type="float" office:value="1.4660416666666599E-2" table:style-name="ce1">
            <text:p>0.014660417</text:p>
          </table:table-cell>
          <table:table-cell office:value-type="float" office:value="0.249988914353" table:style-name="ce1">
            <text:p>0.249988914</text:p>
          </table:table-cell>
          <table:table-cell office:value-type="float" office:value="4.0004720945446202E-4" table:style-name="ce1">
            <text:p>0.000400047</text:p>
          </table:table-cell>
          <table:table-cell office:value-type="float" office:value="-1.6112111083300001E-2" table:style-name="ce1">
            <text:p>-0.016112111</text:p>
          </table:table-cell>
          <table:table-cell office:value-type="float" office:value="1.5103256740300001E-2" table:style-name="ce1">
            <text:p>0.015103257</text:p>
          </table:table-cell>
          <table:table-cell office:value-type="float" office:value="1" table:style-name="ce1">
            <text:p>1</text:p>
          </table:table-cell>
          <table:table-cell office:value-type="float" office:value="0.58695779773400003" table:style-name="ce1">
            <text:p>0.586957798</text:p>
          </table:table-cell>
          <table:table-cell office:value-type="float" office:value="0.97067916666700005" table:style-name="ce1">
            <text:p>0.970679167</text:p>
          </table:table-cell>
          <table:table-cell office:value-type="float" office:value="0.98512145770399995" table:style-name="ce1">
            <text:p>0.985121458</text:p>
          </table:table-cell>
          <table:table-cell office:value-type="float" office:value="0.97185200000000005" table:style-name="ce1">
            <text:p>0.971852</text:p>
          </table:table-cell>
          <table:table-cell office:value-type="float" office:value="0.41304220226600002" table:style-name="ce1">
            <text:p>0.413042202</text:p>
          </table:table-cell>
          <table:table-cell office:value-type="float" office:value="232963" table:style-name="ce1">
            <text:p>232963</text:p>
          </table:table-cell>
          <table:table-cell office:value-type="float" office:value="7037" table:style-name="ce1">
            <text:p>7037</text:p>
          </table:table-cell>
          <table:table-cell office:value-type="float" office:value="10000" table:style-name="ce1">
            <text:p>10000</text:p>
          </table:table-cell>
          <table:table-cell office:value-type="float" office:value="0" table:style-name="ce1">
            <text:p>0</text:p>
          </table:table-cell>
          <table:table-cell office:value-type="float" office:value="232963" table:style-name="ce1">
            <text:p>232963</text:p>
          </table:table-cell>
          <table:table-cell office:value-type="float" office:value="240000" table:style-name="ce1">
            <text:p>24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73972704072200002" table:style-name="ce1">
            <text:p>0.739727041</text:p>
          </table:table-cell>
          <table:table-cell office:value-type="float" office:value="0.58695779773400003" table:style-name="ce1">
            <text:p>0.586957798</text:p>
          </table:table-cell>
          <table:table-cell office:value-type="float" office:value="0.79347889886699996" table:style-name="ce1">
            <text:p>0.793478899</text:p>
          </table:table-cell>
          <table:table-cell office:value-type="float" office:value="0.97174035625199995" table:style-name="ce1">
            <text:p>0.971740356</text:p>
          </table:table-cell>
          <table:table-cell office:value-type="float" office:value="1.01504182291" table:style-name="ce1">
            <text:p>1.015041823</text:p>
          </table:table-cell>
          <table:table-cell office:value-type="float" office:value="0.77013999315000004" table:style-name="ce1">
            <text:p>0.770139993</text:p>
          </table:table-cell>
          <table:table-cell office:value-type="float" office:value="0.72484944761600001" table:style-name="ce1">
            <text:p>0.724849448</text:p>
          </table:table-cell>
          <table:table-cell office:value-type="float" office:value="0.73972704072200002" table:style-name="ce1">
            <text:p>0.739727041</text:p>
          </table:table-cell>
          <table:table-cell office:value-type="float" office:value="0.17563865263600001" table:style-name="ce1">
            <text:p>0.175638653</text:p>
          </table:table-cell>
          <table:table-cell office:value-type="float" office:value="281.43205219022201" table:style-name="ce1">
            <text:p>281.4320522</text:p>
          </table:table-cell>
          <table:table-cell office:value-type="float" office:value="28.089070145115699" table:style-name="ce1">
            <text:p>28.08907015</text:p>
          </table:table-cell>
          <table:table-cell office:value-type="float" office:value="0.249988914353" table:style-name="ce1">
            <text:p>0.249988914</text:p>
          </table:table-cell>
          <table:table-cell office:value-type="float" office:value="1.01649101437598E-2" table:style-name="ce1">
            <text:p>0.01016491</text:p>
          </table:table-cell>
          <table:table-cell office:value-type="float" office:value="-1.6112111083300001E-2" table:style-name="ce1">
            <text:p>-0.016112111</text:p>
          </table:table-cell>
          <table:table-cell office:value-type="float" office:value="0.35185" table:style-name="ce1">
            <text:p>0.35185</text:p>
          </table:table-cell>
          <table:table-cell office:value-type="float" office:value="0.58695779773400003" table:style-name="ce1">
            <text:p>0.58695779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73972704072200002" table:style-name="ce1">
            <text:p>0.739727041</text:p>
          </table:table-cell>
          <table:table-cell office:value-type="float" office:value="0.97185200000000005" table:style-name="ce1">
            <text:p>0.971852</text:p>
          </table:table-cell>
          <table:table-cell office:value-type="float" office:value="0" table:style-name="ce1">
            <text:p>0</text:p>
          </table:table-cell>
          <table:table-cell office:value-type="float" office:value="10000" table:style-name="ce1">
            <text:p>10000</text:p>
          </table:table-cell>
          <table:table-cell office:value-type="float" office:value="0" table:style-name="ce1">
            <text:p>0</text:p>
          </table:table-cell>
          <table:table-cell office:value-type="float" office:value="232963" table:style-name="ce1">
            <text:p>232963</text:p>
          </table:table-cell>
          <table:table-cell office:value-type="float" office:value="7037" table:style-name="ce1">
            <text:p>7037</text:p>
          </table:table-cell>
          <table:table-cell office:value-type="float" office:value="17037" table:style-name="ce1">
            <text:p>17037</text:p>
          </table:table-cell>
          <table:table-cell office:value-type="float" office:value="10000" table:style-name="ce1">
            <text:p>10000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here1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90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9799959992" table:style-name="ce1">
            <text:p>0.99979996</text:p>
          </table:table-cell>
          <table:table-cell office:value-type="float" office:value="0.99960000000000004" table:style-name="ce1">
            <text:p>0.9996</text:p>
          </table:table-cell>
          <table:table-cell office:value-type="float" office:value="0.99524564183800002" table:style-name="ce1">
            <text:p>0.995245642</text:p>
          </table:table-cell>
          <table:table-cell office:value-type="float" office:value="0.99960433030700002" table:style-name="ce1">
            <text:p>0.99960433</text:p>
          </table:table-cell>
          <table:table-cell office:value-type="float" office:value="0.99923229184100004" table:style-name="ce1">
            <text:p>0.999232292</text:p>
          </table:table-cell>
          <table:table-cell office:value-type="float" office:value="0.986588031945" table:style-name="ce1">
            <text:p>0.986588032</text:p>
          </table:table-cell>
          <table:table-cell office:value-type="float" office:value="0.99502290978700003" table:style-name="ce1">
            <text:p>0.99502291</text:p>
          </table:table-cell>
          <table:table-cell office:value-type="float" office:value="0.999799959992" table:style-name="ce1">
            <text:p>0.99979996</text:p>
          </table:table-cell>
          <table:table-cell office:value-type="float" office:value="0.23916168752600001" table:style-name="ce1">
            <text:p>0.239161688</text:p>
          </table:table-cell>
          <table:table-cell office:value-type="float" office:value="1" table:style-name="ce1">
            <text:p>1</text:p>
          </table:table-cell>
          <table:table-cell office:value-type="float" office:value="2.0000000000000001E-4" table:style-name="ce1">
            <text:p>0.0002</text:p>
          </table:table-cell>
          <table:table-cell office:value-type="float" office:value="8.0188671916099994E-3" table:style-name="ce1">
            <text:p>0.008018867</text:p>
          </table:table-cell>
          <table:table-cell office:value-type="float" office:value="0" table:style-name="ce1">
            <text:p>0</text:p>
          </table:table-cell>
          <table:table-cell office:value-type="float" office:value="7.6434865293200001E-4" table:style-name="ce1">
            <text:p>0.000764349</text:p>
          </table:table-cell>
          <table:table-cell office:value-type="float" office:value="2.0008003201299999E-4" table:style-name="ce1">
            <text:p>0.00020008</text:p>
          </table:table-cell>
          <table:table-cell office:value-type="float" office:value="1" table:style-name="ce1">
            <text:p>1</text:p>
          </table:table-cell>
          <table:table-cell office:value-type="float" office:value="0.99049128367700001" table:style-name="ce1">
            <text:p>0.990491284</text:p>
          </table:table-cell>
          <table:table-cell office:value-type="float" office:value="0.99960000000000004" table:style-name="ce1">
            <text:p>0.9996</text:p>
          </table:table-cell>
          <table:table-cell office:value-type="float" office:value="0.999799959992" table:style-name="ce1">
            <text:p>0.99979996</text:p>
          </table:table-cell>
          <table:table-cell office:value-type="float" office:value="0.99961599999999995" table:style-name="ce1">
            <text:p>0.999616</text:p>
          </table:table-cell>
          <table:table-cell office:value-type="float" office:value="9.5087163233E-3" table:style-name="ce1">
            <text:p>0.009508716</text:p>
          </table:table-cell>
          <table:table-cell office:value-type="float" office:value="239904" table:style-name="ce1">
            <text:p>239904</text:p>
          </table:table-cell>
          <table:table-cell office:value-type="float" office:value="96" table:style-name="ce1">
            <text:p>96</text:p>
          </table:table-cell>
          <table:table-cell office:value-type="float" office:value="10000" table:style-name="ce1">
            <text:p>10000</text:p>
          </table:table-cell>
          <table:table-cell office:value-type="float" office:value="0" table:style-name="ce1">
            <text:p>0</text:p>
          </table:table-cell>
          <table:table-cell office:value-type="float" office:value="239904" table:style-name="ce1">
            <text:p>239904</text:p>
          </table:table-cell>
          <table:table-cell office:value-type="float" office:value="240000" table:style-name="ce1">
            <text:p>24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9522292993600003" table:style-name="ce1">
            <text:p>0.99522293</text:p>
          </table:table-cell>
          <table:table-cell office:value-type="float" office:value="0.99049128367700001" table:style-name="ce1">
            <text:p>0.990491284</text:p>
          </table:table-cell>
          <table:table-cell office:value-type="float" office:value="0.99524564183800002" table:style-name="ce1">
            <text:p>0.995245642</text:p>
          </table:table-cell>
          <table:table-cell office:value-type="float" office:value="0.99960433030700002" table:style-name="ce1">
            <text:p>0.99960433</text:p>
          </table:table-cell>
          <table:table-cell office:value-type="float" office:value="0.99923229184100004" table:style-name="ce1">
            <text:p>0.999232292</text:p>
          </table:table-cell>
          <table:table-cell office:value-type="float" office:value="0.986588031945" table:style-name="ce1">
            <text:p>0.986588032</text:p>
          </table:table-cell>
          <table:table-cell office:value-type="float" office:value="0.99502290978700003" table:style-name="ce1">
            <text:p>0.99502291</text:p>
          </table:table-cell>
          <table:table-cell office:value-type="float" office:value="0.99522292993600003" table:style-name="ce1">
            <text:p>0.99522293</text:p>
          </table:table-cell>
          <table:table-cell office:value-type="float" office:value="0.23916168752600001" table:style-name="ce1">
            <text:p>0.239161688</text:p>
          </table:table-cell>
          <table:table-cell office:value-type="float" office:value="1" table:style-name="ce1">
            <text:p>1</text:p>
          </table:table-cell>
          <table:table-cell office:value-type="float" office:value="4.7543581616481699E-3" table:style-name="ce1">
            <text:p>0.004754358</text:p>
          </table:table-cell>
          <table:table-cell office:value-type="float" office:value="8.0188671916099994E-3" table:style-name="ce1">
            <text:p>0.008018867</text:p>
          </table:table-cell>
          <table:table-cell office:value-type="float" office:value="0" table:style-name="ce1">
            <text:p>0</text:p>
          </table:table-cell>
          <table:table-cell office:value-type="float" office:value="7.6434865293200001E-4" table:style-name="ce1">
            <text:p>0.000764349</text:p>
          </table:table-cell>
          <table:table-cell office:value-type="float" office:value="4.7999999999999996E-3" table:style-name="ce1">
            <text:p>0.0048</text:p>
          </table:table-cell>
          <table:table-cell office:value-type="float" office:value="0.99049128367700001" table:style-name="ce1">
            <text:p>0.99049128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9522292993600003" table:style-name="ce1">
            <text:p>0.99522293</text:p>
          </table:table-cell>
          <table:table-cell office:value-type="float" office:value="0.99961599999999995" table:style-name="ce1">
            <text:p>0.999616</text:p>
          </table:table-cell>
          <table:table-cell office:value-type="float" office:value="0" table:style-name="ce1">
            <text:p>0</text:p>
          </table:table-cell>
          <table:table-cell office:value-type="float" office:value="10000" table:style-name="ce1">
            <text:p>10000</text:p>
          </table:table-cell>
          <table:table-cell office:value-type="float" office:value="0" table:style-name="ce1">
            <text:p>0</text:p>
          </table:table-cell>
          <table:table-cell office:value-type="float" office:value="239904" table:style-name="ce1">
            <text:p>239904</text:p>
          </table:table-cell>
          <table:table-cell office:value-type="float" office:value="96" table:style-name="ce1">
            <text:p>96</text:p>
          </table:table-cell>
          <table:table-cell office:value-type="float" office:value="10096" table:style-name="ce1">
            <text:p>10096</text:p>
          </table:table-cell>
          <table:table-cell office:value-type="float" office:value="10000" table:style-name="ce1">
            <text:p>1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here2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91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979579164099996" table:style-name="ce1">
            <text:p>0.999795792</text:p>
          </table:table-cell>
          <table:table-cell office:value-type="float" office:value="0.99959166666699995" table:style-name="ce1">
            <text:p>0.999591667</text:p>
          </table:table-cell>
          <table:table-cell office:value-type="float" office:value="0.99514755397099997" table:style-name="ce1">
            <text:p>0.995147554</text:p>
          </table:table-cell>
          <table:table-cell office:value-type="float" office:value="0.99959609025200002" table:style-name="ce1">
            <text:p>0.99959609</text:p>
          </table:table-cell>
          <table:table-cell office:value-type="float" office:value="0.999216304193" table:style-name="ce1">
            <text:p>0.999216304</text:p>
          </table:table-cell>
          <table:table-cell office:value-type="float" office:value="0.98630541678799999" table:style-name="ce1">
            <text:p>0.986305417</text:p>
          </table:table-cell>
          <table:table-cell office:value-type="float" office:value="0.99491970483500003" table:style-name="ce1">
            <text:p>0.994919705</text:p>
          </table:table-cell>
          <table:table-cell office:value-type="float" office:value="0.99979579164099996" table:style-name="ce1">
            <text:p>0.999795792</text:p>
          </table:table-cell>
          <table:table-cell office:value-type="float" office:value="0.239108073512" table:style-name="ce1">
            <text:p>0.239108074</text:p>
          </table:table-cell>
          <table:table-cell office:value-type="float" office:value="1" table:style-name="ce1">
            <text:p>1</text:p>
          </table:table-cell>
          <table:table-cell office:value-type="float" office:value="2.04166666666666E-4" table:style-name="ce1">
            <text:p>0.000204167</text:p>
          </table:table-cell>
          <table:table-cell office:value-type="float" office:value="8.1626588410899995E-3" table:style-name="ce1">
            <text:p>0.008162659</text:p>
          </table:table-cell>
          <table:table-cell office:value-type="float" office:value="0" table:style-name="ce1">
            <text:p>0</text:p>
          </table:table-cell>
          <table:table-cell office:value-type="float" office:value="7.8019568231299996E-4" table:style-name="ce1">
            <text:p>0.000780196</text:p>
          </table:table-cell>
          <table:table-cell office:value-type="float" office:value="2.0425006877800001E-4" table:style-name="ce1">
            <text:p>0.00020425</text:p>
          </table:table-cell>
          <table:table-cell office:value-type="float" office:value="1" table:style-name="ce1">
            <text:p>1</text:p>
          </table:table-cell>
          <table:table-cell office:value-type="float" office:value="0.99029510794200004" table:style-name="ce1">
            <text:p>0.990295108</text:p>
          </table:table-cell>
          <table:table-cell office:value-type="float" office:value="0.99959166666699995" table:style-name="ce1">
            <text:p>0.999591667</text:p>
          </table:table-cell>
          <table:table-cell office:value-type="float" office:value="0.99979579164099996" table:style-name="ce1">
            <text:p>0.999795792</text:p>
          </table:table-cell>
          <table:table-cell office:value-type="float" office:value="0.99960800000000005" table:style-name="ce1">
            <text:p>0.999608</text:p>
          </table:table-cell>
          <table:table-cell office:value-type="float" office:value="9.7048920578299992E-3" table:style-name="ce1">
            <text:p>0.009704892</text:p>
          </table:table-cell>
          <table:table-cell office:value-type="float" office:value="239902" table:style-name="ce1">
            <text:p>239902</text:p>
          </table:table-cell>
          <table:table-cell office:value-type="float" office:value="98" table:style-name="ce1">
            <text:p>98</text:p>
          </table:table-cell>
          <table:table-cell office:value-type="float" office:value="10000" table:style-name="ce1">
            <text:p>10000</text:p>
          </table:table-cell>
          <table:table-cell office:value-type="float" office:value="0" table:style-name="ce1">
            <text:p>0</text:p>
          </table:table-cell>
          <table:table-cell office:value-type="float" office:value="239902" table:style-name="ce1">
            <text:p>239902</text:p>
          </table:table-cell>
          <table:table-cell office:value-type="float" office:value="240000" table:style-name="ce1">
            <text:p>24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9512389292500003" table:style-name="ce1">
            <text:p>0.995123893</text:p>
          </table:table-cell>
          <table:table-cell office:value-type="float" office:value="0.99029510794200004" table:style-name="ce1">
            <text:p>0.990295108</text:p>
          </table:table-cell>
          <table:table-cell office:value-type="float" office:value="0.99514755397099997" table:style-name="ce1">
            <text:p>0.995147554</text:p>
          </table:table-cell>
          <table:table-cell office:value-type="float" office:value="0.99959609025200002" table:style-name="ce1">
            <text:p>0.99959609</text:p>
          </table:table-cell>
          <table:table-cell office:value-type="float" office:value="0.999216304193" table:style-name="ce1">
            <text:p>0.999216304</text:p>
          </table:table-cell>
          <table:table-cell office:value-type="float" office:value="0.98630541678799999" table:style-name="ce1">
            <text:p>0.986305417</text:p>
          </table:table-cell>
          <table:table-cell office:value-type="float" office:value="0.99491970483500003" table:style-name="ce1">
            <text:p>0.994919705</text:p>
          </table:table-cell>
          <table:table-cell office:value-type="float" office:value="0.99512389292500003" table:style-name="ce1">
            <text:p>0.995123893</text:p>
          </table:table-cell>
          <table:table-cell office:value-type="float" office:value="0.239108073512" table:style-name="ce1">
            <text:p>0.239108074</text:p>
          </table:table-cell>
          <table:table-cell office:value-type="float" office:value="1" table:style-name="ce1">
            <text:p>1</text:p>
          </table:table-cell>
          <table:table-cell office:value-type="float" office:value="4.8524460289166103E-3" table:style-name="ce1">
            <text:p>0.004852446</text:p>
          </table:table-cell>
          <table:table-cell office:value-type="float" office:value="8.1626588410899995E-3" table:style-name="ce1">
            <text:p>0.008162659</text:p>
          </table:table-cell>
          <table:table-cell office:value-type="float" office:value="0" table:style-name="ce1">
            <text:p>0</text:p>
          </table:table-cell>
          <table:table-cell office:value-type="float" office:value="7.8019568231299996E-4" table:style-name="ce1">
            <text:p>0.000780196</text:p>
          </table:table-cell>
          <table:table-cell office:value-type="float" office:value="4.8999999999999998E-3" table:style-name="ce1">
            <text:p>0.0049</text:p>
          </table:table-cell>
          <table:table-cell office:value-type="float" office:value="0.99029510794200004" table:style-name="ce1">
            <text:p>0.99029510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9512389292500003" table:style-name="ce1">
            <text:p>0.995123893</text:p>
          </table:table-cell>
          <table:table-cell office:value-type="float" office:value="0.99960800000000005" table:style-name="ce1">
            <text:p>0.999608</text:p>
          </table:table-cell>
          <table:table-cell office:value-type="float" office:value="0" table:style-name="ce1">
            <text:p>0</text:p>
          </table:table-cell>
          <table:table-cell office:value-type="float" office:value="10000" table:style-name="ce1">
            <text:p>10000</text:p>
          </table:table-cell>
          <table:table-cell office:value-type="float" office:value="0" table:style-name="ce1">
            <text:p>0</text:p>
          </table:table-cell>
          <table:table-cell office:value-type="float" office:value="239902" table:style-name="ce1">
            <text:p>239902</text:p>
          </table:table-cell>
          <table:table-cell office:value-type="float" office:value="98" table:style-name="ce1">
            <text:p>98</text:p>
          </table:table-cell>
          <table:table-cell office:value-type="float" office:value="10098" table:style-name="ce1">
            <text:p>10098</text:p>
          </table:table-cell>
          <table:table-cell office:value-type="float" office:value="10000" table:style-name="ce1">
            <text:p>1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here3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92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979579164099996" table:style-name="ce1">
            <text:p>0.999795792</text:p>
          </table:table-cell>
          <table:table-cell office:value-type="float" office:value="0.99959166666699995" table:style-name="ce1">
            <text:p>0.999591667</text:p>
          </table:table-cell>
          <table:table-cell office:value-type="float" office:value="0.99514755397099997" table:style-name="ce1">
            <text:p>0.995147554</text:p>
          </table:table-cell>
          <table:table-cell office:value-type="float" office:value="0.99959609025200002" table:style-name="ce1">
            <text:p>0.99959609</text:p>
          </table:table-cell>
          <table:table-cell office:value-type="float" office:value="0.999216304193" table:style-name="ce1">
            <text:p>0.999216304</text:p>
          </table:table-cell>
          <table:table-cell office:value-type="float" office:value="0.98630541678799999" table:style-name="ce1">
            <text:p>0.986305417</text:p>
          </table:table-cell>
          <table:table-cell office:value-type="float" office:value="0.99491970483500003" table:style-name="ce1">
            <text:p>0.994919705</text:p>
          </table:table-cell>
          <table:table-cell office:value-type="float" office:value="0.99979579164099996" table:style-name="ce1">
            <text:p>0.999795792</text:p>
          </table:table-cell>
          <table:table-cell office:value-type="float" office:value="0.239108073512" table:style-name="ce1">
            <text:p>0.239108074</text:p>
          </table:table-cell>
          <table:table-cell office:value-type="float" office:value="1" table:style-name="ce1">
            <text:p>1</text:p>
          </table:table-cell>
          <table:table-cell office:value-type="float" office:value="2.04166666666666E-4" table:style-name="ce1">
            <text:p>0.000204167</text:p>
          </table:table-cell>
          <table:table-cell office:value-type="float" office:value="8.1626588410899995E-3" table:style-name="ce1">
            <text:p>0.008162659</text:p>
          </table:table-cell>
          <table:table-cell office:value-type="float" office:value="0" table:style-name="ce1">
            <text:p>0</text:p>
          </table:table-cell>
          <table:table-cell office:value-type="float" office:value="7.8019568231299996E-4" table:style-name="ce1">
            <text:p>0.000780196</text:p>
          </table:table-cell>
          <table:table-cell office:value-type="float" office:value="2.0425006877800001E-4" table:style-name="ce1">
            <text:p>0.00020425</text:p>
          </table:table-cell>
          <table:table-cell office:value-type="float" office:value="1" table:style-name="ce1">
            <text:p>1</text:p>
          </table:table-cell>
          <table:table-cell office:value-type="float" office:value="0.99029510794200004" table:style-name="ce1">
            <text:p>0.990295108</text:p>
          </table:table-cell>
          <table:table-cell office:value-type="float" office:value="0.99959166666699995" table:style-name="ce1">
            <text:p>0.999591667</text:p>
          </table:table-cell>
          <table:table-cell office:value-type="float" office:value="0.99979579164099996" table:style-name="ce1">
            <text:p>0.999795792</text:p>
          </table:table-cell>
          <table:table-cell office:value-type="float" office:value="0.99960800000000005" table:style-name="ce1">
            <text:p>0.999608</text:p>
          </table:table-cell>
          <table:table-cell office:value-type="float" office:value="9.7048920578299992E-3" table:style-name="ce1">
            <text:p>0.009704892</text:p>
          </table:table-cell>
          <table:table-cell office:value-type="float" office:value="239902" table:style-name="ce1">
            <text:p>239902</text:p>
          </table:table-cell>
          <table:table-cell office:value-type="float" office:value="98" table:style-name="ce1">
            <text:p>98</text:p>
          </table:table-cell>
          <table:table-cell office:value-type="float" office:value="10000" table:style-name="ce1">
            <text:p>10000</text:p>
          </table:table-cell>
          <table:table-cell office:value-type="float" office:value="0" table:style-name="ce1">
            <text:p>0</text:p>
          </table:table-cell>
          <table:table-cell office:value-type="float" office:value="239902" table:style-name="ce1">
            <text:p>239902</text:p>
          </table:table-cell>
          <table:table-cell office:value-type="float" office:value="240000" table:style-name="ce1">
            <text:p>24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9512389292500003" table:style-name="ce1">
            <text:p>0.995123893</text:p>
          </table:table-cell>
          <table:table-cell office:value-type="float" office:value="0.99029510794200004" table:style-name="ce1">
            <text:p>0.990295108</text:p>
          </table:table-cell>
          <table:table-cell office:value-type="float" office:value="0.99514755397099997" table:style-name="ce1">
            <text:p>0.995147554</text:p>
          </table:table-cell>
          <table:table-cell office:value-type="float" office:value="0.99959609025200002" table:style-name="ce1">
            <text:p>0.99959609</text:p>
          </table:table-cell>
          <table:table-cell office:value-type="float" office:value="0.999216304193" table:style-name="ce1">
            <text:p>0.999216304</text:p>
          </table:table-cell>
          <table:table-cell office:value-type="float" office:value="0.98630541678799999" table:style-name="ce1">
            <text:p>0.986305417</text:p>
          </table:table-cell>
          <table:table-cell office:value-type="float" office:value="0.99491970483500003" table:style-name="ce1">
            <text:p>0.994919705</text:p>
          </table:table-cell>
          <table:table-cell office:value-type="float" office:value="0.99512389292500003" table:style-name="ce1">
            <text:p>0.995123893</text:p>
          </table:table-cell>
          <table:table-cell office:value-type="float" office:value="0.239108073512" table:style-name="ce1">
            <text:p>0.239108074</text:p>
          </table:table-cell>
          <table:table-cell office:value-type="float" office:value="1" table:style-name="ce1">
            <text:p>1</text:p>
          </table:table-cell>
          <table:table-cell office:value-type="float" office:value="4.8524460289166103E-3" table:style-name="ce1">
            <text:p>0.004852446</text:p>
          </table:table-cell>
          <table:table-cell office:value-type="float" office:value="8.1626588410899995E-3" table:style-name="ce1">
            <text:p>0.008162659</text:p>
          </table:table-cell>
          <table:table-cell office:value-type="float" office:value="0" table:style-name="ce1">
            <text:p>0</text:p>
          </table:table-cell>
          <table:table-cell office:value-type="float" office:value="7.8019568231299996E-4" table:style-name="ce1">
            <text:p>0.000780196</text:p>
          </table:table-cell>
          <table:table-cell office:value-type="float" office:value="4.8999999999999998E-3" table:style-name="ce1">
            <text:p>0.0049</text:p>
          </table:table-cell>
          <table:table-cell office:value-type="float" office:value="0.99029510794200004" table:style-name="ce1">
            <text:p>0.99029510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9512389292500003" table:style-name="ce1">
            <text:p>0.995123893</text:p>
          </table:table-cell>
          <table:table-cell office:value-type="float" office:value="0.99960800000000005" table:style-name="ce1">
            <text:p>0.999608</text:p>
          </table:table-cell>
          <table:table-cell office:value-type="float" office:value="0" table:style-name="ce1">
            <text:p>0</text:p>
          </table:table-cell>
          <table:table-cell office:value-type="float" office:value="10000" table:style-name="ce1">
            <text:p>10000</text:p>
          </table:table-cell>
          <table:table-cell office:value-type="float" office:value="0" table:style-name="ce1">
            <text:p>0</text:p>
          </table:table-cell>
          <table:table-cell office:value-type="float" office:value="239902" table:style-name="ce1">
            <text:p>239902</text:p>
          </table:table-cell>
          <table:table-cell office:value-type="float" office:value="98" table:style-name="ce1">
            <text:p>98</text:p>
          </table:table-cell>
          <table:table-cell office:value-type="float" office:value="10098" table:style-name="ce1">
            <text:p>10098</text:p>
          </table:table-cell>
          <table:table-cell office:value-type="float" office:value="10000" table:style-name="ce1">
            <text:p>1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here4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93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979162325500004" table:style-name="ce1">
            <text:p>0.999791623</text:p>
          </table:table-cell>
          <table:table-cell office:value-type="float" office:value="0.99958333333299998" table:style-name="ce1">
            <text:p>0.999583333</text:p>
          </table:table-cell>
          <table:table-cell office:value-type="float" office:value="0.99504950495" table:style-name="ce1">
            <text:p>0.995049505</text:p>
          </table:table-cell>
          <table:table-cell office:value-type="float" office:value="0.99958785032099995" table:style-name="ce1">
            <text:p>0.99958785</text:p>
          </table:table-cell>
          <table:table-cell office:value-type="float" office:value="0.99920031680099997" table:style-name="ce1">
            <text:p>0.999200317</text:p>
          </table:table-cell>
          <table:table-cell office:value-type="float" office:value="0.986022669533" table:style-name="ce1">
            <text:p>0.98602267</text:p>
          </table:table-cell>
          <table:table-cell office:value-type="float" office:value="0.99481651955700001" table:style-name="ce1">
            <text:p>0.99481652</text:p>
          </table:table-cell>
          <table:table-cell office:value-type="float" office:value="0.99979162325500004" table:style-name="ce1">
            <text:p>0.999791623</text:p>
          </table:table-cell>
          <table:table-cell office:value-type="float" office:value="0.23905469276999999" table:style-name="ce1">
            <text:p>0.239054693</text:p>
          </table:table-cell>
          <table:table-cell office:value-type="float" office:value="1" table:style-name="ce1">
            <text:p>1</text:p>
          </table:table-cell>
          <table:table-cell office:value-type="float" office:value="2.0833333333333299E-4" table:style-name="ce1">
            <text:p>0.000208333</text:p>
          </table:table-cell>
          <table:table-cell office:value-type="float" office:value="8.3059815634500007E-3" table:style-name="ce1">
            <text:p>0.008305982</text:p>
          </table:table-cell>
          <table:table-cell office:value-type="float" office:value="0" table:style-name="ce1">
            <text:p>0</text:p>
          </table:table-cell>
          <table:table-cell office:value-type="float" office:value="7.9603960395999997E-4" table:style-name="ce1">
            <text:p>0.00079604</text:p>
          </table:table-cell>
          <table:table-cell office:value-type="float" office:value="2.08420175073E-4" table:style-name="ce1">
            <text:p>0.00020842</text:p>
          </table:table-cell>
          <table:table-cell office:value-type="float" office:value="1" table:style-name="ce1">
            <text:p>1</text:p>
          </table:table-cell>
          <table:table-cell office:value-type="float" office:value="0.99009900990099997" table:style-name="ce1">
            <text:p>0.99009901</text:p>
          </table:table-cell>
          <table:table-cell office:value-type="float" office:value="0.99958333333299998" table:style-name="ce1">
            <text:p>0.999583333</text:p>
          </table:table-cell>
          <table:table-cell office:value-type="float" office:value="0.99979162325500004" table:style-name="ce1">
            <text:p>0.999791623</text:p>
          </table:table-cell>
          <table:table-cell office:value-type="float" office:value="0.99960000000000004" table:style-name="ce1">
            <text:p>0.9996</text:p>
          </table:table-cell>
          <table:table-cell office:value-type="float" office:value="9.90099009901E-3" table:style-name="ce1">
            <text:p>0.00990099</text:p>
          </table:table-cell>
          <table:table-cell office:value-type="float" office:value="239900" table:style-name="ce1">
            <text:p>239900</text:p>
          </table:table-cell>
          <table:table-cell office:value-type="float" office:value="100" table:style-name="ce1">
            <text:p>100</text:p>
          </table:table-cell>
          <table:table-cell office:value-type="float" office:value="10000" table:style-name="ce1">
            <text:p>10000</text:p>
          </table:table-cell>
          <table:table-cell office:value-type="float" office:value="0" table:style-name="ce1">
            <text:p>0</text:p>
          </table:table-cell>
          <table:table-cell office:value-type="float" office:value="239900" table:style-name="ce1">
            <text:p>239900</text:p>
          </table:table-cell>
          <table:table-cell office:value-type="float" office:value="240000" table:style-name="ce1">
            <text:p>24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9502487562200004" table:style-name="ce1">
            <text:p>0.995024876</text:p>
          </table:table-cell>
          <table:table-cell office:value-type="float" office:value="0.99009900990099997" table:style-name="ce1">
            <text:p>0.99009901</text:p>
          </table:table-cell>
          <table:table-cell office:value-type="float" office:value="0.99504950495" table:style-name="ce1">
            <text:p>0.995049505</text:p>
          </table:table-cell>
          <table:table-cell office:value-type="float" office:value="0.99958785032099995" table:style-name="ce1">
            <text:p>0.99958785</text:p>
          </table:table-cell>
          <table:table-cell office:value-type="float" office:value="0.99920031680099997" table:style-name="ce1">
            <text:p>0.999200317</text:p>
          </table:table-cell>
          <table:table-cell office:value-type="float" office:value="0.986022669533" table:style-name="ce1">
            <text:p>0.98602267</text:p>
          </table:table-cell>
          <table:table-cell office:value-type="float" office:value="0.99481651955700001" table:style-name="ce1">
            <text:p>0.99481652</text:p>
          </table:table-cell>
          <table:table-cell office:value-type="float" office:value="0.99502487562200004" table:style-name="ce1">
            <text:p>0.995024876</text:p>
          </table:table-cell>
          <table:table-cell office:value-type="float" office:value="0.23905469276999999" table:style-name="ce1">
            <text:p>0.239054693</text:p>
          </table:table-cell>
          <table:table-cell office:value-type="float" office:value="1" table:style-name="ce1">
            <text:p>1</text:p>
          </table:table-cell>
          <table:table-cell office:value-type="float" office:value="4.9504950495049497E-3" table:style-name="ce1">
            <text:p>0.004950495</text:p>
          </table:table-cell>
          <table:table-cell office:value-type="float" office:value="8.3059815634500007E-3" table:style-name="ce1">
            <text:p>0.008305982</text:p>
          </table:table-cell>
          <table:table-cell office:value-type="float" office:value="0" table:style-name="ce1">
            <text:p>0</text:p>
          </table:table-cell>
          <table:table-cell office:value-type="float" office:value="7.9603960395999997E-4" table:style-name="ce1">
            <text:p>0.00079604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0.99009900990099997" table:style-name="ce1">
            <text:p>0.990099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9502487562200004" table:style-name="ce1">
            <text:p>0.995024876</text:p>
          </table:table-cell>
          <table:table-cell office:value-type="float" office:value="0.99960000000000004" table:style-name="ce1">
            <text:p>0.9996</text:p>
          </table:table-cell>
          <table:table-cell office:value-type="float" office:value="0" table:style-name="ce1">
            <text:p>0</text:p>
          </table:table-cell>
          <table:table-cell office:value-type="float" office:value="10000" table:style-name="ce1">
            <text:p>10000</text:p>
          </table:table-cell>
          <table:table-cell office:value-type="float" office:value="0" table:style-name="ce1">
            <text:p>0</text:p>
          </table:table-cell>
          <table:table-cell office:value-type="float" office:value="239900" table:style-name="ce1">
            <text:p>239900</text:p>
          </table:table-cell>
          <table:table-cell office:value-type="float" office:value="100" table:style-name="ce1">
            <text:p>100</text:p>
          </table:table-cell>
          <table:table-cell office:value-type="float" office:value="10100" table:style-name="ce1">
            <text:p>10100</text:p>
          </table:table-cell>
          <table:table-cell office:value-type="float" office:value="10000" table:style-name="ce1">
            <text:p>1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here5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94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979162325500004" table:style-name="ce1">
            <text:p>0.999791623</text:p>
          </table:table-cell>
          <table:table-cell office:value-type="float" office:value="0.99958333333299998" table:style-name="ce1">
            <text:p>0.999583333</text:p>
          </table:table-cell>
          <table:table-cell office:value-type="float" office:value="0.99504950495" table:style-name="ce1">
            <text:p>0.995049505</text:p>
          </table:table-cell>
          <table:table-cell office:value-type="float" office:value="0.99958785032099995" table:style-name="ce1">
            <text:p>0.99958785</text:p>
          </table:table-cell>
          <table:table-cell office:value-type="float" office:value="0.99920031680099997" table:style-name="ce1">
            <text:p>0.999200317</text:p>
          </table:table-cell>
          <table:table-cell office:value-type="float" office:value="0.986022669533" table:style-name="ce1">
            <text:p>0.98602267</text:p>
          </table:table-cell>
          <table:table-cell office:value-type="float" office:value="0.99481651955700001" table:style-name="ce1">
            <text:p>0.99481652</text:p>
          </table:table-cell>
          <table:table-cell office:value-type="float" office:value="0.99979162325500004" table:style-name="ce1">
            <text:p>0.999791623</text:p>
          </table:table-cell>
          <table:table-cell office:value-type="float" office:value="0.23905469276999999" table:style-name="ce1">
            <text:p>0.239054693</text:p>
          </table:table-cell>
          <table:table-cell office:value-type="float" office:value="1" table:style-name="ce1">
            <text:p>1</text:p>
          </table:table-cell>
          <table:table-cell office:value-type="float" office:value="2.0833333333333299E-4" table:style-name="ce1">
            <text:p>0.000208333</text:p>
          </table:table-cell>
          <table:table-cell office:value-type="float" office:value="8.3059815634500007E-3" table:style-name="ce1">
            <text:p>0.008305982</text:p>
          </table:table-cell>
          <table:table-cell office:value-type="float" office:value="0" table:style-name="ce1">
            <text:p>0</text:p>
          </table:table-cell>
          <table:table-cell office:value-type="float" office:value="7.9603960395999997E-4" table:style-name="ce1">
            <text:p>0.00079604</text:p>
          </table:table-cell>
          <table:table-cell office:value-type="float" office:value="2.08420175073E-4" table:style-name="ce1">
            <text:p>0.00020842</text:p>
          </table:table-cell>
          <table:table-cell office:value-type="float" office:value="1" table:style-name="ce1">
            <text:p>1</text:p>
          </table:table-cell>
          <table:table-cell office:value-type="float" office:value="0.99009900990099997" table:style-name="ce1">
            <text:p>0.99009901</text:p>
          </table:table-cell>
          <table:table-cell office:value-type="float" office:value="0.99958333333299998" table:style-name="ce1">
            <text:p>0.999583333</text:p>
          </table:table-cell>
          <table:table-cell office:value-type="float" office:value="0.99979162325500004" table:style-name="ce1">
            <text:p>0.999791623</text:p>
          </table:table-cell>
          <table:table-cell office:value-type="float" office:value="0.99960000000000004" table:style-name="ce1">
            <text:p>0.9996</text:p>
          </table:table-cell>
          <table:table-cell office:value-type="float" office:value="9.90099009901E-3" table:style-name="ce1">
            <text:p>0.00990099</text:p>
          </table:table-cell>
          <table:table-cell office:value-type="float" office:value="239900" table:style-name="ce1">
            <text:p>239900</text:p>
          </table:table-cell>
          <table:table-cell office:value-type="float" office:value="100" table:style-name="ce1">
            <text:p>100</text:p>
          </table:table-cell>
          <table:table-cell office:value-type="float" office:value="10000" table:style-name="ce1">
            <text:p>10000</text:p>
          </table:table-cell>
          <table:table-cell office:value-type="float" office:value="0" table:style-name="ce1">
            <text:p>0</text:p>
          </table:table-cell>
          <table:table-cell office:value-type="float" office:value="239900" table:style-name="ce1">
            <text:p>239900</text:p>
          </table:table-cell>
          <table:table-cell office:value-type="float" office:value="240000" table:style-name="ce1">
            <text:p>24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9502487562200004" table:style-name="ce1">
            <text:p>0.995024876</text:p>
          </table:table-cell>
          <table:table-cell office:value-type="float" office:value="0.99009900990099997" table:style-name="ce1">
            <text:p>0.99009901</text:p>
          </table:table-cell>
          <table:table-cell office:value-type="float" office:value="0.99504950495" table:style-name="ce1">
            <text:p>0.995049505</text:p>
          </table:table-cell>
          <table:table-cell office:value-type="float" office:value="0.99958785032099995" table:style-name="ce1">
            <text:p>0.99958785</text:p>
          </table:table-cell>
          <table:table-cell office:value-type="float" office:value="0.99920031680099997" table:style-name="ce1">
            <text:p>0.999200317</text:p>
          </table:table-cell>
          <table:table-cell office:value-type="float" office:value="0.986022669533" table:style-name="ce1">
            <text:p>0.98602267</text:p>
          </table:table-cell>
          <table:table-cell office:value-type="float" office:value="0.99481651955700001" table:style-name="ce1">
            <text:p>0.99481652</text:p>
          </table:table-cell>
          <table:table-cell office:value-type="float" office:value="0.99502487562200004" table:style-name="ce1">
            <text:p>0.995024876</text:p>
          </table:table-cell>
          <table:table-cell office:value-type="float" office:value="0.23905469276999999" table:style-name="ce1">
            <text:p>0.239054693</text:p>
          </table:table-cell>
          <table:table-cell office:value-type="float" office:value="1" table:style-name="ce1">
            <text:p>1</text:p>
          </table:table-cell>
          <table:table-cell office:value-type="float" office:value="4.9504950495049497E-3" table:style-name="ce1">
            <text:p>0.004950495</text:p>
          </table:table-cell>
          <table:table-cell office:value-type="float" office:value="8.3059815634500007E-3" table:style-name="ce1">
            <text:p>0.008305982</text:p>
          </table:table-cell>
          <table:table-cell office:value-type="float" office:value="0" table:style-name="ce1">
            <text:p>0</text:p>
          </table:table-cell>
          <table:table-cell office:value-type="float" office:value="7.9603960395999997E-4" table:style-name="ce1">
            <text:p>0.00079604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0.99009900990099997" table:style-name="ce1">
            <text:p>0.990099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9502487562200004" table:style-name="ce1">
            <text:p>0.995024876</text:p>
          </table:table-cell>
          <table:table-cell office:value-type="float" office:value="0.99960000000000004" table:style-name="ce1">
            <text:p>0.9996</text:p>
          </table:table-cell>
          <table:table-cell office:value-type="float" office:value="0" table:style-name="ce1">
            <text:p>0</text:p>
          </table:table-cell>
          <table:table-cell office:value-type="float" office:value="10000" table:style-name="ce1">
            <text:p>10000</text:p>
          </table:table-cell>
          <table:table-cell office:value-type="float" office:value="0" table:style-name="ce1">
            <text:p>0</text:p>
          </table:table-cell>
          <table:table-cell office:value-type="float" office:value="239900" table:style-name="ce1">
            <text:p>239900</text:p>
          </table:table-cell>
          <table:table-cell office:value-type="float" office:value="100" table:style-name="ce1">
            <text:p>100</text:p>
          </table:table-cell>
          <table:table-cell office:value-type="float" office:value="10100" table:style-name="ce1">
            <text:p>10100</text:p>
          </table:table-cell>
          <table:table-cell office:value-type="float" office:value="10000" table:style-name="ce1">
            <text:p>10000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hift1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95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958333333299998" table:style-name="ce1">
            <text:p>0.999583333</text:p>
          </table:table-cell>
          <table:table-cell office:value-type="float" office:value="0.99916701374399997" table:style-name="ce1">
            <text:p>0.999167014</text:p>
          </table:table-cell>
          <table:table-cell office:value-type="float" office:value="0.99479166666700003" table:style-name="ce1">
            <text:p>0.994791667</text:p>
          </table:table-cell>
          <table:table-cell office:value-type="float" office:value="0.99917538796799998" table:style-name="ce1">
            <text:p>0.999175388</text:p>
          </table:table-cell>
          <table:table-cell office:value-type="float" office:value="0.99840127360499997" table:style-name="ce1">
            <text:p>0.998401274</text:p>
          </table:table-cell>
          <table:table-cell office:value-type="float" office:value="0.97239035948899999" table:style-name="ce1">
            <text:p>0.972390359</text:p>
          </table:table-cell>
          <table:table-cell office:value-type="float" office:value="0.98958337478299996" table:style-name="ce1">
            <text:p>0.989583375</text:p>
          </table:table-cell>
          <table:table-cell office:value-type="float" office:value="1" table:style-name="ce1">
            <text:p>1</text:p>
          </table:table-cell>
          <table:table-cell office:value-type="float" office:value="0.23399197839499999" table:style-name="ce1">
            <text:p>0.233991978</text:p>
          </table:table-cell>
          <table:table-cell office:value-type="float" office:value="1" table:style-name="ce1">
            <text:p>1</text:p>
          </table:table-cell>
          <table:table-cell office:value-type="float" office:value="4.1666666666666599E-4" table:style-name="ce1">
            <text:p>0.000416667</text:p>
          </table:table-cell>
          <table:table-cell office:value-type="float" office:value="1.6600421374200001E-2" table:style-name="ce1">
            <text:p>0.016600421</text:p>
          </table:table-cell>
          <table:table-cell office:value-type="float" office:value="2.8306935493431902E-4" table:style-name="ce1">
            <text:p>0.000283069</text:p>
          </table:table-cell>
          <table:table-cell office:value-type="float" office:value="1.5958333333299999E-3" table:style-name="ce1">
            <text:p>0.001595833</text:p>
          </table:table-cell>
          <table:table-cell office:value-type="float" office:value="4.16840350146E-4" table:style-name="ce1">
            <text:p>0.00041684</text:p>
          </table:table-cell>
          <table:table-cell office:value-type="float" office:value="0.99958333333299998" table:style-name="ce1">
            <text:p>0.999583333</text:p>
          </table:table-cell>
          <table:table-cell office:value-type="float" office:value="0.99" table:style-name="ce1">
            <text:p>0.99</text:p>
          </table:table-cell>
          <table:table-cell office:value-type="float" office:value="0.99958333333299998" table:style-name="ce1">
            <text:p>0.999583333</text:p>
          </table:table-cell>
          <table:table-cell office:value-type="float" office:value="0.99958333333299998" table:style-name="ce1">
            <text:p>0.999583333</text:p>
          </table:table-cell>
          <table:table-cell office:value-type="float" office:value="0.99919999999999998" table:style-name="ce1">
            <text:p>0.9992</text:p>
          </table:table-cell>
          <table:table-cell office:value-type="float" office:value="0.01" table:style-name="ce1">
            <text:p>0.01</text:p>
          </table:table-cell>
          <table:table-cell office:value-type="float" office:value="239900" table:style-name="ce1">
            <text:p>239900</text:p>
          </table:table-cell>
          <table:table-cell office:value-type="float" office:value="100" table:style-name="ce1">
            <text:p>100</text:p>
          </table:table-cell>
          <table:table-cell office:value-type="float" office:value="9900" table:style-name="ce1">
            <text:p>9900</text:p>
          </table:table-cell>
          <table:table-cell office:value-type="float" office:value="100" table:style-name="ce1">
            <text:p>100</text:p>
          </table:table-cell>
          <table:table-cell office:value-type="float" office:value="240000" table:style-name="ce1">
            <text:p>240000</text:p>
          </table:table-cell>
          <table:table-cell office:value-type="float" office:value="240000" table:style-name="ce1">
            <text:p>24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9" table:style-name="ce1">
            <text:p>0.99</text:p>
          </table:table-cell>
          <table:table-cell office:value-type="float" office:value="0.98019801980200005" table:style-name="ce1">
            <text:p>0.98019802</text:p>
          </table:table-cell>
          <table:table-cell office:value-type="float" office:value="0.99479166666700003" table:style-name="ce1">
            <text:p>0.994791667</text:p>
          </table:table-cell>
          <table:table-cell office:value-type="float" office:value="0.99917538796799998" table:style-name="ce1">
            <text:p>0.999175388</text:p>
          </table:table-cell>
          <table:table-cell office:value-type="float" office:value="0.99840127360499997" table:style-name="ce1">
            <text:p>0.998401274</text:p>
          </table:table-cell>
          <table:table-cell office:value-type="float" office:value="0.97239035948899999" table:style-name="ce1">
            <text:p>0.972390359</text:p>
          </table:table-cell>
          <table:table-cell office:value-type="float" office:value="0.98958337478299996" table:style-name="ce1">
            <text:p>0.989583375</text:p>
          </table:table-cell>
          <table:table-cell office:value-type="float" office:value="1" table:style-name="ce1">
            <text:p>1</text:p>
          </table:table-cell>
          <table:table-cell office:value-type="float" office:value="0.23399197839499999" table:style-name="ce1">
            <text:p>0.233991978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.01</text:p>
          </table:table-cell>
          <table:table-cell office:value-type="float" office:value="1.6600421374200001E-2" table:style-name="ce1">
            <text:p>0.016600421</text:p>
          </table:table-cell>
          <table:table-cell office:value-type="float" office:value="3.4641016151377498E-2" table:style-name="ce1">
            <text:p>0.034641016</text:p>
          </table:table-cell>
          <table:table-cell office:value-type="float" office:value="1.5958333333299999E-3" table:style-name="ce1">
            <text:p>0.001595833</text:p>
          </table:table-cell>
          <table:table-cell office:value-type="float" office:value="1.0101010101000001E-2" table:style-name="ce1">
            <text:p>0.01010101</text:p>
          </table:table-cell>
          <table:table-cell office:value-type="float" office:value="0.99" table:style-name="ce1">
            <text:p>0.99</text:p>
          </table:table-cell>
          <table:table-cell office:value-type="float" office:value="0.99958333333299998" table:style-name="ce1">
            <text:p>0.999583333</text:p>
          </table:table-cell>
          <table:table-cell office:value-type="float" office:value="0.99" table:style-name="ce1">
            <text:p>0.99</text:p>
          </table:table-cell>
          <table:table-cell office:value-type="float" office:value="0.99" table:style-name="ce1">
            <text:p>0.99</text:p>
          </table:table-cell>
          <table:table-cell office:value-type="float" office:value="0.99919999999999998" table:style-name="ce1">
            <text:p>0.9992</text:p>
          </table:table-cell>
          <table:table-cell office:value-type="float" office:value="4.1666666666699998E-4" table:style-name="ce1">
            <text:p>0.000416667</text:p>
          </table:table-cell>
          <table:table-cell office:value-type="float" office:value="9900" table:style-name="ce1">
            <text:p>9900</text:p>
          </table:table-cell>
          <table:table-cell office:value-type="float" office:value="100" table:style-name="ce1">
            <text:p>100</text:p>
          </table:table-cell>
          <table:table-cell office:value-type="float" office:value="239900" table:style-name="ce1">
            <text:p>239900</text:p>
          </table:table-cell>
          <table:table-cell office:value-type="float" office:value="100" table:style-name="ce1">
            <text:p>100</text:p>
          </table:table-cell>
          <table:table-cell office:value-type="float" office:value="10000" table:style-name="ce1">
            <text:p>10000</text:p>
          </table:table-cell>
          <table:table-cell office:value-type="float" office:value="10000" table:style-name="ce1">
            <text:p>1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hift2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96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916666666700005" table:style-name="ce1">
            <text:p>0.999166667</text:p>
          </table:table-cell>
          <table:table-cell office:value-type="float" office:value="0.99833472106599996" table:style-name="ce1">
            <text:p>0.998334721</text:p>
          </table:table-cell>
          <table:table-cell office:value-type="float" office:value="0.98958333333299997" table:style-name="ce1">
            <text:p>0.989583333</text:p>
          </table:table-cell>
          <table:table-cell office:value-type="float" office:value="0.99835077593499999" table:style-name="ce1">
            <text:p>0.998350776</text:p>
          </table:table-cell>
          <table:table-cell office:value-type="float" office:value="0.99680510722000004" table:style-name="ce1">
            <text:p>0.996805107</text:p>
          </table:table-cell>
          <table:table-cell office:value-type="float" office:value="0.94482492977200006" table:style-name="ce1">
            <text:p>0.94482493</text:p>
          </table:table-cell>
          <table:table-cell office:value-type="float" office:value="0.97916674913199997" table:style-name="ce1">
            <text:p>0.979166749</text:p>
          </table:table-cell>
          <table:table-cell office:value-type="float" office:value="1" table:style-name="ce1">
            <text:p>1</text:p>
          </table:table-cell>
          <table:table-cell office:value-type="float" office:value="0.227297837428" table:style-name="ce1">
            <text:p>0.227297837</text:p>
          </table:table-cell>
          <table:table-cell office:value-type="float" office:value="2" table:style-name="ce1">
            <text:p>2</text:p>
          </table:table-cell>
          <table:table-cell office:value-type="float" office:value="1.24166666666666E-3" table:style-name="ce1">
            <text:p>0.001241667</text:p>
          </table:table-cell>
          <table:table-cell office:value-type="float" office:value="2.99887033096E-2" table:style-name="ce1">
            <text:p>0.029988703</text:p>
          </table:table-cell>
          <table:table-cell office:value-type="float" office:value="5.6613956044384802E-4" table:style-name="ce1">
            <text:p>0.00056614</text:p>
          </table:table-cell>
          <table:table-cell office:value-type="float" office:value="3.1833333333299999E-3" table:style-name="ce1">
            <text:p>0.003183333</text:p>
          </table:table-cell>
          <table:table-cell office:value-type="float" office:value="8.3402835696400003E-4" table:style-name="ce1">
            <text:p>0.000834028</text:p>
          </table:table-cell>
          <table:table-cell office:value-type="float" office:value="0.99916666666700005" table:style-name="ce1">
            <text:p>0.999166667</text:p>
          </table:table-cell>
          <table:table-cell office:value-type="float" office:value="0.98" table:style-name="ce1">
            <text:p>0.98</text:p>
          </table:table-cell>
          <table:table-cell office:value-type="float" office:value="0.99916666666700005" table:style-name="ce1">
            <text:p>0.999166667</text:p>
          </table:table-cell>
          <table:table-cell office:value-type="float" office:value="0.99916666666700005" table:style-name="ce1">
            <text:p>0.999166667</text:p>
          </table:table-cell>
          <table:table-cell office:value-type="float" office:value="0.99839999999999995" table:style-name="ce1">
            <text:p>0.9984</text:p>
          </table:table-cell>
          <table:table-cell office:value-type="float" office:value="0.02" table:style-name="ce1">
            <text:p>0.02</text:p>
          </table:table-cell>
          <table:table-cell office:value-type="float" office:value="239800" table:style-name="ce1">
            <text:p>239800</text:p>
          </table:table-cell>
          <table:table-cell office:value-type="float" office:value="200" table:style-name="ce1">
            <text:p>200</text:p>
          </table:table-cell>
          <table:table-cell office:value-type="float" office:value="9800" table:style-name="ce1">
            <text:p>9800</text:p>
          </table:table-cell>
          <table:table-cell office:value-type="float" office:value="200" table:style-name="ce1">
            <text:p>200</text:p>
          </table:table-cell>
          <table:table-cell office:value-type="float" office:value="240000" table:style-name="ce1">
            <text:p>240000</text:p>
          </table:table-cell>
          <table:table-cell office:value-type="float" office:value="240000" table:style-name="ce1">
            <text:p>24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8" table:style-name="ce1">
            <text:p>0.98</text:p>
          </table:table-cell>
          <table:table-cell office:value-type="float" office:value="0.96078431372499995" table:style-name="ce1">
            <text:p>0.960784314</text:p>
          </table:table-cell>
          <table:table-cell office:value-type="float" office:value="0.98958333333299997" table:style-name="ce1">
            <text:p>0.989583333</text:p>
          </table:table-cell>
          <table:table-cell office:value-type="float" office:value="0.99835077593499999" table:style-name="ce1">
            <text:p>0.998350776</text:p>
          </table:table-cell>
          <table:table-cell office:value-type="float" office:value="0.99680510722000004" table:style-name="ce1">
            <text:p>0.996805107</text:p>
          </table:table-cell>
          <table:table-cell office:value-type="float" office:value="0.94482492977200006" table:style-name="ce1">
            <text:p>0.94482493</text:p>
          </table:table-cell>
          <table:table-cell office:value-type="float" office:value="0.97916674913199997" table:style-name="ce1">
            <text:p>0.979166749</text:p>
          </table:table-cell>
          <table:table-cell office:value-type="float" office:value="1" table:style-name="ce1">
            <text:p>1</text:p>
          </table:table-cell>
          <table:table-cell office:value-type="float" office:value="0.227297837428" table:style-name="ce1">
            <text:p>0.227297837</text:p>
          </table:table-cell>
          <table:table-cell office:value-type="float" office:value="2" table:style-name="ce1">
            <text:p>2</text:p>
          </table:table-cell>
          <table:table-cell office:value-type="float" office:value="0.03" table:style-name="ce1">
            <text:p>0.03</text:p>
          </table:table-cell>
          <table:table-cell office:value-type="float" office:value="2.99887033096E-2" table:style-name="ce1">
            <text:p>0.029988703</text:p>
          </table:table-cell>
          <table:table-cell office:value-type="float" office:value="6.9282032302754995E-2" table:style-name="ce1">
            <text:p>0.069282032</text:p>
          </table:table-cell>
          <table:table-cell office:value-type="float" office:value="3.1833333333299999E-3" table:style-name="ce1">
            <text:p>0.003183333</text:p>
          </table:table-cell>
          <table:table-cell office:value-type="float" office:value="2.0408163265300001E-2" table:style-name="ce1">
            <text:p>0.020408163</text:p>
          </table:table-cell>
          <table:table-cell office:value-type="float" office:value="0.98" table:style-name="ce1">
            <text:p>0.98</text:p>
          </table:table-cell>
          <table:table-cell office:value-type="float" office:value="0.99916666666700005" table:style-name="ce1">
            <text:p>0.999166667</text:p>
          </table:table-cell>
          <table:table-cell office:value-type="float" office:value="0.98" table:style-name="ce1">
            <text:p>0.98</text:p>
          </table:table-cell>
          <table:table-cell office:value-type="float" office:value="0.98" table:style-name="ce1">
            <text:p>0.98</text:p>
          </table:table-cell>
          <table:table-cell office:value-type="float" office:value="0.99839999999999995" table:style-name="ce1">
            <text:p>0.9984</text:p>
          </table:table-cell>
          <table:table-cell office:value-type="float" office:value="8.3333333333299999E-4" table:style-name="ce1">
            <text:p>0.000833333</text:p>
          </table:table-cell>
          <table:table-cell office:value-type="float" office:value="9800" table:style-name="ce1">
            <text:p>9800</text:p>
          </table:table-cell>
          <table:table-cell office:value-type="float" office:value="200" table:style-name="ce1">
            <text:p>200</text:p>
          </table:table-cell>
          <table:table-cell office:value-type="float" office:value="239800" table:style-name="ce1">
            <text:p>239800</text:p>
          </table:table-cell>
          <table:table-cell office:value-type="float" office:value="200" table:style-name="ce1">
            <text:p>200</text:p>
          </table:table-cell>
          <table:table-cell office:value-type="float" office:value="10000" table:style-name="ce1">
            <text:p>10000</text:p>
          </table:table-cell>
          <table:table-cell office:value-type="float" office:value="10000" table:style-name="ce1">
            <text:p>1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hift3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97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875000000000003" table:style-name="ce1">
            <text:p>0.99875</text:p>
          </table:table-cell>
          <table:table-cell office:value-type="float" office:value="0.99750312109899997" table:style-name="ce1">
            <text:p>0.997503121</text:p>
          </table:table-cell>
          <table:table-cell office:value-type="float" office:value="0.984375" table:style-name="ce1">
            <text:p>0.984375</text:p>
          </table:table-cell>
          <table:table-cell office:value-type="float" office:value="0.99752616390299997" table:style-name="ce1">
            <text:p>0.997526164</text:p>
          </table:table-cell>
          <table:table-cell office:value-type="float" office:value="0.99521150084599996" table:style-name="ce1">
            <text:p>0.995211501</text:p>
          </table:table-cell>
          <table:table-cell office:value-type="float" office:value="0.917303710848" table:style-name="ce1">
            <text:p>0.917303711</text:p>
          </table:table-cell>
          <table:table-cell office:value-type="float" office:value="0.96875012304700003" table:style-name="ce1">
            <text:p>0.968750123</text:p>
          </table:table-cell>
          <table:table-cell office:value-type="float" office:value="1" table:style-name="ce1">
            <text:p>1</text:p>
          </table:table-cell>
          <table:table-cell office:value-type="float" office:value="0.221213735765" table:style-name="ce1">
            <text:p>0.221213736</text:p>
          </table:table-cell>
          <table:table-cell office:value-type="float" office:value="3" table:style-name="ce1">
            <text:p>3</text:p>
          </table:table-cell>
          <table:table-cell office:value-type="float" office:value="2.46666666666666E-3" table:style-name="ce1">
            <text:p>0.002466667</text:p>
          </table:table-cell>
          <table:table-cell office:value-type="float" office:value="4.2156906635300001E-2" table:style-name="ce1">
            <text:p>0.042156907</text:p>
          </table:table-cell>
          <table:table-cell office:value-type="float" office:value="8.4921146711599302E-4" table:style-name="ce1">
            <text:p>0.000849211</text:p>
          </table:table-cell>
          <table:table-cell office:value-type="float" office:value="4.7625000000000002E-3" table:style-name="ce1">
            <text:p>0.0047625</text:p>
          </table:table-cell>
          <table:table-cell office:value-type="float" office:value="1.2515644555700001E-3" table:style-name="ce1">
            <text:p>0.001251564</text:p>
          </table:table-cell>
          <table:table-cell office:value-type="float" office:value="0.99875000000000003" table:style-name="ce1">
            <text:p>0.99875</text:p>
          </table:table-cell>
          <table:table-cell office:value-type="float" office:value="0.97" table:style-name="ce1">
            <text:p>0.97</text:p>
          </table:table-cell>
          <table:table-cell office:value-type="float" office:value="0.99875000000000003" table:style-name="ce1">
            <text:p>0.99875</text:p>
          </table:table-cell>
          <table:table-cell office:value-type="float" office:value="0.99875000000000003" table:style-name="ce1">
            <text:p>0.99875</text:p>
          </table:table-cell>
          <table:table-cell office:value-type="float" office:value="0.99760000000000004" table:style-name="ce1">
            <text:p>0.9976</text:p>
          </table:table-cell>
          <table:table-cell office:value-type="float" office:value="0.03" table:style-name="ce1">
            <text:p>0.03</text:p>
          </table:table-cell>
          <table:table-cell office:value-type="float" office:value="239700" table:style-name="ce1">
            <text:p>239700</text:p>
          </table:table-cell>
          <table:table-cell office:value-type="float" office:value="300" table:style-name="ce1">
            <text:p>300</text:p>
          </table:table-cell>
          <table:table-cell office:value-type="float" office:value="9700" table:style-name="ce1">
            <text:p>9700</text:p>
          </table:table-cell>
          <table:table-cell office:value-type="float" office:value="300" table:style-name="ce1">
            <text:p>300</text:p>
          </table:table-cell>
          <table:table-cell office:value-type="float" office:value="240000" table:style-name="ce1">
            <text:p>240000</text:p>
          </table:table-cell>
          <table:table-cell office:value-type="float" office:value="240000" table:style-name="ce1">
            <text:p>24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7" table:style-name="ce1">
            <text:p>0.97</text:p>
          </table:table-cell>
          <table:table-cell office:value-type="float" office:value="0.94174757281599997" table:style-name="ce1">
            <text:p>0.941747573</text:p>
          </table:table-cell>
          <table:table-cell office:value-type="float" office:value="0.984375" table:style-name="ce1">
            <text:p>0.984375</text:p>
          </table:table-cell>
          <table:table-cell office:value-type="float" office:value="0.99752616390299997" table:style-name="ce1">
            <text:p>0.997526164</text:p>
          </table:table-cell>
          <table:table-cell office:value-type="float" office:value="0.99521150084599996" table:style-name="ce1">
            <text:p>0.995211501</text:p>
          </table:table-cell>
          <table:table-cell office:value-type="float" office:value="0.917303710848" table:style-name="ce1">
            <text:p>0.917303711</text:p>
          </table:table-cell>
          <table:table-cell office:value-type="float" office:value="0.96875012304700003" table:style-name="ce1">
            <text:p>0.968750123</text:p>
          </table:table-cell>
          <table:table-cell office:value-type="float" office:value="1" table:style-name="ce1">
            <text:p>1</text:p>
          </table:table-cell>
          <table:table-cell office:value-type="float" office:value="0.221213735765" table:style-name="ce1">
            <text:p>0.221213736</text:p>
          </table:table-cell>
          <table:table-cell office:value-type="float" office:value="3" table:style-name="ce1">
            <text:p>3</text:p>
          </table:table-cell>
          <table:table-cell office:value-type="float" office:value="0.06" table:style-name="ce1">
            <text:p>0.06</text:p>
          </table:table-cell>
          <table:table-cell office:value-type="float" office:value="4.2156906635300001E-2" table:style-name="ce1">
            <text:p>0.042156907</text:p>
          </table:table-cell>
          <table:table-cell office:value-type="float" office:value="0.103923048454132" table:style-name="ce1">
            <text:p>0.103923048</text:p>
          </table:table-cell>
          <table:table-cell office:value-type="float" office:value="4.7625000000000002E-3" table:style-name="ce1">
            <text:p>0.0047625</text:p>
          </table:table-cell>
          <table:table-cell office:value-type="float" office:value="3.0927835051499999E-2" table:style-name="ce1">
            <text:p>0.030927835</text:p>
          </table:table-cell>
          <table:table-cell office:value-type="float" office:value="0.97" table:style-name="ce1">
            <text:p>0.97</text:p>
          </table:table-cell>
          <table:table-cell office:value-type="float" office:value="0.99875000000000003" table:style-name="ce1">
            <text:p>0.99875</text:p>
          </table:table-cell>
          <table:table-cell office:value-type="float" office:value="0.97" table:style-name="ce1">
            <text:p>0.97</text:p>
          </table:table-cell>
          <table:table-cell office:value-type="float" office:value="0.97" table:style-name="ce1">
            <text:p>0.97</text:p>
          </table:table-cell>
          <table:table-cell office:value-type="float" office:value="0.99760000000000004" table:style-name="ce1">
            <text:p>0.9976</text:p>
          </table:table-cell>
          <table:table-cell office:value-type="float" office:value="1.25E-3" table:style-name="ce1">
            <text:p>0.00125</text:p>
          </table:table-cell>
          <table:table-cell office:value-type="float" office:value="9700" table:style-name="ce1">
            <text:p>9700</text:p>
          </table:table-cell>
          <table:table-cell office:value-type="float" office:value="300" table:style-name="ce1">
            <text:p>300</text:p>
          </table:table-cell>
          <table:table-cell office:value-type="float" office:value="239700" table:style-name="ce1">
            <text:p>239700</text:p>
          </table:table-cell>
          <table:table-cell office:value-type="float" office:value="300" table:style-name="ce1">
            <text:p>300</text:p>
          </table:table-cell>
          <table:table-cell office:value-type="float" office:value="10000" table:style-name="ce1">
            <text:p>10000</text:p>
          </table:table-cell>
          <table:table-cell office:value-type="float" office:value="10000" table:style-name="ce1">
            <text:p>1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hift4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98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833333333300001" table:style-name="ce1">
            <text:p>0.998333333</text:p>
          </table:table-cell>
          <table:table-cell office:value-type="float" office:value="0.99667221297800002" table:style-name="ce1">
            <text:p>0.996672213</text:p>
          </table:table-cell>
          <table:table-cell office:value-type="float" office:value="0.97916666666700003" table:style-name="ce1">
            <text:p>0.979166667</text:p>
          </table:table-cell>
          <table:table-cell office:value-type="float" office:value="0.99670155186999998" table:style-name="ce1">
            <text:p>0.996701552</text:p>
          </table:table-cell>
          <table:table-cell office:value-type="float" office:value="0.99362045448199998" table:style-name="ce1">
            <text:p>0.993620454</text:p>
          </table:table-cell>
          <table:table-cell office:value-type="float" office:value="0.88982670271800002" table:style-name="ce1">
            <text:p>0.889826703</text:p>
          </table:table-cell>
          <table:table-cell office:value-type="float" office:value="0.95833349652800004" table:style-name="ce1">
            <text:p>0.958333497</text:p>
          </table:table-cell>
          <table:table-cell office:value-type="float" office:value="1" table:style-name="ce1">
            <text:p>1</text:p>
          </table:table-cell>
          <table:table-cell office:value-type="float" office:value="0.215528004212" table:style-name="ce1">
            <text:p>0.215528004</text:p>
          </table:table-cell>
          <table:table-cell office:value-type="float" office:value="4" table:style-name="ce1">
            <text:p>4</text:p>
          </table:table-cell>
          <table:table-cell office:value-type="float" office:value="4.0833333333333303E-3" table:style-name="ce1">
            <text:p>0.004083333</text:p>
          </table:table-cell>
          <table:table-cell office:value-type="float" office:value="5.35283697411E-2" table:style-name="ce1">
            <text:p>0.05352837</text:p>
          </table:table-cell>
          <table:table-cell office:value-type="float" office:value="1.1322859255642999E-3" table:style-name="ce1">
            <text:p>0.001132286</text:p>
          </table:table-cell>
          <table:table-cell office:value-type="float" office:value="6.3333333333299999E-3" table:style-name="ce1">
            <text:p>0.006333333</text:p>
          </table:table-cell>
          <table:table-cell office:value-type="float" office:value="1.6694490818000001E-3" table:style-name="ce1">
            <text:p>0.001669449</text:p>
          </table:table-cell>
          <table:table-cell office:value-type="float" office:value="0.99833333333300001" table:style-name="ce1">
            <text:p>0.998333333</text:p>
          </table:table-cell>
          <table:table-cell office:value-type="float" office:value="0.96" table:style-name="ce1">
            <text:p>0.96</text:p>
          </table:table-cell>
          <table:table-cell office:value-type="float" office:value="0.99833333333300001" table:style-name="ce1">
            <text:p>0.998333333</text:p>
          </table:table-cell>
          <table:table-cell office:value-type="float" office:value="0.99833333333300001" table:style-name="ce1">
            <text:p>0.998333333</text:p>
          </table:table-cell>
          <table:table-cell office:value-type="float" office:value="0.99680000000000002" table:style-name="ce1">
            <text:p>0.9968</text:p>
          </table:table-cell>
          <table:table-cell office:value-type="float" office:value="0.04" table:style-name="ce1">
            <text:p>0.04</text:p>
          </table:table-cell>
          <table:table-cell office:value-type="float" office:value="239600" table:style-name="ce1">
            <text:p>239600</text:p>
          </table:table-cell>
          <table:table-cell office:value-type="float" office:value="400" table:style-name="ce1">
            <text:p>400</text:p>
          </table:table-cell>
          <table:table-cell office:value-type="float" office:value="9600" table:style-name="ce1">
            <text:p>9600</text:p>
          </table:table-cell>
          <table:table-cell office:value-type="float" office:value="400" table:style-name="ce1">
            <text:p>400</text:p>
          </table:table-cell>
          <table:table-cell office:value-type="float" office:value="240000" table:style-name="ce1">
            <text:p>240000</text:p>
          </table:table-cell>
          <table:table-cell office:value-type="float" office:value="240000" table:style-name="ce1">
            <text:p>24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6" table:style-name="ce1">
            <text:p>0.96</text:p>
          </table:table-cell>
          <table:table-cell office:value-type="float" office:value="0.92307692307699996" table:style-name="ce1">
            <text:p>0.923076923</text:p>
          </table:table-cell>
          <table:table-cell office:value-type="float" office:value="0.97916666666700003" table:style-name="ce1">
            <text:p>0.979166667</text:p>
          </table:table-cell>
          <table:table-cell office:value-type="float" office:value="0.99670155186999998" table:style-name="ce1">
            <text:p>0.996701552</text:p>
          </table:table-cell>
          <table:table-cell office:value-type="float" office:value="0.99362045448199998" table:style-name="ce1">
            <text:p>0.993620454</text:p>
          </table:table-cell>
          <table:table-cell office:value-type="float" office:value="0.88982670271800002" table:style-name="ce1">
            <text:p>0.889826703</text:p>
          </table:table-cell>
          <table:table-cell office:value-type="float" office:value="0.95833349652800004" table:style-name="ce1">
            <text:p>0.958333497</text:p>
          </table:table-cell>
          <table:table-cell office:value-type="float" office:value="1" table:style-name="ce1">
            <text:p>1</text:p>
          </table:table-cell>
          <table:table-cell office:value-type="float" office:value="0.215528004212" table:style-name="ce1">
            <text:p>0.215528004</text:p>
          </table:table-cell>
          <table:table-cell office:value-type="float" office:value="4" table:style-name="ce1">
            <text:p>4</text:p>
          </table:table-cell>
          <table:table-cell office:value-type="float" office:value="0.1" table:style-name="ce1">
            <text:p>0.1</text:p>
          </table:table-cell>
          <table:table-cell office:value-type="float" office:value="5.35283697411E-2" table:style-name="ce1">
            <text:p>0.05352837</text:p>
          </table:table-cell>
          <table:table-cell office:value-type="float" office:value="0.13856406460550999" table:style-name="ce1">
            <text:p>0.138564065</text:p>
          </table:table-cell>
          <table:table-cell office:value-type="float" office:value="6.3333333333299999E-3" table:style-name="ce1">
            <text:p>0.006333333</text:p>
          </table:table-cell>
          <table:table-cell office:value-type="float" office:value="4.1666666666699999E-2" table:style-name="ce1">
            <text:p>0.041666667</text:p>
          </table:table-cell>
          <table:table-cell office:value-type="float" office:value="0.96" table:style-name="ce1">
            <text:p>0.96</text:p>
          </table:table-cell>
          <table:table-cell office:value-type="float" office:value="0.99833333333300001" table:style-name="ce1">
            <text:p>0.998333333</text:p>
          </table:table-cell>
          <table:table-cell office:value-type="float" office:value="0.96" table:style-name="ce1">
            <text:p>0.96</text:p>
          </table:table-cell>
          <table:table-cell office:value-type="float" office:value="0.96" table:style-name="ce1">
            <text:p>0.96</text:p>
          </table:table-cell>
          <table:table-cell office:value-type="float" office:value="0.99680000000000002" table:style-name="ce1">
            <text:p>0.9968</text:p>
          </table:table-cell>
          <table:table-cell office:value-type="float" office:value="1.66666666667E-3" table:style-name="ce1">
            <text:p>0.001666667</text:p>
          </table:table-cell>
          <table:table-cell office:value-type="float" office:value="9600" table:style-name="ce1">
            <text:p>9600</text:p>
          </table:table-cell>
          <table:table-cell office:value-type="float" office:value="400" table:style-name="ce1">
            <text:p>400</text:p>
          </table:table-cell>
          <table:table-cell office:value-type="float" office:value="239600" table:style-name="ce1">
            <text:p>239600</text:p>
          </table:table-cell>
          <table:table-cell office:value-type="float" office:value="400" table:style-name="ce1">
            <text:p>400</text:p>
          </table:table-cell>
          <table:table-cell office:value-type="float" office:value="10000" table:style-name="ce1">
            <text:p>10000</text:p>
          </table:table-cell>
          <table:table-cell office:value-type="float" office:value="10000" table:style-name="ce1">
            <text:p>1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hift5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99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791666666699996" table:style-name="ce1">
            <text:p>0.997916667</text:p>
          </table:table-cell>
          <table:table-cell office:value-type="float" office:value="0.99584199584199995" table:style-name="ce1">
            <text:p>0.995841996</text:p>
          </table:table-cell>
          <table:table-cell office:value-type="float" office:value="0.97395833333299997" table:style-name="ce1">
            <text:p>0.973958333</text:p>
          </table:table-cell>
          <table:table-cell office:value-type="float" office:value="0.99587693983799996" table:style-name="ce1">
            <text:p>0.99587694</text:p>
          </table:table-cell>
          <table:table-cell office:value-type="float" office:value="0.99203196812799999" table:style-name="ce1">
            <text:p>0.992031968</text:p>
          </table:table-cell>
          <table:table-cell office:value-type="float" office:value="0.86239390538100003" table:style-name="ce1">
            <text:p>0.862393905</text:p>
          </table:table-cell>
          <table:table-cell office:value-type="float" office:value="0.94791686957499999" table:style-name="ce1">
            <text:p>0.94791687</text:p>
          </table:table-cell>
          <table:table-cell office:value-type="float" office:value="1" table:style-name="ce1">
            <text:p>1</text:p>
          </table:table-cell>
          <table:table-cell office:value-type="float" office:value="0.21014014722900001" table:style-name="ce1">
            <text:p>0.210140147</text:p>
          </table:table-cell>
          <table:table-cell office:value-type="float" office:value="5" table:style-name="ce1">
            <text:p>5</text:p>
          </table:table-cell>
          <table:table-cell office:value-type="float" office:value="6.0833333333333304E-3" table:style-name="ce1">
            <text:p>0.006083333</text:p>
          </table:table-cell>
          <table:table-cell office:value-type="float" office:value="6.4304083707100002E-2" table:style-name="ce1">
            <text:p>0.064304084</text:p>
          </table:table-cell>
          <table:table-cell office:value-type="float" office:value="1.41536378644066E-3" table:style-name="ce1">
            <text:p>0.001415364</text:p>
          </table:table-cell>
          <table:table-cell office:value-type="float" office:value="7.8958333333300004E-3" table:style-name="ce1">
            <text:p>0.007895833</text:p>
          </table:table-cell>
          <table:table-cell office:value-type="float" office:value="2.08768267223E-3" table:style-name="ce1">
            <text:p>0.002087683</text:p>
          </table:table-cell>
          <table:table-cell office:value-type="float" office:value="0.99791666666699996" table:style-name="ce1">
            <text:p>0.997916667</text:p>
          </table:table-cell>
          <table:table-cell office:value-type="float" office:value="0.95" table:style-name="ce1">
            <text:p>0.95</text:p>
          </table:table-cell>
          <table:table-cell office:value-type="float" office:value="0.99791666666699996" table:style-name="ce1">
            <text:p>0.997916667</text:p>
          </table:table-cell>
          <table:table-cell office:value-type="float" office:value="0.99791666666699996" table:style-name="ce1">
            <text:p>0.997916667</text:p>
          </table:table-cell>
          <table:table-cell office:value-type="float" office:value="0.996" table:style-name="ce1">
            <text:p>0.996</text:p>
          </table:table-cell>
          <table:table-cell office:value-type="float" office:value="0.05" table:style-name="ce1">
            <text:p>0.05</text:p>
          </table:table-cell>
          <table:table-cell office:value-type="float" office:value="239500" table:style-name="ce1">
            <text:p>239500</text:p>
          </table:table-cell>
          <table:table-cell office:value-type="float" office:value="500" table:style-name="ce1">
            <text:p>500</text:p>
          </table:table-cell>
          <table:table-cell office:value-type="float" office:value="9500" table:style-name="ce1">
            <text:p>9500</text:p>
          </table:table-cell>
          <table:table-cell office:value-type="float" office:value="500" table:style-name="ce1">
            <text:p>500</text:p>
          </table:table-cell>
          <table:table-cell office:value-type="float" office:value="240000" table:style-name="ce1">
            <text:p>240000</text:p>
          </table:table-cell>
          <table:table-cell office:value-type="float" office:value="240000" table:style-name="ce1">
            <text:p>24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5" table:style-name="ce1">
            <text:p>0.95</text:p>
          </table:table-cell>
          <table:table-cell office:value-type="float" office:value="0.90476190476200002" table:style-name="ce1">
            <text:p>0.904761905</text:p>
          </table:table-cell>
          <table:table-cell office:value-type="float" office:value="0.97395833333299997" table:style-name="ce1">
            <text:p>0.973958333</text:p>
          </table:table-cell>
          <table:table-cell office:value-type="float" office:value="0.99587693983799996" table:style-name="ce1">
            <text:p>0.99587694</text:p>
          </table:table-cell>
          <table:table-cell office:value-type="float" office:value="0.99203196812799999" table:style-name="ce1">
            <text:p>0.992031968</text:p>
          </table:table-cell>
          <table:table-cell office:value-type="float" office:value="0.86239390538100003" table:style-name="ce1">
            <text:p>0.862393905</text:p>
          </table:table-cell>
          <table:table-cell office:value-type="float" office:value="0.94791686957499999" table:style-name="ce1">
            <text:p>0.94791687</text:p>
          </table:table-cell>
          <table:table-cell office:value-type="float" office:value="1" table:style-name="ce1">
            <text:p>1</text:p>
          </table:table-cell>
          <table:table-cell office:value-type="float" office:value="0.21014014722900001" table:style-name="ce1">
            <text:p>0.210140147</text:p>
          </table:table-cell>
          <table:table-cell office:value-type="float" office:value="5" table:style-name="ce1">
            <text:p>5</text:p>
          </table:table-cell>
          <table:table-cell office:value-type="float" office:value="0.15" table:style-name="ce1">
            <text:p>0.15</text:p>
          </table:table-cell>
          <table:table-cell office:value-type="float" office:value="6.4304083707100002E-2" table:style-name="ce1">
            <text:p>0.064304084</text:p>
          </table:table-cell>
          <table:table-cell office:value-type="float" office:value="0.17320508075688701" table:style-name="ce1">
            <text:p>0.173205081</text:p>
          </table:table-cell>
          <table:table-cell office:value-type="float" office:value="7.8958333333300004E-3" table:style-name="ce1">
            <text:p>0.007895833</text:p>
          </table:table-cell>
          <table:table-cell office:value-type="float" office:value="5.2631578947399997E-2" table:style-name="ce1">
            <text:p>0.052631579</text:p>
          </table:table-cell>
          <table:table-cell office:value-type="float" office:value="0.95" table:style-name="ce1">
            <text:p>0.95</text:p>
          </table:table-cell>
          <table:table-cell office:value-type="float" office:value="0.99791666666699996" table:style-name="ce1">
            <text:p>0.997916667</text:p>
          </table:table-cell>
          <table:table-cell office:value-type="float" office:value="0.95" table:style-name="ce1">
            <text:p>0.95</text:p>
          </table:table-cell>
          <table:table-cell office:value-type="float" office:value="0.95" table:style-name="ce1">
            <text:p>0.95</text:p>
          </table:table-cell>
          <table:table-cell office:value-type="float" office:value="0.996" table:style-name="ce1">
            <text:p>0.996</text:p>
          </table:table-cell>
          <table:table-cell office:value-type="float" office:value="2.08333333333E-3" table:style-name="ce1">
            <text:p>0.002083333</text:p>
          </table:table-cell>
          <table:table-cell office:value-type="float" office:value="9500" table:style-name="ce1">
            <text:p>9500</text:p>
          </table:table-cell>
          <table:table-cell office:value-type="float" office:value="500" table:style-name="ce1">
            <text:p>500</text:p>
          </table:table-cell>
          <table:table-cell office:value-type="float" office:value="239500" table:style-name="ce1">
            <text:p>239500</text:p>
          </table:table-cell>
          <table:table-cell office:value-type="float" office:value="500" table:style-name="ce1">
            <text:p>500</text:p>
          </table:table-cell>
          <table:table-cell office:value-type="float" office:value="10000" table:style-name="ce1">
            <text:p>10000</text:p>
          </table:table-cell>
          <table:table-cell office:value-type="float" office:value="10000" table:style-name="ce1">
            <text:p>10000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Uscl1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00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958107457500001" table:style-name="ce1">
            <text:p>0.999581075</text:p>
          </table:table-cell>
          <table:table-cell office:value-type="float" office:value="0.99916249999999995" table:style-name="ce1">
            <text:p>0.9991625</text:p>
          </table:table-cell>
          <table:table-cell office:value-type="float" office:value="0.99014802470300001" table:style-name="ce1">
            <text:p>0.990148025</text:p>
          </table:table-cell>
          <table:table-cell office:value-type="float" office:value="0.99917189628400005" table:style-name="ce1">
            <text:p>0.999171896</text:p>
          </table:table-cell>
          <table:table-cell office:value-type="float" office:value="0.99839328640500002" table:style-name="ce1">
            <text:p>0.998393286</text:p>
          </table:table-cell>
          <table:table-cell office:value-type="float" office:value="0.97157003365399996" table:style-name="ce1">
            <text:p>0.971570034</text:p>
          </table:table-cell>
          <table:table-cell office:value-type="float" office:value="0.98963111336099996" table:style-name="ce1">
            <text:p>0.989631113</text:p>
          </table:table-cell>
          <table:table-cell office:value-type="float" office:value="0.99958107457500001" table:style-name="ce1">
            <text:p>0.999581075</text:p>
          </table:table-cell>
          <table:table-cell office:value-type="float" office:value="0.23658880714" table:style-name="ce1">
            <text:p>0.236588807</text:p>
          </table:table-cell>
          <table:table-cell office:value-type="float" office:value="1" table:style-name="ce1">
            <text:p>1</text:p>
          </table:table-cell>
          <table:table-cell office:value-type="float" office:value="4.1875000000000001E-4" table:style-name="ce1">
            <text:p>0.00041875</text:p>
          </table:table-cell>
          <table:table-cell office:value-type="float" office:value="1.5081007944599999E-2" table:style-name="ce1">
            <text:p>0.015081008</text:p>
          </table:table-cell>
          <table:table-cell office:value-type="float" office:value="2.04315110759222E-4" table:style-name="ce1">
            <text:p>0.000204315</text:p>
          </table:table-cell>
          <table:table-cell office:value-type="float" office:value="1.5921580237199999E-3" table:style-name="ce1">
            <text:p>0.001592158</text:p>
          </table:table-cell>
          <table:table-cell office:value-type="float" office:value="4.1910099708500001E-4" table:style-name="ce1">
            <text:p>0.000419101</text:p>
          </table:table-cell>
          <table:table-cell office:value-type="float" office:value="1" table:style-name="ce1">
            <text:p>1</text:p>
          </table:table-cell>
          <table:table-cell office:value-type="float" office:value="0.98029604940699999" table:style-name="ce1">
            <text:p>0.980296049</text:p>
          </table:table-cell>
          <table:table-cell office:value-type="float" office:value="0.99916249999999995" table:style-name="ce1">
            <text:p>0.9991625</text:p>
          </table:table-cell>
          <table:table-cell office:value-type="float" office:value="0.99958107457500001" table:style-name="ce1">
            <text:p>0.999581075</text:p>
          </table:table-cell>
          <table:table-cell office:value-type="float" office:value="0.99919599999999997" table:style-name="ce1">
            <text:p>0.999196</text:p>
          </table:table-cell>
          <table:table-cell office:value-type="float" office:value="1.9703950593100001E-2" table:style-name="ce1">
            <text:p>0.019703951</text:p>
          </table:table-cell>
          <table:table-cell office:value-type="float" office:value="239799" table:style-name="ce1">
            <text:p>239799</text:p>
          </table:table-cell>
          <table:table-cell office:value-type="float" office:value="201" table:style-name="ce1">
            <text:p>201</text:p>
          </table:table-cell>
          <table:table-cell office:value-type="float" office:value="10000" table:style-name="ce1">
            <text:p>10000</text:p>
          </table:table-cell>
          <table:table-cell office:value-type="float" office:value="0" table:style-name="ce1">
            <text:p>0</text:p>
          </table:table-cell>
          <table:table-cell office:value-type="float" office:value="239799" table:style-name="ce1">
            <text:p>239799</text:p>
          </table:table-cell>
          <table:table-cell office:value-type="float" office:value="240000" table:style-name="ce1">
            <text:p>24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90049997525" table:style-name="ce1">
            <text:p>0.990049998</text:p>
          </table:table-cell>
          <table:table-cell office:value-type="float" office:value="0.98029604940699999" table:style-name="ce1">
            <text:p>0.980296049</text:p>
          </table:table-cell>
          <table:table-cell office:value-type="float" office:value="0.99014802470300001" table:style-name="ce1">
            <text:p>0.990148025</text:p>
          </table:table-cell>
          <table:table-cell office:value-type="float" office:value="0.99917189628400005" table:style-name="ce1">
            <text:p>0.999171896</text:p>
          </table:table-cell>
          <table:table-cell office:value-type="float" office:value="0.99839328640500002" table:style-name="ce1">
            <text:p>0.998393286</text:p>
          </table:table-cell>
          <table:table-cell office:value-type="float" office:value="0.97157003365399996" table:style-name="ce1">
            <text:p>0.971570034</text:p>
          </table:table-cell>
          <table:table-cell office:value-type="float" office:value="0.98963111336099996" table:style-name="ce1">
            <text:p>0.989631113</text:p>
          </table:table-cell>
          <table:table-cell office:value-type="float" office:value="0.990049997525" table:style-name="ce1">
            <text:p>0.990049998</text:p>
          </table:table-cell>
          <table:table-cell office:value-type="float" office:value="0.23658880714" table:style-name="ce1">
            <text:p>0.236588807</text:p>
          </table:table-cell>
          <table:table-cell office:value-type="float" office:value="1.41421356237309" table:style-name="ce1">
            <text:p>1.414213562</text:p>
          </table:table-cell>
          <table:table-cell office:value-type="float" office:value="9.8722778924798093E-3" table:style-name="ce1">
            <text:p>0.009872278</text:p>
          </table:table-cell>
          <table:table-cell office:value-type="float" office:value="1.5081007944599999E-2" table:style-name="ce1">
            <text:p>0.015081008</text:p>
          </table:table-cell>
          <table:table-cell office:value-type="float" office:value="2.43715242414697E-2" table:style-name="ce1">
            <text:p>0.024371524</text:p>
          </table:table-cell>
          <table:table-cell office:value-type="float" office:value="1.5921580237199999E-3" table:style-name="ce1">
            <text:p>0.001592158</text:p>
          </table:table-cell>
          <table:table-cell office:value-type="float" office:value="1.005E-2" table:style-name="ce1">
            <text:p>0.01005</text:p>
          </table:table-cell>
          <table:table-cell office:value-type="float" office:value="0.98029604940699999" table:style-name="ce1">
            <text:p>0.98029604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90049997525" table:style-name="ce1">
            <text:p>0.990049998</text:p>
          </table:table-cell>
          <table:table-cell office:value-type="float" office:value="0.99919599999999997" table:style-name="ce1">
            <text:p>0.999196</text:p>
          </table:table-cell>
          <table:table-cell office:value-type="float" office:value="0" table:style-name="ce1">
            <text:p>0</text:p>
          </table:table-cell>
          <table:table-cell office:value-type="float" office:value="10000" table:style-name="ce1">
            <text:p>10000</text:p>
          </table:table-cell>
          <table:table-cell office:value-type="float" office:value="0" table:style-name="ce1">
            <text:p>0</text:p>
          </table:table-cell>
          <table:table-cell office:value-type="float" office:value="239799" table:style-name="ce1">
            <text:p>239799</text:p>
          </table:table-cell>
          <table:table-cell office:value-type="float" office:value="201" table:style-name="ce1">
            <text:p>201</text:p>
          </table:table-cell>
          <table:table-cell office:value-type="float" office:value="10201" table:style-name="ce1">
            <text:p>10201</text:p>
          </table:table-cell>
          <table:table-cell office:value-type="float" office:value="10000" table:style-name="ce1">
            <text:p>1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Uscl2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01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915762433400002" table:style-name="ce1">
            <text:p>0.999157624</text:p>
          </table:table-cell>
          <table:table-cell office:value-type="float" office:value="0.99831666666700003" table:style-name="ce1">
            <text:p>0.998316667</text:p>
          </table:table-cell>
          <table:table-cell office:value-type="float" office:value="0.98058439061900005" table:style-name="ce1">
            <text:p>0.980584391</text:p>
          </table:table-cell>
          <table:table-cell office:value-type="float" office:value="0.99833683243100002" table:style-name="ce1">
            <text:p>0.998336832</text:p>
          </table:table-cell>
          <table:table-cell office:value-type="float" office:value="0.99677321000499997" table:style-name="ce1">
            <text:p>0.99677321</text:p>
          </table:table-cell>
          <table:table-cell office:value-type="float" office:value="0.94145199362300003" table:style-name="ce1">
            <text:p>0.941451994</text:p>
          </table:table-cell>
          <table:table-cell office:value-type="float" office:value="0.97935766684299996" table:style-name="ce1">
            <text:p>0.979357667</text:p>
          </table:table-cell>
          <table:table-cell office:value-type="float" office:value="0.99915762433400002" table:style-name="ce1">
            <text:p>0.999157624</text:p>
          </table:table-cell>
          <table:table-cell office:value-type="float" office:value="0.23243304795799999" table:style-name="ce1">
            <text:p>0.232433048</text:p>
          </table:table-cell>
          <table:table-cell office:value-type="float" office:value="1" table:style-name="ce1">
            <text:p>1</text:p>
          </table:table-cell>
          <table:table-cell office:value-type="float" office:value="8.4166666666666602E-4" table:style-name="ce1">
            <text:p>0.000841667</text:p>
          </table:table-cell>
          <table:table-cell office:value-type="float" office:value="2.70791458017E-2" table:style-name="ce1">
            <text:p>0.027079146</text:p>
          </table:table-cell>
          <table:table-cell office:value-type="float" office:value="0" table:style-name="ce1">
            <text:p>0</text:p>
          </table:table-cell>
          <table:table-cell office:value-type="float" office:value="3.1692487504800001E-3" table:style-name="ce1">
            <text:p>0.003169249</text:p>
          </table:table-cell>
          <table:table-cell office:value-type="float" office:value="8.4308586120000002E-4" table:style-name="ce1">
            <text:p>0.000843086</text:p>
          </table:table-cell>
          <table:table-cell office:value-type="float" office:value="1" table:style-name="ce1">
            <text:p>1</text:p>
          </table:table-cell>
          <table:table-cell office:value-type="float" office:value="0.96116878123799998" table:style-name="ce1">
            <text:p>0.961168781</text:p>
          </table:table-cell>
          <table:table-cell office:value-type="float" office:value="0.99831666666700003" table:style-name="ce1">
            <text:p>0.998316667</text:p>
          </table:table-cell>
          <table:table-cell office:value-type="float" office:value="0.99915762433400002" table:style-name="ce1">
            <text:p>0.999157624</text:p>
          </table:table-cell>
          <table:table-cell office:value-type="float" office:value="0.99838400000000005" table:style-name="ce1">
            <text:p>0.998384</text:p>
          </table:table-cell>
          <table:table-cell office:value-type="float" office:value="3.8831218761999999E-2" table:style-name="ce1">
            <text:p>0.038831219</text:p>
          </table:table-cell>
          <table:table-cell office:value-type="float" office:value="239596" table:style-name="ce1">
            <text:p>239596</text:p>
          </table:table-cell>
          <table:table-cell office:value-type="float" office:value="404" table:style-name="ce1">
            <text:p>404</text:p>
          </table:table-cell>
          <table:table-cell office:value-type="float" office:value="10000" table:style-name="ce1">
            <text:p>10000</text:p>
          </table:table-cell>
          <table:table-cell office:value-type="float" office:value="0" table:style-name="ce1">
            <text:p>0</text:p>
          </table:table-cell>
          <table:table-cell office:value-type="float" office:value="239596" table:style-name="ce1">
            <text:p>239596</text:p>
          </table:table-cell>
          <table:table-cell office:value-type="float" office:value="240000" table:style-name="ce1">
            <text:p>24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80199960792" table:style-name="ce1">
            <text:p>0.980199961</text:p>
          </table:table-cell>
          <table:table-cell office:value-type="float" office:value="0.96116878123799998" table:style-name="ce1">
            <text:p>0.961168781</text:p>
          </table:table-cell>
          <table:table-cell office:value-type="float" office:value="0.98058439061900005" table:style-name="ce1">
            <text:p>0.980584391</text:p>
          </table:table-cell>
          <table:table-cell office:value-type="float" office:value="0.99833683243100002" table:style-name="ce1">
            <text:p>0.998336832</text:p>
          </table:table-cell>
          <table:table-cell office:value-type="float" office:value="0.99677321000499997" table:style-name="ce1">
            <text:p>0.99677321</text:p>
          </table:table-cell>
          <table:table-cell office:value-type="float" office:value="0.94145199362300003" table:style-name="ce1">
            <text:p>0.941451994</text:p>
          </table:table-cell>
          <table:table-cell office:value-type="float" office:value="0.97935766684299996" table:style-name="ce1">
            <text:p>0.979357667</text:p>
          </table:table-cell>
          <table:table-cell office:value-type="float" office:value="0.980199960792" table:style-name="ce1">
            <text:p>0.980199961</text:p>
          </table:table-cell>
          <table:table-cell office:value-type="float" office:value="0.23243304795799999" table:style-name="ce1">
            <text:p>0.232433048</text:p>
          </table:table-cell>
          <table:table-cell office:value-type="float" office:value="1.41421356237309" table:style-name="ce1">
            <text:p>1.414213562</text:p>
          </table:table-cell>
          <table:table-cell office:value-type="float" office:value="1.9495235209990899E-2" table:style-name="ce1">
            <text:p>0.019495235</text:p>
          </table:table-cell>
          <table:table-cell office:value-type="float" office:value="2.70791458017E-2" table:style-name="ce1">
            <text:p>0.027079146</text:p>
          </table:table-cell>
          <table:table-cell office:value-type="float" office:value="0" table:style-name="ce1">
            <text:p>0</text:p>
          </table:table-cell>
          <table:table-cell office:value-type="float" office:value="3.1692487504800001E-3" table:style-name="ce1">
            <text:p>0.003169249</text:p>
          </table:table-cell>
          <table:table-cell office:value-type="float" office:value="2.0199999999999999E-2" table:style-name="ce1">
            <text:p>0.0202</text:p>
          </table:table-cell>
          <table:table-cell office:value-type="float" office:value="0.96116878123799998" table:style-name="ce1">
            <text:p>0.96116878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80199960792" table:style-name="ce1">
            <text:p>0.980199961</text:p>
          </table:table-cell>
          <table:table-cell office:value-type="float" office:value="0.99838400000000005" table:style-name="ce1">
            <text:p>0.998384</text:p>
          </table:table-cell>
          <table:table-cell office:value-type="float" office:value="0" table:style-name="ce1">
            <text:p>0</text:p>
          </table:table-cell>
          <table:table-cell office:value-type="float" office:value="10000" table:style-name="ce1">
            <text:p>10000</text:p>
          </table:table-cell>
          <table:table-cell office:value-type="float" office:value="0" table:style-name="ce1">
            <text:p>0</text:p>
          </table:table-cell>
          <table:table-cell office:value-type="float" office:value="239596" table:style-name="ce1">
            <text:p>239596</text:p>
          </table:table-cell>
          <table:table-cell office:value-type="float" office:value="404" table:style-name="ce1">
            <text:p>404</text:p>
          </table:table-cell>
          <table:table-cell office:value-type="float" office:value="10404" table:style-name="ce1">
            <text:p>10404</text:p>
          </table:table-cell>
          <table:table-cell office:value-type="float" office:value="10000" table:style-name="ce1">
            <text:p>1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uscl3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02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872963822899996" table:style-name="ce1">
            <text:p>0.998729638</text:p>
          </table:table-cell>
          <table:table-cell office:value-type="float" office:value="0.99746250000000003" table:style-name="ce1">
            <text:p>0.9974625</text:p>
          </table:table-cell>
          <table:table-cell office:value-type="float" office:value="0.97129795456699997" table:style-name="ce1">
            <text:p>0.971297955</text:p>
          </table:table-cell>
          <table:table-cell office:value-type="float" office:value="0.99749484344399997" table:style-name="ce1">
            <text:p>0.997494843</text:p>
          </table:table-cell>
          <table:table-cell office:value-type="float" office:value="0.99513984875100003" table:style-name="ce1">
            <text:p>0.995139849</text:p>
          </table:table-cell>
          <table:table-cell office:value-type="float" office:value="0.90949619843600005" table:style-name="ce1">
            <text:p>0.909496198</text:p>
          </table:table-cell>
          <table:table-cell office:value-type="float" office:value="0.96917956309499997" table:style-name="ce1">
            <text:p>0.969179563</text:p>
          </table:table-cell>
          <table:table-cell office:value-type="float" office:value="0.99872963822899996" table:style-name="ce1">
            <text:p>0.998729638</text:p>
          </table:table-cell>
          <table:table-cell office:value-type="float" office:value="0.22883773846700001" table:style-name="ce1">
            <text:p>0.228837738</text:p>
          </table:table-cell>
          <table:table-cell office:value-type="float" office:value="2" table:style-name="ce1">
            <text:p>2</text:p>
          </table:table-cell>
          <table:table-cell office:value-type="float" office:value="1.6875E-3" table:style-name="ce1">
            <text:p>0.0016875</text:p>
          </table:table-cell>
          <table:table-cell office:value-type="float" office:value="3.7968502119199998E-2" table:style-name="ce1">
            <text:p>0.037968502</text:p>
          </table:table-cell>
          <table:table-cell office:value-type="float" office:value="2.1276578219022501E-4" table:style-name="ce1">
            <text:p>0.000212766</text:p>
          </table:table-cell>
          <table:table-cell office:value-type="float" office:value="4.7321636346500003E-3" table:style-name="ce1">
            <text:p>0.004732164</text:p>
          </table:table-cell>
          <table:table-cell office:value-type="float" office:value="1.2719776432700001E-3" table:style-name="ce1">
            <text:p>0.001271978</text:p>
          </table:table-cell>
          <table:table-cell office:value-type="float" office:value="1" table:style-name="ce1">
            <text:p>1</text:p>
          </table:table-cell>
          <table:table-cell office:value-type="float" office:value="0.94259590913400004" table:style-name="ce1">
            <text:p>0.942595909</text:p>
          </table:table-cell>
          <table:table-cell office:value-type="float" office:value="0.99746250000000003" table:style-name="ce1">
            <text:p>0.9974625</text:p>
          </table:table-cell>
          <table:table-cell office:value-type="float" office:value="0.99872963822899996" table:style-name="ce1">
            <text:p>0.998729638</text:p>
          </table:table-cell>
          <table:table-cell office:value-type="float" office:value="0.99756400000000001" table:style-name="ce1">
            <text:p>0.997564</text:p>
          </table:table-cell>
          <table:table-cell office:value-type="float" office:value="5.7404090866199999E-2" table:style-name="ce1">
            <text:p>0.057404091</text:p>
          </table:table-cell>
          <table:table-cell office:value-type="float" office:value="239391" table:style-name="ce1">
            <text:p>239391</text:p>
          </table:table-cell>
          <table:table-cell office:value-type="float" office:value="609" table:style-name="ce1">
            <text:p>609</text:p>
          </table:table-cell>
          <table:table-cell office:value-type="float" office:value="10000" table:style-name="ce1">
            <text:p>10000</text:p>
          </table:table-cell>
          <table:table-cell office:value-type="float" office:value="0" table:style-name="ce1">
            <text:p>0</text:p>
          </table:table-cell>
          <table:table-cell office:value-type="float" office:value="239391" table:style-name="ce1">
            <text:p>239391</text:p>
          </table:table-cell>
          <table:table-cell office:value-type="float" office:value="240000" table:style-name="ce1">
            <text:p>24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7044980348400001" table:style-name="ce1">
            <text:p>0.970449803</text:p>
          </table:table-cell>
          <table:table-cell office:value-type="float" office:value="0.94259590913400004" table:style-name="ce1">
            <text:p>0.942595909</text:p>
          </table:table-cell>
          <table:table-cell office:value-type="float" office:value="0.97129795456699997" table:style-name="ce1">
            <text:p>0.971297955</text:p>
          </table:table-cell>
          <table:table-cell office:value-type="float" office:value="0.99749484344399997" table:style-name="ce1">
            <text:p>0.997494843</text:p>
          </table:table-cell>
          <table:table-cell office:value-type="float" office:value="0.99513984875100003" table:style-name="ce1">
            <text:p>0.995139849</text:p>
          </table:table-cell>
          <table:table-cell office:value-type="float" office:value="0.90949619843600005" table:style-name="ce1">
            <text:p>0.909496198</text:p>
          </table:table-cell>
          <table:table-cell office:value-type="float" office:value="0.96917956309499997" table:style-name="ce1">
            <text:p>0.969179563</text:p>
          </table:table-cell>
          <table:table-cell office:value-type="float" office:value="0.97044980348400001" table:style-name="ce1">
            <text:p>0.970449803</text:p>
          </table:table-cell>
          <table:table-cell office:value-type="float" office:value="0.22883773846700001" table:style-name="ce1">
            <text:p>0.228837738</text:p>
          </table:table-cell>
          <table:table-cell office:value-type="float" office:value="2.8284271247461898" table:style-name="ce1">
            <text:p>2.828427125</text:p>
          </table:table-cell>
          <table:table-cell office:value-type="float" office:value="3.8525287646537697E-2" table:style-name="ce1">
            <text:p>0.038525288</text:p>
          </table:table-cell>
          <table:table-cell office:value-type="float" office:value="3.7968502119199998E-2" table:style-name="ce1">
            <text:p>0.037968502</text:p>
          </table:table-cell>
          <table:table-cell office:value-type="float" office:value="2.4119740450638801E-2" table:style-name="ce1">
            <text:p>0.02411974</text:p>
          </table:table-cell>
          <table:table-cell office:value-type="float" office:value="4.7321636346500003E-3" table:style-name="ce1">
            <text:p>0.004732164</text:p>
          </table:table-cell>
          <table:table-cell office:value-type="float" office:value="3.0450000000000001E-2" table:style-name="ce1">
            <text:p>0.03045</text:p>
          </table:table-cell>
          <table:table-cell office:value-type="float" office:value="0.94259590913400004" table:style-name="ce1">
            <text:p>0.94259590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7044980348400001" table:style-name="ce1">
            <text:p>0.970449803</text:p>
          </table:table-cell>
          <table:table-cell office:value-type="float" office:value="0.99756400000000001" table:style-name="ce1">
            <text:p>0.997564</text:p>
          </table:table-cell>
          <table:table-cell office:value-type="float" office:value="0" table:style-name="ce1">
            <text:p>0</text:p>
          </table:table-cell>
          <table:table-cell office:value-type="float" office:value="10000" table:style-name="ce1">
            <text:p>10000</text:p>
          </table:table-cell>
          <table:table-cell office:value-type="float" office:value="0" table:style-name="ce1">
            <text:p>0</text:p>
          </table:table-cell>
          <table:table-cell office:value-type="float" office:value="239391" table:style-name="ce1">
            <text:p>239391</text:p>
          </table:table-cell>
          <table:table-cell office:value-type="float" office:value="609" table:style-name="ce1">
            <text:p>609</text:p>
          </table:table-cell>
          <table:table-cell office:value-type="float" office:value="10609" table:style-name="ce1">
            <text:p>10609</text:p>
          </table:table-cell>
          <table:table-cell office:value-type="float" office:value="10000" table:style-name="ce1">
            <text:p>1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Uscl4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03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829710507900005" table:style-name="ce1">
            <text:p>0.998297105</text:p>
          </table:table-cell>
          <table:table-cell office:value-type="float" office:value="0.99660000000000004" table:style-name="ce1">
            <text:p>0.9966</text:p>
          </table:table-cell>
          <table:table-cell office:value-type="float" office:value="0.96227810650900003" table:style-name="ce1">
            <text:p>0.962278107</text:p>
          </table:table-cell>
          <table:table-cell office:value-type="float" office:value="0.99664596453200005" table:style-name="ce1">
            <text:p>0.996645965</text:p>
          </table:table-cell>
          <table:table-cell office:value-type="float" office:value="0.99349328136500004" table:style-name="ce1">
            <text:p>0.993493281</text:p>
          </table:table-cell>
          <table:table-cell office:value-type="float" office:value="0.87553466397500002" table:style-name="ce1">
            <text:p>0.875534664</text:p>
          </table:table-cell>
          <table:table-cell office:value-type="float" office:value="0.95909665043500003" table:style-name="ce1">
            <text:p>0.95909665</text:p>
          </table:table-cell>
          <table:table-cell office:value-type="float" office:value="0.99829710507900005" table:style-name="ce1">
            <text:p>0.998297105</text:p>
          </table:table-cell>
          <table:table-cell office:value-type="float" office:value="0.22559583264899999" table:style-name="ce1">
            <text:p>0.225595833</text:p>
          </table:table-cell>
          <table:table-cell office:value-type="float" office:value="2" table:style-name="ce1">
            <text:p>2</text:p>
          </table:table-cell>
          <table:table-cell office:value-type="float" office:value="2.54166666666666E-3" table:style-name="ce1">
            <text:p>0.002541667</text:p>
          </table:table-cell>
          <table:table-cell office:value-type="float" office:value="4.8162913225300003E-2" table:style-name="ce1">
            <text:p>0.048162913</text:p>
          </table:table-cell>
          <table:table-cell office:value-type="float" office:value="0" table:style-name="ce1">
            <text:p>0</text:p>
          </table:table-cell>
          <table:table-cell office:value-type="float" office:value="6.2817514792900004E-3" table:style-name="ce1">
            <text:p>0.006281751</text:p>
          </table:table-cell>
          <table:table-cell office:value-type="float" office:value="1.7057997190400001E-3" table:style-name="ce1">
            <text:p>0.0017058</text:p>
          </table:table-cell>
          <table:table-cell office:value-type="float" office:value="1" table:style-name="ce1">
            <text:p>1</text:p>
          </table:table-cell>
          <table:table-cell office:value-type="float" office:value="0.92455621301799995" table:style-name="ce1">
            <text:p>0.924556213</text:p>
          </table:table-cell>
          <table:table-cell office:value-type="float" office:value="0.99660000000000004" table:style-name="ce1">
            <text:p>0.9966</text:p>
          </table:table-cell>
          <table:table-cell office:value-type="float" office:value="0.99829710507900005" table:style-name="ce1">
            <text:p>0.998297105</text:p>
          </table:table-cell>
          <table:table-cell office:value-type="float" office:value="0.99673599999999996" table:style-name="ce1">
            <text:p>0.996736</text:p>
          </table:table-cell>
          <table:table-cell office:value-type="float" office:value="7.5443786982200001E-2" table:style-name="ce1">
            <text:p>0.075443787</text:p>
          </table:table-cell>
          <table:table-cell office:value-type="float" office:value="239184" table:style-name="ce1">
            <text:p>239184</text:p>
          </table:table-cell>
          <table:table-cell office:value-type="float" office:value="816" table:style-name="ce1">
            <text:p>816</text:p>
          </table:table-cell>
          <table:table-cell office:value-type="float" office:value="10000" table:style-name="ce1">
            <text:p>10000</text:p>
          </table:table-cell>
          <table:table-cell office:value-type="float" office:value="0" table:style-name="ce1">
            <text:p>0</text:p>
          </table:table-cell>
          <table:table-cell office:value-type="float" office:value="239184" table:style-name="ce1">
            <text:p>239184</text:p>
          </table:table-cell>
          <table:table-cell office:value-type="float" office:value="240000" table:style-name="ce1">
            <text:p>24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60799385088" table:style-name="ce1">
            <text:p>0.960799385</text:p>
          </table:table-cell>
          <table:table-cell office:value-type="float" office:value="0.92455621301799995" table:style-name="ce1">
            <text:p>0.924556213</text:p>
          </table:table-cell>
          <table:table-cell office:value-type="float" office:value="0.96227810650900003" table:style-name="ce1">
            <text:p>0.962278107</text:p>
          </table:table-cell>
          <table:table-cell office:value-type="float" office:value="0.99664596453200005" table:style-name="ce1">
            <text:p>0.996645965</text:p>
          </table:table-cell>
          <table:table-cell office:value-type="float" office:value="0.99349328136500004" table:style-name="ce1">
            <text:p>0.993493281</text:p>
          </table:table-cell>
          <table:table-cell office:value-type="float" office:value="0.87553466397500002" table:style-name="ce1">
            <text:p>0.875534664</text:p>
          </table:table-cell>
          <table:table-cell office:value-type="float" office:value="0.95909665043500003" table:style-name="ce1">
            <text:p>0.95909665</text:p>
          </table:table-cell>
          <table:table-cell office:value-type="float" office:value="0.960799385088" table:style-name="ce1">
            <text:p>0.960799385</text:p>
          </table:table-cell>
          <table:table-cell office:value-type="float" office:value="0.22559583264899999" table:style-name="ce1">
            <text:p>0.225595833</text:p>
          </table:table-cell>
          <table:table-cell office:value-type="float" office:value="2.8284271247461898" table:style-name="ce1">
            <text:p>2.828427125</text:p>
          </table:table-cell>
          <table:table-cell office:value-type="float" office:value="5.7084832958971599E-2" table:style-name="ce1">
            <text:p>0.057084833</text:p>
          </table:table-cell>
          <table:table-cell office:value-type="float" office:value="4.8162913225300003E-2" table:style-name="ce1">
            <text:p>0.048162913</text:p>
          </table:table-cell>
          <table:table-cell office:value-type="float" office:value="0" table:style-name="ce1">
            <text:p>0</text:p>
          </table:table-cell>
          <table:table-cell office:value-type="float" office:value="6.2817514792900004E-3" table:style-name="ce1">
            <text:p>0.006281751</text:p>
          </table:table-cell>
          <table:table-cell office:value-type="float" office:value="4.0800000000000003E-2" table:style-name="ce1">
            <text:p>0.0408</text:p>
          </table:table-cell>
          <table:table-cell office:value-type="float" office:value="0.92455621301799995" table:style-name="ce1">
            <text:p>0.9245562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60799385088" table:style-name="ce1">
            <text:p>0.960799385</text:p>
          </table:table-cell>
          <table:table-cell office:value-type="float" office:value="0.99673599999999996" table:style-name="ce1">
            <text:p>0.996736</text:p>
          </table:table-cell>
          <table:table-cell office:value-type="float" office:value="0" table:style-name="ce1">
            <text:p>0</text:p>
          </table:table-cell>
          <table:table-cell office:value-type="float" office:value="10000" table:style-name="ce1">
            <text:p>10000</text:p>
          </table:table-cell>
          <table:table-cell office:value-type="float" office:value="0" table:style-name="ce1">
            <text:p>0</text:p>
          </table:table-cell>
          <table:table-cell office:value-type="float" office:value="239184" table:style-name="ce1">
            <text:p>239184</text:p>
          </table:table-cell>
          <table:table-cell office:value-type="float" office:value="816" table:style-name="ce1">
            <text:p>816</text:p>
          </table:table-cell>
          <table:table-cell office:value-type="float" office:value="10816" table:style-name="ce1">
            <text:p>10816</text:p>
          </table:table-cell>
          <table:table-cell office:value-type="float" office:value="10000" table:style-name="ce1">
            <text:p>1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Uscl5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04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786001357099996" table:style-name="ce1">
            <text:p>0.997860014</text:p>
          </table:table-cell>
          <table:table-cell office:value-type="float" office:value="0.99572916666699995" table:style-name="ce1">
            <text:p>0.995729167</text:p>
          </table:table-cell>
          <table:table-cell office:value-type="float" office:value="0.95351473922899999" table:style-name="ce1">
            <text:p>0.953514739</text:p>
          </table:table-cell>
          <table:table-cell office:value-type="float" office:value="0.99579023110800002" table:style-name="ce1">
            <text:p>0.995790231</text:p>
          </table:table-cell>
          <table:table-cell office:value-type="float" office:value="0.99183358733399996" table:style-name="ce1">
            <text:p>0.991833587</text:p>
          </table:table-cell>
          <table:table-cell office:value-type="float" office:value="0.83937821970600002" table:style-name="ce1">
            <text:p>0.83937822</text:p>
          </table:table-cell>
          <table:table-cell office:value-type="float" office:value="0.94910872563100002" table:style-name="ce1">
            <text:p>0.949108726</text:p>
          </table:table-cell>
          <table:table-cell office:value-type="float" office:value="0.99786001357099996" table:style-name="ce1">
            <text:p>0.997860014</text:p>
          </table:table-cell>
          <table:table-cell office:value-type="float" office:value="0.22261000320300001" table:style-name="ce1">
            <text:p>0.222610003</text:p>
          </table:table-cell>
          <table:table-cell office:value-type="float" office:value="3" table:style-name="ce1">
            <text:p>3</text:p>
          </table:table-cell>
          <table:table-cell office:value-type="float" office:value="3.8229166666666598E-3" table:style-name="ce1">
            <text:p>0.003822917</text:p>
          </table:table-cell>
          <table:table-cell office:value-type="float" office:value="5.7856779843E-2" table:style-name="ce1">
            <text:p>0.05785678</text:p>
          </table:table-cell>
          <table:table-cell office:value-type="float" office:value="2.2140551328923201E-4" table:style-name="ce1">
            <text:p>0.000221406</text:p>
          </table:table-cell>
          <table:table-cell office:value-type="float" office:value="7.8188208616800006E-3" table:style-name="ce1">
            <text:p>0.007818821</text:p>
          </table:table-cell>
          <table:table-cell office:value-type="float" office:value="2.1445757924499998E-3" table:style-name="ce1">
            <text:p>0.002144576</text:p>
          </table:table-cell>
          <table:table-cell office:value-type="float" office:value="1" table:style-name="ce1">
            <text:p>1</text:p>
          </table:table-cell>
          <table:table-cell office:value-type="float" office:value="0.90702947845799997" table:style-name="ce1">
            <text:p>0.907029478</text:p>
          </table:table-cell>
          <table:table-cell office:value-type="float" office:value="0.99572916666699995" table:style-name="ce1">
            <text:p>0.995729167</text:p>
          </table:table-cell>
          <table:table-cell office:value-type="float" office:value="0.99786001357099996" table:style-name="ce1">
            <text:p>0.997860014</text:p>
          </table:table-cell>
          <table:table-cell office:value-type="float" office:value="0.99590000000000001" table:style-name="ce1">
            <text:p>0.9959</text:p>
          </table:table-cell>
          <table:table-cell office:value-type="float" office:value="9.2970521542000001E-2" table:style-name="ce1">
            <text:p>0.092970522</text:p>
          </table:table-cell>
          <table:table-cell office:value-type="float" office:value="238975" table:style-name="ce1">
            <text:p>238975</text:p>
          </table:table-cell>
          <table:table-cell office:value-type="float" office:value="1025" table:style-name="ce1">
            <text:p>1025</text:p>
          </table:table-cell>
          <table:table-cell office:value-type="float" office:value="10000" table:style-name="ce1">
            <text:p>10000</text:p>
          </table:table-cell>
          <table:table-cell office:value-type="float" office:value="0" table:style-name="ce1">
            <text:p>0</text:p>
          </table:table-cell>
          <table:table-cell office:value-type="float" office:value="238975" table:style-name="ce1">
            <text:p>238975</text:p>
          </table:table-cell>
          <table:table-cell office:value-type="float" office:value="240000" table:style-name="ce1">
            <text:p>24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5124851367399998" table:style-name="ce1">
            <text:p>0.951248514</text:p>
          </table:table-cell>
          <table:table-cell office:value-type="float" office:value="0.90702947845799997" table:style-name="ce1">
            <text:p>0.907029478</text:p>
          </table:table-cell>
          <table:table-cell office:value-type="float" office:value="0.95351473922899999" table:style-name="ce1">
            <text:p>0.953514739</text:p>
          </table:table-cell>
          <table:table-cell office:value-type="float" office:value="0.99579023110800002" table:style-name="ce1">
            <text:p>0.995790231</text:p>
          </table:table-cell>
          <table:table-cell office:value-type="float" office:value="0.99183358733399996" table:style-name="ce1">
            <text:p>0.991833587</text:p>
          </table:table-cell>
          <table:table-cell office:value-type="float" office:value="0.83937821970600002" table:style-name="ce1">
            <text:p>0.83937822</text:p>
          </table:table-cell>
          <table:table-cell office:value-type="float" office:value="0.94910872563100002" table:style-name="ce1">
            <text:p>0.949108726</text:p>
          </table:table-cell>
          <table:table-cell office:value-type="float" office:value="0.95124851367399998" table:style-name="ce1">
            <text:p>0.951248514</text:p>
          </table:table-cell>
          <table:table-cell office:value-type="float" office:value="0.22261000320300001" table:style-name="ce1">
            <text:p>0.222610003</text:p>
          </table:table-cell>
          <table:table-cell office:value-type="float" office:value="4.2426406871192803" table:style-name="ce1">
            <text:p>4.242640687</text:p>
          </table:table-cell>
          <table:table-cell office:value-type="float" office:value="8.4633699002182497E-2" table:style-name="ce1">
            <text:p>0.084633699</text:p>
          </table:table-cell>
          <table:table-cell office:value-type="float" office:value="5.7856779843E-2" table:style-name="ce1">
            <text:p>0.05785678</text:p>
          </table:table-cell>
          <table:table-cell office:value-type="float" office:value="2.3862016279698001E-2" table:style-name="ce1">
            <text:p>0.023862016</text:p>
          </table:table-cell>
          <table:table-cell office:value-type="float" office:value="7.8188208616800006E-3" table:style-name="ce1">
            <text:p>0.007818821</text:p>
          </table:table-cell>
          <table:table-cell office:value-type="float" office:value="5.1249999999999997E-2" table:style-name="ce1">
            <text:p>0.05125</text:p>
          </table:table-cell>
          <table:table-cell office:value-type="float" office:value="0.90702947845799997" table:style-name="ce1">
            <text:p>0.90702947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5124851367399998" table:style-name="ce1">
            <text:p>0.951248514</text:p>
          </table:table-cell>
          <table:table-cell office:value-type="float" office:value="0.99590000000000001" table:style-name="ce1">
            <text:p>0.9959</text:p>
          </table:table-cell>
          <table:table-cell office:value-type="float" office:value="0" table:style-name="ce1">
            <text:p>0</text:p>
          </table:table-cell>
          <table:table-cell office:value-type="float" office:value="10000" table:style-name="ce1">
            <text:p>10000</text:p>
          </table:table-cell>
          <table:table-cell office:value-type="float" office:value="0" table:style-name="ce1">
            <text:p>0</text:p>
          </table:table-cell>
          <table:table-cell office:value-type="float" office:value="238975" table:style-name="ce1">
            <text:p>238975</text:p>
          </table:table-cell>
          <table:table-cell office:value-type="float" office:value="1025" table:style-name="ce1">
            <text:p>1025</text:p>
          </table:table-cell>
          <table:table-cell office:value-type="float" office:value="11025" table:style-name="ce1">
            <text:p>11025</text:p>
          </table:table-cell>
          <table:table-cell office:value-type="float" office:value="10000" table:style-name="ce1">
            <text:p>10000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qua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lr1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05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953570875800002" table:style-name="ce1">
            <text:p>0.999535709</text:p>
          </table:table-cell>
          <table:table-cell office:value-type="float" office:value="0.99907184844999997" table:style-name="ce1">
            <text:p>0.999071848</text:p>
          </table:table-cell>
          <table:table-cell office:value-type="float" office:value="0.99852396036900004" table:style-name="ce1">
            <text:p>0.99852396</text:p>
          </table:table-cell>
          <table:table-cell office:value-type="float" office:value="0.99923882228399996" table:style-name="ce1">
            <text:p>0.999238822</text:p>
          </table:table-cell>
          <table:table-cell office:value-type="float" office:value="0.99844121056500001" table:style-name="ce1">
            <text:p>0.998441211</text:p>
          </table:table-cell>
          <table:table-cell office:value-type="float" office:value="1.03075310399" table:style-name="ce1">
            <text:p>1.030753104</text:p>
          </table:table-cell>
          <table:table-cell office:value-type="float" office:value="0.99709837268199997" table:style-name="ce1">
            <text:p>0.997098373</text:p>
          </table:table-cell>
          <table:table-cell office:value-type="float" office:value="0.99998809509599995" table:style-name="ce1">
            <text:p>0.999988095</text:p>
          </table:table-cell>
          <table:table-cell office:value-type="float" office:value="0.62550563064599995" table:style-name="ce1">
            <text:p>0.625505631</text:p>
          </table:table-cell>
          <table:table-cell office:value-type="float" office:value="1" table:style-name="ce1">
            <text:p>1</text:p>
          </table:table-cell>
          <table:table-cell office:value-type="float" office:value="4.6429109990147102E-4" table:style-name="ce1">
            <text:p>0.000464291</text:p>
          </table:table-cell>
          <table:table-cell office:value-type="float" office:value="1.7655692191300001E-2" table:style-name="ce1">
            <text:p>0.017655692</text:p>
          </table:table-cell>
          <table:table-cell office:value-type="float" office:value="4.2646841880268399E-4" table:style-name="ce1">
            <text:p>0.000426468</text:p>
          </table:table-cell>
          <table:table-cell office:value-type="float" office:value="1.5588282161299999E-3" table:style-name="ce1">
            <text:p>0.001558828</text:p>
          </table:table-cell>
          <table:table-cell office:value-type="float" office:value="4.6450690805100001E-4" table:style-name="ce1">
            <text:p>0.000464507</text:p>
          </table:table-cell>
          <table:table-cell office:value-type="float" office:value="0.99954760827599998" table:style-name="ce1">
            <text:p>0.999547608</text:p>
          </table:table-cell>
          <table:table-cell office:value-type="float" office:value="0.99750031246100002" table:style-name="ce1">
            <text:p>0.997500312</text:p>
          </table:table-cell>
          <table:table-cell office:value-type="float" office:value="0.999523809524" table:style-name="ce1">
            <text:p>0.99952381</text:p>
          </table:table-cell>
          <table:table-cell office:value-type="float" office:value="0.99953570875800002" table:style-name="ce1">
            <text:p>0.999535709</text:p>
          </table:table-cell>
          <table:table-cell office:value-type="float" office:value="0.99922" table:style-name="ce1">
            <text:p>0.99922</text:p>
          </table:table-cell>
          <table:table-cell office:value-type="float" office:value="2.4996875390600002E-3" table:style-name="ce1">
            <text:p>0.002499688</text:p>
          </table:table-cell>
          <table:table-cell office:value-type="float" office:value="209900" table:style-name="ce1">
            <text:p>209900</text:p>
          </table:table-cell>
          <table:table-cell office:value-type="float" office:value="100" table:style-name="ce1">
            <text:p>100</text:p>
          </table:table-cell>
          <table:table-cell office:value-type="float" office:value="39905" table:style-name="ce1">
            <text:p>39905</text:p>
          </table:table-cell>
          <table:table-cell office:value-type="float" office:value="95" table:style-name="ce1">
            <text:p>95</text:p>
          </table:table-cell>
          <table:table-cell office:value-type="float" office:value="209995" table:style-name="ce1">
            <text:p>209995</text:p>
          </table:table-cell>
          <table:table-cell office:value-type="float" office:value="210000" table:style-name="ce1">
            <text:p>21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9756265233399999" table:style-name="ce1">
            <text:p>0.997562652</text:p>
          </table:table-cell>
          <table:table-cell office:value-type="float" office:value="0.99513715710700001" table:style-name="ce1">
            <text:p>0.995137157</text:p>
          </table:table-cell>
          <table:table-cell office:value-type="float" office:value="0.99852396036900004" table:style-name="ce1">
            <text:p>0.99852396</text:p>
          </table:table-cell>
          <table:table-cell office:value-type="float" office:value="0.99923882228399996" table:style-name="ce1">
            <text:p>0.999238822</text:p>
          </table:table-cell>
          <table:table-cell office:value-type="float" office:value="0.99844121056500001" table:style-name="ce1">
            <text:p>0.998441211</text:p>
          </table:table-cell>
          <table:table-cell office:value-type="float" office:value="1.03075310399" table:style-name="ce1">
            <text:p>1.030753104</text:p>
          </table:table-cell>
          <table:table-cell office:value-type="float" office:value="0.99709837268199997" table:style-name="ce1">
            <text:p>0.997098373</text:p>
          </table:table-cell>
          <table:table-cell office:value-type="float" office:value="0.999937503906" table:style-name="ce1">
            <text:p>0.999937504</text:p>
          </table:table-cell>
          <table:table-cell office:value-type="float" office:value="0.62550563064599995" table:style-name="ce1">
            <text:p>0.625505631</text:p>
          </table:table-cell>
          <table:table-cell office:value-type="float" office:value="1" table:style-name="ce1">
            <text:p>1</text:p>
          </table:table-cell>
          <table:table-cell office:value-type="float" office:value="2.4373437695287999E-3" table:style-name="ce1">
            <text:p>0.002437344</text:p>
          </table:table-cell>
          <table:table-cell office:value-type="float" office:value="1.7655692191300001E-2" table:style-name="ce1">
            <text:p>0.017655692</text:p>
          </table:table-cell>
          <table:table-cell office:value-type="float" office:value="6.02796322424727E-3" table:style-name="ce1">
            <text:p>0.006027963</text:p>
          </table:table-cell>
          <table:table-cell office:value-type="float" office:value="1.5588282161299999E-3" table:style-name="ce1">
            <text:p>0.001558828</text:p>
          </table:table-cell>
          <table:table-cell office:value-type="float" office:value="2.4433028442600001E-3" table:style-name="ce1">
            <text:p>0.002443303</text:p>
          </table:table-cell>
          <table:table-cell office:value-type="float" office:value="0.99750031246100002" table:style-name="ce1">
            <text:p>0.997500312</text:p>
          </table:table-cell>
          <table:table-cell office:value-type="float" office:value="0.99954760827599998" table:style-name="ce1">
            <text:p>0.999547608</text:p>
          </table:table-cell>
          <table:table-cell office:value-type="float" office:value="0.99762499999999998" table:style-name="ce1">
            <text:p>0.997625</text:p>
          </table:table-cell>
          <table:table-cell office:value-type="float" office:value="0.99756265233399999" table:style-name="ce1">
            <text:p>0.997562652</text:p>
          </table:table-cell>
          <table:table-cell office:value-type="float" office:value="0.99922" table:style-name="ce1">
            <text:p>0.99922</text:p>
          </table:table-cell>
          <table:table-cell office:value-type="float" office:value="4.5239172361199998E-4" table:style-name="ce1">
            <text:p>0.000452392</text:p>
          </table:table-cell>
          <table:table-cell office:value-type="float" office:value="39905" table:style-name="ce1">
            <text:p>39905</text:p>
          </table:table-cell>
          <table:table-cell office:value-type="float" office:value="95" table:style-name="ce1">
            <text:p>95</text:p>
          </table:table-cell>
          <table:table-cell office:value-type="float" office:value="209900" table:style-name="ce1">
            <text:p>209900</text:p>
          </table:table-cell>
          <table:table-cell office:value-type="float" office:value="100" table:style-name="ce1">
            <text:p>100</text:p>
          </table:table-cell>
          <table:table-cell office:value-type="float" office:value="40005" table:style-name="ce1">
            <text:p>40005</text:p>
          </table:table-cell>
          <table:table-cell office:value-type="float" office:value="40000" table:style-name="ce1">
            <text:p>4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blr2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06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956669968" table:style-name="ce1">
            <text:p>0.9995667</text:p>
          </table:table-cell>
          <table:table-cell office:value-type="float" office:value="0.99913377469599995" table:style-name="ce1">
            <text:p>0.999133775</text:p>
          </table:table-cell>
          <table:table-cell office:value-type="float" office:value="0.99880702630999996" table:style-name="ce1">
            <text:p>0.998807026</text:p>
          </table:table-cell>
          <table:table-cell office:value-type="float" office:value="0.99928949768599995" table:style-name="ce1">
            <text:p>0.999289498</text:p>
          </table:table-cell>
          <table:table-cell office:value-type="float" office:value="0.99854505414799999" table:style-name="ce1">
            <text:p>0.998545054</text:p>
          </table:table-cell>
          <table:table-cell office:value-type="float" office:value="1.0288245318" table:style-name="ce1">
            <text:p>1.028824532</text:p>
          </table:table-cell>
          <table:table-cell office:value-type="float" office:value="0.99729080013799998" table:style-name="ce1">
            <text:p>0.9972908</text:p>
          </table:table-cell>
          <table:table-cell office:value-type="float" office:value="0.99992381532800001" table:style-name="ce1">
            <text:p>0.999923815</text:p>
          </table:table-cell>
          <table:table-cell office:value-type="float" office:value="0.62586071560900003" table:style-name="ce1">
            <text:p>0.625860716</text:p>
          </table:table-cell>
          <table:table-cell office:value-type="float" office:value="1" table:style-name="ce1">
            <text:p>1</text:p>
          </table:table-cell>
          <table:table-cell office:value-type="float" office:value="4.3329451838631302E-4" table:style-name="ce1">
            <text:p>0.000433295</text:p>
          </table:table-cell>
          <table:table-cell office:value-type="float" office:value="1.6591373478799999E-2" table:style-name="ce1">
            <text:p>0.016591373</text:p>
          </table:table-cell>
          <table:table-cell office:value-type="float" office:value="3.9008676308031198E-4" table:style-name="ce1">
            <text:p>0.000390087</text:p>
          </table:table-cell>
          <table:table-cell office:value-type="float" office:value="1.45474795714E-3" table:style-name="ce1">
            <text:p>0.001454748</text:p>
          </table:table-cell>
          <table:table-cell office:value-type="float" office:value="4.3348815053000003E-4" table:style-name="ce1">
            <text:p>0.000433488</text:p>
          </table:table-cell>
          <table:table-cell office:value-type="float" office:value="0.99949055381999996" table:style-name="ce1">
            <text:p>0.999490554</text:p>
          </table:table-cell>
          <table:table-cell office:value-type="float" office:value="0.99812349879899998" table:style-name="ce1">
            <text:p>0.998123499</text:p>
          </table:table-cell>
          <table:table-cell office:value-type="float" office:value="0.99964285714300005" table:style-name="ce1">
            <text:p>0.999642857</text:p>
          </table:table-cell>
          <table:table-cell office:value-type="float" office:value="0.99956669968" table:style-name="ce1">
            <text:p>0.9995667</text:p>
          </table:table-cell>
          <table:table-cell office:value-type="float" office:value="0.99927200000000005" table:style-name="ce1">
            <text:p>0.999272</text:p>
          </table:table-cell>
          <table:table-cell office:value-type="float" office:value="1.87650120096E-3" table:style-name="ce1">
            <text:p>0.001876501</text:p>
          </table:table-cell>
          <table:table-cell office:value-type="float" office:value="209925" table:style-name="ce1">
            <text:p>209925</text:p>
          </table:table-cell>
          <table:table-cell office:value-type="float" office:value="75" table:style-name="ce1">
            <text:p>75</text:p>
          </table:table-cell>
          <table:table-cell office:value-type="float" office:value="39893" table:style-name="ce1">
            <text:p>39893</text:p>
          </table:table-cell>
          <table:table-cell office:value-type="float" office:value="107" table:style-name="ce1">
            <text:p>107</text:p>
          </table:table-cell>
          <table:table-cell office:value-type="float" office:value="210032" table:style-name="ce1">
            <text:p>210032</text:p>
          </table:table-cell>
          <table:table-cell office:value-type="float" office:value="210000" table:style-name="ce1">
            <text:p>21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9772408963600001" table:style-name="ce1">
            <text:p>0.99772409</text:p>
          </table:table-cell>
          <table:table-cell office:value-type="float" office:value="0.99545851528399998" table:style-name="ce1">
            <text:p>0.995458515</text:p>
          </table:table-cell>
          <table:table-cell office:value-type="float" office:value="0.99880702630999996" table:style-name="ce1">
            <text:p>0.998807026</text:p>
          </table:table-cell>
          <table:table-cell office:value-type="float" office:value="0.99928949768599995" table:style-name="ce1">
            <text:p>0.999289498</text:p>
          </table:table-cell>
          <table:table-cell office:value-type="float" office:value="0.99854505414799999" table:style-name="ce1">
            <text:p>0.998545054</text:p>
          </table:table-cell>
          <table:table-cell office:value-type="float" office:value="1.0288245318" table:style-name="ce1">
            <text:p>1.028824532</text:p>
          </table:table-cell>
          <table:table-cell office:value-type="float" office:value="0.99729080013799998" table:style-name="ce1">
            <text:p>0.9972908</text:p>
          </table:table-cell>
          <table:table-cell office:value-type="float" office:value="0.99959983993599999" table:style-name="ce1">
            <text:p>0.99959984</text:p>
          </table:table-cell>
          <table:table-cell office:value-type="float" office:value="0.62586071560900003" table:style-name="ce1">
            <text:p>0.625860716</text:p>
          </table:table-cell>
          <table:table-cell office:value-type="float" office:value="1" table:style-name="ce1">
            <text:p>1</text:p>
          </table:table-cell>
          <table:table-cell office:value-type="float" office:value="2.2757506004803798E-3" table:style-name="ce1">
            <text:p>0.002275751</text:p>
          </table:table-cell>
          <table:table-cell office:value-type="float" office:value="1.6591373478799999E-2" table:style-name="ce1">
            <text:p>0.016591373</text:p>
          </table:table-cell>
          <table:table-cell office:value-type="float" office:value="5.5197114655561102E-3" table:style-name="ce1">
            <text:p>0.005519711</text:p>
          </table:table-cell>
          <table:table-cell office:value-type="float" office:value="1.45474795714E-3" table:style-name="ce1">
            <text:p>0.001454748</text:p>
          </table:table-cell>
          <table:table-cell office:value-type="float" office:value="2.2811019477100001E-3" table:style-name="ce1">
            <text:p>0.002281102</text:p>
          </table:table-cell>
          <table:table-cell office:value-type="float" office:value="0.99812349879899998" table:style-name="ce1">
            <text:p>0.998123499</text:p>
          </table:table-cell>
          <table:table-cell office:value-type="float" office:value="0.99949055381999996" table:style-name="ce1">
            <text:p>0.999490554</text:p>
          </table:table-cell>
          <table:table-cell office:value-type="float" office:value="0.99732500000000002" table:style-name="ce1">
            <text:p>0.997325</text:p>
          </table:table-cell>
          <table:table-cell office:value-type="float" office:value="0.99772408963600001" table:style-name="ce1">
            <text:p>0.99772409</text:p>
          </table:table-cell>
          <table:table-cell office:value-type="float" office:value="0.99927200000000005" table:style-name="ce1">
            <text:p>0.999272</text:p>
          </table:table-cell>
          <table:table-cell office:value-type="float" office:value="5.0944617962999999E-4" table:style-name="ce1">
            <text:p>0.000509446</text:p>
          </table:table-cell>
          <table:table-cell office:value-type="float" office:value="39893" table:style-name="ce1">
            <text:p>39893</text:p>
          </table:table-cell>
          <table:table-cell office:value-type="float" office:value="107" table:style-name="ce1">
            <text:p>107</text:p>
          </table:table-cell>
          <table:table-cell office:value-type="float" office:value="209925" table:style-name="ce1">
            <text:p>209925</text:p>
          </table:table-cell>
          <table:table-cell office:value-type="float" office:value="75" table:style-name="ce1">
            <text:p>75</text:p>
          </table:table-cell>
          <table:table-cell office:value-type="float" office:value="39968" table:style-name="ce1">
            <text:p>39968</text:p>
          </table:table-cell>
          <table:table-cell office:value-type="float" office:value="40000" table:style-name="ce1">
            <text:p>4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blr3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07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897377287300004" table:style-name="ce1">
            <text:p>0.998973773</text:p>
          </table:table-cell>
          <table:table-cell office:value-type="float" office:value="0.99794964987099999" table:style-name="ce1">
            <text:p>0.99794965</text:p>
          </table:table-cell>
          <table:table-cell office:value-type="float" office:value="0.99671827144900005" table:style-name="ce1">
            <text:p>0.996718271</text:p>
          </table:table-cell>
          <table:table-cell office:value-type="float" office:value="0.99831764672900003" table:style-name="ce1">
            <text:p>0.998317647</text:p>
          </table:table-cell>
          <table:table-cell office:value-type="float" office:value="0.996557930584" table:style-name="ce1">
            <text:p>0.996557931</text:p>
          </table:table-cell>
          <table:table-cell office:value-type="float" office:value="1.06783163879" table:style-name="ce1">
            <text:p>1.067831639</text:p>
          </table:table-cell>
          <table:table-cell office:value-type="float" office:value="0.99358730840800003" table:style-name="ce1">
            <text:p>0.993587308</text:p>
          </table:table-cell>
          <table:table-cell office:value-type="float" office:value="0.99996428443899998" table:style-name="ce1">
            <text:p>0.999964284</text:p>
          </table:table-cell>
          <table:table-cell office:value-type="float" office:value="0.61684488316599995" table:style-name="ce1">
            <text:p>0.616844883</text:p>
          </table:table-cell>
          <table:table-cell office:value-type="float" office:value="2" table:style-name="ce1">
            <text:p>2</text:p>
          </table:table-cell>
          <table:table-cell office:value-type="float" office:value="1.0938835045461799E-3" table:style-name="ce1">
            <text:p>0.001093884</text:p>
          </table:table-cell>
          <table:table-cell office:value-type="float" office:value="3.5072862674799997E-2" table:style-name="ce1">
            <text:p>0.035072863</text:p>
          </table:table-cell>
          <table:table-cell office:value-type="float" office:value="6.6939133803830999E-4" table:style-name="ce1">
            <text:p>0.000669391</text:p>
          </table:table-cell>
          <table:table-cell office:value-type="float" office:value="3.4422048290799999E-3" table:style-name="ce1">
            <text:p>0.003442205</text:p>
          </table:table-cell>
          <table:table-cell office:value-type="float" office:value="1.02728135115E-3" table:style-name="ce1">
            <text:p>0.001027281</text:p>
          </table:table-cell>
          <table:table-cell office:value-type="float" office:value="0.99900945305599997" table:style-name="ce1">
            <text:p>0.999009453</text:p>
          </table:table-cell>
          <table:table-cell office:value-type="float" office:value="0.99442708984100003" table:style-name="ce1">
            <text:p>0.99442709</text:p>
          </table:table-cell>
          <table:table-cell office:value-type="float" office:value="0.99893809523800003" table:style-name="ce1">
            <text:p>0.998938095</text:p>
          </table:table-cell>
          <table:table-cell office:value-type="float" office:value="0.99897377287300004" table:style-name="ce1">
            <text:p>0.998973773</text:p>
          </table:table-cell>
          <table:table-cell office:value-type="float" office:value="0.99827600000000005" table:style-name="ce1">
            <text:p>0.998276</text:p>
          </table:table-cell>
          <table:table-cell office:value-type="float" office:value="5.5729101586899999E-3" table:style-name="ce1">
            <text:p>0.00557291</text:p>
          </table:table-cell>
          <table:table-cell office:value-type="float" office:value="209777" table:style-name="ce1">
            <text:p>209777</text:p>
          </table:table-cell>
          <table:table-cell office:value-type="float" office:value="223" table:style-name="ce1">
            <text:p>223</text:p>
          </table:table-cell>
          <table:table-cell office:value-type="float" office:value="39792" table:style-name="ce1">
            <text:p>39792</text:p>
          </table:table-cell>
          <table:table-cell office:value-type="float" office:value="208" table:style-name="ce1">
            <text:p>208</text:p>
          </table:table-cell>
          <table:table-cell office:value-type="float" office:value="209985" table:style-name="ce1">
            <text:p>209985</text:p>
          </table:table-cell>
          <table:table-cell office:value-type="float" office:value="210000" table:style-name="ce1">
            <text:p>21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9461350996700004" table:style-name="ce1">
            <text:p>0.99461351</text:p>
          </table:table-cell>
          <table:table-cell office:value-type="float" office:value="0.98928473758799995" table:style-name="ce1">
            <text:p>0.989284738</text:p>
          </table:table-cell>
          <table:table-cell office:value-type="float" office:value="0.99671827144900005" table:style-name="ce1">
            <text:p>0.996718271</text:p>
          </table:table-cell>
          <table:table-cell office:value-type="float" office:value="0.99831764672900003" table:style-name="ce1">
            <text:p>0.998317647</text:p>
          </table:table-cell>
          <table:table-cell office:value-type="float" office:value="0.996557930584" table:style-name="ce1">
            <text:p>0.996557931</text:p>
          </table:table-cell>
          <table:table-cell office:value-type="float" office:value="1.06783163879" table:style-name="ce1">
            <text:p>1.067831639</text:p>
          </table:table-cell>
          <table:table-cell office:value-type="float" office:value="0.99358730840800003" table:style-name="ce1">
            <text:p>0.993587308</text:p>
          </table:table-cell>
          <table:table-cell office:value-type="float" office:value="0.99981253515000001" table:style-name="ce1">
            <text:p>0.999812535</text:p>
          </table:table-cell>
          <table:table-cell office:value-type="float" office:value="0.61684488316599995" table:style-name="ce1">
            <text:p>0.616844883</text:p>
          </table:table-cell>
          <table:table-cell office:value-type="float" office:value="2" table:style-name="ce1">
            <text:p>2</text:p>
          </table:table-cell>
          <table:table-cell office:value-type="float" office:value="5.8289687478752803E-3" table:style-name="ce1">
            <text:p>0.005828969</text:p>
          </table:table-cell>
          <table:table-cell office:value-type="float" office:value="3.5072862674799997E-2" table:style-name="ce1">
            <text:p>0.035072863</text:p>
          </table:table-cell>
          <table:table-cell office:value-type="float" office:value="9.4541220664650892E-3" table:style-name="ce1">
            <text:p>0.009454122</text:p>
          </table:table-cell>
          <table:table-cell office:value-type="float" office:value="3.4422048290799999E-3" table:style-name="ce1">
            <text:p>0.003442205</text:p>
          </table:table-cell>
          <table:table-cell office:value-type="float" office:value="5.4156614394900004E-3" table:style-name="ce1">
            <text:p>0.005415661</text:p>
          </table:table-cell>
          <table:table-cell office:value-type="float" office:value="0.99442708984100003" table:style-name="ce1">
            <text:p>0.99442709</text:p>
          </table:table-cell>
          <table:table-cell office:value-type="float" office:value="0.99900945305599997" table:style-name="ce1">
            <text:p>0.999009453</text:p>
          </table:table-cell>
          <table:table-cell office:value-type="float" office:value="0.99480000000000002" table:style-name="ce1">
            <text:p>0.9948</text:p>
          </table:table-cell>
          <table:table-cell office:value-type="float" office:value="0.99461350996700004" table:style-name="ce1">
            <text:p>0.99461351</text:p>
          </table:table-cell>
          <table:table-cell office:value-type="float" office:value="0.99827600000000005" table:style-name="ce1">
            <text:p>0.998276</text:p>
          </table:table-cell>
          <table:table-cell office:value-type="float" office:value="9.905469438289999E-4" table:style-name="ce1">
            <text:p>0.000990547</text:p>
          </table:table-cell>
          <table:table-cell office:value-type="float" office:value="39792" table:style-name="ce1">
            <text:p>39792</text:p>
          </table:table-cell>
          <table:table-cell office:value-type="float" office:value="208" table:style-name="ce1">
            <text:p>208</text:p>
          </table:table-cell>
          <table:table-cell office:value-type="float" office:value="209777" table:style-name="ce1">
            <text:p>209777</text:p>
          </table:table-cell>
          <table:table-cell office:value-type="float" office:value="223" table:style-name="ce1">
            <text:p>223</text:p>
          </table:table-cell>
          <table:table-cell office:value-type="float" office:value="40015" table:style-name="ce1">
            <text:p>40015</text:p>
          </table:table-cell>
          <table:table-cell office:value-type="float" office:value="40000" table:style-name="ce1">
            <text:p>4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blr4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08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895003749900002" table:style-name="ce1">
            <text:p>0.998950037</text:p>
          </table:table-cell>
          <table:table-cell office:value-type="float" office:value="0.997902277527" table:style-name="ce1">
            <text:p>0.997902278</text:p>
          </table:table-cell>
          <table:table-cell office:value-type="float" office:value="0.99679368281799996" table:style-name="ce1">
            <text:p>0.996793683</text:p>
          </table:table-cell>
          <table:table-cell office:value-type="float" office:value="0.99827847592800001" table:style-name="ce1">
            <text:p>0.998278476</text:p>
          </table:table-cell>
          <table:table-cell office:value-type="float" office:value="0.99647820930499997" table:style-name="ce1">
            <text:p>0.996478209</text:p>
          </table:table-cell>
          <table:table-cell office:value-type="float" office:value="1.06963771422" table:style-name="ce1">
            <text:p>1.069637714</text:p>
          </table:table-cell>
          <table:table-cell office:value-type="float" office:value="0.993436529879" table:style-name="ce1">
            <text:p>0.99343653</text:p>
          </table:table-cell>
          <table:table-cell office:value-type="float" office:value="0.99996428698999995" table:style-name="ce1">
            <text:p>0.999964287</text:p>
          </table:table-cell>
          <table:table-cell office:value-type="float" office:value="0.61635325200400004" table:style-name="ce1">
            <text:p>0.616353252</text:p>
          </table:table-cell>
          <table:table-cell office:value-type="float" office:value="2" table:style-name="ce1">
            <text:p>2</text:p>
          </table:table-cell>
          <table:table-cell office:value-type="float" office:value="1.1271324844291299E-3" table:style-name="ce1">
            <text:p>0.001127132</text:p>
          </table:table-cell>
          <table:table-cell office:value-type="float" office:value="3.5769046904500001E-2" table:style-name="ce1">
            <text:p>0.035769047</text:p>
          </table:table-cell>
          <table:table-cell office:value-type="float" office:value="6.4758327085216304E-4" table:style-name="ce1">
            <text:p>0.000647583</text:p>
          </table:table-cell>
          <table:table-cell office:value-type="float" office:value="3.52193742857E-3" table:style-name="ce1">
            <text:p>0.003521937</text:p>
          </table:table-cell>
          <table:table-cell office:value-type="float" office:value="1.05106608131E-3" table:style-name="ce1">
            <text:p>0.001051066</text:p>
          </table:table-cell>
          <table:table-cell office:value-type="float" office:value="0.99891436326000005" table:style-name="ce1">
            <text:p>0.998914363</text:p>
          </table:table-cell>
          <table:table-cell office:value-type="float" office:value="0.99467300237599998" table:style-name="ce1">
            <text:p>0.994673002</text:p>
          </table:table-cell>
          <table:table-cell office:value-type="float" office:value="0.99898571428600003" table:style-name="ce1">
            <text:p>0.998985714</text:p>
          </table:table-cell>
          <table:table-cell office:value-type="float" office:value="0.99895003749900002" table:style-name="ce1">
            <text:p>0.998950037</text:p>
          </table:table-cell>
          <table:table-cell office:value-type="float" office:value="0.99823600000000001" table:style-name="ce1">
            <text:p>0.998236</text:p>
          </table:table-cell>
          <table:table-cell office:value-type="float" office:value="5.3269976241099998E-3" table:style-name="ce1">
            <text:p>0.005326998</text:p>
          </table:table-cell>
          <table:table-cell office:value-type="float" office:value="209787" table:style-name="ce1">
            <text:p>209787</text:p>
          </table:table-cell>
          <table:table-cell office:value-type="float" office:value="213" table:style-name="ce1">
            <text:p>213</text:p>
          </table:table-cell>
          <table:table-cell office:value-type="float" office:value="39772" table:style-name="ce1">
            <text:p>39772</text:p>
          </table:table-cell>
          <table:table-cell office:value-type="float" office:value="228" table:style-name="ce1">
            <text:p>228</text:p>
          </table:table-cell>
          <table:table-cell office:value-type="float" office:value="210015" table:style-name="ce1">
            <text:p>210015</text:p>
          </table:table-cell>
          <table:table-cell office:value-type="float" office:value="210000" table:style-name="ce1">
            <text:p>21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9448646621199999" table:style-name="ce1">
            <text:p>0.994486466</text:p>
          </table:table-cell>
          <table:table-cell office:value-type="float" office:value="0.98903339716000005" table:style-name="ce1">
            <text:p>0.989033397</text:p>
          </table:table-cell>
          <table:table-cell office:value-type="float" office:value="0.99679368281799996" table:style-name="ce1">
            <text:p>0.996793683</text:p>
          </table:table-cell>
          <table:table-cell office:value-type="float" office:value="0.99827847592800001" table:style-name="ce1">
            <text:p>0.998278476</text:p>
          </table:table-cell>
          <table:table-cell office:value-type="float" office:value="0.99647820930499997" table:style-name="ce1">
            <text:p>0.996478209</text:p>
          </table:table-cell>
          <table:table-cell office:value-type="float" office:value="1.06963771422" table:style-name="ce1">
            <text:p>1.069637714</text:p>
          </table:table-cell>
          <table:table-cell office:value-type="float" office:value="0.993436529879" table:style-name="ce1">
            <text:p>0.99343653</text:p>
          </table:table-cell>
          <table:table-cell office:value-type="float" office:value="0.99981246483700004" table:style-name="ce1">
            <text:p>0.999812465</text:p>
          </table:table-cell>
          <table:table-cell office:value-type="float" office:value="0.61635325200400004" table:style-name="ce1">
            <text:p>0.616353252</text:p>
          </table:table-cell>
          <table:table-cell office:value-type="float" office:value="2" table:style-name="ce1">
            <text:p>2</text:p>
          </table:table-cell>
          <table:table-cell office:value-type="float" office:value="5.88434078941038E-3" table:style-name="ce1">
            <text:p>0.005884341</text:p>
          </table:table-cell>
          <table:table-cell office:value-type="float" office:value="3.5769046904500001E-2" table:style-name="ce1">
            <text:p>0.035769047</text:p>
          </table:table-cell>
          <table:table-cell office:value-type="float" office:value="9.1558788040016405E-3" table:style-name="ce1">
            <text:p>0.009155879</text:p>
          </table:table-cell>
          <table:table-cell office:value-type="float" office:value="3.52193742857E-3" table:style-name="ce1">
            <text:p>0.003521937</text:p>
          </table:table-cell>
          <table:table-cell office:value-type="float" office:value="5.5441013778499996E-3" table:style-name="ce1">
            <text:p>0.005544101</text:p>
          </table:table-cell>
          <table:table-cell office:value-type="float" office:value="0.99467300237599998" table:style-name="ce1">
            <text:p>0.994673002</text:p>
          </table:table-cell>
          <table:table-cell office:value-type="float" office:value="0.99891436326000005" table:style-name="ce1">
            <text:p>0.998914363</text:p>
          </table:table-cell>
          <table:table-cell office:value-type="float" office:value="0.99429999999999996" table:style-name="ce1">
            <text:p>0.9943</text:p>
          </table:table-cell>
          <table:table-cell office:value-type="float" office:value="0.99448646621199999" table:style-name="ce1">
            <text:p>0.994486466</text:p>
          </table:table-cell>
          <table:table-cell office:value-type="float" office:value="0.99823600000000001" table:style-name="ce1">
            <text:p>0.998236</text:p>
          </table:table-cell>
          <table:table-cell office:value-type="float" office:value="1.08563674023E-3" table:style-name="ce1">
            <text:p>0.001085637</text:p>
          </table:table-cell>
          <table:table-cell office:value-type="float" office:value="39772" table:style-name="ce1">
            <text:p>39772</text:p>
          </table:table-cell>
          <table:table-cell office:value-type="float" office:value="228" table:style-name="ce1">
            <text:p>228</text:p>
          </table:table-cell>
          <table:table-cell office:value-type="float" office:value="209787" table:style-name="ce1">
            <text:p>209787</text:p>
          </table:table-cell>
          <table:table-cell office:value-type="float" office:value="213" table:style-name="ce1">
            <text:p>213</text:p>
          </table:table-cell>
          <table:table-cell office:value-type="float" office:value="39985" table:style-name="ce1">
            <text:p>39985</text:p>
          </table:table-cell>
          <table:table-cell office:value-type="float" office:value="40000" table:style-name="ce1">
            <text:p>4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blr5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09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836645664000001" table:style-name="ce1">
            <text:p>0.998366457</text:p>
          </table:table-cell>
          <table:table-cell office:value-type="float" office:value="0.99673824150300006" table:style-name="ce1">
            <text:p>0.996738242</text:p>
          </table:table-cell>
          <table:table-cell office:value-type="float" office:value="0.99462866086099999" table:style-name="ce1">
            <text:p>0.994628661</text:p>
          </table:table-cell>
          <table:table-cell office:value-type="float" office:value="0.99732256406700004" table:style-name="ce1">
            <text:p>0.997322564</text:p>
          </table:table-cell>
          <table:table-cell office:value-type="float" office:value="0.99452703718000002" table:style-name="ce1">
            <text:p>0.994527037</text:p>
          </table:table-cell>
          <table:table-cell office:value-type="float" office:value="1.10738276426" table:style-name="ce1">
            <text:p>1.107382764</text:p>
          </table:table-cell>
          <table:table-cell office:value-type="float" office:value="0.98979728146299994" table:style-name="ce1">
            <text:p>0.989797281</text:p>
          </table:table-cell>
          <table:table-cell office:value-type="float" office:value="0.99987141203899998" table:style-name="ce1">
            <text:p>0.999871412</text:p>
          </table:table-cell>
          <table:table-cell office:value-type="float" office:value="0.60850870480100006" table:style-name="ce1">
            <text:p>0.608508705</text:p>
          </table:table-cell>
          <table:table-cell office:value-type="float" office:value="3" table:style-name="ce1">
            <text:p>3</text:p>
          </table:table-cell>
          <table:table-cell office:value-type="float" office:value="1.8851544810191999E-3" table:style-name="ce1">
            <text:p>0.001885154</text:p>
          </table:table-cell>
          <table:table-cell office:value-type="float" office:value="5.2118189923599997E-2" table:style-name="ce1">
            <text:p>0.05211819</text:p>
          </table:table-cell>
          <table:table-cell office:value-type="float" office:value="6.8370058544182097E-4" table:style-name="ce1">
            <text:p>0.000683701</text:p>
          </table:table-cell>
          <table:table-cell office:value-type="float" office:value="5.4724259483200002E-3" table:style-name="ce1">
            <text:p>0.005472426</text:p>
          </table:table-cell>
          <table:table-cell office:value-type="float" office:value="1.6362161904299999E-3" table:style-name="ce1">
            <text:p>0.001636216</text:p>
          </table:table-cell>
          <table:table-cell office:value-type="float" office:value="0.99849485105699998" table:style-name="ce1">
            <text:p>0.998494851</text:p>
          </table:table-cell>
          <table:table-cell office:value-type="float" office:value="0.99076247066500001" table:style-name="ce1">
            <text:p>0.990762471</text:p>
          </table:table-cell>
          <table:table-cell office:value-type="float" office:value="0.998238095238" table:style-name="ce1">
            <text:p>0.998238095</text:p>
          </table:table-cell>
          <table:table-cell office:value-type="float" office:value="0.99836645664000001" table:style-name="ce1">
            <text:p>0.998366457</text:p>
          </table:table-cell>
          <table:table-cell office:value-type="float" office:value="0.99725600000000003" table:style-name="ce1">
            <text:p>0.997256</text:p>
          </table:table-cell>
          <table:table-cell office:value-type="float" office:value="9.2375293354000007E-3" table:style-name="ce1">
            <text:p>0.009237529</text:p>
          </table:table-cell>
          <table:table-cell office:value-type="float" office:value="209630" table:style-name="ce1">
            <text:p>209630</text:p>
          </table:table-cell>
          <table:table-cell office:value-type="float" office:value="370" table:style-name="ce1">
            <text:p>370</text:p>
          </table:table-cell>
          <table:table-cell office:value-type="float" office:value="39684" table:style-name="ce1">
            <text:p>39684</text:p>
          </table:table-cell>
          <table:table-cell office:value-type="float" office:value="316" table:style-name="ce1">
            <text:p>316</text:p>
          </table:table-cell>
          <table:table-cell office:value-type="float" office:value="209946" table:style-name="ce1">
            <text:p>209946</text:p>
          </table:table-cell>
          <table:table-cell office:value-type="float" office:value="210000" table:style-name="ce1">
            <text:p>21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9143078422099995" table:style-name="ce1">
            <text:p>0.991430784</text:p>
          </table:table-cell>
          <table:table-cell office:value-type="float" office:value="0.98300718355200001" table:style-name="ce1">
            <text:p>0.983007184</text:p>
          </table:table-cell>
          <table:table-cell office:value-type="float" office:value="0.99462866086099999" table:style-name="ce1">
            <text:p>0.994628661</text:p>
          </table:table-cell>
          <table:table-cell office:value-type="float" office:value="0.99732256406700004" table:style-name="ce1">
            <text:p>0.997322564</text:p>
          </table:table-cell>
          <table:table-cell office:value-type="float" office:value="0.99452703718000002" table:style-name="ce1">
            <text:p>0.994527037</text:p>
          </table:table-cell>
          <table:table-cell office:value-type="float" office:value="1.10738276426" table:style-name="ce1">
            <text:p>1.107382764</text:p>
          </table:table-cell>
          <table:table-cell office:value-type="float" office:value="0.98979728146299994" table:style-name="ce1">
            <text:p>0.989797281</text:p>
          </table:table-cell>
          <table:table-cell office:value-type="float" office:value="0.99932545531799999" table:style-name="ce1">
            <text:p>0.999325455</text:p>
          </table:table-cell>
          <table:table-cell office:value-type="float" office:value="0.60850870480100006" table:style-name="ce1">
            <text:p>0.608508705</text:p>
          </table:table-cell>
          <table:table-cell office:value-type="float" office:value="3.1622776601683702" table:style-name="ce1">
            <text:p>3.16227766</text:p>
          </table:table-cell>
          <table:table-cell office:value-type="float" office:value="1.02672105823658E-2" table:style-name="ce1">
            <text:p>0.010267211</text:p>
          </table:table-cell>
          <table:table-cell office:value-type="float" office:value="5.2118189923599997E-2" table:style-name="ce1">
            <text:p>0.05211819</text:p>
          </table:table-cell>
          <table:table-cell office:value-type="float" office:value="9.6459684824337193E-3" table:style-name="ce1">
            <text:p>0.009645968</text:p>
          </table:table-cell>
          <table:table-cell office:value-type="float" office:value="5.4724259483200002E-3" table:style-name="ce1">
            <text:p>0.005472426</text:p>
          </table:table-cell>
          <table:table-cell office:value-type="float" office:value="8.6432819272300003E-3" table:style-name="ce1">
            <text:p>0.008643282</text:p>
          </table:table-cell>
          <table:table-cell office:value-type="float" office:value="0.99076247066500001" table:style-name="ce1">
            <text:p>0.990762471</text:p>
          </table:table-cell>
          <table:table-cell office:value-type="float" office:value="0.99849485105699998" table:style-name="ce1">
            <text:p>0.998494851</text:p>
          </table:table-cell>
          <table:table-cell office:value-type="float" office:value="0.99209999999999998" table:style-name="ce1">
            <text:p>0.9921</text:p>
          </table:table-cell>
          <table:table-cell office:value-type="float" office:value="0.99143078422099995" table:style-name="ce1">
            <text:p>0.991430784</text:p>
          </table:table-cell>
          <table:table-cell office:value-type="float" office:value="0.99725600000000003" table:style-name="ce1">
            <text:p>0.997256</text:p>
          </table:table-cell>
          <table:table-cell office:value-type="float" office:value="1.5051489430600001E-3" table:style-name="ce1">
            <text:p>0.001505149</text:p>
          </table:table-cell>
          <table:table-cell office:value-type="float" office:value="39684" table:style-name="ce1">
            <text:p>39684</text:p>
          </table:table-cell>
          <table:table-cell office:value-type="float" office:value="316" table:style-name="ce1">
            <text:p>316</text:p>
          </table:table-cell>
          <table:table-cell office:value-type="float" office:value="209630" table:style-name="ce1">
            <text:p>209630</text:p>
          </table:table-cell>
          <table:table-cell office:value-type="float" office:value="370" table:style-name="ce1">
            <text:p>370</text:p>
          </table:table-cell>
          <table:table-cell office:value-type="float" office:value="40054" table:style-name="ce1">
            <text:p>40054</text:p>
          </table:table-cell>
          <table:table-cell office:value-type="float" office:value="40000" table:style-name="ce1">
            <text:p>40000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scl1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10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807501271400001" table:style-name="ce1">
            <text:p>0.998075013</text:p>
          </table:table-cell>
          <table:table-cell office:value-type="float" office:value="0.996157422342" table:style-name="ce1">
            <text:p>0.996157422</text:p>
          </table:table-cell>
          <table:table-cell office:value-type="float" office:value="0.99793330375800005" table:style-name="ce1">
            <text:p>0.997933304</text:p>
          </table:table-cell>
          <table:table-cell office:value-type="float" office:value="0.99683156606400003" table:style-name="ce1">
            <text:p>0.996831566</text:p>
          </table:table-cell>
          <table:table-cell office:value-type="float" office:value="0.99354096936400005" table:style-name="ce1">
            <text:p>0.993540969</text:p>
          </table:table-cell>
          <table:table-cell office:value-type="float" office:value="1.1398853771399999" table:style-name="ce1">
            <text:p>1.139885377</text:p>
          </table:table-cell>
          <table:table-cell office:value-type="float" office:value="0.98785011214399998" table:style-name="ce1">
            <text:p>0.987850112</text:p>
          </table:table-cell>
          <table:table-cell office:value-type="float" office:value="0.99814155548500005" table:style-name="ce1">
            <text:p>0.998141555</text:p>
          </table:table-cell>
          <table:table-cell office:value-type="float" office:value="0.60337534091199996" table:style-name="ce1">
            <text:p>0.603375341</text:p>
          </table:table-cell>
          <table:table-cell office:value-type="float" office:value="1" table:style-name="ce1">
            <text:p>1</text:p>
          </table:table-cell>
          <table:table-cell office:value-type="float" office:value="1.9215401062076701E-3" table:style-name="ce1">
            <text:p>0.00192154</text:p>
          </table:table-cell>
          <table:table-cell office:value-type="float" office:value="5.43324642183E-2" table:style-name="ce1">
            <text:p>0.054332464</text:p>
          </table:table-cell>
          <table:table-cell office:value-type="float" office:value="1.4740900582295701E-4" table:style-name="ce1">
            <text:p>0.000147409</text:p>
          </table:table-cell>
          <table:table-cell office:value-type="float" office:value="6.4166346666699996E-3" table:style-name="ce1">
            <text:p>0.006416635</text:p>
          </table:table-cell>
          <table:table-cell office:value-type="float" office:value="1.92870000857E-3" table:style-name="ce1">
            <text:p>0.0019287</text:p>
          </table:table-cell>
          <table:table-cell office:value-type="float" office:value="0.996223586454" table:style-name="ce1">
            <text:p>0.996223586</text:p>
          </table:table-cell>
          <table:table-cell office:value-type="float" office:value="0.99964302106199998" table:style-name="ce1">
            <text:p>0.999643021</text:p>
          </table:table-cell>
          <table:table-cell office:value-type="float" office:value="0.99993333333300005" table:style-name="ce1">
            <text:p>0.999933333</text:p>
          </table:table-cell>
          <table:table-cell office:value-type="float" office:value="0.99807501271400001" table:style-name="ce1">
            <text:p>0.998075013</text:p>
          </table:table-cell>
          <table:table-cell office:value-type="float" office:value="0.99675999999999998" table:style-name="ce1">
            <text:p>0.99676</text:p>
          </table:table-cell>
          <table:table-cell office:value-type="float" office:value="3.5697893824299999E-4" table:style-name="ce1">
            <text:p>0.000356979</text:p>
          </table:table-cell>
          <table:table-cell office:value-type="float" office:value="209986" table:style-name="ce1">
            <text:p>209986</text:p>
          </table:table-cell>
          <table:table-cell office:value-type="float" office:value="14" table:style-name="ce1">
            <text:p>14</text:p>
          </table:table-cell>
          <table:table-cell office:value-type="float" office:value="39204" table:style-name="ce1">
            <text:p>39204</text:p>
          </table:table-cell>
          <table:table-cell office:value-type="float" office:value="796" table:style-name="ce1">
            <text:p>796</text:p>
          </table:table-cell>
          <table:table-cell office:value-type="float" office:value="210782" table:style-name="ce1">
            <text:p>210782</text:p>
          </table:table-cell>
          <table:table-cell office:value-type="float" office:value="210000" table:style-name="ce1">
            <text:p>21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8977505112499997" table:style-name="ce1">
            <text:p>0.989775051</text:p>
          </table:table-cell>
          <table:table-cell office:value-type="float" office:value="0.97975708502000003" table:style-name="ce1">
            <text:p>0.979757085</text:p>
          </table:table-cell>
          <table:table-cell office:value-type="float" office:value="0.99793330375800005" table:style-name="ce1">
            <text:p>0.997933304</text:p>
          </table:table-cell>
          <table:table-cell office:value-type="float" office:value="0.99683156606400003" table:style-name="ce1">
            <text:p>0.996831566</text:p>
          </table:table-cell>
          <table:table-cell office:value-type="float" office:value="0.99354096936400005" table:style-name="ce1">
            <text:p>0.993540969</text:p>
          </table:table-cell>
          <table:table-cell office:value-type="float" office:value="1.1398853771399999" table:style-name="ce1">
            <text:p>1.139885377</text:p>
          </table:table-cell>
          <table:table-cell office:value-type="float" office:value="0.98785011214399998" table:style-name="ce1">
            <text:p>0.987850112</text:p>
          </table:table-cell>
          <table:table-cell office:value-type="float" office:value="0.99012850614799996" table:style-name="ce1">
            <text:p>0.990128506</text:p>
          </table:table-cell>
          <table:table-cell office:value-type="float" office:value="0.60337534091199996" table:style-name="ce1">
            <text:p>0.603375341</text:p>
          </table:table-cell>
          <table:table-cell office:value-type="float" office:value="208.59769893265801" table:style-name="ce1">
            <text:p>208.5976989</text:p>
          </table:table-cell>
          <table:table-cell office:value-type="float" office:value="4.6398657713659898E-2" table:style-name="ce1">
            <text:p>0.046398658</text:p>
          </table:table-cell>
          <table:table-cell office:value-type="float" office:value="5.43324642183E-2" table:style-name="ce1">
            <text:p>0.054332464</text:p>
          </table:table-cell>
          <table:table-cell office:value-type="float" office:value="2.1356232557024099E-3" table:style-name="ce1">
            <text:p>0.002135623</text:p>
          </table:table-cell>
          <table:table-cell office:value-type="float" office:value="6.4166346666699996E-3" table:style-name="ce1">
            <text:p>0.006416635</text:p>
          </table:table-cell>
          <table:table-cell office:value-type="float" office:value="1.0330578512399999E-2" table:style-name="ce1">
            <text:p>0.010330579</text:p>
          </table:table-cell>
          <table:table-cell office:value-type="float" office:value="0.99964302106199998" table:style-name="ce1">
            <text:p>0.999643021</text:p>
          </table:table-cell>
          <table:table-cell office:value-type="float" office:value="0.996223586454" table:style-name="ce1">
            <text:p>0.996223586</text:p>
          </table:table-cell>
          <table:table-cell office:value-type="float" office:value="0.98009999999999997" table:style-name="ce1">
            <text:p>0.9801</text:p>
          </table:table-cell>
          <table:table-cell office:value-type="float" office:value="0.98977505112499997" table:style-name="ce1">
            <text:p>0.989775051</text:p>
          </table:table-cell>
          <table:table-cell office:value-type="float" office:value="0.99675999999999998" table:style-name="ce1">
            <text:p>0.99676</text:p>
          </table:table-cell>
          <table:table-cell office:value-type="float" office:value="3.77641354575E-3" table:style-name="ce1">
            <text:p>0.003776414</text:p>
          </table:table-cell>
          <table:table-cell office:value-type="float" office:value="39204" table:style-name="ce1">
            <text:p>39204</text:p>
          </table:table-cell>
          <table:table-cell office:value-type="float" office:value="796" table:style-name="ce1">
            <text:p>796</text:p>
          </table:table-cell>
          <table:table-cell office:value-type="float" office:value="209986" table:style-name="ce1">
            <text:p>209986</text:p>
          </table:table-cell>
          <table:table-cell office:value-type="float" office:value="14" table:style-name="ce1">
            <text:p>14</text:p>
          </table:table-cell>
          <table:table-cell office:value-type="float" office:value="39218" table:style-name="ce1">
            <text:p>39218</text:p>
          </table:table-cell>
          <table:table-cell office:value-type="float" office:value="40000" table:style-name="ce1">
            <text:p>4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scl2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11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624036073599997" table:style-name="ce1">
            <text:p>0.996240361</text:p>
          </table:table-cell>
          <table:table-cell office:value-type="float" office:value="0.99250888536000004" table:style-name="ce1">
            <text:p>0.992508885</text:p>
          </table:table-cell>
          <table:table-cell office:value-type="float" office:value="0.996243773045" table:style-name="ce1">
            <text:p>0.996243773</text:p>
          </table:table-cell>
          <table:table-cell office:value-type="float" office:value="0.99378680195400004" table:style-name="ce1">
            <text:p>0.993786802</text:p>
          </table:table-cell>
          <table:table-cell office:value-type="float" office:value="0.98740034080100003" table:style-name="ce1">
            <text:p>0.987400341</text:p>
          </table:table-cell>
          <table:table-cell office:value-type="float" office:value="1.3033340147800001" table:style-name="ce1">
            <text:p>1.303334015</text:p>
          </table:table-cell>
          <table:table-cell office:value-type="float" office:value="0.97602800154199998" table:style-name="ce1">
            <text:p>0.976028002</text:p>
          </table:table-cell>
          <table:table-cell office:value-type="float" office:value="0.99624510476000006" table:style-name="ce1">
            <text:p>0.996245105</text:p>
          </table:table-cell>
          <table:table-cell office:value-type="float" office:value="0.58039454045200001" table:style-name="ce1">
            <text:p>0.58039454</text:p>
          </table:table-cell>
          <table:table-cell office:value-type="float" office:value="2" table:style-name="ce1">
            <text:p>2</text:p>
          </table:table-cell>
          <table:table-cell office:value-type="float" office:value="5.60774622274766E-3" table:style-name="ce1">
            <text:p>0.005607746</text:p>
          </table:table-cell>
          <table:table-cell office:value-type="float" office:value="9.2464335285499993E-2" table:style-name="ce1">
            <text:p>0.092464335</text:p>
          </table:table-cell>
          <table:table-cell office:value-type="float" office:value="1.0526949943034801E-5" table:style-name="ce3">
            <text:p>1.05E-05</text:p>
          </table:table-cell>
          <table:table-cell office:value-type="float" office:value="1.2429094381000001E-2" table:style-name="ce1">
            <text:p>0.012429094</text:p>
          </table:table-cell>
          <table:table-cell office:value-type="float" office:value="3.7738274944200002E-3" table:style-name="ce1">
            <text:p>0.003773827</text:p>
          </table:table-cell>
          <table:table-cell office:value-type="float" office:value="0.99251357623199998" table:style-name="ce1">
            <text:p>0.992513576</text:p>
          </table:table-cell>
          <table:table-cell office:value-type="float" office:value="0.99997396985700004" table:style-name="ce1">
            <text:p>0.99997397</text:p>
          </table:table-cell>
          <table:table-cell office:value-type="float" office:value="0.99999523809500002" table:style-name="ce1">
            <text:p>0.999995238</text:p>
          </table:table-cell>
          <table:table-cell office:value-type="float" office:value="0.99624036073599997" table:style-name="ce1">
            <text:p>0.996240361</text:p>
          </table:table-cell>
          <table:table-cell office:value-type="float" office:value="0.99365999999999999" table:style-name="ce1">
            <text:p>0.99366</text:p>
          </table:table-cell>
          <table:table-cell office:value-type="float" office:value="2.6030142905500001E-5" table:style-name="ce3">
            <text:p>2.60E-05</text:p>
          </table:table-cell>
          <table:table-cell office:value-type="float" office:value="209999" table:style-name="ce1">
            <text:p>209999</text:p>
          </table:table-cell>
          <table:table-cell office:value-type="float" office:value="1" table:style-name="ce1">
            <text:p>1</text:p>
          </table:table-cell>
          <table:table-cell office:value-type="float" office:value="38416" table:style-name="ce1">
            <text:p>38416</text:p>
          </table:table-cell>
          <table:table-cell office:value-type="float" office:value="1584" table:style-name="ce1">
            <text:p>1584</text:p>
          </table:table-cell>
          <table:table-cell office:value-type="float" office:value="211583" table:style-name="ce1">
            <text:p>211583</text:p>
          </table:table-cell>
          <table:table-cell office:value-type="float" office:value="210000" table:style-name="ce1">
            <text:p>21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79787546068" table:style-name="ce1">
            <text:p>0.979787546</text:p>
          </table:table-cell>
          <table:table-cell office:value-type="float" office:value="0.96037599060000001" table:style-name="ce1">
            <text:p>0.960375991</text:p>
          </table:table-cell>
          <table:table-cell office:value-type="float" office:value="0.996243773045" table:style-name="ce1">
            <text:p>0.996243773</text:p>
          </table:table-cell>
          <table:table-cell office:value-type="float" office:value="0.99378680195400004" table:style-name="ce1">
            <text:p>0.993786802</text:p>
          </table:table-cell>
          <table:table-cell office:value-type="float" office:value="0.98740034080100003" table:style-name="ce1">
            <text:p>0.987400341</text:p>
          </table:table-cell>
          <table:table-cell office:value-type="float" office:value="1.3033340147800001" table:style-name="ce1">
            <text:p>1.303334015</text:p>
          </table:table-cell>
          <table:table-cell office:value-type="float" office:value="0.97602800154199998" table:style-name="ce1">
            <text:p>0.976028002</text:p>
          </table:table-cell>
          <table:table-cell office:value-type="float" office:value="0.97981305074199998" table:style-name="ce1">
            <text:p>0.979813051</text:p>
          </table:table-cell>
          <table:table-cell office:value-type="float" office:value="0.58039454045200001" table:style-name="ce1">
            <text:p>0.58039454</text:p>
          </table:table-cell>
          <table:table-cell office:value-type="float" office:value="205.06096654409799" table:style-name="ce1">
            <text:p>205.0609665</text:p>
          </table:table-cell>
          <table:table-cell office:value-type="float" office:value="3.2504621963845702E-2" table:style-name="ce1">
            <text:p>0.032504622</text:p>
          </table:table-cell>
          <table:table-cell office:value-type="float" office:value="9.2464335285499993E-2" table:style-name="ce1">
            <text:p>0.092464335</text:p>
          </table:table-cell>
          <table:table-cell office:value-type="float" office:value="1.57393433108033E-4" table:style-name="ce1">
            <text:p>0.000157393</text:p>
          </table:table-cell>
          <table:table-cell office:value-type="float" office:value="1.2429094381000001E-2" table:style-name="ce1">
            <text:p>0.012429094</text:p>
          </table:table-cell>
          <table:table-cell office:value-type="float" office:value="2.06294252395E-2" table:style-name="ce1">
            <text:p>0.020629425</text:p>
          </table:table-cell>
          <table:table-cell office:value-type="float" office:value="0.99997396985700004" table:style-name="ce1">
            <text:p>0.99997397</text:p>
          </table:table-cell>
          <table:table-cell office:value-type="float" office:value="0.99251357623199998" table:style-name="ce1">
            <text:p>0.992513576</text:p>
          </table:table-cell>
          <table:table-cell office:value-type="float" office:value="0.96040000000000003" table:style-name="ce1">
            <text:p>0.9604</text:p>
          </table:table-cell>
          <table:table-cell office:value-type="float" office:value="0.979787546068" table:style-name="ce1">
            <text:p>0.979787546</text:p>
          </table:table-cell>
          <table:table-cell office:value-type="float" office:value="0.99365999999999999" table:style-name="ce1">
            <text:p>0.99366</text:p>
          </table:table-cell>
          <table:table-cell office:value-type="float" office:value="7.4864237675E-3" table:style-name="ce1">
            <text:p>0.007486424</text:p>
          </table:table-cell>
          <table:table-cell office:value-type="float" office:value="38416" table:style-name="ce1">
            <text:p>38416</text:p>
          </table:table-cell>
          <table:table-cell office:value-type="float" office:value="1584" table:style-name="ce1">
            <text:p>1584</text:p>
          </table:table-cell>
          <table:table-cell office:value-type="float" office:value="209999" table:style-name="ce1">
            <text:p>209999</text:p>
          </table:table-cell>
          <table:table-cell office:value-type="float" office:value="1" table:style-name="ce1">
            <text:p>1</text:p>
          </table:table-cell>
          <table:table-cell office:value-type="float" office:value="38417" table:style-name="ce1">
            <text:p>38417</text:p>
          </table:table-cell>
          <table:table-cell office:value-type="float" office:value="40000" table:style-name="ce1">
            <text:p>4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scl3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12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424338794699996" table:style-name="ce1">
            <text:p>0.994243388</text:p>
          </table:table-cell>
          <table:table-cell office:value-type="float" office:value="0.98855267371099997" table:style-name="ce1">
            <text:p>0.988552674</text:p>
          </table:table-cell>
          <table:table-cell office:value-type="float" office:value="0.99354380483500004" table:style-name="ce1">
            <text:p>0.993543805</text:p>
          </table:table-cell>
          <table:table-cell office:value-type="float" office:value="0.99045231147400004" table:style-name="ce1">
            <text:p>0.990452311</text:p>
          </table:table-cell>
          <table:table-cell office:value-type="float" office:value="0.98074103531599999" table:style-name="ce1">
            <text:p>0.980741035</text:p>
          </table:table-cell>
          <table:table-cell office:value-type="float" office:value="1.51538634241" table:style-name="ce1">
            <text:p>1.515386342</text:p>
          </table:table-cell>
          <table:table-cell office:value-type="float" office:value="0.96295774003099999" table:style-name="ce1">
            <text:p>0.96295774</text:p>
          </table:table-cell>
          <table:table-cell office:value-type="float" office:value="0.99456070017099996" table:style-name="ce1">
            <text:p>0.9945607</text:p>
          </table:table-cell>
          <table:table-cell office:value-type="float" office:value="0.55655159803999998" table:style-name="ce1">
            <text:p>0.556551598</text:p>
          </table:table-cell>
          <table:table-cell office:value-type="float" office:value="3" table:style-name="ce1">
            <text:p>3</text:p>
          </table:table-cell>
          <table:table-cell office:value-type="float" office:value="1.1257184162708199E-2" table:style-name="ce1">
            <text:p>0.011257184</text:p>
          </table:table-cell>
          <table:table-cell office:value-type="float" office:value="0.13307496875800001" table:style-name="ce1">
            <text:p>0.133074969</text:p>
          </table:table-cell>
          <table:table-cell office:value-type="float" office:value="5.0871797039130095E-4" table:style-name="ce1">
            <text:p>0.000508718</text:p>
          </table:table-cell>
          <table:table-cell office:value-type="float" office:value="1.8889064895200001E-2" table:style-name="ce1">
            <text:p>0.018889065</text:p>
          </table:table-cell>
          <table:table-cell office:value-type="float" office:value="5.7899425054700002E-3" table:style-name="ce1">
            <text:p>0.005789943</text:p>
          </table:table-cell>
          <table:table-cell office:value-type="float" office:value="0.98886465659" table:style-name="ce1">
            <text:p>0.988864657</text:p>
          </table:table-cell>
          <table:table-cell office:value-type="float" office:value="0.99822295308099995" table:style-name="ce1">
            <text:p>0.998222953</text:p>
          </table:table-cell>
          <table:table-cell office:value-type="float" office:value="0.99968095238099997" table:style-name="ce1">
            <text:p>0.999680952</text:p>
          </table:table-cell>
          <table:table-cell office:value-type="float" office:value="0.99424338794699996" table:style-name="ce1">
            <text:p>0.994243388</text:p>
          </table:table-cell>
          <table:table-cell office:value-type="float" office:value="0.99027600000000005" table:style-name="ce1">
            <text:p>0.990276</text:p>
          </table:table-cell>
          <table:table-cell office:value-type="float" office:value="1.77704691934E-3" table:style-name="ce1">
            <text:p>0.001777047</text:p>
          </table:table-cell>
          <table:table-cell office:value-type="float" office:value="209933" table:style-name="ce1">
            <text:p>209933</text:p>
          </table:table-cell>
          <table:table-cell office:value-type="float" office:value="67" table:style-name="ce1">
            <text:p>67</text:p>
          </table:table-cell>
          <table:table-cell office:value-type="float" office:value="37636" table:style-name="ce1">
            <text:p>37636</text:p>
          </table:table-cell>
          <table:table-cell office:value-type="float" office:value="2364" table:style-name="ce1">
            <text:p>2364</text:p>
          </table:table-cell>
          <table:table-cell office:value-type="float" office:value="212297" table:style-name="ce1">
            <text:p>212297</text:p>
          </table:table-cell>
          <table:table-cell office:value-type="float" office:value="210000" table:style-name="ce1">
            <text:p>21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6871420665899999" table:style-name="ce1">
            <text:p>0.968714207</text:p>
          </table:table-cell>
          <table:table-cell office:value-type="float" office:value="0.93932662789800003" table:style-name="ce1">
            <text:p>0.939326628</text:p>
          </table:table-cell>
          <table:table-cell office:value-type="float" office:value="0.99354380483500004" table:style-name="ce1">
            <text:p>0.993543805</text:p>
          </table:table-cell>
          <table:table-cell office:value-type="float" office:value="0.99045231147400004" table:style-name="ce1">
            <text:p>0.990452311</text:p>
          </table:table-cell>
          <table:table-cell office:value-type="float" office:value="0.98074103531599999" table:style-name="ce1">
            <text:p>0.980741035</text:p>
          </table:table-cell>
          <table:table-cell office:value-type="float" office:value="1.51538634241" table:style-name="ce1">
            <text:p>1.515386342</text:p>
          </table:table-cell>
          <table:table-cell office:value-type="float" office:value="0.96295774003099999" table:style-name="ce1">
            <text:p>0.96295774</text:p>
          </table:table-cell>
          <table:table-cell office:value-type="float" office:value="0.97043872180000001" table:style-name="ce1">
            <text:p>0.970438722</text:p>
          </table:table-cell>
          <table:table-cell office:value-type="float" office:value="0.55655159803999998" table:style-name="ce1">
            <text:p>0.556551598</text:p>
          </table:table-cell>
          <table:table-cell office:value-type="float" office:value="202.23253941935201" table:style-name="ce1">
            <text:p>202.2325394</text:p>
          </table:table-cell>
          <table:table-cell office:value-type="float" office:value="0.20579445571677099" table:style-name="ce1">
            <text:p>0.205794456</text:p>
          </table:table-cell>
          <table:table-cell office:value-type="float" office:value="0.13307496875800001" table:style-name="ce1">
            <text:p>0.133074969</text:p>
          </table:table-cell>
          <table:table-cell office:value-type="float" office:value="7.7467196577447901E-3" table:style-name="ce1">
            <text:p>0.00774672</text:p>
          </table:table-cell>
          <table:table-cell office:value-type="float" office:value="1.8889064895200001E-2" table:style-name="ce1">
            <text:p>0.018889065</text:p>
          </table:table-cell>
          <table:table-cell office:value-type="float" office:value="3.2296205760400001E-2" table:style-name="ce1">
            <text:p>0.032296206</text:p>
          </table:table-cell>
          <table:table-cell office:value-type="float" office:value="0.99822295308099995" table:style-name="ce1">
            <text:p>0.998222953</text:p>
          </table:table-cell>
          <table:table-cell office:value-type="float" office:value="0.98886465659" table:style-name="ce1">
            <text:p>0.988864657</text:p>
          </table:table-cell>
          <table:table-cell office:value-type="float" office:value="0.94089999999999996" table:style-name="ce1">
            <text:p>0.9409</text:p>
          </table:table-cell>
          <table:table-cell office:value-type="float" office:value="0.96871420665899999" table:style-name="ce1">
            <text:p>0.968714207</text:p>
          </table:table-cell>
          <table:table-cell office:value-type="float" office:value="0.99027600000000005" table:style-name="ce1">
            <text:p>0.990276</text:p>
          </table:table-cell>
          <table:table-cell office:value-type="float" office:value="1.1135343410399999E-2" table:style-name="ce1">
            <text:p>0.011135343</text:p>
          </table:table-cell>
          <table:table-cell office:value-type="float" office:value="37636" table:style-name="ce1">
            <text:p>37636</text:p>
          </table:table-cell>
          <table:table-cell office:value-type="float" office:value="2364" table:style-name="ce1">
            <text:p>2364</text:p>
          </table:table-cell>
          <table:table-cell office:value-type="float" office:value="209933" table:style-name="ce1">
            <text:p>209933</text:p>
          </table:table-cell>
          <table:table-cell office:value-type="float" office:value="67" table:style-name="ce1">
            <text:p>67</text:p>
          </table:table-cell>
          <table:table-cell office:value-type="float" office:value="37703" table:style-name="ce1">
            <text:p>37703</text:p>
          </table:table-cell>
          <table:table-cell office:value-type="float" office:value="40000" table:style-name="ce1">
            <text:p>4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scl4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13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238864253100001" table:style-name="ce1">
            <text:p>0.992388643</text:p>
          </table:table-cell>
          <table:table-cell office:value-type="float" office:value="0.98489227535500001" table:style-name="ce1">
            <text:p>0.984892275</text:p>
          </table:table-cell>
          <table:table-cell office:value-type="float" office:value="0.99150356168300002" table:style-name="ce1">
            <text:p>0.991503562</text:p>
          </table:table-cell>
          <table:table-cell office:value-type="float" office:value="0.987327983327" table:style-name="ce1">
            <text:p>0.987327983</text:p>
          </table:table-cell>
          <table:table-cell office:value-type="float" office:value="0.97457168708700004" table:style-name="ce1">
            <text:p>0.974571687</text:p>
          </table:table-cell>
          <table:table-cell office:value-type="float" office:value="1.77237750333" table:style-name="ce1">
            <text:p>1.772377503</text:p>
          </table:table-cell>
          <table:table-cell office:value-type="float" office:value="0.950542393717" table:style-name="ce1">
            <text:p>0.950542394</text:p>
          </table:table-cell>
          <table:table-cell office:value-type="float" office:value="0.99278575683400005" table:style-name="ce1">
            <text:p>0.992785757</text:p>
          </table:table-cell>
          <table:table-cell office:value-type="float" office:value="0.53656716986099995" table:style-name="ce1">
            <text:p>0.53656717</text:p>
          </table:table-cell>
          <table:table-cell office:value-type="float" office:value="4" table:style-name="ce1">
            <text:p>4</text:p>
          </table:table-cell>
          <table:table-cell office:value-type="float" office:value="1.8505390233370202E-2" table:style-name="ce1">
            <text:p>0.01850539</text:p>
          </table:table-cell>
          <table:table-cell office:value-type="float" office:value="0.165462304142" table:style-name="ce1">
            <text:p>0.165462304</text:p>
          </table:table-cell>
          <table:table-cell office:value-type="float" office:value="6.12525750240965E-4" table:style-name="ce1">
            <text:p>0.000612526</text:p>
          </table:table-cell>
          <table:table-cell office:value-type="float" office:value="2.4776415999999999E-2" table:style-name="ce1">
            <text:p>0.024776416</text:p>
          </table:table-cell>
          <table:table-cell office:value-type="float" office:value="7.66973456049E-3" table:style-name="ce1">
            <text:p>0.007669735</text:p>
          </table:table-cell>
          <table:table-cell office:value-type="float" office:value="0.985280588776" table:style-name="ce1">
            <text:p>0.985280589</text:p>
          </table:table-cell>
          <table:table-cell office:value-type="float" office:value="0.99772653458899996" table:style-name="ce1">
            <text:p>0.997726535</text:p>
          </table:table-cell>
          <table:table-cell office:value-type="float" office:value="0.99960000000000004" table:style-name="ce1">
            <text:p>0.9996</text:p>
          </table:table-cell>
          <table:table-cell office:value-type="float" office:value="0.99238864253100001" table:style-name="ce1">
            <text:p>0.992388643</text:p>
          </table:table-cell>
          <table:table-cell office:value-type="float" office:value="0.98712" table:style-name="ce1">
            <text:p>0.98712</text:p>
          </table:table-cell>
          <table:table-cell office:value-type="float" office:value="2.27346541085E-3" table:style-name="ce1">
            <text:p>0.002273465</text:p>
          </table:table-cell>
          <table:table-cell office:value-type="float" office:value="209916" table:style-name="ce1">
            <text:p>209916</text:p>
          </table:table-cell>
          <table:table-cell office:value-type="float" office:value="84" table:style-name="ce1">
            <text:p>84</text:p>
          </table:table-cell>
          <table:table-cell office:value-type="float" office:value="36864" table:style-name="ce1">
            <text:p>36864</text:p>
          </table:table-cell>
          <table:table-cell office:value-type="float" office:value="3136" table:style-name="ce1">
            <text:p>3136</text:p>
          </table:table-cell>
          <table:table-cell office:value-type="float" office:value="213052" table:style-name="ce1">
            <text:p>213052</text:p>
          </table:table-cell>
          <table:table-cell office:value-type="float" office:value="210000" table:style-name="ce1">
            <text:p>21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5815355824699999" table:style-name="ce1">
            <text:p>0.958153558</text:p>
          </table:table-cell>
          <table:table-cell office:value-type="float" office:value="0.91966869573900001" table:style-name="ce1">
            <text:p>0.919668696</text:p>
          </table:table-cell>
          <table:table-cell office:value-type="float" office:value="0.99150356168300002" table:style-name="ce1">
            <text:p>0.991503562</text:p>
          </table:table-cell>
          <table:table-cell office:value-type="float" office:value="0.987327983327" table:style-name="ce1">
            <text:p>0.987327983</text:p>
          </table:table-cell>
          <table:table-cell office:value-type="float" office:value="0.97457168708700004" table:style-name="ce1">
            <text:p>0.974571687</text:p>
          </table:table-cell>
          <table:table-cell office:value-type="float" office:value="1.77237750333" table:style-name="ce1">
            <text:p>1.772377503</text:p>
          </table:table-cell>
          <table:table-cell office:value-type="float" office:value="0.950542393717" table:style-name="ce1">
            <text:p>0.950542394</text:p>
          </table:table-cell>
          <table:table-cell office:value-type="float" office:value="0.96033685085999998" table:style-name="ce1">
            <text:p>0.960336851</text:p>
          </table:table-cell>
          <table:table-cell office:value-type="float" office:value="0.53656716986099995" table:style-name="ce1">
            <text:p>0.53656717</text:p>
          </table:table-cell>
          <table:table-cell office:value-type="float" office:value="140" table:style-name="ce1">
            <text:p>140</text:p>
          </table:table-cell>
          <table:table-cell office:value-type="float" office:value="0.25810959938989803" table:style-name="ce1">
            <text:p>0.258109599</text:p>
          </table:table-cell>
          <table:table-cell office:value-type="float" office:value="0.165462304142" table:style-name="ce1">
            <text:p>0.165462304</text:p>
          </table:table-cell>
          <table:table-cell office:value-type="float" office:value="9.57770628319864E-3" table:style-name="ce1">
            <text:p>0.009577706</text:p>
          </table:table-cell>
          <table:table-cell office:value-type="float" office:value="2.4776415999999999E-2" table:style-name="ce1">
            <text:p>0.024776416</text:p>
          </table:table-cell>
          <table:table-cell office:value-type="float" office:value="4.3674045138899997E-2" table:style-name="ce1">
            <text:p>0.043674045</text:p>
          </table:table-cell>
          <table:table-cell office:value-type="float" office:value="0.99772653458899996" table:style-name="ce1">
            <text:p>0.997726535</text:p>
          </table:table-cell>
          <table:table-cell office:value-type="float" office:value="0.985280588776" table:style-name="ce1">
            <text:p>0.985280589</text:p>
          </table:table-cell>
          <table:table-cell office:value-type="float" office:value="0.92159999999999997" table:style-name="ce1">
            <text:p>0.9216</text:p>
          </table:table-cell>
          <table:table-cell office:value-type="float" office:value="0.95815355824699999" table:style-name="ce1">
            <text:p>0.958153558</text:p>
          </table:table-cell>
          <table:table-cell office:value-type="float" office:value="0.98712" table:style-name="ce1">
            <text:p>0.98712</text:p>
          </table:table-cell>
          <table:table-cell office:value-type="float" office:value="1.47194112236E-2" table:style-name="ce1">
            <text:p>0.014719411</text:p>
          </table:table-cell>
          <table:table-cell office:value-type="float" office:value="36864" table:style-name="ce1">
            <text:p>36864</text:p>
          </table:table-cell>
          <table:table-cell office:value-type="float" office:value="3136" table:style-name="ce1">
            <text:p>3136</text:p>
          </table:table-cell>
          <table:table-cell office:value-type="float" office:value="209916" table:style-name="ce1">
            <text:p>209916</text:p>
          </table:table-cell>
          <table:table-cell office:value-type="float" office:value="84" table:style-name="ce1">
            <text:p>84</text:p>
          </table:table-cell>
          <table:table-cell office:value-type="float" office:value="36948" table:style-name="ce1">
            <text:p>36948</text:p>
          </table:table-cell>
          <table:table-cell office:value-type="float" office:value="40000" table:style-name="ce1">
            <text:p>4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scl5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14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079019382099998" table:style-name="ce1">
            <text:p>0.990790194</text:p>
          </table:table-cell>
          <table:table-cell office:value-type="float" office:value="0.98174848059800002" table:style-name="ce1">
            <text:p>0.981748481</text:p>
          </table:table-cell>
          <table:table-cell office:value-type="float" office:value="0.99082802445600004" table:style-name="ce1">
            <text:p>0.990828024</text:p>
          </table:table-cell>
          <table:table-cell office:value-type="float" office:value="0.98460138417099996" table:style-name="ce1">
            <text:p>0.984601384</text:p>
          </table:table-cell>
          <table:table-cell office:value-type="float" office:value="0.96925559593400001" table:style-name="ce1">
            <text:p>0.969255596</text:p>
          </table:table-cell>
          <table:table-cell office:value-type="float" office:value="2.10167986542" table:style-name="ce1">
            <text:p>2.101679865</text:p>
          </table:table-cell>
          <table:table-cell office:value-type="float" office:value="0.93949220504700004" table:style-name="ce1">
            <text:p>0.939492205</text:p>
          </table:table-cell>
          <table:table-cell office:value-type="float" office:value="0.99080906637499999" table:style-name="ce1">
            <text:p>0.990809066</text:p>
          </table:table-cell>
          <table:table-cell office:value-type="float" office:value="0.521650880393" table:style-name="ce1">
            <text:p>0.52165088</text:p>
          </table:table-cell>
          <table:table-cell office:value-type="float" office:value="5" table:style-name="ce1">
            <text:p>5</text:p>
          </table:table-cell>
          <table:table-cell office:value-type="float" office:value="2.7172257100468899E-2" table:style-name="ce1">
            <text:p>0.027172257</text:p>
          </table:table-cell>
          <table:table-cell office:value-type="float" office:value="0.18669588749300001" table:style-name="ce1">
            <text:p>0.186695887</text:p>
          </table:table-cell>
          <table:table-cell office:value-type="float" office:value="4.0414941245026801E-5" table:style-name="ce3">
            <text:p>4.04E-05</text:p>
          </table:table-cell>
          <table:table-cell office:value-type="float" office:value="2.97109996952E-2" table:style-name="ce1">
            <text:p>0.029711</text:p>
          </table:table-cell>
          <table:table-cell office:value-type="float" office:value="9.2954151507599996E-3" table:style-name="ce1">
            <text:p>0.009295415</text:p>
          </table:table-cell>
          <table:table-cell office:value-type="float" office:value="0.98176683996000003" table:style-name="ce1">
            <text:p>0.98176684</text:p>
          </table:table-cell>
          <table:table-cell office:value-type="float" office:value="0.99988920895199995" table:style-name="ce1">
            <text:p>0.999889209</text:p>
          </table:table-cell>
          <table:table-cell office:value-type="float" office:value="0.99998095238100004" table:style-name="ce1">
            <text:p>0.999980952</text:p>
          </table:table-cell>
          <table:table-cell office:value-type="float" office:value="0.99079019382099998" table:style-name="ce1">
            <text:p>0.990790194</text:p>
          </table:table-cell>
          <table:table-cell office:value-type="float" office:value="0.98438400000000004" table:style-name="ce1">
            <text:p>0.984384</text:p>
          </table:table-cell>
          <table:table-cell office:value-type="float" office:value="1.10791048083E-4" table:style-name="ce1">
            <text:p>0.000110791</text:p>
          </table:table-cell>
          <table:table-cell office:value-type="float" office:value="209996" table:style-name="ce1">
            <text:p>209996</text:p>
          </table:table-cell>
          <table:table-cell office:value-type="float" office:value="4" table:style-name="ce1">
            <text:p>4</text:p>
          </table:table-cell>
          <table:table-cell office:value-type="float" office:value="36100" table:style-name="ce1">
            <text:p>36100</text:p>
          </table:table-cell>
          <table:table-cell office:value-type="float" office:value="3900" table:style-name="ce1">
            <text:p>3900</text:p>
          </table:table-cell>
          <table:table-cell office:value-type="float" office:value="213896" table:style-name="ce1">
            <text:p>213896</text:p>
          </table:table-cell>
          <table:table-cell office:value-type="float" office:value="210000" table:style-name="ce1">
            <text:p>21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4870177651599996" table:style-name="ce1">
            <text:p>0.948701777</text:p>
          </table:table-cell>
          <table:table-cell office:value-type="float" office:value="0.902409759024" table:style-name="ce1">
            <text:p>0.902409759</text:p>
          </table:table-cell>
          <table:table-cell office:value-type="float" office:value="0.99082802445600004" table:style-name="ce1">
            <text:p>0.990828024</text:p>
          </table:table-cell>
          <table:table-cell office:value-type="float" office:value="0.98460138417099996" table:style-name="ce1">
            <text:p>0.984601384</text:p>
          </table:table-cell>
          <table:table-cell office:value-type="float" office:value="0.96925559593400001" table:style-name="ce1">
            <text:p>0.969255596</text:p>
          </table:table-cell>
          <table:table-cell office:value-type="float" office:value="2.10167986542" table:style-name="ce1">
            <text:p>2.101679865</text:p>
          </table:table-cell>
          <table:table-cell office:value-type="float" office:value="0.93949220504700004" table:style-name="ce1">
            <text:p>0.939492205</text:p>
          </table:table-cell>
          <table:table-cell office:value-type="float" office:value="0.94880689582699995" table:style-name="ce1">
            <text:p>0.948806896</text:p>
          </table:table-cell>
          <table:table-cell office:value-type="float" office:value="0.521650880393" table:style-name="ce1">
            <text:p>0.52165088</text:p>
          </table:table-cell>
          <table:table-cell office:value-type="float" office:value="195.16147160748699" table:style-name="ce1">
            <text:p>195.1614716</text:p>
          </table:table-cell>
          <table:table-cell office:value-type="float" office:value="0.15884496692797001" table:style-name="ce1">
            <text:p>0.158844967</text:p>
          </table:table-cell>
          <table:table-cell office:value-type="float" office:value="0.18669588749300001" table:style-name="ce1">
            <text:p>0.186695887</text:p>
          </table:table-cell>
          <table:table-cell office:value-type="float" office:value="6.5730193495155595E-4" table:style-name="ce1">
            <text:p>0.000657302</text:p>
          </table:table-cell>
          <table:table-cell office:value-type="float" office:value="2.97109996952E-2" table:style-name="ce1">
            <text:p>0.029711</text:p>
          </table:table-cell>
          <table:table-cell office:value-type="float" office:value="5.4072022160699999E-2" table:style-name="ce1">
            <text:p>0.054072022</text:p>
          </table:table-cell>
          <table:table-cell office:value-type="float" office:value="0.99988920895199995" table:style-name="ce1">
            <text:p>0.999889209</text:p>
          </table:table-cell>
          <table:table-cell office:value-type="float" office:value="0.98176683996000003" table:style-name="ce1">
            <text:p>0.98176684</text:p>
          </table:table-cell>
          <table:table-cell office:value-type="float" office:value="0.90249999999999997" table:style-name="ce1">
            <text:p>0.9025</text:p>
          </table:table-cell>
          <table:table-cell office:value-type="float" office:value="0.94870177651599996" table:style-name="ce1">
            <text:p>0.948701777</text:p>
          </table:table-cell>
          <table:table-cell office:value-type="float" office:value="0.98438400000000004" table:style-name="ce1">
            <text:p>0.984384</text:p>
          </table:table-cell>
          <table:table-cell office:value-type="float" office:value="1.8233160040400001E-2" table:style-name="ce1">
            <text:p>0.01823316</text:p>
          </table:table-cell>
          <table:table-cell office:value-type="float" office:value="36100" table:style-name="ce1">
            <text:p>36100</text:p>
          </table:table-cell>
          <table:table-cell office:value-type="float" office:value="3900" table:style-name="ce1">
            <text:p>3900</text:p>
          </table:table-cell>
          <table:table-cell office:value-type="float" office:value="209996" table:style-name="ce1">
            <text:p>209996</text:p>
          </table:table-cell>
          <table:table-cell office:value-type="float" office:value="4" table:style-name="ce1">
            <text:p>4</text:p>
          </table:table-cell>
          <table:table-cell office:value-type="float" office:value="36104" table:style-name="ce1">
            <text:p>36104</text:p>
          </table:table-cell>
          <table:table-cell office:value-type="float" office:value="40000" table:style-name="ce1">
            <text:p>40000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ise20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15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639418768900001" table:style-name="ce1">
            <text:p>0.996394188</text:p>
          </table:table-cell>
          <table:table-cell office:value-type="float" office:value="0.99281428571399999" table:style-name="ce1">
            <text:p>0.992814286</text:p>
          </table:table-cell>
          <table:table-cell office:value-type="float" office:value="0.98182321906100001" table:style-name="ce1">
            <text:p>0.981823219</text:p>
          </table:table-cell>
          <table:table-cell office:value-type="float" office:value="0.99413307722900002" table:style-name="ce1">
            <text:p>0.994133077</text:p>
          </table:table-cell>
          <table:table-cell office:value-type="float" office:value="0.98945070804099999" table:style-name="ce1">
            <text:p>0.989450708</text:p>
          </table:table-cell>
          <table:table-cell office:value-type="float" office:value="0.84435208453800004" table:style-name="ce1">
            <text:p>0.844352085</text:p>
          </table:table-cell>
          <table:table-cell office:value-type="float" office:value="0.97788098217599995" table:style-name="ce1">
            <text:p>0.977880982</text:p>
          </table:table-cell>
          <table:table-cell office:value-type="float" office:value="0.99639418768900001" table:style-name="ce1">
            <text:p>0.996394188</text:p>
          </table:table-cell>
          <table:table-cell office:value-type="float" office:value="0.59689898632299998" table:style-name="ce1">
            <text:p>0.596898986</text:p>
          </table:table-cell>
          <table:table-cell office:value-type="float" office:value="1" table:style-name="ce1">
            <text:p>1</text:p>
          </table:table-cell>
          <table:table-cell office:value-type="float" office:value="3.5928571428571398E-3" table:style-name="ce1">
            <text:p>0.003592857</text:p>
          </table:table-cell>
          <table:table-cell office:value-type="float" office:value="8.9067573157400007E-2" table:style-name="ce1">
            <text:p>0.089067573</text:p>
          </table:table-cell>
          <table:table-cell office:value-type="float" office:value="2.25423521452233E-4" table:style-name="ce1">
            <text:p>0.000225424</text:p>
          </table:table-cell>
          <table:table-cell office:value-type="float" office:value="1.18525699005E-2" table:style-name="ce1">
            <text:p>0.01185257</text:p>
          </table:table-cell>
          <table:table-cell office:value-type="float" office:value="3.6188612458100001E-3" table:style-name="ce1">
            <text:p>0.003618861</text:p>
          </table:table-cell>
          <table:table-cell office:value-type="float" office:value="1" table:style-name="ce1">
            <text:p>1</text:p>
          </table:table-cell>
          <table:table-cell office:value-type="float" office:value="0.96364643812200002" table:style-name="ce1">
            <text:p>0.963646438</text:p>
          </table:table-cell>
          <table:table-cell office:value-type="float" office:value="0.99281428571399999" table:style-name="ce1">
            <text:p>0.992814286</text:p>
          </table:table-cell>
          <table:table-cell office:value-type="float" office:value="0.99639418768900001" table:style-name="ce1">
            <text:p>0.996394188</text:p>
          </table:table-cell>
          <table:table-cell office:value-type="float" office:value="0.99396399999999996" table:style-name="ce1">
            <text:p>0.993964</text:p>
          </table:table-cell>
          <table:table-cell office:value-type="float" office:value="3.6353561878100002E-2" table:style-name="ce1">
            <text:p>0.036353562</text:p>
          </table:table-cell>
          <table:table-cell office:value-type="float" office:value="208491" table:style-name="ce1">
            <text:p>208491</text:p>
          </table:table-cell>
          <table:table-cell office:value-type="float" office:value="1509" table:style-name="ce1">
            <text:p>1509</text:p>
          </table:table-cell>
          <table:table-cell office:value-type="float" office:value="40000" table:style-name="ce1">
            <text:p>40000</text:p>
          </table:table-cell>
          <table:table-cell office:value-type="float" office:value="0" table:style-name="ce1">
            <text:p>0</text:p>
          </table:table-cell>
          <table:table-cell office:value-type="float" office:value="208491" table:style-name="ce1">
            <text:p>208491</text:p>
          </table:table-cell>
          <table:table-cell office:value-type="float" office:value="210000" table:style-name="ce1">
            <text:p>21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8148670698899998" table:style-name="ce1">
            <text:p>0.981486707</text:p>
          </table:table-cell>
          <table:table-cell office:value-type="float" office:value="0.96364643812200002" table:style-name="ce1">
            <text:p>0.963646438</text:p>
          </table:table-cell>
          <table:table-cell office:value-type="float" office:value="0.98182321906100001" table:style-name="ce1">
            <text:p>0.981823219</text:p>
          </table:table-cell>
          <table:table-cell office:value-type="float" office:value="0.99413307722900002" table:style-name="ce1">
            <text:p>0.994133077</text:p>
          </table:table-cell>
          <table:table-cell office:value-type="float" office:value="0.98945070804099999" table:style-name="ce1">
            <text:p>0.989450708</text:p>
          </table:table-cell>
          <table:table-cell office:value-type="float" office:value="0.84435208453800004" table:style-name="ce1">
            <text:p>0.844352085</text:p>
          </table:table-cell>
          <table:table-cell office:value-type="float" office:value="0.97788098217599995" table:style-name="ce1">
            <text:p>0.977880982</text:p>
          </table:table-cell>
          <table:table-cell office:value-type="float" office:value="0.98148670698899998" table:style-name="ce1">
            <text:p>0.981486707</text:p>
          </table:table-cell>
          <table:table-cell office:value-type="float" office:value="0.59689898632299998" table:style-name="ce1">
            <text:p>0.596898986</text:p>
          </table:table-cell>
          <table:table-cell office:value-type="float" office:value="210.011904424487" table:style-name="ce1">
            <text:p>210.0119044</text:p>
          </table:table-cell>
          <table:table-cell office:value-type="float" office:value="1.6836082532544301" table:style-name="ce1">
            <text:p>1.683608253</text:p>
          </table:table-cell>
          <table:table-cell office:value-type="float" office:value="8.9067573157400007E-2" table:style-name="ce1">
            <text:p>0.089067573</text:p>
          </table:table-cell>
          <table:table-cell office:value-type="float" office:value="2.88706370393011E-3" table:style-name="ce1">
            <text:p>0.002887064</text:p>
          </table:table-cell>
          <table:table-cell office:value-type="float" office:value="1.18525699005E-2" table:style-name="ce1">
            <text:p>0.01185257</text:p>
          </table:table-cell>
          <table:table-cell office:value-type="float" office:value="1.8862500000000001E-2" table:style-name="ce1">
            <text:p>0.0188625</text:p>
          </table:table-cell>
          <table:table-cell office:value-type="float" office:value="0.96364643812200002" table:style-name="ce1">
            <text:p>0.9636464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8148670698899998" table:style-name="ce1">
            <text:p>0.981486707</text:p>
          </table:table-cell>
          <table:table-cell office:value-type="float" office:value="0.99396399999999996" table:style-name="ce1">
            <text:p>0.993964</text:p>
          </table:table-cell>
          <table:table-cell office:value-type="float" office:value="0" table:style-name="ce1">
            <text:p>0</text:p>
          </table:table-cell>
          <table:table-cell office:value-type="float" office:value="40000" table:style-name="ce1">
            <text:p>40000</text:p>
          </table:table-cell>
          <table:table-cell office:value-type="float" office:value="0" table:style-name="ce1">
            <text:p>0</text:p>
          </table:table-cell>
          <table:table-cell office:value-type="float" office:value="208491" table:style-name="ce1">
            <text:p>208491</text:p>
          </table:table-cell>
          <table:table-cell office:value-type="float" office:value="1509" table:style-name="ce1">
            <text:p>1509</text:p>
          </table:table-cell>
          <table:table-cell office:value-type="float" office:value="41509" table:style-name="ce1">
            <text:p>41509</text:p>
          </table:table-cell>
          <table:table-cell office:value-type="float" office:value="40000" table:style-name="ce1">
            <text:p>4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noise40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16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349124337399997" table:style-name="ce1">
            <text:p>0.993491243</text:p>
          </table:table-cell>
          <table:table-cell office:value-type="float" office:value="0.98706666666700005" table:style-name="ce1">
            <text:p>0.987066667</text:p>
          </table:table-cell>
          <table:table-cell office:value-type="float" office:value="0.96820863376699995" table:style-name="ce1">
            <text:p>0.968208634</text:p>
          </table:table-cell>
          <table:table-cell office:value-type="float" office:value="0.98947390618099995" table:style-name="ce1">
            <text:p>0.989473906</text:p>
          </table:table-cell>
          <table:table-cell office:value-type="float" office:value="0.97988992629399996" table:style-name="ce1">
            <text:p>0.979889926</text:p>
          </table:table-cell>
          <table:table-cell office:value-type="float" office:value="0.69745603736200001" table:style-name="ce1">
            <text:p>0.697456037</text:p>
          </table:table-cell>
          <table:table-cell office:value-type="float" office:value="0.96065615417000005" table:style-name="ce1">
            <text:p>0.960656154</text:p>
          </table:table-cell>
          <table:table-cell office:value-type="float" office:value="0.99349124337399997" table:style-name="ce1">
            <text:p>0.993491243</text:p>
          </table:table-cell>
          <table:table-cell office:value-type="float" office:value="0.575958502722" table:style-name="ce1">
            <text:p>0.575958503</text:p>
          </table:table-cell>
          <table:table-cell office:value-type="float" office:value="1" table:style-name="ce1">
            <text:p>1</text:p>
          </table:table-cell>
          <table:table-cell office:value-type="float" office:value="6.4666666666666596E-3" table:style-name="ce1">
            <text:p>0.006466667</text:p>
          </table:table-cell>
          <table:table-cell office:value-type="float" office:value="0.142069982919" table:style-name="ce1">
            <text:p>0.142069983</text:p>
          </table:table-cell>
          <table:table-cell office:value-type="float" office:value="7.8250308589106502E-4" table:style-name="ce1">
            <text:p>0.000782503</text:p>
          </table:table-cell>
          <table:table-cell office:value-type="float" office:value="2.10372371945E-2" table:style-name="ce1">
            <text:p>0.021037237</text:p>
          </table:table-cell>
          <table:table-cell office:value-type="float" office:value="6.5513980818599996E-3" table:style-name="ce1">
            <text:p>0.006551398</text:p>
          </table:table-cell>
          <table:table-cell office:value-type="float" office:value="1" table:style-name="ce1">
            <text:p>1</text:p>
          </table:table-cell>
          <table:table-cell office:value-type="float" office:value="0.93641726753400001" table:style-name="ce1">
            <text:p>0.936417268</text:p>
          </table:table-cell>
          <table:table-cell office:value-type="float" office:value="0.98706666666700005" table:style-name="ce1">
            <text:p>0.987066667</text:p>
          </table:table-cell>
          <table:table-cell office:value-type="float" office:value="0.99349124337399997" table:style-name="ce1">
            <text:p>0.993491243</text:p>
          </table:table-cell>
          <table:table-cell office:value-type="float" office:value="0.98913600000000002" table:style-name="ce1">
            <text:p>0.989136</text:p>
          </table:table-cell>
          <table:table-cell office:value-type="float" office:value="6.3582732465600006E-2" table:style-name="ce1">
            <text:p>0.063582732</text:p>
          </table:table-cell>
          <table:table-cell office:value-type="float" office:value="207284" table:style-name="ce1">
            <text:p>207284</text:p>
          </table:table-cell>
          <table:table-cell office:value-type="float" office:value="2716" table:style-name="ce1">
            <text:p>2716</text:p>
          </table:table-cell>
          <table:table-cell office:value-type="float" office:value="40000" table:style-name="ce1">
            <text:p>40000</text:p>
          </table:table-cell>
          <table:table-cell office:value-type="float" office:value="0" table:style-name="ce1">
            <text:p>0</text:p>
          </table:table-cell>
          <table:table-cell office:value-type="float" office:value="207284" table:style-name="ce1">
            <text:p>207284</text:p>
          </table:table-cell>
          <table:table-cell office:value-type="float" office:value="210000" table:style-name="ce1">
            <text:p>21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6716475651599998" table:style-name="ce1">
            <text:p>0.967164757</text:p>
          </table:table-cell>
          <table:table-cell office:value-type="float" office:value="0.93641726753400001" table:style-name="ce1">
            <text:p>0.936417268</text:p>
          </table:table-cell>
          <table:table-cell office:value-type="float" office:value="0.96820863376699995" table:style-name="ce1">
            <text:p>0.968208634</text:p>
          </table:table-cell>
          <table:table-cell office:value-type="float" office:value="0.98947390618099995" table:style-name="ce1">
            <text:p>0.989473906</text:p>
          </table:table-cell>
          <table:table-cell office:value-type="float" office:value="0.97988992629399996" table:style-name="ce1">
            <text:p>0.979889926</text:p>
          </table:table-cell>
          <table:table-cell office:value-type="float" office:value="0.69745603736200001" table:style-name="ce1">
            <text:p>0.697456037</text:p>
          </table:table-cell>
          <table:table-cell office:value-type="float" office:value="0.96065615417000005" table:style-name="ce1">
            <text:p>0.960656154</text:p>
          </table:table-cell>
          <table:table-cell office:value-type="float" office:value="0.96716475651599998" table:style-name="ce1">
            <text:p>0.967164757</text:p>
          </table:table-cell>
          <table:table-cell office:value-type="float" office:value="0.575958502722" table:style-name="ce1">
            <text:p>0.575958503</text:p>
          </table:table-cell>
          <table:table-cell office:value-type="float" office:value="207.19314660480401" table:style-name="ce1">
            <text:p>207.1931466</text:p>
          </table:table-cell>
          <table:table-cell office:value-type="float" office:value="2.9678043695635501" table:style-name="ce1">
            <text:p>2.96780437</text:p>
          </table:table-cell>
          <table:table-cell office:value-type="float" office:value="0.142069982919" table:style-name="ce1">
            <text:p>0.142069983</text:p>
          </table:table-cell>
          <table:table-cell office:value-type="float" office:value="9.2945061800545695E-3" table:style-name="ce1">
            <text:p>0.009294506</text:p>
          </table:table-cell>
          <table:table-cell office:value-type="float" office:value="2.10372371945E-2" table:style-name="ce1">
            <text:p>0.021037237</text:p>
          </table:table-cell>
          <table:table-cell office:value-type="float" office:value="3.3950000000000001E-2" table:style-name="ce1">
            <text:p>0.03395</text:p>
          </table:table-cell>
          <table:table-cell office:value-type="float" office:value="0.93641726753400001" table:style-name="ce1">
            <text:p>0.93641726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6716475651599998" table:style-name="ce1">
            <text:p>0.967164757</text:p>
          </table:table-cell>
          <table:table-cell office:value-type="float" office:value="0.98913600000000002" table:style-name="ce1">
            <text:p>0.989136</text:p>
          </table:table-cell>
          <table:table-cell office:value-type="float" office:value="0" table:style-name="ce1">
            <text:p>0</text:p>
          </table:table-cell>
          <table:table-cell office:value-type="float" office:value="40000" table:style-name="ce1">
            <text:p>40000</text:p>
          </table:table-cell>
          <table:table-cell office:value-type="float" office:value="0" table:style-name="ce1">
            <text:p>0</text:p>
          </table:table-cell>
          <table:table-cell office:value-type="float" office:value="207284" table:style-name="ce1">
            <text:p>207284</text:p>
          </table:table-cell>
          <table:table-cell office:value-type="float" office:value="2716" table:style-name="ce1">
            <text:p>2716</text:p>
          </table:table-cell>
          <table:table-cell office:value-type="float" office:value="42716" table:style-name="ce1">
            <text:p>42716</text:p>
          </table:table-cell>
          <table:table-cell office:value-type="float" office:value="40000" table:style-name="ce1">
            <text:p>4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noise60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17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065878739699997" table:style-name="ce1">
            <text:p>0.990658787</text:p>
          </table:table-cell>
          <table:table-cell office:value-type="float" office:value="0.98149047618999996" table:style-name="ce1">
            <text:p>0.981490476</text:p>
          </table:table-cell>
          <table:table-cell office:value-type="float" office:value="0.95571581561700003" table:style-name="ce1">
            <text:p>0.955715816</text:p>
          </table:table-cell>
          <table:table-cell office:value-type="float" office:value="0.983914210347" table:style-name="ce1">
            <text:p>0.98391421</text:p>
          </table:table-cell>
          <table:table-cell office:value-type="float" office:value="0.97135578172299997" table:style-name="ce1">
            <text:p>0.971355782</text:p>
          </table:table-cell>
          <table:table-cell office:value-type="float" office:value="0.53205318158899995" table:style-name="ce1">
            <text:p>0.532053182</text:p>
          </table:table-cell>
          <table:table-cell office:value-type="float" office:value="0.94432286123800002" table:style-name="ce1">
            <text:p>0.944322861</text:p>
          </table:table-cell>
          <table:table-cell office:value-type="float" office:value="0.99065878739699997" table:style-name="ce1">
            <text:p>0.990658787</text:p>
          </table:table-cell>
          <table:table-cell office:value-type="float" office:value="0.558530208832" table:style-name="ce1">
            <text:p>0.558530209</text:p>
          </table:table-cell>
          <table:table-cell office:value-type="float" office:value="1" table:style-name="ce1">
            <text:p>1</text:p>
          </table:table-cell>
          <table:table-cell office:value-type="float" office:value="9.2547619047618993E-3" table:style-name="ce1">
            <text:p>0.009254762</text:p>
          </table:table-cell>
          <table:table-cell office:value-type="float" office:value="0.187489370323" table:style-name="ce1">
            <text:p>0.18748937</text:p>
          </table:table-cell>
          <table:table-cell office:value-type="float" office:value="9.2815853831435606E-5" table:style-name="ce3">
            <text:p>9.28E-05</text:p>
          </table:table-cell>
          <table:table-cell office:value-type="float" office:value="2.97189390024E-2" table:style-name="ce1">
            <text:p>0.029718939</text:p>
          </table:table-cell>
          <table:table-cell office:value-type="float" office:value="9.4292936398999994E-3" table:style-name="ce1">
            <text:p>0.009429294</text:p>
          </table:table-cell>
          <table:table-cell office:value-type="float" office:value="1" table:style-name="ce1">
            <text:p>1</text:p>
          </table:table-cell>
          <table:table-cell office:value-type="float" office:value="0.91143163123500004" table:style-name="ce1">
            <text:p>0.911431631</text:p>
          </table:table-cell>
          <table:table-cell office:value-type="float" office:value="0.98149047618999996" table:style-name="ce1">
            <text:p>0.981490476</text:p>
          </table:table-cell>
          <table:table-cell office:value-type="float" office:value="0.99065878739699997" table:style-name="ce1">
            <text:p>0.990658787</text:p>
          </table:table-cell>
          <table:table-cell office:value-type="float" office:value="0.98445199999999999" table:style-name="ce1">
            <text:p>0.984452</text:p>
          </table:table-cell>
          <table:table-cell office:value-type="float" office:value="8.8568368765199995E-2" table:style-name="ce1">
            <text:p>0.088568369</text:p>
          </table:table-cell>
          <table:table-cell office:value-type="float" office:value="206113" table:style-name="ce1">
            <text:p>206113</text:p>
          </table:table-cell>
          <table:table-cell office:value-type="float" office:value="3887" table:style-name="ce1">
            <text:p>3887</text:p>
          </table:table-cell>
          <table:table-cell office:value-type="float" office:value="40000" table:style-name="ce1">
            <text:p>40000</text:p>
          </table:table-cell>
          <table:table-cell office:value-type="float" office:value="0" table:style-name="ce1">
            <text:p>0</text:p>
          </table:table-cell>
          <table:table-cell office:value-type="float" office:value="206113" table:style-name="ce1">
            <text:p>206113</text:p>
          </table:table-cell>
          <table:table-cell office:value-type="float" office:value="210000" table:style-name="ce1">
            <text:p>21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5366385733199999" table:style-name="ce1">
            <text:p>0.953663857</text:p>
          </table:table-cell>
          <table:table-cell office:value-type="float" office:value="0.91143163123500004" table:style-name="ce1">
            <text:p>0.911431631</text:p>
          </table:table-cell>
          <table:table-cell office:value-type="float" office:value="0.95571581561700003" table:style-name="ce1">
            <text:p>0.955715816</text:p>
          </table:table-cell>
          <table:table-cell office:value-type="float" office:value="0.983914210347" table:style-name="ce1">
            <text:p>0.98391421</text:p>
          </table:table-cell>
          <table:table-cell office:value-type="float" office:value="0.97135578172299997" table:style-name="ce1">
            <text:p>0.971355782</text:p>
          </table:table-cell>
          <table:table-cell office:value-type="float" office:value="0.53205318158899995" table:style-name="ce1">
            <text:p>0.532053182</text:p>
          </table:table-cell>
          <table:table-cell office:value-type="float" office:value="0.94432286123800002" table:style-name="ce1">
            <text:p>0.944322861</text:p>
          </table:table-cell>
          <table:table-cell office:value-type="float" office:value="0.95366385733199999" table:style-name="ce1">
            <text:p>0.953663857</text:p>
          </table:table-cell>
          <table:table-cell office:value-type="float" office:value="0.558530208832" table:style-name="ce1">
            <text:p>0.558530209</text:p>
          </table:table-cell>
          <table:table-cell office:value-type="float" office:value="208.607286545796" table:style-name="ce1">
            <text:p>208.6072865</text:p>
          </table:table-cell>
          <table:table-cell office:value-type="float" office:value="4.0730364796369898" table:style-name="ce1">
            <text:p>4.07303648</text:p>
          </table:table-cell>
          <table:table-cell office:value-type="float" office:value="0.187489370323" table:style-name="ce1">
            <text:p>0.18748937</text:p>
          </table:table-cell>
          <table:table-cell office:value-type="float" office:value="1.0364980011476599E-3" table:style-name="ce1">
            <text:p>0.001036498</text:p>
          </table:table-cell>
          <table:table-cell office:value-type="float" office:value="2.97189390024E-2" table:style-name="ce1">
            <text:p>0.029718939</text:p>
          </table:table-cell>
          <table:table-cell office:value-type="float" office:value="4.8587499999999999E-2" table:style-name="ce1">
            <text:p>0.0485875</text:p>
          </table:table-cell>
          <table:table-cell office:value-type="float" office:value="0.91143163123500004" table:style-name="ce1">
            <text:p>0.9114316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5366385733199999" table:style-name="ce1">
            <text:p>0.953663857</text:p>
          </table:table-cell>
          <table:table-cell office:value-type="float" office:value="0.98445199999999999" table:style-name="ce1">
            <text:p>0.984452</text:p>
          </table:table-cell>
          <table:table-cell office:value-type="float" office:value="0" table:style-name="ce1">
            <text:p>0</text:p>
          </table:table-cell>
          <table:table-cell office:value-type="float" office:value="40000" table:style-name="ce1">
            <text:p>40000</text:p>
          </table:table-cell>
          <table:table-cell office:value-type="float" office:value="0" table:style-name="ce1">
            <text:p>0</text:p>
          </table:table-cell>
          <table:table-cell office:value-type="float" office:value="206113" table:style-name="ce1">
            <text:p>206113</text:p>
          </table:table-cell>
          <table:table-cell office:value-type="float" office:value="3887" table:style-name="ce1">
            <text:p>3887</text:p>
          </table:table-cell>
          <table:table-cell office:value-type="float" office:value="43887" table:style-name="ce1">
            <text:p>43887</text:p>
          </table:table-cell>
          <table:table-cell office:value-type="float" office:value="40000" table:style-name="ce1">
            <text:p>4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noise80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18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8768104239900001" table:style-name="ce1">
            <text:p>0.987681042</text:p>
          </table:table-cell>
          <table:table-cell office:value-type="float" office:value="0.97566190476199999" table:style-name="ce1">
            <text:p>0.975661905</text:p>
          </table:table-cell>
          <table:table-cell office:value-type="float" office:value="0.94335084569200001" table:style-name="ce1">
            <text:p>0.943350846</text:p>
          </table:table-cell>
          <table:table-cell office:value-type="float" office:value="0.97892146630999999" table:style-name="ce1">
            <text:p>0.978921466</text:p>
          </table:table-cell>
          <table:table-cell office:value-type="float" office:value="0.96252315363600005" table:style-name="ce1">
            <text:p>0.962523154</text:p>
          </table:table-cell>
          <table:table-cell office:value-type="float" office:value="0.32834515489900001" table:style-name="ce1">
            <text:p>0.328345155</text:p>
          </table:table-cell>
          <table:table-cell office:value-type="float" office:value="0.92763032917099997" table:style-name="ce1">
            <text:p>0.927630329</text:p>
          </table:table-cell>
          <table:table-cell office:value-type="float" office:value="0.98768104239900001" table:style-name="ce1">
            <text:p>0.987681042</text:p>
          </table:table-cell>
          <table:table-cell office:value-type="float" office:value="0.54232187644899998" table:style-name="ce1">
            <text:p>0.542321876</text:p>
          </table:table-cell>
          <table:table-cell office:value-type="float" office:value="1" table:style-name="ce1">
            <text:p>1</text:p>
          </table:table-cell>
          <table:table-cell office:value-type="float" office:value="1.21690476190476E-2" table:style-name="ce1">
            <text:p>0.012169048</text:p>
          </table:table-cell>
          <table:table-cell office:value-type="float" office:value="0.23071319103999999" table:style-name="ce1">
            <text:p>0.230713191</text:p>
          </table:table-cell>
          <table:table-cell office:value-type="float" office:value="8.4240655246162102E-4" table:style-name="ce1">
            <text:p>0.000842407</text:p>
          </table:table-cell>
          <table:table-cell office:value-type="float" office:value="3.8571729378599998E-2" table:style-name="ce1">
            <text:p>0.038571729</text:p>
          </table:table-cell>
          <table:table-cell office:value-type="float" office:value="1.2472607118999999E-2" table:style-name="ce1">
            <text:p>0.012472607</text:p>
          </table:table-cell>
          <table:table-cell office:value-type="float" office:value="1" table:style-name="ce1">
            <text:p>1</text:p>
          </table:table-cell>
          <table:table-cell office:value-type="float" office:value="0.88670169138300003" table:style-name="ce1">
            <text:p>0.886701691</text:p>
          </table:table-cell>
          <table:table-cell office:value-type="float" office:value="0.97566190476199999" table:style-name="ce1">
            <text:p>0.975661905</text:p>
          </table:table-cell>
          <table:table-cell office:value-type="float" office:value="0.98768104239900001" table:style-name="ce1">
            <text:p>0.987681042</text:p>
          </table:table-cell>
          <table:table-cell office:value-type="float" office:value="0.97955599999999998" table:style-name="ce1">
            <text:p>0.979556</text:p>
          </table:table-cell>
          <table:table-cell office:value-type="float" office:value="0.11329830861699999" table:style-name="ce1">
            <text:p>0.113298309</text:p>
          </table:table-cell>
          <table:table-cell office:value-type="float" office:value="204889" table:style-name="ce1">
            <text:p>204889</text:p>
          </table:table-cell>
          <table:table-cell office:value-type="float" office:value="5111" table:style-name="ce1">
            <text:p>5111</text:p>
          </table:table-cell>
          <table:table-cell office:value-type="float" office:value="40000" table:style-name="ce1">
            <text:p>40000</text:p>
          </table:table-cell>
          <table:table-cell office:value-type="float" office:value="0" table:style-name="ce1">
            <text:p>0</text:p>
          </table:table-cell>
          <table:table-cell office:value-type="float" office:value="204889" table:style-name="ce1">
            <text:p>204889</text:p>
          </table:table-cell>
          <table:table-cell office:value-type="float" office:value="210000" table:style-name="ce1">
            <text:p>21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3994900776599999" table:style-name="ce1">
            <text:p>0.939949008</text:p>
          </table:table-cell>
          <table:table-cell office:value-type="float" office:value="0.88670169138300003" table:style-name="ce1">
            <text:p>0.886701691</text:p>
          </table:table-cell>
          <table:table-cell office:value-type="float" office:value="0.94335084569200001" table:style-name="ce1">
            <text:p>0.943350846</text:p>
          </table:table-cell>
          <table:table-cell office:value-type="float" office:value="0.97892146630999999" table:style-name="ce1">
            <text:p>0.978921466</text:p>
          </table:table-cell>
          <table:table-cell office:value-type="float" office:value="0.96252315363600005" table:style-name="ce1">
            <text:p>0.962523154</text:p>
          </table:table-cell>
          <table:table-cell office:value-type="float" office:value="0.32834515489900001" table:style-name="ce1">
            <text:p>0.328345155</text:p>
          </table:table-cell>
          <table:table-cell office:value-type="float" office:value="0.92763032917099997" table:style-name="ce1">
            <text:p>0.927630329</text:p>
          </table:table-cell>
          <table:table-cell office:value-type="float" office:value="0.93994900776599999" table:style-name="ce1">
            <text:p>0.939949008</text:p>
          </table:table-cell>
          <table:table-cell office:value-type="float" office:value="0.54232187644899998" table:style-name="ce1">
            <text:p>0.542321876</text:p>
          </table:table-cell>
          <table:table-cell office:value-type="float" office:value="210.011904424487" table:style-name="ce1">
            <text:p>210.0119044</text:p>
          </table:table-cell>
          <table:table-cell office:value-type="float" office:value="5.2695710952672101" table:style-name="ce1">
            <text:p>5.269571095</text:p>
          </table:table-cell>
          <table:table-cell office:value-type="float" office:value="0.23071319103999999" table:style-name="ce1">
            <text:p>0.230713191</text:p>
          </table:table-cell>
          <table:table-cell office:value-type="float" office:value="8.8173345715423599E-3" table:style-name="ce1">
            <text:p>0.008817335</text:p>
          </table:table-cell>
          <table:table-cell office:value-type="float" office:value="3.8571729378599998E-2" table:style-name="ce1">
            <text:p>0.038571729</text:p>
          </table:table-cell>
          <table:table-cell office:value-type="float" office:value="6.38875E-2" table:style-name="ce1">
            <text:p>0.0638875</text:p>
          </table:table-cell>
          <table:table-cell office:value-type="float" office:value="0.88670169138300003" table:style-name="ce1">
            <text:p>0.88670169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3994900776599999" table:style-name="ce1">
            <text:p>0.939949008</text:p>
          </table:table-cell>
          <table:table-cell office:value-type="float" office:value="0.97955599999999998" table:style-name="ce1">
            <text:p>0.979556</text:p>
          </table:table-cell>
          <table:table-cell office:value-type="float" office:value="0" table:style-name="ce1">
            <text:p>0</text:p>
          </table:table-cell>
          <table:table-cell office:value-type="float" office:value="40000" table:style-name="ce1">
            <text:p>40000</text:p>
          </table:table-cell>
          <table:table-cell office:value-type="float" office:value="0" table:style-name="ce1">
            <text:p>0</text:p>
          </table:table-cell>
          <table:table-cell office:value-type="float" office:value="204889" table:style-name="ce1">
            <text:p>204889</text:p>
          </table:table-cell>
          <table:table-cell office:value-type="float" office:value="5111" table:style-name="ce1">
            <text:p>5111</text:p>
          </table:table-cell>
          <table:table-cell office:value-type="float" office:value="45111" table:style-name="ce1">
            <text:p>45111</text:p>
          </table:table-cell>
          <table:table-cell office:value-type="float" office:value="40000" table:style-name="ce1">
            <text:p>4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noise100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19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8454084321799995" table:style-name="ce1">
            <text:p>0.984540843</text:p>
          </table:table-cell>
          <table:table-cell office:value-type="float" office:value="0.96955238095200003" table:style-name="ce1">
            <text:p>0.969552381</text:p>
          </table:table-cell>
          <table:table-cell office:value-type="float" office:value="0.93109022718500001" table:style-name="ce1">
            <text:p>0.931090227</text:p>
          </table:table-cell>
          <table:table-cell office:value-type="float" office:value="0.97372472149199996" table:style-name="ce1">
            <text:p>0.973724721</text:p>
          </table:table-cell>
          <table:table-cell office:value-type="float" office:value="1.01887581579" table:style-name="ce1">
            <text:p>1.018875816</text:p>
          </table:table-cell>
          <table:table-cell office:value-type="float" office:value="-0.38064015592799999" table:style-name="ce1">
            <text:p>-0.380640156</text:p>
          </table:table-cell>
          <table:table-cell office:value-type="float" office:value="0.91053141588700004" table:style-name="ce1">
            <text:p>0.910531416</text:p>
          </table:table-cell>
          <table:table-cell office:value-type="float" office:value="0.98454084321799995" table:style-name="ce1">
            <text:p>0.984540843</text:p>
          </table:table-cell>
          <table:table-cell office:value-type="float" office:value="0.52695387784900005" table:style-name="ce1">
            <text:p>0.526953878</text:p>
          </table:table-cell>
          <table:table-cell office:value-type="float" office:value="1" table:style-name="ce1">
            <text:p>1</text:p>
          </table:table-cell>
          <table:table-cell office:value-type="float" office:value="1.5223809523809501E-2" table:style-name="ce1">
            <text:p>0.01522381</text:p>
          </table:table-cell>
          <table:table-cell office:value-type="float" office:value="0.272526306622" table:style-name="ce1">
            <text:p>0.272526307</text:p>
          </table:table-cell>
          <table:table-cell office:value-type="float" office:value="5.2368204998955799E-4" table:style-name="ce1">
            <text:p>0.000523682</text:p>
          </table:table-cell>
          <table:table-cell office:value-type="float" office:value="-3.1435629180999999E-2" table:style-name="ce1">
            <text:p>-0.031435629</text:p>
          </table:table-cell>
          <table:table-cell office:value-type="float" office:value="1.5701894836099999E-2" table:style-name="ce1">
            <text:p>0.015701895</text:p>
          </table:table-cell>
          <table:table-cell office:value-type="float" office:value="1" table:style-name="ce1">
            <text:p>1</text:p>
          </table:table-cell>
          <table:table-cell office:value-type="float" office:value="0.86218045436900004" table:style-name="ce1">
            <text:p>0.862180454</text:p>
          </table:table-cell>
          <table:table-cell office:value-type="float" office:value="0.96955238095200003" table:style-name="ce1">
            <text:p>0.969552381</text:p>
          </table:table-cell>
          <table:table-cell office:value-type="float" office:value="0.98454084321799995" table:style-name="ce1">
            <text:p>0.984540843</text:p>
          </table:table-cell>
          <table:table-cell office:value-type="float" office:value="0.97442399999999996" table:style-name="ce1">
            <text:p>0.974424</text:p>
          </table:table-cell>
          <table:table-cell office:value-type="float" office:value="0.13781954563099999" table:style-name="ce1">
            <text:p>0.137819546</text:p>
          </table:table-cell>
          <table:table-cell office:value-type="float" office:value="203606" table:style-name="ce1">
            <text:p>203606</text:p>
          </table:table-cell>
          <table:table-cell office:value-type="float" office:value="6394" table:style-name="ce1">
            <text:p>6394</text:p>
          </table:table-cell>
          <table:table-cell office:value-type="float" office:value="40000" table:style-name="ce1">
            <text:p>40000</text:p>
          </table:table-cell>
          <table:table-cell office:value-type="float" office:value="0" table:style-name="ce1">
            <text:p>0</text:p>
          </table:table-cell>
          <table:table-cell office:value-type="float" office:value="203606" table:style-name="ce1">
            <text:p>203606</text:p>
          </table:table-cell>
          <table:table-cell office:value-type="float" office:value="210000" table:style-name="ce1">
            <text:p>21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2599023080300003" table:style-name="ce1">
            <text:p>0.925990231</text:p>
          </table:table-cell>
          <table:table-cell office:value-type="float" office:value="0.86218045436900004" table:style-name="ce1">
            <text:p>0.862180454</text:p>
          </table:table-cell>
          <table:table-cell office:value-type="float" office:value="0.93109022718500001" table:style-name="ce1">
            <text:p>0.931090227</text:p>
          </table:table-cell>
          <table:table-cell office:value-type="float" office:value="0.97372472149199996" table:style-name="ce1">
            <text:p>0.973724721</text:p>
          </table:table-cell>
          <table:table-cell office:value-type="float" office:value="1.01887581579" table:style-name="ce1">
            <text:p>1.018875816</text:p>
          </table:table-cell>
          <table:table-cell office:value-type="float" office:value="-0.38064015592799999" table:style-name="ce1">
            <text:p>-0.380640156</text:p>
          </table:table-cell>
          <table:table-cell office:value-type="float" office:value="0.91053141588700004" table:style-name="ce1">
            <text:p>0.910531416</text:p>
          </table:table-cell>
          <table:table-cell office:value-type="float" office:value="0.92599023080300003" table:style-name="ce1">
            <text:p>0.925990231</text:p>
          </table:table-cell>
          <table:table-cell office:value-type="float" office:value="0.52695387784900005" table:style-name="ce1">
            <text:p>0.526953878</text:p>
          </table:table-cell>
          <table:table-cell office:value-type="float" office:value="209.32271735289501" table:style-name="ce1">
            <text:p>209.3227174</text:p>
          </table:table-cell>
          <table:table-cell office:value-type="float" office:value="6.4162044945572401" table:style-name="ce1">
            <text:p>6.416204495</text:p>
          </table:table-cell>
          <table:table-cell office:value-type="float" office:value="0.272526306622" table:style-name="ce1">
            <text:p>0.272526307</text:p>
          </table:table-cell>
          <table:table-cell office:value-type="float" office:value="5.1154577852193803E-3" table:style-name="ce1">
            <text:p>0.005115458</text:p>
          </table:table-cell>
          <table:table-cell office:value-type="float" office:value="-3.1435629180999999E-2" table:style-name="ce1">
            <text:p>-0.031435629</text:p>
          </table:table-cell>
          <table:table-cell office:value-type="float" office:value="7.9924999999999996E-2" table:style-name="ce1">
            <text:p>0.079925</text:p>
          </table:table-cell>
          <table:table-cell office:value-type="float" office:value="0.86218045436900004" table:style-name="ce1">
            <text:p>0.86218045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2599023080300003" table:style-name="ce1">
            <text:p>0.925990231</text:p>
          </table:table-cell>
          <table:table-cell office:value-type="float" office:value="0.97442399999999996" table:style-name="ce1">
            <text:p>0.974424</text:p>
          </table:table-cell>
          <table:table-cell office:value-type="float" office:value="0" table:style-name="ce1">
            <text:p>0</text:p>
          </table:table-cell>
          <table:table-cell office:value-type="float" office:value="40000" table:style-name="ce1">
            <text:p>40000</text:p>
          </table:table-cell>
          <table:table-cell office:value-type="float" office:value="0" table:style-name="ce1">
            <text:p>0</text:p>
          </table:table-cell>
          <table:table-cell office:value-type="float" office:value="203606" table:style-name="ce1">
            <text:p>203606</text:p>
          </table:table-cell>
          <table:table-cell office:value-type="float" office:value="6394" table:style-name="ce1">
            <text:p>6394</text:p>
          </table:table-cell>
          <table:table-cell office:value-type="float" office:value="46394" table:style-name="ce1">
            <text:p>46394</text:p>
          </table:table-cell>
          <table:table-cell office:value-type="float" office:value="40000" table:style-name="ce1">
            <text:p>40000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here1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20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953311545400003" table:style-name="ce1">
            <text:p>0.999533115</text:p>
          </table:table-cell>
          <table:table-cell office:value-type="float" office:value="0.99906666666699995" table:style-name="ce1">
            <text:p>0.999066667</text:p>
          </table:table-cell>
          <table:table-cell office:value-type="float" office:value="0.99756194646200003" table:style-name="ce1">
            <text:p>0.997561946</text:p>
          </table:table-cell>
          <table:table-cell office:value-type="float" office:value="0.99923530649500003" table:style-name="ce1">
            <text:p>0.999235306</text:p>
          </table:table-cell>
          <table:table-cell office:value-type="float" office:value="0.99843322304500004" table:style-name="ce1">
            <text:p>0.998433223</text:p>
          </table:table-cell>
          <table:table-cell office:value-type="float" office:value="1.03026047832" table:style-name="ce1">
            <text:p>1.030260478</text:p>
          </table:table-cell>
          <table:table-cell office:value-type="float" office:value="0.99708911490999996" table:style-name="ce1">
            <text:p>0.997089115</text:p>
          </table:table-cell>
          <table:table-cell office:value-type="float" office:value="0.99953311545400003" table:style-name="ce1">
            <text:p>0.999533115</text:p>
          </table:table-cell>
          <table:table-cell office:value-type="float" office:value="0.62716008112699995" table:style-name="ce1">
            <text:p>0.627160081</text:p>
          </table:table-cell>
          <table:table-cell office:value-type="float" office:value="1" table:style-name="ce1">
            <text:p>1</text:p>
          </table:table-cell>
          <table:table-cell office:value-type="float" office:value="4.6666666666666601E-4" table:style-name="ce1">
            <text:p>0.000466667</text:p>
          </table:table-cell>
          <table:table-cell office:value-type="float" office:value="1.6171229274300002E-2" table:style-name="ce1">
            <text:p>0.016171229</text:p>
          </table:table-cell>
          <table:table-cell office:value-type="float" office:value="0" table:style-name="ce1">
            <text:p>0</text:p>
          </table:table-cell>
          <table:table-cell office:value-type="float" office:value="1.56417713205E-3" table:style-name="ce1">
            <text:p>0.001564177</text:p>
          </table:table-cell>
          <table:table-cell office:value-type="float" office:value="4.6710262912099998E-4" table:style-name="ce1">
            <text:p>0.000467103</text:p>
          </table:table-cell>
          <table:table-cell office:value-type="float" office:value="1" table:style-name="ce1">
            <text:p>1</text:p>
          </table:table-cell>
          <table:table-cell office:value-type="float" office:value="0.99512389292500003" table:style-name="ce1">
            <text:p>0.995123893</text:p>
          </table:table-cell>
          <table:table-cell office:value-type="float" office:value="0.99906666666699995" table:style-name="ce1">
            <text:p>0.999066667</text:p>
          </table:table-cell>
          <table:table-cell office:value-type="float" office:value="0.99953311545400003" table:style-name="ce1">
            <text:p>0.999533115</text:p>
          </table:table-cell>
          <table:table-cell office:value-type="float" office:value="0.99921599999999999" table:style-name="ce1">
            <text:p>0.999216</text:p>
          </table:table-cell>
          <table:table-cell office:value-type="float" office:value="4.8761070753300002E-3" table:style-name="ce1">
            <text:p>0.004876107</text:p>
          </table:table-cell>
          <table:table-cell office:value-type="float" office:value="209804" table:style-name="ce1">
            <text:p>209804</text:p>
          </table:table-cell>
          <table:table-cell office:value-type="float" office:value="196" table:style-name="ce1">
            <text:p>196</text:p>
          </table:table-cell>
          <table:table-cell office:value-type="float" office:value="40000" table:style-name="ce1">
            <text:p>40000</text:p>
          </table:table-cell>
          <table:table-cell office:value-type="float" office:value="0" table:style-name="ce1">
            <text:p>0</text:p>
          </table:table-cell>
          <table:table-cell office:value-type="float" office:value="209804" table:style-name="ce1">
            <text:p>209804</text:p>
          </table:table-cell>
          <table:table-cell office:value-type="float" office:value="210000" table:style-name="ce1">
            <text:p>21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9755598782999999" table:style-name="ce1">
            <text:p>0.997555988</text:p>
          </table:table-cell>
          <table:table-cell office:value-type="float" office:value="0.99512389292500003" table:style-name="ce1">
            <text:p>0.995123893</text:p>
          </table:table-cell>
          <table:table-cell office:value-type="float" office:value="0.99756194646200003" table:style-name="ce1">
            <text:p>0.997561946</text:p>
          </table:table-cell>
          <table:table-cell office:value-type="float" office:value="0.99923530649500003" table:style-name="ce1">
            <text:p>0.999235306</text:p>
          </table:table-cell>
          <table:table-cell office:value-type="float" office:value="0.99843322304500004" table:style-name="ce1">
            <text:p>0.998433223</text:p>
          </table:table-cell>
          <table:table-cell office:value-type="float" office:value="1.03026047832" table:style-name="ce1">
            <text:p>1.030260478</text:p>
          </table:table-cell>
          <table:table-cell office:value-type="float" office:value="0.99708911490999996" table:style-name="ce1">
            <text:p>0.997089115</text:p>
          </table:table-cell>
          <table:table-cell office:value-type="float" office:value="0.99755598782999999" table:style-name="ce1">
            <text:p>0.997555988</text:p>
          </table:table-cell>
          <table:table-cell office:value-type="float" office:value="0.62716008112699995" table:style-name="ce1">
            <text:p>0.627160081</text:p>
          </table:table-cell>
          <table:table-cell office:value-type="float" office:value="1" table:style-name="ce1">
            <text:p>1</text:p>
          </table:table-cell>
          <table:table-cell office:value-type="float" office:value="2.4380535376654299E-3" table:style-name="ce1">
            <text:p>0.002438054</text:p>
          </table:table-cell>
          <table:table-cell office:value-type="float" office:value="1.6171229274300002E-2" table:style-name="ce1">
            <text:p>0.016171229</text:p>
          </table:table-cell>
          <table:table-cell office:value-type="float" office:value="0" table:style-name="ce1">
            <text:p>0</text:p>
          </table:table-cell>
          <table:table-cell office:value-type="float" office:value="1.56417713205E-3" table:style-name="ce1">
            <text:p>0.001564177</text:p>
          </table:table-cell>
          <table:table-cell office:value-type="float" office:value="2.4499999999999999E-3" table:style-name="ce1">
            <text:p>0.00245</text:p>
          </table:table-cell>
          <table:table-cell office:value-type="float" office:value="0.99512389292500003" table:style-name="ce1">
            <text:p>0.99512389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9755598782999999" table:style-name="ce1">
            <text:p>0.997555988</text:p>
          </table:table-cell>
          <table:table-cell office:value-type="float" office:value="0.99921599999999999" table:style-name="ce1">
            <text:p>0.999216</text:p>
          </table:table-cell>
          <table:table-cell office:value-type="float" office:value="0" table:style-name="ce1">
            <text:p>0</text:p>
          </table:table-cell>
          <table:table-cell office:value-type="float" office:value="40000" table:style-name="ce1">
            <text:p>40000</text:p>
          </table:table-cell>
          <table:table-cell office:value-type="float" office:value="0" table:style-name="ce1">
            <text:p>0</text:p>
          </table:table-cell>
          <table:table-cell office:value-type="float" office:value="209804" table:style-name="ce1">
            <text:p>209804</text:p>
          </table:table-cell>
          <table:table-cell office:value-type="float" office:value="196" table:style-name="ce1">
            <text:p>196</text:p>
          </table:table-cell>
          <table:table-cell office:value-type="float" office:value="40196" table:style-name="ce1">
            <text:p>40196</text:p>
          </table:table-cell>
          <table:table-cell office:value-type="float" office:value="40000" table:style-name="ce1">
            <text:p>4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here2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21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952834907900001" table:style-name="ce1">
            <text:p>0.999528349</text:p>
          </table:table-cell>
          <table:table-cell office:value-type="float" office:value="0.99905714285699998" table:style-name="ce1">
            <text:p>0.999057143</text:p>
          </table:table-cell>
          <table:table-cell office:value-type="float" office:value="0.99753719090500004" table:style-name="ce1">
            <text:p>0.997537191</text:p>
          </table:table-cell>
          <table:table-cell office:value-type="float" office:value="0.99922750759900003" table:style-name="ce1">
            <text:p>0.999227508</text:p>
          </table:table-cell>
          <table:table-cell office:value-type="float" office:value="0.99841724819699995" table:style-name="ce1">
            <text:p>0.998417248</text:p>
          </table:table-cell>
          <table:table-cell office:value-type="float" office:value="1.03056228988" table:style-name="ce1">
            <text:p>1.03056229</text:p>
          </table:table-cell>
          <table:table-cell office:value-type="float" office:value="0.99705947132499995" table:style-name="ce1">
            <text:p>0.997059471</text:p>
          </table:table-cell>
          <table:table-cell office:value-type="float" office:value="0.99952834907900001" table:style-name="ce1">
            <text:p>0.999528349</text:p>
          </table:table-cell>
          <table:table-cell office:value-type="float" office:value="0.62709869909100002" table:style-name="ce1">
            <text:p>0.627098699</text:p>
          </table:table-cell>
          <table:table-cell office:value-type="float" office:value="1" table:style-name="ce1">
            <text:p>1</text:p>
          </table:table-cell>
          <table:table-cell office:value-type="float" office:value="4.7142857142857099E-4" table:style-name="ce1">
            <text:p>0.000471429</text:p>
          </table:table-cell>
          <table:table-cell office:value-type="float" office:value="1.63130643523E-2" table:style-name="ce1">
            <text:p>0.016313064</text:p>
          </table:table-cell>
          <table:table-cell office:value-type="float" office:value="0" table:style-name="ce1">
            <text:p>0</text:p>
          </table:table-cell>
          <table:table-cell office:value-type="float" office:value="1.58009891039E-3" table:style-name="ce1">
            <text:p>0.001580099</text:p>
          </table:table-cell>
          <table:table-cell office:value-type="float" office:value="4.7187348071E-4" table:style-name="ce1">
            <text:p>0.000471873</text:p>
          </table:table-cell>
          <table:table-cell office:value-type="float" office:value="1" table:style-name="ce1">
            <text:p>1</text:p>
          </table:table-cell>
          <table:table-cell office:value-type="float" office:value="0.99507438180999996" table:style-name="ce1">
            <text:p>0.995074382</text:p>
          </table:table-cell>
          <table:table-cell office:value-type="float" office:value="0.99905714285699998" table:style-name="ce1">
            <text:p>0.999057143</text:p>
          </table:table-cell>
          <table:table-cell office:value-type="float" office:value="0.99952834907900001" table:style-name="ce1">
            <text:p>0.999528349</text:p>
          </table:table-cell>
          <table:table-cell office:value-type="float" office:value="0.99920799999999999" table:style-name="ce1">
            <text:p>0.999208</text:p>
          </table:table-cell>
          <table:table-cell office:value-type="float" office:value="4.9256181899599997E-3" table:style-name="ce1">
            <text:p>0.004925618</text:p>
          </table:table-cell>
          <table:table-cell office:value-type="float" office:value="209802" table:style-name="ce1">
            <text:p>209802</text:p>
          </table:table-cell>
          <table:table-cell office:value-type="float" office:value="198" table:style-name="ce1">
            <text:p>198</text:p>
          </table:table-cell>
          <table:table-cell office:value-type="float" office:value="40000" table:style-name="ce1">
            <text:p>40000</text:p>
          </table:table-cell>
          <table:table-cell office:value-type="float" office:value="0" table:style-name="ce1">
            <text:p>0</text:p>
          </table:table-cell>
          <table:table-cell office:value-type="float" office:value="209802" table:style-name="ce1">
            <text:p>209802</text:p>
          </table:table-cell>
          <table:table-cell office:value-type="float" office:value="210000" table:style-name="ce1">
            <text:p>21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9753111050200005" table:style-name="ce1">
            <text:p>0.997531111</text:p>
          </table:table-cell>
          <table:table-cell office:value-type="float" office:value="0.99507438180999996" table:style-name="ce1">
            <text:p>0.995074382</text:p>
          </table:table-cell>
          <table:table-cell office:value-type="float" office:value="0.99753719090500004" table:style-name="ce1">
            <text:p>0.997537191</text:p>
          </table:table-cell>
          <table:table-cell office:value-type="float" office:value="0.99922750759900003" table:style-name="ce1">
            <text:p>0.999227508</text:p>
          </table:table-cell>
          <table:table-cell office:value-type="float" office:value="0.99841724819699995" table:style-name="ce1">
            <text:p>0.998417248</text:p>
          </table:table-cell>
          <table:table-cell office:value-type="float" office:value="1.03056228988" table:style-name="ce1">
            <text:p>1.03056229</text:p>
          </table:table-cell>
          <table:table-cell office:value-type="float" office:value="0.99705947132499995" table:style-name="ce1">
            <text:p>0.997059471</text:p>
          </table:table-cell>
          <table:table-cell office:value-type="float" office:value="0.99753111050200005" table:style-name="ce1">
            <text:p>0.997531111</text:p>
          </table:table-cell>
          <table:table-cell office:value-type="float" office:value="0.62709869909100002" table:style-name="ce1">
            <text:p>0.627098699</text:p>
          </table:table-cell>
          <table:table-cell office:value-type="float" office:value="1" table:style-name="ce1">
            <text:p>1</text:p>
          </table:table-cell>
          <table:table-cell office:value-type="float" office:value="2.4628090949798398E-3" table:style-name="ce1">
            <text:p>0.002462809</text:p>
          </table:table-cell>
          <table:table-cell office:value-type="float" office:value="1.63130643523E-2" table:style-name="ce1">
            <text:p>0.016313064</text:p>
          </table:table-cell>
          <table:table-cell office:value-type="float" office:value="0" table:style-name="ce1">
            <text:p>0</text:p>
          </table:table-cell>
          <table:table-cell office:value-type="float" office:value="1.58009891039E-3" table:style-name="ce1">
            <text:p>0.001580099</text:p>
          </table:table-cell>
          <table:table-cell office:value-type="float" office:value="2.4750000000000002E-3" table:style-name="ce1">
            <text:p>0.002475</text:p>
          </table:table-cell>
          <table:table-cell office:value-type="float" office:value="0.99507438180999996" table:style-name="ce1">
            <text:p>0.99507438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9753111050200005" table:style-name="ce1">
            <text:p>0.997531111</text:p>
          </table:table-cell>
          <table:table-cell office:value-type="float" office:value="0.99920799999999999" table:style-name="ce1">
            <text:p>0.999208</text:p>
          </table:table-cell>
          <table:table-cell office:value-type="float" office:value="0" table:style-name="ce1">
            <text:p>0</text:p>
          </table:table-cell>
          <table:table-cell office:value-type="float" office:value="40000" table:style-name="ce1">
            <text:p>40000</text:p>
          </table:table-cell>
          <table:table-cell office:value-type="float" office:value="0" table:style-name="ce1">
            <text:p>0</text:p>
          </table:table-cell>
          <table:table-cell office:value-type="float" office:value="209802" table:style-name="ce1">
            <text:p>209802</text:p>
          </table:table-cell>
          <table:table-cell office:value-type="float" office:value="198" table:style-name="ce1">
            <text:p>198</text:p>
          </table:table-cell>
          <table:table-cell office:value-type="float" office:value="40198" table:style-name="ce1">
            <text:p>40198</text:p>
          </table:table-cell>
          <table:table-cell office:value-type="float" office:value="40000" table:style-name="ce1">
            <text:p>4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here3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22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952834907900001" table:style-name="ce1">
            <text:p>0.999528349</text:p>
          </table:table-cell>
          <table:table-cell office:value-type="float" office:value="0.99905714285699998" table:style-name="ce1">
            <text:p>0.999057143</text:p>
          </table:table-cell>
          <table:table-cell office:value-type="float" office:value="0.99753719090500004" table:style-name="ce1">
            <text:p>0.997537191</text:p>
          </table:table-cell>
          <table:table-cell office:value-type="float" office:value="0.99922750759900003" table:style-name="ce1">
            <text:p>0.999227508</text:p>
          </table:table-cell>
          <table:table-cell office:value-type="float" office:value="0.99841724819699995" table:style-name="ce1">
            <text:p>0.998417248</text:p>
          </table:table-cell>
          <table:table-cell office:value-type="float" office:value="1.03056228988" table:style-name="ce1">
            <text:p>1.03056229</text:p>
          </table:table-cell>
          <table:table-cell office:value-type="float" office:value="0.99705947132499995" table:style-name="ce1">
            <text:p>0.997059471</text:p>
          </table:table-cell>
          <table:table-cell office:value-type="float" office:value="0.99952834907900001" table:style-name="ce1">
            <text:p>0.999528349</text:p>
          </table:table-cell>
          <table:table-cell office:value-type="float" office:value="0.62709869909100002" table:style-name="ce1">
            <text:p>0.627098699</text:p>
          </table:table-cell>
          <table:table-cell office:value-type="float" office:value="1" table:style-name="ce1">
            <text:p>1</text:p>
          </table:table-cell>
          <table:table-cell office:value-type="float" office:value="4.7142857142857099E-4" table:style-name="ce1">
            <text:p>0.000471429</text:p>
          </table:table-cell>
          <table:table-cell office:value-type="float" office:value="1.63130643523E-2" table:style-name="ce1">
            <text:p>0.016313064</text:p>
          </table:table-cell>
          <table:table-cell office:value-type="float" office:value="0" table:style-name="ce1">
            <text:p>0</text:p>
          </table:table-cell>
          <table:table-cell office:value-type="float" office:value="1.58009891039E-3" table:style-name="ce1">
            <text:p>0.001580099</text:p>
          </table:table-cell>
          <table:table-cell office:value-type="float" office:value="4.7187348071E-4" table:style-name="ce1">
            <text:p>0.000471873</text:p>
          </table:table-cell>
          <table:table-cell office:value-type="float" office:value="1" table:style-name="ce1">
            <text:p>1</text:p>
          </table:table-cell>
          <table:table-cell office:value-type="float" office:value="0.99507438180999996" table:style-name="ce1">
            <text:p>0.995074382</text:p>
          </table:table-cell>
          <table:table-cell office:value-type="float" office:value="0.99905714285699998" table:style-name="ce1">
            <text:p>0.999057143</text:p>
          </table:table-cell>
          <table:table-cell office:value-type="float" office:value="0.99952834907900001" table:style-name="ce1">
            <text:p>0.999528349</text:p>
          </table:table-cell>
          <table:table-cell office:value-type="float" office:value="0.99920799999999999" table:style-name="ce1">
            <text:p>0.999208</text:p>
          </table:table-cell>
          <table:table-cell office:value-type="float" office:value="4.9256181899599997E-3" table:style-name="ce1">
            <text:p>0.004925618</text:p>
          </table:table-cell>
          <table:table-cell office:value-type="float" office:value="209802" table:style-name="ce1">
            <text:p>209802</text:p>
          </table:table-cell>
          <table:table-cell office:value-type="float" office:value="198" table:style-name="ce1">
            <text:p>198</text:p>
          </table:table-cell>
          <table:table-cell office:value-type="float" office:value="40000" table:style-name="ce1">
            <text:p>40000</text:p>
          </table:table-cell>
          <table:table-cell office:value-type="float" office:value="0" table:style-name="ce1">
            <text:p>0</text:p>
          </table:table-cell>
          <table:table-cell office:value-type="float" office:value="209802" table:style-name="ce1">
            <text:p>209802</text:p>
          </table:table-cell>
          <table:table-cell office:value-type="float" office:value="210000" table:style-name="ce1">
            <text:p>21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9753111050200005" table:style-name="ce1">
            <text:p>0.997531111</text:p>
          </table:table-cell>
          <table:table-cell office:value-type="float" office:value="0.99507438180999996" table:style-name="ce1">
            <text:p>0.995074382</text:p>
          </table:table-cell>
          <table:table-cell office:value-type="float" office:value="0.99753719090500004" table:style-name="ce1">
            <text:p>0.997537191</text:p>
          </table:table-cell>
          <table:table-cell office:value-type="float" office:value="0.99922750759900003" table:style-name="ce1">
            <text:p>0.999227508</text:p>
          </table:table-cell>
          <table:table-cell office:value-type="float" office:value="0.99841724819699995" table:style-name="ce1">
            <text:p>0.998417248</text:p>
          </table:table-cell>
          <table:table-cell office:value-type="float" office:value="1.03056228988" table:style-name="ce1">
            <text:p>1.03056229</text:p>
          </table:table-cell>
          <table:table-cell office:value-type="float" office:value="0.99705947132499995" table:style-name="ce1">
            <text:p>0.997059471</text:p>
          </table:table-cell>
          <table:table-cell office:value-type="float" office:value="0.99753111050200005" table:style-name="ce1">
            <text:p>0.997531111</text:p>
          </table:table-cell>
          <table:table-cell office:value-type="float" office:value="0.62709869909100002" table:style-name="ce1">
            <text:p>0.627098699</text:p>
          </table:table-cell>
          <table:table-cell office:value-type="float" office:value="1" table:style-name="ce1">
            <text:p>1</text:p>
          </table:table-cell>
          <table:table-cell office:value-type="float" office:value="2.4628090949798398E-3" table:style-name="ce1">
            <text:p>0.002462809</text:p>
          </table:table-cell>
          <table:table-cell office:value-type="float" office:value="1.63130643523E-2" table:style-name="ce1">
            <text:p>0.016313064</text:p>
          </table:table-cell>
          <table:table-cell office:value-type="float" office:value="0" table:style-name="ce1">
            <text:p>0</text:p>
          </table:table-cell>
          <table:table-cell office:value-type="float" office:value="1.58009891039E-3" table:style-name="ce1">
            <text:p>0.001580099</text:p>
          </table:table-cell>
          <table:table-cell office:value-type="float" office:value="2.4750000000000002E-3" table:style-name="ce1">
            <text:p>0.002475</text:p>
          </table:table-cell>
          <table:table-cell office:value-type="float" office:value="0.99507438180999996" table:style-name="ce1">
            <text:p>0.99507438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9753111050200005" table:style-name="ce1">
            <text:p>0.997531111</text:p>
          </table:table-cell>
          <table:table-cell office:value-type="float" office:value="0.99920799999999999" table:style-name="ce1">
            <text:p>0.999208</text:p>
          </table:table-cell>
          <table:table-cell office:value-type="float" office:value="0" table:style-name="ce1">
            <text:p>0</text:p>
          </table:table-cell>
          <table:table-cell office:value-type="float" office:value="40000" table:style-name="ce1">
            <text:p>40000</text:p>
          </table:table-cell>
          <table:table-cell office:value-type="float" office:value="0" table:style-name="ce1">
            <text:p>0</text:p>
          </table:table-cell>
          <table:table-cell office:value-type="float" office:value="209802" table:style-name="ce1">
            <text:p>209802</text:p>
          </table:table-cell>
          <table:table-cell office:value-type="float" office:value="198" table:style-name="ce1">
            <text:p>198</text:p>
          </table:table-cell>
          <table:table-cell office:value-type="float" office:value="40198" table:style-name="ce1">
            <text:p>40198</text:p>
          </table:table-cell>
          <table:table-cell office:value-type="float" office:value="40000" table:style-name="ce1">
            <text:p>4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here4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23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952358265800001" table:style-name="ce1">
            <text:p>0.999523583</text:p>
          </table:table-cell>
          <table:table-cell office:value-type="float" office:value="0.99904761904799999" table:style-name="ce1">
            <text:p>0.999047619</text:p>
          </table:table-cell>
          <table:table-cell office:value-type="float" office:value="0.99751243781099996" table:style-name="ce1">
            <text:p>0.997512438</text:p>
          </table:table-cell>
          <table:table-cell office:value-type="float" office:value="0.99921970878599997" table:style-name="ce1">
            <text:p>0.999219709</text:p>
          </table:table-cell>
          <table:table-cell office:value-type="float" office:value="0.99840127360499997" table:style-name="ce1">
            <text:p>0.998401274</text:p>
          </table:table-cell>
          <table:table-cell office:value-type="float" office:value="1.0308639638999999" table:style-name="ce1">
            <text:p>1.030863964</text:p>
          </table:table-cell>
          <table:table-cell office:value-type="float" office:value="0.99702982893500003" table:style-name="ce1">
            <text:p>0.997029829</text:p>
          </table:table-cell>
          <table:table-cell office:value-type="float" office:value="0.99952358265800001" table:style-name="ce1">
            <text:p>0.999523583</text:p>
          </table:table-cell>
          <table:table-cell office:value-type="float" office:value="0.62703743306299997" table:style-name="ce1">
            <text:p>0.627037433</text:p>
          </table:table-cell>
          <table:table-cell office:value-type="float" office:value="1" table:style-name="ce1">
            <text:p>1</text:p>
          </table:table-cell>
          <table:table-cell office:value-type="float" office:value="4.7619047619047597E-4" table:style-name="ce1">
            <text:p>0.00047619</text:p>
          </table:table-cell>
          <table:table-cell office:value-type="float" office:value="1.6454666727700001E-2" table:style-name="ce1">
            <text:p>0.016454667</text:p>
          </table:table-cell>
          <table:table-cell office:value-type="float" office:value="0" table:style-name="ce1">
            <text:p>0</text:p>
          </table:table-cell>
          <table:table-cell office:value-type="float" office:value="1.5960199005E-3" table:style-name="ce1">
            <text:p>0.00159602</text:p>
          </table:table-cell>
          <table:table-cell office:value-type="float" office:value="4.7664442325999999E-4" table:style-name="ce1">
            <text:p>0.000476644</text:p>
          </table:table-cell>
          <table:table-cell office:value-type="float" office:value="1" table:style-name="ce1">
            <text:p>1</text:p>
          </table:table-cell>
          <table:table-cell office:value-type="float" office:value="0.99502487562200004" table:style-name="ce1">
            <text:p>0.995024876</text:p>
          </table:table-cell>
          <table:table-cell office:value-type="float" office:value="0.99904761904799999" table:style-name="ce1">
            <text:p>0.999047619</text:p>
          </table:table-cell>
          <table:table-cell office:value-type="float" office:value="0.99952358265800001" table:style-name="ce1">
            <text:p>0.999523583</text:p>
          </table:table-cell>
          <table:table-cell office:value-type="float" office:value="0.99919999999999998" table:style-name="ce1">
            <text:p>0.9992</text:p>
          </table:table-cell>
          <table:table-cell office:value-type="float" office:value="4.9751243781099999E-3" table:style-name="ce1">
            <text:p>0.004975124</text:p>
          </table:table-cell>
          <table:table-cell office:value-type="float" office:value="209800" table:style-name="ce1">
            <text:p>209800</text:p>
          </table:table-cell>
          <table:table-cell office:value-type="float" office:value="200" table:style-name="ce1">
            <text:p>200</text:p>
          </table:table-cell>
          <table:table-cell office:value-type="float" office:value="40000" table:style-name="ce1">
            <text:p>40000</text:p>
          </table:table-cell>
          <table:table-cell office:value-type="float" office:value="0" table:style-name="ce1">
            <text:p>0</text:p>
          </table:table-cell>
          <table:table-cell office:value-type="float" office:value="209800" table:style-name="ce1">
            <text:p>209800</text:p>
          </table:table-cell>
          <table:table-cell office:value-type="float" office:value="210000" table:style-name="ce1">
            <text:p>21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9750623441399999" table:style-name="ce1">
            <text:p>0.997506234</text:p>
          </table:table-cell>
          <table:table-cell office:value-type="float" office:value="0.99502487562200004" table:style-name="ce1">
            <text:p>0.995024876</text:p>
          </table:table-cell>
          <table:table-cell office:value-type="float" office:value="0.99751243781099996" table:style-name="ce1">
            <text:p>0.997512438</text:p>
          </table:table-cell>
          <table:table-cell office:value-type="float" office:value="0.99921970878599997" table:style-name="ce1">
            <text:p>0.999219709</text:p>
          </table:table-cell>
          <table:table-cell office:value-type="float" office:value="0.99840127360499997" table:style-name="ce1">
            <text:p>0.998401274</text:p>
          </table:table-cell>
          <table:table-cell office:value-type="float" office:value="1.0308639638999999" table:style-name="ce1">
            <text:p>1.030863964</text:p>
          </table:table-cell>
          <table:table-cell office:value-type="float" office:value="0.99702982893500003" table:style-name="ce1">
            <text:p>0.997029829</text:p>
          </table:table-cell>
          <table:table-cell office:value-type="float" office:value="0.99750623441399999" table:style-name="ce1">
            <text:p>0.997506234</text:p>
          </table:table-cell>
          <table:table-cell office:value-type="float" office:value="0.62703743306299997" table:style-name="ce1">
            <text:p>0.627037433</text:p>
          </table:table-cell>
          <table:table-cell office:value-type="float" office:value="1" table:style-name="ce1">
            <text:p>1</text:p>
          </table:table-cell>
          <table:table-cell office:value-type="float" office:value="2.4875621890547198E-3" table:style-name="ce1">
            <text:p>0.002487562</text:p>
          </table:table-cell>
          <table:table-cell office:value-type="float" office:value="1.6454666727700001E-2" table:style-name="ce1">
            <text:p>0.016454667</text:p>
          </table:table-cell>
          <table:table-cell office:value-type="float" office:value="0" table:style-name="ce1">
            <text:p>0</text:p>
          </table:table-cell>
          <table:table-cell office:value-type="float" office:value="1.5960199005E-3" table:style-name="ce1">
            <text:p>0.00159602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0.99502487562200004" table:style-name="ce1">
            <text:p>0.99502487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9750623441399999" table:style-name="ce1">
            <text:p>0.997506234</text:p>
          </table:table-cell>
          <table:table-cell office:value-type="float" office:value="0.99919999999999998" table:style-name="ce1">
            <text:p>0.9992</text:p>
          </table:table-cell>
          <table:table-cell office:value-type="float" office:value="0" table:style-name="ce1">
            <text:p>0</text:p>
          </table:table-cell>
          <table:table-cell office:value-type="float" office:value="40000" table:style-name="ce1">
            <text:p>40000</text:p>
          </table:table-cell>
          <table:table-cell office:value-type="float" office:value="0" table:style-name="ce1">
            <text:p>0</text:p>
          </table:table-cell>
          <table:table-cell office:value-type="float" office:value="209800" table:style-name="ce1">
            <text:p>209800</text:p>
          </table:table-cell>
          <table:table-cell office:value-type="float" office:value="200" table:style-name="ce1">
            <text:p>200</text:p>
          </table:table-cell>
          <table:table-cell office:value-type="float" office:value="40200" table:style-name="ce1">
            <text:p>40200</text:p>
          </table:table-cell>
          <table:table-cell office:value-type="float" office:value="40000" table:style-name="ce1">
            <text:p>4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here5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24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952358265800001" table:style-name="ce1">
            <text:p>0.999523583</text:p>
          </table:table-cell>
          <table:table-cell office:value-type="float" office:value="0.99904761904799999" table:style-name="ce1">
            <text:p>0.999047619</text:p>
          </table:table-cell>
          <table:table-cell office:value-type="float" office:value="0.99751243781099996" table:style-name="ce1">
            <text:p>0.997512438</text:p>
          </table:table-cell>
          <table:table-cell office:value-type="float" office:value="0.99921970878599997" table:style-name="ce1">
            <text:p>0.999219709</text:p>
          </table:table-cell>
          <table:table-cell office:value-type="float" office:value="0.99840127360499997" table:style-name="ce1">
            <text:p>0.998401274</text:p>
          </table:table-cell>
          <table:table-cell office:value-type="float" office:value="1.0308639638999999" table:style-name="ce1">
            <text:p>1.030863964</text:p>
          </table:table-cell>
          <table:table-cell office:value-type="float" office:value="0.99702982893500003" table:style-name="ce1">
            <text:p>0.997029829</text:p>
          </table:table-cell>
          <table:table-cell office:value-type="float" office:value="0.99952358265800001" table:style-name="ce1">
            <text:p>0.999523583</text:p>
          </table:table-cell>
          <table:table-cell office:value-type="float" office:value="0.62703743306299997" table:style-name="ce1">
            <text:p>0.627037433</text:p>
          </table:table-cell>
          <table:table-cell office:value-type="float" office:value="1" table:style-name="ce1">
            <text:p>1</text:p>
          </table:table-cell>
          <table:table-cell office:value-type="float" office:value="4.7619047619047597E-4" table:style-name="ce1">
            <text:p>0.00047619</text:p>
          </table:table-cell>
          <table:table-cell office:value-type="float" office:value="1.6454666727700001E-2" table:style-name="ce1">
            <text:p>0.016454667</text:p>
          </table:table-cell>
          <table:table-cell office:value-type="float" office:value="0" table:style-name="ce1">
            <text:p>0</text:p>
          </table:table-cell>
          <table:table-cell office:value-type="float" office:value="1.5960199005E-3" table:style-name="ce1">
            <text:p>0.00159602</text:p>
          </table:table-cell>
          <table:table-cell office:value-type="float" office:value="4.7664442325999999E-4" table:style-name="ce1">
            <text:p>0.000476644</text:p>
          </table:table-cell>
          <table:table-cell office:value-type="float" office:value="1" table:style-name="ce1">
            <text:p>1</text:p>
          </table:table-cell>
          <table:table-cell office:value-type="float" office:value="0.99502487562200004" table:style-name="ce1">
            <text:p>0.995024876</text:p>
          </table:table-cell>
          <table:table-cell office:value-type="float" office:value="0.99904761904799999" table:style-name="ce1">
            <text:p>0.999047619</text:p>
          </table:table-cell>
          <table:table-cell office:value-type="float" office:value="0.99952358265800001" table:style-name="ce1">
            <text:p>0.999523583</text:p>
          </table:table-cell>
          <table:table-cell office:value-type="float" office:value="0.99919999999999998" table:style-name="ce1">
            <text:p>0.9992</text:p>
          </table:table-cell>
          <table:table-cell office:value-type="float" office:value="4.9751243781099999E-3" table:style-name="ce1">
            <text:p>0.004975124</text:p>
          </table:table-cell>
          <table:table-cell office:value-type="float" office:value="209800" table:style-name="ce1">
            <text:p>209800</text:p>
          </table:table-cell>
          <table:table-cell office:value-type="float" office:value="200" table:style-name="ce1">
            <text:p>200</text:p>
          </table:table-cell>
          <table:table-cell office:value-type="float" office:value="40000" table:style-name="ce1">
            <text:p>40000</text:p>
          </table:table-cell>
          <table:table-cell office:value-type="float" office:value="0" table:style-name="ce1">
            <text:p>0</text:p>
          </table:table-cell>
          <table:table-cell office:value-type="float" office:value="209800" table:style-name="ce1">
            <text:p>209800</text:p>
          </table:table-cell>
          <table:table-cell office:value-type="float" office:value="210000" table:style-name="ce1">
            <text:p>21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9750623441399999" table:style-name="ce1">
            <text:p>0.997506234</text:p>
          </table:table-cell>
          <table:table-cell office:value-type="float" office:value="0.99502487562200004" table:style-name="ce1">
            <text:p>0.995024876</text:p>
          </table:table-cell>
          <table:table-cell office:value-type="float" office:value="0.99751243781099996" table:style-name="ce1">
            <text:p>0.997512438</text:p>
          </table:table-cell>
          <table:table-cell office:value-type="float" office:value="0.99921970878599997" table:style-name="ce1">
            <text:p>0.999219709</text:p>
          </table:table-cell>
          <table:table-cell office:value-type="float" office:value="0.99840127360499997" table:style-name="ce1">
            <text:p>0.998401274</text:p>
          </table:table-cell>
          <table:table-cell office:value-type="float" office:value="1.0308639638999999" table:style-name="ce1">
            <text:p>1.030863964</text:p>
          </table:table-cell>
          <table:table-cell office:value-type="float" office:value="0.99702982893500003" table:style-name="ce1">
            <text:p>0.997029829</text:p>
          </table:table-cell>
          <table:table-cell office:value-type="float" office:value="0.99750623441399999" table:style-name="ce1">
            <text:p>0.997506234</text:p>
          </table:table-cell>
          <table:table-cell office:value-type="float" office:value="0.62703743306299997" table:style-name="ce1">
            <text:p>0.627037433</text:p>
          </table:table-cell>
          <table:table-cell office:value-type="float" office:value="1" table:style-name="ce1">
            <text:p>1</text:p>
          </table:table-cell>
          <table:table-cell office:value-type="float" office:value="2.4875621890547198E-3" table:style-name="ce1">
            <text:p>0.002487562</text:p>
          </table:table-cell>
          <table:table-cell office:value-type="float" office:value="1.6454666727700001E-2" table:style-name="ce1">
            <text:p>0.016454667</text:p>
          </table:table-cell>
          <table:table-cell office:value-type="float" office:value="0" table:style-name="ce1">
            <text:p>0</text:p>
          </table:table-cell>
          <table:table-cell office:value-type="float" office:value="1.5960199005E-3" table:style-name="ce1">
            <text:p>0.00159602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0.99502487562200004" table:style-name="ce1">
            <text:p>0.99502487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9750623441399999" table:style-name="ce1">
            <text:p>0.997506234</text:p>
          </table:table-cell>
          <table:table-cell office:value-type="float" office:value="0.99919999999999998" table:style-name="ce1">
            <text:p>0.9992</text:p>
          </table:table-cell>
          <table:table-cell office:value-type="float" office:value="0" table:style-name="ce1">
            <text:p>0</text:p>
          </table:table-cell>
          <table:table-cell office:value-type="float" office:value="40000" table:style-name="ce1">
            <text:p>40000</text:p>
          </table:table-cell>
          <table:table-cell office:value-type="float" office:value="0" table:style-name="ce1">
            <text:p>0</text:p>
          </table:table-cell>
          <table:table-cell office:value-type="float" office:value="209800" table:style-name="ce1">
            <text:p>209800</text:p>
          </table:table-cell>
          <table:table-cell office:value-type="float" office:value="200" table:style-name="ce1">
            <text:p>200</text:p>
          </table:table-cell>
          <table:table-cell office:value-type="float" office:value="40200" table:style-name="ce1">
            <text:p>40200</text:p>
          </table:table-cell>
          <table:table-cell office:value-type="float" office:value="40000" table:style-name="ce1">
            <text:p>40000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hift1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25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904761904799999" table:style-name="ce1">
            <text:p>0.999047619</text:p>
          </table:table-cell>
          <table:table-cell office:value-type="float" office:value="0.99809705042800001" table:style-name="ce1">
            <text:p>0.99809705</text:p>
          </table:table-cell>
          <table:table-cell office:value-type="float" office:value="0.99702380952400005" table:style-name="ce1">
            <text:p>0.99702381</text:p>
          </table:table-cell>
          <table:table-cell office:value-type="float" office:value="0.99843858909000005" table:style-name="ce1">
            <text:p>0.998438589</text:p>
          </table:table-cell>
          <table:table-cell office:value-type="float" office:value="0.99680510722000004" table:style-name="ce1">
            <text:p>0.996805107</text:p>
          </table:table-cell>
          <table:table-cell office:value-type="float" office:value="1.0630670370599999" table:style-name="ce1">
            <text:p>1.063067037</text:p>
          </table:table-cell>
          <table:table-cell office:value-type="float" office:value="0.994047642786" table:style-name="ce1">
            <text:p>0.994047643</text:p>
          </table:table-cell>
          <table:table-cell office:value-type="float" office:value="1" table:style-name="ce1">
            <text:p>1</text:p>
          </table:table-cell>
          <table:table-cell office:value-type="float" office:value="0.61786065871700002" table:style-name="ce1">
            <text:p>0.617860659</text:p>
          </table:table-cell>
          <table:table-cell office:value-type="float" office:value="1" table:style-name="ce1">
            <text:p>1</text:p>
          </table:table-cell>
          <table:table-cell office:value-type="float" office:value="9.5238095238095195E-4" table:style-name="ce1">
            <text:p>0.000952381</text:p>
          </table:table-cell>
          <table:table-cell office:value-type="float" office:value="3.2897791847000001E-2" table:style-name="ce1">
            <text:p>0.032897792</text:p>
          </table:table-cell>
          <table:table-cell office:value-type="float" office:value="1.2252735378252501E-3" table:style-name="ce1">
            <text:p>0.001225274</text:p>
          </table:table-cell>
          <table:table-cell office:value-type="float" office:value="3.1952380952399999E-3" table:style-name="ce1">
            <text:p>0.003195238</text:p>
          </table:table-cell>
          <table:table-cell office:value-type="float" office:value="9.5328884651999998E-4" table:style-name="ce1">
            <text:p>0.000953289</text:p>
          </table:table-cell>
          <table:table-cell office:value-type="float" office:value="0.99904761904799999" table:style-name="ce1">
            <text:p>0.999047619</text:p>
          </table:table-cell>
          <table:table-cell office:value-type="float" office:value="0.995" table:style-name="ce1">
            <text:p>0.995</text:p>
          </table:table-cell>
          <table:table-cell office:value-type="float" office:value="0.99904761904799999" table:style-name="ce1">
            <text:p>0.999047619</text:p>
          </table:table-cell>
          <table:table-cell office:value-type="float" office:value="0.99904761904799999" table:style-name="ce1">
            <text:p>0.999047619</text:p>
          </table:table-cell>
          <table:table-cell office:value-type="float" office:value="0.99839999999999995" table:style-name="ce1">
            <text:p>0.9984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209800" table:style-name="ce1">
            <text:p>209800</text:p>
          </table:table-cell>
          <table:table-cell office:value-type="float" office:value="200" table:style-name="ce1">
            <text:p>200</text:p>
          </table:table-cell>
          <table:table-cell office:value-type="float" office:value="39800" table:style-name="ce1">
            <text:p>39800</text:p>
          </table:table-cell>
          <table:table-cell office:value-type="float" office:value="200" table:style-name="ce1">
            <text:p>200</text:p>
          </table:table-cell>
          <table:table-cell office:value-type="float" office:value="210000" table:style-name="ce1">
            <text:p>210000</text:p>
          </table:table-cell>
          <table:table-cell office:value-type="float" office:value="210000" table:style-name="ce1">
            <text:p>21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95" table:style-name="ce1">
            <text:p>0.995</text:p>
          </table:table-cell>
          <table:table-cell office:value-type="float" office:value="0.99004975124399996" table:style-name="ce1">
            <text:p>0.990049751</text:p>
          </table:table-cell>
          <table:table-cell office:value-type="float" office:value="0.99702380952400005" table:style-name="ce1">
            <text:p>0.99702381</text:p>
          </table:table-cell>
          <table:table-cell office:value-type="float" office:value="0.99843858909000005" table:style-name="ce1">
            <text:p>0.998438589</text:p>
          </table:table-cell>
          <table:table-cell office:value-type="float" office:value="0.99680510722000004" table:style-name="ce1">
            <text:p>0.996805107</text:p>
          </table:table-cell>
          <table:table-cell office:value-type="float" office:value="1.0630670370599999" table:style-name="ce1">
            <text:p>1.063067037</text:p>
          </table:table-cell>
          <table:table-cell office:value-type="float" office:value="0.994047642786" table:style-name="ce1">
            <text:p>0.994047643</text:p>
          </table:table-cell>
          <table:table-cell office:value-type="float" office:value="1" table:style-name="ce1">
            <text:p>1</text:p>
          </table:table-cell>
          <table:table-cell office:value-type="float" office:value="0.61786065871700002" table:style-name="ce1">
            <text:p>0.617860659</text:p>
          </table:table-cell>
          <table:table-cell office:value-type="float" office:value="1" table:style-name="ce1">
            <text:p>1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2897791847000001E-2" table:style-name="ce1">
            <text:p>0.032897792</text:p>
          </table:table-cell>
          <table:table-cell office:value-type="float" office:value="1.73205080756887E-2" table:style-name="ce1">
            <text:p>0.017320508</text:p>
          </table:table-cell>
          <table:table-cell office:value-type="float" office:value="3.1952380952399999E-3" table:style-name="ce1">
            <text:p>0.003195238</text:p>
          </table:table-cell>
          <table:table-cell office:value-type="float" office:value="5.0251256281400002E-3" table:style-name="ce1">
            <text:p>0.005025126</text:p>
          </table:table-cell>
          <table:table-cell office:value-type="float" office:value="0.995" table:style-name="ce1">
            <text:p>0.995</text:p>
          </table:table-cell>
          <table:table-cell office:value-type="float" office:value="0.99904761904799999" table:style-name="ce1">
            <text:p>0.999047619</text:p>
          </table:table-cell>
          <table:table-cell office:value-type="float" office:value="0.995" table:style-name="ce1">
            <text:p>0.995</text:p>
          </table:table-cell>
          <table:table-cell office:value-type="float" office:value="0.995" table:style-name="ce1">
            <text:p>0.995</text:p>
          </table:table-cell>
          <table:table-cell office:value-type="float" office:value="0.99839999999999995" table:style-name="ce1">
            <text:p>0.9984</text:p>
          </table:table-cell>
          <table:table-cell office:value-type="float" office:value="9.5238095238099998E-4" table:style-name="ce1">
            <text:p>0.000952381</text:p>
          </table:table-cell>
          <table:table-cell office:value-type="float" office:value="39800" table:style-name="ce1">
            <text:p>39800</text:p>
          </table:table-cell>
          <table:table-cell office:value-type="float" office:value="200" table:style-name="ce1">
            <text:p>200</text:p>
          </table:table-cell>
          <table:table-cell office:value-type="float" office:value="209800" table:style-name="ce1">
            <text:p>209800</text:p>
          </table:table-cell>
          <table:table-cell office:value-type="float" office:value="200" table:style-name="ce1">
            <text:p>200</text:p>
          </table:table-cell>
          <table:table-cell office:value-type="float" office:value="40000" table:style-name="ce1">
            <text:p>40000</text:p>
          </table:table-cell>
          <table:table-cell office:value-type="float" office:value="40000" table:style-name="ce1">
            <text:p>4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hift2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26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8095238095" table:style-name="ce1">
            <text:p>0.998095238</text:p>
          </table:table-cell>
          <table:table-cell office:value-type="float" office:value="0.99619771863100004" table:style-name="ce1">
            <text:p>0.996197719</text:p>
          </table:table-cell>
          <table:table-cell office:value-type="float" office:value="0.99404761904799999" table:style-name="ce1">
            <text:p>0.994047619</text:p>
          </table:table-cell>
          <table:table-cell office:value-type="float" office:value="0.99687717818099997" table:style-name="ce1">
            <text:p>0.996877178</text:p>
          </table:table-cell>
          <table:table-cell office:value-type="float" office:value="0.99362045448199998" table:style-name="ce1">
            <text:p>0.993620454</text:p>
          </table:table-cell>
          <table:table-cell office:value-type="float" office:value="1.12593193619" table:style-name="ce1">
            <text:p>1.125931936</text:p>
          </table:table-cell>
          <table:table-cell office:value-type="float" office:value="0.988095285431" table:style-name="ce1">
            <text:p>0.988095285</text:p>
          </table:table-cell>
          <table:table-cell office:value-type="float" office:value="1" table:style-name="ce1">
            <text:p>1</text:p>
          </table:table-cell>
          <table:table-cell office:value-type="float" office:value="0.60461866284099997" table:style-name="ce1">
            <text:p>0.604618663</text:p>
          </table:table-cell>
          <table:table-cell office:value-type="float" office:value="2" table:style-name="ce1">
            <text:p>2</text:p>
          </table:table-cell>
          <table:table-cell office:value-type="float" office:value="2.8476190476190398E-3" table:style-name="ce1">
            <text:p>0.002847619</text:p>
          </table:table-cell>
          <table:table-cell office:value-type="float" office:value="5.93817835985E-2" table:style-name="ce1">
            <text:p>0.059381784</text:p>
          </table:table-cell>
          <table:table-cell office:value-type="float" office:value="2.4505643212019701E-3" table:style-name="ce1">
            <text:p>0.002450564</text:p>
          </table:table-cell>
          <table:table-cell office:value-type="float" office:value="6.3809523809500003E-3" table:style-name="ce1">
            <text:p>0.006380952</text:p>
          </table:table-cell>
          <table:table-cell office:value-type="float" office:value="1.90839694656E-3" table:style-name="ce1">
            <text:p>0.001908397</text:p>
          </table:table-cell>
          <table:table-cell office:value-type="float" office:value="0.998095238095" table:style-name="ce1">
            <text:p>0.998095238</text:p>
          </table:table-cell>
          <table:table-cell office:value-type="float" office:value="0.99" table:style-name="ce1">
            <text:p>0.99</text:p>
          </table:table-cell>
          <table:table-cell office:value-type="float" office:value="0.998095238095" table:style-name="ce1">
            <text:p>0.998095238</text:p>
          </table:table-cell>
          <table:table-cell office:value-type="float" office:value="0.998095238095" table:style-name="ce1">
            <text:p>0.998095238</text:p>
          </table:table-cell>
          <table:table-cell office:value-type="float" office:value="0.99680000000000002" table:style-name="ce1">
            <text:p>0.9968</text:p>
          </table:table-cell>
          <table:table-cell office:value-type="float" office:value="0.01" table:style-name="ce1">
            <text:p>0.01</text:p>
          </table:table-cell>
          <table:table-cell office:value-type="float" office:value="209600" table:style-name="ce1">
            <text:p>209600</text:p>
          </table:table-cell>
          <table:table-cell office:value-type="float" office:value="400" table:style-name="ce1">
            <text:p>400</text:p>
          </table:table-cell>
          <table:table-cell office:value-type="float" office:value="39600" table:style-name="ce1">
            <text:p>39600</text:p>
          </table:table-cell>
          <table:table-cell office:value-type="float" office:value="400" table:style-name="ce1">
            <text:p>400</text:p>
          </table:table-cell>
          <table:table-cell office:value-type="float" office:value="210000" table:style-name="ce1">
            <text:p>210000</text:p>
          </table:table-cell>
          <table:table-cell office:value-type="float" office:value="210000" table:style-name="ce1">
            <text:p>21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9" table:style-name="ce1">
            <text:p>0.99</text:p>
          </table:table-cell>
          <table:table-cell office:value-type="float" office:value="0.98019801980200005" table:style-name="ce1">
            <text:p>0.98019802</text:p>
          </table:table-cell>
          <table:table-cell office:value-type="float" office:value="0.99404761904799999" table:style-name="ce1">
            <text:p>0.994047619</text:p>
          </table:table-cell>
          <table:table-cell office:value-type="float" office:value="0.99687717818099997" table:style-name="ce1">
            <text:p>0.996877178</text:p>
          </table:table-cell>
          <table:table-cell office:value-type="float" office:value="0.99362045448199998" table:style-name="ce1">
            <text:p>0.993620454</text:p>
          </table:table-cell>
          <table:table-cell office:value-type="float" office:value="1.12593193619" table:style-name="ce1">
            <text:p>1.125931936</text:p>
          </table:table-cell>
          <table:table-cell office:value-type="float" office:value="0.988095285431" table:style-name="ce1">
            <text:p>0.988095285</text:p>
          </table:table-cell>
          <table:table-cell office:value-type="float" office:value="1" table:style-name="ce1">
            <text:p>1</text:p>
          </table:table-cell>
          <table:table-cell office:value-type="float" office:value="0.60461866284099997" table:style-name="ce1">
            <text:p>0.604618663</text:p>
          </table:table-cell>
          <table:table-cell office:value-type="float" office:value="2" table:style-name="ce1">
            <text:p>2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5.93817835985E-2" table:style-name="ce1">
            <text:p>0.059381784</text:p>
          </table:table-cell>
          <table:table-cell office:value-type="float" office:value="3.4641016151377498E-2" table:style-name="ce1">
            <text:p>0.034641016</text:p>
          </table:table-cell>
          <table:table-cell office:value-type="float" office:value="6.3809523809500003E-3" table:style-name="ce1">
            <text:p>0.006380952</text:p>
          </table:table-cell>
          <table:table-cell office:value-type="float" office:value="1.0101010101000001E-2" table:style-name="ce1">
            <text:p>0.01010101</text:p>
          </table:table-cell>
          <table:table-cell office:value-type="float" office:value="0.99" table:style-name="ce1">
            <text:p>0.99</text:p>
          </table:table-cell>
          <table:table-cell office:value-type="float" office:value="0.998095238095" table:style-name="ce1">
            <text:p>0.998095238</text:p>
          </table:table-cell>
          <table:table-cell office:value-type="float" office:value="0.99" table:style-name="ce1">
            <text:p>0.99</text:p>
          </table:table-cell>
          <table:table-cell office:value-type="float" office:value="0.99" table:style-name="ce1">
            <text:p>0.99</text:p>
          </table:table-cell>
          <table:table-cell office:value-type="float" office:value="0.99680000000000002" table:style-name="ce1">
            <text:p>0.9968</text:p>
          </table:table-cell>
          <table:table-cell office:value-type="float" office:value="1.90476190476E-3" table:style-name="ce1">
            <text:p>0.001904762</text:p>
          </table:table-cell>
          <table:table-cell office:value-type="float" office:value="39600" table:style-name="ce1">
            <text:p>39600</text:p>
          </table:table-cell>
          <table:table-cell office:value-type="float" office:value="400" table:style-name="ce1">
            <text:p>400</text:p>
          </table:table-cell>
          <table:table-cell office:value-type="float" office:value="209600" table:style-name="ce1">
            <text:p>209600</text:p>
          </table:table-cell>
          <table:table-cell office:value-type="float" office:value="400" table:style-name="ce1">
            <text:p>400</text:p>
          </table:table-cell>
          <table:table-cell office:value-type="float" office:value="40000" table:style-name="ce1">
            <text:p>40000</text:p>
          </table:table-cell>
          <table:table-cell office:value-type="float" office:value="40000" table:style-name="ce1">
            <text:p>4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hift3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27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714285714299999" table:style-name="ce1">
            <text:p>0.997142857</text:p>
          </table:table-cell>
          <table:table-cell office:value-type="float" office:value="0.99430199430199995" table:style-name="ce1">
            <text:p>0.994301994</text:p>
          </table:table-cell>
          <table:table-cell office:value-type="float" office:value="0.99107142857099995" table:style-name="ce1">
            <text:p>0.991071429</text:p>
          </table:table-cell>
          <table:table-cell office:value-type="float" office:value="0.99531576727100002" table:style-name="ce1">
            <text:p>0.995315767</text:p>
          </table:table-cell>
          <table:table-cell office:value-type="float" office:value="0.99044604178399998" table:style-name="ce1">
            <text:p>0.990446042</text:p>
          </table:table-cell>
          <table:table-cell office:value-type="float" office:value="1.1885946973699999" table:style-name="ce1">
            <text:p>1.188594697</text:p>
          </table:table-cell>
          <table:table-cell office:value-type="float" office:value="0.98214292793400004" table:style-name="ce1">
            <text:p>0.982142928</text:p>
          </table:table-cell>
          <table:table-cell office:value-type="float" office:value="1" table:style-name="ce1">
            <text:p>1</text:p>
          </table:table-cell>
          <table:table-cell office:value-type="float" office:value="0.59259141735900001" table:style-name="ce1">
            <text:p>0.592591417</text:p>
          </table:table-cell>
          <table:table-cell office:value-type="float" office:value="3" table:style-name="ce1">
            <text:p>3</text:p>
          </table:table-cell>
          <table:table-cell office:value-type="float" office:value="5.6761904761904701E-3" table:style-name="ce1">
            <text:p>0.00567619</text:p>
          </table:table-cell>
          <table:table-cell office:value-type="float" office:value="8.3436274563699994E-2" table:style-name="ce1">
            <text:p>0.083436275</text:p>
          </table:table-cell>
          <table:table-cell office:value-type="float" office:value="3.6758895968958798E-3" table:style-name="ce1">
            <text:p>0.00367589</text:p>
          </table:table-cell>
          <table:table-cell office:value-type="float" office:value="9.5571428571400007E-3" table:style-name="ce1">
            <text:p>0.009557143</text:p>
          </table:table-cell>
          <table:table-cell office:value-type="float" office:value="2.8653295128899998E-3" table:style-name="ce1">
            <text:p>0.00286533</text:p>
          </table:table-cell>
          <table:table-cell office:value-type="float" office:value="0.99714285714299999" table:style-name="ce1">
            <text:p>0.997142857</text:p>
          </table:table-cell>
          <table:table-cell office:value-type="float" office:value="0.98499999999999999" table:style-name="ce1">
            <text:p>0.985</text:p>
          </table:table-cell>
          <table:table-cell office:value-type="float" office:value="0.99714285714299999" table:style-name="ce1">
            <text:p>0.997142857</text:p>
          </table:table-cell>
          <table:table-cell office:value-type="float" office:value="0.99714285714299999" table:style-name="ce1">
            <text:p>0.997142857</text:p>
          </table:table-cell>
          <table:table-cell office:value-type="float" office:value="0.99519999999999997" table:style-name="ce1">
            <text:p>0.9952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209400" table:style-name="ce1">
            <text:p>209400</text:p>
          </table:table-cell>
          <table:table-cell office:value-type="float" office:value="600" table:style-name="ce1">
            <text:p>600</text:p>
          </table:table-cell>
          <table:table-cell office:value-type="float" office:value="39400" table:style-name="ce1">
            <text:p>39400</text:p>
          </table:table-cell>
          <table:table-cell office:value-type="float" office:value="600" table:style-name="ce1">
            <text:p>600</text:p>
          </table:table-cell>
          <table:table-cell office:value-type="float" office:value="210000" table:style-name="ce1">
            <text:p>210000</text:p>
          </table:table-cell>
          <table:table-cell office:value-type="float" office:value="210000" table:style-name="ce1">
            <text:p>21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8499999999999999" table:style-name="ce1">
            <text:p>0.985</text:p>
          </table:table-cell>
          <table:table-cell office:value-type="float" office:value="0.97044334975400004" table:style-name="ce1">
            <text:p>0.97044335</text:p>
          </table:table-cell>
          <table:table-cell office:value-type="float" office:value="0.99107142857099995" table:style-name="ce1">
            <text:p>0.991071429</text:p>
          </table:table-cell>
          <table:table-cell office:value-type="float" office:value="0.99531576727100002" table:style-name="ce1">
            <text:p>0.995315767</text:p>
          </table:table-cell>
          <table:table-cell office:value-type="float" office:value="0.99044604178399998" table:style-name="ce1">
            <text:p>0.990446042</text:p>
          </table:table-cell>
          <table:table-cell office:value-type="float" office:value="1.1885946973699999" table:style-name="ce1">
            <text:p>1.188594697</text:p>
          </table:table-cell>
          <table:table-cell office:value-type="float" office:value="0.98214292793400004" table:style-name="ce1">
            <text:p>0.982142928</text:p>
          </table:table-cell>
          <table:table-cell office:value-type="float" office:value="1" table:style-name="ce1">
            <text:p>1</text:p>
          </table:table-cell>
          <table:table-cell office:value-type="float" office:value="0.59259141735900001" table:style-name="ce1">
            <text:p>0.592591417</text:p>
          </table:table-cell>
          <table:table-cell office:value-type="float" office:value="3" table:style-name="ce1">
            <text:p>3</text:p>
          </table:table-cell>
          <table:table-cell office:value-type="float" office:value="0.03" table:style-name="ce1">
            <text:p>0.03</text:p>
          </table:table-cell>
          <table:table-cell office:value-type="float" office:value="8.3436274563699994E-2" table:style-name="ce1">
            <text:p>0.083436275</text:p>
          </table:table-cell>
          <table:table-cell office:value-type="float" office:value="5.1961524227066298E-2" table:style-name="ce1">
            <text:p>0.051961524</text:p>
          </table:table-cell>
          <table:table-cell office:value-type="float" office:value="9.5571428571400007E-3" table:style-name="ce1">
            <text:p>0.009557143</text:p>
          </table:table-cell>
          <table:table-cell office:value-type="float" office:value="1.52284263959E-2" table:style-name="ce1">
            <text:p>0.015228426</text:p>
          </table:table-cell>
          <table:table-cell office:value-type="float" office:value="0.98499999999999999" table:style-name="ce1">
            <text:p>0.985</text:p>
          </table:table-cell>
          <table:table-cell office:value-type="float" office:value="0.99714285714299999" table:style-name="ce1">
            <text:p>0.997142857</text:p>
          </table:table-cell>
          <table:table-cell office:value-type="float" office:value="0.98499999999999999" table:style-name="ce1">
            <text:p>0.985</text:p>
          </table:table-cell>
          <table:table-cell office:value-type="float" office:value="0.98499999999999999" table:style-name="ce1">
            <text:p>0.985</text:p>
          </table:table-cell>
          <table:table-cell office:value-type="float" office:value="0.99519999999999997" table:style-name="ce1">
            <text:p>0.9952</text:p>
          </table:table-cell>
          <table:table-cell office:value-type="float" office:value="2.8571428571400001E-3" table:style-name="ce1">
            <text:p>0.002857143</text:p>
          </table:table-cell>
          <table:table-cell office:value-type="float" office:value="39400" table:style-name="ce1">
            <text:p>39400</text:p>
          </table:table-cell>
          <table:table-cell office:value-type="float" office:value="600" table:style-name="ce1">
            <text:p>600</text:p>
          </table:table-cell>
          <table:table-cell office:value-type="float" office:value="209400" table:style-name="ce1">
            <text:p>209400</text:p>
          </table:table-cell>
          <table:table-cell office:value-type="float" office:value="600" table:style-name="ce1">
            <text:p>600</text:p>
          </table:table-cell>
          <table:table-cell office:value-type="float" office:value="40000" table:style-name="ce1">
            <text:p>40000</text:p>
          </table:table-cell>
          <table:table-cell office:value-type="float" office:value="40000" table:style-name="ce1">
            <text:p>4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hift4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28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619047619000001" table:style-name="ce1">
            <text:p>0.996190476</text:p>
          </table:table-cell>
          <table:table-cell office:value-type="float" office:value="0.99240986717299995" table:style-name="ce1">
            <text:p>0.992409867</text:p>
          </table:table-cell>
          <table:table-cell office:value-type="float" office:value="0.98809523809499999" table:style-name="ce1">
            <text:p>0.988095238</text:p>
          </table:table-cell>
          <table:table-cell office:value-type="float" office:value="0.99375435636099996" table:style-name="ce1">
            <text:p>0.993754356</text:p>
          </table:table-cell>
          <table:table-cell office:value-type="float" office:value="0.987281869127" table:style-name="ce1">
            <text:p>0.987281869</text:p>
          </table:table-cell>
          <table:table-cell office:value-type="float" office:value="1.2510553206199999" table:style-name="ce1">
            <text:p>1.251055321</text:p>
          </table:table-cell>
          <table:table-cell office:value-type="float" office:value="0.976190570295" table:style-name="ce1">
            <text:p>0.97619057</text:p>
          </table:table-cell>
          <table:table-cell office:value-type="float" office:value="1" table:style-name="ce1">
            <text:p>1</text:p>
          </table:table-cell>
          <table:table-cell office:value-type="float" office:value="0.58135549289999999" table:style-name="ce1">
            <text:p>0.581355493</text:p>
          </table:table-cell>
          <table:table-cell office:value-type="float" office:value="4" table:style-name="ce1">
            <text:p>4</text:p>
          </table:table-cell>
          <table:table-cell office:value-type="float" office:value="9.4285714285714198E-3" table:style-name="ce1">
            <text:p>0.009428571</text:p>
          </table:table-cell>
          <table:table-cell office:value-type="float" office:value="0.10590812348" table:style-name="ce1">
            <text:p>0.105908123</text:p>
          </table:table-cell>
          <table:table-cell office:value-type="float" office:value="4.9012666140994801E-3" table:style-name="ce1">
            <text:p>0.004901267</text:p>
          </table:table-cell>
          <table:table-cell office:value-type="float" office:value="1.2723809523800001E-2" table:style-name="ce1">
            <text:p>0.01272381</text:p>
          </table:table-cell>
          <table:table-cell office:value-type="float" office:value="3.8240917782E-3" table:style-name="ce1">
            <text:p>0.003824092</text:p>
          </table:table-cell>
          <table:table-cell office:value-type="float" office:value="0.99619047619000001" table:style-name="ce1">
            <text:p>0.996190476</text:p>
          </table:table-cell>
          <table:table-cell office:value-type="float" office:value="0.98" table:style-name="ce1">
            <text:p>0.98</text:p>
          </table:table-cell>
          <table:table-cell office:value-type="float" office:value="0.99619047619000001" table:style-name="ce1">
            <text:p>0.996190476</text:p>
          </table:table-cell>
          <table:table-cell office:value-type="float" office:value="0.99619047619000001" table:style-name="ce1">
            <text:p>0.996190476</text:p>
          </table:table-cell>
          <table:table-cell office:value-type="float" office:value="0.99360000000000004" table:style-name="ce1">
            <text:p>0.9936</text:p>
          </table:table-cell>
          <table:table-cell office:value-type="float" office:value="0.02" table:style-name="ce1">
            <text:p>0.02</text:p>
          </table:table-cell>
          <table:table-cell office:value-type="float" office:value="209200" table:style-name="ce1">
            <text:p>209200</text:p>
          </table:table-cell>
          <table:table-cell office:value-type="float" office:value="800" table:style-name="ce1">
            <text:p>800</text:p>
          </table:table-cell>
          <table:table-cell office:value-type="float" office:value="39200" table:style-name="ce1">
            <text:p>39200</text:p>
          </table:table-cell>
          <table:table-cell office:value-type="float" office:value="800" table:style-name="ce1">
            <text:p>800</text:p>
          </table:table-cell>
          <table:table-cell office:value-type="float" office:value="210000" table:style-name="ce1">
            <text:p>210000</text:p>
          </table:table-cell>
          <table:table-cell office:value-type="float" office:value="210000" table:style-name="ce1">
            <text:p>21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8" table:style-name="ce1">
            <text:p>0.98</text:p>
          </table:table-cell>
          <table:table-cell office:value-type="float" office:value="0.96078431372499995" table:style-name="ce1">
            <text:p>0.960784314</text:p>
          </table:table-cell>
          <table:table-cell office:value-type="float" office:value="0.98809523809499999" table:style-name="ce1">
            <text:p>0.988095238</text:p>
          </table:table-cell>
          <table:table-cell office:value-type="float" office:value="0.99375435636099996" table:style-name="ce1">
            <text:p>0.993754356</text:p>
          </table:table-cell>
          <table:table-cell office:value-type="float" office:value="0.987281869127" table:style-name="ce1">
            <text:p>0.987281869</text:p>
          </table:table-cell>
          <table:table-cell office:value-type="float" office:value="1.2510553206199999" table:style-name="ce1">
            <text:p>1.251055321</text:p>
          </table:table-cell>
          <table:table-cell office:value-type="float" office:value="0.976190570295" table:style-name="ce1">
            <text:p>0.97619057</text:p>
          </table:table-cell>
          <table:table-cell office:value-type="float" office:value="1" table:style-name="ce1">
            <text:p>1</text:p>
          </table:table-cell>
          <table:table-cell office:value-type="float" office:value="0.58135549289999999" table:style-name="ce1">
            <text:p>0.581355493</text:p>
          </table:table-cell>
          <table:table-cell office:value-type="float" office:value="4" table:style-name="ce1">
            <text:p>4</text:p>
          </table:table-cell>
          <table:table-cell office:value-type="float" office:value="0.05" table:style-name="ce1">
            <text:p>0.05</text:p>
          </table:table-cell>
          <table:table-cell office:value-type="float" office:value="0.10590812348" table:style-name="ce1">
            <text:p>0.105908123</text:p>
          </table:table-cell>
          <table:table-cell office:value-type="float" office:value="6.9282032302754995E-2" table:style-name="ce1">
            <text:p>0.069282032</text:p>
          </table:table-cell>
          <table:table-cell office:value-type="float" office:value="1.2723809523800001E-2" table:style-name="ce1">
            <text:p>0.01272381</text:p>
          </table:table-cell>
          <table:table-cell office:value-type="float" office:value="2.0408163265300001E-2" table:style-name="ce1">
            <text:p>0.020408163</text:p>
          </table:table-cell>
          <table:table-cell office:value-type="float" office:value="0.98" table:style-name="ce1">
            <text:p>0.98</text:p>
          </table:table-cell>
          <table:table-cell office:value-type="float" office:value="0.99619047619000001" table:style-name="ce1">
            <text:p>0.996190476</text:p>
          </table:table-cell>
          <table:table-cell office:value-type="float" office:value="0.98" table:style-name="ce1">
            <text:p>0.98</text:p>
          </table:table-cell>
          <table:table-cell office:value-type="float" office:value="0.98" table:style-name="ce1">
            <text:p>0.98</text:p>
          </table:table-cell>
          <table:table-cell office:value-type="float" office:value="0.99360000000000004" table:style-name="ce1">
            <text:p>0.9936</text:p>
          </table:table-cell>
          <table:table-cell office:value-type="float" office:value="3.8095238095200001E-3" table:style-name="ce1">
            <text:p>0.003809524</text:p>
          </table:table-cell>
          <table:table-cell office:value-type="float" office:value="39200" table:style-name="ce1">
            <text:p>39200</text:p>
          </table:table-cell>
          <table:table-cell office:value-type="float" office:value="800" table:style-name="ce1">
            <text:p>800</text:p>
          </table:table-cell>
          <table:table-cell office:value-type="float" office:value="209200" table:style-name="ce1">
            <text:p>209200</text:p>
          </table:table-cell>
          <table:table-cell office:value-type="float" office:value="800" table:style-name="ce1">
            <text:p>800</text:p>
          </table:table-cell>
          <table:table-cell office:value-type="float" office:value="40000" table:style-name="ce1">
            <text:p>40000</text:p>
          </table:table-cell>
          <table:table-cell office:value-type="float" office:value="40000" table:style-name="ce1">
            <text:p>4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shift5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29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5238095238" table:style-name="ce1">
            <text:p>0.995238095</text:p>
          </table:table-cell>
          <table:table-cell office:value-type="float" office:value="0.99052132701399997" table:style-name="ce1">
            <text:p>0.990521327</text:p>
          </table:table-cell>
          <table:table-cell office:value-type="float" office:value="0.98511904761900004" table:style-name="ce1">
            <text:p>0.985119048</text:p>
          </table:table-cell>
          <table:table-cell office:value-type="float" office:value="0.99219294545199999" table:style-name="ce1">
            <text:p>0.992192945</text:p>
          </table:table-cell>
          <table:table-cell office:value-type="float" office:value="0.98412793651200003" table:style-name="ce1">
            <text:p>0.984127937</text:p>
          </table:table-cell>
          <table:table-cell office:value-type="float" office:value="1.31331380592" table:style-name="ce1">
            <text:p>1.313313806</text:p>
          </table:table-cell>
          <table:table-cell office:value-type="float" office:value="0.970238212514" table:style-name="ce1">
            <text:p>0.970238213</text:p>
          </table:table-cell>
          <table:table-cell office:value-type="float" office:value="1" table:style-name="ce1">
            <text:p>1</text:p>
          </table:table-cell>
          <table:table-cell office:value-type="float" office:value="0.57070980518100001" table:style-name="ce1">
            <text:p>0.570709805</text:p>
          </table:table-cell>
          <table:table-cell office:value-type="float" office:value="5" table:style-name="ce1">
            <text:p>5</text:p>
          </table:table-cell>
          <table:table-cell office:value-type="float" office:value="1.4095238095237999E-2" table:style-name="ce1">
            <text:p>0.014095238</text:p>
          </table:table-cell>
          <table:table-cell office:value-type="float" office:value="0.12719949891900001" table:style-name="ce1">
            <text:p>0.127199499</text:p>
          </table:table-cell>
          <table:table-cell office:value-type="float" office:value="6.1267126256478099E-3" table:style-name="ce1">
            <text:p>0.006126713</text:p>
          </table:table-cell>
          <table:table-cell office:value-type="float" office:value="1.5880952380999999E-2" table:style-name="ce1">
            <text:p>0.015880952</text:p>
          </table:table-cell>
          <table:table-cell office:value-type="float" office:value="4.7846889952199998E-3" table:style-name="ce1">
            <text:p>0.004784689</text:p>
          </table:table-cell>
          <table:table-cell office:value-type="float" office:value="0.995238095238" table:style-name="ce1">
            <text:p>0.995238095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0.995238095238" table:style-name="ce1">
            <text:p>0.995238095</text:p>
          </table:table-cell>
          <table:table-cell office:value-type="float" office:value="0.995238095238" table:style-name="ce1">
            <text:p>0.995238095</text:p>
          </table:table-cell>
          <table:table-cell office:value-type="float" office:value="0.99199999999999999" table:style-name="ce1">
            <text:p>0.992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09000" table:style-name="ce1">
            <text:p>209000</text:p>
          </table:table-cell>
          <table:table-cell office:value-type="float" office:value="1000" table:style-name="ce1">
            <text:p>1000</text:p>
          </table:table-cell>
          <table:table-cell office:value-type="float" office:value="39000" table:style-name="ce1">
            <text:p>39000</text:p>
          </table:table-cell>
          <table:table-cell office:value-type="float" office:value="1000" table:style-name="ce1">
            <text:p>1000</text:p>
          </table:table-cell>
          <table:table-cell office:value-type="float" office:value="210000" table:style-name="ce1">
            <text:p>210000</text:p>
          </table:table-cell>
          <table:table-cell office:value-type="float" office:value="210000" table:style-name="ce1">
            <text:p>21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0.95121951219500001" table:style-name="ce1">
            <text:p>0.951219512</text:p>
          </table:table-cell>
          <table:table-cell office:value-type="float" office:value="0.98511904761900004" table:style-name="ce1">
            <text:p>0.985119048</text:p>
          </table:table-cell>
          <table:table-cell office:value-type="float" office:value="0.99219294545199999" table:style-name="ce1">
            <text:p>0.992192945</text:p>
          </table:table-cell>
          <table:table-cell office:value-type="float" office:value="0.98412793651200003" table:style-name="ce1">
            <text:p>0.984127937</text:p>
          </table:table-cell>
          <table:table-cell office:value-type="float" office:value="1.31331380592" table:style-name="ce1">
            <text:p>1.313313806</text:p>
          </table:table-cell>
          <table:table-cell office:value-type="float" office:value="0.970238212514" table:style-name="ce1">
            <text:p>0.970238213</text:p>
          </table:table-cell>
          <table:table-cell office:value-type="float" office:value="1" table:style-name="ce1">
            <text:p>1</text:p>
          </table:table-cell>
          <table:table-cell office:value-type="float" office:value="0.57070980518100001" table:style-name="ce1">
            <text:p>0.570709805</text:p>
          </table:table-cell>
          <table:table-cell office:value-type="float" office:value="5" table:style-name="ce1">
            <text:p>5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0.12719949891900001" table:style-name="ce1">
            <text:p>0.127199499</text:p>
          </table:table-cell>
          <table:table-cell office:value-type="float" office:value="8.6602540378443796E-2" table:style-name="ce1">
            <text:p>0.08660254</text:p>
          </table:table-cell>
          <table:table-cell office:value-type="float" office:value="1.5880952380999999E-2" table:style-name="ce1">
            <text:p>0.015880952</text:p>
          </table:table-cell>
          <table:table-cell office:value-type="float" office:value="2.5641025641000001E-2" table:style-name="ce1">
            <text:p>0.025641026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0.995238095238" table:style-name="ce1">
            <text:p>0.995238095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0.99199999999999999" table:style-name="ce1">
            <text:p>0.992</text:p>
          </table:table-cell>
          <table:table-cell office:value-type="float" office:value="4.7619047618999997E-3" table:style-name="ce1">
            <text:p>0.004761905</text:p>
          </table:table-cell>
          <table:table-cell office:value-type="float" office:value="39000" table:style-name="ce1">
            <text:p>39000</text:p>
          </table:table-cell>
          <table:table-cell office:value-type="float" office:value="1000" table:style-name="ce1">
            <text:p>1000</text:p>
          </table:table-cell>
          <table:table-cell office:value-type="float" office:value="209000" table:style-name="ce1">
            <text:p>209000</text:p>
          </table:table-cell>
          <table:table-cell office:value-type="float" office:value="1000" table:style-name="ce1">
            <text:p>1000</text:p>
          </table:table-cell>
          <table:table-cell office:value-type="float" office:value="40000" table:style-name="ce1">
            <text:p>40000</text:p>
          </table:table-cell>
          <table:table-cell office:value-type="float" office:value="40000" table:style-name="ce1">
            <text:p>40000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Uscl1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30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808204276800006" table:style-name="ce1">
            <text:p>0.998082043</text:p>
          </table:table-cell>
          <table:table-cell office:value-type="float" office:value="0.99617142857100005" table:style-name="ce1">
            <text:p>0.996171429</text:p>
          </table:table-cell>
          <table:table-cell office:value-type="float" office:value="0.99014802470300001" table:style-name="ce1">
            <text:p>0.990148025</text:p>
          </table:table-cell>
          <table:table-cell office:value-type="float" office:value="0.99686824765799997" table:style-name="ce1">
            <text:p>0.996868248</text:p>
          </table:table-cell>
          <table:table-cell office:value-type="float" office:value="0.99358865966700005" table:style-name="ce1">
            <text:p>0.99358866</text:p>
          </table:table-cell>
          <table:table-cell office:value-type="float" office:value="1.1160907421399999" table:style-name="ce1">
            <text:p>1.116090742</text:p>
          </table:table-cell>
          <table:table-cell office:value-type="float" office:value="0.98813208748299997" table:style-name="ce1">
            <text:p>0.988132087</text:p>
          </table:table-cell>
          <table:table-cell office:value-type="float" office:value="0.99808204276800006" table:style-name="ce1">
            <text:p>0.998082043</text:p>
          </table:table-cell>
          <table:table-cell office:value-type="float" office:value="0.61149602687000004" table:style-name="ce1">
            <text:p>0.611496027</text:p>
          </table:table-cell>
          <table:table-cell office:value-type="float" office:value="1" table:style-name="ce1">
            <text:p>1</text:p>
          </table:table-cell>
          <table:table-cell office:value-type="float" office:value="1.91428571428571E-3" table:style-name="ce1">
            <text:p>0.001914286</text:p>
          </table:table-cell>
          <table:table-cell office:value-type="float" office:value="5.3265535545999998E-2" table:style-name="ce1">
            <text:p>0.053265536</text:p>
          </table:table-cell>
          <table:table-cell office:value-type="float" office:value="0" table:style-name="ce1">
            <text:p>0</text:p>
          </table:table-cell>
          <table:table-cell office:value-type="float" office:value="6.3686320948900003E-3" table:style-name="ce1">
            <text:p>0.006368632</text:p>
          </table:table-cell>
          <table:table-cell office:value-type="float" office:value="1.92164286124E-3" table:style-name="ce1">
            <text:p>0.001921643</text:p>
          </table:table-cell>
          <table:table-cell office:value-type="float" office:value="1" table:style-name="ce1">
            <text:p>1</text:p>
          </table:table-cell>
          <table:table-cell office:value-type="float" office:value="0.98029604940699999" table:style-name="ce1">
            <text:p>0.980296049</text:p>
          </table:table-cell>
          <table:table-cell office:value-type="float" office:value="0.99617142857100005" table:style-name="ce1">
            <text:p>0.996171429</text:p>
          </table:table-cell>
          <table:table-cell office:value-type="float" office:value="0.99808204276800006" table:style-name="ce1">
            <text:p>0.998082043</text:p>
          </table:table-cell>
          <table:table-cell office:value-type="float" office:value="0.996784" table:style-name="ce1">
            <text:p>0.996784</text:p>
          </table:table-cell>
          <table:table-cell office:value-type="float" office:value="1.9703950593100001E-2" table:style-name="ce1">
            <text:p>0.019703951</text:p>
          </table:table-cell>
          <table:table-cell office:value-type="float" office:value="209196" table:style-name="ce1">
            <text:p>209196</text:p>
          </table:table-cell>
          <table:table-cell office:value-type="float" office:value="804" table:style-name="ce1">
            <text:p>804</text:p>
          </table:table-cell>
          <table:table-cell office:value-type="float" office:value="40000" table:style-name="ce1">
            <text:p>40000</text:p>
          </table:table-cell>
          <table:table-cell office:value-type="float" office:value="0" table:style-name="ce1">
            <text:p>0</text:p>
          </table:table-cell>
          <table:table-cell office:value-type="float" office:value="209196" table:style-name="ce1">
            <text:p>209196</text:p>
          </table:table-cell>
          <table:table-cell office:value-type="float" office:value="210000" table:style-name="ce1">
            <text:p>21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90049997525" table:style-name="ce1">
            <text:p>0.990049998</text:p>
          </table:table-cell>
          <table:table-cell office:value-type="float" office:value="0.98029604940699999" table:style-name="ce1">
            <text:p>0.980296049</text:p>
          </table:table-cell>
          <table:table-cell office:value-type="float" office:value="0.99014802470300001" table:style-name="ce1">
            <text:p>0.990148025</text:p>
          </table:table-cell>
          <table:table-cell office:value-type="float" office:value="0.99686824765799997" table:style-name="ce1">
            <text:p>0.996868248</text:p>
          </table:table-cell>
          <table:table-cell office:value-type="float" office:value="0.99358865966700005" table:style-name="ce1">
            <text:p>0.99358866</text:p>
          </table:table-cell>
          <table:table-cell office:value-type="float" office:value="1.1160907421399999" table:style-name="ce1">
            <text:p>1.116090742</text:p>
          </table:table-cell>
          <table:table-cell office:value-type="float" office:value="0.98813208748299997" table:style-name="ce1">
            <text:p>0.988132087</text:p>
          </table:table-cell>
          <table:table-cell office:value-type="float" office:value="0.990049997525" table:style-name="ce1">
            <text:p>0.990049998</text:p>
          </table:table-cell>
          <table:table-cell office:value-type="float" office:value="0.61149602687000004" table:style-name="ce1">
            <text:p>0.611496027</text:p>
          </table:table-cell>
          <table:table-cell office:value-type="float" office:value="1.41421356237309" table:style-name="ce1">
            <text:p>1.414213562</text:p>
          </table:table-cell>
          <table:table-cell office:value-type="float" office:value="9.8722778924798093E-3" table:style-name="ce1">
            <text:p>0.009872278</text:p>
          </table:table-cell>
          <table:table-cell office:value-type="float" office:value="5.3265535545999998E-2" table:style-name="ce1">
            <text:p>0.053265536</text:p>
          </table:table-cell>
          <table:table-cell office:value-type="float" office:value="0" table:style-name="ce1">
            <text:p>0</text:p>
          </table:table-cell>
          <table:table-cell office:value-type="float" office:value="6.3686320948900003E-3" table:style-name="ce1">
            <text:p>0.006368632</text:p>
          </table:table-cell>
          <table:table-cell office:value-type="float" office:value="1.005E-2" table:style-name="ce1">
            <text:p>0.01005</text:p>
          </table:table-cell>
          <table:table-cell office:value-type="float" office:value="0.98029604940699999" table:style-name="ce1">
            <text:p>0.98029604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90049997525" table:style-name="ce1">
            <text:p>0.990049998</text:p>
          </table:table-cell>
          <table:table-cell office:value-type="float" office:value="0.996784" table:style-name="ce1">
            <text:p>0.996784</text:p>
          </table:table-cell>
          <table:table-cell office:value-type="float" office:value="0" table:style-name="ce1">
            <text:p>0</text:p>
          </table:table-cell>
          <table:table-cell office:value-type="float" office:value="40000" table:style-name="ce1">
            <text:p>40000</text:p>
          </table:table-cell>
          <table:table-cell office:value-type="float" office:value="0" table:style-name="ce1">
            <text:p>0</text:p>
          </table:table-cell>
          <table:table-cell office:value-type="float" office:value="209196" table:style-name="ce1">
            <text:p>209196</text:p>
          </table:table-cell>
          <table:table-cell office:value-type="float" office:value="804" table:style-name="ce1">
            <text:p>804</text:p>
          </table:table-cell>
          <table:table-cell office:value-type="float" office:value="40804" table:style-name="ce1">
            <text:p>40804</text:p>
          </table:table-cell>
          <table:table-cell office:value-type="float" office:value="40000" table:style-name="ce1">
            <text:p>4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Uscl2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31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613751959899999" table:style-name="ce1">
            <text:p>0.99613752</text:p>
          </table:table-cell>
          <table:table-cell office:value-type="float" office:value="0.99230476190500005" table:style-name="ce1">
            <text:p>0.992304762</text:p>
          </table:table-cell>
          <table:table-cell office:value-type="float" office:value="0.98058439061900005" table:style-name="ce1">
            <text:p>0.980584391</text:p>
          </table:table-cell>
          <table:table-cell office:value-type="float" office:value="0.99371884299900004" table:style-name="ce1">
            <text:p>0.993718843</text:p>
          </table:table-cell>
          <table:table-cell office:value-type="float" office:value="0.98870754466499999" table:style-name="ce1">
            <text:p>0.988707545</text:p>
          </table:table-cell>
          <table:table-cell office:value-type="float" office:value="0.83224000558" table:style-name="ce1">
            <text:p>0.832240006</text:p>
          </table:table-cell>
          <table:table-cell office:value-type="float" office:value="0.97633757392099996" table:style-name="ce1">
            <text:p>0.976337574</text:p>
          </table:table-cell>
          <table:table-cell office:value-type="float" office:value="0.99613751959899999" table:style-name="ce1">
            <text:p>0.99613752</text:p>
          </table:table-cell>
          <table:table-cell office:value-type="float" office:value="0.59487299014100004" table:style-name="ce1">
            <text:p>0.59487299</text:p>
          </table:table-cell>
          <table:table-cell office:value-type="float" office:value="2" table:style-name="ce1">
            <text:p>2</text:p>
          </table:table-cell>
          <table:table-cell office:value-type="float" office:value="5.7619047619047598E-3" table:style-name="ce1">
            <text:p>0.005761905</text:p>
          </table:table-cell>
          <table:table-cell office:value-type="float" office:value="9.4115205185300005E-2" table:style-name="ce1">
            <text:p>0.094115205</text:p>
          </table:table-cell>
          <table:table-cell office:value-type="float" office:value="0" table:style-name="ce1">
            <text:p>0</text:p>
          </table:table-cell>
          <table:table-cell office:value-type="float" office:value="1.2676995001899999E-2" table:style-name="ce1">
            <text:p>0.012676995</text:p>
          </table:table-cell>
          <table:table-cell office:value-type="float" office:value="3.87745700246E-3" table:style-name="ce1">
            <text:p>0.003877457</text:p>
          </table:table-cell>
          <table:table-cell office:value-type="float" office:value="1" table:style-name="ce1">
            <text:p>1</text:p>
          </table:table-cell>
          <table:table-cell office:value-type="float" office:value="0.96116878123799998" table:style-name="ce1">
            <text:p>0.961168781</text:p>
          </table:table-cell>
          <table:table-cell office:value-type="float" office:value="0.99230476190500005" table:style-name="ce1">
            <text:p>0.992304762</text:p>
          </table:table-cell>
          <table:table-cell office:value-type="float" office:value="0.99613751959899999" table:style-name="ce1">
            <text:p>0.99613752</text:p>
          </table:table-cell>
          <table:table-cell office:value-type="float" office:value="0.99353599999999997" table:style-name="ce1">
            <text:p>0.993536</text:p>
          </table:table-cell>
          <table:table-cell office:value-type="float" office:value="3.8831218761999999E-2" table:style-name="ce1">
            <text:p>0.038831219</text:p>
          </table:table-cell>
          <table:table-cell office:value-type="float" office:value="208384" table:style-name="ce1">
            <text:p>208384</text:p>
          </table:table-cell>
          <table:table-cell office:value-type="float" office:value="1616" table:style-name="ce1">
            <text:p>1616</text:p>
          </table:table-cell>
          <table:table-cell office:value-type="float" office:value="40000" table:style-name="ce1">
            <text:p>40000</text:p>
          </table:table-cell>
          <table:table-cell office:value-type="float" office:value="0" table:style-name="ce1">
            <text:p>0</text:p>
          </table:table-cell>
          <table:table-cell office:value-type="float" office:value="208384" table:style-name="ce1">
            <text:p>208384</text:p>
          </table:table-cell>
          <table:table-cell office:value-type="float" office:value="210000" table:style-name="ce1">
            <text:p>21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80199960792" table:style-name="ce1">
            <text:p>0.980199961</text:p>
          </table:table-cell>
          <table:table-cell office:value-type="float" office:value="0.96116878123799998" table:style-name="ce1">
            <text:p>0.961168781</text:p>
          </table:table-cell>
          <table:table-cell office:value-type="float" office:value="0.98058439061900005" table:style-name="ce1">
            <text:p>0.980584391</text:p>
          </table:table-cell>
          <table:table-cell office:value-type="float" office:value="0.99371884299900004" table:style-name="ce1">
            <text:p>0.993718843</text:p>
          </table:table-cell>
          <table:table-cell office:value-type="float" office:value="0.98870754466499999" table:style-name="ce1">
            <text:p>0.988707545</text:p>
          </table:table-cell>
          <table:table-cell office:value-type="float" office:value="0.83224000558" table:style-name="ce1">
            <text:p>0.832240006</text:p>
          </table:table-cell>
          <table:table-cell office:value-type="float" office:value="0.97633757392099996" table:style-name="ce1">
            <text:p>0.976337574</text:p>
          </table:table-cell>
          <table:table-cell office:value-type="float" office:value="0.980199960792" table:style-name="ce1">
            <text:p>0.980199961</text:p>
          </table:table-cell>
          <table:table-cell office:value-type="float" office:value="0.59487299014100004" table:style-name="ce1">
            <text:p>0.59487299</text:p>
          </table:table-cell>
          <table:table-cell office:value-type="float" office:value="2.8284271247461898" table:style-name="ce1">
            <text:p>2.828427125</text:p>
          </table:table-cell>
          <table:table-cell office:value-type="float" office:value="2.9253881999332799E-2" table:style-name="ce1">
            <text:p>0.029253882</text:p>
          </table:table-cell>
          <table:table-cell office:value-type="float" office:value="9.4115205185300005E-2" table:style-name="ce1">
            <text:p>0.094115205</text:p>
          </table:table-cell>
          <table:table-cell office:value-type="float" office:value="0" table:style-name="ce1">
            <text:p>0</text:p>
          </table:table-cell>
          <table:table-cell office:value-type="float" office:value="1.2676995001899999E-2" table:style-name="ce1">
            <text:p>0.012676995</text:p>
          </table:table-cell>
          <table:table-cell office:value-type="float" office:value="2.0199999999999999E-2" table:style-name="ce1">
            <text:p>0.0202</text:p>
          </table:table-cell>
          <table:table-cell office:value-type="float" office:value="0.96116878123799998" table:style-name="ce1">
            <text:p>0.96116878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80199960792" table:style-name="ce1">
            <text:p>0.980199961</text:p>
          </table:table-cell>
          <table:table-cell office:value-type="float" office:value="0.99353599999999997" table:style-name="ce1">
            <text:p>0.993536</text:p>
          </table:table-cell>
          <table:table-cell office:value-type="float" office:value="0" table:style-name="ce1">
            <text:p>0</text:p>
          </table:table-cell>
          <table:table-cell office:value-type="float" office:value="40000" table:style-name="ce1">
            <text:p>40000</text:p>
          </table:table-cell>
          <table:table-cell office:value-type="float" office:value="0" table:style-name="ce1">
            <text:p>0</text:p>
          </table:table-cell>
          <table:table-cell office:value-type="float" office:value="208384" table:style-name="ce1">
            <text:p>208384</text:p>
          </table:table-cell>
          <table:table-cell office:value-type="float" office:value="1616" table:style-name="ce1">
            <text:p>1616</text:p>
          </table:table-cell>
          <table:table-cell office:value-type="float" office:value="41616" table:style-name="ce1">
            <text:p>41616</text:p>
          </table:table-cell>
          <table:table-cell office:value-type="float" office:value="40000" table:style-name="ce1">
            <text:p>4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Uscl3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32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416616375" table:style-name="ce1">
            <text:p>0.994166164</text:p>
          </table:table-cell>
          <table:table-cell office:value-type="float" office:value="0.98839999999999995" table:style-name="ce1">
            <text:p>0.9884</text:p>
          </table:table-cell>
          <table:table-cell office:value-type="float" office:value="0.97129795456699997" table:style-name="ce1">
            <text:p>0.971297955</text:p>
          </table:table-cell>
          <table:table-cell office:value-type="float" office:value="0.99055209877499995" table:style-name="ce1">
            <text:p>0.990552099</text:p>
          </table:table-cell>
          <table:table-cell office:value-type="float" office:value="0.981942706597" table:style-name="ce1">
            <text:p>0.981942707</text:p>
          </table:table-cell>
          <table:table-cell office:value-type="float" office:value="0.73342519846099996" table:style-name="ce1">
            <text:p>0.733425198</text:p>
          </table:table-cell>
          <table:table-cell office:value-type="float" office:value="0.96461610626600003" table:style-name="ce1">
            <text:p>0.964616106</text:p>
          </table:table-cell>
          <table:table-cell office:value-type="float" office:value="0.99416616375" table:style-name="ce1">
            <text:p>0.994166164</text:p>
          </table:table-cell>
          <table:table-cell office:value-type="float" office:value="0.58049175218000004" table:style-name="ce1">
            <text:p>0.580491752</text:p>
          </table:table-cell>
          <table:table-cell office:value-type="float" office:value="3" table:style-name="ce1">
            <text:p>3</text:p>
          </table:table-cell>
          <table:table-cell office:value-type="float" office:value="1.15619047619047E-2" table:style-name="ce1">
            <text:p>0.011561905</text:p>
          </table:table-cell>
          <table:table-cell office:value-type="float" office:value="0.130444874243" table:style-name="ce1">
            <text:p>0.130444874</text:p>
          </table:table-cell>
          <table:table-cell office:value-type="float" office:value="0" table:style-name="ce1">
            <text:p>0</text:p>
          </table:table-cell>
          <table:table-cell office:value-type="float" office:value="1.8928654538600001E-2" table:style-name="ce1">
            <text:p>0.018928655</text:p>
          </table:table-cell>
          <table:table-cell office:value-type="float" office:value="5.8680696074500001E-3" table:style-name="ce1">
            <text:p>0.00586807</text:p>
          </table:table-cell>
          <table:table-cell office:value-type="float" office:value="1" table:style-name="ce1">
            <text:p>1</text:p>
          </table:table-cell>
          <table:table-cell office:value-type="float" office:value="0.94259590913400004" table:style-name="ce1">
            <text:p>0.942595909</text:p>
          </table:table-cell>
          <table:table-cell office:value-type="float" office:value="0.98839999999999995" table:style-name="ce1">
            <text:p>0.9884</text:p>
          </table:table-cell>
          <table:table-cell office:value-type="float" office:value="0.99416616375" table:style-name="ce1">
            <text:p>0.994166164</text:p>
          </table:table-cell>
          <table:table-cell office:value-type="float" office:value="0.99025600000000003" table:style-name="ce1">
            <text:p>0.990256</text:p>
          </table:table-cell>
          <table:table-cell office:value-type="float" office:value="5.7404090866199999E-2" table:style-name="ce1">
            <text:p>0.057404091</text:p>
          </table:table-cell>
          <table:table-cell office:value-type="float" office:value="207564" table:style-name="ce1">
            <text:p>207564</text:p>
          </table:table-cell>
          <table:table-cell office:value-type="float" office:value="2436" table:style-name="ce1">
            <text:p>2436</text:p>
          </table:table-cell>
          <table:table-cell office:value-type="float" office:value="40000" table:style-name="ce1">
            <text:p>40000</text:p>
          </table:table-cell>
          <table:table-cell office:value-type="float" office:value="0" table:style-name="ce1">
            <text:p>0</text:p>
          </table:table-cell>
          <table:table-cell office:value-type="float" office:value="207564" table:style-name="ce1">
            <text:p>207564</text:p>
          </table:table-cell>
          <table:table-cell office:value-type="float" office:value="210000" table:style-name="ce1">
            <text:p>21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7044980348400001" table:style-name="ce1">
            <text:p>0.970449803</text:p>
          </table:table-cell>
          <table:table-cell office:value-type="float" office:value="0.94259590913400004" table:style-name="ce1">
            <text:p>0.942595909</text:p>
          </table:table-cell>
          <table:table-cell office:value-type="float" office:value="0.97129795456699997" table:style-name="ce1">
            <text:p>0.971297955</text:p>
          </table:table-cell>
          <table:table-cell office:value-type="float" office:value="0.99055209877499995" table:style-name="ce1">
            <text:p>0.990552099</text:p>
          </table:table-cell>
          <table:table-cell office:value-type="float" office:value="0.981942706597" table:style-name="ce1">
            <text:p>0.981942707</text:p>
          </table:table-cell>
          <table:table-cell office:value-type="float" office:value="0.73342519846099996" table:style-name="ce1">
            <text:p>0.733425198</text:p>
          </table:table-cell>
          <table:table-cell office:value-type="float" office:value="0.96461610626600003" table:style-name="ce1">
            <text:p>0.964616106</text:p>
          </table:table-cell>
          <table:table-cell office:value-type="float" office:value="0.97044980348400001" table:style-name="ce1">
            <text:p>0.970449803</text:p>
          </table:table-cell>
          <table:table-cell office:value-type="float" office:value="0.58049175218000004" table:style-name="ce1">
            <text:p>0.580491752</text:p>
          </table:table-cell>
          <table:table-cell office:value-type="float" office:value="4.2426406871192803" table:style-name="ce1">
            <text:p>4.242640687</text:p>
          </table:table-cell>
          <table:table-cell office:value-type="float" office:value="5.7804367763243603E-2" table:style-name="ce1">
            <text:p>0.057804368</text:p>
          </table:table-cell>
          <table:table-cell office:value-type="float" office:value="0.130444874243" table:style-name="ce1">
            <text:p>0.130444874</text:p>
          </table:table-cell>
          <table:table-cell office:value-type="float" office:value="0" table:style-name="ce1">
            <text:p>0</text:p>
          </table:table-cell>
          <table:table-cell office:value-type="float" office:value="1.8928654538600001E-2" table:style-name="ce1">
            <text:p>0.018928655</text:p>
          </table:table-cell>
          <table:table-cell office:value-type="float" office:value="3.0450000000000001E-2" table:style-name="ce1">
            <text:p>0.03045</text:p>
          </table:table-cell>
          <table:table-cell office:value-type="float" office:value="0.94259590913400004" table:style-name="ce1">
            <text:p>0.94259590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7044980348400001" table:style-name="ce1">
            <text:p>0.970449803</text:p>
          </table:table-cell>
          <table:table-cell office:value-type="float" office:value="0.99025600000000003" table:style-name="ce1">
            <text:p>0.990256</text:p>
          </table:table-cell>
          <table:table-cell office:value-type="float" office:value="0" table:style-name="ce1">
            <text:p>0</text:p>
          </table:table-cell>
          <table:table-cell office:value-type="float" office:value="40000" table:style-name="ce1">
            <text:p>40000</text:p>
          </table:table-cell>
          <table:table-cell office:value-type="float" office:value="0" table:style-name="ce1">
            <text:p>0</text:p>
          </table:table-cell>
          <table:table-cell office:value-type="float" office:value="207564" table:style-name="ce1">
            <text:p>207564</text:p>
          </table:table-cell>
          <table:table-cell office:value-type="float" office:value="2436" table:style-name="ce1">
            <text:p>2436</text:p>
          </table:table-cell>
          <table:table-cell office:value-type="float" office:value="42436" table:style-name="ce1">
            <text:p>42436</text:p>
          </table:table-cell>
          <table:table-cell office:value-type="float" office:value="40000" table:style-name="ce1">
            <text:p>4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Uscl4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33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216770329399995" table:style-name="ce1">
            <text:p>0.992167703</text:p>
          </table:table-cell>
          <table:table-cell office:value-type="float" office:value="0.98445714285700003" table:style-name="ce1">
            <text:p>0.984457143</text:p>
          </table:table-cell>
          <table:table-cell office:value-type="float" office:value="0.96227810650900003" table:style-name="ce1">
            <text:p>0.962278107</text:p>
          </table:table-cell>
          <table:table-cell office:value-type="float" office:value="0.98736832724500001" table:style-name="ce1">
            <text:p>0.987368327</text:p>
          </table:table-cell>
          <table:table-cell office:value-type="float" office:value="0.97588592821099995" table:style-name="ce1">
            <text:p>0.975885928</text:p>
          </table:table-cell>
          <table:table-cell office:value-type="float" office:value="0.62321890781400002" table:style-name="ce1">
            <text:p>0.623218908</text:p>
          </table:table-cell>
          <table:table-cell office:value-type="float" office:value="0.95296727208999998" table:style-name="ce1">
            <text:p>0.952967272</text:p>
          </table:table-cell>
          <table:table-cell office:value-type="float" office:value="0.99216770329399995" table:style-name="ce1">
            <text:p>0.992167703</text:p>
          </table:table-cell>
          <table:table-cell office:value-type="float" office:value="0.56752412890799997" table:style-name="ce1">
            <text:p>0.567524129</text:p>
          </table:table-cell>
          <table:table-cell office:value-type="float" office:value="4" table:style-name="ce1">
            <text:p>4</text:p>
          </table:table-cell>
          <table:table-cell office:value-type="float" office:value="1.93333333333333E-2" table:style-name="ce1">
            <text:p>0.019333333</text:p>
          </table:table-cell>
          <table:table-cell office:value-type="float" office:value="0.163909390397" table:style-name="ce1">
            <text:p>0.16390939</text:p>
          </table:table-cell>
          <table:table-cell office:value-type="float" office:value="0" table:style-name="ce1">
            <text:p>0</text:p>
          </table:table-cell>
          <table:table-cell office:value-type="float" office:value="2.5127005917200001E-2" table:style-name="ce1">
            <text:p>0.025127006</text:p>
          </table:table-cell>
          <table:table-cell office:value-type="float" office:value="7.8941258416499998E-3" table:style-name="ce1">
            <text:p>0.007894126</text:p>
          </table:table-cell>
          <table:table-cell office:value-type="float" office:value="1" table:style-name="ce1">
            <text:p>1</text:p>
          </table:table-cell>
          <table:table-cell office:value-type="float" office:value="0.92455621301799995" table:style-name="ce1">
            <text:p>0.924556213</text:p>
          </table:table-cell>
          <table:table-cell office:value-type="float" office:value="0.98445714285700003" table:style-name="ce1">
            <text:p>0.984457143</text:p>
          </table:table-cell>
          <table:table-cell office:value-type="float" office:value="0.99216770329399995" table:style-name="ce1">
            <text:p>0.992167703</text:p>
          </table:table-cell>
          <table:table-cell office:value-type="float" office:value="0.98694400000000004" table:style-name="ce1">
            <text:p>0.986944</text:p>
          </table:table-cell>
          <table:table-cell office:value-type="float" office:value="7.5443786982200001E-2" table:style-name="ce1">
            <text:p>0.075443787</text:p>
          </table:table-cell>
          <table:table-cell office:value-type="float" office:value="206736" table:style-name="ce1">
            <text:p>206736</text:p>
          </table:table-cell>
          <table:table-cell office:value-type="float" office:value="3264" table:style-name="ce1">
            <text:p>3264</text:p>
          </table:table-cell>
          <table:table-cell office:value-type="float" office:value="40000" table:style-name="ce1">
            <text:p>40000</text:p>
          </table:table-cell>
          <table:table-cell office:value-type="float" office:value="0" table:style-name="ce1">
            <text:p>0</text:p>
          </table:table-cell>
          <table:table-cell office:value-type="float" office:value="206736" table:style-name="ce1">
            <text:p>206736</text:p>
          </table:table-cell>
          <table:table-cell office:value-type="float" office:value="210000" table:style-name="ce1">
            <text:p>21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60799385088" table:style-name="ce1">
            <text:p>0.960799385</text:p>
          </table:table-cell>
          <table:table-cell office:value-type="float" office:value="0.92455621301799995" table:style-name="ce1">
            <text:p>0.924556213</text:p>
          </table:table-cell>
          <table:table-cell office:value-type="float" office:value="0.96227810650900003" table:style-name="ce1">
            <text:p>0.962278107</text:p>
          </table:table-cell>
          <table:table-cell office:value-type="float" office:value="0.98736832724500001" table:style-name="ce1">
            <text:p>0.987368327</text:p>
          </table:table-cell>
          <table:table-cell office:value-type="float" office:value="0.97588592821099995" table:style-name="ce1">
            <text:p>0.975885928</text:p>
          </table:table-cell>
          <table:table-cell office:value-type="float" office:value="0.62321890781400002" table:style-name="ce1">
            <text:p>0.623218908</text:p>
          </table:table-cell>
          <table:table-cell office:value-type="float" office:value="0.95296727208999998" table:style-name="ce1">
            <text:p>0.952967272</text:p>
          </table:table-cell>
          <table:table-cell office:value-type="float" office:value="0.960799385088" table:style-name="ce1">
            <text:p>0.960799385</text:p>
          </table:table-cell>
          <table:table-cell office:value-type="float" office:value="0.56752412890799997" table:style-name="ce1">
            <text:p>0.567524129</text:p>
          </table:table-cell>
          <table:table-cell office:value-type="float" office:value="5.6568542494923797" table:style-name="ce1">
            <text:p>5.656854249</text:p>
          </table:table-cell>
          <table:table-cell office:value-type="float" office:value="9.5198798659912598E-2" table:style-name="ce1">
            <text:p>0.095198799</text:p>
          </table:table-cell>
          <table:table-cell office:value-type="float" office:value="0.163909390397" table:style-name="ce1">
            <text:p>0.16390939</text:p>
          </table:table-cell>
          <table:table-cell office:value-type="float" office:value="0" table:style-name="ce1">
            <text:p>0</text:p>
          </table:table-cell>
          <table:table-cell office:value-type="float" office:value="2.5127005917200001E-2" table:style-name="ce1">
            <text:p>0.025127006</text:p>
          </table:table-cell>
          <table:table-cell office:value-type="float" office:value="4.0800000000000003E-2" table:style-name="ce1">
            <text:p>0.0408</text:p>
          </table:table-cell>
          <table:table-cell office:value-type="float" office:value="0.92455621301799995" table:style-name="ce1">
            <text:p>0.9245562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60799385088" table:style-name="ce1">
            <text:p>0.960799385</text:p>
          </table:table-cell>
          <table:table-cell office:value-type="float" office:value="0.98694400000000004" table:style-name="ce1">
            <text:p>0.986944</text:p>
          </table:table-cell>
          <table:table-cell office:value-type="float" office:value="0" table:style-name="ce1">
            <text:p>0</text:p>
          </table:table-cell>
          <table:table-cell office:value-type="float" office:value="40000" table:style-name="ce1">
            <text:p>40000</text:p>
          </table:table-cell>
          <table:table-cell office:value-type="float" office:value="0" table:style-name="ce1">
            <text:p>0</text:p>
          </table:table-cell>
          <table:table-cell office:value-type="float" office:value="206736" table:style-name="ce1">
            <text:p>206736</text:p>
          </table:table-cell>
          <table:table-cell office:value-type="float" office:value="3264" table:style-name="ce1">
            <text:p>3264</text:p>
          </table:table-cell>
          <table:table-cell office:value-type="float" office:value="43264" table:style-name="ce1">
            <text:p>43264</text:p>
          </table:table-cell>
          <table:table-cell office:value-type="float" office:value="40000" table:style-name="ce1">
            <text:p>4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Uscl5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34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014186102400004" table:style-name="ce1">
            <text:p>0.990141861</text:p>
          </table:table-cell>
          <table:table-cell office:value-type="float" office:value="0.98047619047599999" table:style-name="ce1">
            <text:p>0.98047619</text:p>
          </table:table-cell>
          <table:table-cell office:value-type="float" office:value="0.95351473922899999" table:style-name="ce1">
            <text:p>0.953514739</text:p>
          </table:table-cell>
          <table:table-cell office:value-type="float" office:value="0.98304290459999999" table:style-name="ce1">
            <text:p>0.983042905</text:p>
          </table:table-cell>
          <table:table-cell office:value-type="float" office:value="0.96981228334199998" table:style-name="ce1">
            <text:p>0.969812283</text:p>
          </table:table-cell>
          <table:table-cell office:value-type="float" office:value="0.49907842103" table:style-name="ce1">
            <text:p>0.499078421</text:p>
          </table:table-cell>
          <table:table-cell office:value-type="float" office:value="0.941390602267" table:style-name="ce1">
            <text:p>0.941390602</text:p>
          </table:table-cell>
          <table:table-cell office:value-type="float" office:value="0.99014186102400004" table:style-name="ce1">
            <text:p>0.990141861</text:p>
          </table:table-cell>
          <table:table-cell office:value-type="float" office:value="0.55558081112400004" table:style-name="ce1">
            <text:p>0.555580811</text:p>
          </table:table-cell>
          <table:table-cell office:value-type="float" office:value="5" table:style-name="ce1">
            <text:p>5</text:p>
          </table:table-cell>
          <table:table-cell office:value-type="float" office:value="2.9095238095238E-2" table:style-name="ce1">
            <text:p>0.029095238</text:p>
          </table:table-cell>
          <table:table-cell office:value-type="float" office:value="0.19528584997500001" table:style-name="ce1">
            <text:p>0.19528585</text:p>
          </table:table-cell>
          <table:table-cell office:value-type="float" office:value="0" table:style-name="ce1">
            <text:p>0</text:p>
          </table:table-cell>
          <table:table-cell office:value-type="float" office:value="3.1275283446699997E-2" table:style-name="ce1">
            <text:p>0.031275283</text:p>
          </table:table-cell>
          <table:table-cell office:value-type="float" office:value="9.9562894609000006E-3" table:style-name="ce1">
            <text:p>0.009956289</text:p>
          </table:table-cell>
          <table:table-cell office:value-type="float" office:value="1" table:style-name="ce1">
            <text:p>1</text:p>
          </table:table-cell>
          <table:table-cell office:value-type="float" office:value="0.90702947845799997" table:style-name="ce1">
            <text:p>0.907029478</text:p>
          </table:table-cell>
          <table:table-cell office:value-type="float" office:value="0.98047619047599999" table:style-name="ce1">
            <text:p>0.98047619</text:p>
          </table:table-cell>
          <table:table-cell office:value-type="float" office:value="0.99014186102400004" table:style-name="ce1">
            <text:p>0.990141861</text:p>
          </table:table-cell>
          <table:table-cell office:value-type="float" office:value="0.98360000000000003" table:style-name="ce1">
            <text:p>0.9836</text:p>
          </table:table-cell>
          <table:table-cell office:value-type="float" office:value="9.2970521542000001E-2" table:style-name="ce1">
            <text:p>0.092970522</text:p>
          </table:table-cell>
          <table:table-cell office:value-type="float" office:value="205900" table:style-name="ce1">
            <text:p>205900</text:p>
          </table:table-cell>
          <table:table-cell office:value-type="float" office:value="4100" table:style-name="ce1">
            <text:p>4100</text:p>
          </table:table-cell>
          <table:table-cell office:value-type="float" office:value="40000" table:style-name="ce1">
            <text:p>40000</text:p>
          </table:table-cell>
          <table:table-cell office:value-type="float" office:value="0" table:style-name="ce1">
            <text:p>0</text:p>
          </table:table-cell>
          <table:table-cell office:value-type="float" office:value="205900" table:style-name="ce1">
            <text:p>205900</text:p>
          </table:table-cell>
          <table:table-cell office:value-type="float" office:value="210000" table:style-name="ce1">
            <text:p>21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5124851367399998" table:style-name="ce1">
            <text:p>0.951248514</text:p>
          </table:table-cell>
          <table:table-cell office:value-type="float" office:value="0.90702947845799997" table:style-name="ce1">
            <text:p>0.907029478</text:p>
          </table:table-cell>
          <table:table-cell office:value-type="float" office:value="0.95351473922899999" table:style-name="ce1">
            <text:p>0.953514739</text:p>
          </table:table-cell>
          <table:table-cell office:value-type="float" office:value="0.98304290459999999" table:style-name="ce1">
            <text:p>0.983042905</text:p>
          </table:table-cell>
          <table:table-cell office:value-type="float" office:value="0.96981228334199998" table:style-name="ce1">
            <text:p>0.969812283</text:p>
          </table:table-cell>
          <table:table-cell office:value-type="float" office:value="0.49907842103" table:style-name="ce1">
            <text:p>0.499078421</text:p>
          </table:table-cell>
          <table:table-cell office:value-type="float" office:value="0.941390602267" table:style-name="ce1">
            <text:p>0.941390602</text:p>
          </table:table-cell>
          <table:table-cell office:value-type="float" office:value="0.95124851367399998" table:style-name="ce1">
            <text:p>0.951248514</text:p>
          </table:table-cell>
          <table:table-cell office:value-type="float" office:value="0.55558081112400004" table:style-name="ce1">
            <text:p>0.555580811</text:p>
          </table:table-cell>
          <table:table-cell office:value-type="float" office:value="7.0710678118654702" table:style-name="ce1">
            <text:p>7.071067812</text:p>
          </table:table-cell>
          <table:table-cell office:value-type="float" office:value="0.14112689348431301" table:style-name="ce1">
            <text:p>0.141126893</text:p>
          </table:table-cell>
          <table:table-cell office:value-type="float" office:value="0.19528584997500001" table:style-name="ce1">
            <text:p>0.19528585</text:p>
          </table:table-cell>
          <table:table-cell office:value-type="float" office:value="0" table:style-name="ce1">
            <text:p>0</text:p>
          </table:table-cell>
          <table:table-cell office:value-type="float" office:value="3.1275283446699997E-2" table:style-name="ce1">
            <text:p>0.031275283</text:p>
          </table:table-cell>
          <table:table-cell office:value-type="float" office:value="5.1249999999999997E-2" table:style-name="ce1">
            <text:p>0.05125</text:p>
          </table:table-cell>
          <table:table-cell office:value-type="float" office:value="0.90702947845799997" table:style-name="ce1">
            <text:p>0.90702947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5124851367399998" table:style-name="ce1">
            <text:p>0.951248514</text:p>
          </table:table-cell>
          <table:table-cell office:value-type="float" office:value="0.98360000000000003" table:style-name="ce1">
            <text:p>0.9836</text:p>
          </table:table-cell>
          <table:table-cell office:value-type="float" office:value="0" table:style-name="ce1">
            <text:p>0</text:p>
          </table:table-cell>
          <table:table-cell office:value-type="float" office:value="40000" table:style-name="ce1">
            <text:p>40000</text:p>
          </table:table-cell>
          <table:table-cell office:value-type="float" office:value="0" table:style-name="ce1">
            <text:p>0</text:p>
          </table:table-cell>
          <table:table-cell office:value-type="float" office:value="205900" table:style-name="ce1">
            <text:p>205900</text:p>
          </table:table-cell>
          <table:table-cell office:value-type="float" office:value="4100" table:style-name="ce1">
            <text:p>4100</text:p>
          </table:table-cell>
          <table:table-cell office:value-type="float" office:value="44100" table:style-name="ce1">
            <text:p>44100</text:p>
          </table:table-cell>
          <table:table-cell office:value-type="float" office:value="40000" table:style-name="ce1">
            <text:p>40000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gr1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35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841904761900002" table:style-name="ce1">
            <text:p>0.998419048</text:p>
          </table:table-cell>
          <table:table-cell office:value-type="float" office:value="0.99684308616899997" table:style-name="ce1">
            <text:p>0.996843086</text:p>
          </table:table-cell>
          <table:table-cell office:value-type="float" office:value="0.99505952380999996" table:style-name="ce1">
            <text:p>0.995059524</text:p>
          </table:table-cell>
          <table:table-cell office:value-type="float" office:value="0.99740805788999998" table:style-name="ce1">
            <text:p>0.997408058</text:p>
          </table:table-cell>
          <table:table-cell office:value-type="float" office:value="0.99470208748" table:style-name="ce1">
            <text:p>0.994702087</text:p>
          </table:table-cell>
          <table:table-cell office:value-type="float" office:value="1.1045805503599999" table:style-name="ce1">
            <text:p>1.10458055</text:p>
          </table:table-cell>
          <table:table-cell office:value-type="float" office:value="0.99011908694799999" table:style-name="ce1">
            <text:p>0.990119087</text:p>
          </table:table-cell>
          <table:table-cell office:value-type="float" office:value="1" table:style-name="ce1">
            <text:p>1</text:p>
          </table:table-cell>
          <table:table-cell office:value-type="float" office:value="0.60895018806599999" table:style-name="ce1">
            <text:p>0.608950188</text:p>
          </table:table-cell>
          <table:table-cell office:value-type="float" office:value="2" table:style-name="ce1">
            <text:p>2</text:p>
          </table:table-cell>
          <table:table-cell office:value-type="float" office:value="1.8039448910702101E-3" table:style-name="ce1">
            <text:p>0.001803945</text:p>
          </table:table-cell>
          <table:table-cell office:value-type="float" office:value="5.0718733149600001E-2" table:style-name="ce1">
            <text:p>0.050718733</text:p>
          </table:table-cell>
          <table:table-cell office:value-type="float" office:value="0" table:style-name="ce1">
            <text:p>0</text:p>
          </table:table-cell>
          <table:table-cell office:value-type="float" office:value="5.2988780952399998E-3" table:style-name="ce1">
            <text:p>0.005298878</text:p>
          </table:table-cell>
          <table:table-cell office:value-type="float" office:value="1.58345574909E-3" table:style-name="ce1">
            <text:p>0.001583456</text:p>
          </table:table-cell>
          <table:table-cell office:value-type="float" office:value="0.99841904761900002" table:style-name="ce1">
            <text:p>0.998419048</text:p>
          </table:table-cell>
          <table:table-cell office:value-type="float" office:value="0.99170000000000003" table:style-name="ce1">
            <text:p>0.9917</text:p>
          </table:table-cell>
          <table:table-cell office:value-type="float" office:value="0.99841904761900002" table:style-name="ce1">
            <text:p>0.998419048</text:p>
          </table:table-cell>
          <table:table-cell office:value-type="float" office:value="0.99841904761900002" table:style-name="ce1">
            <text:p>0.998419048</text:p>
          </table:table-cell>
          <table:table-cell office:value-type="float" office:value="0.99734400000000001" table:style-name="ce1">
            <text:p>0.997344</text:p>
          </table:table-cell>
          <table:table-cell office:value-type="float" office:value="8.3000000000000001E-3" table:style-name="ce1">
            <text:p>0.0083</text:p>
          </table:table-cell>
          <table:table-cell office:value-type="float" office:value="209668" table:style-name="ce1">
            <text:p>209668</text:p>
          </table:table-cell>
          <table:table-cell office:value-type="float" office:value="332" table:style-name="ce1">
            <text:p>332</text:p>
          </table:table-cell>
          <table:table-cell office:value-type="float" office:value="39668" table:style-name="ce1">
            <text:p>39668</text:p>
          </table:table-cell>
          <table:table-cell office:value-type="float" office:value="332" table:style-name="ce1">
            <text:p>332</text:p>
          </table:table-cell>
          <table:table-cell office:value-type="float" office:value="210000" table:style-name="ce1">
            <text:p>210000</text:p>
          </table:table-cell>
          <table:table-cell office:value-type="float" office:value="210000" table:style-name="ce1">
            <text:p>21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9170000000000003" table:style-name="ce1">
            <text:p>0.9917</text:p>
          </table:table-cell>
          <table:table-cell office:value-type="float" office:value="0.98353664584" table:style-name="ce1">
            <text:p>0.983536646</text:p>
          </table:table-cell>
          <table:table-cell office:value-type="float" office:value="0.99505952380999996" table:style-name="ce1">
            <text:p>0.995059524</text:p>
          </table:table-cell>
          <table:table-cell office:value-type="float" office:value="0.99740805788999998" table:style-name="ce1">
            <text:p>0.997408058</text:p>
          </table:table-cell>
          <table:table-cell office:value-type="float" office:value="0.99470208748" table:style-name="ce1">
            <text:p>0.994702087</text:p>
          </table:table-cell>
          <table:table-cell office:value-type="float" office:value="1.1045805503599999" table:style-name="ce1">
            <text:p>1.10458055</text:p>
          </table:table-cell>
          <table:table-cell office:value-type="float" office:value="0.99011908694799999" table:style-name="ce1">
            <text:p>0.990119087</text:p>
          </table:table-cell>
          <table:table-cell office:value-type="float" office:value="1" table:style-name="ce1">
            <text:p>1</text:p>
          </table:table-cell>
          <table:table-cell office:value-type="float" office:value="0.60895018806599999" table:style-name="ce1">
            <text:p>0.608950188</text:p>
          </table:table-cell>
          <table:table-cell office:value-type="float" office:value="2" table:style-name="ce1">
            <text:p>2</text:p>
          </table:table-cell>
          <table:table-cell office:value-type="float" office:value="9.5707106781186494E-3" table:style-name="ce1">
            <text:p>0.009570711</text:p>
          </table:table-cell>
          <table:table-cell office:value-type="float" office:value="5.0718733149600001E-2" table:style-name="ce1">
            <text:p>0.050718733</text:p>
          </table:table-cell>
          <table:table-cell office:value-type="float" office:value="0" table:style-name="ce1">
            <text:p>0</text:p>
          </table:table-cell>
          <table:table-cell office:value-type="float" office:value="5.2988780952399998E-3" table:style-name="ce1">
            <text:p>0.005298878</text:p>
          </table:table-cell>
          <table:table-cell office:value-type="float" office:value="8.3694665725499995E-3" table:style-name="ce1">
            <text:p>0.008369467</text:p>
          </table:table-cell>
          <table:table-cell office:value-type="float" office:value="0.99170000000000003" table:style-name="ce1">
            <text:p>0.9917</text:p>
          </table:table-cell>
          <table:table-cell office:value-type="float" office:value="0.99841904761900002" table:style-name="ce1">
            <text:p>0.998419048</text:p>
          </table:table-cell>
          <table:table-cell office:value-type="float" office:value="0.99170000000000003" table:style-name="ce1">
            <text:p>0.9917</text:p>
          </table:table-cell>
          <table:table-cell office:value-type="float" office:value="0.99170000000000003" table:style-name="ce1">
            <text:p>0.9917</text:p>
          </table:table-cell>
          <table:table-cell office:value-type="float" office:value="0.99734400000000001" table:style-name="ce1">
            <text:p>0.997344</text:p>
          </table:table-cell>
          <table:table-cell office:value-type="float" office:value="1.5809523809499999E-3" table:style-name="ce1">
            <text:p>0.001580952</text:p>
          </table:table-cell>
          <table:table-cell office:value-type="float" office:value="39668" table:style-name="ce1">
            <text:p>39668</text:p>
          </table:table-cell>
          <table:table-cell office:value-type="float" office:value="332" table:style-name="ce1">
            <text:p>332</text:p>
          </table:table-cell>
          <table:table-cell office:value-type="float" office:value="209668" table:style-name="ce1">
            <text:p>209668</text:p>
          </table:table-cell>
          <table:table-cell office:value-type="float" office:value="332" table:style-name="ce1">
            <text:p>332</text:p>
          </table:table-cell>
          <table:table-cell office:value-type="float" office:value="40000" table:style-name="ce1">
            <text:p>40000</text:p>
          </table:table-cell>
          <table:table-cell office:value-type="float" office:value="40000" table:style-name="ce1">
            <text:p>4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gr2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36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683809523800004" table:style-name="ce1">
            <text:p>0.996838095</text:p>
          </table:table-cell>
          <table:table-cell office:value-type="float" office:value="0.99369612273600005" table:style-name="ce1">
            <text:p>0.993696123</text:p>
          </table:table-cell>
          <table:table-cell office:value-type="float" office:value="0.99011904761900005" table:style-name="ce1">
            <text:p>0.990119048</text:p>
          </table:table-cell>
          <table:table-cell office:value-type="float" office:value="0.99481611577999995" table:style-name="ce1">
            <text:p>0.994816116</text:p>
          </table:table-cell>
          <table:table-cell office:value-type="float" office:value="0.98943239241799996" table:style-name="ce1">
            <text:p>0.989432392</text:p>
          </table:table-cell>
          <table:table-cell office:value-type="float" office:value="1.2086040894200001" table:style-name="ce1">
            <text:p>1.208604089</text:p>
          </table:table-cell>
          <table:table-cell office:value-type="float" office:value="0.98023817350499998" table:style-name="ce1">
            <text:p>0.980238174</text:p>
          </table:table-cell>
          <table:table-cell office:value-type="float" office:value="1" table:style-name="ce1">
            <text:p>1</text:p>
          </table:table-cell>
          <table:table-cell office:value-type="float" office:value="0.58892189047300003" table:style-name="ce1">
            <text:p>0.58892189</text:p>
          </table:table-cell>
          <table:table-cell office:value-type="float" office:value="3" table:style-name="ce1">
            <text:p>3</text:p>
          </table:table-cell>
          <table:table-cell office:value-type="float" office:value="5.14414821822963E-3" table:style-name="ce1">
            <text:p>0.005144148</text:p>
          </table:table-cell>
          <table:table-cell office:value-type="float" office:value="9.0775328334200003E-2" table:style-name="ce1">
            <text:p>0.090775328</text:p>
          </table:table-cell>
          <table:table-cell office:value-type="float" office:value="0" table:style-name="ce1">
            <text:p>0</text:p>
          </table:table-cell>
          <table:table-cell office:value-type="float" office:value="1.0571512381000001E-2" table:style-name="ce1">
            <text:p>0.010571512</text:p>
          </table:table-cell>
          <table:table-cell office:value-type="float" office:value="3.1719341154899999E-3" table:style-name="ce1">
            <text:p>0.003171934</text:p>
          </table:table-cell>
          <table:table-cell office:value-type="float" office:value="0.99683809523800004" table:style-name="ce1">
            <text:p>0.996838095</text:p>
          </table:table-cell>
          <table:table-cell office:value-type="float" office:value="0.98340000000000005" table:style-name="ce1">
            <text:p>0.9834</text:p>
          </table:table-cell>
          <table:table-cell office:value-type="float" office:value="0.99683809523800004" table:style-name="ce1">
            <text:p>0.996838095</text:p>
          </table:table-cell>
          <table:table-cell office:value-type="float" office:value="0.99683809523800004" table:style-name="ce1">
            <text:p>0.996838095</text:p>
          </table:table-cell>
          <table:table-cell office:value-type="float" office:value="0.99468800000000002" table:style-name="ce1">
            <text:p>0.994688</text:p>
          </table:table-cell>
          <table:table-cell office:value-type="float" office:value="1.66E-2" table:style-name="ce1">
            <text:p>0.0166</text:p>
          </table:table-cell>
          <table:table-cell office:value-type="float" office:value="209336" table:style-name="ce1">
            <text:p>209336</text:p>
          </table:table-cell>
          <table:table-cell office:value-type="float" office:value="664" table:style-name="ce1">
            <text:p>664</text:p>
          </table:table-cell>
          <table:table-cell office:value-type="float" office:value="39336" table:style-name="ce1">
            <text:p>39336</text:p>
          </table:table-cell>
          <table:table-cell office:value-type="float" office:value="664" table:style-name="ce1">
            <text:p>664</text:p>
          </table:table-cell>
          <table:table-cell office:value-type="float" office:value="210000" table:style-name="ce1">
            <text:p>210000</text:p>
          </table:table-cell>
          <table:table-cell office:value-type="float" office:value="210000" table:style-name="ce1">
            <text:p>21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8340000000000005" table:style-name="ce1">
            <text:p>0.9834</text:p>
          </table:table-cell>
          <table:table-cell office:value-type="float" office:value="0.96734212079500004" table:style-name="ce1">
            <text:p>0.967342121</text:p>
          </table:table-cell>
          <table:table-cell office:value-type="float" office:value="0.99011904761900005" table:style-name="ce1">
            <text:p>0.990119048</text:p>
          </table:table-cell>
          <table:table-cell office:value-type="float" office:value="0.99481611577999995" table:style-name="ce1">
            <text:p>0.994816116</text:p>
          </table:table-cell>
          <table:table-cell office:value-type="float" office:value="0.98943239241799996" table:style-name="ce1">
            <text:p>0.989432392</text:p>
          </table:table-cell>
          <table:table-cell office:value-type="float" office:value="1.2086040894200001" table:style-name="ce1">
            <text:p>1.208604089</text:p>
          </table:table-cell>
          <table:table-cell office:value-type="float" office:value="0.98023817350499998" table:style-name="ce1">
            <text:p>0.980238174</text:p>
          </table:table-cell>
          <table:table-cell office:value-type="float" office:value="1" table:style-name="ce1">
            <text:p>1</text:p>
          </table:table-cell>
          <table:table-cell office:value-type="float" office:value="0.58892189047300003" table:style-name="ce1">
            <text:p>0.58892189</text:p>
          </table:table-cell>
          <table:table-cell office:value-type="float" office:value="3" table:style-name="ce1">
            <text:p>3</text:p>
          </table:table-cell>
          <table:table-cell office:value-type="float" office:value="2.73446461113496E-2" table:style-name="ce1">
            <text:p>0.027344646</text:p>
          </table:table-cell>
          <table:table-cell office:value-type="float" office:value="9.0775328334200003E-2" table:style-name="ce1">
            <text:p>0.090775328</text:p>
          </table:table-cell>
          <table:table-cell office:value-type="float" office:value="0" table:style-name="ce1">
            <text:p>0</text:p>
          </table:table-cell>
          <table:table-cell office:value-type="float" office:value="1.0571512381000001E-2" table:style-name="ce1">
            <text:p>0.010571512</text:p>
          </table:table-cell>
          <table:table-cell office:value-type="float" office:value="1.6880211511100002E-2" table:style-name="ce1">
            <text:p>0.016880212</text:p>
          </table:table-cell>
          <table:table-cell office:value-type="float" office:value="0.98340000000000005" table:style-name="ce1">
            <text:p>0.9834</text:p>
          </table:table-cell>
          <table:table-cell office:value-type="float" office:value="0.99683809523800004" table:style-name="ce1">
            <text:p>0.996838095</text:p>
          </table:table-cell>
          <table:table-cell office:value-type="float" office:value="0.98340000000000005" table:style-name="ce1">
            <text:p>0.9834</text:p>
          </table:table-cell>
          <table:table-cell office:value-type="float" office:value="0.98340000000000005" table:style-name="ce1">
            <text:p>0.9834</text:p>
          </table:table-cell>
          <table:table-cell office:value-type="float" office:value="0.99468800000000002" table:style-name="ce1">
            <text:p>0.994688</text:p>
          </table:table-cell>
          <table:table-cell office:value-type="float" office:value="3.1619047618999998E-3" table:style-name="ce1">
            <text:p>0.003161905</text:p>
          </table:table-cell>
          <table:table-cell office:value-type="float" office:value="39336" table:style-name="ce1">
            <text:p>39336</text:p>
          </table:table-cell>
          <table:table-cell office:value-type="float" office:value="664" table:style-name="ce1">
            <text:p>664</text:p>
          </table:table-cell>
          <table:table-cell office:value-type="float" office:value="209336" table:style-name="ce1">
            <text:p>209336</text:p>
          </table:table-cell>
          <table:table-cell office:value-type="float" office:value="664" table:style-name="ce1">
            <text:p>664</text:p>
          </table:table-cell>
          <table:table-cell office:value-type="float" office:value="40000" table:style-name="ce1">
            <text:p>40000</text:p>
          </table:table-cell>
          <table:table-cell office:value-type="float" office:value="40000" table:style-name="ce1">
            <text:p>4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gr3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37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5238095238" table:style-name="ce1">
            <text:p>0.995238095</text:p>
          </table:table-cell>
          <table:table-cell office:value-type="float" office:value="0.99052132701399997" table:style-name="ce1">
            <text:p>0.990521327</text:p>
          </table:table-cell>
          <table:table-cell office:value-type="float" office:value="0.98511904761900004" table:style-name="ce1">
            <text:p>0.985119048</text:p>
          </table:table-cell>
          <table:table-cell office:value-type="float" office:value="0.99219294545199999" table:style-name="ce1">
            <text:p>0.992192945</text:p>
          </table:table-cell>
          <table:table-cell office:value-type="float" office:value="0.98412793651200003" table:style-name="ce1">
            <text:p>0.984127937</text:p>
          </table:table-cell>
          <table:table-cell office:value-type="float" office:value="1.31331380592" table:style-name="ce1">
            <text:p>1.313313806</text:p>
          </table:table-cell>
          <table:table-cell office:value-type="float" office:value="0.970238212514" table:style-name="ce1">
            <text:p>0.970238213</text:p>
          </table:table-cell>
          <table:table-cell office:value-type="float" office:value="1" table:style-name="ce1">
            <text:p>1</text:p>
          </table:table-cell>
          <table:table-cell office:value-type="float" office:value="0.57070980518100001" table:style-name="ce1">
            <text:p>0.570709805</text:p>
          </table:table-cell>
          <table:table-cell office:value-type="float" office:value="5" table:style-name="ce1">
            <text:p>5</text:p>
          </table:table-cell>
          <table:table-cell office:value-type="float" office:value="1.01998213238867E-2" table:style-name="ce1">
            <text:p>0.010199821</text:p>
          </table:table-cell>
          <table:table-cell office:value-type="float" office:value="0.12719949891900001" table:style-name="ce1">
            <text:p>0.127199499</text:p>
          </table:table-cell>
          <table:table-cell office:value-type="float" office:value="0" table:style-name="ce1">
            <text:p>0</text:p>
          </table:table-cell>
          <table:table-cell office:value-type="float" office:value="1.5880952380999999E-2" table:style-name="ce1">
            <text:p>0.015880952</text:p>
          </table:table-cell>
          <table:table-cell office:value-type="float" office:value="4.7846889952199998E-3" table:style-name="ce1">
            <text:p>0.004784689</text:p>
          </table:table-cell>
          <table:table-cell office:value-type="float" office:value="0.995238095238" table:style-name="ce1">
            <text:p>0.995238095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0.995238095238" table:style-name="ce1">
            <text:p>0.995238095</text:p>
          </table:table-cell>
          <table:table-cell office:value-type="float" office:value="0.995238095238" table:style-name="ce1">
            <text:p>0.995238095</text:p>
          </table:table-cell>
          <table:table-cell office:value-type="float" office:value="0.99199999999999999" table:style-name="ce1">
            <text:p>0.992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09000" table:style-name="ce1">
            <text:p>209000</text:p>
          </table:table-cell>
          <table:table-cell office:value-type="float" office:value="1000" table:style-name="ce1">
            <text:p>1000</text:p>
          </table:table-cell>
          <table:table-cell office:value-type="float" office:value="39000" table:style-name="ce1">
            <text:p>39000</text:p>
          </table:table-cell>
          <table:table-cell office:value-type="float" office:value="1000" table:style-name="ce1">
            <text:p>1000</text:p>
          </table:table-cell>
          <table:table-cell office:value-type="float" office:value="210000" table:style-name="ce1">
            <text:p>210000</text:p>
          </table:table-cell>
          <table:table-cell office:value-type="float" office:value="210000" table:style-name="ce1">
            <text:p>21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0.95121951219500001" table:style-name="ce1">
            <text:p>0.951219512</text:p>
          </table:table-cell>
          <table:table-cell office:value-type="float" office:value="0.98511904761900004" table:style-name="ce1">
            <text:p>0.985119048</text:p>
          </table:table-cell>
          <table:table-cell office:value-type="float" office:value="0.99219294545199999" table:style-name="ce1">
            <text:p>0.992192945</text:p>
          </table:table-cell>
          <table:table-cell office:value-type="float" office:value="0.98412793651200003" table:style-name="ce1">
            <text:p>0.984127937</text:p>
          </table:table-cell>
          <table:table-cell office:value-type="float" office:value="1.31331380592" table:style-name="ce1">
            <text:p>1.313313806</text:p>
          </table:table-cell>
          <table:table-cell office:value-type="float" office:value="0.970238212514" table:style-name="ce1">
            <text:p>0.970238213</text:p>
          </table:table-cell>
          <table:table-cell office:value-type="float" office:value="1" table:style-name="ce1">
            <text:p>1</text:p>
          </table:table-cell>
          <table:table-cell office:value-type="float" office:value="0.57070980518100001" table:style-name="ce1">
            <text:p>0.570709805</text:p>
          </table:table-cell>
          <table:table-cell office:value-type="float" office:value="5" table:style-name="ce1">
            <text:p>5</text:p>
          </table:table-cell>
          <table:table-cell office:value-type="float" office:value="5.5549061950405598E-2" table:style-name="ce1">
            <text:p>0.055549062</text:p>
          </table:table-cell>
          <table:table-cell office:value-type="float" office:value="0.12719949891900001" table:style-name="ce1">
            <text:p>0.127199499</text:p>
          </table:table-cell>
          <table:table-cell office:value-type="float" office:value="0" table:style-name="ce1">
            <text:p>0</text:p>
          </table:table-cell>
          <table:table-cell office:value-type="float" office:value="1.5880952380999999E-2" table:style-name="ce1">
            <text:p>0.015880952</text:p>
          </table:table-cell>
          <table:table-cell office:value-type="float" office:value="2.5641025641000001E-2" table:style-name="ce1">
            <text:p>0.025641026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0.995238095238" table:style-name="ce1">
            <text:p>0.995238095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0.99199999999999999" table:style-name="ce1">
            <text:p>0.992</text:p>
          </table:table-cell>
          <table:table-cell office:value-type="float" office:value="4.7619047618999997E-3" table:style-name="ce1">
            <text:p>0.004761905</text:p>
          </table:table-cell>
          <table:table-cell office:value-type="float" office:value="39000" table:style-name="ce1">
            <text:p>39000</text:p>
          </table:table-cell>
          <table:table-cell office:value-type="float" office:value="1000" table:style-name="ce1">
            <text:p>1000</text:p>
          </table:table-cell>
          <table:table-cell office:value-type="float" office:value="209000" table:style-name="ce1">
            <text:p>209000</text:p>
          </table:table-cell>
          <table:table-cell office:value-type="float" office:value="1000" table:style-name="ce1">
            <text:p>1000</text:p>
          </table:table-cell>
          <table:table-cell office:value-type="float" office:value="40000" table:style-name="ce1">
            <text:p>40000</text:p>
          </table:table-cell>
          <table:table-cell office:value-type="float" office:value="40000" table:style-name="ce1">
            <text:p>4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gr4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38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5238095238" table:style-name="ce1">
            <text:p>0.995238095</text:p>
          </table:table-cell>
          <table:table-cell office:value-type="float" office:value="0.99052132701399997" table:style-name="ce1">
            <text:p>0.990521327</text:p>
          </table:table-cell>
          <table:table-cell office:value-type="float" office:value="0.98511904761900004" table:style-name="ce1">
            <text:p>0.985119048</text:p>
          </table:table-cell>
          <table:table-cell office:value-type="float" office:value="0.99219294545199999" table:style-name="ce1">
            <text:p>0.992192945</text:p>
          </table:table-cell>
          <table:table-cell office:value-type="float" office:value="0.98412793651200003" table:style-name="ce1">
            <text:p>0.984127937</text:p>
          </table:table-cell>
          <table:table-cell office:value-type="float" office:value="1.31331380592" table:style-name="ce1">
            <text:p>1.313313806</text:p>
          </table:table-cell>
          <table:table-cell office:value-type="float" office:value="0.970238212514" table:style-name="ce1">
            <text:p>0.970238213</text:p>
          </table:table-cell>
          <table:table-cell office:value-type="float" office:value="1" table:style-name="ce1">
            <text:p>1</text:p>
          </table:table-cell>
          <table:table-cell office:value-type="float" office:value="0.57070980518100001" table:style-name="ce1">
            <text:p>0.570709805</text:p>
          </table:table-cell>
          <table:table-cell office:value-type="float" office:value="5" table:style-name="ce1">
            <text:p>5</text:p>
          </table:table-cell>
          <table:table-cell office:value-type="float" office:value="1.01998213238867E-2" table:style-name="ce1">
            <text:p>0.010199821</text:p>
          </table:table-cell>
          <table:table-cell office:value-type="float" office:value="0.12719949891900001" table:style-name="ce1">
            <text:p>0.127199499</text:p>
          </table:table-cell>
          <table:table-cell office:value-type="float" office:value="0" table:style-name="ce1">
            <text:p>0</text:p>
          </table:table-cell>
          <table:table-cell office:value-type="float" office:value="1.5880952380999999E-2" table:style-name="ce1">
            <text:p>0.015880952</text:p>
          </table:table-cell>
          <table:table-cell office:value-type="float" office:value="4.7846889952199998E-3" table:style-name="ce1">
            <text:p>0.004784689</text:p>
          </table:table-cell>
          <table:table-cell office:value-type="float" office:value="0.995238095238" table:style-name="ce1">
            <text:p>0.995238095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0.995238095238" table:style-name="ce1">
            <text:p>0.995238095</text:p>
          </table:table-cell>
          <table:table-cell office:value-type="float" office:value="0.995238095238" table:style-name="ce1">
            <text:p>0.995238095</text:p>
          </table:table-cell>
          <table:table-cell office:value-type="float" office:value="0.99199999999999999" table:style-name="ce1">
            <text:p>0.992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09000" table:style-name="ce1">
            <text:p>209000</text:p>
          </table:table-cell>
          <table:table-cell office:value-type="float" office:value="1000" table:style-name="ce1">
            <text:p>1000</text:p>
          </table:table-cell>
          <table:table-cell office:value-type="float" office:value="39000" table:style-name="ce1">
            <text:p>39000</text:p>
          </table:table-cell>
          <table:table-cell office:value-type="float" office:value="1000" table:style-name="ce1">
            <text:p>1000</text:p>
          </table:table-cell>
          <table:table-cell office:value-type="float" office:value="210000" table:style-name="ce1">
            <text:p>210000</text:p>
          </table:table-cell>
          <table:table-cell office:value-type="float" office:value="210000" table:style-name="ce1">
            <text:p>21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0.95121951219500001" table:style-name="ce1">
            <text:p>0.951219512</text:p>
          </table:table-cell>
          <table:table-cell office:value-type="float" office:value="0.98511904761900004" table:style-name="ce1">
            <text:p>0.985119048</text:p>
          </table:table-cell>
          <table:table-cell office:value-type="float" office:value="0.99219294545199999" table:style-name="ce1">
            <text:p>0.992192945</text:p>
          </table:table-cell>
          <table:table-cell office:value-type="float" office:value="0.98412793651200003" table:style-name="ce1">
            <text:p>0.984127937</text:p>
          </table:table-cell>
          <table:table-cell office:value-type="float" office:value="1.31331380592" table:style-name="ce1">
            <text:p>1.313313806</text:p>
          </table:table-cell>
          <table:table-cell office:value-type="float" office:value="0.970238212514" table:style-name="ce1">
            <text:p>0.970238213</text:p>
          </table:table-cell>
          <table:table-cell office:value-type="float" office:value="1" table:style-name="ce1">
            <text:p>1</text:p>
          </table:table-cell>
          <table:table-cell office:value-type="float" office:value="0.57070980518100001" table:style-name="ce1">
            <text:p>0.570709805</text:p>
          </table:table-cell>
          <table:table-cell office:value-type="float" office:value="5" table:style-name="ce1">
            <text:p>5</text:p>
          </table:table-cell>
          <table:table-cell office:value-type="float" office:value="5.5549061950405598E-2" table:style-name="ce1">
            <text:p>0.055549062</text:p>
          </table:table-cell>
          <table:table-cell office:value-type="float" office:value="0.12719949891900001" table:style-name="ce1">
            <text:p>0.127199499</text:p>
          </table:table-cell>
          <table:table-cell office:value-type="float" office:value="0" table:style-name="ce1">
            <text:p>0</text:p>
          </table:table-cell>
          <table:table-cell office:value-type="float" office:value="1.5880952380999999E-2" table:style-name="ce1">
            <text:p>0.015880952</text:p>
          </table:table-cell>
          <table:table-cell office:value-type="float" office:value="2.5641025641000001E-2" table:style-name="ce1">
            <text:p>0.025641026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0.995238095238" table:style-name="ce1">
            <text:p>0.995238095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0.99199999999999999" table:style-name="ce1">
            <text:p>0.992</text:p>
          </table:table-cell>
          <table:table-cell office:value-type="float" office:value="4.7619047618999997E-3" table:style-name="ce1">
            <text:p>0.004761905</text:p>
          </table:table-cell>
          <table:table-cell office:value-type="float" office:value="39000" table:style-name="ce1">
            <text:p>39000</text:p>
          </table:table-cell>
          <table:table-cell office:value-type="float" office:value="1000" table:style-name="ce1">
            <text:p>1000</text:p>
          </table:table-cell>
          <table:table-cell office:value-type="float" office:value="209000" table:style-name="ce1">
            <text:p>209000</text:p>
          </table:table-cell>
          <table:table-cell office:value-type="float" office:value="1000" table:style-name="ce1">
            <text:p>1000</text:p>
          </table:table-cell>
          <table:table-cell office:value-type="float" office:value="40000" table:style-name="ce1">
            <text:p>40000</text:p>
          </table:table-cell>
          <table:table-cell office:value-type="float" office:value="40000" table:style-name="ce1">
            <text:p>40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gr5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able:cell-range-source table:name="results139" table:last-column-spanned="29" table:last-row-spanned="3" xlink:href="C:\Users\Simu\PycharmProjects\MIALab\mialab\evaluation\results.csv"/>
            <text:p>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JACRD</text:p>
          </table:table-cell>
          <table:table-cell office:value-type="string" table:style-name="ce1">
            <text:p>AUC</text:p>
          </table:table-cell>
          <table:table-cell office:value-type="string" table:style-name="ce1">
            <text:p>KAPPA</text:p>
          </table:table-cell>
          <table:table-cell office:value-type="string" table:style-name="ce1">
            <text:p>RNDIND</text:p>
          </table:table-cell>
          <table:table-cell office:value-type="string" table:style-name="ce1">
            <text:p>ADJRIND</text:p>
          </table:table-cell>
          <table:table-cell office:value-type="string" table:style-name="ce1">
            <text:p>ICCORR</text:p>
          </table:table-cell>
          <table:table-cell office:value-type="string" table:style-name="ce1">
            <text:p>VOLSMTY</text:p>
          </table:table-cell>
          <table:table-cell office:value-type="string" table:style-name="ce1">
            <text:p>MUTINF</text:p>
          </table:table-cell>
          <table:table-cell office:value-type="string" table:style-name="ce1">
            <text:p>HDRFDST</text:p>
          </table:table-cell>
          <table:table-cell office:value-type="string" table:style-name="ce1">
            <text:p>AVGDIST</text:p>
          </table:table-cell>
          <table:table-cell office:value-type="string" table:style-name="ce1">
            <text:p>VARINFO</text:p>
          </table:table-cell>
          <table:table-cell office:value-type="string" table:style-name="ce1">
            <text:p>MAHLNBS</text:p>
          </table:table-cell>
          <table:table-cell office:value-type="string" table:style-name="ce1">
            <text:p>GCOERR</text:p>
          </table:table-cell>
          <table:table-cell office:value-type="string" table:style-name="ce1">
            <text:p>PROBDST</text:p>
          </table:table-cell>
          <table:table-cell office:value-type="string" table:style-name="ce1">
            <text:p>SNSVTY</text:p>
          </table:table-cell>
          <table:table-cell office:value-type="string" table:style-name="ce1">
            <text:p>SPCFTY</text:p>
          </table:table-cell>
          <table:table-cell office:value-type="string" table:style-name="ce1">
            <text:p>PRCISON</text:p>
          </table:table-cell>
          <table:table-cell office:value-type="string" table:style-name="ce1">
            <text:p>FMEASR</text:p>
          </table:table-cell>
          <table:table-cell office:value-type="string" table:style-name="ce1">
            <text:p>ACURCY</text:p>
          </table:table-cell>
          <table:table-cell office:value-type="string" table:style-name="ce1">
            <text:p>FALLOUT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FP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LBLVOL</text:p>
          </table:table-cell>
          <table:table-cell office:value-type="string" table:style-name="ce1">
            <text:p>PRDVOL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Background</text:p>
          </table:table-cell>
          <table:table-cell office:value-type="float" office:value="0.99239040371800002" table:style-name="ce1">
            <text:p>0.992390404</text:p>
          </table:table-cell>
          <table:table-cell office:value-type="float" office:value="0.98489574472100005" table:style-name="ce1">
            <text:p>0.984895745</text:p>
          </table:table-cell>
          <table:table-cell office:value-type="float" office:value="0.97620192741800005" table:style-name="ce1">
            <text:p>0.976201927</text:p>
          </table:table-cell>
          <table:table-cell office:value-type="float" office:value="0.98752445929199995" table:style-name="ce1">
            <text:p>0.987524459</text:p>
          </table:table-cell>
          <table:table-cell office:value-type="float" office:value="0.97780871898599997" table:style-name="ce1">
            <text:p>0.977808719</text:p>
          </table:table-cell>
          <table:table-cell office:value-type="float" office:value="0.70156394803699995" table:style-name="ce1">
            <text:p>0.701563948</text:p>
          </table:table-cell>
          <table:table-cell office:value-type="float" office:value="0.95244258682500005" table:style-name="ce1">
            <text:p>0.952442587</text:p>
          </table:table-cell>
          <table:table-cell office:value-type="float" office:value="0.99999047610000003" table:style-name="ce1">
            <text:p>0.999990476</text:p>
          </table:table-cell>
          <table:table-cell office:value-type="float" office:value="0.54142497414299995" table:style-name="ce1">
            <text:p>0.541424974</text:p>
          </table:table-cell>
          <table:table-cell office:value-type="float" office:value="8" table:style-name="ce1">
            <text:p>8</text:p>
          </table:table-cell>
          <table:table-cell office:value-type="float" office:value="2.3187493694532199E-2" table:style-name="ce1">
            <text:p>0.023187494</text:p>
          </table:table-cell>
          <table:table-cell office:value-type="float" office:value="0.18580743669999999" table:style-name="ce1">
            <text:p>0.185807437</text:p>
          </table:table-cell>
          <table:table-cell office:value-type="float" office:value="0" table:style-name="ce1">
            <text:p>0</text:p>
          </table:table-cell>
          <table:table-cell office:value-type="float" office:value="2.5263506273299999E-2" table:style-name="ce1">
            <text:p>0.025263506</text:p>
          </table:table-cell>
          <table:table-cell office:value-type="float" office:value="7.6679462572000001E-3" table:style-name="ce1">
            <text:p>0.007667946</text:p>
          </table:table-cell>
          <table:table-cell office:value-type="float" office:value="0.99239985523499996" table:style-name="ce1">
            <text:p>0.992399855</text:p>
          </table:table-cell>
          <table:table-cell office:value-type="float" office:value="0.96000399960000005" table:style-name="ce1">
            <text:p>0.960004</text:p>
          </table:table-cell>
          <table:table-cell office:value-type="float" office:value="0.99238095238099999" table:style-name="ce1">
            <text:p>0.992380952</text:p>
          </table:table-cell>
          <table:table-cell office:value-type="float" office:value="0.99239040371800002" table:style-name="ce1">
            <text:p>0.992390404</text:p>
          </table:table-cell>
          <table:table-cell office:value-type="float" office:value="0.98721599999999998" table:style-name="ce1">
            <text:p>0.987216</text:p>
          </table:table-cell>
          <table:table-cell office:value-type="float" office:value="3.9996000400000002E-2" table:style-name="ce1">
            <text:p>0.039996</text:p>
          </table:table-cell>
          <table:table-cell office:value-type="float" office:value="208400" table:style-name="ce1">
            <text:p>208400</text:p>
          </table:table-cell>
          <table:table-cell office:value-type="float" office:value="1600" table:style-name="ce1">
            <text:p>1600</text:p>
          </table:table-cell>
          <table:table-cell office:value-type="float" office:value="38404" table:style-name="ce1">
            <text:p>38404</text:p>
          </table:table-cell>
          <table:table-cell office:value-type="float" office:value="1596" table:style-name="ce1">
            <text:p>1596</text:p>
          </table:table-cell>
          <table:table-cell office:value-type="float" office:value="209996" table:style-name="ce1">
            <text:p>209996</text:p>
          </table:table-cell>
          <table:table-cell office:value-type="float" office:value="210000" table:style-name="ce1">
            <text:p>21000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blubb</text:p>
          </table:table-cell>
          <table:table-cell office:value-type="string" table:style-name="ce1">
            <text:p>Structure</text:p>
          </table:table-cell>
          <table:table-cell office:value-type="float" office:value="0.96005199740000002" table:style-name="ce1">
            <text:p>0.960051997</text:p>
          </table:table-cell>
          <table:table-cell office:value-type="float" office:value="0.92317307692299999" table:style-name="ce1">
            <text:p>0.923173077</text:p>
          </table:table-cell>
          <table:table-cell office:value-type="float" office:value="0.97620192741800005" table:style-name="ce1">
            <text:p>0.976201927</text:p>
          </table:table-cell>
          <table:table-cell office:value-type="float" office:value="0.98752445929199995" table:style-name="ce1">
            <text:p>0.987524459</text:p>
          </table:table-cell>
          <table:table-cell office:value-type="float" office:value="0.97780871898599997" table:style-name="ce1">
            <text:p>0.977808719</text:p>
          </table:table-cell>
          <table:table-cell office:value-type="float" office:value="0.70156394803699995" table:style-name="ce1">
            <text:p>0.701563948</text:p>
          </table:table-cell>
          <table:table-cell office:value-type="float" office:value="0.95244258682500005" table:style-name="ce1">
            <text:p>0.952442587</text:p>
          </table:table-cell>
          <table:table-cell office:value-type="float" office:value="0.99995000249999999" table:style-name="ce1">
            <text:p>0.999950003</text:p>
          </table:table-cell>
          <table:table-cell office:value-type="float" office:value="0.54142497414299995" table:style-name="ce1">
            <text:p>0.541424974</text:p>
          </table:table-cell>
          <table:table-cell office:value-type="float" office:value="8" table:style-name="ce1">
            <text:p>8</text:p>
          </table:table-cell>
          <table:table-cell office:value-type="float" office:value="0.12992592463597" table:style-name="ce1">
            <text:p>0.129925925</text:p>
          </table:table-cell>
          <table:table-cell office:value-type="float" office:value="0.18580743669999999" table:style-name="ce1">
            <text:p>0.185807437</text:p>
          </table:table-cell>
          <table:table-cell office:value-type="float" office:value="0" table:style-name="ce1">
            <text:p>0</text:p>
          </table:table-cell>
          <table:table-cell office:value-type="float" office:value="2.5263506273299999E-2" table:style-name="ce1">
            <text:p>0.025263506</text:p>
          </table:table-cell>
          <table:table-cell office:value-type="float" office:value="4.16102489324E-2" table:style-name="ce1">
            <text:p>0.041610249</text:p>
          </table:table-cell>
          <table:table-cell office:value-type="float" office:value="0.96000399960000005" table:style-name="ce1">
            <text:p>0.960004</text:p>
          </table:table-cell>
          <table:table-cell office:value-type="float" office:value="0.99239985523499996" table:style-name="ce1">
            <text:p>0.992399855</text:p>
          </table:table-cell>
          <table:table-cell office:value-type="float" office:value="0.96009999999999995" table:style-name="ce1">
            <text:p>0.9601</text:p>
          </table:table-cell>
          <table:table-cell office:value-type="float" office:value="0.96005199740000002" table:style-name="ce1">
            <text:p>0.960051997</text:p>
          </table:table-cell>
          <table:table-cell office:value-type="float" office:value="0.98721599999999998" table:style-name="ce1">
            <text:p>0.987216</text:p>
          </table:table-cell>
          <table:table-cell office:value-type="float" office:value="7.6001447646599999E-3" table:style-name="ce1">
            <text:p>0.007600145</text:p>
          </table:table-cell>
          <table:table-cell office:value-type="float" office:value="38404" table:style-name="ce1">
            <text:p>38404</text:p>
          </table:table-cell>
          <table:table-cell office:value-type="float" office:value="1596" table:style-name="ce1">
            <text:p>1596</text:p>
          </table:table-cell>
          <table:table-cell office:value-type="float" office:value="208400" table:style-name="ce1">
            <text:p>208400</text:p>
          </table:table-cell>
          <table:table-cell office:value-type="float" office:value="1600" table:style-name="ce1">
            <text:p>1600</text:p>
          </table:table-cell>
          <table:table-cell office:value-type="float" office:value="40004" table:style-name="ce1">
            <text:p>40004</text:p>
          </table:table-cell>
          <table:table-cell office:value-type="float" office:value="40000" table:style-name="ce1">
            <text:p>40000</text:p>
          </table:table-cell>
          <table:table-cell table:number-columns-repeated="16354"/>
        </table:table-row>
        <table:table-row table:number-rows-repeated="1047984" table:style-name="ro1">
          <table:table-cell table:number-columns-repeated="16384"/>
        </table:table-row>
        <table:named-expressions>
          <table:named-range table:name="results" table:cell-range-address="Tabelle1.$B$4:Tabelle1.$AD$6" table:base-cell-address="Tabelle1.$A$1"/>
          <table:named-range table:name="results_1" table:cell-range-address="Tabelle1.$B$8:Tabelle1.$AD$10" table:base-cell-address="Tabelle1.$A$1"/>
          <table:named-range table:name="results_10" table:cell-range-address="Tabelle1.$B$46:Tabelle1.$AD$48" table:base-cell-address="Tabelle1.$A$1"/>
          <table:named-range table:name="results_100" table:cell-range-address="Tabelle1.$B$426:Tabelle1.$AD$428" table:base-cell-address="Tabelle1.$A$1"/>
          <table:named-range table:name="results_101" table:cell-range-address="Tabelle1.$B$430:Tabelle1.$AD$432" table:base-cell-address="Tabelle1.$A$1"/>
          <table:named-range table:name="results_102" table:cell-range-address="Tabelle1.$B$434:Tabelle1.$AD$436" table:base-cell-address="Tabelle1.$A$1"/>
          <table:named-range table:name="results_103" table:cell-range-address="Tabelle1.$B$438:Tabelle1.$AD$440" table:base-cell-address="Tabelle1.$A$1"/>
          <table:named-range table:name="results_104" table:cell-range-address="Tabelle1.$B$442:Tabelle1.$AD$444" table:base-cell-address="Tabelle1.$A$1"/>
          <table:named-range table:name="results_105" table:cell-range-address="Tabelle1.$B$448:Tabelle1.$AD$450" table:base-cell-address="Tabelle1.$A$1"/>
          <table:named-range table:name="results_106" table:cell-range-address="Tabelle1.$B$452:Tabelle1.$AD$454" table:base-cell-address="Tabelle1.$A$1"/>
          <table:named-range table:name="results_107" table:cell-range-address="Tabelle1.$B$456:Tabelle1.$AD$458" table:base-cell-address="Tabelle1.$A$1"/>
          <table:named-range table:name="results_108" table:cell-range-address="Tabelle1.$B$460:Tabelle1.$AD$462" table:base-cell-address="Tabelle1.$A$1"/>
          <table:named-range table:name="results_109" table:cell-range-address="Tabelle1.$B$464:Tabelle1.$AD$466" table:base-cell-address="Tabelle1.$A$1"/>
          <table:named-range table:name="results_11" table:cell-range-address="Tabelle1.$B$50:Tabelle1.$AD$52" table:base-cell-address="Tabelle1.$A$1"/>
          <table:named-range table:name="results_110" table:cell-range-address="Tabelle1.$B$469:Tabelle1.$AD$471" table:base-cell-address="Tabelle1.$A$1"/>
          <table:named-range table:name="results_111" table:cell-range-address="Tabelle1.$B$473:Tabelle1.$AD$475" table:base-cell-address="Tabelle1.$A$1"/>
          <table:named-range table:name="results_112" table:cell-range-address="Tabelle1.$B$477:Tabelle1.$AD$479" table:base-cell-address="Tabelle1.$A$1"/>
          <table:named-range table:name="results_113" table:cell-range-address="Tabelle1.$B$481:Tabelle1.$AD$483" table:base-cell-address="Tabelle1.$A$1"/>
          <table:named-range table:name="results_114" table:cell-range-address="Tabelle1.$B$485:Tabelle1.$AD$487" table:base-cell-address="Tabelle1.$A$1"/>
          <table:named-range table:name="results_115" table:cell-range-address="Tabelle1.$B$490:Tabelle1.$AD$492" table:base-cell-address="Tabelle1.$A$1"/>
          <table:named-range table:name="results_116" table:cell-range-address="Tabelle1.$B$494:Tabelle1.$AD$496" table:base-cell-address="Tabelle1.$A$1"/>
          <table:named-range table:name="results_117" table:cell-range-address="Tabelle1.$B$498:Tabelle1.$AD$500" table:base-cell-address="Tabelle1.$A$1"/>
          <table:named-range table:name="results_118" table:cell-range-address="Tabelle1.$B$502:Tabelle1.$AD$504" table:base-cell-address="Tabelle1.$A$1"/>
          <table:named-range table:name="results_119" table:cell-range-address="Tabelle1.$B$506:Tabelle1.$AD$508" table:base-cell-address="Tabelle1.$A$1"/>
          <table:named-range table:name="results_12" table:cell-range-address="Tabelle1.$B$54:Tabelle1.$AD$56" table:base-cell-address="Tabelle1.$A$1"/>
          <table:named-range table:name="results_120" table:cell-range-address="Tabelle1.$B$511:Tabelle1.$AD$513" table:base-cell-address="Tabelle1.$A$1"/>
          <table:named-range table:name="results_121" table:cell-range-address="Tabelle1.$B$515:Tabelle1.$AD$517" table:base-cell-address="Tabelle1.$A$1"/>
          <table:named-range table:name="results_122" table:cell-range-address="Tabelle1.$B$519:Tabelle1.$AD$521" table:base-cell-address="Tabelle1.$A$1"/>
          <table:named-range table:name="results_123" table:cell-range-address="Tabelle1.$B$523:Tabelle1.$AD$525" table:base-cell-address="Tabelle1.$A$1"/>
          <table:named-range table:name="results_124" table:cell-range-address="Tabelle1.$B$527:Tabelle1.$AD$529" table:base-cell-address="Tabelle1.$A$1"/>
          <table:named-range table:name="results_125" table:cell-range-address="Tabelle1.$B$532:Tabelle1.$AD$534" table:base-cell-address="Tabelle1.$A$1"/>
          <table:named-range table:name="results_126" table:cell-range-address="Tabelle1.$B$536:Tabelle1.$AD$538" table:base-cell-address="Tabelle1.$A$1"/>
          <table:named-range table:name="results_127" table:cell-range-address="Tabelle1.$B$540:Tabelle1.$AD$542" table:base-cell-address="Tabelle1.$A$1"/>
          <table:named-range table:name="results_128" table:cell-range-address="Tabelle1.$B$544:Tabelle1.$AD$546" table:base-cell-address="Tabelle1.$A$1"/>
          <table:named-range table:name="results_129" table:cell-range-address="Tabelle1.$B$548:Tabelle1.$AD$550" table:base-cell-address="Tabelle1.$A$1"/>
          <table:named-range table:name="results_13" table:cell-range-address="Tabelle1.$B$58:Tabelle1.$AD$60" table:base-cell-address="Tabelle1.$A$1"/>
          <table:named-range table:name="results_130" table:cell-range-address="Tabelle1.$B$553:Tabelle1.$AD$555" table:base-cell-address="Tabelle1.$A$1"/>
          <table:named-range table:name="results_131" table:cell-range-address="Tabelle1.$B$557:Tabelle1.$AD$559" table:base-cell-address="Tabelle1.$A$1"/>
          <table:named-range table:name="results_132" table:cell-range-address="Tabelle1.$B$561:Tabelle1.$AD$563" table:base-cell-address="Tabelle1.$A$1"/>
          <table:named-range table:name="results_133" table:cell-range-address="Tabelle1.$B$565:Tabelle1.$AD$567" table:base-cell-address="Tabelle1.$A$1"/>
          <table:named-range table:name="results_134" table:cell-range-address="Tabelle1.$B$569:Tabelle1.$AD$571" table:base-cell-address="Tabelle1.$A$1"/>
          <table:named-range table:name="results_135" table:cell-range-address="Tabelle1.$B$574:Tabelle1.$AD$576" table:base-cell-address="Tabelle1.$A$1"/>
          <table:named-range table:name="results_136" table:cell-range-address="Tabelle1.$B$578:Tabelle1.$AD$580" table:base-cell-address="Tabelle1.$A$1"/>
          <table:named-range table:name="results_137" table:cell-range-address="Tabelle1.$B$582:Tabelle1.$AD$584" table:base-cell-address="Tabelle1.$A$1"/>
          <table:named-range table:name="results_138" table:cell-range-address="Tabelle1.$B$586:Tabelle1.$AD$588" table:base-cell-address="Tabelle1.$A$1"/>
          <table:named-range table:name="results_139" table:cell-range-address="Tabelle1.$B$590:Tabelle1.$AD$592" table:base-cell-address="Tabelle1.$A$1"/>
          <table:named-range table:name="results_14" table:cell-range-address="Tabelle1.$B$62:Tabelle1.$AD$64" table:base-cell-address="Tabelle1.$A$1"/>
          <table:named-range table:name="results_15" table:cell-range-address="Tabelle1.$B$67:Tabelle1.$AD$69" table:base-cell-address="Tabelle1.$A$1"/>
          <table:named-range table:name="results_16" table:cell-range-address="Tabelle1.$B$71:Tabelle1.$AD$73" table:base-cell-address="Tabelle1.$A$1"/>
          <table:named-range table:name="results_17" table:cell-range-address="Tabelle1.$B$75:Tabelle1.$AD$77" table:base-cell-address="Tabelle1.$A$1"/>
          <table:named-range table:name="results_18" table:cell-range-address="Tabelle1.$B$79:Tabelle1.$AD$81" table:base-cell-address="Tabelle1.$A$1"/>
          <table:named-range table:name="results_19" table:cell-range-address="Tabelle1.$B$83:Tabelle1.$AD$85" table:base-cell-address="Tabelle1.$A$1"/>
          <table:named-range table:name="results_2" table:cell-range-address="Tabelle1.$B$12:Tabelle1.$AD$14" table:base-cell-address="Tabelle1.$A$1"/>
          <table:named-range table:name="results_20" table:cell-range-address="Tabelle1.$B$88:Tabelle1.$AD$90" table:base-cell-address="Tabelle1.$A$1"/>
          <table:named-range table:name="results_21" table:cell-range-address="Tabelle1.$B$92:Tabelle1.$AD$94" table:base-cell-address="Tabelle1.$A$1"/>
          <table:named-range table:name="results_22" table:cell-range-address="Tabelle1.$B$96:Tabelle1.$AD$98" table:base-cell-address="Tabelle1.$A$1"/>
          <table:named-range table:name="results_23" table:cell-range-address="Tabelle1.$B$100:Tabelle1.$AD$102" table:base-cell-address="Tabelle1.$A$1"/>
          <table:named-range table:name="results_24" table:cell-range-address="Tabelle1.$B$104:Tabelle1.$AD$106" table:base-cell-address="Tabelle1.$A$1"/>
          <table:named-range table:name="results_25" table:cell-range-address="Tabelle1.$B$109:Tabelle1.$AD$111" table:base-cell-address="Tabelle1.$A$1"/>
          <table:named-range table:name="results_26" table:cell-range-address="Tabelle1.$B$113:Tabelle1.$AD$115" table:base-cell-address="Tabelle1.$A$1"/>
          <table:named-range table:name="results_27" table:cell-range-address="Tabelle1.$B$117:Tabelle1.$AD$119" table:base-cell-address="Tabelle1.$A$1"/>
          <table:named-range table:name="results_28" table:cell-range-address="Tabelle1.$B$121:Tabelle1.$AD$123" table:base-cell-address="Tabelle1.$A$1"/>
          <table:named-range table:name="results_29" table:cell-range-address="Tabelle1.$B$125:Tabelle1.$AD$127" table:base-cell-address="Tabelle1.$A$1"/>
          <table:named-range table:name="results_3" table:cell-range-address="Tabelle1.$B$16:Tabelle1.$AD$18" table:base-cell-address="Tabelle1.$A$1"/>
          <table:named-range table:name="results_30" table:cell-range-address="Tabelle1.$B$130:Tabelle1.$AD$132" table:base-cell-address="Tabelle1.$A$1"/>
          <table:named-range table:name="results_31" table:cell-range-address="Tabelle1.$B$134:Tabelle1.$AD$136" table:base-cell-address="Tabelle1.$A$1"/>
          <table:named-range table:name="results_32" table:cell-range-address="Tabelle1.$B$138:Tabelle1.$AD$140" table:base-cell-address="Tabelle1.$A$1"/>
          <table:named-range table:name="results_33" table:cell-range-address="Tabelle1.$B$142:Tabelle1.$AD$144" table:base-cell-address="Tabelle1.$A$1"/>
          <table:named-range table:name="results_34" table:cell-range-address="Tabelle1.$B$146:Tabelle1.$AD$148" table:base-cell-address="Tabelle1.$A$1"/>
          <table:named-range table:name="results_35" table:cell-range-address="Tabelle1.$B$152:Tabelle1.$AD$154" table:base-cell-address="Tabelle1.$A$1"/>
          <table:named-range table:name="results_36" table:cell-range-address="Tabelle1.$B$156:Tabelle1.$AD$158" table:base-cell-address="Tabelle1.$A$1"/>
          <table:named-range table:name="results_37" table:cell-range-address="Tabelle1.$B$160:Tabelle1.$AD$162" table:base-cell-address="Tabelle1.$A$1"/>
          <table:named-range table:name="results_38" table:cell-range-address="Tabelle1.$B$164:Tabelle1.$AD$166" table:base-cell-address="Tabelle1.$A$1"/>
          <table:named-range table:name="results_39" table:cell-range-address="Tabelle1.$B$168:Tabelle1.$AD$170" table:base-cell-address="Tabelle1.$A$1"/>
          <table:named-range table:name="results_4" table:cell-range-address="Tabelle1.$B$20:Tabelle1.$AD$22" table:base-cell-address="Tabelle1.$A$1"/>
          <table:named-range table:name="results_40" table:cell-range-address="Tabelle1.$B$173:Tabelle1.$AD$175" table:base-cell-address="Tabelle1.$A$1"/>
          <table:named-range table:name="results_41" table:cell-range-address="Tabelle1.$B$177:Tabelle1.$AD$179" table:base-cell-address="Tabelle1.$A$1"/>
          <table:named-range table:name="results_42" table:cell-range-address="Tabelle1.$B$181:Tabelle1.$AD$183" table:base-cell-address="Tabelle1.$A$1"/>
          <table:named-range table:name="results_43" table:cell-range-address="Tabelle1.$B$185:Tabelle1.$AD$187" table:base-cell-address="Tabelle1.$A$1"/>
          <table:named-range table:name="results_44" table:cell-range-address="Tabelle1.$B$189:Tabelle1.$AD$191" table:base-cell-address="Tabelle1.$A$1"/>
          <table:named-range table:name="results_45" table:cell-range-address="Tabelle1.$B$194:Tabelle1.$AD$196" table:base-cell-address="Tabelle1.$A$1"/>
          <table:named-range table:name="results_46" table:cell-range-address="Tabelle1.$B$198:Tabelle1.$AD$200" table:base-cell-address="Tabelle1.$A$1"/>
          <table:named-range table:name="results_47" table:cell-range-address="Tabelle1.$B$202:Tabelle1.$AD$204" table:base-cell-address="Tabelle1.$A$1"/>
          <table:named-range table:name="results_48" table:cell-range-address="Tabelle1.$B$206:Tabelle1.$AD$208" table:base-cell-address="Tabelle1.$A$1"/>
          <table:named-range table:name="results_49" table:cell-range-address="Tabelle1.$B$210:Tabelle1.$AD$212" table:base-cell-address="Tabelle1.$A$1"/>
          <table:named-range table:name="results_5" table:cell-range-address="Tabelle1.$B$25:Tabelle1.$AD$27" table:base-cell-address="Tabelle1.$A$1"/>
          <table:named-range table:name="results_50" table:cell-range-address="Tabelle1.$B$215:Tabelle1.$AD$217" table:base-cell-address="Tabelle1.$A$1"/>
          <table:named-range table:name="results_51" table:cell-range-address="Tabelle1.$B$219:Tabelle1.$AD$221" table:base-cell-address="Tabelle1.$A$1"/>
          <table:named-range table:name="results_52" table:cell-range-address="Tabelle1.$B$223:Tabelle1.$AD$225" table:base-cell-address="Tabelle1.$A$1"/>
          <table:named-range table:name="results_53" table:cell-range-address="Tabelle1.$B$227:Tabelle1.$AD$229" table:base-cell-address="Tabelle1.$A$1"/>
          <table:named-range table:name="results_54" table:cell-range-address="Tabelle1.$B$231:Tabelle1.$AD$233" table:base-cell-address="Tabelle1.$A$1"/>
          <table:named-range table:name="results_55" table:cell-range-address="Tabelle1.$B$236:Tabelle1.$AD$238" table:base-cell-address="Tabelle1.$A$1"/>
          <table:named-range table:name="results_56" table:cell-range-address="Tabelle1.$B$240:Tabelle1.$AD$242" table:base-cell-address="Tabelle1.$A$1"/>
          <table:named-range table:name="results_57" table:cell-range-address="Tabelle1.$B$244:Tabelle1.$AD$246" table:base-cell-address="Tabelle1.$A$1"/>
          <table:named-range table:name="results_58" table:cell-range-address="Tabelle1.$B$248:Tabelle1.$AD$250" table:base-cell-address="Tabelle1.$A$1"/>
          <table:named-range table:name="results_59" table:cell-range-address="Tabelle1.$B$252:Tabelle1.$AD$254" table:base-cell-address="Tabelle1.$A$1"/>
          <table:named-range table:name="results_6" table:cell-range-address="Tabelle1.$B$29:Tabelle1.$AD$31" table:base-cell-address="Tabelle1.$A$1"/>
          <table:named-range table:name="results_60" table:cell-range-address="Tabelle1.$B$257:Tabelle1.$AD$259" table:base-cell-address="Tabelle1.$A$1"/>
          <table:named-range table:name="results_61" table:cell-range-address="Tabelle1.$B$261:Tabelle1.$AD$263" table:base-cell-address="Tabelle1.$A$1"/>
          <table:named-range table:name="results_62" table:cell-range-address="Tabelle1.$B$265:Tabelle1.$AD$267" table:base-cell-address="Tabelle1.$A$1"/>
          <table:named-range table:name="results_63" table:cell-range-address="Tabelle1.$B$269:Tabelle1.$AD$271" table:base-cell-address="Tabelle1.$A$1"/>
          <table:named-range table:name="results_64" table:cell-range-address="Tabelle1.$B$273:Tabelle1.$AD$275" table:base-cell-address="Tabelle1.$A$1"/>
          <table:named-range table:name="results_65" table:cell-range-address="Tabelle1.$B$278:Tabelle1.$AD$280" table:base-cell-address="Tabelle1.$A$1"/>
          <table:named-range table:name="results_66" table:cell-range-address="Tabelle1.$B$282:Tabelle1.$AD$284" table:base-cell-address="Tabelle1.$A$1"/>
          <table:named-range table:name="results_67" table:cell-range-address="Tabelle1.$B$286:Tabelle1.$AD$288" table:base-cell-address="Tabelle1.$A$1"/>
          <table:named-range table:name="results_68" table:cell-range-address="Tabelle1.$B$290:Tabelle1.$AD$292" table:base-cell-address="Tabelle1.$A$1"/>
          <table:named-range table:name="results_69" table:cell-range-address="Tabelle1.$B$294:Tabelle1.$AD$296" table:base-cell-address="Tabelle1.$A$1"/>
          <table:named-range table:name="results_7" table:cell-range-address="Tabelle1.$B$33:Tabelle1.$AD$35" table:base-cell-address="Tabelle1.$A$1"/>
          <table:named-range table:name="results_70" table:cell-range-address="Tabelle1.$B$300:Tabelle1.$AD$302" table:base-cell-address="Tabelle1.$A$1"/>
          <table:named-range table:name="results_71" table:cell-range-address="Tabelle1.$B$304:Tabelle1.$AD$306" table:base-cell-address="Tabelle1.$A$1"/>
          <table:named-range table:name="results_72" table:cell-range-address="Tabelle1.$B$308:Tabelle1.$AD$310" table:base-cell-address="Tabelle1.$A$1"/>
          <table:named-range table:name="results_73" table:cell-range-address="Tabelle1.$B$312:Tabelle1.$AD$314" table:base-cell-address="Tabelle1.$A$1"/>
          <table:named-range table:name="results_74" table:cell-range-address="Tabelle1.$B$316:Tabelle1.$AD$318" table:base-cell-address="Tabelle1.$A$1"/>
          <table:named-range table:name="results_75" table:cell-range-address="Tabelle1.$B$321:Tabelle1.$AD$323" table:base-cell-address="Tabelle1.$A$1"/>
          <table:named-range table:name="results_76" table:cell-range-address="Tabelle1.$B$325:Tabelle1.$AD$327" table:base-cell-address="Tabelle1.$A$1"/>
          <table:named-range table:name="results_77" table:cell-range-address="Tabelle1.$B$329:Tabelle1.$AD$331" table:base-cell-address="Tabelle1.$A$1"/>
          <table:named-range table:name="results_78" table:cell-range-address="Tabelle1.$B$333:Tabelle1.$AD$335" table:base-cell-address="Tabelle1.$A$1"/>
          <table:named-range table:name="results_79" table:cell-range-address="Tabelle1.$B$337:Tabelle1.$AD$339" table:base-cell-address="Tabelle1.$A$1"/>
          <table:named-range table:name="results_8" table:cell-range-address="Tabelle1.$B$37:Tabelle1.$AD$39" table:base-cell-address="Tabelle1.$A$1"/>
          <table:named-range table:name="results_80" table:cell-range-address="Tabelle1.$B$342:Tabelle1.$AD$344" table:base-cell-address="Tabelle1.$A$1"/>
          <table:named-range table:name="results_81" table:cell-range-address="Tabelle1.$B$346:Tabelle1.$AD$348" table:base-cell-address="Tabelle1.$A$1"/>
          <table:named-range table:name="results_82" table:cell-range-address="Tabelle1.$B$350:Tabelle1.$AD$352" table:base-cell-address="Tabelle1.$A$1"/>
          <table:named-range table:name="results_83" table:cell-range-address="Tabelle1.$B$354:Tabelle1.$AD$356" table:base-cell-address="Tabelle1.$A$1"/>
          <table:named-range table:name="results_84" table:cell-range-address="Tabelle1.$B$358:Tabelle1.$AD$360" table:base-cell-address="Tabelle1.$A$1"/>
          <table:named-range table:name="results_85" table:cell-range-address="Tabelle1.$B$363:Tabelle1.$AD$365" table:base-cell-address="Tabelle1.$A$1"/>
          <table:named-range table:name="results_86" table:cell-range-address="Tabelle1.$B$367:Tabelle1.$AD$369" table:base-cell-address="Tabelle1.$A$1"/>
          <table:named-range table:name="results_87" table:cell-range-address="Tabelle1.$B$371:Tabelle1.$AD$373" table:base-cell-address="Tabelle1.$A$1"/>
          <table:named-range table:name="results_88" table:cell-range-address="Tabelle1.$B$375:Tabelle1.$AD$377" table:base-cell-address="Tabelle1.$A$1"/>
          <table:named-range table:name="results_89" table:cell-range-address="Tabelle1.$B$379:Tabelle1.$AD$381" table:base-cell-address="Tabelle1.$A$1"/>
          <table:named-range table:name="results_9" table:cell-range-address="Tabelle1.$B$41:Tabelle1.$AD$43" table:base-cell-address="Tabelle1.$A$1"/>
          <table:named-range table:name="results_90" table:cell-range-address="Tabelle1.$B$384:Tabelle1.$AD$386" table:base-cell-address="Tabelle1.$A$1"/>
          <table:named-range table:name="results_91" table:cell-range-address="Tabelle1.$B$388:Tabelle1.$AD$390" table:base-cell-address="Tabelle1.$A$1"/>
          <table:named-range table:name="results_92" table:cell-range-address="Tabelle1.$B$392:Tabelle1.$AD$394" table:base-cell-address="Tabelle1.$A$1"/>
          <table:named-range table:name="results_93" table:cell-range-address="Tabelle1.$B$396:Tabelle1.$AD$398" table:base-cell-address="Tabelle1.$A$1"/>
          <table:named-range table:name="results_94" table:cell-range-address="Tabelle1.$B$400:Tabelle1.$AD$402" table:base-cell-address="Tabelle1.$A$1"/>
          <table:named-range table:name="results_95" table:cell-range-address="Tabelle1.$B$405:Tabelle1.$AD$407" table:base-cell-address="Tabelle1.$A$1"/>
          <table:named-range table:name="results_96" table:cell-range-address="Tabelle1.$B$409:Tabelle1.$AD$411" table:base-cell-address="Tabelle1.$A$1"/>
          <table:named-range table:name="results_97" table:cell-range-address="Tabelle1.$B$413:Tabelle1.$AD$415" table:base-cell-address="Tabelle1.$A$1"/>
          <table:named-range table:name="results_98" table:cell-range-address="Tabelle1.$B$417:Tabelle1.$AD$419" table:base-cell-address="Tabelle1.$A$1"/>
          <table:named-range table:name="results_99" table:cell-range-address="Tabelle1.$B$421:Tabelle1.$AD$423" table:base-cell-address="Tabelle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meta:initial-creator>Simu</meta:initial-creator>
    <dc:creator>Simu</dc:creator>
    <meta:creation-date>2017-12-30T22:47:28Z</meta:creation-date>
    <dc:date>2017-12-31T09:36:17Z</dc:date>
  </office:meta>
</office:document-meta>
</file>